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598cm" fo:break-before="auto" style:use-optimal-row-height="false"/>
    </style:style>
    <style:style style:name="ro12" style:family="table-row">
      <style:table-row-properties style:row-height="0.538cm" fo:break-before="auto" style:use-optimal-row-height="false"/>
    </style:style>
    <style:style style:name="ro13" style:family="table-row">
      <style:table-row-properties style:row-height="0.568cm" fo:break-before="auto" style:use-optimal-row-height="false"/>
    </style:style>
    <style:style style:name="ro14" style:family="table-row">
      <style:table-row-properties style:row-height="0.628cm" fo:break-before="auto" style:use-optimal-row-height="false"/>
    </style:style>
    <style:style style:name="ro15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22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0" style:family="table-cell" style:parent-style-name="Default" style:data-style-name="N3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000000"/>
    </style:style>
    <style:style style:name="ce51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/>
    </style:style>
    <style:style style:name="ce5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3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3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37">
      <style:table-cell-properties fo:wrap-option="wrap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64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37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67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30">
      <style:table-cell-properties style:glyph-orientation-vertical="0" fo:border-bottom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 style:data-style-name="N30">
      <style:table-cell-properties style:glyph-orientation-vertical="0" fo:border-bottom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72" style:family="table-cell" style:parent-style-name="Default" style:data-style-name="N37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83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86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0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10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0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3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0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1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</style:style>
    <style:style style:name="ce11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17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19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2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2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99ffff"/>
    </style:style>
    <style:style style:name="ce128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29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3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35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136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4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4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ffcc99"/>
    </style:style>
    <style:style style:name="ce154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none" fo:background-color="#ccffff" fo:border-left="0.06pt solid #000000" fo:padding="0.071cm" fo:border-right="0.06pt solid #000000" fo:border-top="none"/>
    </style:style>
    <style:style style:name="ce160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2">
      <style:table-cell-properties style:glyph-orientation-vertical="0" fo:border-bottom="0.06pt solid #000000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70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order-bottom="none" fo:background-color="#ccffff" fo:border-left="0.06pt solid #000000" fo:border-right="0.06pt solid #000000" fo:border-top="0.06pt solid #000000"/>
    </style:style>
    <style:style style:name="ce172" style:family="table-cell" style:parent-style-name="Default">
      <style:table-cell-properties fo:border-bottom="none" fo:border-left="0.06pt solid #000000" fo:border-right="0.06pt solid #000000" fo:border-top="none"/>
    </style:style>
    <style:style style:name="ce173" style:family="table-cell" style:parent-style-name="Default">
      <style:table-cell-properties fo:border-bottom="none" fo:border-left="none" fo:border-right="none" fo:border-top="0.06pt solid #000000"/>
    </style:style>
    <style:style style:name="ce174" style:family="table-cell" style:parent-style-name="Default">
      <style:text-properties fo:color="#ffffff"/>
    </style:style>
    <style:style style:name="ce175" style:family="table-cell" style:parent-style-name="Default">
      <style:text-properties fo:color="#000000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7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4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5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4" style:family="table-cell" style:parent-style-name="Default">
      <style:text-properties fo:color="#ff0000" fo:font-size="15pt" style:font-size-asian="15pt" style:font-size-complex="15pt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0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1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9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1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3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4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5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3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35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6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0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1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8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9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5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6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7" style:family="table-cell" style:parent-style-name="Default" style:data-style-name="N1"/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9" style:family="table-cell" style:parent-style-name="Default" style:data-style-name="N153"/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7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51"/>
        <table:table-column table:style-name="co4" table:number-columns-repeated="2" table:default-cell-style-name="ce21"/>
        <table:table-column table:style-name="co4" table:default-cell-style-name="ce127"/>
        <table:table-column table:style-name="co4" table:default-cell-style-name="ce21"/>
        <table:table-column table:style-name="co4" table:default-cell-style-name="ce135"/>
        <table:table-column table:style-name="co5" table:default-cell-style-name="ce135"/>
        <table:table-column table:style-name="co6" table:default-cell-style-name="ce148"/>
        <table:table-column table:style-name="co4" table:default-cell-style-name="ce153"/>
        <table:table-column table:style-name="co7" table:default-cell-style-name="ce148"/>
        <table:table-column table:style-name="co8" table:default-cell-style-name="ce153"/>
        <table:table-column table:style-name="co9" table:default-cell-style-name="ce148"/>
        <table:table-column table:style-name="co10" table:default-cell-style-name="ce153"/>
        <table:table-column table:style-name="co4" table:default-cell-style-name="ce172"/>
        <table:table-column table:style-name="co4" table:default-cell-style-name="Default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31"/>
          <table:covered-table-cell table:number-columns-repeated="4" table:style-name="ce1"/>
          <table:table-cell table:style-name="ce130" table:number-columns-repeated="2"/>
          <table:table-cell table:style-name="ce143"/>
          <table:table-cell table:style-name="ce149"/>
          <table:table-cell table:style-name="ce143"/>
          <table:table-cell table:style-name="ce149"/>
          <table:table-cell table:style-name="ce143"/>
          <table:table-cell table:style-name="ce149"/>
          <table:table-cell table:style-name="ce156"/>
          <table:table-cell/>
        </table:table-row>
        <table:table-row table:style-name="ro2">
          <table:table-cell table:style-name="ce2" table:number-columns-repeated="2"/>
          <table:table-cell table:style-name="ce32"/>
          <table:table-cell table:style-name="ce2"/>
          <table:table-cell table:style-name="ce76" office:value-type="string" table:number-columns-spanned="3" table:number-rows-spanned="1">
            <text:p>Erro (%)</text:p>
          </table:table-cell>
          <table:covered-table-cell table:number-columns-repeated="2" table:style-name="ce76"/>
          <table:table-cell table:style-name="ce76" table:number-columns-repeated="2"/>
          <table:table-cell table:style-name="ce144"/>
          <table:table-cell table:style-name="ce150"/>
          <table:table-cell table:style-name="ce144"/>
          <table:table-cell table:style-name="ce150"/>
          <table:table-cell table:style-name="ce144"/>
          <table:table-cell table:style-name="ce150"/>
          <table:table-cell table:style-name="ce156"/>
          <table:table-cell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33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45" office:value-type="string">
            <text:p>Ano</text:p>
          </table:table-cell>
          <table:table-cell table:style-name="ce145" office:value-type="string">
            <text:p>Marca</text:p>
          </table:table-cell>
          <table:table-cell table:style-name="ce145" office:value-type="string">
            <text:p>Marca&amp;Status</text:p>
          </table:table-cell>
          <table:table-cell table:style-name="ce145" office:value-type="string">
            <text:p>Marca&amp;Status&amp;P/N</text:p>
          </table:table-cell>
          <table:table-cell table:style-name="ce145" office:value-type="string">
            <text:p>MarcaAnoStatus</text:p>
          </table:table-cell>
          <table:table-cell table:style-name="ce145" office:value-type="string">
            <text:p>MarcaAnoP/N</text:p>
          </table:table-cell>
          <table:table-cell table:style-name="ce157" office:value-type="string">
            <text:p>Observação</text:p>
          </table:table-cell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07S613628</text:p>
          </table:table-cell>
          <table:table-cell table:style-name="ce52" office:value-type="date" office:date-value="2008-03-06">
            <text:p>06/03/08</text:p>
          </table:table-cell>
          <table:table-cell table:style-name="ce77" office:value-type="float" office:value="0.84">
            <text:p>0,84</text:p>
          </table:table-cell>
          <table:table-cell table:style-name="ce106" office:value-type="float" office:value="-1.4">
            <text:p>-1,40</text:p>
          </table:table-cell>
          <table:table-cell table:style-name="ce77" office:value-type="float" office:value="-4.4">
            <text:p>-4,40</text:p>
          </table:table-cell>
          <table:table-cell table:style-name="ce77" office:value-type="string">
            <text:p>AP</text:p>
          </table:table-cell>
          <table:table-cell table:style-name="ce77"/>
          <table:table-cell table:style-name="ce146" table:formula="of:=YEAR([.D4])" office:value-type="float" office:value="2008">
            <text:p>2008</text:p>
          </table:table-cell>
          <table:table-cell table:style-name="ce151" table:formula="of:=RIGHT(LEFT([.C4];4))" office:value-type="string" office:string-value="S">
            <text:p>S</text:p>
          </table:table-cell>
          <table:table-cell table:style-name="ce154" table:formula="of:=[.K4]&amp;[.H4]" office:value-type="string" office:string-value="SAP">
            <text:p>SAP</text:p>
          </table:table-cell>
          <table:table-cell table:style-name="ce151" table:formula="of:=[.L4]&amp;[.I4]" office:value-type="string" office:string-value="SAP">
            <text:p>SAP</text:p>
          </table:table-cell>
          <table:table-cell table:style-name="ce154" table:formula="of:=[.K4]&amp;[.J4]&amp;[.H4]" office:value-type="string" office:string-value="S2008AP">
            <text:p>S2008AP</text:p>
          </table:table-cell>
          <table:table-cell table:style-name="ce151" table:formula="of:=[.K4]&amp;[.J4]&amp;[.I4]" office:value-type="string" office:string-value="S2008">
            <text:p>S2008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08F297176</text:p>
          </table:table-cell>
          <table:table-cell table:style-name="ce52" office:value-type="date" office:date-value="2008-07-05">
            <text:p>05/07/08</text:p>
          </table:table-cell>
          <table:table-cell table:style-name="ce78" office:value-type="float" office:value="-4.38">
            <text:p>-4,38</text:p>
          </table:table-cell>
          <table:table-cell table:style-name="ce107" office:value-type="float" office:value="-3.6">
            <text:p>-3,60</text:p>
          </table:table-cell>
          <table:table-cell table:style-name="ce78" office:value-type="float" office:value="-19">
            <text:p>-19,0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5])" office:value-type="float" office:value="2008">
            <text:p>2008</text:p>
          </table:table-cell>
          <table:table-cell table:style-name="ce151" table:formula="of:=RIGHT(LEFT([.C5];4))" office:value-type="string" office:string-value="F">
            <text:p>F</text:p>
          </table:table-cell>
          <table:table-cell table:style-name="ce154" table:formula="of:=[.K5]&amp;[.H5]" office:value-type="string" office:string-value="FRP1">
            <text:p>FRP1</text:p>
          </table:table-cell>
          <table:table-cell table:style-name="ce151" table:formula="of:=[.L5]&amp;[.I5]" office:value-type="string" office:string-value="FRP1N">
            <text:p>FRP1N</text:p>
          </table:table-cell>
          <table:table-cell table:style-name="ce154" table:formula="of:=[.K5]&amp;[.J5]&amp;[.H5]" office:value-type="string" office:string-value="F2008RP1">
            <text:p>F2008RP1</text:p>
          </table:table-cell>
          <table:table-cell table:style-name="ce151" table:formula="of:=[.K5]&amp;[.J5]&amp;[.I5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14F452825</text:p>
          </table:table-cell>
          <table:table-cell table:style-name="ce52" office:value-type="date" office:date-value="2015-01-22">
            <text:p>22/01/15</text:p>
          </table:table-cell>
          <table:table-cell table:style-name="ce78" office:value-type="float" office:value="-1.66">
            <text:p>-1,66</text:p>
          </table:table-cell>
          <table:table-cell table:style-name="ce107" office:value-type="float" office:value="-0.6">
            <text:p>-0,60</text:p>
          </table:table-cell>
          <table:table-cell table:style-name="ce78" office:value-type="float" office:value="-14.4">
            <text:p>-14,4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6])" office:value-type="float" office:value="2015">
            <text:p>2015</text:p>
          </table:table-cell>
          <table:table-cell table:style-name="ce151" table:formula="of:=RIGHT(LEFT([.C6];4))" office:value-type="string" office:string-value="F">
            <text:p>F</text:p>
          </table:table-cell>
          <table:table-cell table:style-name="ce154" table:formula="of:=[.K6]&amp;[.H6]" office:value-type="string" office:string-value="FRP1">
            <text:p>FRP1</text:p>
          </table:table-cell>
          <table:table-cell table:style-name="ce151" table:formula="of:=[.L6]&amp;[.I6]" office:value-type="string" office:string-value="FRP1N">
            <text:p>FRP1N</text:p>
          </table:table-cell>
          <table:table-cell table:style-name="ce154" table:formula="of:=[.K6]&amp;[.J6]&amp;[.H6]" office:value-type="string" office:string-value="F2015RP1">
            <text:p>F2015RP1</text:p>
          </table:table-cell>
          <table:table-cell table:style-name="ce151" table:formula="of:=[.K6]&amp;[.J6]&amp;[.I6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11F301993</text:p>
          </table:table-cell>
          <table:table-cell table:style-name="ce52" office:value-type="date" office:date-value="2013-06-18">
            <text:p>18/06/13</text:p>
          </table:table-cell>
          <table:table-cell table:style-name="ce78" office:value-type="float" office:value="-3.24">
            <text:p>-3,24</text:p>
          </table:table-cell>
          <table:table-cell table:style-name="ce107" office:value-type="float" office:value="-0.6">
            <text:p>-0,60</text:p>
          </table:table-cell>
          <table:table-cell table:style-name="ce78" office:value-type="float" office:value="-4.4">
            <text:p>-4,4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7])" office:value-type="float" office:value="2013">
            <text:p>2013</text:p>
          </table:table-cell>
          <table:table-cell table:style-name="ce151" table:formula="of:=RIGHT(LEFT([.C7];4))" office:value-type="string" office:string-value="F">
            <text:p>F</text:p>
          </table:table-cell>
          <table:table-cell table:style-name="ce154" table:formula="of:=[.K7]&amp;[.H7]" office:value-type="string" office:string-value="FAP">
            <text:p>FAP</text:p>
          </table:table-cell>
          <table:table-cell table:style-name="ce151" table:formula="of:=[.L7]&amp;[.I7]" office:value-type="string" office:string-value="FAP">
            <text:p>FAP</text:p>
          </table:table-cell>
          <table:table-cell table:style-name="ce154" table:formula="of:=[.K7]&amp;[.J7]&amp;[.H7]" office:value-type="string" office:string-value="F2013AP">
            <text:p>F2013AP</text:p>
          </table:table-cell>
          <table:table-cell table:style-name="ce151" table:formula="of:=[.K7]&amp;[.J7]&amp;[.I7]" office:value-type="string" office:string-value="F2013">
            <text:p>F2013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10F176979</text:p>
          </table:table-cell>
          <table:table-cell table:style-name="ce52" office:value-type="date" office:date-value="2016-10-07">
            <text:p>07/10/16</text:p>
          </table:table-cell>
          <table:table-cell table:style-name="ce78" office:value-type="float" office:value="-0.5">
            <text:p>-0,50</text:p>
          </table:table-cell>
          <table:table-cell table:style-name="ce107" office:value-type="float" office:value="-2.4">
            <text:p>-2,40</text:p>
          </table:table-cell>
          <table:table-cell table:style-name="ce78" office:value-type="float" office:value="-4.6">
            <text:p>-4,6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8])" office:value-type="float" office:value="2016">
            <text:p>2016</text:p>
          </table:table-cell>
          <table:table-cell table:style-name="ce151" table:formula="of:=RIGHT(LEFT([.C8];4))" office:value-type="string" office:string-value="F">
            <text:p>F</text:p>
          </table:table-cell>
          <table:table-cell table:style-name="ce154" table:formula="of:=[.K8]&amp;[.H8]" office:value-type="string" office:string-value="FAP">
            <text:p>FAP</text:p>
          </table:table-cell>
          <table:table-cell table:style-name="ce151" table:formula="of:=[.L8]&amp;[.I8]" office:value-type="string" office:string-value="FAP">
            <text:p>FAP</text:p>
          </table:table-cell>
          <table:table-cell table:style-name="ce154" table:formula="of:=[.K8]&amp;[.J8]&amp;[.H8]" office:value-type="string" office:string-value="F2016AP">
            <text:p>F2016AP</text:p>
          </table:table-cell>
          <table:table-cell table:style-name="ce151" table:formula="of:=[.K8]&amp;[.J8]&amp;[.I8]" office:value-type="string" office:string-value="F2016">
            <text:p>F2016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09F170920</text:p>
          </table:table-cell>
          <table:table-cell table:style-name="ce52" office:value-type="date" office:date-value="2017-04-10">
            <text:p>10/04/17</text:p>
          </table:table-cell>
          <table:table-cell table:style-name="ce78" office:value-type="float" office:value="-1.34">
            <text:p>-1,34</text:p>
          </table:table-cell>
          <table:table-cell table:style-name="ce107" office:value-type="float" office:value="-2">
            <text:p>-2,00</text:p>
          </table:table-cell>
          <table:table-cell table:style-name="ce78" office:value-type="float" office:value="0">
            <text:p>0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9])" office:value-type="float" office:value="2017">
            <text:p>2017</text:p>
          </table:table-cell>
          <table:table-cell table:style-name="ce151" table:formula="of:=RIGHT(LEFT([.C9];4))" office:value-type="string" office:string-value="F">
            <text:p>F</text:p>
          </table:table-cell>
          <table:table-cell table:style-name="ce154" table:formula="of:=[.K9]&amp;[.H9]" office:value-type="string" office:string-value="FAP">
            <text:p>FAP</text:p>
          </table:table-cell>
          <table:table-cell table:style-name="ce151" table:formula="of:=[.L9]&amp;[.I9]" office:value-type="string" office:string-value="FAP">
            <text:p>FAP</text:p>
          </table:table-cell>
          <table:table-cell table:style-name="ce154" table:formula="of:=[.K9]&amp;[.J9]&amp;[.H9]" office:value-type="string" office:string-value="F2017AP">
            <text:p>F2017AP</text:p>
          </table:table-cell>
          <table:table-cell table:style-name="ce151" table:formula="of:=[.K9]&amp;[.J9]&amp;[.I9]" office:value-type="string" office:string-value="F2017">
            <text:p>F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17N282611</text:p>
          </table:table-cell>
          <table:table-cell table:style-name="ce52" office:value-type="date" office:date-value="2018-01-15">
            <text:p>15/01/18</text:p>
          </table:table-cell>
          <table:table-cell table:style-name="ce78" office:value-type="float" office:value="-0.04">
            <text:p>-0,04</text:p>
          </table:table-cell>
          <table:table-cell table:style-name="ce107" office:value-type="float" office:value="-2.6">
            <text:p>-2,60</text:p>
          </table:table-cell>
          <table:table-cell table:style-name="ce78" office:value-type="float" office:value="-1">
            <text:p>-1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10])" office:value-type="float" office:value="2018">
            <text:p>2018</text:p>
          </table:table-cell>
          <table:table-cell table:style-name="ce151" table:formula="of:=RIGHT(LEFT([.C10];4))" office:value-type="string" office:string-value="N">
            <text:p>N</text:p>
          </table:table-cell>
          <table:table-cell table:style-name="ce154" table:formula="of:=[.K10]&amp;[.H10]" office:value-type="string" office:string-value="NAP">
            <text:p>NAP</text:p>
          </table:table-cell>
          <table:table-cell table:style-name="ce151" table:formula="of:=[.L10]&amp;[.I10]" office:value-type="string" office:string-value="NAP">
            <text:p>NAP</text:p>
          </table:table-cell>
          <table:table-cell table:style-name="ce154" table:formula="of:=[.K10]&amp;[.J10]&amp;[.H10]" office:value-type="string" office:string-value="N2018AP">
            <text:p>N2018AP</text:p>
          </table:table-cell>
          <table:table-cell table:style-name="ce151" table:formula="of:=[.K10]&amp;[.J10]&amp;[.I10]" office:value-type="string" office:string-value="N2018">
            <text:p>N2018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09F212175</text:p>
          </table:table-cell>
          <table:table-cell table:style-name="ce52" office:value-type="date" office:date-value="2013-05-03">
            <text:p>03/05/13</text:p>
          </table:table-cell>
          <table:table-cell table:style-name="ce78" office:value-type="float" office:value="-0.52">
            <text:p>-0,52</text:p>
          </table:table-cell>
          <table:table-cell table:style-name="ce107" office:value-type="float" office:value="-2.8">
            <text:p>-2,80</text:p>
          </table:table-cell>
          <table:table-cell table:style-name="ce78" office:value-type="float" office:value="-15">
            <text:p>-15,0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11])" office:value-type="float" office:value="2013">
            <text:p>2013</text:p>
          </table:table-cell>
          <table:table-cell table:style-name="ce151" table:formula="of:=RIGHT(LEFT([.C11];4))" office:value-type="string" office:string-value="F">
            <text:p>F</text:p>
          </table:table-cell>
          <table:table-cell table:style-name="ce154" table:formula="of:=[.K11]&amp;[.H11]" office:value-type="string" office:string-value="FRP1">
            <text:p>FRP1</text:p>
          </table:table-cell>
          <table:table-cell table:style-name="ce151" table:formula="of:=[.L11]&amp;[.I11]" office:value-type="string" office:string-value="FRP1N">
            <text:p>FRP1N</text:p>
          </table:table-cell>
          <table:table-cell table:style-name="ce154" table:formula="of:=[.K11]&amp;[.J11]&amp;[.H11]" office:value-type="string" office:string-value="F2013RP1">
            <text:p>F2013RP1</text:p>
          </table:table-cell>
          <table:table-cell table:style-name="ce151" table:formula="of:=[.K11]&amp;[.J11]&amp;[.I11]" office:value-type="string" office:string-value="F2013N">
            <text:p>F2013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08F235496</text:p>
          </table:table-cell>
          <table:table-cell table:style-name="ce52" office:value-type="date" office:date-value="2008-06-02">
            <text:p>02/06/08</text:p>
          </table:table-cell>
          <table:table-cell table:style-name="ce78" office:value-type="float" office:value="-0.64">
            <text:p>-0,64</text:p>
          </table:table-cell>
          <table:table-cell table:style-name="ce107" office:value-type="float" office:value="-2.4">
            <text:p>-2,40</text:p>
          </table:table-cell>
          <table:table-cell table:style-name="ce78" office:value-type="float" office:value="-13.6">
            <text:p>-13,6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12])" office:value-type="float" office:value="2008">
            <text:p>2008</text:p>
          </table:table-cell>
          <table:table-cell table:style-name="ce151" table:formula="of:=RIGHT(LEFT([.C12];4))" office:value-type="string" office:string-value="F">
            <text:p>F</text:p>
          </table:table-cell>
          <table:table-cell table:style-name="ce154" table:formula="of:=[.K12]&amp;[.H12]" office:value-type="string" office:string-value="FRP1">
            <text:p>FRP1</text:p>
          </table:table-cell>
          <table:table-cell table:style-name="ce151" table:formula="of:=[.L12]&amp;[.I12]" office:value-type="string" office:string-value="FRP1N">
            <text:p>FRP1N</text:p>
          </table:table-cell>
          <table:table-cell table:style-name="ce154" table:formula="of:=[.K12]&amp;[.J12]&amp;[.H12]" office:value-type="string" office:string-value="F2008RP1">
            <text:p>F2008RP1</text:p>
          </table:table-cell>
          <table:table-cell table:style-name="ce151" table:formula="of:=[.K12]&amp;[.J12]&amp;[.I12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04L393691</text:p>
          </table:table-cell>
          <table:table-cell table:style-name="ce52" office:value-type="date" office:date-value="2012-09-01">
            <text:p>01/09/12</text:p>
          </table:table-cell>
          <table:table-cell table:style-name="ce78" office:value-type="float" office:value="-2.34">
            <text:p>-2,34</text:p>
          </table:table-cell>
          <table:table-cell table:style-name="ce78" office:value-type="float" office:value="-1">
            <text:p>-1,00</text:p>
          </table:table-cell>
          <table:table-cell table:style-name="ce78" office:value-type="float" office:value="-0.2">
            <text:p>-0,2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13])" office:value-type="float" office:value="2012">
            <text:p>2012</text:p>
          </table:table-cell>
          <table:table-cell table:style-name="ce151" table:formula="of:=RIGHT(LEFT([.C13];4))" office:value-type="string" office:string-value="L">
            <text:p>L</text:p>
          </table:table-cell>
          <table:table-cell table:style-name="ce154" table:formula="of:=[.K13]&amp;[.H13]" office:value-type="string" office:string-value="LAP">
            <text:p>LAP</text:p>
          </table:table-cell>
          <table:table-cell table:style-name="ce151" table:formula="of:=[.L13]&amp;[.I13]" office:value-type="string" office:string-value="LAP">
            <text:p>LAP</text:p>
          </table:table-cell>
          <table:table-cell table:style-name="ce154" table:formula="of:=[.K13]&amp;[.J13]&amp;[.H13]" office:value-type="string" office:string-value="L2012AP">
            <text:p>L2012AP</text:p>
          </table:table-cell>
          <table:table-cell table:style-name="ce151" table:formula="of:=[.K13]&amp;[.J13]&amp;[.I13]" office:value-type="string" office:string-value="L2012">
            <text:p>L2012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06F373849</text:p>
          </table:table-cell>
          <table:table-cell table:style-name="ce53" office:value-type="date" office:date-value="2016-05-14">
            <text:p>14/05/16</text:p>
          </table:table-cell>
          <table:table-cell table:style-name="ce79" office:value-type="float" office:value="-1.2">
            <text:p>-1,20</text:p>
          </table:table-cell>
          <table:table-cell table:style-name="ce104" office:value-type="float" office:value="-2.6">
            <text:p>-2,60</text:p>
          </table:table-cell>
          <table:table-cell table:style-name="ce79" office:value-type="float" office:value="-26">
            <text:p>-26,0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14])" office:value-type="float" office:value="2016">
            <text:p>2016</text:p>
          </table:table-cell>
          <table:table-cell table:style-name="ce151" table:formula="of:=RIGHT(LEFT([.C14];4))" office:value-type="string" office:string-value="F">
            <text:p>F</text:p>
          </table:table-cell>
          <table:table-cell table:style-name="ce154" table:formula="of:=[.K14]&amp;[.H14]" office:value-type="string" office:string-value="FRP1">
            <text:p>FRP1</text:p>
          </table:table-cell>
          <table:table-cell table:style-name="ce151" table:formula="of:=[.L14]&amp;[.I14]" office:value-type="string" office:string-value="FRP1N">
            <text:p>FRP1N</text:p>
          </table:table-cell>
          <table:table-cell table:style-name="ce154" table:formula="of:=[.K14]&amp;[.J14]&amp;[.H14]" office:value-type="string" office:string-value="F2016RP1">
            <text:p>F2016RP1</text:p>
          </table:table-cell>
          <table:table-cell table:style-name="ce151" table:formula="of:=[.K14]&amp;[.J14]&amp;[.I14]" office:value-type="string" office:string-value="F2016N">
            <text:p>F2016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04S015840</text:p>
          </table:table-cell>
          <table:table-cell table:style-name="ce53" office:value-type="date" office:date-value="2010-09-27">
            <text:p>27/09/10</text:p>
          </table:table-cell>
          <table:table-cell table:style-name="ce79" office:value-type="float" office:value="-1.9">
            <text:p>-1,90</text:p>
          </table:table-cell>
          <table:table-cell table:style-name="ce104" office:value-type="float" office:value="-0.6">
            <text:p>-0,60</text:p>
          </table:table-cell>
          <table:table-cell table:style-name="ce79" office:value-type="float" office:value="-5">
            <text:p>-5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15])" office:value-type="float" office:value="2010">
            <text:p>2010</text:p>
          </table:table-cell>
          <table:table-cell table:style-name="ce151" table:formula="of:=RIGHT(LEFT([.C15];4))" office:value-type="string" office:string-value="S">
            <text:p>S</text:p>
          </table:table-cell>
          <table:table-cell table:style-name="ce154" table:formula="of:=[.K15]&amp;[.H15]" office:value-type="string" office:string-value="SAP">
            <text:p>SAP</text:p>
          </table:table-cell>
          <table:table-cell table:style-name="ce151" table:formula="of:=[.L15]&amp;[.I15]" office:value-type="string" office:string-value="SAP">
            <text:p>SAP</text:p>
          </table:table-cell>
          <table:table-cell table:style-name="ce154" table:formula="of:=[.K15]&amp;[.J15]&amp;[.H15]" office:value-type="string" office:string-value="S2010AP">
            <text:p>S2010AP</text:p>
          </table:table-cell>
          <table:table-cell table:style-name="ce151" table:formula="of:=[.K15]&amp;[.J15]&amp;[.I15]" office:value-type="string" office:string-value="S2010">
            <text:p>S2010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99S505533</text:p>
          </table:table-cell>
          <table:table-cell table:style-name="ce53" office:value-type="date" office:date-value="2008-09-16">
            <text:p>16/09/08</text:p>
          </table:table-cell>
          <table:table-cell table:style-name="ce79" office:value-type="float" office:value="-0.88">
            <text:p>-0,88</text:p>
          </table:table-cell>
          <table:table-cell table:style-name="ce104" office:value-type="float" office:value="-0.6">
            <text:p>-0,60</text:p>
          </table:table-cell>
          <table:table-cell table:style-name="ce79" office:value-type="float" office:value="-8.6">
            <text:p>-8,6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16])" office:value-type="float" office:value="2008">
            <text:p>2008</text:p>
          </table:table-cell>
          <table:table-cell table:style-name="ce151" table:formula="of:=RIGHT(LEFT([.C16];4))" office:value-type="string" office:string-value="S">
            <text:p>S</text:p>
          </table:table-cell>
          <table:table-cell table:style-name="ce154" table:formula="of:=[.K16]&amp;[.H16]" office:value-type="string" office:string-value="SAP">
            <text:p>SAP</text:p>
          </table:table-cell>
          <table:table-cell table:style-name="ce151" table:formula="of:=[.L16]&amp;[.I16]" office:value-type="string" office:string-value="SAP">
            <text:p>SAP</text:p>
          </table:table-cell>
          <table:table-cell table:style-name="ce154" table:formula="of:=[.K16]&amp;[.J16]&amp;[.H16]" office:value-type="string" office:string-value="S2008AP">
            <text:p>S2008AP</text:p>
          </table:table-cell>
          <table:table-cell table:style-name="ce151" table:formula="of:=[.K16]&amp;[.J16]&amp;[.I16]" office:value-type="string" office:string-value="S2008">
            <text:p>S2008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08F287079</text:p>
          </table:table-cell>
          <table:table-cell table:style-name="ce53" office:value-type="date" office:date-value="2008-06-24">
            <text:p>24/06/08</text:p>
          </table:table-cell>
          <table:table-cell table:style-name="ce79" office:value-type="float" office:value="-1.2">
            <text:p>-1,20</text:p>
          </table:table-cell>
          <table:table-cell table:style-name="ce104" office:value-type="float" office:value="-0.6">
            <text:p>-0,60</text:p>
          </table:table-cell>
          <table:table-cell table:style-name="ce79" office:value-type="float" office:value="-23.4">
            <text:p>-23,4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17])" office:value-type="float" office:value="2008">
            <text:p>2008</text:p>
          </table:table-cell>
          <table:table-cell table:style-name="ce151" table:formula="of:=RIGHT(LEFT([.C17];4))" office:value-type="string" office:string-value="F">
            <text:p>F</text:p>
          </table:table-cell>
          <table:table-cell table:style-name="ce154" table:formula="of:=[.K17]&amp;[.H17]" office:value-type="string" office:string-value="FRP1">
            <text:p>FRP1</text:p>
          </table:table-cell>
          <table:table-cell table:style-name="ce151" table:formula="of:=[.L17]&amp;[.I17]" office:value-type="string" office:string-value="FRP1N">
            <text:p>FRP1N</text:p>
          </table:table-cell>
          <table:table-cell table:style-name="ce154" table:formula="of:=[.K17]&amp;[.J17]&amp;[.H17]" office:value-type="string" office:string-value="F2008RP1">
            <text:p>F2008RP1</text:p>
          </table:table-cell>
          <table:table-cell table:style-name="ce151" table:formula="of:=[.K17]&amp;[.J17]&amp;[.I17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11F323818</text:p>
          </table:table-cell>
          <table:table-cell table:style-name="ce53" office:value-type="date" office:date-value="2013-01-15">
            <text:p>15/01/13</text:p>
          </table:table-cell>
          <table:table-cell table:style-name="ce79" office:value-type="float" office:value="0.18">
            <text:p>0,18</text:p>
          </table:table-cell>
          <table:table-cell table:style-name="ce104" office:value-type="float" office:value="-1.4">
            <text:p>-1,40</text:p>
          </table:table-cell>
          <table:table-cell table:style-name="ce79" office:value-type="float" office:value="-60.4">
            <text:p>-60,4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18])" office:value-type="float" office:value="2013">
            <text:p>2013</text:p>
          </table:table-cell>
          <table:table-cell table:style-name="ce151" table:formula="of:=RIGHT(LEFT([.C18];4))" office:value-type="string" office:string-value="F">
            <text:p>F</text:p>
          </table:table-cell>
          <table:table-cell table:style-name="ce154" table:formula="of:=[.K18]&amp;[.H18]" office:value-type="string" office:string-value="FRP1">
            <text:p>FRP1</text:p>
          </table:table-cell>
          <table:table-cell table:style-name="ce151" table:formula="of:=[.L18]&amp;[.I18]" office:value-type="string" office:string-value="FRP1N">
            <text:p>FRP1N</text:p>
          </table:table-cell>
          <table:table-cell table:style-name="ce154" table:formula="of:=[.K18]&amp;[.J18]&amp;[.H18]" office:value-type="string" office:string-value="F2013RP1">
            <text:p>F2013RP1</text:p>
          </table:table-cell>
          <table:table-cell table:style-name="ce151" table:formula="of:=[.K18]&amp;[.J18]&amp;[.I18]" office:value-type="string" office:string-value="F2013N">
            <text:p>F2013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1">
            <text:p>01/03/18</text:p>
          </table:table-cell>
          <table:table-cell table:style-name="ce35" office:value-type="string">
            <text:p>A14F408790</text:p>
          </table:table-cell>
          <table:table-cell table:style-name="ce53" office:value-type="date" office:date-value="2015-01-12">
            <text:p>12/01/15</text:p>
          </table:table-cell>
          <table:table-cell table:style-name="ce78" office:value-type="float" office:value="-0.18">
            <text:p>-0,18</text:p>
          </table:table-cell>
          <table:table-cell table:style-name="ce78" office:value-type="float" office:value="-0.2">
            <text:p>-0,20</text:p>
          </table:table-cell>
          <table:table-cell table:style-name="ce78" office:value-type="float" office:value="-9">
            <text:p>-9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19])" office:value-type="float" office:value="2015">
            <text:p>2015</text:p>
          </table:table-cell>
          <table:table-cell table:style-name="ce151" table:formula="of:=RIGHT(LEFT([.C19];4))" office:value-type="string" office:string-value="F">
            <text:p>F</text:p>
          </table:table-cell>
          <table:table-cell table:style-name="ce154" table:formula="of:=[.K19]&amp;[.H19]" office:value-type="string" office:string-value="FAP">
            <text:p>FAP</text:p>
          </table:table-cell>
          <table:table-cell table:style-name="ce151" table:formula="of:=[.L19]&amp;[.I19]" office:value-type="string" office:string-value="FAP">
            <text:p>FAP</text:p>
          </table:table-cell>
          <table:table-cell table:style-name="ce154" table:formula="of:=[.K19]&amp;[.J19]&amp;[.H19]" office:value-type="string" office:string-value="F2015AP">
            <text:p>F2015AP</text:p>
          </table:table-cell>
          <table:table-cell table:style-name="ce151" table:formula="of:=[.K19]&amp;[.J19]&amp;[.I19]" office:value-type="string" office:string-value="F2015">
            <text:p>F2015</text:p>
          </table:table-cell>
          <table:table-cell table:style-name="ce158"/>
          <table:table-cell/>
        </table:table-row>
        <table:table-row table:style-name="ro4">
          <table:table-cell table:style-name="ce5" office:value-type="string">
            <text:p>UN-MTS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14F085421</text:p>
          </table:table-cell>
          <table:table-cell table:style-name="ce52" office:value-type="date" office:date-value="2014-06-07">
            <text:p>07/06/14</text:p>
          </table:table-cell>
          <table:table-cell table:style-name="ce78" office:value-type="float" office:value="-0.54">
            <text:p>-0,54</text:p>
          </table:table-cell>
          <table:table-cell table:style-name="ce107" office:value-type="float" office:value="2.4">
            <text:p>2,40</text:p>
          </table:table-cell>
          <table:table-cell table:style-name="ce78" office:value-type="float" office:value="-3.4">
            <text:p>-3,4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0])" office:value-type="float" office:value="2014">
            <text:p>2014</text:p>
          </table:table-cell>
          <table:table-cell table:style-name="ce151" table:formula="of:=RIGHT(LEFT([.C20];4))" office:value-type="string" office:string-value="F">
            <text:p>F</text:p>
          </table:table-cell>
          <table:table-cell table:style-name="ce154" table:formula="of:=[.K20]&amp;[.H20]" office:value-type="string" office:string-value="FAP">
            <text:p>FAP</text:p>
          </table:table-cell>
          <table:table-cell table:style-name="ce151" table:formula="of:=[.L20]&amp;[.I20]" office:value-type="string" office:string-value="FAP">
            <text:p>FAP</text:p>
          </table:table-cell>
          <table:table-cell table:style-name="ce154" table:formula="of:=[.K20]&amp;[.J20]&amp;[.H20]" office:value-type="string" office:string-value="F2014AP">
            <text:p>F2014AP</text:p>
          </table:table-cell>
          <table:table-cell table:style-name="ce151" table:formula="of:=[.K20]&amp;[.J20]&amp;[.I20]" office:value-type="string" office:string-value="F2014">
            <text:p>F2014</text:p>
          </table:table-cell>
          <table:table-cell table:style-name="ce156"/>
          <table:table-cell/>
        </table:table-row>
        <table:table-row table:style-name="ro4">
          <table:table-cell table:style-name="ce5" office:value-type="string">
            <text:p>UN-MTS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08F215469</text:p>
          </table:table-cell>
          <table:table-cell table:style-name="ce52" office:value-type="date" office:date-value="2008-06-10">
            <text:p>10/06/08</text:p>
          </table:table-cell>
          <table:table-cell table:style-name="ce78" office:value-type="float" office:value="-1.3">
            <text:p>-1,30</text:p>
          </table:table-cell>
          <table:table-cell table:style-name="ce107" office:value-type="float" office:value="-1.6">
            <text:p>-1,60</text:p>
          </table:table-cell>
          <table:table-cell table:style-name="ce78" office:value-type="float" office:value="-23.4">
            <text:p>-23,4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21])" office:value-type="float" office:value="2008">
            <text:p>2008</text:p>
          </table:table-cell>
          <table:table-cell table:style-name="ce151" table:formula="of:=RIGHT(LEFT([.C21];4))" office:value-type="string" office:string-value="F">
            <text:p>F</text:p>
          </table:table-cell>
          <table:table-cell table:style-name="ce154" table:formula="of:=[.K21]&amp;[.H21]" office:value-type="string" office:string-value="FRP1">
            <text:p>FRP1</text:p>
          </table:table-cell>
          <table:table-cell table:style-name="ce151" table:formula="of:=[.L21]&amp;[.I21]" office:value-type="string" office:string-value="FRP1N">
            <text:p>FRP1N</text:p>
          </table:table-cell>
          <table:table-cell table:style-name="ce154" table:formula="of:=[.K21]&amp;[.J21]&amp;[.H21]" office:value-type="string" office:string-value="F2008RP1">
            <text:p>F2008RP1</text:p>
          </table:table-cell>
          <table:table-cell table:style-name="ce151" table:formula="of:=[.K21]&amp;[.J21]&amp;[.I21]" office:value-type="string" office:string-value="F2008N">
            <text:p>F2008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1">
            <text:p>01/03/18</text:p>
          </table:table-cell>
          <table:table-cell table:style-name="ce34" office:value-type="string">
            <text:p>A11F241992</text:p>
          </table:table-cell>
          <table:table-cell table:style-name="ce52" office:value-type="date" office:date-value="2012-10-24">
            <text:p>24/10/12</text:p>
          </table:table-cell>
          <table:table-cell table:style-name="ce78" office:value-type="float" office:value="1.1">
            <text:p>1,10</text:p>
          </table:table-cell>
          <table:table-cell table:style-name="ce107" office:value-type="float" office:value="2">
            <text:p>2,00</text:p>
          </table:table-cell>
          <table:table-cell table:style-name="ce78" office:value-type="float" office:value="-3.6">
            <text:p>-3,6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2])" office:value-type="float" office:value="2012">
            <text:p>2012</text:p>
          </table:table-cell>
          <table:table-cell table:style-name="ce151" table:formula="of:=RIGHT(LEFT([.C22];4))" office:value-type="string" office:string-value="F">
            <text:p>F</text:p>
          </table:table-cell>
          <table:table-cell table:style-name="ce154" table:formula="of:=[.K22]&amp;[.H22]" office:value-type="string" office:string-value="FAP">
            <text:p>FAP</text:p>
          </table:table-cell>
          <table:table-cell table:style-name="ce151" table:formula="of:=[.L22]&amp;[.I22]" office:value-type="string" office:string-value="FAP">
            <text:p>FAP</text:p>
          </table:table-cell>
          <table:table-cell table:style-name="ce154" table:formula="of:=[.K22]&amp;[.J22]&amp;[.H22]" office:value-type="string" office:string-value="F2012AP">
            <text:p>F2012AP</text:p>
          </table:table-cell>
          <table:table-cell table:style-name="ce151" table:formula="of:=[.K22]&amp;[.J22]&amp;[.I22]" office:value-type="string" office:string-value="F2012">
            <text:p>F2012</text:p>
          </table:table-cell>
          <table:table-cell table:style-name="ce159"/>
          <table:table-cell/>
        </table:table-row>
        <table:table-row table:style-name="ro4">
          <table:table-cell table:style-name="ce6" office:value-type="string">
            <text:p>GEMED MAC </text:p>
          </table:table-cell>
          <table:table-cell table:style-name="ce23" office:value-type="date" office:date-value="2018-03-01">
            <text:p>01/03/18</text:p>
          </table:table-cell>
          <table:table-cell table:style-name="ce36" office:value-type="string">
            <text:p>A09F287775</text:p>
          </table:table-cell>
          <table:table-cell table:style-name="ce54" office:value-type="date" office:date-value="2015-05-29">
            <text:p>29/05/15</text:p>
          </table:table-cell>
          <table:table-cell table:style-name="ce80" office:value-type="float" office:value="-0.66">
            <text:p>-0,66</text:p>
          </table:table-cell>
          <table:table-cell table:style-name="ce108" office:value-type="float" office:value="0.2">
            <text:p>0,20</text:p>
          </table:table-cell>
          <table:table-cell table:style-name="ce80" office:value-type="float" office:value="-5">
            <text:p>-5,00</text:p>
          </table:table-cell>
          <table:table-cell table:style-name="ce80" office:value-type="string">
            <text:p>AP</text:p>
          </table:table-cell>
          <table:table-cell table:style-name="ce80"/>
          <table:table-cell table:style-name="ce146" table:formula="of:=YEAR([.D23])" office:value-type="float" office:value="2015">
            <text:p>2015</text:p>
          </table:table-cell>
          <table:table-cell table:style-name="ce151" table:formula="of:=RIGHT(LEFT([.C23];4))" office:value-type="string" office:string-value="F">
            <text:p>F</text:p>
          </table:table-cell>
          <table:table-cell table:style-name="ce154" table:formula="of:=[.K23]&amp;[.H23]" office:value-type="string" office:string-value="FAP">
            <text:p>FAP</text:p>
          </table:table-cell>
          <table:table-cell table:style-name="ce151" table:formula="of:=[.L23]&amp;[.I23]" office:value-type="string" office:string-value="FAP">
            <text:p>FAP</text:p>
          </table:table-cell>
          <table:table-cell table:style-name="ce154" table:formula="of:=[.K23]&amp;[.J23]&amp;[.H23]" office:value-type="string" office:string-value="F2015AP">
            <text:p>F2015AP</text:p>
          </table:table-cell>
          <table:table-cell table:style-name="ce151" table:formula="of:=[.K23]&amp;[.J23]&amp;[.I23]" office:value-type="string" office:string-value="F2015">
            <text:p>F2015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E15L003940</text:p>
          </table:table-cell>
          <table:table-cell table:style-name="ce55" office:value-type="date" office:date-value="2016-06-10">
            <text:p>10/06/16</text:p>
          </table:table-cell>
          <table:table-cell table:style-name="ce79" office:value-type="float" office:value="40.3">
            <text:p>40,30</text:p>
          </table:table-cell>
          <table:table-cell table:style-name="ce104" office:value-type="float" office:value="38">
            <text:p>38,00</text:p>
          </table:table-cell>
          <table:table-cell table:style-name="ce79" office:value-type="float" office:value="35">
            <text:p>35,00</text:p>
          </table:table-cell>
          <table:table-cell table:style-name="ce78" office:value-type="string">
            <text:p>RP3</text:p>
          </table:table-cell>
          <table:table-cell table:style-name="ce78" office:value-type="string">
            <text:p>P</text:p>
          </table:table-cell>
          <table:table-cell table:style-name="ce146" table:formula="of:=YEAR([.D24])" office:value-type="float" office:value="2016">
            <text:p>2016</text:p>
          </table:table-cell>
          <table:table-cell table:style-name="ce151" table:formula="of:=RIGHT(LEFT([.C24];4))" office:value-type="string" office:string-value="L">
            <text:p>L</text:p>
          </table:table-cell>
          <table:table-cell table:style-name="ce154" table:formula="of:=[.K24]&amp;[.H24]" office:value-type="string" office:string-value="LRP3">
            <text:p>LRP3</text:p>
          </table:table-cell>
          <table:table-cell table:style-name="ce151" table:formula="of:=[.L24]&amp;[.I24]" office:value-type="string" office:string-value="LRP3P">
            <text:p>LRP3P</text:p>
          </table:table-cell>
          <table:table-cell table:style-name="ce154" table:formula="of:=[.K24]&amp;[.J24]&amp;[.H24]" office:value-type="string" office:string-value="L2016RP3">
            <text:p>L2016RP3</text:p>
          </table:table-cell>
          <table:table-cell table:style-name="ce151" table:formula="of:=[.K24]&amp;[.J24]&amp;[.I24]" office:value-type="string" office:string-value="L2016P">
            <text:p>L2016P</text:p>
          </table:table-cell>
          <table:table-cell table:style-name="ce159"/>
          <table:table-cell/>
        </table:table-row>
        <table:table-row table:style-name="ro4">
          <table:table-cell table:style-name="ce7" office:value-type="string">
            <text:p>UN-MTO </text:p>
          </table:table-cell>
          <table:table-cell table:style-name="ce22" office:value-type="date" office:date-value="2018-03-02">
            <text:p>02/03/18</text:p>
          </table:table-cell>
          <table:table-cell table:style-name="ce34" office:value-type="string">
            <text:p>A15F259468</text:p>
          </table:table-cell>
          <table:table-cell table:style-name="ce52" office:value-type="date" office:date-value="2015-11-16">
            <text:p>16/11/15</text:p>
          </table:table-cell>
          <table:table-cell table:style-name="ce78" office:value-type="float" office:value="0.1">
            <text:p>0,10</text:p>
          </table:table-cell>
          <table:table-cell table:style-name="ce78" office:value-type="float" office:value="1">
            <text:p>1,00</text:p>
          </table:table-cell>
          <table:table-cell table:style-name="ce78" office:value-type="float" office:value="-9">
            <text:p>-9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5])" office:value-type="float" office:value="2015">
            <text:p>2015</text:p>
          </table:table-cell>
          <table:table-cell table:style-name="ce151" table:formula="of:=RIGHT(LEFT([.C25];4))" office:value-type="string" office:string-value="F">
            <text:p>F</text:p>
          </table:table-cell>
          <table:table-cell table:style-name="ce154" table:formula="of:=[.K25]&amp;[.H25]" office:value-type="string" office:string-value="FAP">
            <text:p>FAP</text:p>
          </table:table-cell>
          <table:table-cell table:style-name="ce151" table:formula="of:=[.L25]&amp;[.I25]" office:value-type="string" office:string-value="FAP">
            <text:p>FAP</text:p>
          </table:table-cell>
          <table:table-cell table:style-name="ce154" table:formula="of:=[.K25]&amp;[.J25]&amp;[.H25]" office:value-type="string" office:string-value="F2015AP">
            <text:p>F2015AP</text:p>
          </table:table-cell>
          <table:table-cell table:style-name="ce151" table:formula="of:=[.K25]&amp;[.J25]&amp;[.I25]" office:value-type="string" office:string-value="F2015">
            <text:p>F2015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15F247487</text:p>
          </table:table-cell>
          <table:table-cell table:style-name="ce55" office:value-type="date" office:date-value="2015-10-01">
            <text:p>01/10/15</text:p>
          </table:table-cell>
          <table:table-cell table:style-name="ce78" office:value-type="float" office:value="0.4">
            <text:p>0,40</text:p>
          </table:table-cell>
          <table:table-cell table:style-name="ce78" office:value-type="float" office:value="1">
            <text:p>1,00</text:p>
          </table:table-cell>
          <table:table-cell table:style-name="ce78" office:value-type="float" office:value="-4">
            <text:p>-4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6])" office:value-type="float" office:value="2015">
            <text:p>2015</text:p>
          </table:table-cell>
          <table:table-cell table:style-name="ce151" table:formula="of:=RIGHT(LEFT([.C26];4))" office:value-type="string" office:string-value="F">
            <text:p>F</text:p>
          </table:table-cell>
          <table:table-cell table:style-name="ce154" table:formula="of:=[.K26]&amp;[.H26]" office:value-type="string" office:string-value="FAP">
            <text:p>FAP</text:p>
          </table:table-cell>
          <table:table-cell table:style-name="ce151" table:formula="of:=[.L26]&amp;[.I26]" office:value-type="string" office:string-value="FAP">
            <text:p>FAP</text:p>
          </table:table-cell>
          <table:table-cell table:style-name="ce154" table:formula="of:=[.K26]&amp;[.J26]&amp;[.H26]" office:value-type="string" office:string-value="F2015AP">
            <text:p>F2015AP</text:p>
          </table:table-cell>
          <table:table-cell table:style-name="ce151" table:formula="of:=[.K26]&amp;[.J26]&amp;[.I26]" office:value-type="string" office:string-value="F2015">
            <text:p>F2015</text:p>
          </table:table-cell>
          <table:table-cell table:style-name="ce159"/>
          <table:table-cell/>
        </table:table-row>
        <table:table-row table:style-name="ro4">
          <table:table-cell table:style-name="ce7" office:value-type="string">
            <text:p>UN-MTO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11F325343</text:p>
          </table:table-cell>
          <table:table-cell table:style-name="ce55" office:value-type="date" office:date-value="2012-03-09">
            <text:p>09/03/12</text:p>
          </table:table-cell>
          <table:table-cell table:style-name="ce78" office:value-type="float" office:value="0.7">
            <text:p>0,70</text:p>
          </table:table-cell>
          <table:table-cell table:style-name="ce78" office:value-type="float" office:value="-4">
            <text:p>-4,00</text:p>
          </table:table-cell>
          <table:table-cell table:style-name="ce78" office:value-type="float" office:value="-52">
            <text:p>-52,0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27])" office:value-type="float" office:value="2012">
            <text:p>2012</text:p>
          </table:table-cell>
          <table:table-cell table:style-name="ce151" table:formula="of:=RIGHT(LEFT([.C27];4))" office:value-type="string" office:string-value="F">
            <text:p>F</text:p>
          </table:table-cell>
          <table:table-cell table:style-name="ce154" table:formula="of:=[.K27]&amp;[.H27]" office:value-type="string" office:string-value="FRP1">
            <text:p>FRP1</text:p>
          </table:table-cell>
          <table:table-cell table:style-name="ce151" table:formula="of:=[.L27]&amp;[.I27]" office:value-type="string" office:string-value="FRP1N">
            <text:p>FRP1N</text:p>
          </table:table-cell>
          <table:table-cell table:style-name="ce154" table:formula="of:=[.K27]&amp;[.J27]&amp;[.H27]" office:value-type="string" office:string-value="F2012RP1">
            <text:p>F2012RP1</text:p>
          </table:table-cell>
          <table:table-cell table:style-name="ce151" table:formula="of:=[.K27]&amp;[.J27]&amp;[.I27]" office:value-type="string" office:string-value="F2012N">
            <text:p>F2012N</text:p>
          </table:table-cell>
          <table:table-cell table:style-name="ce160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16F254953</text:p>
          </table:table-cell>
          <table:table-cell table:style-name="ce55" office:value-type="date" office:date-value="2017-01-19">
            <text:p>19/01/17</text:p>
          </table:table-cell>
          <table:table-cell table:style-name="ce78" office:value-type="float" office:value="-0.6">
            <text:p>-0,60</text:p>
          </table:table-cell>
          <table:table-cell table:style-name="ce78" office:value-type="float" office:value="-2">
            <text:p>-2,00</text:p>
          </table:table-cell>
          <table:table-cell table:style-name="ce78" office:value-type="float" office:value="-29">
            <text:p>-29,0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28])" office:value-type="float" office:value="2017">
            <text:p>2017</text:p>
          </table:table-cell>
          <table:table-cell table:style-name="ce151" table:formula="of:=RIGHT(LEFT([.C28];4))" office:value-type="string" office:string-value="F">
            <text:p>F</text:p>
          </table:table-cell>
          <table:table-cell table:style-name="ce154" table:formula="of:=[.K28]&amp;[.H28]" office:value-type="string" office:string-value="FRP1">
            <text:p>FRP1</text:p>
          </table:table-cell>
          <table:table-cell table:style-name="ce151" table:formula="of:=[.L28]&amp;[.I28]" office:value-type="string" office:string-value="FRP1N">
            <text:p>FRP1N</text:p>
          </table:table-cell>
          <table:table-cell table:style-name="ce154" table:formula="of:=[.K28]&amp;[.J28]&amp;[.H28]" office:value-type="string" office:string-value="F2017RP1">
            <text:p>F2017RP1</text:p>
          </table:table-cell>
          <table:table-cell table:style-name="ce151" table:formula="of:=[.K28]&amp;[.J28]&amp;[.I28]" office:value-type="string" office:string-value="F2017N">
            <text:p>F2017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12F354108</text:p>
          </table:table-cell>
          <table:table-cell table:style-name="ce55" office:value-type="date" office:date-value="2017-04-18">
            <text:p>18/04/17</text:p>
          </table:table-cell>
          <table:table-cell table:style-name="ce78" office:value-type="float" office:value="0">
            <text:p>0,00</text:p>
          </table:table-cell>
          <table:table-cell table:style-name="ce78" office:value-type="float" office:value="-2">
            <text:p>-2,00</text:p>
          </table:table-cell>
          <table:table-cell table:style-name="ce78" office:value-type="float" office:value="-58">
            <text:p>-58,0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29])" office:value-type="float" office:value="2017">
            <text:p>2017</text:p>
          </table:table-cell>
          <table:table-cell table:style-name="ce151" table:formula="of:=RIGHT(LEFT([.C29];4))" office:value-type="string" office:string-value="F">
            <text:p>F</text:p>
          </table:table-cell>
          <table:table-cell table:style-name="ce154" table:formula="of:=[.K29]&amp;[.H29]" office:value-type="string" office:string-value="FRP1">
            <text:p>FRP1</text:p>
          </table:table-cell>
          <table:table-cell table:style-name="ce151" table:formula="of:=[.L29]&amp;[.I29]" office:value-type="string" office:string-value="FRP1N">
            <text:p>FRP1N</text:p>
          </table:table-cell>
          <table:table-cell table:style-name="ce154" table:formula="of:=[.K29]&amp;[.J29]&amp;[.H29]" office:value-type="string" office:string-value="F2017RP1">
            <text:p>F2017RP1</text:p>
          </table:table-cell>
          <table:table-cell table:style-name="ce151" table:formula="of:=[.K29]&amp;[.J29]&amp;[.I29]" office:value-type="string" office:string-value="F2017N">
            <text:p>F2017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13F147864</text:p>
          </table:table-cell>
          <table:table-cell table:style-name="ce55" office:value-type="date" office:date-value="2013-10-18">
            <text:p>18/10/13</text:p>
          </table:table-cell>
          <table:table-cell table:style-name="ce78" office:value-type="float" office:value="-0.46">
            <text:p>-0,46</text:p>
          </table:table-cell>
          <table:table-cell table:style-name="ce107" office:value-type="float" office:value="0.6">
            <text:p>0,60</text:p>
          </table:table-cell>
          <table:table-cell table:style-name="ce78" office:value-type="float" office:value="-3">
            <text:p>-3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30])" office:value-type="float" office:value="2013">
            <text:p>2013</text:p>
          </table:table-cell>
          <table:table-cell table:style-name="ce151" table:formula="of:=RIGHT(LEFT([.C30];4))" office:value-type="string" office:string-value="F">
            <text:p>F</text:p>
          </table:table-cell>
          <table:table-cell table:style-name="ce154" table:formula="of:=[.K30]&amp;[.H30]" office:value-type="string" office:string-value="FAP">
            <text:p>FAP</text:p>
          </table:table-cell>
          <table:table-cell table:style-name="ce151" table:formula="of:=[.L30]&amp;[.I30]" office:value-type="string" office:string-value="FAP">
            <text:p>FAP</text:p>
          </table:table-cell>
          <table:table-cell table:style-name="ce154" table:formula="of:=[.K30]&amp;[.J30]&amp;[.H30]" office:value-type="string" office:string-value="F2013AP">
            <text:p>F2013AP</text:p>
          </table:table-cell>
          <table:table-cell table:style-name="ce151" table:formula="of:=[.K30]&amp;[.J30]&amp;[.I30]" office:value-type="string" office:string-value="F2013">
            <text:p>F2013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17F090281</text:p>
          </table:table-cell>
          <table:table-cell table:style-name="ce55" office:value-type="date" office:date-value="2017-10-13">
            <text:p>13/10/17</text:p>
          </table:table-cell>
          <table:table-cell table:style-name="ce78" office:value-type="float" office:value="-1.2">
            <text:p>-1,20</text:p>
          </table:table-cell>
          <table:table-cell table:style-name="ce107" office:value-type="float" office:value="2">
            <text:p>2,00</text:p>
          </table:table-cell>
          <table:table-cell table:style-name="ce78" office:value-type="float" office:value="6">
            <text:p>6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31])" office:value-type="float" office:value="2017">
            <text:p>2017</text:p>
          </table:table-cell>
          <table:table-cell table:style-name="ce151" table:formula="of:=RIGHT(LEFT([.C31];4))" office:value-type="string" office:string-value="F">
            <text:p>F</text:p>
          </table:table-cell>
          <table:table-cell table:style-name="ce154" table:formula="of:=[.K31]&amp;[.H31]" office:value-type="string" office:string-value="FAP">
            <text:p>FAP</text:p>
          </table:table-cell>
          <table:table-cell table:style-name="ce151" table:formula="of:=[.L31]&amp;[.I31]" office:value-type="string" office:string-value="FAP">
            <text:p>FAP</text:p>
          </table:table-cell>
          <table:table-cell table:style-name="ce154" table:formula="of:=[.K31]&amp;[.J31]&amp;[.H31]" office:value-type="string" office:string-value="F2017AP">
            <text:p>F2017AP</text:p>
          </table:table-cell>
          <table:table-cell table:style-name="ce151" table:formula="of:=[.K31]&amp;[.J31]&amp;[.I31]" office:value-type="string" office:string-value="F2017">
            <text:p>F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07S358950</text:p>
          </table:table-cell>
          <table:table-cell table:style-name="ce55" office:value-type="date" office:date-value="2007-11-29">
            <text:p>29/11/07</text:p>
          </table:table-cell>
          <table:table-cell table:style-name="ce81" office:value-type="float" office:value="0.12">
            <text:p>0,12</text:p>
          </table:table-cell>
          <table:table-cell table:style-name="ce109" office:value-type="float" office:value="1.2">
            <text:p>1,20</text:p>
          </table:table-cell>
          <table:table-cell table:style-name="ce81" office:value-type="float" office:value="-2.8">
            <text:p>-2,8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32])" office:value-type="float" office:value="2007">
            <text:p>2007</text:p>
          </table:table-cell>
          <table:table-cell table:style-name="ce151" table:formula="of:=RIGHT(LEFT([.C32];4))" office:value-type="string" office:string-value="S">
            <text:p>S</text:p>
          </table:table-cell>
          <table:table-cell table:style-name="ce154" table:formula="of:=[.K32]&amp;[.H32]" office:value-type="string" office:string-value="SAP">
            <text:p>SAP</text:p>
          </table:table-cell>
          <table:table-cell table:style-name="ce151" table:formula="of:=[.L32]&amp;[.I32]" office:value-type="string" office:string-value="SAP">
            <text:p>SAP</text:p>
          </table:table-cell>
          <table:table-cell table:style-name="ce154" table:formula="of:=[.K32]&amp;[.J32]&amp;[.H32]" office:value-type="string" office:string-value="S2007AP">
            <text:p>S2007AP</text:p>
          </table:table-cell>
          <table:table-cell table:style-name="ce151" table:formula="of:=[.K32]&amp;[.J32]&amp;[.I32]" office:value-type="string" office:string-value="S2007">
            <text:p>S2007</text:p>
          </table:table-cell>
          <table:table-cell table:style-name="ce16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17F112903</text:p>
          </table:table-cell>
          <table:table-cell table:style-name="ce55" office:value-type="date" office:date-value="2017-12-02">
            <text:p>02/12/17</text:p>
          </table:table-cell>
          <table:table-cell table:style-name="ce81" office:value-type="float" office:value="-0.14">
            <text:p>-0,14</text:p>
          </table:table-cell>
          <table:table-cell table:style-name="ce109" office:value-type="float" office:value="-0.6">
            <text:p>-0,60</text:p>
          </table:table-cell>
          <table:table-cell table:style-name="ce81" office:value-type="float" office:value="-1">
            <text:p>-1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33])" office:value-type="float" office:value="2017">
            <text:p>2017</text:p>
          </table:table-cell>
          <table:table-cell table:style-name="ce151" table:formula="of:=RIGHT(LEFT([.C33];4))" office:value-type="string" office:string-value="F">
            <text:p>F</text:p>
          </table:table-cell>
          <table:table-cell table:style-name="ce154" table:formula="of:=[.K33]&amp;[.H33]" office:value-type="string" office:string-value="FAP">
            <text:p>FAP</text:p>
          </table:table-cell>
          <table:table-cell table:style-name="ce151" table:formula="of:=[.L33]&amp;[.I33]" office:value-type="string" office:string-value="FAP">
            <text:p>FAP</text:p>
          </table:table-cell>
          <table:table-cell table:style-name="ce154" table:formula="of:=[.K33]&amp;[.J33]&amp;[.H33]" office:value-type="string" office:string-value="F2017AP">
            <text:p>F2017AP</text:p>
          </table:table-cell>
          <table:table-cell table:style-name="ce151" table:formula="of:=[.K33]&amp;[.J33]&amp;[.I33]" office:value-type="string" office:string-value="F2017">
            <text:p>F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02S407407</text:p>
          </table:table-cell>
          <table:table-cell table:style-name="ce55" office:value-type="date" office:date-value="2008-10-21">
            <text:p>21/10/08</text:p>
          </table:table-cell>
          <table:table-cell table:style-name="ce81" office:value-type="float" office:value="-1.7">
            <text:p>-1,70</text:p>
          </table:table-cell>
          <table:table-cell table:style-name="ce109" office:value-type="float" office:value="1">
            <text:p>1,00</text:p>
          </table:table-cell>
          <table:table-cell table:style-name="ce81" office:value-type="float" office:value="-3">
            <text:p>-3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34])" office:value-type="float" office:value="2008">
            <text:p>2008</text:p>
          </table:table-cell>
          <table:table-cell table:style-name="ce151" table:formula="of:=RIGHT(LEFT([.C34];4))" office:value-type="string" office:string-value="S">
            <text:p>S</text:p>
          </table:table-cell>
          <table:table-cell table:style-name="ce154" table:formula="of:=[.K34]&amp;[.H34]" office:value-type="string" office:string-value="SAP">
            <text:p>SAP</text:p>
          </table:table-cell>
          <table:table-cell table:style-name="ce151" table:formula="of:=[.L34]&amp;[.I34]" office:value-type="string" office:string-value="SAP">
            <text:p>SAP</text:p>
          </table:table-cell>
          <table:table-cell table:style-name="ce154" table:formula="of:=[.K34]&amp;[.J34]&amp;[.H34]" office:value-type="string" office:string-value="S2008AP">
            <text:p>S2008AP</text:p>
          </table:table-cell>
          <table:table-cell table:style-name="ce151" table:formula="of:=[.K34]&amp;[.J34]&amp;[.I34]" office:value-type="string" office:string-value="S2008">
            <text:p>S2008</text:p>
          </table:table-cell>
          <table:table-cell table:style-name="ce16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04S219840</text:p>
          </table:table-cell>
          <table:table-cell table:style-name="ce55" office:value-type="date" office:date-value="2013-08-17">
            <text:p>17/08/13</text:p>
          </table:table-cell>
          <table:table-cell table:style-name="ce79" office:value-type="float" office:value="-1.5">
            <text:p>-1,50</text:p>
          </table:table-cell>
          <table:table-cell table:style-name="ce104" office:value-type="float" office:value="-3">
            <text:p>-3,00</text:p>
          </table:table-cell>
          <table:table-cell table:style-name="ce79" office:value-type="float" office:value="-17">
            <text:p>-17,0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35])" office:value-type="float" office:value="2013">
            <text:p>2013</text:p>
          </table:table-cell>
          <table:table-cell table:style-name="ce151" table:formula="of:=RIGHT(LEFT([.C35];4))" office:value-type="string" office:string-value="S">
            <text:p>S</text:p>
          </table:table-cell>
          <table:table-cell table:style-name="ce154" table:formula="of:=[.K35]&amp;[.H35]" office:value-type="string" office:string-value="SRP1">
            <text:p>SRP1</text:p>
          </table:table-cell>
          <table:table-cell table:style-name="ce151" table:formula="of:=[.L35]&amp;[.I35]" office:value-type="string" office:string-value="SRP1N">
            <text:p>SRP1N</text:p>
          </table:table-cell>
          <table:table-cell table:style-name="ce154" table:formula="of:=[.K35]&amp;[.J35]&amp;[.H35]" office:value-type="string" office:string-value="S2013RP1">
            <text:p>S2013RP1</text:p>
          </table:table-cell>
          <table:table-cell table:style-name="ce151" table:formula="of:=[.K35]&amp;[.J35]&amp;[.I35]" office:value-type="string" office:string-value="S2013N">
            <text:p>S2013N</text:p>
          </table:table-cell>
          <table:table-cell table:style-name="ce16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08F459229</text:p>
          </table:table-cell>
          <table:table-cell table:style-name="ce55" office:value-type="date" office:date-value="2016-06-23">
            <text:p>23/06/16</text:p>
          </table:table-cell>
          <table:table-cell table:style-name="ce79" office:value-type="float" office:value="0.22">
            <text:p>0,22</text:p>
          </table:table-cell>
          <table:table-cell table:style-name="ce104" office:value-type="float" office:value="-1">
            <text:p>-1,00</text:p>
          </table:table-cell>
          <table:table-cell table:style-name="ce79" office:value-type="float" office:value="-33.2">
            <text:p>-33,2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36])" office:value-type="float" office:value="2016">
            <text:p>2016</text:p>
          </table:table-cell>
          <table:table-cell table:style-name="ce151" table:formula="of:=RIGHT(LEFT([.C36];4))" office:value-type="string" office:string-value="F">
            <text:p>F</text:p>
          </table:table-cell>
          <table:table-cell table:style-name="ce154" table:formula="of:=[.K36]&amp;[.H36]" office:value-type="string" office:string-value="FRP1">
            <text:p>FRP1</text:p>
          </table:table-cell>
          <table:table-cell table:style-name="ce151" table:formula="of:=[.L36]&amp;[.I36]" office:value-type="string" office:string-value="FRP1N">
            <text:p>FRP1N</text:p>
          </table:table-cell>
          <table:table-cell table:style-name="ce154" table:formula="of:=[.K36]&amp;[.J36]&amp;[.H36]" office:value-type="string" office:string-value="F2016RP1">
            <text:p>F2016RP1</text:p>
          </table:table-cell>
          <table:table-cell table:style-name="ce151" table:formula="of:=[.K36]&amp;[.J36]&amp;[.I36]" office:value-type="string" office:string-value="F2016N">
            <text:p>F2016N</text:p>
          </table:table-cell>
          <table:table-cell table:style-name="ce16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2">
            <text:p>02/03/18</text:p>
          </table:table-cell>
          <table:table-cell table:style-name="ce38" office:value-type="string">
            <text:p>A14F438003</text:p>
          </table:table-cell>
          <table:table-cell table:style-name="ce55" office:value-type="date" office:date-value="2016-04-27">
            <text:p>27/04/16</text:p>
          </table:table-cell>
          <table:table-cell table:style-name="ce79" office:value-type="float" office:value="-1">
            <text:p>-1,00</text:p>
          </table:table-cell>
          <table:table-cell table:style-name="ce104" office:value-type="float" office:value="-2">
            <text:p>-2,00</text:p>
          </table:table-cell>
          <table:table-cell table:style-name="ce79" office:value-type="float" office:value="-23.2">
            <text:p>-23,2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37])" office:value-type="float" office:value="2016">
            <text:p>2016</text:p>
          </table:table-cell>
          <table:table-cell table:style-name="ce151" table:formula="of:=RIGHT(LEFT([.C37];4))" office:value-type="string" office:string-value="F">
            <text:p>F</text:p>
          </table:table-cell>
          <table:table-cell table:style-name="ce154" table:formula="of:=[.K37]&amp;[.H37]" office:value-type="string" office:string-value="FRP1">
            <text:p>FRP1</text:p>
          </table:table-cell>
          <table:table-cell table:style-name="ce151" table:formula="of:=[.L37]&amp;[.I37]" office:value-type="string" office:string-value="FRP1N">
            <text:p>FRP1N</text:p>
          </table:table-cell>
          <table:table-cell table:style-name="ce154" table:formula="of:=[.K37]&amp;[.J37]&amp;[.H37]" office:value-type="string" office:string-value="F2016RP1">
            <text:p>F2016RP1</text:p>
          </table:table-cell>
          <table:table-cell table:style-name="ce151" table:formula="of:=[.K37]&amp;[.J37]&amp;[.I37]" office:value-type="string" office:string-value="F2016N">
            <text:p>F2016N</text:p>
          </table:table-cell>
          <table:table-cell table:style-name="ce162"/>
          <table:table-cell/>
        </table:table-row>
        <table:table-row table:style-name="ro2">
          <table:table-cell table:style-name="ce5" office:value-type="string">
            <text:p>N-MTN </text:p>
          </table:table-cell>
          <table:table-cell table:style-name="ce22" office:value-type="date" office:date-value="2018-03-02">
            <text:p>02/03/18</text:p>
          </table:table-cell>
          <table:table-cell table:style-name="ce35" office:value-type="string">
            <text:p>A14F150114</text:p>
          </table:table-cell>
          <table:table-cell table:style-name="ce53" office:value-type="date" office:date-value="2015-09-03">
            <text:p>03/09/15</text:p>
          </table:table-cell>
          <table:table-cell table:style-name="ce79" office:value-type="float" office:value="-0.54">
            <text:p>-0,54</text:p>
          </table:table-cell>
          <table:table-cell table:style-name="ce104" office:value-type="float" office:value="0">
            <text:p>0,00</text:p>
          </table:table-cell>
          <table:table-cell table:style-name="ce79" office:value-type="float" office:value="-2">
            <text:p>-2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8])" office:value-type="float" office:value="2015">
            <text:p>2015</text:p>
          </table:table-cell>
          <table:table-cell table:style-name="ce151" table:formula="of:=RIGHT(LEFT([.C38];4))" office:value-type="string" office:string-value="F">
            <text:p>F</text:p>
          </table:table-cell>
          <table:table-cell table:style-name="ce154" table:formula="of:=[.K38]&amp;[.H38]" office:value-type="string" office:string-value="FAP">
            <text:p>FAP</text:p>
          </table:table-cell>
          <table:table-cell table:style-name="ce151" table:formula="of:=[.L38]&amp;[.I38]" office:value-type="string" office:string-value="FAP">
            <text:p>FAP</text:p>
          </table:table-cell>
          <table:table-cell table:style-name="ce154" table:formula="of:=[.K38]&amp;[.J38]&amp;[.H38]" office:value-type="string" office:string-value="F2015AP">
            <text:p>F2015AP</text:p>
          </table:table-cell>
          <table:table-cell table:style-name="ce151" table:formula="of:=[.K38]&amp;[.J38]&amp;[.I38]" office:value-type="string" office:string-value="F2015">
            <text:p>F2015</text:p>
          </table:table-cell>
          <table:table-cell table:style-name="ce158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2">
            <text:p>02/03/18</text:p>
          </table:table-cell>
          <table:table-cell table:style-name="ce34" office:value-type="string">
            <text:p>A14F305123</text:p>
          </table:table-cell>
          <table:table-cell table:style-name="ce55" office:value-type="date" office:date-value="2017-06-14">
            <text:p>14/06/17</text:p>
          </table:table-cell>
          <table:table-cell table:style-name="ce79" office:value-type="float" office:value="-2.7">
            <text:p>-2,70</text:p>
          </table:table-cell>
          <table:table-cell table:style-name="ce104" office:value-type="float" office:value="-1">
            <text:p>-1,00</text:p>
          </table:table-cell>
          <table:table-cell table:style-name="ce79" office:value-type="float" office:value="-38">
            <text:p>-38,00</text:p>
          </table:table-cell>
          <table:table-cell table:style-name="ce78" office:value-type="string">
            <text:p>RP1</text:p>
          </table:table-cell>
          <table:table-cell table:style-name="ce136" office:value-type="string">
            <text:p>N</text:p>
          </table:table-cell>
          <table:table-cell table:style-name="ce146" table:formula="of:=YEAR([.D39])" office:value-type="float" office:value="2017">
            <text:p>2017</text:p>
          </table:table-cell>
          <table:table-cell table:style-name="ce151" table:formula="of:=RIGHT(LEFT([.C39];4))" office:value-type="string" office:string-value="F">
            <text:p>F</text:p>
          </table:table-cell>
          <table:table-cell table:style-name="ce154" table:formula="of:=[.K39]&amp;[.H39]" office:value-type="string" office:string-value="FRP1">
            <text:p>FRP1</text:p>
          </table:table-cell>
          <table:table-cell table:style-name="ce151" table:formula="of:=[.L39]&amp;[.I39]" office:value-type="string" office:string-value="FRP1N">
            <text:p>FRP1N</text:p>
          </table:table-cell>
          <table:table-cell table:style-name="ce154" table:formula="of:=[.K39]&amp;[.J39]&amp;[.H39]" office:value-type="string" office:string-value="F2017RP1">
            <text:p>F2017RP1</text:p>
          </table:table-cell>
          <table:table-cell table:style-name="ce151" table:formula="of:=[.K39]&amp;[.J39]&amp;[.I39]" office:value-type="string" office:string-value="F2017N">
            <text:p>F2017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GEMED MAC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07S202203</text:p>
          </table:table-cell>
          <table:table-cell table:style-name="ce55" office:value-type="date" office:date-value="2015-03-04">
            <text:p>04/03/15</text:p>
          </table:table-cell>
          <table:table-cell table:style-name="ce81" office:value-type="float" office:value="-1.18">
            <text:p>-1,18</text:p>
          </table:table-cell>
          <table:table-cell table:style-name="ce81" office:value-type="float" office:value="0">
            <text:p>0,00</text:p>
          </table:table-cell>
          <table:table-cell table:style-name="ce88" office:value-type="float" office:value="-4.4">
            <text:p>-4,40</text:p>
          </table:table-cell>
          <table:table-cell table:style-name="ce78" office:value-type="string">
            <text:p>AP</text:p>
          </table:table-cell>
          <table:table-cell table:style-name="ce136"/>
          <table:table-cell table:style-name="ce146" table:formula="of:=YEAR([.D40])" office:value-type="float" office:value="2015">
            <text:p>2015</text:p>
          </table:table-cell>
          <table:table-cell table:style-name="ce151" table:formula="of:=RIGHT(LEFT([.C40];4))" office:value-type="string" office:string-value="S">
            <text:p>S</text:p>
          </table:table-cell>
          <table:table-cell table:style-name="ce154" table:formula="of:=[.K40]&amp;[.H40]" office:value-type="string" office:string-value="SAP">
            <text:p>SAP</text:p>
          </table:table-cell>
          <table:table-cell table:style-name="ce151" table:formula="of:=[.L40]&amp;[.I40]" office:value-type="string" office:string-value="SAP">
            <text:p>SAP</text:p>
          </table:table-cell>
          <table:table-cell table:style-name="ce154" table:formula="of:=[.K40]&amp;[.J40]&amp;[.H40]" office:value-type="string" office:string-value="S2015AP">
            <text:p>S2015AP</text:p>
          </table:table-cell>
          <table:table-cell table:style-name="ce151" table:formula="of:=[.K40]&amp;[.J40]&amp;[.I40]" office:value-type="string" office:string-value="S2015">
            <text:p>S2015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14F376237</text:p>
          </table:table-cell>
          <table:table-cell table:style-name="ce55" office:value-type="date" office:date-value="2014-10-27">
            <text:p>27/10/14</text:p>
          </table:table-cell>
          <table:table-cell table:style-name="ce81" office:value-type="float" office:value="0">
            <text:p>0,00</text:p>
          </table:table-cell>
          <table:table-cell table:style-name="ce81" office:value-type="float" office:value="-1">
            <text:p>-1,00</text:p>
          </table:table-cell>
          <table:table-cell table:style-name="ce81" office:value-type="float" office:value="-100">
            <text:p>-100,00</text:p>
          </table:table-cell>
          <table:table-cell table:style-name="ce78" office:value-type="string">
            <text:p>RP1</text:p>
          </table:table-cell>
          <table:table-cell table:style-name="ce136" office:value-type="string">
            <text:p>N</text:p>
          </table:table-cell>
          <table:table-cell table:style-name="ce146" table:formula="of:=YEAR([.D41])" office:value-type="float" office:value="2014">
            <text:p>2014</text:p>
          </table:table-cell>
          <table:table-cell table:style-name="ce151" table:formula="of:=RIGHT(LEFT([.C41];4))" office:value-type="string" office:string-value="F">
            <text:p>F</text:p>
          </table:table-cell>
          <table:table-cell table:style-name="ce154" table:formula="of:=[.K41]&amp;[.H41]" office:value-type="string" office:string-value="FRP1">
            <text:p>FRP1</text:p>
          </table:table-cell>
          <table:table-cell table:style-name="ce151" table:formula="of:=[.L41]&amp;[.I41]" office:value-type="string" office:string-value="FRP1N">
            <text:p>FRP1N</text:p>
          </table:table-cell>
          <table:table-cell table:style-name="ce154" table:formula="of:=[.K41]&amp;[.J41]&amp;[.H41]" office:value-type="string" office:string-value="F2014RP1">
            <text:p>F2014RP1</text:p>
          </table:table-cell>
          <table:table-cell table:style-name="ce151" table:formula="of:=[.K41]&amp;[.J41]&amp;[.I41]" office:value-type="string" office:string-value="F2014N">
            <text:p>F2014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15F110744</text:p>
          </table:table-cell>
          <table:table-cell table:style-name="ce55" office:value-type="date" office:date-value="2015-05-27">
            <text:p>27/05/15</text:p>
          </table:table-cell>
          <table:table-cell table:style-name="ce82" office:value-type="float" office:value="-2.7">
            <text:p>-2,70</text:p>
          </table:table-cell>
          <table:table-cell table:number-columns-repeated="2" table:style-name="ce82" office:value-type="float" office:value="-1">
            <text:p>-1,00</text:p>
          </table:table-cell>
          <table:table-cell table:style-name="ce78" office:value-type="string">
            <text:p>AP</text:p>
          </table:table-cell>
          <table:table-cell table:style-name="ce136"/>
          <table:table-cell table:style-name="ce146" table:formula="of:=YEAR([.D42])" office:value-type="float" office:value="2015">
            <text:p>2015</text:p>
          </table:table-cell>
          <table:table-cell table:style-name="ce151" table:formula="of:=RIGHT(LEFT([.C42];4))" office:value-type="string" office:string-value="F">
            <text:p>F</text:p>
          </table:table-cell>
          <table:table-cell table:style-name="ce154" table:formula="of:=[.K42]&amp;[.H42]" office:value-type="string" office:string-value="FAP">
            <text:p>FAP</text:p>
          </table:table-cell>
          <table:table-cell table:style-name="ce151" table:formula="of:=[.L42]&amp;[.I42]" office:value-type="string" office:string-value="FAP">
            <text:p>FAP</text:p>
          </table:table-cell>
          <table:table-cell table:style-name="ce154" table:formula="of:=[.K42]&amp;[.J42]&amp;[.H42]" office:value-type="string" office:string-value="F2015AP">
            <text:p>F2015AP</text:p>
          </table:table-cell>
          <table:table-cell table:style-name="ce151" table:formula="of:=[.K42]&amp;[.J42]&amp;[.I42]" office:value-type="string" office:string-value="F2015">
            <text:p>F2015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14F238761</text:p>
          </table:table-cell>
          <table:table-cell table:style-name="ce55" office:value-type="date" office:date-value="2014-07-29">
            <text:p>29/07/14</text:p>
          </table:table-cell>
          <table:table-cell table:style-name="ce83" office:value-type="float" office:value="-0.6">
            <text:p>-0,60</text:p>
          </table:table-cell>
          <table:table-cell table:style-name="ce83" office:value-type="float" office:value="1">
            <text:p>1,00</text:p>
          </table:table-cell>
          <table:table-cell table:style-name="ce83" office:value-type="float" office:value="-8">
            <text:p>-8,00</text:p>
          </table:table-cell>
          <table:table-cell table:style-name="ce78" office:value-type="string">
            <text:p>AP</text:p>
          </table:table-cell>
          <table:table-cell table:style-name="ce136"/>
          <table:table-cell table:style-name="ce146" table:formula="of:=YEAR([.D43])" office:value-type="float" office:value="2014">
            <text:p>2014</text:p>
          </table:table-cell>
          <table:table-cell table:style-name="ce151" table:formula="of:=RIGHT(LEFT([.C43];4))" office:value-type="string" office:string-value="F">
            <text:p>F</text:p>
          </table:table-cell>
          <table:table-cell table:style-name="ce154" table:formula="of:=[.K43]&amp;[.H43]" office:value-type="string" office:string-value="FAP">
            <text:p>FAP</text:p>
          </table:table-cell>
          <table:table-cell table:style-name="ce151" table:formula="of:=[.L43]&amp;[.I43]" office:value-type="string" office:string-value="FAP">
            <text:p>FAP</text:p>
          </table:table-cell>
          <table:table-cell table:style-name="ce154" table:formula="of:=[.K43]&amp;[.J43]&amp;[.H43]" office:value-type="string" office:string-value="F2014AP">
            <text:p>F2014AP</text:p>
          </table:table-cell>
          <table:table-cell table:style-name="ce151" table:formula="of:=[.K43]&amp;[.J43]&amp;[.I43]" office:value-type="string" office:string-value="F2014">
            <text:p>F2014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2">
            <text:p>02/03/18</text:p>
          </table:table-cell>
          <table:table-cell table:style-name="ce37" office:value-type="string">
            <text:p>A14F237187</text:p>
          </table:table-cell>
          <table:table-cell table:style-name="ce55" office:value-type="date" office:date-value="2014-08-02">
            <text:p>02/08/14</text:p>
          </table:table-cell>
          <table:table-cell table:style-name="ce82" office:value-type="float" office:value="-1.3">
            <text:p>-1,30</text:p>
          </table:table-cell>
          <table:table-cell table:style-name="ce82" office:value-type="float" office:value="1">
            <text:p>1,00</text:p>
          </table:table-cell>
          <table:table-cell table:style-name="ce82" office:value-type="float" office:value="-5">
            <text:p>-5,00</text:p>
          </table:table-cell>
          <table:table-cell table:style-name="ce78" office:value-type="string">
            <text:p>AP</text:p>
          </table:table-cell>
          <table:table-cell table:style-name="ce136"/>
          <table:table-cell table:style-name="ce146" table:formula="of:=YEAR([.D44])" office:value-type="float" office:value="2014">
            <text:p>2014</text:p>
          </table:table-cell>
          <table:table-cell table:style-name="ce151" table:formula="of:=RIGHT(LEFT([.C44];4))" office:value-type="string" office:string-value="F">
            <text:p>F</text:p>
          </table:table-cell>
          <table:table-cell table:style-name="ce154" table:formula="of:=[.K44]&amp;[.H44]" office:value-type="string" office:string-value="FAP">
            <text:p>FAP</text:p>
          </table:table-cell>
          <table:table-cell table:style-name="ce151" table:formula="of:=[.L44]&amp;[.I44]" office:value-type="string" office:string-value="FAP">
            <text:p>FAP</text:p>
          </table:table-cell>
          <table:table-cell table:style-name="ce154" table:formula="of:=[.K44]&amp;[.J44]&amp;[.H44]" office:value-type="string" office:string-value="F2014AP">
            <text:p>F2014AP</text:p>
          </table:table-cell>
          <table:table-cell table:style-name="ce151" table:formula="of:=[.K44]&amp;[.J44]&amp;[.I44]" office:value-type="string" office:string-value="F2014">
            <text:p>F2014</text:p>
          </table:table-cell>
          <table:table-cell table:style-name="ce159"/>
          <table:table-cell/>
        </table:table-row>
        <table:table-row table:style-name="ro4">
          <table:table-cell table:style-name="ce8" office:value-type="string">
            <text:p>UN-MTN </text:p>
          </table:table-cell>
          <table:table-cell table:style-name="ce24" office:value-type="date" office:date-value="2018-03-03">
            <text:p>03/03/18</text:p>
          </table:table-cell>
          <table:table-cell table:style-name="ce39" office:value-type="string">
            <text:p>A12F141434</text:p>
          </table:table-cell>
          <table:table-cell table:style-name="ce56" office:value-type="date" office:date-value="2013-03-28">
            <text:p>28/03/13</text:p>
          </table:table-cell>
          <table:table-cell table:style-name="ce84" office:value-type="float" office:value="1.62">
            <text:p>1,62</text:p>
          </table:table-cell>
          <table:table-cell table:style-name="ce110" office:value-type="float" office:value="0.2">
            <text:p>0,20</text:p>
          </table:table-cell>
          <table:table-cell table:style-name="ce84" office:value-type="float" office:value="-4.2">
            <text:p>-4,20</text:p>
          </table:table-cell>
          <table:table-cell table:style-name="ce92" office:value-type="string">
            <text:p>AP</text:p>
          </table:table-cell>
          <table:table-cell table:style-name="ce137"/>
          <table:table-cell table:style-name="ce146" table:formula="of:=YEAR([.D45])" office:value-type="float" office:value="2013">
            <text:p>2013</text:p>
          </table:table-cell>
          <table:table-cell table:style-name="ce151" table:formula="of:=RIGHT(LEFT([.C45];4))" office:value-type="string" office:string-value="F">
            <text:p>F</text:p>
          </table:table-cell>
          <table:table-cell table:style-name="ce154" table:formula="of:=[.K45]&amp;[.H45]" office:value-type="string" office:string-value="FAP">
            <text:p>FAP</text:p>
          </table:table-cell>
          <table:table-cell table:style-name="ce151" table:formula="of:=[.L45]&amp;[.I45]" office:value-type="string" office:string-value="FAP">
            <text:p>FAP</text:p>
          </table:table-cell>
          <table:table-cell table:style-name="ce154" table:formula="of:=[.K45]&amp;[.J45]&amp;[.H45]" office:value-type="string" office:string-value="F2013AP">
            <text:p>F2013AP</text:p>
          </table:table-cell>
          <table:table-cell table:style-name="ce151" table:formula="of:=[.K45]&amp;[.J45]&amp;[.I45]" office:value-type="string" office:string-value="F2013">
            <text:p>F2013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7" office:value-type="string">
            <text:p>A17N282886</text:p>
          </table:table-cell>
          <table:table-cell table:style-name="ce55" office:value-type="date" office:date-value="2018-01-01">
            <text:p>01/01/18</text:p>
          </table:table-cell>
          <table:table-cell table:style-name="ce79" office:value-type="float" office:value="1.28">
            <text:p>1,28</text:p>
          </table:table-cell>
          <table:table-cell table:style-name="ce104" office:value-type="float" office:value="-0.4">
            <text:p>-0,40</text:p>
          </table:table-cell>
          <table:table-cell table:style-name="ce79" office:value-type="float" office:value="-1">
            <text:p>-1,00</text:p>
          </table:table-cell>
          <table:table-cell table:style-name="ce78" office:value-type="string">
            <text:p>AP</text:p>
          </table:table-cell>
          <table:table-cell table:style-name="ce136"/>
          <table:table-cell table:style-name="ce146" table:formula="of:=YEAR([.D46])" office:value-type="float" office:value="2018">
            <text:p>2018</text:p>
          </table:table-cell>
          <table:table-cell table:style-name="ce151" table:formula="of:=RIGHT(LEFT([.C46];4))" office:value-type="string" office:string-value="N">
            <text:p>N</text:p>
          </table:table-cell>
          <table:table-cell table:style-name="ce154" table:formula="of:=[.K46]&amp;[.H46]" office:value-type="string" office:string-value="NAP">
            <text:p>NAP</text:p>
          </table:table-cell>
          <table:table-cell table:style-name="ce151" table:formula="of:=[.L46]&amp;[.I46]" office:value-type="string" office:string-value="NAP">
            <text:p>NAP</text:p>
          </table:table-cell>
          <table:table-cell table:style-name="ce154" table:formula="of:=[.K46]&amp;[.J46]&amp;[.H46]" office:value-type="string" office:string-value="N2018AP">
            <text:p>N2018AP</text:p>
          </table:table-cell>
          <table:table-cell table:style-name="ce151" table:formula="of:=[.K46]&amp;[.J46]&amp;[.I46]" office:value-type="string" office:string-value="N2018">
            <text:p>N2018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4S404142</text:p>
          </table:table-cell>
          <table:table-cell table:style-name="ce55" office:value-type="date" office:date-value="2011-07-14">
            <text:p>14/07/11</text:p>
          </table:table-cell>
          <table:table-cell table:style-name="ce79" office:value-type="float" office:value="-0.74">
            <text:p>-0,74</text:p>
          </table:table-cell>
          <table:table-cell table:style-name="ce104" office:value-type="float" office:value="-1">
            <text:p>-1,00</text:p>
          </table:table-cell>
          <table:table-cell table:style-name="ce79" office:value-type="float" office:value="-1.6">
            <text:p>-1,60</text:p>
          </table:table-cell>
          <table:table-cell table:style-name="ce78" office:value-type="string">
            <text:p>AP</text:p>
          </table:table-cell>
          <table:table-cell table:style-name="ce136"/>
          <table:table-cell table:style-name="ce146" table:formula="of:=YEAR([.D47])" office:value-type="float" office:value="2011">
            <text:p>2011</text:p>
          </table:table-cell>
          <table:table-cell table:style-name="ce151" table:formula="of:=RIGHT(LEFT([.C47];4))" office:value-type="string" office:string-value="S">
            <text:p>S</text:p>
          </table:table-cell>
          <table:table-cell table:style-name="ce154" table:formula="of:=[.K47]&amp;[.H47]" office:value-type="string" office:string-value="SAP">
            <text:p>SAP</text:p>
          </table:table-cell>
          <table:table-cell table:style-name="ce151" table:formula="of:=[.L47]&amp;[.I47]" office:value-type="string" office:string-value="SAP">
            <text:p>SAP</text:p>
          </table:table-cell>
          <table:table-cell table:style-name="ce154" table:formula="of:=[.K47]&amp;[.J47]&amp;[.H47]" office:value-type="string" office:string-value="S2011AP">
            <text:p>S2011AP</text:p>
          </table:table-cell>
          <table:table-cell table:style-name="ce151" table:formula="of:=[.K47]&amp;[.J47]&amp;[.I47]" office:value-type="string" office:string-value="S2011">
            <text:p>S2011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7" office:value-type="string">
            <text:p>A06F308250</text:p>
          </table:table-cell>
          <table:table-cell table:style-name="ce55" office:value-type="date" office:date-value="2014-02-08">
            <text:p>08/02/14</text:p>
          </table:table-cell>
          <table:table-cell table:style-name="ce79" office:value-type="float" office:value="-0.38">
            <text:p>-0,38</text:p>
          </table:table-cell>
          <table:table-cell table:style-name="ce104" office:value-type="float" office:value="-0.8">
            <text:p>-0,80</text:p>
          </table:table-cell>
          <table:table-cell table:style-name="ce79" office:value-type="float" office:value="-10.2">
            <text:p>-10,20</text:p>
          </table:table-cell>
          <table:table-cell table:style-name="ce78" office:value-type="string">
            <text:p>RP1</text:p>
          </table:table-cell>
          <table:table-cell table:style-name="ce138" office:value-type="string">
            <text:p>N</text:p>
          </table:table-cell>
          <table:table-cell table:style-name="ce146" table:formula="of:=YEAR([.D48])" office:value-type="float" office:value="2014">
            <text:p>2014</text:p>
          </table:table-cell>
          <table:table-cell table:style-name="ce151" table:formula="of:=RIGHT(LEFT([.C48];4))" office:value-type="string" office:string-value="F">
            <text:p>F</text:p>
          </table:table-cell>
          <table:table-cell table:style-name="ce154" table:formula="of:=[.K48]&amp;[.H48]" office:value-type="string" office:string-value="FRP1">
            <text:p>FRP1</text:p>
          </table:table-cell>
          <table:table-cell table:style-name="ce151" table:formula="of:=[.L48]&amp;[.I48]" office:value-type="string" office:string-value="FRP1N">
            <text:p>FRP1N</text:p>
          </table:table-cell>
          <table:table-cell table:style-name="ce154" table:formula="of:=[.K48]&amp;[.J48]&amp;[.H48]" office:value-type="string" office:string-value="F2014RP1">
            <text:p>F2014RP1</text:p>
          </table:table-cell>
          <table:table-cell table:style-name="ce151" table:formula="of:=[.K48]&amp;[.J48]&amp;[.I48]" office:value-type="string" office:string-value="F2014N">
            <text:p>F2014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7" office:value-type="string">
            <text:p>A07F331597</text:p>
          </table:table-cell>
          <table:table-cell table:style-name="ce55" office:value-type="date" office:date-value="2008-03-20">
            <text:p>20/03/08</text:p>
          </table:table-cell>
          <table:table-cell table:style-name="ce79" office:value-type="float" office:value="0.8">
            <text:p>0,80</text:p>
          </table:table-cell>
          <table:table-cell table:style-name="ce104" office:value-type="float" office:value="-2.4">
            <text:p>-2,40</text:p>
          </table:table-cell>
          <table:table-cell table:style-name="ce79" office:value-type="float" office:value="-89.6">
            <text:p>-89,60</text:p>
          </table:table-cell>
          <table:table-cell table:style-name="ce78" office:value-type="string">
            <text:p>RP1</text:p>
          </table:table-cell>
          <table:table-cell table:style-name="ce139" office:value-type="string">
            <text:p>N</text:p>
          </table:table-cell>
          <table:table-cell table:style-name="ce146" table:formula="of:=YEAR([.D49])" office:value-type="float" office:value="2008">
            <text:p>2008</text:p>
          </table:table-cell>
          <table:table-cell table:style-name="ce151" table:formula="of:=RIGHT(LEFT([.C49];4))" office:value-type="string" office:string-value="F">
            <text:p>F</text:p>
          </table:table-cell>
          <table:table-cell table:style-name="ce154" table:formula="of:=[.K49]&amp;[.H49]" office:value-type="string" office:string-value="FRP1">
            <text:p>FRP1</text:p>
          </table:table-cell>
          <table:table-cell table:style-name="ce151" table:formula="of:=[.L49]&amp;[.I49]" office:value-type="string" office:string-value="FRP1N">
            <text:p>FRP1N</text:p>
          </table:table-cell>
          <table:table-cell table:style-name="ce154" table:formula="of:=[.K49]&amp;[.J49]&amp;[.H49]" office:value-type="string" office:string-value="F2008RP1">
            <text:p>F2008RP1</text:p>
          </table:table-cell>
          <table:table-cell table:style-name="ce151" table:formula="of:=[.K49]&amp;[.J49]&amp;[.I49]" office:value-type="string" office:string-value="F2008N">
            <text:p>F2008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11F288583</text:p>
          </table:table-cell>
          <table:table-cell table:style-name="ce57" office:value-type="date" office:date-value="2012-03-30">
            <text:p>30/03/12</text:p>
          </table:table-cell>
          <table:table-cell table:style-name="ce81" office:value-type="float" office:value="1.44">
            <text:p>1,44</text:p>
          </table:table-cell>
          <table:table-cell table:style-name="ce81" office:value-type="float" office:value="-1">
            <text:p>-1,00</text:p>
          </table:table-cell>
          <table:table-cell table:style-name="ce81" office:value-type="float" office:value="-27.6">
            <text:p>-27,60</text:p>
          </table:table-cell>
          <table:table-cell table:style-name="ce78" office:value-type="string">
            <text:p>RP1</text:p>
          </table:table-cell>
          <table:table-cell table:style-name="ce139" office:value-type="string">
            <text:p>N</text:p>
          </table:table-cell>
          <table:table-cell table:style-name="ce146" table:formula="of:=YEAR([.D50])" office:value-type="float" office:value="2012">
            <text:p>2012</text:p>
          </table:table-cell>
          <table:table-cell table:style-name="ce151" table:formula="of:=RIGHT(LEFT([.C50];4))" office:value-type="string" office:string-value="F">
            <text:p>F</text:p>
          </table:table-cell>
          <table:table-cell table:style-name="ce154" table:formula="of:=[.K50]&amp;[.H50]" office:value-type="string" office:string-value="FRP1">
            <text:p>FRP1</text:p>
          </table:table-cell>
          <table:table-cell table:style-name="ce151" table:formula="of:=[.L50]&amp;[.I50]" office:value-type="string" office:string-value="FRP1N">
            <text:p>FRP1N</text:p>
          </table:table-cell>
          <table:table-cell table:style-name="ce154" table:formula="of:=[.K50]&amp;[.J50]&amp;[.H50]" office:value-type="string" office:string-value="F2012RP1">
            <text:p>F2012RP1</text:p>
          </table:table-cell>
          <table:table-cell table:style-name="ce151" table:formula="of:=[.K50]&amp;[.J50]&amp;[.I50]" office:value-type="string" office:string-value="F2012N">
            <text:p>F2012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9F204721</text:p>
          </table:table-cell>
          <table:table-cell table:style-name="ce58" office:value-type="date" office:date-value="2013-07-12">
            <text:p>12/07/13</text:p>
          </table:table-cell>
          <table:table-cell table:style-name="ce81" office:value-type="float" office:value="0.66">
            <text:p>0,66</text:p>
          </table:table-cell>
          <table:table-cell table:style-name="ce81" office:value-type="float" office:value="0.4">
            <text:p>0,40</text:p>
          </table:table-cell>
          <table:table-cell table:style-name="ce81" office:value-type="float" office:value="-0.4">
            <text:p>-0,40</text:p>
          </table:table-cell>
          <table:table-cell table:style-name="ce78" office:value-type="string">
            <text:p>AP</text:p>
          </table:table-cell>
          <table:table-cell table:style-name="ce34"/>
          <table:table-cell table:style-name="ce146" table:formula="of:=YEAR([.D51])" office:value-type="float" office:value="2013">
            <text:p>2013</text:p>
          </table:table-cell>
          <table:table-cell table:style-name="ce151" table:formula="of:=RIGHT(LEFT([.C51];4))" office:value-type="string" office:string-value="F">
            <text:p>F</text:p>
          </table:table-cell>
          <table:table-cell table:style-name="ce154" table:formula="of:=[.K51]&amp;[.H51]" office:value-type="string" office:string-value="FAP">
            <text:p>FAP</text:p>
          </table:table-cell>
          <table:table-cell table:style-name="ce151" table:formula="of:=[.L51]&amp;[.I51]" office:value-type="string" office:string-value="FAP">
            <text:p>FAP</text:p>
          </table:table-cell>
          <table:table-cell table:style-name="ce154" table:formula="of:=[.K51]&amp;[.J51]&amp;[.H51]" office:value-type="string" office:string-value="F2013AP">
            <text:p>F2013AP</text:p>
          </table:table-cell>
          <table:table-cell table:style-name="ce151" table:formula="of:=[.K51]&amp;[.J51]&amp;[.I51]" office:value-type="string" office:string-value="F2013">
            <text:p>F2013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11F324459</text:p>
          </table:table-cell>
          <table:table-cell table:style-name="ce55" office:value-type="date" office:date-value="2012-04-19">
            <text:p>19/04/12</text:p>
          </table:table-cell>
          <table:table-cell table:style-name="ce82" office:value-type="float" office:value="1.12">
            <text:p>1,12</text:p>
          </table:table-cell>
          <table:table-cell table:style-name="ce82" office:value-type="float" office:value="-2.4">
            <text:p>-2,40</text:p>
          </table:table-cell>
          <table:table-cell table:style-name="ce81" office:value-type="float" office:value="-14.6">
            <text:p>-14,60</text:p>
          </table:table-cell>
          <table:table-cell table:style-name="ce78" office:value-type="string">
            <text:p>RP1</text:p>
          </table:table-cell>
          <table:table-cell table:style-name="ce139" office:value-type="string">
            <text:p>N</text:p>
          </table:table-cell>
          <table:table-cell table:style-name="ce146" table:formula="of:=YEAR([.D52])" office:value-type="float" office:value="2012">
            <text:p>2012</text:p>
          </table:table-cell>
          <table:table-cell table:style-name="ce151" table:formula="of:=RIGHT(LEFT([.C52];4))" office:value-type="string" office:string-value="F">
            <text:p>F</text:p>
          </table:table-cell>
          <table:table-cell table:style-name="ce154" table:formula="of:=[.K52]&amp;[.H52]" office:value-type="string" office:string-value="FRP1">
            <text:p>FRP1</text:p>
          </table:table-cell>
          <table:table-cell table:style-name="ce151" table:formula="of:=[.L52]&amp;[.I52]" office:value-type="string" office:string-value="FRP1N">
            <text:p>FRP1N</text:p>
          </table:table-cell>
          <table:table-cell table:style-name="ce154" table:formula="of:=[.K52]&amp;[.J52]&amp;[.H52]" office:value-type="string" office:string-value="F2012RP1">
            <text:p>F2012RP1</text:p>
          </table:table-cell>
          <table:table-cell table:style-name="ce151" table:formula="of:=[.K52]&amp;[.J52]&amp;[.I52]" office:value-type="string" office:string-value="F2012N">
            <text:p>F2012N</text:p>
          </table:table-cell>
          <table:table-cell table:style-name="ce160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3S023423</text:p>
          </table:table-cell>
          <table:table-cell table:style-name="ce55" office:value-type="date" office:date-value="2010-11-22">
            <text:p>22/11/10</text:p>
          </table:table-cell>
          <table:table-cell table:style-name="ce85" office:value-type="float" office:value="-1.8">
            <text:p>-1,80</text:p>
          </table:table-cell>
          <table:table-cell table:style-name="ce104" office:value-type="float" office:value="-1.6">
            <text:p>-1,60</text:p>
          </table:table-cell>
          <table:table-cell table:style-name="ce85" office:value-type="float" office:value="-1.2">
            <text:p>-1,20</text:p>
          </table:table-cell>
          <table:table-cell table:style-name="ce78" office:value-type="string">
            <text:p>AP</text:p>
          </table:table-cell>
          <table:table-cell table:style-name="ce139"/>
          <table:table-cell table:style-name="ce146" table:formula="of:=YEAR([.D53])" office:value-type="float" office:value="2010">
            <text:p>2010</text:p>
          </table:table-cell>
          <table:table-cell table:style-name="ce151" table:formula="of:=RIGHT(LEFT([.C53];4))" office:value-type="string" office:string-value="S">
            <text:p>S</text:p>
          </table:table-cell>
          <table:table-cell table:style-name="ce154" table:formula="of:=[.K53]&amp;[.H53]" office:value-type="string" office:string-value="SAP">
            <text:p>SAP</text:p>
          </table:table-cell>
          <table:table-cell table:style-name="ce151" table:formula="of:=[.L53]&amp;[.I53]" office:value-type="string" office:string-value="SAP">
            <text:p>SAP</text:p>
          </table:table-cell>
          <table:table-cell table:style-name="ce154" table:formula="of:=[.K53]&amp;[.J53]&amp;[.H53]" office:value-type="string" office:string-value="S2010AP">
            <text:p>S2010AP</text:p>
          </table:table-cell>
          <table:table-cell table:style-name="ce151" table:formula="of:=[.K53]&amp;[.J53]&amp;[.I53]" office:value-type="string" office:string-value="S2010">
            <text:p>S2010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4S051387</text:p>
          </table:table-cell>
          <table:table-cell table:style-name="ce55" office:value-type="date" office:date-value="2012-02-09">
            <text:p>09/02/12</text:p>
          </table:table-cell>
          <table:table-cell table:style-name="ce83" office:value-type="float" office:value="-4.16">
            <text:p>-4,16</text:p>
          </table:table-cell>
          <table:table-cell table:style-name="ce83" office:value-type="float" office:value="-3.2">
            <text:p>-3,20</text:p>
          </table:table-cell>
          <table:table-cell table:style-name="ce83" office:value-type="float" office:value="-6.4">
            <text:p>-6,40</text:p>
          </table:table-cell>
          <table:table-cell table:style-name="ce78" office:value-type="string">
            <text:p>AP</text:p>
          </table:table-cell>
          <table:table-cell table:style-name="ce136"/>
          <table:table-cell table:style-name="ce146" table:formula="of:=YEAR([.D54])" office:value-type="float" office:value="2012">
            <text:p>2012</text:p>
          </table:table-cell>
          <table:table-cell table:style-name="ce151" table:formula="of:=RIGHT(LEFT([.C54];4))" office:value-type="string" office:string-value="S">
            <text:p>S</text:p>
          </table:table-cell>
          <table:table-cell table:style-name="ce154" table:formula="of:=[.K54]&amp;[.H54]" office:value-type="string" office:string-value="SAP">
            <text:p>SAP</text:p>
          </table:table-cell>
          <table:table-cell table:style-name="ce151" table:formula="of:=[.L54]&amp;[.I54]" office:value-type="string" office:string-value="SAP">
            <text:p>SAP</text:p>
          </table:table-cell>
          <table:table-cell table:style-name="ce154" table:formula="of:=[.K54]&amp;[.J54]&amp;[.H54]" office:value-type="string" office:string-value="S2012AP">
            <text:p>S2012AP</text:p>
          </table:table-cell>
          <table:table-cell table:style-name="ce151" table:formula="of:=[.K54]&amp;[.J54]&amp;[.I54]" office:value-type="string" office:string-value="S2012">
            <text:p>S2012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2S223471</text:p>
          </table:table-cell>
          <table:table-cell table:style-name="ce55" office:value-type="date" office:date-value="2010-09-16">
            <text:p>16/09/10</text:p>
          </table:table-cell>
          <table:table-cell table:style-name="ce79" office:value-type="float" office:value="-1.68">
            <text:p>-1,68</text:p>
          </table:table-cell>
          <table:table-cell table:style-name="ce104" office:value-type="float" office:value="-0.8">
            <text:p>-0,80</text:p>
          </table:table-cell>
          <table:table-cell table:style-name="ce79" office:value-type="float" office:value="-1">
            <text:p>-1,00</text:p>
          </table:table-cell>
          <table:table-cell table:style-name="ce78" office:value-type="string">
            <text:p>AP</text:p>
          </table:table-cell>
          <table:table-cell table:style-name="ce136"/>
          <table:table-cell table:style-name="ce146" table:formula="of:=YEAR([.D55])" office:value-type="float" office:value="2010">
            <text:p>2010</text:p>
          </table:table-cell>
          <table:table-cell table:style-name="ce151" table:formula="of:=RIGHT(LEFT([.C55];4))" office:value-type="string" office:string-value="S">
            <text:p>S</text:p>
          </table:table-cell>
          <table:table-cell table:style-name="ce154" table:formula="of:=[.K55]&amp;[.H55]" office:value-type="string" office:string-value="SAP">
            <text:p>SAP</text:p>
          </table:table-cell>
          <table:table-cell table:style-name="ce151" table:formula="of:=[.L55]&amp;[.I55]" office:value-type="string" office:string-value="SAP">
            <text:p>SAP</text:p>
          </table:table-cell>
          <table:table-cell table:style-name="ce154" table:formula="of:=[.K55]&amp;[.J55]&amp;[.H55]" office:value-type="string" office:string-value="S2010AP">
            <text:p>S2010AP</text:p>
          </table:table-cell>
          <table:table-cell table:style-name="ce151" table:formula="of:=[.K55]&amp;[.J55]&amp;[.I55]" office:value-type="string" office:string-value="S2010">
            <text:p>S2010</text:p>
          </table:table-cell>
          <table:table-cell table:style-name="ce156"/>
          <table:table-cell/>
        </table:table-row>
        <table:table-row table:style-name="ro4">
          <table:table-cell table:style-name="ce5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8F349736</text:p>
          </table:table-cell>
          <table:table-cell table:style-name="ce55" office:value-type="date" office:date-value="2011-06-06">
            <text:p>06/06/11</text:p>
          </table:table-cell>
          <table:table-cell table:style-name="ce79" office:value-type="float" office:value="-2.36">
            <text:p>-2,36</text:p>
          </table:table-cell>
          <table:table-cell table:style-name="ce104" office:value-type="float" office:value="-1.8">
            <text:p>-1,80</text:p>
          </table:table-cell>
          <table:table-cell table:style-name="ce79" office:value-type="float" office:value="-31.4">
            <text:p>-31,40</text:p>
          </table:table-cell>
          <table:table-cell table:style-name="ce78" office:value-type="string">
            <text:p>RP1</text:p>
          </table:table-cell>
          <table:table-cell table:style-name="ce136" office:value-type="string">
            <text:p>N</text:p>
          </table:table-cell>
          <table:table-cell table:style-name="ce146" table:formula="of:=YEAR([.D56])" office:value-type="float" office:value="2011">
            <text:p>2011</text:p>
          </table:table-cell>
          <table:table-cell table:style-name="ce151" table:formula="of:=RIGHT(LEFT([.C56];4))" office:value-type="string" office:string-value="F">
            <text:p>F</text:p>
          </table:table-cell>
          <table:table-cell table:style-name="ce154" table:formula="of:=[.K56]&amp;[.H56]" office:value-type="string" office:string-value="FRP1">
            <text:p>FRP1</text:p>
          </table:table-cell>
          <table:table-cell table:style-name="ce151" table:formula="of:=[.L56]&amp;[.I56]" office:value-type="string" office:string-value="FRP1N">
            <text:p>FRP1N</text:p>
          </table:table-cell>
          <table:table-cell table:style-name="ce154" table:formula="of:=[.K56]&amp;[.J56]&amp;[.H56]" office:value-type="string" office:string-value="F2011RP1">
            <text:p>F2011RP1</text:p>
          </table:table-cell>
          <table:table-cell table:style-name="ce151" table:formula="of:=[.K56]&amp;[.J56]&amp;[.I56]" office:value-type="string" office:string-value="F2011N">
            <text:p>F2011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12F141501</text:p>
          </table:table-cell>
          <table:table-cell table:style-name="ce55" office:value-type="date" office:date-value="2013-03-06">
            <text:p>06/03/13</text:p>
          </table:table-cell>
          <table:table-cell table:style-name="ce79" office:value-type="float" office:value="-1.28">
            <text:p>-1,28</text:p>
          </table:table-cell>
          <table:table-cell table:style-name="ce104" office:value-type="float" office:value="-1">
            <text:p>-1,00</text:p>
          </table:table-cell>
          <table:table-cell table:style-name="ce79" office:value-type="float" office:value="-10.8">
            <text:p>-10,80</text:p>
          </table:table-cell>
          <table:table-cell table:style-name="ce78" office:value-type="string">
            <text:p>RP1</text:p>
          </table:table-cell>
          <table:table-cell table:style-name="ce136" office:value-type="string">
            <text:p>N</text:p>
          </table:table-cell>
          <table:table-cell table:style-name="ce146" table:formula="of:=YEAR([.D57])" office:value-type="float" office:value="2013">
            <text:p>2013</text:p>
          </table:table-cell>
          <table:table-cell table:style-name="ce151" table:formula="of:=RIGHT(LEFT([.C57];4))" office:value-type="string" office:string-value="F">
            <text:p>F</text:p>
          </table:table-cell>
          <table:table-cell table:style-name="ce154" table:formula="of:=[.K57]&amp;[.H57]" office:value-type="string" office:string-value="FRP1">
            <text:p>FRP1</text:p>
          </table:table-cell>
          <table:table-cell table:style-name="ce151" table:formula="of:=[.L57]&amp;[.I57]" office:value-type="string" office:string-value="FRP1N">
            <text:p>FRP1N</text:p>
          </table:table-cell>
          <table:table-cell table:style-name="ce154" table:formula="of:=[.K57]&amp;[.J57]&amp;[.H57]" office:value-type="string" office:string-value="F2013RP1">
            <text:p>F2013RP1</text:p>
          </table:table-cell>
          <table:table-cell table:style-name="ce151" table:formula="of:=[.K57]&amp;[.J57]&amp;[.I57]" office:value-type="string" office:string-value="F2013N">
            <text:p>F2013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8F404756</text:p>
          </table:table-cell>
          <table:table-cell table:style-name="ce55" office:value-type="date" office:date-value="2008-08-28">
            <text:p>28/08/08</text:p>
          </table:table-cell>
          <table:table-cell table:style-name="ce79" office:value-type="float" office:value="-1.96">
            <text:p>-1,96</text:p>
          </table:table-cell>
          <table:table-cell table:style-name="ce104" office:value-type="float" office:value="-1.6">
            <text:p>-1,60</text:p>
          </table:table-cell>
          <table:table-cell table:style-name="ce79" office:value-type="float" office:value="-33.2">
            <text:p>-33,20</text:p>
          </table:table-cell>
          <table:table-cell table:style-name="ce78" office:value-type="string">
            <text:p>RP1</text:p>
          </table:table-cell>
          <table:table-cell table:style-name="ce136" office:value-type="string">
            <text:p>N</text:p>
          </table:table-cell>
          <table:table-cell table:style-name="ce146" table:formula="of:=YEAR([.D58])" office:value-type="float" office:value="2008">
            <text:p>2008</text:p>
          </table:table-cell>
          <table:table-cell table:style-name="ce151" table:formula="of:=RIGHT(LEFT([.C58];4))" office:value-type="string" office:string-value="F">
            <text:p>F</text:p>
          </table:table-cell>
          <table:table-cell table:style-name="ce154" table:formula="of:=[.K58]&amp;[.H58]" office:value-type="string" office:string-value="FRP1">
            <text:p>FRP1</text:p>
          </table:table-cell>
          <table:table-cell table:style-name="ce151" table:formula="of:=[.L58]&amp;[.I58]" office:value-type="string" office:string-value="FRP1N">
            <text:p>FRP1N</text:p>
          </table:table-cell>
          <table:table-cell table:style-name="ce154" table:formula="of:=[.K58]&amp;[.J58]&amp;[.H58]" office:value-type="string" office:string-value="F2008RP1">
            <text:p>F2008RP1</text:p>
          </table:table-cell>
          <table:table-cell table:style-name="ce151" table:formula="of:=[.K58]&amp;[.J58]&amp;[.I58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3S159393</text:p>
          </table:table-cell>
          <table:table-cell table:style-name="ce55" office:value-type="date" office:date-value="2011-02-07">
            <text:p>07/02/11</text:p>
          </table:table-cell>
          <table:table-cell table:style-name="ce79" office:value-type="float" office:value="-2.2">
            <text:p>-2,20</text:p>
          </table:table-cell>
          <table:table-cell table:style-name="ce104" office:value-type="float" office:value="-1">
            <text:p>-1,00</text:p>
          </table:table-cell>
          <table:table-cell table:style-name="ce79" office:value-type="float" office:value="-0.6">
            <text:p>-0,60</text:p>
          </table:table-cell>
          <table:table-cell table:style-name="ce78" office:value-type="string">
            <text:p>AP</text:p>
          </table:table-cell>
          <table:table-cell table:style-name="ce136"/>
          <table:table-cell table:style-name="ce146" table:formula="of:=YEAR([.D59])" office:value-type="float" office:value="2011">
            <text:p>2011</text:p>
          </table:table-cell>
          <table:table-cell table:style-name="ce151" table:formula="of:=RIGHT(LEFT([.C59];4))" office:value-type="string" office:string-value="S">
            <text:p>S</text:p>
          </table:table-cell>
          <table:table-cell table:style-name="ce154" table:formula="of:=[.K59]&amp;[.H59]" office:value-type="string" office:string-value="SAP">
            <text:p>SAP</text:p>
          </table:table-cell>
          <table:table-cell table:style-name="ce151" table:formula="of:=[.L59]&amp;[.I59]" office:value-type="string" office:string-value="SAP">
            <text:p>SAP</text:p>
          </table:table-cell>
          <table:table-cell table:style-name="ce154" table:formula="of:=[.K59]&amp;[.J59]&amp;[.H59]" office:value-type="string" office:string-value="S2011AP">
            <text:p>S2011AP</text:p>
          </table:table-cell>
          <table:table-cell table:style-name="ce151" table:formula="of:=[.K59]&amp;[.J59]&amp;[.I59]" office:value-type="string" office:string-value="S2011">
            <text:p>S2011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8F232240</text:p>
          </table:table-cell>
          <table:table-cell table:style-name="ce55" office:value-type="date" office:date-value="2008-05-29">
            <text:p>29/05/08</text:p>
          </table:table-cell>
          <table:table-cell table:style-name="ce81" office:value-type="float" office:value="-0.08">
            <text:p>-0,08</text:p>
          </table:table-cell>
          <table:table-cell table:style-name="ce81" office:value-type="float" office:value="1.2">
            <text:p>1,20</text:p>
          </table:table-cell>
          <table:table-cell table:style-name="ce81" office:value-type="float" office:value="-18.2">
            <text:p>-18,20</text:p>
          </table:table-cell>
          <table:table-cell table:style-name="ce78" office:value-type="string">
            <text:p>RP1</text:p>
          </table:table-cell>
          <table:table-cell table:style-name="ce136" office:value-type="string">
            <text:p>N</text:p>
          </table:table-cell>
          <table:table-cell table:style-name="ce146" table:formula="of:=YEAR([.D60])" office:value-type="float" office:value="2008">
            <text:p>2008</text:p>
          </table:table-cell>
          <table:table-cell table:style-name="ce151" table:formula="of:=RIGHT(LEFT([.C60];4))" office:value-type="string" office:string-value="F">
            <text:p>F</text:p>
          </table:table-cell>
          <table:table-cell table:style-name="ce154" table:formula="of:=[.K60]&amp;[.H60]" office:value-type="string" office:string-value="FRP1">
            <text:p>FRP1</text:p>
          </table:table-cell>
          <table:table-cell table:style-name="ce151" table:formula="of:=[.L60]&amp;[.I60]" office:value-type="string" office:string-value="FRP1N">
            <text:p>FRP1N</text:p>
          </table:table-cell>
          <table:table-cell table:style-name="ce154" table:formula="of:=[.K60]&amp;[.J60]&amp;[.H60]" office:value-type="string" office:string-value="F2008RP1">
            <text:p>F2008RP1</text:p>
          </table:table-cell>
          <table:table-cell table:style-name="ce151" table:formula="of:=[.K60]&amp;[.J60]&amp;[.I60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5" office:value-type="string">
            <text:p>A13S283393</text:p>
          </table:table-cell>
          <table:table-cell table:style-name="ce53" office:value-type="date" office:date-value="2015-02-11">
            <text:p>11/02/15</text:p>
          </table:table-cell>
          <table:table-cell table:style-name="ce83" office:value-type="float" office:value="1.2">
            <text:p>1,20</text:p>
          </table:table-cell>
          <table:table-cell table:style-name="ce83" office:value-type="float" office:value="4">
            <text:p>4,00</text:p>
          </table:table-cell>
          <table:table-cell table:style-name="ce83" office:value-type="float" office:value="1.2">
            <text:p>1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61])" office:value-type="float" office:value="2015">
            <text:p>2015</text:p>
          </table:table-cell>
          <table:table-cell table:style-name="ce151" table:formula="of:=RIGHT(LEFT([.C61];4))" office:value-type="string" office:string-value="S">
            <text:p>S</text:p>
          </table:table-cell>
          <table:table-cell table:style-name="ce154" table:formula="of:=[.K61]&amp;[.H61]" office:value-type="string" office:string-value="SAP">
            <text:p>SAP</text:p>
          </table:table-cell>
          <table:table-cell table:style-name="ce151" table:formula="of:=[.L61]&amp;[.I61]" office:value-type="string" office:string-value="SAP">
            <text:p>SAP</text:p>
          </table:table-cell>
          <table:table-cell table:style-name="ce154" table:formula="of:=[.K61]&amp;[.J61]&amp;[.H61]" office:value-type="string" office:string-value="S2015AP">
            <text:p>S2015AP</text:p>
          </table:table-cell>
          <table:table-cell table:style-name="ce151" table:formula="of:=[.K61]&amp;[.J61]&amp;[.I61]" office:value-type="string" office:string-value="S2015">
            <text:p>S2015</text:p>
          </table:table-cell>
          <table:table-cell table:style-name="ce163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12F140304</text:p>
          </table:table-cell>
          <table:table-cell table:style-name="ce58" office:value-type="date" office:date-value="2013-01-18">
            <text:p>18/01/13</text:p>
          </table:table-cell>
          <table:table-cell table:style-name="ce81" office:value-type="float" office:value="-0.56">
            <text:p>-0,56</text:p>
          </table:table-cell>
          <table:table-cell table:style-name="ce81" office:value-type="float" office:value="-0.2">
            <text:p>-0,20</text:p>
          </table:table-cell>
          <table:table-cell table:style-name="ce81" office:value-type="float" office:value="-18">
            <text:p>-18,00</text:p>
          </table:table-cell>
          <table:table-cell table:style-name="ce83" office:value-type="string">
            <text:p>RP1</text:p>
          </table:table-cell>
          <table:table-cell table:style-name="ce83" office:value-type="string">
            <text:p>N</text:p>
          </table:table-cell>
          <table:table-cell table:style-name="ce146" table:formula="of:=YEAR([.D62])" office:value-type="float" office:value="2013">
            <text:p>2013</text:p>
          </table:table-cell>
          <table:table-cell table:style-name="ce151" table:formula="of:=RIGHT(LEFT([.C62];4))" office:value-type="string" office:string-value="F">
            <text:p>F</text:p>
          </table:table-cell>
          <table:table-cell table:style-name="ce154" table:formula="of:=[.K62]&amp;[.H62]" office:value-type="string" office:string-value="FRP1">
            <text:p>FRP1</text:p>
          </table:table-cell>
          <table:table-cell table:style-name="ce151" table:formula="of:=[.L62]&amp;[.I62]" office:value-type="string" office:string-value="FRP1N">
            <text:p>FRP1N</text:p>
          </table:table-cell>
          <table:table-cell table:style-name="ce154" table:formula="of:=[.K62]&amp;[.J62]&amp;[.H62]" office:value-type="string" office:string-value="F2013RP1">
            <text:p>F2013RP1</text:p>
          </table:table-cell>
          <table:table-cell table:style-name="ce151" table:formula="of:=[.K62]&amp;[.J62]&amp;[.I62]" office:value-type="string" office:string-value="F2013N">
            <text:p>F2013N</text:p>
          </table:table-cell>
          <table:table-cell table:style-name="ce156"/>
          <table:table-cell/>
        </table:table-row>
        <table:table-row table:style-name="ro4">
          <table:table-cell table:style-name="ce7" office:value-type="string">
            <text:p>UN-MTL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9F041140</text:p>
          </table:table-cell>
          <table:table-cell table:style-name="ce58" office:value-type="date" office:date-value="2009-04-22">
            <text:p>22/04/09</text:p>
          </table:table-cell>
          <table:table-cell table:style-name="ce81" office:value-type="float" office:value="-1">
            <text:p>-1,00</text:p>
          </table:table-cell>
          <table:table-cell table:style-name="ce81" office:value-type="float" office:value="0">
            <text:p>0,00</text:p>
          </table:table-cell>
          <table:table-cell table:style-name="ce81" office:value-type="float" office:value="-13.8">
            <text:p>-13,80</text:p>
          </table:table-cell>
          <table:table-cell table:style-name="ce78" office:value-type="string">
            <text:p>RP1</text:p>
          </table:table-cell>
          <table:table-cell table:style-name="ce83" office:value-type="string">
            <text:p>N</text:p>
          </table:table-cell>
          <table:table-cell table:style-name="ce146" table:formula="of:=YEAR([.D63])" office:value-type="float" office:value="2009">
            <text:p>2009</text:p>
          </table:table-cell>
          <table:table-cell table:style-name="ce151" table:formula="of:=RIGHT(LEFT([.C63];4))" office:value-type="string" office:string-value="F">
            <text:p>F</text:p>
          </table:table-cell>
          <table:table-cell table:style-name="ce154" table:formula="of:=[.K63]&amp;[.H63]" office:value-type="string" office:string-value="FRP1">
            <text:p>FRP1</text:p>
          </table:table-cell>
          <table:table-cell table:style-name="ce151" table:formula="of:=[.L63]&amp;[.I63]" office:value-type="string" office:string-value="FRP1N">
            <text:p>FRP1N</text:p>
          </table:table-cell>
          <table:table-cell table:style-name="ce154" table:formula="of:=[.K63]&amp;[.J63]&amp;[.H63]" office:value-type="string" office:string-value="F2009RP1">
            <text:p>F2009RP1</text:p>
          </table:table-cell>
          <table:table-cell table:style-name="ce151" table:formula="of:=[.K63]&amp;[.J63]&amp;[.I63]" office:value-type="string" office:string-value="F2009N">
            <text:p>F2009N</text:p>
          </table:table-cell>
          <table:table-cell table:style-name="ce164"/>
          <table:table-cell/>
        </table:table-row>
        <table:table-row table:style-name="ro4">
          <table:table-cell table:style-name="ce7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9F161777</text:p>
          </table:table-cell>
          <table:table-cell table:style-name="ce55" office:value-type="date" office:date-value="2011-06-15">
            <text:p>15/06/11</text:p>
          </table:table-cell>
          <table:table-cell table:style-name="ce81" office:value-type="float" office:value="0.4">
            <text:p>0,40</text:p>
          </table:table-cell>
          <table:table-cell table:style-name="ce81" office:value-type="float" office:value="-0.5">
            <text:p>-0,50</text:p>
          </table:table-cell>
          <table:table-cell table:style-name="ce81" office:value-type="float" office:value="-4.5">
            <text:p>-4,5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64])" office:value-type="float" office:value="2011">
            <text:p>2011</text:p>
          </table:table-cell>
          <table:table-cell table:style-name="ce151" table:formula="of:=RIGHT(LEFT([.C64];4))" office:value-type="string" office:string-value="F">
            <text:p>F</text:p>
          </table:table-cell>
          <table:table-cell table:style-name="ce154" table:formula="of:=[.K64]&amp;[.H64]" office:value-type="string" office:string-value="FAP">
            <text:p>FAP</text:p>
          </table:table-cell>
          <table:table-cell table:style-name="ce151" table:formula="of:=[.L64]&amp;[.I64]" office:value-type="string" office:string-value="FAP">
            <text:p>FAP</text:p>
          </table:table-cell>
          <table:table-cell table:style-name="ce154" table:formula="of:=[.K64]&amp;[.J64]&amp;[.H64]" office:value-type="string" office:string-value="F2011AP">
            <text:p>F2011AP</text:p>
          </table:table-cell>
          <table:table-cell table:style-name="ce151" table:formula="of:=[.K64]&amp;[.J64]&amp;[.I64]" office:value-type="string" office:string-value="F2011">
            <text:p>F2011</text:p>
          </table:table-cell>
          <table:table-cell table:style-name="ce16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11F180690</text:p>
          </table:table-cell>
          <table:table-cell table:style-name="ce55" office:value-type="date" office:date-value="2017-06-22">
            <text:p>22/06/17</text:p>
          </table:table-cell>
          <table:table-cell table:style-name="ce79" office:value-type="float" office:value="5.24">
            <text:p>5,24</text:p>
          </table:table-cell>
          <table:table-cell table:style-name="ce104" office:value-type="float" office:value="5.4">
            <text:p>5,40</text:p>
          </table:table-cell>
          <table:table-cell table:style-name="ce79" office:value-type="float" office:value="-7.6">
            <text:p>-7,60</text:p>
          </table:table-cell>
          <table:table-cell table:style-name="ce78" office:value-type="string">
            <text:p>RP2</text:p>
          </table:table-cell>
          <table:table-cell table:style-name="ce81" office:value-type="string">
            <text:p>P</text:p>
          </table:table-cell>
          <table:table-cell table:style-name="ce146" table:formula="of:=YEAR([.D65])" office:value-type="float" office:value="2017">
            <text:p>2017</text:p>
          </table:table-cell>
          <table:table-cell table:style-name="ce151" table:formula="of:=RIGHT(LEFT([.C65];4))" office:value-type="string" office:string-value="F">
            <text:p>F</text:p>
          </table:table-cell>
          <table:table-cell table:style-name="ce154" table:formula="of:=[.K65]&amp;[.H65]" office:value-type="string" office:string-value="FRP2">
            <text:p>FRP2</text:p>
          </table:table-cell>
          <table:table-cell table:style-name="ce151" table:formula="of:=[.L65]&amp;[.I65]" office:value-type="string" office:string-value="FRP2P">
            <text:p>FRP2P</text:p>
          </table:table-cell>
          <table:table-cell table:style-name="ce154" table:formula="of:=[.K65]&amp;[.J65]&amp;[.H65]" office:value-type="string" office:string-value="F2017RP2">
            <text:p>F2017RP2</text:p>
          </table:table-cell>
          <table:table-cell table:style-name="ce151" table:formula="of:=[.K65]&amp;[.J65]&amp;[.I65]" office:value-type="string" office:string-value="F2017P">
            <text:p>F2017P</text:p>
          </table:table-cell>
          <table:table-cell table:style-name="ce164"/>
          <table:table-cell/>
        </table:table-row>
        <table:table-row table:style-name="ro4">
          <table:table-cell table:style-name="ce4" office:value-type="string">
            <text:p>GCOPE MED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11F230587</text:p>
          </table:table-cell>
          <table:table-cell table:style-name="ce58" office:value-type="date" office:date-value="2014-12-15">
            <text:p>15/12/14</text:p>
          </table:table-cell>
          <table:table-cell table:style-name="ce79" office:value-type="float" office:value="-3.02">
            <text:p>-3,02</text:p>
          </table:table-cell>
          <table:table-cell table:style-name="ce104" office:value-type="float" office:value="-2.4">
            <text:p>-2,40</text:p>
          </table:table-cell>
          <table:table-cell table:style-name="ce79" office:value-type="float" office:value="-7.2">
            <text:p>-7,20</text:p>
          </table:table-cell>
          <table:table-cell table:style-name="ce78" office:value-type="string">
            <text:p>AP</text:p>
          </table:table-cell>
          <table:table-cell table:style-name="ce83"/>
          <table:table-cell table:style-name="ce146" table:formula="of:=YEAR([.D66])" office:value-type="float" office:value="2014">
            <text:p>2014</text:p>
          </table:table-cell>
          <table:table-cell table:style-name="ce151" table:formula="of:=RIGHT(LEFT([.C66];4))" office:value-type="string" office:string-value="F">
            <text:p>F</text:p>
          </table:table-cell>
          <table:table-cell table:style-name="ce154" table:formula="of:=[.K66]&amp;[.H66]" office:value-type="string" office:string-value="FAP">
            <text:p>FAP</text:p>
          </table:table-cell>
          <table:table-cell table:style-name="ce151" table:formula="of:=[.L66]&amp;[.I66]" office:value-type="string" office:string-value="FAP">
            <text:p>FAP</text:p>
          </table:table-cell>
          <table:table-cell table:style-name="ce154" table:formula="of:=[.K66]&amp;[.J66]&amp;[.H66]" office:value-type="string" office:string-value="F2014AP">
            <text:p>F2014AP</text:p>
          </table:table-cell>
          <table:table-cell table:style-name="ce151" table:formula="of:=[.K66]&amp;[.J66]&amp;[.I66]" office:value-type="string" office:string-value="F2014">
            <text:p>F2014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9F247870</text:p>
          </table:table-cell>
          <table:table-cell table:style-name="ce58" office:value-type="date" office:date-value="2014-01-28">
            <text:p>28/01/14</text:p>
          </table:table-cell>
          <table:table-cell table:style-name="ce79" office:value-type="float" office:value="-0.42">
            <text:p>-0,42</text:p>
          </table:table-cell>
          <table:table-cell table:style-name="ce104" office:value-type="float" office:value="-1.2">
            <text:p>-1,20</text:p>
          </table:table-cell>
          <table:table-cell table:style-name="ce79" office:value-type="float" office:value="-21.8">
            <text:p>-21,80</text:p>
          </table:table-cell>
          <table:table-cell table:style-name="ce78" office:value-type="string">
            <text:p>RP1</text:p>
          </table:table-cell>
          <table:table-cell table:style-name="ce83" office:value-type="string">
            <text:p>N</text:p>
          </table:table-cell>
          <table:table-cell table:style-name="ce146" table:formula="of:=YEAR([.D67])" office:value-type="float" office:value="2014">
            <text:p>2014</text:p>
          </table:table-cell>
          <table:table-cell table:style-name="ce151" table:formula="of:=RIGHT(LEFT([.C67];4))" office:value-type="string" office:string-value="F">
            <text:p>F</text:p>
          </table:table-cell>
          <table:table-cell table:style-name="ce154" table:formula="of:=[.K67]&amp;[.H67]" office:value-type="string" office:string-value="FRP1">
            <text:p>FRP1</text:p>
          </table:table-cell>
          <table:table-cell table:style-name="ce151" table:formula="of:=[.L67]&amp;[.I67]" office:value-type="string" office:string-value="FRP1N">
            <text:p>FRP1N</text:p>
          </table:table-cell>
          <table:table-cell table:style-name="ce154" table:formula="of:=[.K67]&amp;[.J67]&amp;[.H67]" office:value-type="string" office:string-value="F2014RP1">
            <text:p>F2014RP1</text:p>
          </table:table-cell>
          <table:table-cell table:style-name="ce151" table:formula="of:=[.K67]&amp;[.J67]&amp;[.I67]" office:value-type="string" office:string-value="F2014N">
            <text:p>F2014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9F037252</text:p>
          </table:table-cell>
          <table:table-cell table:style-name="ce58" office:value-type="date" office:date-value="2009-05-20">
            <text:p>20/05/09</text:p>
          </table:table-cell>
          <table:table-cell table:style-name="ce79" office:value-type="float" office:value="-3.04">
            <text:p>-3,04</text:p>
          </table:table-cell>
          <table:table-cell table:style-name="ce104" office:value-type="float" office:value="-2.2">
            <text:p>-2,20</text:p>
          </table:table-cell>
          <table:table-cell table:style-name="ce79" office:value-type="float" office:value="-22.8">
            <text:p>-22,80</text:p>
          </table:table-cell>
          <table:table-cell table:style-name="ce78" office:value-type="string">
            <text:p>RP1</text:p>
          </table:table-cell>
          <table:table-cell table:style-name="ce83" office:value-type="string">
            <text:p>N</text:p>
          </table:table-cell>
          <table:table-cell table:style-name="ce146" table:formula="of:=YEAR([.D68])" office:value-type="float" office:value="2009">
            <text:p>2009</text:p>
          </table:table-cell>
          <table:table-cell table:style-name="ce151" table:formula="of:=RIGHT(LEFT([.C68];4))" office:value-type="string" office:string-value="F">
            <text:p>F</text:p>
          </table:table-cell>
          <table:table-cell table:style-name="ce154" table:formula="of:=[.K68]&amp;[.H68]" office:value-type="string" office:string-value="FRP1">
            <text:p>FRP1</text:p>
          </table:table-cell>
          <table:table-cell table:style-name="ce151" table:formula="of:=[.L68]&amp;[.I68]" office:value-type="string" office:string-value="FRP1N">
            <text:p>FRP1N</text:p>
          </table:table-cell>
          <table:table-cell table:style-name="ce154" table:formula="of:=[.K68]&amp;[.J68]&amp;[.H68]" office:value-type="string" office:string-value="F2009RP1">
            <text:p>F2009RP1</text:p>
          </table:table-cell>
          <table:table-cell table:style-name="ce151" table:formula="of:=[.K68]&amp;[.J68]&amp;[.I68]" office:value-type="string" office:string-value="F2009N">
            <text:p>F2009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11N248336</text:p>
          </table:table-cell>
          <table:table-cell table:style-name="ce55" office:value-type="date" office:date-value="2011-10-24">
            <text:p>24/10/11</text:p>
          </table:table-cell>
          <table:table-cell table:style-name="ce79" office:value-type="float" office:value="-0.15">
            <text:p>-0,15</text:p>
          </table:table-cell>
          <table:table-cell table:style-name="ce104" office:value-type="float" office:value="0">
            <text:p>0,00</text:p>
          </table:table-cell>
          <table:table-cell table:style-name="ce79" office:value-type="float" office:value="-6.5">
            <text:p>-6,5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69])" office:value-type="float" office:value="2011">
            <text:p>2011</text:p>
          </table:table-cell>
          <table:table-cell table:style-name="ce151" table:formula="of:=RIGHT(LEFT([.C69];4))" office:value-type="string" office:string-value="N">
            <text:p>N</text:p>
          </table:table-cell>
          <table:table-cell table:style-name="ce154" table:formula="of:=[.K69]&amp;[.H69]" office:value-type="string" office:string-value="NAP">
            <text:p>NAP</text:p>
          </table:table-cell>
          <table:table-cell table:style-name="ce151" table:formula="of:=[.L69]&amp;[.I69]" office:value-type="string" office:string-value="NAP">
            <text:p>NAP</text:p>
          </table:table-cell>
          <table:table-cell table:style-name="ce154" table:formula="of:=[.K69]&amp;[.J69]&amp;[.H69]" office:value-type="string" office:string-value="N2011AP">
            <text:p>N2011AP</text:p>
          </table:table-cell>
          <table:table-cell table:style-name="ce151" table:formula="of:=[.K69]&amp;[.J69]&amp;[.I69]" office:value-type="string" office:string-value="N2011">
            <text:p>N2011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6F403952</text:p>
          </table:table-cell>
          <table:table-cell table:style-name="ce58" office:value-type="date" office:date-value="2016-11-28">
            <text:p>28/11/16</text:p>
          </table:table-cell>
          <table:table-cell table:style-name="ce81" office:value-type="float" office:value="0.16">
            <text:p>0,16</text:p>
          </table:table-cell>
          <table:table-cell table:style-name="ce81" office:value-type="float" office:value="-0.6">
            <text:p>-0,60</text:p>
          </table:table-cell>
          <table:table-cell table:style-name="ce81" office:value-type="float" office:value="-9.6">
            <text:p>-9,60</text:p>
          </table:table-cell>
          <table:table-cell table:style-name="ce78" office:value-type="string">
            <text:p>AP</text:p>
          </table:table-cell>
          <table:table-cell table:style-name="ce83"/>
          <table:table-cell table:style-name="ce146" table:formula="of:=YEAR([.D70])" office:value-type="float" office:value="2016">
            <text:p>2016</text:p>
          </table:table-cell>
          <table:table-cell table:style-name="ce151" table:formula="of:=RIGHT(LEFT([.C70];4))" office:value-type="string" office:string-value="F">
            <text:p>F</text:p>
          </table:table-cell>
          <table:table-cell table:style-name="ce154" table:formula="of:=[.K70]&amp;[.H70]" office:value-type="string" office:string-value="FAP">
            <text:p>FAP</text:p>
          </table:table-cell>
          <table:table-cell table:style-name="ce151" table:formula="of:=[.L70]&amp;[.I70]" office:value-type="string" office:string-value="FAP">
            <text:p>FAP</text:p>
          </table:table-cell>
          <table:table-cell table:style-name="ce154" table:formula="of:=[.K70]&amp;[.J70]&amp;[.H70]" office:value-type="string" office:string-value="F2016AP">
            <text:p>F2016AP</text:p>
          </table:table-cell>
          <table:table-cell table:style-name="ce151" table:formula="of:=[.K70]&amp;[.J70]&amp;[.I70]" office:value-type="string" office:string-value="F2016">
            <text:p>F2016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3">
            <text:p>03/03/18</text:p>
          </table:table-cell>
          <table:table-cell table:style-name="ce34" office:value-type="string">
            <text:p>A09F255343</text:p>
          </table:table-cell>
          <table:table-cell table:style-name="ce55" office:value-type="date" office:date-value="2009-11-17">
            <text:p>17/11/09</text:p>
          </table:table-cell>
          <table:table-cell table:style-name="ce81" office:value-type="float" office:value="-3.72">
            <text:p>-3,72</text:p>
          </table:table-cell>
          <table:table-cell table:style-name="ce81" office:value-type="float" office:value="-0.6">
            <text:p>-0,60</text:p>
          </table:table-cell>
          <table:table-cell table:style-name="ce81" office:value-type="float" office:value="-4.2">
            <text:p>-4,2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71])" office:value-type="float" office:value="2009">
            <text:p>2009</text:p>
          </table:table-cell>
          <table:table-cell table:style-name="ce151" table:formula="of:=RIGHT(LEFT([.C71];4))" office:value-type="string" office:string-value="F">
            <text:p>F</text:p>
          </table:table-cell>
          <table:table-cell table:style-name="ce154" table:formula="of:=[.K71]&amp;[.H71]" office:value-type="string" office:string-value="FAP">
            <text:p>FAP</text:p>
          </table:table-cell>
          <table:table-cell table:style-name="ce151" table:formula="of:=[.L71]&amp;[.I71]" office:value-type="string" office:string-value="FAP">
            <text:p>FAP</text:p>
          </table:table-cell>
          <table:table-cell table:style-name="ce154" table:formula="of:=[.K71]&amp;[.J71]&amp;[.H71]" office:value-type="string" office:string-value="F2009AP">
            <text:p>F2009AP</text:p>
          </table:table-cell>
          <table:table-cell table:style-name="ce151" table:formula="of:=[.K71]&amp;[.J71]&amp;[.I71]" office:value-type="string" office:string-value="F2009">
            <text:p>F2009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22" office:value-type="date" office:date-value="2018-03-03">
            <text:p>03/03/18</text:p>
          </table:table-cell>
          <table:table-cell table:style-name="ce40" office:value-type="string">
            <text:p>A09F039623</text:p>
          </table:table-cell>
          <table:table-cell table:style-name="ce59" office:value-type="date" office:date-value="2011-08-02">
            <text:p>02/08/11</text:p>
          </table:table-cell>
          <table:table-cell table:style-name="ce81" office:value-type="float" office:value="5.3">
            <text:p>5,30</text:p>
          </table:table-cell>
          <table:table-cell table:style-name="ce81" office:value-type="float" office:value="-1">
            <text:p>-1,00</text:p>
          </table:table-cell>
          <table:table-cell table:style-name="ce81" office:value-type="float" office:value="-96">
            <text:p>-96,00</text:p>
          </table:table-cell>
          <table:table-cell table:style-name="ce78" office:value-type="string">
            <text:p>RP2</text:p>
          </table:table-cell>
          <table:table-cell table:style-name="ce140" office:value-type="string">
            <text:p>P</text:p>
          </table:table-cell>
          <table:table-cell table:style-name="ce146" table:formula="of:=YEAR([.D72])" office:value-type="float" office:value="2011">
            <text:p>2011</text:p>
          </table:table-cell>
          <table:table-cell table:style-name="ce151" table:formula="of:=RIGHT(LEFT([.C72];4))" office:value-type="string" office:string-value="F">
            <text:p>F</text:p>
          </table:table-cell>
          <table:table-cell table:style-name="ce154" table:formula="of:=[.K72]&amp;[.H72]" office:value-type="string" office:string-value="FRP2">
            <text:p>FRP2</text:p>
          </table:table-cell>
          <table:table-cell table:style-name="ce151" table:formula="of:=[.L72]&amp;[.I72]" office:value-type="string" office:string-value="FRP2P">
            <text:p>FRP2P</text:p>
          </table:table-cell>
          <table:table-cell table:style-name="ce154" table:formula="of:=[.K72]&amp;[.J72]&amp;[.H72]" office:value-type="string" office:string-value="F2011RP2">
            <text:p>F2011RP2</text:p>
          </table:table-cell>
          <table:table-cell table:style-name="ce151" table:formula="of:=[.K72]&amp;[.J72]&amp;[.I72]" office:value-type="string" office:string-value="F2011P">
            <text:p>F2011P</text:p>
          </table:table-cell>
          <table:table-cell table:style-name="ce161"/>
          <table:table-cell/>
        </table:table-row>
        <table:table-row table:style-name="ro4">
          <table:table-cell table:style-name="ce8" office:value-type="string">
            <text:p>UN-MTS </text:p>
          </table:table-cell>
          <table:table-cell table:style-name="ce25" office:value-type="date" office:date-value="2018-03-05">
            <text:p>05/03/18</text:p>
          </table:table-cell>
          <table:table-cell table:style-name="ce41" office:value-type="string">
            <text:p>A08F219173</text:p>
          </table:table-cell>
          <table:table-cell table:style-name="ce56" office:value-type="date" office:date-value="2018-02-22">
            <text:p>22/02/18</text:p>
          </table:table-cell>
          <table:table-cell table:style-name="ce84" office:value-type="float" office:value="-1.22">
            <text:p>-1,22</text:p>
          </table:table-cell>
          <table:table-cell table:style-name="ce110" office:value-type="float" office:value="0.4">
            <text:p>0,40</text:p>
          </table:table-cell>
          <table:table-cell table:style-name="ce84" office:value-type="float" office:value="0.6">
            <text:p>0,60</text:p>
          </table:table-cell>
          <table:table-cell table:style-name="ce92" office:value-type="string">
            <text:p>AP</text:p>
          </table:table-cell>
          <table:table-cell table:style-name="ce86"/>
          <table:table-cell table:style-name="ce146" table:formula="of:=YEAR([.D73])" office:value-type="float" office:value="2018">
            <text:p>2018</text:p>
          </table:table-cell>
          <table:table-cell table:style-name="ce151" table:formula="of:=RIGHT(LEFT([.C73];4))" office:value-type="string" office:string-value="F">
            <text:p>F</text:p>
          </table:table-cell>
          <table:table-cell table:style-name="ce154" table:formula="of:=[.K73]&amp;[.H73]" office:value-type="string" office:string-value="FAP">
            <text:p>FAP</text:p>
          </table:table-cell>
          <table:table-cell table:style-name="ce151" table:formula="of:=[.L73]&amp;[.I73]" office:value-type="string" office:string-value="FAP">
            <text:p>FAP</text:p>
          </table:table-cell>
          <table:table-cell table:style-name="ce154" table:formula="of:=[.K73]&amp;[.J73]&amp;[.H73]" office:value-type="string" office:string-value="F2018AP">
            <text:p>F2018AP</text:p>
          </table:table-cell>
          <table:table-cell table:style-name="ce151" table:formula="of:=[.K73]&amp;[.J73]&amp;[.I73]" office:value-type="string" office:string-value="F2018">
            <text:p>F2018</text:p>
          </table:table-cell>
          <table:table-cell table:style-name="ce156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05">
            <text:p>05/03/18</text:p>
          </table:table-cell>
          <table:table-cell table:style-name="ce35" office:value-type="string">
            <text:p>A12F355529</text:p>
          </table:table-cell>
          <table:table-cell table:style-name="ce53" office:value-type="date" office:date-value="2013-04-06">
            <text:p>06/04/13</text:p>
          </table:table-cell>
          <table:table-cell table:style-name="ce79" office:value-type="float" office:value="-0.56">
            <text:p>-0,56</text:p>
          </table:table-cell>
          <table:table-cell table:style-name="ce104" office:value-type="float" office:value="-0.2">
            <text:p>-0,20</text:p>
          </table:table-cell>
          <table:table-cell table:style-name="ce79" office:value-type="float" office:value="-0.8">
            <text:p>-0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74])" office:value-type="float" office:value="2013">
            <text:p>2013</text:p>
          </table:table-cell>
          <table:table-cell table:style-name="ce151" table:formula="of:=RIGHT(LEFT([.C74];4))" office:value-type="string" office:string-value="F">
            <text:p>F</text:p>
          </table:table-cell>
          <table:table-cell table:style-name="ce154" table:formula="of:=[.K74]&amp;[.H74]" office:value-type="string" office:string-value="FAP">
            <text:p>FAP</text:p>
          </table:table-cell>
          <table:table-cell table:style-name="ce151" table:formula="of:=[.L74]&amp;[.I74]" office:value-type="string" office:string-value="FAP">
            <text:p>FAP</text:p>
          </table:table-cell>
          <table:table-cell table:style-name="ce154" table:formula="of:=[.K74]&amp;[.J74]&amp;[.H74]" office:value-type="string" office:string-value="F2013AP">
            <text:p>F2013AP</text:p>
          </table:table-cell>
          <table:table-cell table:style-name="ce151" table:formula="of:=[.K74]&amp;[.J74]&amp;[.I74]" office:value-type="string" office:string-value="F2013">
            <text:p>F2013</text:p>
          </table:table-cell>
          <table:table-cell table:style-name="ce158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13F146777</text:p>
          </table:table-cell>
          <table:table-cell table:style-name="ce55" office:value-type="date" office:date-value="2013-11-05">
            <text:p>05/11/13</text:p>
          </table:table-cell>
          <table:table-cell table:style-name="ce79" office:value-type="float" office:value="0.72">
            <text:p>0,72</text:p>
          </table:table-cell>
          <table:table-cell table:style-name="ce104" office:value-type="float" office:value="-0.8">
            <text:p>-0,80</text:p>
          </table:table-cell>
          <table:table-cell table:style-name="ce79" office:value-type="float" office:value="-35.4">
            <text:p>-35,4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75])" office:value-type="float" office:value="2013">
            <text:p>2013</text:p>
          </table:table-cell>
          <table:table-cell table:style-name="ce151" table:formula="of:=RIGHT(LEFT([.C75];4))" office:value-type="string" office:string-value="F">
            <text:p>F</text:p>
          </table:table-cell>
          <table:table-cell table:style-name="ce154" table:formula="of:=[.K75]&amp;[.H75]" office:value-type="string" office:string-value="FRP1">
            <text:p>FRP1</text:p>
          </table:table-cell>
          <table:table-cell table:style-name="ce151" table:formula="of:=[.L75]&amp;[.I75]" office:value-type="string" office:string-value="FRP1N">
            <text:p>FRP1N</text:p>
          </table:table-cell>
          <table:table-cell table:style-name="ce154" table:formula="of:=[.K75]&amp;[.J75]&amp;[.H75]" office:value-type="string" office:string-value="F2013RP1">
            <text:p>F2013RP1</text:p>
          </table:table-cell>
          <table:table-cell table:style-name="ce151" table:formula="of:=[.K75]&amp;[.J75]&amp;[.I75]" office:value-type="string" office:string-value="F2013N">
            <text:p>F2013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16F277515</text:p>
          </table:table-cell>
          <table:table-cell table:style-name="ce55" office:value-type="date" office:date-value="2017-03-10">
            <text:p>10/03/17</text:p>
          </table:table-cell>
          <table:table-cell table:style-name="ce79" office:value-type="float" office:value="-0.1">
            <text:p>-0,10</text:p>
          </table:table-cell>
          <table:table-cell table:style-name="ce104" office:value-type="float" office:value="-1.4">
            <text:p>-1,40</text:p>
          </table:table-cell>
          <table:table-cell table:style-name="ce79" office:value-type="float" office:value="-5">
            <text:p>-5,0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76])" office:value-type="float" office:value="2017">
            <text:p>2017</text:p>
          </table:table-cell>
          <table:table-cell table:style-name="ce151" table:formula="of:=RIGHT(LEFT([.C76];4))" office:value-type="string" office:string-value="F">
            <text:p>F</text:p>
          </table:table-cell>
          <table:table-cell table:style-name="ce154" table:formula="of:=[.K76]&amp;[.H76]" office:value-type="string" office:string-value="FAP">
            <text:p>FAP</text:p>
          </table:table-cell>
          <table:table-cell table:style-name="ce151" table:formula="of:=[.L76]&amp;[.I76]" office:value-type="string" office:string-value="FAP">
            <text:p>FAP</text:p>
          </table:table-cell>
          <table:table-cell table:style-name="ce154" table:formula="of:=[.K76]&amp;[.J76]&amp;[.H76]" office:value-type="string" office:string-value="F2017AP">
            <text:p>F2017AP</text:p>
          </table:table-cell>
          <table:table-cell table:style-name="ce151" table:formula="of:=[.K76]&amp;[.J76]&amp;[.I76]" office:value-type="string" office:string-value="F2017">
            <text:p>F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16L057566</text:p>
          </table:table-cell>
          <table:table-cell table:style-name="ce55" office:value-type="date" office:date-value="2017-01-06">
            <text:p>06/01/17</text:p>
          </table:table-cell>
          <table:table-cell table:style-name="ce81" office:value-type="float" office:value="-0.56">
            <text:p>-0,56</text:p>
          </table:table-cell>
          <table:table-cell table:style-name="ce81" office:value-type="float" office:value="-0.6">
            <text:p>-0,60</text:p>
          </table:table-cell>
          <table:table-cell table:style-name="ce81" office:value-type="float" office:value="-0.2">
            <text:p>-0,2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77])" office:value-type="float" office:value="2017">
            <text:p>2017</text:p>
          </table:table-cell>
          <table:table-cell table:style-name="ce151" table:formula="of:=RIGHT(LEFT([.C77];4))" office:value-type="string" office:string-value="L">
            <text:p>L</text:p>
          </table:table-cell>
          <table:table-cell table:style-name="ce154" table:formula="of:=[.K77]&amp;[.H77]" office:value-type="string" office:string-value="LAP">
            <text:p>LAP</text:p>
          </table:table-cell>
          <table:table-cell table:style-name="ce151" table:formula="of:=[.L77]&amp;[.I77]" office:value-type="string" office:string-value="LAP">
            <text:p>LAP</text:p>
          </table:table-cell>
          <table:table-cell table:style-name="ce154" table:formula="of:=[.K77]&amp;[.J77]&amp;[.H77]" office:value-type="string" office:string-value="L2017AP">
            <text:p>L2017AP</text:p>
          </table:table-cell>
          <table:table-cell table:style-name="ce151" table:formula="of:=[.K77]&amp;[.J77]&amp;[.I77]" office:value-type="string" office:string-value="L2017">
            <text:p>L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14F201863</text:p>
          </table:table-cell>
          <table:table-cell table:style-name="ce55" office:value-type="date" office:date-value="2014-06-06">
            <text:p>06/06/14</text:p>
          </table:table-cell>
          <table:table-cell table:style-name="ce81" office:value-type="float" office:value="0.18">
            <text:p>0,18</text:p>
          </table:table-cell>
          <table:table-cell table:style-name="ce81" office:value-type="float" office:value="0.4">
            <text:p>0,40</text:p>
          </table:table-cell>
          <table:table-cell table:style-name="ce81" office:value-type="float" office:value="-15.6">
            <text:p>-15,6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78])" office:value-type="float" office:value="2014">
            <text:p>2014</text:p>
          </table:table-cell>
          <table:table-cell table:style-name="ce151" table:formula="of:=RIGHT(LEFT([.C78];4))" office:value-type="string" office:string-value="F">
            <text:p>F</text:p>
          </table:table-cell>
          <table:table-cell table:style-name="ce154" table:formula="of:=[.K78]&amp;[.H78]" office:value-type="string" office:string-value="FRP1">
            <text:p>FRP1</text:p>
          </table:table-cell>
          <table:table-cell table:style-name="ce151" table:formula="of:=[.L78]&amp;[.I78]" office:value-type="string" office:string-value="FRP1N">
            <text:p>FRP1N</text:p>
          </table:table-cell>
          <table:table-cell table:style-name="ce154" table:formula="of:=[.K78]&amp;[.J78]&amp;[.H78]" office:value-type="string" office:string-value="F2014RP1">
            <text:p>F2014RP1</text:p>
          </table:table-cell>
          <table:table-cell table:style-name="ce151" table:formula="of:=[.K78]&amp;[.J78]&amp;[.I78]" office:value-type="string" office:string-value="F2014N">
            <text:p>F2014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98L000001</text:p>
          </table:table-cell>
          <table:table-cell table:style-name="ce55" office:value-type="date" office:date-value="2009-05-12">
            <text:p>12/05/09</text:p>
          </table:table-cell>
          <table:table-cell table:style-name="ce81" office:value-type="float" office:value="-1">
            <text:p>-1,00</text:p>
          </table:table-cell>
          <table:table-cell table:style-name="ce109" office:value-type="float" office:value="-0.8">
            <text:p>-0,80</text:p>
          </table:table-cell>
          <table:table-cell table:style-name="ce81" office:value-type="float" office:value="-16.2">
            <text:p>-16,2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79])" office:value-type="float" office:value="2009">
            <text:p>2009</text:p>
          </table:table-cell>
          <table:table-cell table:style-name="ce151" table:formula="of:=RIGHT(LEFT([.C79];4))" office:value-type="string" office:string-value="L">
            <text:p>L</text:p>
          </table:table-cell>
          <table:table-cell table:style-name="ce154" table:formula="of:=[.K79]&amp;[.H79]" office:value-type="string" office:string-value="LRP1">
            <text:p>LRP1</text:p>
          </table:table-cell>
          <table:table-cell table:style-name="ce151" table:formula="of:=[.L79]&amp;[.I79]" office:value-type="string" office:string-value="LRP1N">
            <text:p>LRP1N</text:p>
          </table:table-cell>
          <table:table-cell table:style-name="ce154" table:formula="of:=[.K79]&amp;[.J79]&amp;[.H79]" office:value-type="string" office:string-value="L2009RP1">
            <text:p>L2009RP1</text:p>
          </table:table-cell>
          <table:table-cell table:style-name="ce151" table:formula="of:=[.K79]&amp;[.J79]&amp;[.I79]" office:value-type="string" office:string-value="L2009N">
            <text:p>L2009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15F019269</text:p>
          </table:table-cell>
          <table:table-cell table:style-name="ce55" office:value-type="date" office:date-value="2016-09-13">
            <text:p>13/09/16</text:p>
          </table:table-cell>
          <table:table-cell table:style-name="ce81" office:value-type="float" office:value="-1.32">
            <text:p>-1,32</text:p>
          </table:table-cell>
          <table:table-cell table:style-name="ce109" office:value-type="float" office:value="-1.4">
            <text:p>-1,40</text:p>
          </table:table-cell>
          <table:table-cell table:style-name="ce81" office:value-type="float" office:value="-35.8">
            <text:p>-35,8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80])" office:value-type="float" office:value="2016">
            <text:p>2016</text:p>
          </table:table-cell>
          <table:table-cell table:style-name="ce151" table:formula="of:=RIGHT(LEFT([.C80];4))" office:value-type="string" office:string-value="F">
            <text:p>F</text:p>
          </table:table-cell>
          <table:table-cell table:style-name="ce154" table:formula="of:=[.K80]&amp;[.H80]" office:value-type="string" office:string-value="FRP1">
            <text:p>FRP1</text:p>
          </table:table-cell>
          <table:table-cell table:style-name="ce151" table:formula="of:=[.L80]&amp;[.I80]" office:value-type="string" office:string-value="FRP1N">
            <text:p>FRP1N</text:p>
          </table:table-cell>
          <table:table-cell table:style-name="ce154" table:formula="of:=[.K80]&amp;[.J80]&amp;[.H80]" office:value-type="string" office:string-value="F2016RP1">
            <text:p>F2016RP1</text:p>
          </table:table-cell>
          <table:table-cell table:style-name="ce151" table:formula="of:=[.K80]&amp;[.J80]&amp;[.I80]" office:value-type="string" office:string-value="F2016N">
            <text:p>F2016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04L201958</text:p>
          </table:table-cell>
          <table:table-cell table:style-name="ce55" office:value-type="date" office:date-value="2009-10-05">
            <text:p>05/10/09</text:p>
          </table:table-cell>
          <table:table-cell table:style-name="ce81" office:value-type="float" office:value="-0.76">
            <text:p>-0,76</text:p>
          </table:table-cell>
          <table:table-cell table:style-name="ce111" office:value-type="float" office:value="0.8">
            <text:p>0,80</text:p>
          </table:table-cell>
          <table:table-cell table:style-name="ce82" office:value-type="float" office:value="-3.4">
            <text:p>-3,4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81])" office:value-type="float" office:value="2009">
            <text:p>2009</text:p>
          </table:table-cell>
          <table:table-cell table:style-name="ce151" table:formula="of:=RIGHT(LEFT([.C81];4))" office:value-type="string" office:string-value="L">
            <text:p>L</text:p>
          </table:table-cell>
          <table:table-cell table:style-name="ce154" table:formula="of:=[.K81]&amp;[.H81]" office:value-type="string" office:string-value="LAP">
            <text:p>LAP</text:p>
          </table:table-cell>
          <table:table-cell table:style-name="ce151" table:formula="of:=[.L81]&amp;[.I81]" office:value-type="string" office:string-value="LAP">
            <text:p>LAP</text:p>
          </table:table-cell>
          <table:table-cell table:style-name="ce154" table:formula="of:=[.K81]&amp;[.J81]&amp;[.H81]" office:value-type="string" office:string-value="L2009AP">
            <text:p>L2009AP</text:p>
          </table:table-cell>
          <table:table-cell table:style-name="ce151" table:formula="of:=[.K81]&amp;[.J81]&amp;[.I81]" office:value-type="string" office:string-value="L2009">
            <text:p>L2009</text:p>
          </table:table-cell>
          <table:table-cell table:style-name="ce16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15F109309</text:p>
          </table:table-cell>
          <table:table-cell table:style-name="ce55" office:value-type="date" office:date-value="2015-05-06">
            <text:p>06/05/15</text:p>
          </table:table-cell>
          <table:table-cell table:style-name="ce81" office:value-type="float" office:value="-1.74">
            <text:p>-1,74</text:p>
          </table:table-cell>
          <table:table-cell table:style-name="ce109" office:value-type="float" office:value="-21">
            <text:p>-21,00</text:p>
          </table:table-cell>
          <table:table-cell table:style-name="ce81" office:value-type="float" office:value="-4.4">
            <text:p>-4,40</text:p>
          </table:table-cell>
          <table:table-cell table:style-name="ce81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82])" office:value-type="float" office:value="2015">
            <text:p>2015</text:p>
          </table:table-cell>
          <table:table-cell table:style-name="ce151" table:formula="of:=RIGHT(LEFT([.C82];4))" office:value-type="string" office:string-value="F">
            <text:p>F</text:p>
          </table:table-cell>
          <table:table-cell table:style-name="ce154" table:formula="of:=[.K82]&amp;[.H82]" office:value-type="string" office:string-value="FRP1">
            <text:p>FRP1</text:p>
          </table:table-cell>
          <table:table-cell table:style-name="ce151" table:formula="of:=[.L82]&amp;[.I82]" office:value-type="string" office:string-value="FRP1N">
            <text:p>FRP1N</text:p>
          </table:table-cell>
          <table:table-cell table:style-name="ce154" table:formula="of:=[.K82]&amp;[.J82]&amp;[.H82]" office:value-type="string" office:string-value="F2015RP1">
            <text:p>F2015RP1</text:p>
          </table:table-cell>
          <table:table-cell table:style-name="ce151" table:formula="of:=[.K82]&amp;[.J82]&amp;[.I82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12F235095</text:p>
          </table:table-cell>
          <table:table-cell table:style-name="ce55" office:value-type="date" office:date-value="2013-03-27">
            <text:p>27/03/13</text:p>
          </table:table-cell>
          <table:table-cell table:style-name="ce79" office:value-type="float" office:value="-0.22">
            <text:p>-0,22</text:p>
          </table:table-cell>
          <table:table-cell table:style-name="ce104" office:value-type="float" office:value="1.2">
            <text:p>1,20</text:p>
          </table:table-cell>
          <table:table-cell table:style-name="ce79" office:value-type="float" office:value="-16.4">
            <text:p>-16,4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83])" office:value-type="float" office:value="2013">
            <text:p>2013</text:p>
          </table:table-cell>
          <table:table-cell table:style-name="ce151" table:formula="of:=RIGHT(LEFT([.C83];4))" office:value-type="string" office:string-value="F">
            <text:p>F</text:p>
          </table:table-cell>
          <table:table-cell table:style-name="ce154" table:formula="of:=[.K83]&amp;[.H83]" office:value-type="string" office:string-value="FRP1">
            <text:p>FRP1</text:p>
          </table:table-cell>
          <table:table-cell table:style-name="ce151" table:formula="of:=[.L83]&amp;[.I83]" office:value-type="string" office:string-value="FRP1N">
            <text:p>FRP1N</text:p>
          </table:table-cell>
          <table:table-cell table:style-name="ce154" table:formula="of:=[.K83]&amp;[.J83]&amp;[.H83]" office:value-type="string" office:string-value="F2013RP1">
            <text:p>F2013RP1</text:p>
          </table:table-cell>
          <table:table-cell table:style-name="ce151" table:formula="of:=[.K83]&amp;[.J83]&amp;[.I83]" office:value-type="string" office:string-value="F2013N">
            <text:p>F2013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15F019317</text:p>
          </table:table-cell>
          <table:table-cell table:style-name="ce55" office:value-type="date" office:date-value="2015-02-20">
            <text:p>20/02/15</text:p>
          </table:table-cell>
          <table:table-cell table:style-name="ce79" office:value-type="float" office:value="-2.3">
            <text:p>-2,30</text:p>
          </table:table-cell>
          <table:table-cell table:style-name="ce104" office:value-type="float" office:value="-1.4">
            <text:p>-1,40</text:p>
          </table:table-cell>
          <table:table-cell table:style-name="ce79" office:value-type="float" office:value="-40.2">
            <text:p>-40,2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84])" office:value-type="float" office:value="2015">
            <text:p>2015</text:p>
          </table:table-cell>
          <table:table-cell table:style-name="ce151" table:formula="of:=RIGHT(LEFT([.C84];4))" office:value-type="string" office:string-value="F">
            <text:p>F</text:p>
          </table:table-cell>
          <table:table-cell table:style-name="ce154" table:formula="of:=[.K84]&amp;[.H84]" office:value-type="string" office:string-value="FRP1">
            <text:p>FRP1</text:p>
          </table:table-cell>
          <table:table-cell table:style-name="ce151" table:formula="of:=[.L84]&amp;[.I84]" office:value-type="string" office:string-value="FRP1N">
            <text:p>FRP1N</text:p>
          </table:table-cell>
          <table:table-cell table:style-name="ce154" table:formula="of:=[.K84]&amp;[.J84]&amp;[.H84]" office:value-type="string" office:string-value="F2015RP1">
            <text:p>F2015RP1</text:p>
          </table:table-cell>
          <table:table-cell table:style-name="ce151" table:formula="of:=[.K84]&amp;[.J84]&amp;[.I84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08F226351</text:p>
          </table:table-cell>
          <table:table-cell table:style-name="ce55" office:value-type="date" office:date-value="2008-05-26">
            <text:p>26/05/08</text:p>
          </table:table-cell>
          <table:table-cell table:style-name="ce79" office:value-type="float" office:value="-3.24">
            <text:p>-3,24</text:p>
          </table:table-cell>
          <table:table-cell table:style-name="ce104" office:value-type="float" office:value="-1.8">
            <text:p>-1,80</text:p>
          </table:table-cell>
          <table:table-cell table:style-name="ce79" office:value-type="float" office:value="-11.6">
            <text:p>-11,6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85])" office:value-type="float" office:value="2008">
            <text:p>2008</text:p>
          </table:table-cell>
          <table:table-cell table:style-name="ce151" table:formula="of:=RIGHT(LEFT([.C85];4))" office:value-type="string" office:string-value="F">
            <text:p>F</text:p>
          </table:table-cell>
          <table:table-cell table:style-name="ce154" table:formula="of:=[.K85]&amp;[.H85]" office:value-type="string" office:string-value="FRP1">
            <text:p>FRP1</text:p>
          </table:table-cell>
          <table:table-cell table:style-name="ce151" table:formula="of:=[.L85]&amp;[.I85]" office:value-type="string" office:string-value="FRP1N">
            <text:p>FRP1N</text:p>
          </table:table-cell>
          <table:table-cell table:style-name="ce154" table:formula="of:=[.K85]&amp;[.J85]&amp;[.H85]" office:value-type="string" office:string-value="F2008RP1">
            <text:p>F2008RP1</text:p>
          </table:table-cell>
          <table:table-cell table:style-name="ce151" table:formula="of:=[.K85]&amp;[.J85]&amp;[.I85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7" office:value-type="string">
            <text:p>UN-MTL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10F483849</text:p>
          </table:table-cell>
          <table:table-cell table:style-name="ce55" office:value-type="date" office:date-value="2011-01-17">
            <text:p>17/01/11</text:p>
          </table:table-cell>
          <table:table-cell table:style-name="ce79" office:value-type="float" office:value="-1.36">
            <text:p>-1,36</text:p>
          </table:table-cell>
          <table:table-cell table:style-name="ce104" office:value-type="float" office:value="1">
            <text:p>1,00</text:p>
          </table:table-cell>
          <table:table-cell table:style-name="ce79" office:value-type="float" office:value="-1.8">
            <text:p>-1,80</text:p>
          </table:table-cell>
          <table:table-cell table:style-name="ce78" office:value-type="string">
            <text:p>AP</text:p>
          </table:table-cell>
          <table:table-cell table:style-name="ce128"/>
          <table:table-cell table:style-name="ce146" table:formula="of:=YEAR([.D86])" office:value-type="float" office:value="2011">
            <text:p>2011</text:p>
          </table:table-cell>
          <table:table-cell table:style-name="ce151" table:formula="of:=RIGHT(LEFT([.C86];4))" office:value-type="string" office:string-value="F">
            <text:p>F</text:p>
          </table:table-cell>
          <table:table-cell table:style-name="ce154" table:formula="of:=[.K86]&amp;[.H86]" office:value-type="string" office:string-value="FAP">
            <text:p>FAP</text:p>
          </table:table-cell>
          <table:table-cell table:style-name="ce151" table:formula="of:=[.L86]&amp;[.I86]" office:value-type="string" office:string-value="FAP">
            <text:p>FAP</text:p>
          </table:table-cell>
          <table:table-cell table:style-name="ce154" table:formula="of:=[.K86]&amp;[.J86]&amp;[.H86]" office:value-type="string" office:string-value="F2011AP">
            <text:p>F2011AP</text:p>
          </table:table-cell>
          <table:table-cell table:style-name="ce151" table:formula="of:=[.K86]&amp;[.J86]&amp;[.I86]" office:value-type="string" office:string-value="F2011">
            <text:p>F2011</text:p>
          </table:table-cell>
          <table:table-cell table:style-name="ce156"/>
          <table:table-cell/>
        </table:table-row>
        <table:table-row table:style-name="ro4">
          <table:table-cell table:style-name="ce7" office:value-type="string">
            <text:p>UN-MTL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10F549225</text:p>
          </table:table-cell>
          <table:table-cell table:style-name="ce55" office:value-type="date" office:date-value="2011-05-10">
            <text:p>10/05/11</text:p>
          </table:table-cell>
          <table:table-cell table:style-name="ce79" office:value-type="float" office:value="-1.66">
            <text:p>-1,66</text:p>
          </table:table-cell>
          <table:table-cell table:style-name="ce104" office:value-type="float" office:value="-2.4">
            <text:p>-2,40</text:p>
          </table:table-cell>
          <table:table-cell table:style-name="ce79" office:value-type="float" office:value="-99.8">
            <text:p>-99,8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87])" office:value-type="float" office:value="2011">
            <text:p>2011</text:p>
          </table:table-cell>
          <table:table-cell table:style-name="ce151" table:formula="of:=RIGHT(LEFT([.C87];4))" office:value-type="string" office:string-value="F">
            <text:p>F</text:p>
          </table:table-cell>
          <table:table-cell table:style-name="ce154" table:formula="of:=[.K87]&amp;[.H87]" office:value-type="string" office:string-value="FRP1">
            <text:p>FRP1</text:p>
          </table:table-cell>
          <table:table-cell table:style-name="ce151" table:formula="of:=[.L87]&amp;[.I87]" office:value-type="string" office:string-value="FRP1N">
            <text:p>FRP1N</text:p>
          </table:table-cell>
          <table:table-cell table:style-name="ce154" table:formula="of:=[.K87]&amp;[.J87]&amp;[.H87]" office:value-type="string" office:string-value="F2011RP1">
            <text:p>F2011RP1</text:p>
          </table:table-cell>
          <table:table-cell table:style-name="ce151" table:formula="of:=[.K87]&amp;[.J87]&amp;[.I87]" office:value-type="string" office:string-value="F2011N">
            <text:p>F2011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05F055749</text:p>
          </table:table-cell>
          <table:table-cell table:style-name="ce55" office:value-type="date" office:date-value="2008-08-07">
            <text:p>07/08/08</text:p>
          </table:table-cell>
          <table:table-cell table:style-name="ce81" office:value-type="float" office:value="-0.2">
            <text:p>-0,20</text:p>
          </table:table-cell>
          <table:table-cell table:style-name="ce81" office:value-type="float" office:value="0">
            <text:p>0,00</text:p>
          </table:table-cell>
          <table:table-cell table:style-name="ce81" office:value-type="float" office:value="-23">
            <text:p>-23,0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88])" office:value-type="float" office:value="2008">
            <text:p>2008</text:p>
          </table:table-cell>
          <table:table-cell table:style-name="ce151" table:formula="of:=RIGHT(LEFT([.C88];4))" office:value-type="string" office:string-value="F">
            <text:p>F</text:p>
          </table:table-cell>
          <table:table-cell table:style-name="ce154" table:formula="of:=[.K88]&amp;[.H88]" office:value-type="string" office:string-value="FRP1">
            <text:p>FRP1</text:p>
          </table:table-cell>
          <table:table-cell table:style-name="ce151" table:formula="of:=[.L88]&amp;[.I88]" office:value-type="string" office:string-value="FRP1N">
            <text:p>FRP1N</text:p>
          </table:table-cell>
          <table:table-cell table:style-name="ce154" table:formula="of:=[.K88]&amp;[.J88]&amp;[.H88]" office:value-type="string" office:string-value="F2008RP1">
            <text:p>F2008RP1</text:p>
          </table:table-cell>
          <table:table-cell table:style-name="ce151" table:formula="of:=[.K88]&amp;[.J88]&amp;[.I88]" office:value-type="string" office:string-value="F2008N">
            <text:p>F2008N</text:p>
          </table:table-cell>
          <table:table-cell table:style-name="ce161"/>
          <table:table-cell/>
        </table:table-row>
        <table:table-row table:style-name="ro4">
          <table:table-cell table:style-name="ce7" office:value-type="string">
            <text:p>UN-MTS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11N318747</text:p>
          </table:table-cell>
          <table:table-cell table:style-name="ce55" office:value-type="date" office:date-value="2011-09-08">
            <text:p>08/09/11</text:p>
          </table:table-cell>
          <table:table-cell table:style-name="ce81" office:value-type="float" office:value="-1.4">
            <text:p>-1,40</text:p>
          </table:table-cell>
          <table:table-cell table:style-name="ce81" office:value-type="float" office:value="-2">
            <text:p>-2,00</text:p>
          </table:table-cell>
          <table:table-cell table:style-name="ce81" office:value-type="float" office:value="-2.5">
            <text:p>-2,50</text:p>
          </table:table-cell>
          <table:table-cell table:style-name="ce78" office:value-type="string">
            <text:p>AP</text:p>
          </table:table-cell>
          <table:table-cell table:style-name="ce128"/>
          <table:table-cell table:style-name="ce146" table:formula="of:=YEAR([.D89])" office:value-type="float" office:value="2011">
            <text:p>2011</text:p>
          </table:table-cell>
          <table:table-cell table:style-name="ce151" table:formula="of:=RIGHT(LEFT([.C89];4))" office:value-type="string" office:string-value="N">
            <text:p>N</text:p>
          </table:table-cell>
          <table:table-cell table:style-name="ce154" table:formula="of:=[.K89]&amp;[.H89]" office:value-type="string" office:string-value="NAP">
            <text:p>NAP</text:p>
          </table:table-cell>
          <table:table-cell table:style-name="ce151" table:formula="of:=[.L89]&amp;[.I89]" office:value-type="string" office:string-value="NAP">
            <text:p>NAP</text:p>
          </table:table-cell>
          <table:table-cell table:style-name="ce154" table:formula="of:=[.K89]&amp;[.J89]&amp;[.H89]" office:value-type="string" office:string-value="N2011AP">
            <text:p>N2011AP</text:p>
          </table:table-cell>
          <table:table-cell table:style-name="ce151" table:formula="of:=[.K89]&amp;[.J89]&amp;[.I89]" office:value-type="string" office:string-value="N2011">
            <text:p>N2011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6" office:value-type="date" office:date-value="2018-03-05">
            <text:p>05/03/18</text:p>
          </table:table-cell>
          <table:table-cell table:style-name="ce40" office:value-type="string">
            <text:p>A14F288199</text:p>
          </table:table-cell>
          <table:table-cell table:style-name="ce60" office:value-type="date" office:date-value="2014-08-14">
            <text:p>14/08/14</text:p>
          </table:table-cell>
          <table:table-cell table:style-name="ce81" office:value-type="float" office:value="-0.92">
            <text:p>-0,92</text:p>
          </table:table-cell>
          <table:table-cell table:style-name="ce81" office:value-type="float" office:value="-1">
            <text:p>-1,00</text:p>
          </table:table-cell>
          <table:table-cell table:style-name="ce81" office:value-type="float" office:value="-12.8">
            <text:p>-12,8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90])" office:value-type="float" office:value="2014">
            <text:p>2014</text:p>
          </table:table-cell>
          <table:table-cell table:style-name="ce151" table:formula="of:=RIGHT(LEFT([.C90];4))" office:value-type="string" office:string-value="F">
            <text:p>F</text:p>
          </table:table-cell>
          <table:table-cell table:style-name="ce154" table:formula="of:=[.K90]&amp;[.H90]" office:value-type="string" office:string-value="FRP1">
            <text:p>FRP1</text:p>
          </table:table-cell>
          <table:table-cell table:style-name="ce151" table:formula="of:=[.L90]&amp;[.I90]" office:value-type="string" office:string-value="FRP1N">
            <text:p>FRP1N</text:p>
          </table:table-cell>
          <table:table-cell table:style-name="ce154" table:formula="of:=[.K90]&amp;[.J90]&amp;[.H90]" office:value-type="string" office:string-value="F2014RP1">
            <text:p>F2014RP1</text:p>
          </table:table-cell>
          <table:table-cell table:style-name="ce151" table:formula="of:=[.K90]&amp;[.J90]&amp;[.I90]" office:value-type="string" office:string-value="F2014N">
            <text:p>F2014N</text:p>
          </table:table-cell>
          <table:table-cell table:style-name="ce165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6" office:value-type="date" office:date-value="2018-03-05">
            <text:p>05/03/18</text:p>
          </table:table-cell>
          <table:table-cell table:style-name="ce34" office:value-type="string">
            <text:p>A07F343815</text:p>
          </table:table-cell>
          <table:table-cell table:style-name="ce55" office:value-type="date" office:date-value="2008-02-16">
            <text:p>16/02/08</text:p>
          </table:table-cell>
          <table:table-cell table:style-name="ce81" office:value-type="float" office:value="0.86">
            <text:p>0,86</text:p>
          </table:table-cell>
          <table:table-cell table:style-name="ce81" office:value-type="float" office:value="-1.4">
            <text:p>-1,40</text:p>
          </table:table-cell>
          <table:table-cell table:style-name="ce81" office:value-type="float" office:value="-26.4">
            <text:p>-26,4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91])" office:value-type="float" office:value="2008">
            <text:p>2008</text:p>
          </table:table-cell>
          <table:table-cell table:style-name="ce151" table:formula="of:=RIGHT(LEFT([.C91];4))" office:value-type="string" office:string-value="F">
            <text:p>F</text:p>
          </table:table-cell>
          <table:table-cell table:style-name="ce154" table:formula="of:=[.K91]&amp;[.H91]" office:value-type="string" office:string-value="FRP1">
            <text:p>FRP1</text:p>
          </table:table-cell>
          <table:table-cell table:style-name="ce151" table:formula="of:=[.L91]&amp;[.I91]" office:value-type="string" office:string-value="FRP1N">
            <text:p>FRP1N</text:p>
          </table:table-cell>
          <table:table-cell table:style-name="ce154" table:formula="of:=[.K91]&amp;[.J91]&amp;[.H91]" office:value-type="string" office:string-value="F2008RP1">
            <text:p>F2008RP1</text:p>
          </table:table-cell>
          <table:table-cell table:style-name="ce151" table:formula="of:=[.K91]&amp;[.J91]&amp;[.I91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8" office:value-type="string">
            <text:p>UN-MTO </text:p>
          </table:table-cell>
          <table:table-cell table:style-name="ce27" office:value-type="date" office:date-value="2018-03-06">
            <text:p>06/03/18</text:p>
          </table:table-cell>
          <table:table-cell table:style-name="ce41" office:value-type="string">
            <text:p>A05L141709</text:p>
          </table:table-cell>
          <table:table-cell table:style-name="ce56" office:value-type="date" office:date-value="2013-06-03">
            <text:p>03/06/13</text:p>
          </table:table-cell>
          <table:table-cell table:style-name="ce86" office:value-type="float" office:value="-2.24">
            <text:p>-2,24</text:p>
          </table:table-cell>
          <table:table-cell table:style-name="ce86" office:value-type="float" office:value="-0.4">
            <text:p>-0,40</text:p>
          </table:table-cell>
          <table:table-cell table:style-name="ce86" office:value-type="float" office:value="-0.8">
            <text:p>-0,80</text:p>
          </table:table-cell>
          <table:table-cell table:style-name="ce92" office:value-type="string">
            <text:p>AP</text:p>
          </table:table-cell>
          <table:table-cell table:style-name="ce86"/>
          <table:table-cell table:style-name="ce146" table:formula="of:=YEAR([.D92])" office:value-type="float" office:value="2013">
            <text:p>2013</text:p>
          </table:table-cell>
          <table:table-cell table:style-name="ce151" table:formula="of:=RIGHT(LEFT([.C92];4))" office:value-type="string" office:string-value="L">
            <text:p>L</text:p>
          </table:table-cell>
          <table:table-cell table:style-name="ce154" table:formula="of:=[.K92]&amp;[.H92]" office:value-type="string" office:string-value="LAP">
            <text:p>LAP</text:p>
          </table:table-cell>
          <table:table-cell table:style-name="ce151" table:formula="of:=[.L92]&amp;[.I92]" office:value-type="string" office:string-value="LAP">
            <text:p>LAP</text:p>
          </table:table-cell>
          <table:table-cell table:style-name="ce154" table:formula="of:=[.K92]&amp;[.J92]&amp;[.H92]" office:value-type="string" office:string-value="L2013AP">
            <text:p>L2013AP</text:p>
          </table:table-cell>
          <table:table-cell table:style-name="ce151" table:formula="of:=[.K92]&amp;[.J92]&amp;[.I92]" office:value-type="string" office:string-value="L2013">
            <text:p>L2013</text:p>
          </table:table-cell>
          <table:table-cell table:style-name="ce156"/>
          <table:table-cell/>
        </table:table-row>
        <table:table-row table:style-name="ro4">
          <table:table-cell table:style-name="ce7" office:value-type="string">
            <text:p>UN-MTN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06S702053</text:p>
          </table:table-cell>
          <table:table-cell table:style-name="ce55" office:value-type="date" office:date-value="2013-09-18">
            <text:p>18/09/13</text:p>
          </table:table-cell>
          <table:table-cell table:style-name="ce79" office:value-type="float" office:value="-0.2">
            <text:p>-0,20</text:p>
          </table:table-cell>
          <table:table-cell table:style-name="ce104" office:value-type="float" office:value="-1.2">
            <text:p>-1,20</text:p>
          </table:table-cell>
          <table:table-cell table:style-name="ce79" office:value-type="float" office:value="-4.4">
            <text:p>-4,4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93])" office:value-type="float" office:value="2013">
            <text:p>2013</text:p>
          </table:table-cell>
          <table:table-cell table:style-name="ce151" table:formula="of:=RIGHT(LEFT([.C93];4))" office:value-type="string" office:string-value="S">
            <text:p>S</text:p>
          </table:table-cell>
          <table:table-cell table:style-name="ce154" table:formula="of:=[.K93]&amp;[.H93]" office:value-type="string" office:string-value="SAP">
            <text:p>SAP</text:p>
          </table:table-cell>
          <table:table-cell table:style-name="ce151" table:formula="of:=[.L93]&amp;[.I93]" office:value-type="string" office:string-value="SAP">
            <text:p>SAP</text:p>
          </table:table-cell>
          <table:table-cell table:style-name="ce154" table:formula="of:=[.K93]&amp;[.J93]&amp;[.H93]" office:value-type="string" office:string-value="S2013AP">
            <text:p>S2013AP</text:p>
          </table:table-cell>
          <table:table-cell table:style-name="ce151" table:formula="of:=[.K93]&amp;[.J93]&amp;[.I93]" office:value-type="string" office:string-value="S2013">
            <text:p>S2013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06F521055</text:p>
          </table:table-cell>
          <table:table-cell table:style-name="ce55" office:value-type="date" office:date-value="2016-04-29">
            <text:p>29/04/16</text:p>
          </table:table-cell>
          <table:table-cell table:style-name="ce79" office:value-type="float" office:value="-1.18">
            <text:p>-1,18</text:p>
          </table:table-cell>
          <table:table-cell table:style-name="ce104" office:value-type="float" office:value="-1.6">
            <text:p>-1,60</text:p>
          </table:table-cell>
          <table:table-cell table:style-name="ce79" office:value-type="float" office:value="-19">
            <text:p>-19,0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94])" office:value-type="float" office:value="2016">
            <text:p>2016</text:p>
          </table:table-cell>
          <table:table-cell table:style-name="ce151" table:formula="of:=RIGHT(LEFT([.C94];4))" office:value-type="string" office:string-value="F">
            <text:p>F</text:p>
          </table:table-cell>
          <table:table-cell table:style-name="ce154" table:formula="of:=[.K94]&amp;[.H94]" office:value-type="string" office:string-value="FRP1">
            <text:p>FRP1</text:p>
          </table:table-cell>
          <table:table-cell table:style-name="ce151" table:formula="of:=[.L94]&amp;[.I94]" office:value-type="string" office:string-value="FRP1N">
            <text:p>FRP1N</text:p>
          </table:table-cell>
          <table:table-cell table:style-name="ce154" table:formula="of:=[.K94]&amp;[.J94]&amp;[.H94]" office:value-type="string" office:string-value="F2016RP1">
            <text:p>F2016RP1</text:p>
          </table:table-cell>
          <table:table-cell table:style-name="ce151" table:formula="of:=[.K94]&amp;[.J94]&amp;[.I94]" office:value-type="string" office:string-value="F2016N">
            <text:p>F2016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09F210227</text:p>
          </table:table-cell>
          <table:table-cell table:style-name="ce55" office:value-type="date" office:date-value="2009-09-24">
            <text:p>24/09/09</text:p>
          </table:table-cell>
          <table:table-cell table:style-name="ce79" office:value-type="float" office:value="-0.22">
            <text:p>-0,22</text:p>
          </table:table-cell>
          <table:table-cell table:style-name="ce104" office:value-type="float" office:value="-1.8">
            <text:p>-1,80</text:p>
          </table:table-cell>
          <table:table-cell table:style-name="ce79" office:value-type="float" office:value="-95.6">
            <text:p>-95,6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95])" office:value-type="float" office:value="2009">
            <text:p>2009</text:p>
          </table:table-cell>
          <table:table-cell table:style-name="ce151" table:formula="of:=RIGHT(LEFT([.C95];4))" office:value-type="string" office:string-value="F">
            <text:p>F</text:p>
          </table:table-cell>
          <table:table-cell table:style-name="ce154" table:formula="of:=[.K95]&amp;[.H95]" office:value-type="string" office:string-value="FRP1">
            <text:p>FRP1</text:p>
          </table:table-cell>
          <table:table-cell table:style-name="ce151" table:formula="of:=[.L95]&amp;[.I95]" office:value-type="string" office:string-value="FRP1N">
            <text:p>FRP1N</text:p>
          </table:table-cell>
          <table:table-cell table:style-name="ce154" table:formula="of:=[.K95]&amp;[.J95]&amp;[.H95]" office:value-type="string" office:string-value="F2009RP1">
            <text:p>F2009RP1</text:p>
          </table:table-cell>
          <table:table-cell table:style-name="ce151" table:formula="of:=[.K95]&amp;[.J95]&amp;[.I95]" office:value-type="string" office:string-value="F2009N">
            <text:p>F2009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12F222290</text:p>
          </table:table-cell>
          <table:table-cell table:style-name="ce55" office:value-type="date" office:date-value="2013-10-09">
            <text:p>09/10/13</text:p>
          </table:table-cell>
          <table:table-cell table:style-name="ce79" office:value-type="float" office:value="-2.1">
            <text:p>-2,10</text:p>
          </table:table-cell>
          <table:table-cell table:style-name="ce104" office:value-type="float" office:value="-1.2">
            <text:p>-1,20</text:p>
          </table:table-cell>
          <table:table-cell table:style-name="ce79" office:value-type="float" office:value="-24">
            <text:p>-24,0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96])" office:value-type="float" office:value="2013">
            <text:p>2013</text:p>
          </table:table-cell>
          <table:table-cell table:style-name="ce151" table:formula="of:=RIGHT(LEFT([.C96];4))" office:value-type="string" office:string-value="F">
            <text:p>F</text:p>
          </table:table-cell>
          <table:table-cell table:style-name="ce154" table:formula="of:=[.K96]&amp;[.H96]" office:value-type="string" office:string-value="FRP1">
            <text:p>FRP1</text:p>
          </table:table-cell>
          <table:table-cell table:style-name="ce151" table:formula="of:=[.L96]&amp;[.I96]" office:value-type="string" office:string-value="FRP1N">
            <text:p>FRP1N</text:p>
          </table:table-cell>
          <table:table-cell table:style-name="ce154" table:formula="of:=[.K96]&amp;[.J96]&amp;[.H96]" office:value-type="string" office:string-value="F2013RP1">
            <text:p>F2013RP1</text:p>
          </table:table-cell>
          <table:table-cell table:style-name="ce151" table:formula="of:=[.K96]&amp;[.J96]&amp;[.I96]" office:value-type="string" office:string-value="F2013N">
            <text:p>F2013N</text:p>
          </table:table-cell>
          <table:table-cell table:style-name="ce16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08F510202</text:p>
          </table:table-cell>
          <table:table-cell table:style-name="ce55" office:value-type="date" office:date-value="2008-11-21">
            <text:p>21/11/08</text:p>
          </table:table-cell>
          <table:table-cell table:style-name="ce82" office:value-type="float" office:value="1.84">
            <text:p>1,84</text:p>
          </table:table-cell>
          <table:table-cell table:style-name="ce111" office:value-type="float" office:value="3.2">
            <text:p>3,20</text:p>
          </table:table-cell>
          <table:table-cell table:style-name="ce82" office:value-type="float" office:value="-54">
            <text:p>-54,0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97])" office:value-type="float" office:value="2008">
            <text:p>2008</text:p>
          </table:table-cell>
          <table:table-cell table:style-name="ce151" table:formula="of:=RIGHT(LEFT([.C97];4))" office:value-type="string" office:string-value="F">
            <text:p>F</text:p>
          </table:table-cell>
          <table:table-cell table:style-name="ce154" table:formula="of:=[.K97]&amp;[.H97]" office:value-type="string" office:string-value="FRP1">
            <text:p>FRP1</text:p>
          </table:table-cell>
          <table:table-cell table:style-name="ce151" table:formula="of:=[.L97]&amp;[.I97]" office:value-type="string" office:string-value="FRP1N">
            <text:p>FRP1N</text:p>
          </table:table-cell>
          <table:table-cell table:style-name="ce154" table:formula="of:=[.K97]&amp;[.J97]&amp;[.H97]" office:value-type="string" office:string-value="F2008RP1">
            <text:p>F2008RP1</text:p>
          </table:table-cell>
          <table:table-cell table:style-name="ce151" table:formula="of:=[.K97]&amp;[.J97]&amp;[.I97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9" office:value-type="string">
            <text:p>*GEMED MED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09F207323</text:p>
          </table:table-cell>
          <table:table-cell table:style-name="ce55" office:value-type="date" office:date-value="2015-09-15">
            <text:p>15/09/15</text:p>
          </table:table-cell>
          <table:table-cell table:style-name="ce82" office:value-type="float" office:value="0.02">
            <text:p>0,02</text:p>
          </table:table-cell>
          <table:table-cell table:style-name="ce111" office:value-type="float" office:value="-1">
            <text:p>-1,00</text:p>
          </table:table-cell>
          <table:table-cell table:style-name="ce82" office:value-type="float" office:value="-28.6">
            <text:p>-28,60</text:p>
          </table:table-cell>
          <table:table-cell table:style-name="ce78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46" table:formula="of:=YEAR([.D98])" office:value-type="float" office:value="2015">
            <text:p>2015</text:p>
          </table:table-cell>
          <table:table-cell table:style-name="ce151" table:formula="of:=RIGHT(LEFT([.C98];4))" office:value-type="string" office:string-value="F">
            <text:p>F</text:p>
          </table:table-cell>
          <table:table-cell table:style-name="ce154" table:formula="of:=[.K98]&amp;[.H98]" office:value-type="string" office:string-value="FRP1">
            <text:p>FRP1</text:p>
          </table:table-cell>
          <table:table-cell table:style-name="ce151" table:formula="of:=[.L98]&amp;[.I98]" office:value-type="string" office:string-value="FRP1N">
            <text:p>FRP1N</text:p>
          </table:table-cell>
          <table:table-cell table:style-name="ce154" table:formula="of:=[.K98]&amp;[.J98]&amp;[.H98]" office:value-type="string" office:string-value="F2015RP1">
            <text:p>F2015RP1</text:p>
          </table:table-cell>
          <table:table-cell table:style-name="ce151" table:formula="of:=[.K98]&amp;[.J98]&amp;[.I98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16F123683</text:p>
          </table:table-cell>
          <table:table-cell table:style-name="ce55" office:value-type="date" office:date-value="2016-08-08">
            <text:p>08/08/16</text:p>
          </table:table-cell>
          <table:table-cell table:style-name="ce81" office:value-type="float" office:value="-1.38">
            <text:p>-1,38</text:p>
          </table:table-cell>
          <table:table-cell table:style-name="ce109" office:value-type="float" office:value="1.6">
            <text:p>1,60</text:p>
          </table:table-cell>
          <table:table-cell table:style-name="ce81" office:value-type="float" office:value="-4.8">
            <text:p>-4,8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99])" office:value-type="float" office:value="2016">
            <text:p>2016</text:p>
          </table:table-cell>
          <table:table-cell table:style-name="ce151" table:formula="of:=RIGHT(LEFT([.C99];4))" office:value-type="string" office:string-value="F">
            <text:p>F</text:p>
          </table:table-cell>
          <table:table-cell table:style-name="ce154" table:formula="of:=[.K99]&amp;[.H99]" office:value-type="string" office:string-value="FAP">
            <text:p>FAP</text:p>
          </table:table-cell>
          <table:table-cell table:style-name="ce151" table:formula="of:=[.L99]&amp;[.I99]" office:value-type="string" office:string-value="FAP">
            <text:p>FAP</text:p>
          </table:table-cell>
          <table:table-cell table:style-name="ce154" table:formula="of:=[.K99]&amp;[.J99]&amp;[.H99]" office:value-type="string" office:string-value="F2016AP">
            <text:p>F2016AP</text:p>
          </table:table-cell>
          <table:table-cell table:style-name="ce151" table:formula="of:=[.K99]&amp;[.J99]&amp;[.I99]" office:value-type="string" office:string-value="F2016">
            <text:p>F2016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10F088909</text:p>
          </table:table-cell>
          <table:table-cell table:style-name="ce55" office:value-type="date" office:date-value="2010-05-26">
            <text:p>26/05/10</text:p>
          </table:table-cell>
          <table:table-cell table:style-name="ce82" office:value-type="float" office:value="-0.66">
            <text:p>-0,66</text:p>
          </table:table-cell>
          <table:table-cell table:style-name="ce111" office:value-type="float" office:value="0">
            <text:p>0,00</text:p>
          </table:table-cell>
          <table:table-cell table:style-name="ce82" office:value-type="float" office:value="-9.2">
            <text:p>-9,2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00])" office:value-type="float" office:value="2010">
            <text:p>2010</text:p>
          </table:table-cell>
          <table:table-cell table:style-name="ce151" table:formula="of:=RIGHT(LEFT([.C100];4))" office:value-type="string" office:string-value="F">
            <text:p>F</text:p>
          </table:table-cell>
          <table:table-cell table:style-name="ce154" table:formula="of:=[.K100]&amp;[.H100]" office:value-type="string" office:string-value="FAP">
            <text:p>FAP</text:p>
          </table:table-cell>
          <table:table-cell table:style-name="ce151" table:formula="of:=[.L100]&amp;[.I100]" office:value-type="string" office:string-value="FAP">
            <text:p>FAP</text:p>
          </table:table-cell>
          <table:table-cell table:style-name="ce154" table:formula="of:=[.K100]&amp;[.J100]&amp;[.H100]" office:value-type="string" office:string-value="F2010AP">
            <text:p>F2010AP</text:p>
          </table:table-cell>
          <table:table-cell table:style-name="ce151" table:formula="of:=[.K100]&amp;[.J100]&amp;[.I100]" office:value-type="string" office:string-value="F2010">
            <text:p>F2010</text:p>
          </table:table-cell>
          <table:table-cell table:style-name="ce161"/>
          <table:table-cell/>
        </table:table-row>
        <table:table-row table:style-name="ro4">
          <table:table-cell table:style-name="ce4" office:value-type="string">
            <text:p>GCOPE MED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09F171922</text:p>
          </table:table-cell>
          <table:table-cell table:style-name="ce55" office:value-type="date" office:date-value="2014-07-24">
            <text:p>24/07/14</text:p>
          </table:table-cell>
          <table:table-cell table:style-name="ce81" office:value-type="float" office:value="-1.58">
            <text:p>-1,58</text:p>
          </table:table-cell>
          <table:table-cell table:style-name="ce109" office:value-type="float" office:value="-2.6">
            <text:p>-2,60</text:p>
          </table:table-cell>
          <table:table-cell table:style-name="ce81" office:value-type="float" office:value="-92.8">
            <text:p>-92,80</text:p>
          </table:table-cell>
          <table:table-cell table:style-name="ce78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46" table:formula="of:=YEAR([.D101])" office:value-type="float" office:value="2014">
            <text:p>2014</text:p>
          </table:table-cell>
          <table:table-cell table:style-name="ce151" table:formula="of:=RIGHT(LEFT([.C101];4))" office:value-type="string" office:string-value="F">
            <text:p>F</text:p>
          </table:table-cell>
          <table:table-cell table:style-name="ce154" table:formula="of:=[.K101]&amp;[.H101]" office:value-type="string" office:string-value="FRP1">
            <text:p>FRP1</text:p>
          </table:table-cell>
          <table:table-cell table:style-name="ce151" table:formula="of:=[.L101]&amp;[.I101]" office:value-type="string" office:string-value="FRP1N">
            <text:p>FRP1N</text:p>
          </table:table-cell>
          <table:table-cell table:style-name="ce154" table:formula="of:=[.K101]&amp;[.J101]&amp;[.H101]" office:value-type="string" office:string-value="F2014RP1">
            <text:p>F2014RP1</text:p>
          </table:table-cell>
          <table:table-cell table:style-name="ce151" table:formula="of:=[.K101]&amp;[.J101]&amp;[.I101]" office:value-type="string" office:string-value="F2014N">
            <text:p>F2014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14F204814</text:p>
          </table:table-cell>
          <table:table-cell table:style-name="ce55" office:value-type="date" office:date-value="2014-10-14">
            <text:p>14/10/14</text:p>
          </table:table-cell>
          <table:table-cell table:style-name="ce81" office:value-type="float" office:value="2.08">
            <text:p>2,08</text:p>
          </table:table-cell>
          <table:table-cell table:style-name="ce109" office:value-type="float" office:value="-0.6">
            <text:p>-0,60</text:p>
          </table:table-cell>
          <table:table-cell table:style-name="ce81" office:value-type="float" office:value="-58.2">
            <text:p>-58,20</text:p>
          </table:table-cell>
          <table:table-cell table:style-name="ce81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02])" office:value-type="float" office:value="2014">
            <text:p>2014</text:p>
          </table:table-cell>
          <table:table-cell table:style-name="ce151" table:formula="of:=RIGHT(LEFT([.C102];4))" office:value-type="string" office:string-value="F">
            <text:p>F</text:p>
          </table:table-cell>
          <table:table-cell table:style-name="ce154" table:formula="of:=[.K102]&amp;[.H102]" office:value-type="string" office:string-value="FRP1">
            <text:p>FRP1</text:p>
          </table:table-cell>
          <table:table-cell table:style-name="ce151" table:formula="of:=[.L102]&amp;[.I102]" office:value-type="string" office:string-value="FRP1N">
            <text:p>FRP1N</text:p>
          </table:table-cell>
          <table:table-cell table:style-name="ce154" table:formula="of:=[.K102]&amp;[.J102]&amp;[.H102]" office:value-type="string" office:string-value="F2014RP1">
            <text:p>F2014RP1</text:p>
          </table:table-cell>
          <table:table-cell table:style-name="ce151" table:formula="of:=[.K102]&amp;[.J102]&amp;[.I102]" office:value-type="string" office:string-value="F2014N">
            <text:p>F2014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11F185722</text:p>
          </table:table-cell>
          <table:table-cell table:style-name="ce55" office:value-type="date" office:date-value="2012-01-13">
            <text:p>13/01/12</text:p>
          </table:table-cell>
          <table:table-cell table:style-name="ce79" office:value-type="float" office:value="0.04">
            <text:p>0,04</text:p>
          </table:table-cell>
          <table:table-cell table:style-name="ce104" office:value-type="float" office:value="-1.4">
            <text:p>-1,40</text:p>
          </table:table-cell>
          <table:table-cell table:style-name="ce79" office:value-type="float" office:value="-33.4">
            <text:p>-33,40</text:p>
          </table:table-cell>
          <table:table-cell table:style-name="ce78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46" table:formula="of:=YEAR([.D103])" office:value-type="float" office:value="2012">
            <text:p>2012</text:p>
          </table:table-cell>
          <table:table-cell table:style-name="ce151" table:formula="of:=RIGHT(LEFT([.C103];4))" office:value-type="string" office:string-value="F">
            <text:p>F</text:p>
          </table:table-cell>
          <table:table-cell table:style-name="ce154" table:formula="of:=[.K103]&amp;[.H103]" office:value-type="string" office:string-value="FRP1">
            <text:p>FRP1</text:p>
          </table:table-cell>
          <table:table-cell table:style-name="ce151" table:formula="of:=[.L103]&amp;[.I103]" office:value-type="string" office:string-value="FRP1N">
            <text:p>FRP1N</text:p>
          </table:table-cell>
          <table:table-cell table:style-name="ce154" table:formula="of:=[.K103]&amp;[.J103]&amp;[.H103]" office:value-type="string" office:string-value="F2012RP1">
            <text:p>F2012RP1</text:p>
          </table:table-cell>
          <table:table-cell table:style-name="ce151" table:formula="of:=[.K103]&amp;[.J103]&amp;[.I103]" office:value-type="string" office:string-value="F2012N">
            <text:p>F2012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15F071388</text:p>
          </table:table-cell>
          <table:table-cell table:style-name="ce55" office:value-type="date" office:date-value="2015-03-28">
            <text:p>28/03/15</text:p>
          </table:table-cell>
          <table:table-cell table:style-name="ce79" office:value-type="float" office:value="-1.62">
            <text:p>-1,62</text:p>
          </table:table-cell>
          <table:table-cell table:style-name="ce104" office:value-type="float" office:value="-0.8">
            <text:p>-0,80</text:p>
          </table:table-cell>
          <table:table-cell table:style-name="ce79" office:value-type="float" office:value="-45.2">
            <text:p>-45,2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04])" office:value-type="float" office:value="2015">
            <text:p>2015</text:p>
          </table:table-cell>
          <table:table-cell table:style-name="ce151" table:formula="of:=RIGHT(LEFT([.C104];4))" office:value-type="string" office:string-value="F">
            <text:p>F</text:p>
          </table:table-cell>
          <table:table-cell table:style-name="ce154" table:formula="of:=[.K104]&amp;[.H104]" office:value-type="string" office:string-value="FRP1">
            <text:p>FRP1</text:p>
          </table:table-cell>
          <table:table-cell table:style-name="ce151" table:formula="of:=[.L104]&amp;[.I104]" office:value-type="string" office:string-value="FRP1N">
            <text:p>FRP1N</text:p>
          </table:table-cell>
          <table:table-cell table:style-name="ce154" table:formula="of:=[.K104]&amp;[.J104]&amp;[.H104]" office:value-type="string" office:string-value="F2015RP1">
            <text:p>F2015RP1</text:p>
          </table:table-cell>
          <table:table-cell table:style-name="ce151" table:formula="of:=[.K104]&amp;[.J104]&amp;[.I104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07F204363</text:p>
          </table:table-cell>
          <table:table-cell table:style-name="ce55" office:value-type="date" office:date-value="2017-03-24">
            <text:p>24/03/17</text:p>
          </table:table-cell>
          <table:table-cell table:style-name="ce79" office:value-type="float" office:value="-0.08">
            <text:p>-0,08</text:p>
          </table:table-cell>
          <table:table-cell table:style-name="ce104" office:value-type="float" office:value="0.8">
            <text:p>0,80</text:p>
          </table:table-cell>
          <table:table-cell table:style-name="ce79" office:value-type="float" office:value="2">
            <text:p>2,0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05])" office:value-type="float" office:value="2017">
            <text:p>2017</text:p>
          </table:table-cell>
          <table:table-cell table:style-name="ce151" table:formula="of:=RIGHT(LEFT([.C105];4))" office:value-type="string" office:string-value="F">
            <text:p>F</text:p>
          </table:table-cell>
          <table:table-cell table:style-name="ce154" table:formula="of:=[.K105]&amp;[.H105]" office:value-type="string" office:string-value="FAP">
            <text:p>FAP</text:p>
          </table:table-cell>
          <table:table-cell table:style-name="ce151" table:formula="of:=[.L105]&amp;[.I105]" office:value-type="string" office:string-value="FAP">
            <text:p>FAP</text:p>
          </table:table-cell>
          <table:table-cell table:style-name="ce154" table:formula="of:=[.K105]&amp;[.J105]&amp;[.H105]" office:value-type="string" office:string-value="F2017AP">
            <text:p>F2017AP</text:p>
          </table:table-cell>
          <table:table-cell table:style-name="ce151" table:formula="of:=[.K105]&amp;[.J105]&amp;[.I105]" office:value-type="string" office:string-value="F2017">
            <text:p>F2017</text:p>
          </table:table-cell>
          <table:table-cell table:style-name="ce16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14F026837</text:p>
          </table:table-cell>
          <table:table-cell table:style-name="ce55" office:value-type="date" office:date-value="2014-04-17">
            <text:p>17/04/14</text:p>
          </table:table-cell>
          <table:table-cell table:style-name="ce79" office:value-type="float" office:value="-1.34">
            <text:p>-1,34</text:p>
          </table:table-cell>
          <table:table-cell table:style-name="ce104" office:value-type="float" office:value="-0.2">
            <text:p>-0,20</text:p>
          </table:table-cell>
          <table:table-cell table:style-name="ce79" office:value-type="float" office:value="-8.4">
            <text:p>-8,4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06])" office:value-type="float" office:value="2014">
            <text:p>2014</text:p>
          </table:table-cell>
          <table:table-cell table:style-name="ce151" table:formula="of:=RIGHT(LEFT([.C106];4))" office:value-type="string" office:string-value="F">
            <text:p>F</text:p>
          </table:table-cell>
          <table:table-cell table:style-name="ce154" table:formula="of:=[.K106]&amp;[.H106]" office:value-type="string" office:string-value="FAP">
            <text:p>FAP</text:p>
          </table:table-cell>
          <table:table-cell table:style-name="ce151" table:formula="of:=[.L106]&amp;[.I106]" office:value-type="string" office:string-value="FAP">
            <text:p>FAP</text:p>
          </table:table-cell>
          <table:table-cell table:style-name="ce154" table:formula="of:=[.K106]&amp;[.J106]&amp;[.H106]" office:value-type="string" office:string-value="F2014AP">
            <text:p>F2014AP</text:p>
          </table:table-cell>
          <table:table-cell table:style-name="ce151" table:formula="of:=[.K106]&amp;[.J106]&amp;[.I106]" office:value-type="string" office:string-value="F2014">
            <text:p>F2014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11F180100</text:p>
          </table:table-cell>
          <table:table-cell table:style-name="ce58" office:value-type="date" office:date-value="2012-01-02">
            <text:p>02/01/12</text:p>
          </table:table-cell>
          <table:table-cell table:style-name="ce79" office:value-type="float" office:value="0.68">
            <text:p>0,68</text:p>
          </table:table-cell>
          <table:table-cell table:style-name="ce104" office:value-type="float" office:value="-4.2">
            <text:p>-4,20</text:p>
          </table:table-cell>
          <table:table-cell table:style-name="ce79" office:value-type="float" office:value="-99.6">
            <text:p>-99,60</text:p>
          </table:table-cell>
          <table:table-cell table:style-name="ce78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46" table:formula="of:=YEAR([.D107])" office:value-type="float" office:value="2012">
            <text:p>2012</text:p>
          </table:table-cell>
          <table:table-cell table:style-name="ce151" table:formula="of:=RIGHT(LEFT([.C107];4))" office:value-type="string" office:string-value="F">
            <text:p>F</text:p>
          </table:table-cell>
          <table:table-cell table:style-name="ce154" table:formula="of:=[.K107]&amp;[.H107]" office:value-type="string" office:string-value="FRP1">
            <text:p>FRP1</text:p>
          </table:table-cell>
          <table:table-cell table:style-name="ce151" table:formula="of:=[.L107]&amp;[.I107]" office:value-type="string" office:string-value="FRP1N">
            <text:p>FRP1N</text:p>
          </table:table-cell>
          <table:table-cell table:style-name="ce154" table:formula="of:=[.K107]&amp;[.J107]&amp;[.H107]" office:value-type="string" office:string-value="F2012RP1">
            <text:p>F2012RP1</text:p>
          </table:table-cell>
          <table:table-cell table:style-name="ce151" table:formula="of:=[.K107]&amp;[.J107]&amp;[.I107]" office:value-type="string" office:string-value="F2012N">
            <text:p>F2012N</text:p>
          </table:table-cell>
          <table:table-cell table:style-name="ce16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10F254005</text:p>
          </table:table-cell>
          <table:table-cell table:style-name="ce55" office:value-type="date" office:date-value="2011-01-22">
            <text:p>22/01/11</text:p>
          </table:table-cell>
          <table:table-cell table:style-name="ce81" office:value-type="float" office:value="0.28">
            <text:p>0,28</text:p>
          </table:table-cell>
          <table:table-cell table:style-name="ce81" office:value-type="float" office:value="1">
            <text:p>1,00</text:p>
          </table:table-cell>
          <table:table-cell table:style-name="ce81" office:value-type="float" office:value="-9.2">
            <text:p>-9,2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08])" office:value-type="float" office:value="2011">
            <text:p>2011</text:p>
          </table:table-cell>
          <table:table-cell table:style-name="ce151" table:formula="of:=RIGHT(LEFT([.C108];4))" office:value-type="string" office:string-value="F">
            <text:p>F</text:p>
          </table:table-cell>
          <table:table-cell table:style-name="ce154" table:formula="of:=[.K108]&amp;[.H108]" office:value-type="string" office:string-value="FAP">
            <text:p>FAP</text:p>
          </table:table-cell>
          <table:table-cell table:style-name="ce151" table:formula="of:=[.L108]&amp;[.I108]" office:value-type="string" office:string-value="FAP">
            <text:p>FAP</text:p>
          </table:table-cell>
          <table:table-cell table:style-name="ce154" table:formula="of:=[.K108]&amp;[.J108]&amp;[.H108]" office:value-type="string" office:string-value="F2011AP">
            <text:p>F2011AP</text:p>
          </table:table-cell>
          <table:table-cell table:style-name="ce151" table:formula="of:=[.K108]&amp;[.J108]&amp;[.I108]" office:value-type="string" office:string-value="F2011">
            <text:p>F2011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6" office:value-type="date" office:date-value="2018-03-06">
            <text:p>06/03/18</text:p>
          </table:table-cell>
          <table:table-cell table:style-name="ce34" office:value-type="string">
            <text:p>A11F222576</text:p>
          </table:table-cell>
          <table:table-cell table:style-name="ce55" office:value-type="date" office:date-value="2012-05-19">
            <text:p>19/05/12</text:p>
          </table:table-cell>
          <table:table-cell table:style-name="ce81" office:value-type="float" office:value="-0.84">
            <text:p>-0,84</text:p>
          </table:table-cell>
          <table:table-cell table:style-name="ce81" office:value-type="float" office:value="-2.8">
            <text:p>-2,80</text:p>
          </table:table-cell>
          <table:table-cell table:style-name="ce81" office:value-type="float" office:value="-62">
            <text:p>-62,0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09])" office:value-type="float" office:value="2012">
            <text:p>2012</text:p>
          </table:table-cell>
          <table:table-cell table:style-name="ce151" table:formula="of:=RIGHT(LEFT([.C109];4))" office:value-type="string" office:string-value="F">
            <text:p>F</text:p>
          </table:table-cell>
          <table:table-cell table:style-name="ce154" table:formula="of:=[.K109]&amp;[.H109]" office:value-type="string" office:string-value="FRP1">
            <text:p>FRP1</text:p>
          </table:table-cell>
          <table:table-cell table:style-name="ce151" table:formula="of:=[.L109]&amp;[.I109]" office:value-type="string" office:string-value="FRP1N">
            <text:p>FRP1N</text:p>
          </table:table-cell>
          <table:table-cell table:style-name="ce154" table:formula="of:=[.K109]&amp;[.J109]&amp;[.H109]" office:value-type="string" office:string-value="F2012RP1">
            <text:p>F2012RP1</text:p>
          </table:table-cell>
          <table:table-cell table:style-name="ce151" table:formula="of:=[.K109]&amp;[.J109]&amp;[.I109]" office:value-type="string" office:string-value="F2012N">
            <text:p>F2012N</text:p>
          </table:table-cell>
          <table:table-cell table:style-name="ce156"/>
          <table:table-cell/>
        </table:table-row>
        <table:table-row table:style-name="ro2">
          <table:table-cell table:style-name="ce4" office:value-type="string">
            <text:p>*GEMED </text:p>
          </table:table-cell>
          <table:table-cell table:style-name="ce26" office:value-type="date" office:date-value="2018-03-06">
            <text:p>06/03/18</text:p>
          </table:table-cell>
          <table:table-cell table:style-name="ce35" office:value-type="string">
            <text:p>A08F238408</text:p>
          </table:table-cell>
          <table:table-cell table:style-name="ce53" office:value-type="date" office:date-value="2016-11-25">
            <text:p>25/11/16</text:p>
          </table:table-cell>
          <table:table-cell table:style-name="ce81" office:value-type="float" office:value="1.84">
            <text:p>1,84</text:p>
          </table:table-cell>
          <table:table-cell table:style-name="ce81" office:value-type="float" office:value="1.8">
            <text:p>1,80</text:p>
          </table:table-cell>
          <table:table-cell table:style-name="ce81" office:value-type="float" office:value="3.6">
            <text:p>3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110])" office:value-type="float" office:value="2016">
            <text:p>2016</text:p>
          </table:table-cell>
          <table:table-cell table:style-name="ce151" table:formula="of:=RIGHT(LEFT([.C110];4))" office:value-type="string" office:string-value="F">
            <text:p>F</text:p>
          </table:table-cell>
          <table:table-cell table:style-name="ce154" table:formula="of:=[.K110]&amp;[.H110]" office:value-type="string" office:string-value="FAP">
            <text:p>FAP</text:p>
          </table:table-cell>
          <table:table-cell table:style-name="ce151" table:formula="of:=[.L110]&amp;[.I110]" office:value-type="string" office:string-value="FAP">
            <text:p>FAP</text:p>
          </table:table-cell>
          <table:table-cell table:style-name="ce154" table:formula="of:=[.K110]&amp;[.J110]&amp;[.H110]" office:value-type="string" office:string-value="F2016AP">
            <text:p>F2016AP</text:p>
          </table:table-cell>
          <table:table-cell table:style-name="ce151" table:formula="of:=[.K110]&amp;[.J110]&amp;[.I110]" office:value-type="string" office:string-value="F2016">
            <text:p>F2016</text:p>
          </table:table-cell>
          <table:table-cell table:style-name="ce158"/>
          <table:table-cell/>
        </table:table-row>
        <table:table-row table:style-name="ro4">
          <table:table-cell table:style-name="ce6" office:value-type="string">
            <text:p>UN-MTL </text:p>
          </table:table-cell>
          <table:table-cell table:style-name="ce28" office:value-type="date" office:date-value="2018-03-06">
            <text:p>06/03/18</text:p>
          </table:table-cell>
          <table:table-cell table:style-name="ce36" office:value-type="string">
            <text:p>A11F310039</text:p>
          </table:table-cell>
          <table:table-cell table:style-name="ce61" office:value-type="date" office:date-value="2012-07-20">
            <text:p>20/07/12</text:p>
          </table:table-cell>
          <table:table-cell table:style-name="ce87" office:value-type="float" office:value="-0.64">
            <text:p>-0,64</text:p>
          </table:table-cell>
          <table:table-cell table:style-name="ce87" office:value-type="float" office:value="-1.8">
            <text:p>-1,80</text:p>
          </table:table-cell>
          <table:table-cell table:style-name="ce87" office:value-type="float" office:value="-33">
            <text:p>-33,00</text:p>
          </table:table-cell>
          <table:table-cell table:style-name="ce80" office:value-type="string">
            <text:p>RP1</text:p>
          </table:table-cell>
          <table:table-cell table:style-name="ce141" office:value-type="string">
            <text:p>N</text:p>
          </table:table-cell>
          <table:table-cell table:style-name="ce146" table:formula="of:=YEAR([.D111])" office:value-type="float" office:value="2012">
            <text:p>2012</text:p>
          </table:table-cell>
          <table:table-cell table:style-name="ce151" table:formula="of:=RIGHT(LEFT([.C111];4))" office:value-type="string" office:string-value="F">
            <text:p>F</text:p>
          </table:table-cell>
          <table:table-cell table:style-name="ce154" table:formula="of:=[.K111]&amp;[.H111]" office:value-type="string" office:string-value="FRP1">
            <text:p>FRP1</text:p>
          </table:table-cell>
          <table:table-cell table:style-name="ce151" table:formula="of:=[.L111]&amp;[.I111]" office:value-type="string" office:string-value="FRP1N">
            <text:p>FRP1N</text:p>
          </table:table-cell>
          <table:table-cell table:style-name="ce154" table:formula="of:=[.K111]&amp;[.J111]&amp;[.H111]" office:value-type="string" office:string-value="F2012RP1">
            <text:p>F2012RP1</text:p>
          </table:table-cell>
          <table:table-cell table:style-name="ce151" table:formula="of:=[.K111]&amp;[.J111]&amp;[.I111]" office:value-type="string" office:string-value="F2012N">
            <text:p>F2012N</text:p>
          </table:table-cell>
          <table:table-cell table:style-name="ce156"/>
          <table:table-cell/>
        </table:table-row>
        <table:table-row table:style-name="ro4">
          <table:table-cell table:style-name="ce7" office:value-type="string">
            <text:p>UN-MTL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C04S002861</text:p>
          </table:table-cell>
          <table:table-cell table:style-name="ce55" office:value-type="date" office:date-value="2016-09-28">
            <text:p>28/09/16</text:p>
          </table:table-cell>
          <table:table-cell table:style-name="ce81" office:value-type="float" office:value="0.96">
            <text:p>0,96</text:p>
          </table:table-cell>
          <table:table-cell table:style-name="ce81" office:value-type="float" office:value="4.2">
            <text:p>4,20</text:p>
          </table:table-cell>
          <table:table-cell table:style-name="ce81" office:value-type="float" office:value="3.4">
            <text:p>3,4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112])" office:value-type="float" office:value="2016">
            <text:p>2016</text:p>
          </table:table-cell>
          <table:table-cell table:style-name="ce151" table:formula="of:=RIGHT(LEFT([.C112];4))" office:value-type="string" office:string-value="S">
            <text:p>S</text:p>
          </table:table-cell>
          <table:table-cell table:style-name="ce154" table:formula="of:=[.K112]&amp;[.H112]" office:value-type="string" office:string-value="SAP">
            <text:p>SAP</text:p>
          </table:table-cell>
          <table:table-cell table:style-name="ce151" table:formula="of:=[.L112]&amp;[.I112]" office:value-type="string" office:string-value="SAP">
            <text:p>SAP</text:p>
          </table:table-cell>
          <table:table-cell table:style-name="ce154" table:formula="of:=[.K112]&amp;[.J112]&amp;[.H112]" office:value-type="string" office:string-value="S2016AP">
            <text:p>S2016AP</text:p>
          </table:table-cell>
          <table:table-cell table:style-name="ce151" table:formula="of:=[.K112]&amp;[.J112]&amp;[.I112]" office:value-type="string" office:string-value="S2016">
            <text:p>S2016</text:p>
          </table:table-cell>
          <table:table-cell table:style-name="ce16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14F405410</text:p>
          </table:table-cell>
          <table:table-cell table:style-name="ce55" office:value-type="date" office:date-value="2014-12-17">
            <text:p>17/12/14</text:p>
          </table:table-cell>
          <table:table-cell table:style-name="ce79" office:value-type="float" office:value="-1.74">
            <text:p>-1,74</text:p>
          </table:table-cell>
          <table:table-cell table:style-name="ce104" office:value-type="float" office:value="-1.8">
            <text:p>-1,80</text:p>
          </table:table-cell>
          <table:table-cell table:style-name="ce79" office:value-type="float" office:value="-38.8">
            <text:p>-38,8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13])" office:value-type="float" office:value="2014">
            <text:p>2014</text:p>
          </table:table-cell>
          <table:table-cell table:style-name="ce151" table:formula="of:=RIGHT(LEFT([.C113];4))" office:value-type="string" office:string-value="F">
            <text:p>F</text:p>
          </table:table-cell>
          <table:table-cell table:style-name="ce154" table:formula="of:=[.K113]&amp;[.H113]" office:value-type="string" office:string-value="FRP1">
            <text:p>FRP1</text:p>
          </table:table-cell>
          <table:table-cell table:style-name="ce151" table:formula="of:=[.L113]&amp;[.I113]" office:value-type="string" office:string-value="FRP1N">
            <text:p>FRP1N</text:p>
          </table:table-cell>
          <table:table-cell table:style-name="ce154" table:formula="of:=[.K113]&amp;[.J113]&amp;[.H113]" office:value-type="string" office:string-value="F2014RP1">
            <text:p>F2014RP1</text:p>
          </table:table-cell>
          <table:table-cell table:style-name="ce151" table:formula="of:=[.K113]&amp;[.J113]&amp;[.I113]" office:value-type="string" office:string-value="F2014N">
            <text:p>F2014N</text:p>
          </table:table-cell>
          <table:table-cell table:style-name="ce16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12F346343</text:p>
          </table:table-cell>
          <table:table-cell table:style-name="ce55" office:value-type="date" office:date-value="2012-06-30">
            <text:p>30/06/12</text:p>
          </table:table-cell>
          <table:table-cell table:style-name="ce79" office:value-type="float" office:value="1.54">
            <text:p>1,54</text:p>
          </table:table-cell>
          <table:table-cell table:style-name="ce104" office:value-type="float" office:value="0.8">
            <text:p>0,80</text:p>
          </table:table-cell>
          <table:table-cell table:style-name="ce79" office:value-type="float" office:value="-8.4">
            <text:p>-8,4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14])" office:value-type="float" office:value="2012">
            <text:p>2012</text:p>
          </table:table-cell>
          <table:table-cell table:style-name="ce151" table:formula="of:=RIGHT(LEFT([.C114];4))" office:value-type="string" office:string-value="F">
            <text:p>F</text:p>
          </table:table-cell>
          <table:table-cell table:style-name="ce154" table:formula="of:=[.K114]&amp;[.H114]" office:value-type="string" office:string-value="FAP">
            <text:p>FAP</text:p>
          </table:table-cell>
          <table:table-cell table:style-name="ce151" table:formula="of:=[.L114]&amp;[.I114]" office:value-type="string" office:string-value="FAP">
            <text:p>FAP</text:p>
          </table:table-cell>
          <table:table-cell table:style-name="ce154" table:formula="of:=[.K114]&amp;[.J114]&amp;[.H114]" office:value-type="string" office:string-value="F2012AP">
            <text:p>F2012AP</text:p>
          </table:table-cell>
          <table:table-cell table:style-name="ce151" table:formula="of:=[.K114]&amp;[.J114]&amp;[.I114]" office:value-type="string" office:string-value="F2012">
            <text:p>F2012</text:p>
          </table:table-cell>
          <table:table-cell table:style-name="ce164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07S263656</text:p>
          </table:table-cell>
          <table:table-cell table:style-name="ce55" office:value-type="date" office:date-value="2011-12-06">
            <text:p>06/12/11</text:p>
          </table:table-cell>
          <table:table-cell table:style-name="ce79" office:value-type="float" office:value="-12.84">
            <text:p>-12,84</text:p>
          </table:table-cell>
          <table:table-cell table:style-name="ce104" office:value-type="float" office:value="-16.8">
            <text:p>-16,80</text:p>
          </table:table-cell>
          <table:table-cell table:style-name="ce79" office:value-type="float" office:value="-39.6">
            <text:p>-39,60</text:p>
          </table:table-cell>
          <table:table-cell table:style-name="ce78" office:value-type="string">
            <text:p>RP3</text:p>
          </table:table-cell>
          <table:table-cell table:style-name="ce140" office:value-type="string">
            <text:p>N</text:p>
          </table:table-cell>
          <table:table-cell table:style-name="ce146" table:formula="of:=YEAR([.D115])" office:value-type="float" office:value="2011">
            <text:p>2011</text:p>
          </table:table-cell>
          <table:table-cell table:style-name="ce151" table:formula="of:=RIGHT(LEFT([.C115];4))" office:value-type="string" office:string-value="S">
            <text:p>S</text:p>
          </table:table-cell>
          <table:table-cell table:style-name="ce154" table:formula="of:=[.K115]&amp;[.H115]" office:value-type="string" office:string-value="SRP3">
            <text:p>SRP3</text:p>
          </table:table-cell>
          <table:table-cell table:style-name="ce151" table:formula="of:=[.L115]&amp;[.I115]" office:value-type="string" office:string-value="SRP3N">
            <text:p>SRP3N</text:p>
          </table:table-cell>
          <table:table-cell table:style-name="ce154" table:formula="of:=[.K115]&amp;[.J115]&amp;[.H115]" office:value-type="string" office:string-value="S2011RP3">
            <text:p>S2011RP3</text:p>
          </table:table-cell>
          <table:table-cell table:style-name="ce151" table:formula="of:=[.K115]&amp;[.J115]&amp;[.I115]" office:value-type="string" office:string-value="S2011N">
            <text:p>S2011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03S584121</text:p>
          </table:table-cell>
          <table:table-cell table:style-name="ce55" office:value-type="date" office:date-value="2011-01-14">
            <text:p>14/01/11</text:p>
          </table:table-cell>
          <table:table-cell table:style-name="ce79" office:value-type="float" office:value="-2.7">
            <text:p>-2,70</text:p>
          </table:table-cell>
          <table:table-cell table:style-name="ce104" office:value-type="float" office:value="-8.2">
            <text:p>-8,20</text:p>
          </table:table-cell>
          <table:table-cell table:style-name="ce79" office:value-type="float" office:value="-27.8">
            <text:p>-27,80</text:p>
          </table:table-cell>
          <table:table-cell table:style-name="ce78" office:value-type="string">
            <text:p>RP2</text:p>
          </table:table-cell>
          <table:table-cell table:style-name="ce140" office:value-type="string">
            <text:p>N</text:p>
          </table:table-cell>
          <table:table-cell table:style-name="ce146" table:formula="of:=YEAR([.D116])" office:value-type="float" office:value="2011">
            <text:p>2011</text:p>
          </table:table-cell>
          <table:table-cell table:style-name="ce151" table:formula="of:=RIGHT(LEFT([.C116];4))" office:value-type="string" office:string-value="S">
            <text:p>S</text:p>
          </table:table-cell>
          <table:table-cell table:style-name="ce154" table:formula="of:=[.K116]&amp;[.H116]" office:value-type="string" office:string-value="SRP2">
            <text:p>SRP2</text:p>
          </table:table-cell>
          <table:table-cell table:style-name="ce151" table:formula="of:=[.L116]&amp;[.I116]" office:value-type="string" office:string-value="SRP2N">
            <text:p>SRP2N</text:p>
          </table:table-cell>
          <table:table-cell table:style-name="ce154" table:formula="of:=[.K116]&amp;[.J116]&amp;[.H116]" office:value-type="string" office:string-value="S2011RP2">
            <text:p>S2011RP2</text:p>
          </table:table-cell>
          <table:table-cell table:style-name="ce151" table:formula="of:=[.K116]&amp;[.J116]&amp;[.I116]" office:value-type="string" office:string-value="S2011N">
            <text:p>S2011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16F253572</text:p>
          </table:table-cell>
          <table:table-cell table:style-name="ce55" office:value-type="date" office:date-value="2017-02-16">
            <text:p>16/02/17</text:p>
          </table:table-cell>
          <table:table-cell table:style-name="ce88" office:value-type="float" office:value="0.96">
            <text:p>0,96</text:p>
          </table:table-cell>
          <table:table-cell table:style-name="ce88" office:value-type="float" office:value="-0.2">
            <text:p>-0,20</text:p>
          </table:table-cell>
          <table:table-cell table:style-name="ce88" office:value-type="float" office:value="-13.2">
            <text:p>-13,2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17])" office:value-type="float" office:value="2017">
            <text:p>2017</text:p>
          </table:table-cell>
          <table:table-cell table:style-name="ce151" table:formula="of:=RIGHT(LEFT([.C117];4))" office:value-type="string" office:string-value="F">
            <text:p>F</text:p>
          </table:table-cell>
          <table:table-cell table:style-name="ce154" table:formula="of:=[.K117]&amp;[.H117]" office:value-type="string" office:string-value="FRP1">
            <text:p>FRP1</text:p>
          </table:table-cell>
          <table:table-cell table:style-name="ce151" table:formula="of:=[.L117]&amp;[.I117]" office:value-type="string" office:string-value="FRP1N">
            <text:p>FRP1N</text:p>
          </table:table-cell>
          <table:table-cell table:style-name="ce154" table:formula="of:=[.K117]&amp;[.J117]&amp;[.H117]" office:value-type="string" office:string-value="F2017RP1">
            <text:p>F2017RP1</text:p>
          </table:table-cell>
          <table:table-cell table:style-name="ce151" table:formula="of:=[.K117]&amp;[.J117]&amp;[.I117]" office:value-type="string" office:string-value="F2017N">
            <text:p>F2017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14F408770</text:p>
          </table:table-cell>
          <table:table-cell table:style-name="ce55" office:value-type="date" office:date-value="2015-01-09">
            <text:p>09/01/15</text:p>
          </table:table-cell>
          <table:table-cell table:style-name="ce82" office:value-type="float" office:value="-1.08">
            <text:p>-1,08</text:p>
          </table:table-cell>
          <table:table-cell table:style-name="ce82" office:value-type="float" office:value="-3.4">
            <text:p>-3,40</text:p>
          </table:table-cell>
          <table:table-cell table:style-name="ce82" office:value-type="float" office:value="-46.8">
            <text:p>-46,8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18])" office:value-type="float" office:value="2015">
            <text:p>2015</text:p>
          </table:table-cell>
          <table:table-cell table:style-name="ce151" table:formula="of:=RIGHT(LEFT([.C118];4))" office:value-type="string" office:string-value="F">
            <text:p>F</text:p>
          </table:table-cell>
          <table:table-cell table:style-name="ce154" table:formula="of:=[.K118]&amp;[.H118]" office:value-type="string" office:string-value="FRP1">
            <text:p>FRP1</text:p>
          </table:table-cell>
          <table:table-cell table:style-name="ce151" table:formula="of:=[.L118]&amp;[.I118]" office:value-type="string" office:string-value="FRP1N">
            <text:p>FRP1N</text:p>
          </table:table-cell>
          <table:table-cell table:style-name="ce154" table:formula="of:=[.K118]&amp;[.J118]&amp;[.H118]" office:value-type="string" office:string-value="F2015RP1">
            <text:p>F2015RP1</text:p>
          </table:table-cell>
          <table:table-cell table:style-name="ce151" table:formula="of:=[.K118]&amp;[.J118]&amp;[.I118]" office:value-type="string" office:string-value="F2015N">
            <text:p>F2015N</text:p>
          </table:table-cell>
          <table:table-cell table:style-name="ce16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11F223790</text:p>
          </table:table-cell>
          <table:table-cell table:style-name="ce55" office:value-type="date" office:date-value="2012-01-28">
            <text:p>28/01/12</text:p>
          </table:table-cell>
          <table:table-cell table:style-name="ce81" office:value-type="float" office:value="3.34">
            <text:p>3,34</text:p>
          </table:table-cell>
          <table:table-cell table:style-name="ce81" office:value-type="float" office:value="2.4">
            <text:p>2,40</text:p>
          </table:table-cell>
          <table:table-cell table:style-name="ce81" office:value-type="float" office:value="-18.8">
            <text:p>-18,8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19])" office:value-type="float" office:value="2012">
            <text:p>2012</text:p>
          </table:table-cell>
          <table:table-cell table:style-name="ce151" table:formula="of:=RIGHT(LEFT([.C119];4))" office:value-type="string" office:string-value="F">
            <text:p>F</text:p>
          </table:table-cell>
          <table:table-cell table:style-name="ce154" table:formula="of:=[.K119]&amp;[.H119]" office:value-type="string" office:string-value="FRP1">
            <text:p>FRP1</text:p>
          </table:table-cell>
          <table:table-cell table:style-name="ce151" table:formula="of:=[.L119]&amp;[.I119]" office:value-type="string" office:string-value="FRP1N">
            <text:p>FRP1N</text:p>
          </table:table-cell>
          <table:table-cell table:style-name="ce154" table:formula="of:=[.K119]&amp;[.J119]&amp;[.H119]" office:value-type="string" office:string-value="F2012RP1">
            <text:p>F2012RP1</text:p>
          </table:table-cell>
          <table:table-cell table:style-name="ce151" table:formula="of:=[.K119]&amp;[.J119]&amp;[.I119]" office:value-type="string" office:string-value="F2012N">
            <text:p>F2012N</text:p>
          </table:table-cell>
          <table:table-cell table:style-name="ce16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08F214890</text:p>
          </table:table-cell>
          <table:table-cell table:style-name="ce55" office:value-type="date" office:date-value="2008-06-09">
            <text:p>09/06/08</text:p>
          </table:table-cell>
          <table:table-cell table:style-name="ce81" office:value-type="float" office:value="0.3">
            <text:p>0,30</text:p>
          </table:table-cell>
          <table:table-cell table:style-name="ce81" office:value-type="float" office:value="0">
            <text:p>0,00</text:p>
          </table:table-cell>
          <table:table-cell table:style-name="ce81" office:value-type="float" office:value="-14">
            <text:p>-14,0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20])" office:value-type="float" office:value="2008">
            <text:p>2008</text:p>
          </table:table-cell>
          <table:table-cell table:style-name="ce151" table:formula="of:=RIGHT(LEFT([.C120];4))" office:value-type="string" office:string-value="F">
            <text:p>F</text:p>
          </table:table-cell>
          <table:table-cell table:style-name="ce154" table:formula="of:=[.K120]&amp;[.H120]" office:value-type="string" office:string-value="FRP1">
            <text:p>FRP1</text:p>
          </table:table-cell>
          <table:table-cell table:style-name="ce151" table:formula="of:=[.L120]&amp;[.I120]" office:value-type="string" office:string-value="FRP1N">
            <text:p>FRP1N</text:p>
          </table:table-cell>
          <table:table-cell table:style-name="ce154" table:formula="of:=[.K120]&amp;[.J120]&amp;[.H120]" office:value-type="string" office:string-value="F2008RP1">
            <text:p>F2008RP1</text:p>
          </table:table-cell>
          <table:table-cell table:style-name="ce151" table:formula="of:=[.K120]&amp;[.J120]&amp;[.I120]" office:value-type="string" office:string-value="F2008N">
            <text:p>F2008N</text:p>
          </table:table-cell>
          <table:table-cell table:style-name="ce16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02S682530</text:p>
          </table:table-cell>
          <table:table-cell table:style-name="ce55" office:value-type="date" office:date-value="2010-10-09">
            <text:p>09/10/10</text:p>
          </table:table-cell>
          <table:table-cell table:style-name="ce81" office:value-type="float" office:value="-4.94">
            <text:p>-4,94</text:p>
          </table:table-cell>
          <table:table-cell table:style-name="ce81" office:value-type="float" office:value="-9.6">
            <text:p>-9,60</text:p>
          </table:table-cell>
          <table:table-cell table:style-name="ce81" office:value-type="float" office:value="-100">
            <text:p>-100,00</text:p>
          </table:table-cell>
          <table:table-cell table:style-name="ce78" office:value-type="string">
            <text:p>RP2</text:p>
          </table:table-cell>
          <table:table-cell table:style-name="ce140" office:value-type="string">
            <text:p>N</text:p>
          </table:table-cell>
          <table:table-cell table:style-name="ce146" table:formula="of:=YEAR([.D121])" office:value-type="float" office:value="2010">
            <text:p>2010</text:p>
          </table:table-cell>
          <table:table-cell table:style-name="ce151" table:formula="of:=RIGHT(LEFT([.C121];4))" office:value-type="string" office:string-value="S">
            <text:p>S</text:p>
          </table:table-cell>
          <table:table-cell table:style-name="ce154" table:formula="of:=[.K121]&amp;[.H121]" office:value-type="string" office:string-value="SRP2">
            <text:p>SRP2</text:p>
          </table:table-cell>
          <table:table-cell table:style-name="ce151" table:formula="of:=[.L121]&amp;[.I121]" office:value-type="string" office:string-value="SRP2N">
            <text:p>SRP2N</text:p>
          </table:table-cell>
          <table:table-cell table:style-name="ce154" table:formula="of:=[.K121]&amp;[.J121]&amp;[.H121]" office:value-type="string" office:string-value="S2010RP2">
            <text:p>S2010RP2</text:p>
          </table:table-cell>
          <table:table-cell table:style-name="ce151" table:formula="of:=[.K121]&amp;[.J121]&amp;[.I121]" office:value-type="string" office:string-value="S2010N">
            <text:p>S2010N</text:p>
          </table:table-cell>
          <table:table-cell table:style-name="ce16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14F245354</text:p>
          </table:table-cell>
          <table:table-cell table:style-name="ce55" office:value-type="date" office:date-value="2014-08-14">
            <text:p>14/08/14</text:p>
          </table:table-cell>
          <table:table-cell table:style-name="ce81" office:value-type="float" office:value="0.18">
            <text:p>0,18</text:p>
          </table:table-cell>
          <table:table-cell table:style-name="ce81" office:value-type="float" office:value="-0.6">
            <text:p>-0,60</text:p>
          </table:table-cell>
          <table:table-cell table:style-name="ce81" office:value-type="float" office:value="-4.2">
            <text:p>-4,2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22])" office:value-type="float" office:value="2014">
            <text:p>2014</text:p>
          </table:table-cell>
          <table:table-cell table:style-name="ce151" table:formula="of:=RIGHT(LEFT([.C122];4))" office:value-type="string" office:string-value="F">
            <text:p>F</text:p>
          </table:table-cell>
          <table:table-cell table:style-name="ce154" table:formula="of:=[.K122]&amp;[.H122]" office:value-type="string" office:string-value="FAP">
            <text:p>FAP</text:p>
          </table:table-cell>
          <table:table-cell table:style-name="ce151" table:formula="of:=[.L122]&amp;[.I122]" office:value-type="string" office:string-value="FAP">
            <text:p>FAP</text:p>
          </table:table-cell>
          <table:table-cell table:style-name="ce154" table:formula="of:=[.K122]&amp;[.J122]&amp;[.H122]" office:value-type="string" office:string-value="F2014AP">
            <text:p>F2014AP</text:p>
          </table:table-cell>
          <table:table-cell table:style-name="ce151" table:formula="of:=[.K122]&amp;[.J122]&amp;[.I122]" office:value-type="string" office:string-value="F2014">
            <text:p>F2014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09F236343</text:p>
          </table:table-cell>
          <table:table-cell table:style-name="ce55" office:value-type="date" office:date-value="2016-04-12">
            <text:p>12/04/16</text:p>
          </table:table-cell>
          <table:table-cell table:style-name="ce79" office:value-type="float" office:value="0">
            <text:p>0,00</text:p>
          </table:table-cell>
          <table:table-cell table:style-name="ce104" office:value-type="float" office:value="0.6">
            <text:p>0,60</text:p>
          </table:table-cell>
          <table:table-cell table:style-name="ce79" office:value-type="float" office:value="-5">
            <text:p>-5,00</text:p>
          </table:table-cell>
          <table:table-cell table:style-name="ce78" office:value-type="string">
            <text:p>AP</text:p>
          </table:table-cell>
          <table:table-cell table:style-name="ce128"/>
          <table:table-cell table:style-name="ce146" table:formula="of:=YEAR([.D123])" office:value-type="float" office:value="2016">
            <text:p>2016</text:p>
          </table:table-cell>
          <table:table-cell table:style-name="ce151" table:formula="of:=RIGHT(LEFT([.C123];4))" office:value-type="string" office:string-value="F">
            <text:p>F</text:p>
          </table:table-cell>
          <table:table-cell table:style-name="ce154" table:formula="of:=[.K123]&amp;[.H123]" office:value-type="string" office:string-value="FAP">
            <text:p>FAP</text:p>
          </table:table-cell>
          <table:table-cell table:style-name="ce151" table:formula="of:=[.L123]&amp;[.I123]" office:value-type="string" office:string-value="FAP">
            <text:p>FAP</text:p>
          </table:table-cell>
          <table:table-cell table:style-name="ce154" table:formula="of:=[.K123]&amp;[.J123]&amp;[.H123]" office:value-type="string" office:string-value="F2016AP">
            <text:p>F2016AP</text:p>
          </table:table-cell>
          <table:table-cell table:style-name="ce151" table:formula="of:=[.K123]&amp;[.J123]&amp;[.I123]" office:value-type="string" office:string-value="F2016">
            <text:p>F2016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14F383700</text:p>
          </table:table-cell>
          <table:table-cell table:style-name="ce55" office:value-type="date" office:date-value="2018-01-03">
            <text:p>03/01/18</text:p>
          </table:table-cell>
          <table:table-cell table:style-name="ce79" office:value-type="float" office:value="-0.94">
            <text:p>-0,94</text:p>
          </table:table-cell>
          <table:table-cell table:style-name="ce104" office:value-type="float" office:value="8.8">
            <text:p>8,80</text:p>
          </table:table-cell>
          <table:table-cell table:style-name="ce79" office:value-type="float" office:value="-0.8">
            <text:p>-0,8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P</text:p>
          </table:table-cell>
          <table:table-cell table:style-name="ce146" table:formula="of:=YEAR([.D124])" office:value-type="float" office:value="2018">
            <text:p>2018</text:p>
          </table:table-cell>
          <table:table-cell table:style-name="ce151" table:formula="of:=RIGHT(LEFT([.C124];4))" office:value-type="string" office:string-value="F">
            <text:p>F</text:p>
          </table:table-cell>
          <table:table-cell table:style-name="ce154" table:formula="of:=[.K124]&amp;[.H124]" office:value-type="string" office:string-value="FRP1">
            <text:p>FRP1</text:p>
          </table:table-cell>
          <table:table-cell table:style-name="ce151" table:formula="of:=[.L124]&amp;[.I124]" office:value-type="string" office:string-value="FRP1P">
            <text:p>FRP1P</text:p>
          </table:table-cell>
          <table:table-cell table:style-name="ce154" table:formula="of:=[.K124]&amp;[.J124]&amp;[.H124]" office:value-type="string" office:string-value="F2018RP1">
            <text:p>F2018RP1</text:p>
          </table:table-cell>
          <table:table-cell table:style-name="ce151" table:formula="of:=[.K124]&amp;[.J124]&amp;[.I124]" office:value-type="string" office:string-value="F2018P">
            <text:p>F2018P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07">
            <text:p>07/03/18</text:p>
          </table:table-cell>
          <table:table-cell table:style-name="ce40" office:value-type="string">
            <text:p>A00S184819</text:p>
          </table:table-cell>
          <table:table-cell table:style-name="ce55" office:value-type="date" office:date-value="2009-03-20">
            <text:p>20/03/09</text:p>
          </table:table-cell>
          <table:table-cell table:style-name="ce79" office:value-type="float" office:value="-3.38">
            <text:p>-3,38</text:p>
          </table:table-cell>
          <table:table-cell table:style-name="ce104" office:value-type="float" office:value="-11.4">
            <text:p>-11,40</text:p>
          </table:table-cell>
          <table:table-cell table:style-name="ce79" office:value-type="float" office:value="-99.4">
            <text:p>-99,40</text:p>
          </table:table-cell>
          <table:table-cell table:style-name="ce78" office:value-type="string">
            <text:p>RP2</text:p>
          </table:table-cell>
          <table:table-cell table:style-name="ce140" office:value-type="string">
            <text:p>N</text:p>
          </table:table-cell>
          <table:table-cell table:style-name="ce146" table:formula="of:=YEAR([.D125])" office:value-type="float" office:value="2009">
            <text:p>2009</text:p>
          </table:table-cell>
          <table:table-cell table:style-name="ce151" table:formula="of:=RIGHT(LEFT([.C125];4))" office:value-type="string" office:string-value="S">
            <text:p>S</text:p>
          </table:table-cell>
          <table:table-cell table:style-name="ce154" table:formula="of:=[.K125]&amp;[.H125]" office:value-type="string" office:string-value="SRP2">
            <text:p>SRP2</text:p>
          </table:table-cell>
          <table:table-cell table:style-name="ce151" table:formula="of:=[.L125]&amp;[.I125]" office:value-type="string" office:string-value="SRP2N">
            <text:p>SRP2N</text:p>
          </table:table-cell>
          <table:table-cell table:style-name="ce154" table:formula="of:=[.K125]&amp;[.J125]&amp;[.H125]" office:value-type="string" office:string-value="S2009RP2">
            <text:p>S2009RP2</text:p>
          </table:table-cell>
          <table:table-cell table:style-name="ce151" table:formula="of:=[.K125]&amp;[.J125]&amp;[.I125]" office:value-type="string" office:string-value="S2009N">
            <text:p>S2009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15F072407</text:p>
          </table:table-cell>
          <table:table-cell table:style-name="ce55" office:value-type="date" office:date-value="2015-04-01">
            <text:p>01/04/15</text:p>
          </table:table-cell>
          <table:table-cell table:style-name="ce79" office:value-type="float" office:value="-0.64">
            <text:p>-0,64</text:p>
          </table:table-cell>
          <table:table-cell table:style-name="ce104" office:value-type="float" office:value="0.2">
            <text:p>0,20</text:p>
          </table:table-cell>
          <table:table-cell table:style-name="ce79" office:value-type="float" office:value="-17.2">
            <text:p>-17,2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26])" office:value-type="float" office:value="2015">
            <text:p>2015</text:p>
          </table:table-cell>
          <table:table-cell table:style-name="ce151" table:formula="of:=RIGHT(LEFT([.C126];4))" office:value-type="string" office:string-value="F">
            <text:p>F</text:p>
          </table:table-cell>
          <table:table-cell table:style-name="ce154" table:formula="of:=[.K126]&amp;[.H126]" office:value-type="string" office:string-value="FRP1">
            <text:p>FRP1</text:p>
          </table:table-cell>
          <table:table-cell table:style-name="ce151" table:formula="of:=[.L126]&amp;[.I126]" office:value-type="string" office:string-value="FRP1N">
            <text:p>FRP1N</text:p>
          </table:table-cell>
          <table:table-cell table:style-name="ce154" table:formula="of:=[.K126]&amp;[.J126]&amp;[.H126]" office:value-type="string" office:string-value="F2015RP1">
            <text:p>F2015RP1</text:p>
          </table:table-cell>
          <table:table-cell table:style-name="ce151" table:formula="of:=[.K126]&amp;[.J126]&amp;[.I126]" office:value-type="string" office:string-value="F2015N">
            <text:p>F2015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16F146503 </text:p>
          </table:table-cell>
          <table:table-cell table:style-name="ce55" office:value-type="date" office:date-value="2016-08-11">
            <text:p>11/08/16</text:p>
          </table:table-cell>
          <table:table-cell table:style-name="ce79" office:value-type="float" office:value="-0.52">
            <text:p>-0,52</text:p>
          </table:table-cell>
          <table:table-cell table:style-name="ce104" office:value-type="float" office:value="-0.6">
            <text:p>-0,60</text:p>
          </table:table-cell>
          <table:table-cell table:style-name="ce79" office:value-type="float" office:value="-11.4">
            <text:p>-11,4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27])" office:value-type="float" office:value="2016">
            <text:p>2016</text:p>
          </table:table-cell>
          <table:table-cell table:style-name="ce151" table:formula="of:=RIGHT(LEFT([.C127];4))" office:value-type="string" office:string-value="F">
            <text:p>F</text:p>
          </table:table-cell>
          <table:table-cell table:style-name="ce154" table:formula="of:=[.K127]&amp;[.H127]" office:value-type="string" office:string-value="FRP1">
            <text:p>FRP1</text:p>
          </table:table-cell>
          <table:table-cell table:style-name="ce151" table:formula="of:=[.L127]&amp;[.I127]" office:value-type="string" office:string-value="FRP1N">
            <text:p>FRP1N</text:p>
          </table:table-cell>
          <table:table-cell table:style-name="ce154" table:formula="of:=[.K127]&amp;[.J127]&amp;[.H127]" office:value-type="string" office:string-value="F2016RP1">
            <text:p>F2016RP1</text:p>
          </table:table-cell>
          <table:table-cell table:style-name="ce151" table:formula="of:=[.K127]&amp;[.J127]&amp;[.I127]" office:value-type="string" office:string-value="F2016N">
            <text:p>F2016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12F367365</text:p>
          </table:table-cell>
          <table:table-cell table:style-name="ce55" office:value-type="date" office:date-value="2013-10-04">
            <text:p>04/10/13</text:p>
          </table:table-cell>
          <table:table-cell table:style-name="ce81" office:value-type="float" office:value="-0.28">
            <text:p>-0,28</text:p>
          </table:table-cell>
          <table:table-cell table:style-name="ce81" office:value-type="float" office:value="-2.2">
            <text:p>-2,20</text:p>
          </table:table-cell>
          <table:table-cell table:style-name="ce81" office:value-type="float" office:value="-14.4">
            <text:p>-14,4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28])" office:value-type="float" office:value="2013">
            <text:p>2013</text:p>
          </table:table-cell>
          <table:table-cell table:style-name="ce151" table:formula="of:=RIGHT(LEFT([.C128];4))" office:value-type="string" office:string-value="F">
            <text:p>F</text:p>
          </table:table-cell>
          <table:table-cell table:style-name="ce154" table:formula="of:=[.K128]&amp;[.H128]" office:value-type="string" office:string-value="FRP1">
            <text:p>FRP1</text:p>
          </table:table-cell>
          <table:table-cell table:style-name="ce151" table:formula="of:=[.L128]&amp;[.I128]" office:value-type="string" office:string-value="FRP1N">
            <text:p>FRP1N</text:p>
          </table:table-cell>
          <table:table-cell table:style-name="ce154" table:formula="of:=[.K128]&amp;[.J128]&amp;[.H128]" office:value-type="string" office:string-value="F2013RP1">
            <text:p>F2013RP1</text:p>
          </table:table-cell>
          <table:table-cell table:style-name="ce151" table:formula="of:=[.K128]&amp;[.J128]&amp;[.I128]" office:value-type="string" office:string-value="F2013N">
            <text:p>F2013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08F402202</text:p>
          </table:table-cell>
          <table:table-cell table:style-name="ce55" office:value-type="date" office:date-value="2008-07-18">
            <text:p>18/07/08</text:p>
          </table:table-cell>
          <table:table-cell table:style-name="ce81" office:value-type="float" office:value="-4.86">
            <text:p>-4,86</text:p>
          </table:table-cell>
          <table:table-cell table:style-name="ce81" office:value-type="float" office:value="-4.8">
            <text:p>-4,80</text:p>
          </table:table-cell>
          <table:table-cell table:style-name="ce81" office:value-type="float" office:value="-99.6">
            <text:p>-99,6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29])" office:value-type="float" office:value="2008">
            <text:p>2008</text:p>
          </table:table-cell>
          <table:table-cell table:style-name="ce151" table:formula="of:=RIGHT(LEFT([.C129];4))" office:value-type="string" office:string-value="F">
            <text:p>F</text:p>
          </table:table-cell>
          <table:table-cell table:style-name="ce154" table:formula="of:=[.K129]&amp;[.H129]" office:value-type="string" office:string-value="FRP1">
            <text:p>FRP1</text:p>
          </table:table-cell>
          <table:table-cell table:style-name="ce151" table:formula="of:=[.L129]&amp;[.I129]" office:value-type="string" office:string-value="FRP1N">
            <text:p>FRP1N</text:p>
          </table:table-cell>
          <table:table-cell table:style-name="ce154" table:formula="of:=[.K129]&amp;[.J129]&amp;[.H129]" office:value-type="string" office:string-value="F2008RP1">
            <text:p>F2008RP1</text:p>
          </table:table-cell>
          <table:table-cell table:style-name="ce151" table:formula="of:=[.K129]&amp;[.J129]&amp;[.I129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07">
            <text:p>07/03/18</text:p>
          </table:table-cell>
          <table:table-cell table:style-name="ce34" office:value-type="string">
            <text:p>A08F229411</text:p>
          </table:table-cell>
          <table:table-cell table:style-name="ce55" office:value-type="date" office:date-value="2017-12-29">
            <text:p>29/12/17</text:p>
          </table:table-cell>
          <table:table-cell table:style-name="ce81" office:value-type="float" office:value="-1.78">
            <text:p>-1,78</text:p>
          </table:table-cell>
          <table:table-cell table:style-name="ce82" office:value-type="float" office:value="0">
            <text:p>0,00</text:p>
          </table:table-cell>
          <table:table-cell table:style-name="ce82" office:value-type="float" office:value="-0.6">
            <text:p>-0,6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130])" office:value-type="float" office:value="2017">
            <text:p>2017</text:p>
          </table:table-cell>
          <table:table-cell table:style-name="ce151" table:formula="of:=RIGHT(LEFT([.C130];4))" office:value-type="string" office:string-value="F">
            <text:p>F</text:p>
          </table:table-cell>
          <table:table-cell table:style-name="ce154" table:formula="of:=[.K130]&amp;[.H130]" office:value-type="string" office:string-value="FAP">
            <text:p>FAP</text:p>
          </table:table-cell>
          <table:table-cell table:style-name="ce151" table:formula="of:=[.L130]&amp;[.I130]" office:value-type="string" office:string-value="FAP">
            <text:p>FAP</text:p>
          </table:table-cell>
          <table:table-cell table:style-name="ce154" table:formula="of:=[.K130]&amp;[.J130]&amp;[.H130]" office:value-type="string" office:string-value="F2017AP">
            <text:p>F2017AP</text:p>
          </table:table-cell>
          <table:table-cell table:style-name="ce151" table:formula="of:=[.K130]&amp;[.J130]&amp;[.I130]" office:value-type="string" office:string-value="F2017">
            <text:p>F2017</text:p>
          </table:table-cell>
          <table:table-cell table:style-name="ce156"/>
          <table:table-cell/>
        </table:table-row>
        <table:table-row table:style-name="ro4">
          <table:table-cell table:style-name="ce6" office:value-type="string">
            <text:p>UN-BME </text:p>
          </table:table-cell>
          <table:table-cell table:style-name="ce23" office:value-type="date" office:date-value="2018-03-07">
            <text:p>07/03/18</text:p>
          </table:table-cell>
          <table:table-cell table:style-name="ce36" office:value-type="string">
            <text:p>A09F270926</text:p>
          </table:table-cell>
          <table:table-cell table:style-name="ce61" office:value-type="date" office:date-value="2010-01-26">
            <text:p>26/01/10</text:p>
          </table:table-cell>
          <table:table-cell table:style-name="ce87" office:value-type="float" office:value="-5.56">
            <text:p>-5,56</text:p>
          </table:table-cell>
          <table:table-cell table:style-name="ce87" office:value-type="float" office:value="-4.8">
            <text:p>-4,80</text:p>
          </table:table-cell>
          <table:table-cell table:style-name="ce87" office:value-type="float" office:value="-99.6">
            <text:p>-99,60</text:p>
          </table:table-cell>
          <table:table-cell table:style-name="ce80" office:value-type="string">
            <text:p>RP2</text:p>
          </table:table-cell>
          <table:table-cell table:style-name="ce141" office:value-type="string">
            <text:p>N</text:p>
          </table:table-cell>
          <table:table-cell table:style-name="ce146" table:formula="of:=YEAR([.D131])" office:value-type="float" office:value="2010">
            <text:p>2010</text:p>
          </table:table-cell>
          <table:table-cell table:style-name="ce151" table:formula="of:=RIGHT(LEFT([.C131];4))" office:value-type="string" office:string-value="F">
            <text:p>F</text:p>
          </table:table-cell>
          <table:table-cell table:style-name="ce154" table:formula="of:=[.K131]&amp;[.H131]" office:value-type="string" office:string-value="FRP2">
            <text:p>FRP2</text:p>
          </table:table-cell>
          <table:table-cell table:style-name="ce151" table:formula="of:=[.L131]&amp;[.I131]" office:value-type="string" office:string-value="FRP2N">
            <text:p>FRP2N</text:p>
          </table:table-cell>
          <table:table-cell table:style-name="ce154" table:formula="of:=[.K131]&amp;[.J131]&amp;[.H131]" office:value-type="string" office:string-value="F2010RP2">
            <text:p>F2010RP2</text:p>
          </table:table-cell>
          <table:table-cell table:style-name="ce151" table:formula="of:=[.K131]&amp;[.J131]&amp;[.I131]" office:value-type="string" office:string-value="F2010N">
            <text:p>F2010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08F295238</text:p>
          </table:table-cell>
          <table:table-cell table:style-name="ce55" office:value-type="date" office:date-value="2016-12-14">
            <text:p>14/12/16</text:p>
          </table:table-cell>
          <table:table-cell table:style-name="ce81" office:value-type="float" office:value="-0.9">
            <text:p>-0,90</text:p>
          </table:table-cell>
          <table:table-cell table:style-name="ce81" office:value-type="float" office:value="-1">
            <text:p>-1,00</text:p>
          </table:table-cell>
          <table:table-cell table:style-name="ce81" office:value-type="float" office:value="-89.8">
            <text:p>-89,8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32])" office:value-type="float" office:value="2016">
            <text:p>2016</text:p>
          </table:table-cell>
          <table:table-cell table:style-name="ce151" table:formula="of:=RIGHT(LEFT([.C132];4))" office:value-type="string" office:string-value="F">
            <text:p>F</text:p>
          </table:table-cell>
          <table:table-cell table:style-name="ce154" table:formula="of:=[.K132]&amp;[.H132]" office:value-type="string" office:string-value="FRP1">
            <text:p>FRP1</text:p>
          </table:table-cell>
          <table:table-cell table:style-name="ce151" table:formula="of:=[.L132]&amp;[.I132]" office:value-type="string" office:string-value="FRP1N">
            <text:p>FRP1N</text:p>
          </table:table-cell>
          <table:table-cell table:style-name="ce154" table:formula="of:=[.K132]&amp;[.J132]&amp;[.H132]" office:value-type="string" office:string-value="F2016RP1">
            <text:p>F2016RP1</text:p>
          </table:table-cell>
          <table:table-cell table:style-name="ce151" table:formula="of:=[.K132]&amp;[.J132]&amp;[.I132]" office:value-type="string" office:string-value="F2016N">
            <text:p>F2016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13F239066</text:p>
          </table:table-cell>
          <table:table-cell table:style-name="ce62" office:value-type="date" office:date-value="2014-03-18">
            <text:p>18/03/14</text:p>
          </table:table-cell>
          <table:table-cell table:style-name="ce81" office:value-type="float" office:value="0">
            <text:p>0,00</text:p>
          </table:table-cell>
          <table:table-cell table:style-name="ce82" office:value-type="float" office:value="0">
            <text:p>0,00</text:p>
          </table:table-cell>
          <table:table-cell table:style-name="ce82" office:value-type="float" office:value="1">
            <text:p>1,0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33])" office:value-type="float" office:value="2014">
            <text:p>2014</text:p>
          </table:table-cell>
          <table:table-cell table:style-name="ce151" table:formula="of:=RIGHT(LEFT([.C133];4))" office:value-type="string" office:string-value="F">
            <text:p>F</text:p>
          </table:table-cell>
          <table:table-cell table:style-name="ce154" table:formula="of:=[.K133]&amp;[.H133]" office:value-type="string" office:string-value="FAP">
            <text:p>FAP</text:p>
          </table:table-cell>
          <table:table-cell table:style-name="ce151" table:formula="of:=[.L133]&amp;[.I133]" office:value-type="string" office:string-value="FAP">
            <text:p>FAP</text:p>
          </table:table-cell>
          <table:table-cell table:style-name="ce154" table:formula="of:=[.K133]&amp;[.J133]&amp;[.H133]" office:value-type="string" office:string-value="F2014AP">
            <text:p>F2014AP</text:p>
          </table:table-cell>
          <table:table-cell table:style-name="ce151" table:formula="of:=[.K133]&amp;[.J133]&amp;[.I133]" office:value-type="string" office:string-value="F2014">
            <text:p>F2014</text:p>
          </table:table-cell>
          <table:table-cell table:style-name="ce156"/>
          <table:table-cell/>
        </table:table-row>
        <table:table-row table:style-name="ro4">
          <table:table-cell table:style-name="ce5" office:value-type="string">
            <text:p>UN-MTN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11N318699</text:p>
          </table:table-cell>
          <table:table-cell table:style-name="ce55" office:value-type="date" office:date-value="2011-08-30">
            <text:p>30/08/11</text:p>
          </table:table-cell>
          <table:table-cell table:style-name="ce81" office:value-type="float" office:value="-0.4">
            <text:p>-0,40</text:p>
          </table:table-cell>
          <table:table-cell table:style-name="ce82" office:value-type="float" office:value="-1">
            <text:p>-1,00</text:p>
          </table:table-cell>
          <table:table-cell table:style-name="ce82" office:value-type="float" office:value="-2">
            <text:p>-2,00</text:p>
          </table:table-cell>
          <table:table-cell table:style-name="ce78" office:value-type="string">
            <text:p>AP</text:p>
          </table:table-cell>
          <table:table-cell table:style-name="ce128"/>
          <table:table-cell table:style-name="ce146" table:formula="of:=YEAR([.D134])" office:value-type="float" office:value="2011">
            <text:p>2011</text:p>
          </table:table-cell>
          <table:table-cell table:style-name="ce151" table:formula="of:=RIGHT(LEFT([.C134];4))" office:value-type="string" office:string-value="N">
            <text:p>N</text:p>
          </table:table-cell>
          <table:table-cell table:style-name="ce154" table:formula="of:=[.K134]&amp;[.H134]" office:value-type="string" office:string-value="NAP">
            <text:p>NAP</text:p>
          </table:table-cell>
          <table:table-cell table:style-name="ce151" table:formula="of:=[.L134]&amp;[.I134]" office:value-type="string" office:string-value="NAP">
            <text:p>NAP</text:p>
          </table:table-cell>
          <table:table-cell table:style-name="ce154" table:formula="of:=[.K134]&amp;[.J134]&amp;[.H134]" office:value-type="string" office:string-value="N2011AP">
            <text:p>N2011AP</text:p>
          </table:table-cell>
          <table:table-cell table:style-name="ce151" table:formula="of:=[.K134]&amp;[.J134]&amp;[.I134]" office:value-type="string" office:string-value="N2011">
            <text:p>N2011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12F141894</text:p>
          </table:table-cell>
          <table:table-cell table:style-name="ce55" office:value-type="date" office:date-value="2012-07-05">
            <text:p>05/07/12</text:p>
          </table:table-cell>
          <table:table-cell table:style-name="ce81" office:value-type="float" office:value="1.2">
            <text:p>1,20</text:p>
          </table:table-cell>
          <table:table-cell table:style-name="ce81" office:value-type="float" office:value="-1">
            <text:p>-1,00</text:p>
          </table:table-cell>
          <table:table-cell table:style-name="ce81" office:value-type="float" office:value="-22.4">
            <text:p>-22,4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35])" office:value-type="float" office:value="2012">
            <text:p>2012</text:p>
          </table:table-cell>
          <table:table-cell table:style-name="ce151" table:formula="of:=RIGHT(LEFT([.C135];4))" office:value-type="string" office:string-value="F">
            <text:p>F</text:p>
          </table:table-cell>
          <table:table-cell table:style-name="ce154" table:formula="of:=[.K135]&amp;[.H135]" office:value-type="string" office:string-value="FRP1">
            <text:p>FRP1</text:p>
          </table:table-cell>
          <table:table-cell table:style-name="ce151" table:formula="of:=[.L135]&amp;[.I135]" office:value-type="string" office:string-value="FRP1N">
            <text:p>FRP1N</text:p>
          </table:table-cell>
          <table:table-cell table:style-name="ce154" table:formula="of:=[.K135]&amp;[.J135]&amp;[.H135]" office:value-type="string" office:string-value="F2012RP1">
            <text:p>F2012RP1</text:p>
          </table:table-cell>
          <table:table-cell table:style-name="ce151" table:formula="of:=[.K135]&amp;[.J135]&amp;[.I135]" office:value-type="string" office:string-value="F2012N">
            <text:p>F2012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04S353882</text:p>
          </table:table-cell>
          <table:table-cell table:style-name="ce55" office:value-type="date" office:date-value="2011-08-11">
            <text:p>11/08/11</text:p>
          </table:table-cell>
          <table:table-cell table:style-name="ce81" office:value-type="float" office:value="-1.4">
            <text:p>-1,40</text:p>
          </table:table-cell>
          <table:table-cell table:style-name="ce81" office:value-type="float" office:value="-0.4">
            <text:p>-0,40</text:p>
          </table:table-cell>
          <table:table-cell table:style-name="ce81" office:value-type="float" office:value="-2.8">
            <text:p>-2,80</text:p>
          </table:table-cell>
          <table:table-cell table:style-name="ce78" office:value-type="string">
            <text:p>AP</text:p>
          </table:table-cell>
          <table:table-cell table:style-name="ce128"/>
          <table:table-cell table:style-name="ce146" table:formula="of:=YEAR([.D136])" office:value-type="float" office:value="2011">
            <text:p>2011</text:p>
          </table:table-cell>
          <table:table-cell table:style-name="ce151" table:formula="of:=RIGHT(LEFT([.C136];4))" office:value-type="string" office:string-value="S">
            <text:p>S</text:p>
          </table:table-cell>
          <table:table-cell table:style-name="ce154" table:formula="of:=[.K136]&amp;[.H136]" office:value-type="string" office:string-value="SAP">
            <text:p>SAP</text:p>
          </table:table-cell>
          <table:table-cell table:style-name="ce151" table:formula="of:=[.L136]&amp;[.I136]" office:value-type="string" office:string-value="SAP">
            <text:p>SAP</text:p>
          </table:table-cell>
          <table:table-cell table:style-name="ce154" table:formula="of:=[.K136]&amp;[.J136]&amp;[.H136]" office:value-type="string" office:string-value="S2011AP">
            <text:p>S2011AP</text:p>
          </table:table-cell>
          <table:table-cell table:style-name="ce151" table:formula="of:=[.K136]&amp;[.J136]&amp;[.I136]" office:value-type="string" office:string-value="S2011">
            <text:p>S2011</text:p>
          </table:table-cell>
          <table:table-cell table:style-name="ce156"/>
          <table:table-cell/>
        </table:table-row>
        <table:table-row table:style-name="ro4">
          <table:table-cell table:style-name="ce5" office:value-type="string">
            <text:p>UN-MTO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15F138037</text:p>
          </table:table-cell>
          <table:table-cell table:style-name="ce55" office:value-type="date" office:date-value="2015-06-29">
            <text:p>29/06/15</text:p>
          </table:table-cell>
          <table:table-cell table:style-name="ce81" office:value-type="float" office:value="-1.06">
            <text:p>-1,06</text:p>
          </table:table-cell>
          <table:table-cell table:style-name="ce109" office:value-type="float" office:value="0">
            <text:p>0,00</text:p>
          </table:table-cell>
          <table:table-cell table:style-name="ce81" office:value-type="float" office:value="-23.2">
            <text:p>-23,20</text:p>
          </table:table-cell>
          <table:table-cell table:style-name="ce78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46" table:formula="of:=YEAR([.D137])" office:value-type="float" office:value="2015">
            <text:p>2015</text:p>
          </table:table-cell>
          <table:table-cell table:style-name="ce151" table:formula="of:=RIGHT(LEFT([.C137];4))" office:value-type="string" office:string-value="F">
            <text:p>F</text:p>
          </table:table-cell>
          <table:table-cell table:style-name="ce154" table:formula="of:=[.K137]&amp;[.H137]" office:value-type="string" office:string-value="FRP1">
            <text:p>FRP1</text:p>
          </table:table-cell>
          <table:table-cell table:style-name="ce151" table:formula="of:=[.L137]&amp;[.I137]" office:value-type="string" office:string-value="FRP1N">
            <text:p>FRP1N</text:p>
          </table:table-cell>
          <table:table-cell table:style-name="ce154" table:formula="of:=[.K137]&amp;[.J137]&amp;[.H137]" office:value-type="string" office:string-value="F2015RP1">
            <text:p>F2015RP1</text:p>
          </table:table-cell>
          <table:table-cell table:style-name="ce151" table:formula="of:=[.K137]&amp;[.J137]&amp;[.I137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13F201132</text:p>
          </table:table-cell>
          <table:table-cell table:style-name="ce55" office:value-type="date" office:date-value="2013-11-11">
            <text:p>11/11/13</text:p>
          </table:table-cell>
          <table:table-cell table:style-name="ce81" office:value-type="float" office:value="0.5">
            <text:p>0,50</text:p>
          </table:table-cell>
          <table:table-cell table:style-name="ce109" office:value-type="float" office:value="-2">
            <text:p>-2,00</text:p>
          </table:table-cell>
          <table:table-cell table:style-name="ce81" office:value-type="float" office:value="-50">
            <text:p>-50,0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38])" office:value-type="float" office:value="2013">
            <text:p>2013</text:p>
          </table:table-cell>
          <table:table-cell table:style-name="ce151" table:formula="of:=RIGHT(LEFT([.C138];4))" office:value-type="string" office:string-value="F">
            <text:p>F</text:p>
          </table:table-cell>
          <table:table-cell table:style-name="ce154" table:formula="of:=[.K138]&amp;[.H138]" office:value-type="string" office:string-value="FRP1">
            <text:p>FRP1</text:p>
          </table:table-cell>
          <table:table-cell table:style-name="ce151" table:formula="of:=[.L138]&amp;[.I138]" office:value-type="string" office:string-value="FRP1N">
            <text:p>FRP1N</text:p>
          </table:table-cell>
          <table:table-cell table:style-name="ce154" table:formula="of:=[.K138]&amp;[.J138]&amp;[.H138]" office:value-type="string" office:string-value="F2013RP1">
            <text:p>F2013RP1</text:p>
          </table:table-cell>
          <table:table-cell table:style-name="ce151" table:formula="of:=[.K138]&amp;[.J138]&amp;[.I138]" office:value-type="string" office:string-value="F2013N">
            <text:p>F2013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06F000015</text:p>
          </table:table-cell>
          <table:table-cell table:style-name="ce55" office:value-type="date" office:date-value="2012-01-05">
            <text:p>05/01/12</text:p>
          </table:table-cell>
          <table:table-cell table:style-name="ce78" office:value-type="float" office:value="-0.08">
            <text:p>-0,08</text:p>
          </table:table-cell>
          <table:table-cell table:style-name="ce107" office:value-type="float" office:value="-0.6">
            <text:p>-0,60</text:p>
          </table:table-cell>
          <table:table-cell table:style-name="ce78" office:value-type="float" office:value="-99.6">
            <text:p>-99,6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39])" office:value-type="float" office:value="2012">
            <text:p>2012</text:p>
          </table:table-cell>
          <table:table-cell table:style-name="ce151" table:formula="of:=RIGHT(LEFT([.C139];4))" office:value-type="string" office:string-value="F">
            <text:p>F</text:p>
          </table:table-cell>
          <table:table-cell table:style-name="ce154" table:formula="of:=[.K139]&amp;[.H139]" office:value-type="string" office:string-value="FRP1">
            <text:p>FRP1</text:p>
          </table:table-cell>
          <table:table-cell table:style-name="ce151" table:formula="of:=[.L139]&amp;[.I139]" office:value-type="string" office:string-value="FRP1N">
            <text:p>FRP1N</text:p>
          </table:table-cell>
          <table:table-cell table:style-name="ce154" table:formula="of:=[.K139]&amp;[.J139]&amp;[.H139]" office:value-type="string" office:string-value="F2012RP1">
            <text:p>F2012RP1</text:p>
          </table:table-cell>
          <table:table-cell table:style-name="ce151" table:formula="of:=[.K139]&amp;[.J139]&amp;[.I139]" office:value-type="string" office:string-value="F2012N">
            <text:p>F2012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8">
            <text:p>08/03/18</text:p>
          </table:table-cell>
          <table:table-cell table:style-name="ce40" office:value-type="string">
            <text:p>A13F234914</text:p>
          </table:table-cell>
          <table:table-cell table:style-name="ce59" office:value-type="date" office:date-value="2014-01-28">
            <text:p>28/01/14</text:p>
          </table:table-cell>
          <table:table-cell table:style-name="ce78" office:value-type="float" office:value="0.46">
            <text:p>0,46</text:p>
          </table:table-cell>
          <table:table-cell table:style-name="ce107" office:value-type="float" office:value="1">
            <text:p>1,00</text:p>
          </table:table-cell>
          <table:table-cell table:style-name="ce78" office:value-type="float" office:value="-9">
            <text:p>-9,0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140])" office:value-type="float" office:value="2014">
            <text:p>2014</text:p>
          </table:table-cell>
          <table:table-cell table:style-name="ce151" table:formula="of:=RIGHT(LEFT([.C140];4))" office:value-type="string" office:string-value="F">
            <text:p>F</text:p>
          </table:table-cell>
          <table:table-cell table:style-name="ce154" table:formula="of:=[.K140]&amp;[.H140]" office:value-type="string" office:string-value="FAP">
            <text:p>FAP</text:p>
          </table:table-cell>
          <table:table-cell table:style-name="ce151" table:formula="of:=[.L140]&amp;[.I140]" office:value-type="string" office:string-value="FAP">
            <text:p>FAP</text:p>
          </table:table-cell>
          <table:table-cell table:style-name="ce154" table:formula="of:=[.K140]&amp;[.J140]&amp;[.H140]" office:value-type="string" office:string-value="F2014AP">
            <text:p>F2014AP</text:p>
          </table:table-cell>
          <table:table-cell table:style-name="ce151" table:formula="of:=[.K140]&amp;[.J140]&amp;[.I140]" office:value-type="string" office:string-value="F2014">
            <text:p>F2014</text:p>
          </table:table-cell>
          <table:table-cell table:style-name="ce165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8">
            <text:p>08/03/18</text:p>
          </table:table-cell>
          <table:table-cell table:style-name="ce35" office:value-type="string">
            <text:p>A17N282885</text:p>
          </table:table-cell>
          <table:table-cell table:style-name="ce53" office:value-type="date" office:date-value="2018-01-01">
            <text:p>01/01/18</text:p>
          </table:table-cell>
          <table:table-cell table:style-name="ce78" office:value-type="float" office:value="0.5">
            <text:p>0,50</text:p>
          </table:table-cell>
          <table:table-cell table:style-name="ce107" office:value-type="float" office:value="-0.4">
            <text:p>-0,40</text:p>
          </table:table-cell>
          <table:table-cell table:style-name="ce78" office:value-type="float" office:value="0.4">
            <text:p>0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141])" office:value-type="float" office:value="2018">
            <text:p>2018</text:p>
          </table:table-cell>
          <table:table-cell table:style-name="ce151" table:formula="of:=RIGHT(LEFT([.C141];4))" office:value-type="string" office:string-value="N">
            <text:p>N</text:p>
          </table:table-cell>
          <table:table-cell table:style-name="ce154" table:formula="of:=[.K141]&amp;[.H141]" office:value-type="string" office:string-value="NAP">
            <text:p>NAP</text:p>
          </table:table-cell>
          <table:table-cell table:style-name="ce151" table:formula="of:=[.L141]&amp;[.I141]" office:value-type="string" office:string-value="NAP">
            <text:p>NAP</text:p>
          </table:table-cell>
          <table:table-cell table:style-name="ce154" table:formula="of:=[.K141]&amp;[.J141]&amp;[.H141]" office:value-type="string" office:string-value="N2018AP">
            <text:p>N2018AP</text:p>
          </table:table-cell>
          <table:table-cell table:style-name="ce151" table:formula="of:=[.K141]&amp;[.J141]&amp;[.I141]" office:value-type="string" office:string-value="N2018">
            <text:p>N2018</text:p>
          </table:table-cell>
          <table:table-cell table:style-name="ce158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06F269851</text:p>
          </table:table-cell>
          <table:table-cell table:style-name="ce55" office:value-type="date" office:date-value="2009-06-04">
            <text:p>04/06/09</text:p>
          </table:table-cell>
          <table:table-cell table:style-name="ce79" office:value-type="float" office:value="-0.26">
            <text:p>-0,26</text:p>
          </table:table-cell>
          <table:table-cell table:style-name="ce104" office:value-type="float" office:value="-2">
            <text:p>-2,00</text:p>
          </table:table-cell>
          <table:table-cell table:style-name="ce79" office:value-type="float" office:value="-47">
            <text:p>-47,0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42])" office:value-type="float" office:value="2009">
            <text:p>2009</text:p>
          </table:table-cell>
          <table:table-cell table:style-name="ce151" table:formula="of:=RIGHT(LEFT([.C142];4))" office:value-type="string" office:string-value="F">
            <text:p>F</text:p>
          </table:table-cell>
          <table:table-cell table:style-name="ce154" table:formula="of:=[.K142]&amp;[.H142]" office:value-type="string" office:string-value="FRP1">
            <text:p>FRP1</text:p>
          </table:table-cell>
          <table:table-cell table:style-name="ce151" table:formula="of:=[.L142]&amp;[.I142]" office:value-type="string" office:string-value="FRP1N">
            <text:p>FRP1N</text:p>
          </table:table-cell>
          <table:table-cell table:style-name="ce154" table:formula="of:=[.K142]&amp;[.J142]&amp;[.H142]" office:value-type="string" office:string-value="F2009RP1">
            <text:p>F2009RP1</text:p>
          </table:table-cell>
          <table:table-cell table:style-name="ce151" table:formula="of:=[.K142]&amp;[.J142]&amp;[.I142]" office:value-type="string" office:string-value="F2009N">
            <text:p>F2009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10F002864</text:p>
          </table:table-cell>
          <table:table-cell table:style-name="ce55" office:value-type="date" office:date-value="2013-11-22">
            <text:p>22/11/13</text:p>
          </table:table-cell>
          <table:table-cell table:style-name="ce79" office:value-type="float" office:value="-0.5">
            <text:p>-0,50</text:p>
          </table:table-cell>
          <table:table-cell table:style-name="ce104" office:value-type="float" office:value="-2">
            <text:p>-2,00</text:p>
          </table:table-cell>
          <table:table-cell table:style-name="ce79" office:value-type="float" office:value="-13.4">
            <text:p>-13,4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43])" office:value-type="float" office:value="2013">
            <text:p>2013</text:p>
          </table:table-cell>
          <table:table-cell table:style-name="ce151" table:formula="of:=RIGHT(LEFT([.C143];4))" office:value-type="string" office:string-value="F">
            <text:p>F</text:p>
          </table:table-cell>
          <table:table-cell table:style-name="ce154" table:formula="of:=[.K143]&amp;[.H143]" office:value-type="string" office:string-value="FRP1">
            <text:p>FRP1</text:p>
          </table:table-cell>
          <table:table-cell table:style-name="ce151" table:formula="of:=[.L143]&amp;[.I143]" office:value-type="string" office:string-value="FRP1N">
            <text:p>FRP1N</text:p>
          </table:table-cell>
          <table:table-cell table:style-name="ce154" table:formula="of:=[.K143]&amp;[.J143]&amp;[.H143]" office:value-type="string" office:string-value="F2013RP1">
            <text:p>F2013RP1</text:p>
          </table:table-cell>
          <table:table-cell table:style-name="ce151" table:formula="of:=[.K143]&amp;[.J143]&amp;[.I143]" office:value-type="string" office:string-value="F2013N">
            <text:p>F2013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04S427556</text:p>
          </table:table-cell>
          <table:table-cell table:style-name="ce63" office:value-type="date" office:date-value="2012-08-09">
            <text:p>09/08/12</text:p>
          </table:table-cell>
          <table:table-cell table:style-name="ce79" office:value-type="float" office:value="-2.08">
            <text:p>-2,08</text:p>
          </table:table-cell>
          <table:table-cell table:style-name="ce104" office:value-type="float" office:value="-3">
            <text:p>-3,00</text:p>
          </table:table-cell>
          <table:table-cell table:style-name="ce79" office:value-type="float" office:value="-36.4">
            <text:p>-36,4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44])" office:value-type="float" office:value="2012">
            <text:p>2012</text:p>
          </table:table-cell>
          <table:table-cell table:style-name="ce151" table:formula="of:=RIGHT(LEFT([.C144];4))" office:value-type="string" office:string-value="S">
            <text:p>S</text:p>
          </table:table-cell>
          <table:table-cell table:style-name="ce154" table:formula="of:=[.K144]&amp;[.H144]" office:value-type="string" office:string-value="SRP1">
            <text:p>SRP1</text:p>
          </table:table-cell>
          <table:table-cell table:style-name="ce151" table:formula="of:=[.L144]&amp;[.I144]" office:value-type="string" office:string-value="SRP1N">
            <text:p>SRP1N</text:p>
          </table:table-cell>
          <table:table-cell table:style-name="ce154" table:formula="of:=[.K144]&amp;[.J144]&amp;[.H144]" office:value-type="string" office:string-value="S2012RP1">
            <text:p>S2012RP1</text:p>
          </table:table-cell>
          <table:table-cell table:style-name="ce151" table:formula="of:=[.K144]&amp;[.J144]&amp;[.I144]" office:value-type="string" office:string-value="S2012N">
            <text:p>S2012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06F267352</text:p>
          </table:table-cell>
          <table:table-cell table:style-name="ce55" office:value-type="date" office:date-value="2017-02-01">
            <text:p>01/02/17</text:p>
          </table:table-cell>
          <table:table-cell table:style-name="ce79" office:value-type="float" office:value="-1.76">
            <text:p>-1,76</text:p>
          </table:table-cell>
          <table:table-cell table:style-name="ce104" office:value-type="float" office:value="4.6">
            <text:p>4,60</text:p>
          </table:table-cell>
          <table:table-cell table:style-name="ce79" office:value-type="float" office:value="-6.2">
            <text:p>-6,2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145])" office:value-type="float" office:value="2017">
            <text:p>2017</text:p>
          </table:table-cell>
          <table:table-cell table:style-name="ce151" table:formula="of:=RIGHT(LEFT([.C145];4))" office:value-type="string" office:string-value="F">
            <text:p>F</text:p>
          </table:table-cell>
          <table:table-cell table:style-name="ce154" table:formula="of:=[.K145]&amp;[.H145]" office:value-type="string" office:string-value="FAP">
            <text:p>FAP</text:p>
          </table:table-cell>
          <table:table-cell table:style-name="ce151" table:formula="of:=[.L145]&amp;[.I145]" office:value-type="string" office:string-value="FAP">
            <text:p>FAP</text:p>
          </table:table-cell>
          <table:table-cell table:style-name="ce154" table:formula="of:=[.K145]&amp;[.J145]&amp;[.H145]" office:value-type="string" office:string-value="F2017AP">
            <text:p>F2017AP</text:p>
          </table:table-cell>
          <table:table-cell table:style-name="ce151" table:formula="of:=[.K145]&amp;[.J145]&amp;[.I145]" office:value-type="string" office:string-value="F2017">
            <text:p>F2017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GCOPE MED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08F069686</text:p>
          </table:table-cell>
          <table:table-cell table:style-name="ce55" office:value-type="date" office:date-value="2014-09-18">
            <text:p>18/09/14</text:p>
          </table:table-cell>
          <table:table-cell table:style-name="ce79" office:value-type="float" office:value="-0.5">
            <text:p>-0,50</text:p>
          </table:table-cell>
          <table:table-cell table:style-name="ce104" office:value-type="float" office:value="1.4">
            <text:p>1,40</text:p>
          </table:table-cell>
          <table:table-cell table:style-name="ce79" office:value-type="float" office:value="2.2">
            <text:p>2,2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146])" office:value-type="float" office:value="2014">
            <text:p>2014</text:p>
          </table:table-cell>
          <table:table-cell table:style-name="ce151" table:formula="of:=RIGHT(LEFT([.C146];4))" office:value-type="string" office:string-value="F">
            <text:p>F</text:p>
          </table:table-cell>
          <table:table-cell table:style-name="ce154" table:formula="of:=[.K146]&amp;[.H146]" office:value-type="string" office:string-value="FAP">
            <text:p>FAP</text:p>
          </table:table-cell>
          <table:table-cell table:style-name="ce151" table:formula="of:=[.L146]&amp;[.I146]" office:value-type="string" office:string-value="FAP">
            <text:p>FAP</text:p>
          </table:table-cell>
          <table:table-cell table:style-name="ce154" table:formula="of:=[.K146]&amp;[.J146]&amp;[.H146]" office:value-type="string" office:string-value="F2014AP">
            <text:p>F2014AP</text:p>
          </table:table-cell>
          <table:table-cell table:style-name="ce151" table:formula="of:=[.K146]&amp;[.J146]&amp;[.I146]" office:value-type="string" office:string-value="F2014">
            <text:p>F2014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07F281481</text:p>
          </table:table-cell>
          <table:table-cell table:style-name="ce22" office:value-type="date" office:date-value="2011-07-16">
            <text:p>16/07/11</text:p>
          </table:table-cell>
          <table:table-cell table:number-columns-repeated="3" table:style-name="ce78" office:value-type="float" office:value="-100">
            <text:p>-100,00</text:p>
          </table:table-cell>
          <table:table-cell table:style-name="ce78" office:value-type="string">
            <text:p>RP3</text:p>
          </table:table-cell>
          <table:table-cell table:style-name="ce140" office:value-type="string">
            <text:p>N</text:p>
          </table:table-cell>
          <table:table-cell table:style-name="ce146" table:formula="of:=YEAR([.D147])" office:value-type="float" office:value="2011">
            <text:p>2011</text:p>
          </table:table-cell>
          <table:table-cell table:style-name="ce151" table:formula="of:=RIGHT(LEFT([.C147];4))" office:value-type="string" office:string-value="F">
            <text:p>F</text:p>
          </table:table-cell>
          <table:table-cell table:style-name="ce154" table:formula="of:=[.K147]&amp;[.H147]" office:value-type="string" office:string-value="FRP3">
            <text:p>FRP3</text:p>
          </table:table-cell>
          <table:table-cell table:style-name="ce151" table:formula="of:=[.L147]&amp;[.I147]" office:value-type="string" office:string-value="FRP3N">
            <text:p>FRP3N</text:p>
          </table:table-cell>
          <table:table-cell table:style-name="ce154" table:formula="of:=[.K147]&amp;[.J147]&amp;[.H147]" office:value-type="string" office:string-value="F2011RP3">
            <text:p>F2011RP3</text:p>
          </table:table-cell>
          <table:table-cell table:style-name="ce151" table:formula="of:=[.K147]&amp;[.J147]&amp;[.I147]" office:value-type="string" office:string-value="F2011N">
            <text:p>F2011N</text:p>
          </table:table-cell>
          <table:table-cell table:style-name="ce159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14F286215</text:p>
          </table:table-cell>
          <table:table-cell table:style-name="ce22" office:value-type="date" office:date-value="2014-08-13">
            <text:p>13/08/14</text:p>
          </table:table-cell>
          <table:table-cell table:style-name="ce78" office:value-type="float" office:value="-0.9">
            <text:p>-0,90</text:p>
          </table:table-cell>
          <table:table-cell table:style-name="ce78" office:value-type="float" office:value="1">
            <text:p>1,00</text:p>
          </table:table-cell>
          <table:table-cell table:style-name="ce78" office:value-type="float" office:value="-0.6">
            <text:p>-0,6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48])" office:value-type="float" office:value="2014">
            <text:p>2014</text:p>
          </table:table-cell>
          <table:table-cell table:style-name="ce151" table:formula="of:=RIGHT(LEFT([.C148];4))" office:value-type="string" office:string-value="F">
            <text:p>F</text:p>
          </table:table-cell>
          <table:table-cell table:style-name="ce154" table:formula="of:=[.K148]&amp;[.H148]" office:value-type="string" office:string-value="FAP">
            <text:p>FAP</text:p>
          </table:table-cell>
          <table:table-cell table:style-name="ce151" table:formula="of:=[.L148]&amp;[.I148]" office:value-type="string" office:string-value="FAP">
            <text:p>FAP</text:p>
          </table:table-cell>
          <table:table-cell table:style-name="ce154" table:formula="of:=[.K148]&amp;[.J148]&amp;[.H148]" office:value-type="string" office:string-value="F2014AP">
            <text:p>F2014AP</text:p>
          </table:table-cell>
          <table:table-cell table:style-name="ce151" table:formula="of:=[.K148]&amp;[.J148]&amp;[.I148]" office:value-type="string" office:string-value="F2014">
            <text:p>F2014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11N320516</text:p>
          </table:table-cell>
          <table:table-cell table:style-name="ce22" office:value-type="date" office:date-value="2011-08-26">
            <text:p>26/08/11</text:p>
          </table:table-cell>
          <table:table-cell table:style-name="ce78" office:value-type="float" office:value="-1.1">
            <text:p>-1,10</text:p>
          </table:table-cell>
          <table:table-cell table:style-name="ce78" office:value-type="float" office:value="0">
            <text:p>0,00</text:p>
          </table:table-cell>
          <table:table-cell table:style-name="ce78" office:value-type="float" office:value="-1">
            <text:p>-1,0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49])" office:value-type="float" office:value="2011">
            <text:p>2011</text:p>
          </table:table-cell>
          <table:table-cell table:style-name="ce151" table:formula="of:=RIGHT(LEFT([.C149];4))" office:value-type="string" office:string-value="N">
            <text:p>N</text:p>
          </table:table-cell>
          <table:table-cell table:style-name="ce154" table:formula="of:=[.K149]&amp;[.H149]" office:value-type="string" office:string-value="NAP">
            <text:p>NAP</text:p>
          </table:table-cell>
          <table:table-cell table:style-name="ce151" table:formula="of:=[.L149]&amp;[.I149]" office:value-type="string" office:string-value="NAP">
            <text:p>NAP</text:p>
          </table:table-cell>
          <table:table-cell table:style-name="ce154" table:formula="of:=[.K149]&amp;[.J149]&amp;[.H149]" office:value-type="string" office:string-value="N2011AP">
            <text:p>N2011AP</text:p>
          </table:table-cell>
          <table:table-cell table:style-name="ce151" table:formula="of:=[.K149]&amp;[.J149]&amp;[.I149]" office:value-type="string" office:string-value="N2011">
            <text:p>N2011</text:p>
          </table:table-cell>
          <table:table-cell table:style-name="ce16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17F027256</text:p>
          </table:table-cell>
          <table:table-cell table:style-name="ce22" office:value-type="date" office:date-value="2017-05-29">
            <text:p>29/05/17</text:p>
          </table:table-cell>
          <table:table-cell table:style-name="ce78" office:value-type="float" office:value="-1.3">
            <text:p>-1,30</text:p>
          </table:table-cell>
          <table:table-cell table:style-name="ce78" office:value-type="float" office:value="-3">
            <text:p>-3,00</text:p>
          </table:table-cell>
          <table:table-cell table:style-name="ce78" office:value-type="float" office:value="-20.4">
            <text:p>-20,4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150])" office:value-type="float" office:value="2017">
            <text:p>2017</text:p>
          </table:table-cell>
          <table:table-cell table:style-name="ce151" table:formula="of:=RIGHT(LEFT([.C150];4))" office:value-type="string" office:string-value="F">
            <text:p>F</text:p>
          </table:table-cell>
          <table:table-cell table:style-name="ce154" table:formula="of:=[.K150]&amp;[.H150]" office:value-type="string" office:string-value="FRP1">
            <text:p>FRP1</text:p>
          </table:table-cell>
          <table:table-cell table:style-name="ce151" table:formula="of:=[.L150]&amp;[.I150]" office:value-type="string" office:string-value="FRP1N">
            <text:p>FRP1N</text:p>
          </table:table-cell>
          <table:table-cell table:style-name="ce154" table:formula="of:=[.K150]&amp;[.J150]&amp;[.H150]" office:value-type="string" office:string-value="F2017RP1">
            <text:p>F2017RP1</text:p>
          </table:table-cell>
          <table:table-cell table:style-name="ce151" table:formula="of:=[.K150]&amp;[.J150]&amp;[.I150]" office:value-type="string" office:string-value="F2017N">
            <text:p>F2017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GCOPE MED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06F316308</text:p>
          </table:table-cell>
          <table:table-cell table:style-name="ce64" office:value-type="date" office:date-value="2014-11-20">
            <text:p>20/11/14</text:p>
          </table:table-cell>
          <table:table-cell table:style-name="ce78" office:value-type="float" office:value="-1.44">
            <text:p>-1,44</text:p>
          </table:table-cell>
          <table:table-cell table:style-name="ce78" office:value-type="float" office:value="-2.6">
            <text:p>-2,60</text:p>
          </table:table-cell>
          <table:table-cell table:style-name="ce78" office:value-type="float" office:value="-6">
            <text:p>-6,0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51])" office:value-type="float" office:value="2014">
            <text:p>2014</text:p>
          </table:table-cell>
          <table:table-cell table:style-name="ce151" table:formula="of:=RIGHT(LEFT([.C151];4))" office:value-type="string" office:string-value="F">
            <text:p>F</text:p>
          </table:table-cell>
          <table:table-cell table:style-name="ce154" table:formula="of:=[.K151]&amp;[.H151]" office:value-type="string" office:string-value="FAP">
            <text:p>FAP</text:p>
          </table:table-cell>
          <table:table-cell table:style-name="ce151" table:formula="of:=[.L151]&amp;[.I151]" office:value-type="string" office:string-value="FAP">
            <text:p>FAP</text:p>
          </table:table-cell>
          <table:table-cell table:style-name="ce154" table:formula="of:=[.K151]&amp;[.J151]&amp;[.H151]" office:value-type="string" office:string-value="F2014AP">
            <text:p>F2014AP</text:p>
          </table:table-cell>
          <table:table-cell table:style-name="ce151" table:formula="of:=[.K151]&amp;[.J151]&amp;[.I151]" office:value-type="string" office:string-value="F2014">
            <text:p>F2014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8">
            <text:p>08/03/18</text:p>
          </table:table-cell>
          <table:table-cell table:style-name="ce34" office:value-type="string">
            <text:p>A02S436919</text:p>
          </table:table-cell>
          <table:table-cell table:style-name="ce22" office:value-type="date" office:date-value="2011-05-12">
            <text:p>12/05/11</text:p>
          </table:table-cell>
          <table:table-cell table:style-name="ce79" office:value-type="float" office:value="-0.86">
            <text:p>-0,86</text:p>
          </table:table-cell>
          <table:table-cell table:style-name="ce104" office:value-type="float" office:value="-4.4">
            <text:p>-4,40</text:p>
          </table:table-cell>
          <table:table-cell table:style-name="ce79" office:value-type="float" office:value="-10">
            <text:p>-10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152])" office:value-type="float" office:value="2011">
            <text:p>2011</text:p>
          </table:table-cell>
          <table:table-cell table:style-name="ce151" table:formula="of:=RIGHT(LEFT([.C152];4))" office:value-type="string" office:string-value="S">
            <text:p>S</text:p>
          </table:table-cell>
          <table:table-cell table:style-name="ce154" table:formula="of:=[.K152]&amp;[.H152]" office:value-type="string" office:string-value="SAP">
            <text:p>SAP</text:p>
          </table:table-cell>
          <table:table-cell table:style-name="ce151" table:formula="of:=[.L152]&amp;[.I152]" office:value-type="string" office:string-value="SAP">
            <text:p>SAP</text:p>
          </table:table-cell>
          <table:table-cell table:style-name="ce154" table:formula="of:=[.K152]&amp;[.J152]&amp;[.H152]" office:value-type="string" office:string-value="S2011AP">
            <text:p>S2011AP</text:p>
          </table:table-cell>
          <table:table-cell table:style-name="ce151" table:formula="of:=[.K152]&amp;[.J152]&amp;[.I152]" office:value-type="string" office:string-value="S2011">
            <text:p>S2011</text:p>
          </table:table-cell>
          <table:table-cell table:style-name="ce156"/>
          <table:table-cell/>
        </table:table-row>
        <table:table-row table:style-name="ro4">
          <table:table-cell table:style-name="ce6" office:value-type="string">
            <text:p>UN-MTO </text:p>
          </table:table-cell>
          <table:table-cell table:style-name="ce23" office:value-type="date" office:date-value="2018-03-08">
            <text:p>08/03/18</text:p>
          </table:table-cell>
          <table:table-cell table:style-name="ce36" office:value-type="string">
            <text:p>A17N305773</text:p>
          </table:table-cell>
          <table:table-cell table:style-name="ce61" office:value-type="date" office:date-value="2018-01-24">
            <text:p>24/01/18</text:p>
          </table:table-cell>
          <table:table-cell table:style-name="ce89" office:value-type="float" office:value="0.6">
            <text:p>0,60</text:p>
          </table:table-cell>
          <table:table-cell table:style-name="ce112" office:value-type="float" office:value="-1.2">
            <text:p>-1,20</text:p>
          </table:table-cell>
          <table:table-cell table:style-name="ce89" office:value-type="float" office:value="-0.6">
            <text:p>-0,60</text:p>
          </table:table-cell>
          <table:table-cell table:style-name="ce80" office:value-type="string">
            <text:p>AP</text:p>
          </table:table-cell>
          <table:table-cell table:style-name="ce141"/>
          <table:table-cell table:style-name="ce146" table:formula="of:=YEAR([.D153])" office:value-type="float" office:value="2018">
            <text:p>2018</text:p>
          </table:table-cell>
          <table:table-cell table:style-name="ce151" table:formula="of:=RIGHT(LEFT([.C153];4))" office:value-type="string" office:string-value="N">
            <text:p>N</text:p>
          </table:table-cell>
          <table:table-cell table:style-name="ce154" table:formula="of:=[.K153]&amp;[.H153]" office:value-type="string" office:string-value="NAP">
            <text:p>NAP</text:p>
          </table:table-cell>
          <table:table-cell table:style-name="ce151" table:formula="of:=[.L153]&amp;[.I153]" office:value-type="string" office:string-value="NAP">
            <text:p>NAP</text:p>
          </table:table-cell>
          <table:table-cell table:style-name="ce154" table:formula="of:=[.K153]&amp;[.J153]&amp;[.H153]" office:value-type="string" office:string-value="N2018AP">
            <text:p>N2018AP</text:p>
          </table:table-cell>
          <table:table-cell table:style-name="ce151" table:formula="of:=[.K153]&amp;[.J153]&amp;[.I153]" office:value-type="string" office:string-value="N2018">
            <text:p>N2018</text:p>
          </table:table-cell>
          <table:table-cell table:style-name="ce156"/>
          <table:table-cell/>
        </table:table-row>
        <table:table-row table:style-name="ro4">
          <table:table-cell table:style-name="ce7" office:value-type="string">
            <text:p>UN-MTO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06F306030</text:p>
          </table:table-cell>
          <table:table-cell table:style-name="ce22" office:value-type="date" office:date-value="2011-07-16">
            <text:p>16/07/11</text:p>
          </table:table-cell>
          <table:table-cell table:style-name="ce90" office:value-type="float" office:value="-0.74">
            <text:p>-0,74</text:p>
          </table:table-cell>
          <table:table-cell table:style-name="ce113" office:value-type="float" office:value="-2.6">
            <text:p>-2,6</text:p>
          </table:table-cell>
          <table:table-cell table:style-name="ce90" office:value-type="float" office:value="-40.2">
            <text:p>-40,2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154])" office:value-type="float" office:value="2011">
            <text:p>2011</text:p>
          </table:table-cell>
          <table:table-cell table:style-name="ce151" table:formula="of:=RIGHT(LEFT([.C154];4))" office:value-type="string" office:string-value="F">
            <text:p>F</text:p>
          </table:table-cell>
          <table:table-cell table:style-name="ce154" table:formula="of:=[.K154]&amp;[.H154]" office:value-type="string" office:string-value="FRP1">
            <text:p>FRP1</text:p>
          </table:table-cell>
          <table:table-cell table:style-name="ce151" table:formula="of:=[.L154]&amp;[.I154]" office:value-type="string" office:string-value="FRP1N">
            <text:p>FRP1N</text:p>
          </table:table-cell>
          <table:table-cell table:style-name="ce154" table:formula="of:=[.K154]&amp;[.J154]&amp;[.H154]" office:value-type="string" office:string-value="F2011RP1">
            <text:p>F2011RP1</text:p>
          </table:table-cell>
          <table:table-cell table:style-name="ce151" table:formula="of:=[.K154]&amp;[.J154]&amp;[.I154]" office:value-type="string" office:string-value="F2011N">
            <text:p>F2011N</text:p>
          </table:table-cell>
          <table:table-cell table:style-name="ce156"/>
          <table:table-cell/>
        </table:table-row>
        <table:table-row table:style-name="ro4">
          <table:table-cell table:style-name="ce7" office:value-type="string">
            <text:p>UN-MTS </text:p>
          </table:table-cell>
          <table:table-cell table:style-name="ce22" office:value-type="date" office:date-value="2018-03-09">
            <text:p>09/03/18</text:p>
          </table:table-cell>
          <table:table-cell table:style-name="ce40" office:value-type="string">
            <text:p>A06S708307</text:p>
          </table:table-cell>
          <table:table-cell table:style-name="ce55" office:value-type="date" office:date-value="2006-11-28">
            <text:p>28/11/06</text:p>
          </table:table-cell>
          <table:table-cell table:style-name="ce90" office:value-type="float" office:value="-1.08">
            <text:p>-1,08</text:p>
          </table:table-cell>
          <table:table-cell table:style-name="ce113" office:value-type="float" office:value="-25.4">
            <text:p>-25,4</text:p>
          </table:table-cell>
          <table:table-cell table:style-name="ce90" office:value-type="float" office:value="-100">
            <text:p>-10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155])" office:value-type="float" office:value="2006">
            <text:p>2006</text:p>
          </table:table-cell>
          <table:table-cell table:style-name="ce151" table:formula="of:=RIGHT(LEFT([.C155];4))" office:value-type="string" office:string-value="S">
            <text:p>S</text:p>
          </table:table-cell>
          <table:table-cell table:style-name="ce154" table:formula="of:=[.K155]&amp;[.H155]" office:value-type="string" office:string-value="SRP1">
            <text:p>SRP1</text:p>
          </table:table-cell>
          <table:table-cell table:style-name="ce151" table:formula="of:=[.L155]&amp;[.I155]" office:value-type="string" office:string-value="SRP1N">
            <text:p>SRP1N</text:p>
          </table:table-cell>
          <table:table-cell table:style-name="ce154" table:formula="of:=[.K155]&amp;[.J155]&amp;[.H155]" office:value-type="string" office:string-value="S2006RP1">
            <text:p>S2006RP1</text:p>
          </table:table-cell>
          <table:table-cell table:style-name="ce151" table:formula="of:=[.K155]&amp;[.J155]&amp;[.I155]" office:value-type="string" office:string-value="S2006N">
            <text:p>S2006N</text:p>
          </table:table-cell>
          <table:table-cell table:style-name="ce165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02S404327</text:p>
          </table:table-cell>
          <table:table-cell table:style-name="ce55" office:value-type="date" office:date-value="2011-01-20">
            <text:p>20/01/11</text:p>
          </table:table-cell>
          <table:table-cell table:style-name="ce90" office:value-type="float" office:value="0">
            <text:p>0</text:p>
          </table:table-cell>
          <table:table-cell table:style-name="ce113" office:value-type="float" office:value="-0.2">
            <text:p>-0,2</text:p>
          </table:table-cell>
          <table:table-cell table:style-name="ce90" office:value-type="float" office:value="-98.4">
            <text:p>-98,4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56])" office:value-type="float" office:value="2011">
            <text:p>2011</text:p>
          </table:table-cell>
          <table:table-cell table:style-name="ce151" table:formula="of:=RIGHT(LEFT([.C156];4))" office:value-type="string" office:string-value="S">
            <text:p>S</text:p>
          </table:table-cell>
          <table:table-cell table:style-name="ce154" table:formula="of:=[.K156]&amp;[.H156]" office:value-type="string" office:string-value="SRP1">
            <text:p>SRP1</text:p>
          </table:table-cell>
          <table:table-cell table:style-name="ce151" table:formula="of:=[.L156]&amp;[.I156]" office:value-type="string" office:string-value="SRP1N">
            <text:p>SRP1N</text:p>
          </table:table-cell>
          <table:table-cell table:style-name="ce154" table:formula="of:=[.K156]&amp;[.J156]&amp;[.H156]" office:value-type="string" office:string-value="S2011RP1">
            <text:p>S2011RP1</text:p>
          </table:table-cell>
          <table:table-cell table:style-name="ce151" table:formula="of:=[.K156]&amp;[.J156]&amp;[.I156]" office:value-type="string" office:string-value="S2011N">
            <text:p>S2011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06F449660</text:p>
          </table:table-cell>
          <table:table-cell table:style-name="ce55" office:value-type="date" office:date-value="2012-08-01">
            <text:p>01/08/12</text:p>
          </table:table-cell>
          <table:table-cell table:style-name="ce90" office:value-type="float" office:value="-8.14">
            <text:p>-8,14</text:p>
          </table:table-cell>
          <table:table-cell table:style-name="ce113" office:value-type="float" office:value="-7.8">
            <text:p>-7,8</text:p>
          </table:table-cell>
          <table:table-cell table:style-name="ce90" office:value-type="float" office:value="-47.8">
            <text:p>-47,8</text:p>
          </table:table-cell>
          <table:table-cell table:style-name="ce78" office:value-type="string">
            <text:p>RP3</text:p>
          </table:table-cell>
          <table:table-cell table:style-name="ce78" office:value-type="string">
            <text:p>N</text:p>
          </table:table-cell>
          <table:table-cell table:style-name="ce146" table:formula="of:=YEAR([.D157])" office:value-type="float" office:value="2012">
            <text:p>2012</text:p>
          </table:table-cell>
          <table:table-cell table:style-name="ce151" table:formula="of:=RIGHT(LEFT([.C157];4))" office:value-type="string" office:string-value="F">
            <text:p>F</text:p>
          </table:table-cell>
          <table:table-cell table:style-name="ce154" table:formula="of:=[.K157]&amp;[.H157]" office:value-type="string" office:string-value="FRP3">
            <text:p>FRP3</text:p>
          </table:table-cell>
          <table:table-cell table:style-name="ce151" table:formula="of:=[.L157]&amp;[.I157]" office:value-type="string" office:string-value="FRP3N">
            <text:p>FRP3N</text:p>
          </table:table-cell>
          <table:table-cell table:style-name="ce154" table:formula="of:=[.K157]&amp;[.J157]&amp;[.H157]" office:value-type="string" office:string-value="F2012RP3">
            <text:p>F2012RP3</text:p>
          </table:table-cell>
          <table:table-cell table:style-name="ce151" table:formula="of:=[.K157]&amp;[.J157]&amp;[.I157]" office:value-type="string" office:string-value="F2012N">
            <text:p>F2012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05L077176</text:p>
          </table:table-cell>
          <table:table-cell table:style-name="ce55" office:value-type="date" office:date-value="2008-04-08">
            <text:p>08/04/08</text:p>
          </table:table-cell>
          <table:table-cell table:style-name="ce78" office:value-type="float" office:value="-49">
            <text:p>-49,00</text:p>
          </table:table-cell>
          <table:table-cell table:style-name="ce107" office:value-type="float" office:value="-100">
            <text:p>-100,00</text:p>
          </table:table-cell>
          <table:table-cell table:style-name="ce78" office:value-type="float" office:value="-100">
            <text:p>-100,00</text:p>
          </table:table-cell>
          <table:table-cell table:style-name="ce78" office:value-type="string">
            <text:p>RP3</text:p>
          </table:table-cell>
          <table:table-cell table:style-name="ce140" office:value-type="string">
            <text:p>N</text:p>
          </table:table-cell>
          <table:table-cell table:style-name="ce146" table:formula="of:=YEAR([.D158])" office:value-type="float" office:value="2008">
            <text:p>2008</text:p>
          </table:table-cell>
          <table:table-cell table:style-name="ce151" table:formula="of:=RIGHT(LEFT([.C158];4))" office:value-type="string" office:string-value="L">
            <text:p>L</text:p>
          </table:table-cell>
          <table:table-cell table:style-name="ce154" table:formula="of:=[.K158]&amp;[.H158]" office:value-type="string" office:string-value="LRP3">
            <text:p>LRP3</text:p>
          </table:table-cell>
          <table:table-cell table:style-name="ce151" table:formula="of:=[.L158]&amp;[.I158]" office:value-type="string" office:string-value="LRP3N">
            <text:p>LRP3N</text:p>
          </table:table-cell>
          <table:table-cell table:style-name="ce154" table:formula="of:=[.K158]&amp;[.J158]&amp;[.H158]" office:value-type="string" office:string-value="L2008RP3">
            <text:p>L2008RP3</text:p>
          </table:table-cell>
          <table:table-cell table:style-name="ce151" table:formula="of:=[.K158]&amp;[.J158]&amp;[.I158]" office:value-type="string" office:string-value="L2008N">
            <text:p>L2008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11F326611</text:p>
          </table:table-cell>
          <table:table-cell table:style-name="ce58" office:value-type="date" office:date-value="2012-04-24">
            <text:p>24/04/12</text:p>
          </table:table-cell>
          <table:table-cell table:style-name="ce91" office:value-type="float" office:value="-100">
            <text:p>-100,00</text:p>
          </table:table-cell>
          <table:table-cell table:style-name="ce114" office:value-type="float" office:value="-100">
            <text:p>-100,00</text:p>
          </table:table-cell>
          <table:table-cell table:style-name="ce91" office:value-type="float" office:value="-100">
            <text:p>-100,00</text:p>
          </table:table-cell>
          <table:table-cell table:style-name="ce78" office:value-type="string">
            <text:p>RP3</text:p>
          </table:table-cell>
          <table:table-cell table:style-name="ce140" office:value-type="string">
            <text:p>N</text:p>
          </table:table-cell>
          <table:table-cell table:style-name="ce146" table:formula="of:=YEAR([.D159])" office:value-type="float" office:value="2012">
            <text:p>2012</text:p>
          </table:table-cell>
          <table:table-cell table:style-name="ce151" table:formula="of:=RIGHT(LEFT([.C159];4))" office:value-type="string" office:string-value="F">
            <text:p>F</text:p>
          </table:table-cell>
          <table:table-cell table:style-name="ce154" table:formula="of:=[.K159]&amp;[.H159]" office:value-type="string" office:string-value="FRP3">
            <text:p>FRP3</text:p>
          </table:table-cell>
          <table:table-cell table:style-name="ce151" table:formula="of:=[.L159]&amp;[.I159]" office:value-type="string" office:string-value="FRP3N">
            <text:p>FRP3N</text:p>
          </table:table-cell>
          <table:table-cell table:style-name="ce154" table:formula="of:=[.K159]&amp;[.J159]&amp;[.H159]" office:value-type="string" office:string-value="F2012RP3">
            <text:p>F2012RP3</text:p>
          </table:table-cell>
          <table:table-cell table:style-name="ce151" table:formula="of:=[.K159]&amp;[.J159]&amp;[.I159]" office:value-type="string" office:string-value="F2012N">
            <text:p>F2012N</text:p>
          </table:table-cell>
          <table:table-cell table:style-name="ce156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4" office:value-type="string">
            <text:p>GCOPE MED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06S807287</text:p>
          </table:table-cell>
          <table:table-cell table:style-name="ce55" office:value-type="date" office:date-value="2014-07-11">
            <text:p>11/07/14</text:p>
          </table:table-cell>
          <table:table-cell table:style-name="ce85" office:value-type="float" office:value="0.1">
            <text:p>0,10</text:p>
          </table:table-cell>
          <table:table-cell table:style-name="ce104" office:value-type="float" office:value="0.6">
            <text:p>0,60</text:p>
          </table:table-cell>
          <table:table-cell table:style-name="ce85" office:value-type="float" office:value="-8.2">
            <text:p>-8,2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160])" office:value-type="float" office:value="2014">
            <text:p>2014</text:p>
          </table:table-cell>
          <table:table-cell table:style-name="ce151" table:formula="of:=RIGHT(LEFT([.C160];4))" office:value-type="string" office:string-value="S">
            <text:p>S</text:p>
          </table:table-cell>
          <table:table-cell table:style-name="ce154" table:formula="of:=[.K160]&amp;[.H160]" office:value-type="string" office:string-value="SAP">
            <text:p>SAP</text:p>
          </table:table-cell>
          <table:table-cell table:style-name="ce151" table:formula="of:=[.L160]&amp;[.I160]" office:value-type="string" office:string-value="SAP">
            <text:p>SAP</text:p>
          </table:table-cell>
          <table:table-cell table:style-name="ce154" table:formula="of:=[.K160]&amp;[.J160]&amp;[.H160]" office:value-type="string" office:string-value="S2014AP">
            <text:p>S2014AP</text:p>
          </table:table-cell>
          <table:table-cell table:style-name="ce151" table:formula="of:=[.K160]&amp;[.J160]&amp;[.I160]" office:value-type="string" office:string-value="S2014">
            <text:p>S2014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17N283191</text:p>
          </table:table-cell>
          <table:table-cell table:style-name="ce55" office:value-type="date" office:date-value="2018-01-30">
            <text:p>30/01/18</text:p>
          </table:table-cell>
          <table:table-cell table:style-name="ce81" office:value-type="float" office:value="0.68">
            <text:p>0,68</text:p>
          </table:table-cell>
          <table:table-cell table:style-name="ce109" office:value-type="float" office:value="-0.6">
            <text:p>-0,60</text:p>
          </table:table-cell>
          <table:table-cell table:style-name="ce81" office:value-type="float" office:value="-0.4">
            <text:p>-0,4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61])" office:value-type="float" office:value="2018">
            <text:p>2018</text:p>
          </table:table-cell>
          <table:table-cell table:style-name="ce151" table:formula="of:=RIGHT(LEFT([.C161];4))" office:value-type="string" office:string-value="N">
            <text:p>N</text:p>
          </table:table-cell>
          <table:table-cell table:style-name="ce154" table:formula="of:=[.K161]&amp;[.H161]" office:value-type="string" office:string-value="NAP">
            <text:p>NAP</text:p>
          </table:table-cell>
          <table:table-cell table:style-name="ce151" table:formula="of:=[.L161]&amp;[.I161]" office:value-type="string" office:string-value="NAP">
            <text:p>NAP</text:p>
          </table:table-cell>
          <table:table-cell table:style-name="ce154" table:formula="of:=[.K161]&amp;[.J161]&amp;[.H161]" office:value-type="string" office:string-value="N2018AP">
            <text:p>N2018AP</text:p>
          </table:table-cell>
          <table:table-cell table:style-name="ce151" table:formula="of:=[.K161]&amp;[.J161]&amp;[.I161]" office:value-type="string" office:string-value="N2018">
            <text:p>N2018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12F348117</text:p>
          </table:table-cell>
          <table:table-cell table:style-name="ce55" office:value-type="date" office:date-value="2012-07-13">
            <text:p>13/07/12</text:p>
          </table:table-cell>
          <table:table-cell table:style-name="ce81" office:value-type="float" office:value="-0.12">
            <text:p>-0,12</text:p>
          </table:table-cell>
          <table:table-cell table:style-name="ce109" office:value-type="float" office:value="-0.8">
            <text:p>-0,80</text:p>
          </table:table-cell>
          <table:table-cell table:style-name="ce81" office:value-type="float" office:value="-9">
            <text:p>-9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162])" office:value-type="float" office:value="2012">
            <text:p>2012</text:p>
          </table:table-cell>
          <table:table-cell table:style-name="ce151" table:formula="of:=RIGHT(LEFT([.C162];4))" office:value-type="string" office:string-value="F">
            <text:p>F</text:p>
          </table:table-cell>
          <table:table-cell table:style-name="ce154" table:formula="of:=[.K162]&amp;[.H162]" office:value-type="string" office:string-value="FAP">
            <text:p>FAP</text:p>
          </table:table-cell>
          <table:table-cell table:style-name="ce151" table:formula="of:=[.L162]&amp;[.I162]" office:value-type="string" office:string-value="FAP">
            <text:p>FAP</text:p>
          </table:table-cell>
          <table:table-cell table:style-name="ce154" table:formula="of:=[.K162]&amp;[.J162]&amp;[.H162]" office:value-type="string" office:string-value="F2012AP">
            <text:p>F2012AP</text:p>
          </table:table-cell>
          <table:table-cell table:style-name="ce151" table:formula="of:=[.K162]&amp;[.J162]&amp;[.I162]" office:value-type="string" office:string-value="F2012">
            <text:p>F2012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04S320244</text:p>
          </table:table-cell>
          <table:table-cell table:style-name="ce55" office:value-type="date" office:date-value="2013-01-31">
            <text:p>31/01/13</text:p>
          </table:table-cell>
          <table:table-cell table:style-name="ce81" office:value-type="float" office:value="-1.3">
            <text:p>-1,30</text:p>
          </table:table-cell>
          <table:table-cell table:style-name="ce109" office:value-type="float" office:value="-0.6">
            <text:p>-0,60</text:p>
          </table:table-cell>
          <table:table-cell table:style-name="ce81" office:value-type="float" office:value="-35.4">
            <text:p>-35,4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163])" office:value-type="float" office:value="2013">
            <text:p>2013</text:p>
          </table:table-cell>
          <table:table-cell table:style-name="ce151" table:formula="of:=RIGHT(LEFT([.C163];4))" office:value-type="string" office:string-value="S">
            <text:p>S</text:p>
          </table:table-cell>
          <table:table-cell table:style-name="ce154" table:formula="of:=[.K163]&amp;[.H163]" office:value-type="string" office:string-value="SRP1">
            <text:p>SRP1</text:p>
          </table:table-cell>
          <table:table-cell table:style-name="ce151" table:formula="of:=[.L163]&amp;[.I163]" office:value-type="string" office:string-value="SRP1N">
            <text:p>SRP1N</text:p>
          </table:table-cell>
          <table:table-cell table:style-name="ce154" table:formula="of:=[.K163]&amp;[.J163]&amp;[.H163]" office:value-type="string" office:string-value="S2013RP1">
            <text:p>S2013RP1</text:p>
          </table:table-cell>
          <table:table-cell table:style-name="ce151" table:formula="of:=[.K163]&amp;[.J163]&amp;[.I163]" office:value-type="string" office:string-value="S2013N">
            <text:p>S2013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08F361182</text:p>
          </table:table-cell>
          <table:table-cell table:style-name="ce58" office:value-type="date" office:date-value="2016-09-13">
            <text:p>13/09/16</text:p>
          </table:table-cell>
          <table:table-cell table:style-name="ce91" office:value-type="float" office:value="-1">
            <text:p>-1,00</text:p>
          </table:table-cell>
          <table:table-cell table:style-name="ce114" office:value-type="float" office:value="0.2">
            <text:p>0,20</text:p>
          </table:table-cell>
          <table:table-cell table:style-name="ce91" office:value-type="float" office:value="-5.2">
            <text:p>-5,2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64])" office:value-type="float" office:value="2016">
            <text:p>2016</text:p>
          </table:table-cell>
          <table:table-cell table:style-name="ce151" table:formula="of:=RIGHT(LEFT([.C164];4))" office:value-type="string" office:string-value="F">
            <text:p>F</text:p>
          </table:table-cell>
          <table:table-cell table:style-name="ce154" table:formula="of:=[.K164]&amp;[.H164]" office:value-type="string" office:string-value="FAP">
            <text:p>FAP</text:p>
          </table:table-cell>
          <table:table-cell table:style-name="ce151" table:formula="of:=[.L164]&amp;[.I164]" office:value-type="string" office:string-value="FAP">
            <text:p>FAP</text:p>
          </table:table-cell>
          <table:table-cell table:style-name="ce154" table:formula="of:=[.K164]&amp;[.J164]&amp;[.H164]" office:value-type="string" office:string-value="F2016AP">
            <text:p>F2016AP</text:p>
          </table:table-cell>
          <table:table-cell table:style-name="ce151" table:formula="of:=[.K164]&amp;[.J164]&amp;[.I164]" office:value-type="string" office:string-value="F2016">
            <text:p>F2016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GCOPE MED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13F241438</text:p>
          </table:table-cell>
          <table:table-cell table:style-name="ce55" office:value-type="date" office:date-value="2014-03-06">
            <text:p>06/03/14</text:p>
          </table:table-cell>
          <table:table-cell table:style-name="ce85" office:value-type="float" office:value="-2.36">
            <text:p>-2,36</text:p>
          </table:table-cell>
          <table:table-cell table:style-name="ce104" office:value-type="float" office:value="-1">
            <text:p>-1,00</text:p>
          </table:table-cell>
          <table:table-cell table:style-name="ce85" office:value-type="float" office:value="-26.4">
            <text:p>-26,4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165])" office:value-type="float" office:value="2014">
            <text:p>2014</text:p>
          </table:table-cell>
          <table:table-cell table:style-name="ce151" table:formula="of:=RIGHT(LEFT([.C165];4))" office:value-type="string" office:string-value="F">
            <text:p>F</text:p>
          </table:table-cell>
          <table:table-cell table:style-name="ce154" table:formula="of:=[.K165]&amp;[.H165]" office:value-type="string" office:string-value="FRP1">
            <text:p>FRP1</text:p>
          </table:table-cell>
          <table:table-cell table:style-name="ce151" table:formula="of:=[.L165]&amp;[.I165]" office:value-type="string" office:string-value="FRP1N">
            <text:p>FRP1N</text:p>
          </table:table-cell>
          <table:table-cell table:style-name="ce154" table:formula="of:=[.K165]&amp;[.J165]&amp;[.H165]" office:value-type="string" office:string-value="F2014RP1">
            <text:p>F2014RP1</text:p>
          </table:table-cell>
          <table:table-cell table:style-name="ce151" table:formula="of:=[.K165]&amp;[.J165]&amp;[.I165]" office:value-type="string" office:string-value="F2014N">
            <text:p>F2014N</text:p>
          </table:table-cell>
          <table:table-cell table:style-name="ce156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3-09">
            <text:p>09/03/18</text:p>
          </table:table-cell>
          <table:table-cell table:style-name="ce35" office:value-type="string">
            <text:p>A07S211690</text:p>
          </table:table-cell>
          <table:table-cell table:style-name="ce53" office:value-type="date" office:date-value="2012-12-18">
            <text:p>18/12/12</text:p>
          </table:table-cell>
          <table:table-cell table:style-name="ce81" office:value-type="float" office:value="-1.44">
            <text:p>-1,44</text:p>
          </table:table-cell>
          <table:table-cell table:style-name="ce109" office:value-type="float" office:value="-0.8">
            <text:p>-0,80</text:p>
          </table:table-cell>
          <table:table-cell table:style-name="ce81" office:value-type="float" office:value="-10.6">
            <text:p>-10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166])" office:value-type="float" office:value="2012">
            <text:p>2012</text:p>
          </table:table-cell>
          <table:table-cell table:style-name="ce151" table:formula="of:=RIGHT(LEFT([.C166];4))" office:value-type="string" office:string-value="S">
            <text:p>S</text:p>
          </table:table-cell>
          <table:table-cell table:style-name="ce154" table:formula="of:=[.K166]&amp;[.H166]" office:value-type="string" office:string-value="SRP1">
            <text:p>SRP1</text:p>
          </table:table-cell>
          <table:table-cell table:style-name="ce151" table:formula="of:=[.L166]&amp;[.I166]" office:value-type="string" office:string-value="SRP1N">
            <text:p>SRP1N</text:p>
          </table:table-cell>
          <table:table-cell table:style-name="ce154" table:formula="of:=[.K166]&amp;[.J166]&amp;[.H166]" office:value-type="string" office:string-value="S2012RP1">
            <text:p>S2012RP1</text:p>
          </table:table-cell>
          <table:table-cell table:style-name="ce151" table:formula="of:=[.K166]&amp;[.J166]&amp;[.I166]" office:value-type="string" office:string-value="S2012N">
            <text:p>S2012N</text:p>
          </table:table-cell>
          <table:table-cell table:style-name="ce158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03S354632</text:p>
          </table:table-cell>
          <table:table-cell table:style-name="ce55" office:value-type="date" office:date-value="2009-11-19">
            <text:p>19/11/09</text:p>
          </table:table-cell>
          <table:table-cell table:style-name="ce81" office:value-type="float" office:value="0.62">
            <text:p>0,62</text:p>
          </table:table-cell>
          <table:table-cell table:style-name="ce109" office:value-type="float" office:value="-7.4">
            <text:p>-7,40</text:p>
          </table:table-cell>
          <table:table-cell table:style-name="ce81" office:value-type="float" office:value="10.4">
            <text:p>10,40</text:p>
          </table:table-cell>
          <table:table-cell table:style-name="ce78" office:value-type="string">
            <text:p>RP2</text:p>
          </table:table-cell>
          <table:table-cell table:style-name="ce140" office:value-type="string">
            <text:p>P</text:p>
          </table:table-cell>
          <table:table-cell table:style-name="ce146" table:formula="of:=YEAR([.D167])" office:value-type="float" office:value="2009">
            <text:p>2009</text:p>
          </table:table-cell>
          <table:table-cell table:style-name="ce151" table:formula="of:=RIGHT(LEFT([.C167];4))" office:value-type="string" office:string-value="S">
            <text:p>S</text:p>
          </table:table-cell>
          <table:table-cell table:style-name="ce154" table:formula="of:=[.K167]&amp;[.H167]" office:value-type="string" office:string-value="SRP2">
            <text:p>SRP2</text:p>
          </table:table-cell>
          <table:table-cell table:style-name="ce151" table:formula="of:=[.L167]&amp;[.I167]" office:value-type="string" office:string-value="SRP2P">
            <text:p>SRP2P</text:p>
          </table:table-cell>
          <table:table-cell table:style-name="ce154" table:formula="of:=[.K167]&amp;[.J167]&amp;[.H167]" office:value-type="string" office:string-value="S2009RP2">
            <text:p>S2009RP2</text:p>
          </table:table-cell>
          <table:table-cell table:style-name="ce151" table:formula="of:=[.K167]&amp;[.J167]&amp;[.I167]" office:value-type="string" office:string-value="S2009P">
            <text:p>S2009P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09F316078</text:p>
          </table:table-cell>
          <table:table-cell table:style-name="ce55" office:value-type="date" office:date-value="2010-05-17">
            <text:p>17/05/10</text:p>
          </table:table-cell>
          <table:table-cell table:style-name="ce81" office:value-type="float" office:value="-1.78">
            <text:p>-1,78</text:p>
          </table:table-cell>
          <table:table-cell table:style-name="ce109" office:value-type="float" office:value="0.8">
            <text:p>0,80</text:p>
          </table:table-cell>
          <table:table-cell table:style-name="ce81" office:value-type="float" office:value="-10.2">
            <text:p>-10,2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68])" office:value-type="float" office:value="2010">
            <text:p>2010</text:p>
          </table:table-cell>
          <table:table-cell table:style-name="ce151" table:formula="of:=RIGHT(LEFT([.C168];4))" office:value-type="string" office:string-value="F">
            <text:p>F</text:p>
          </table:table-cell>
          <table:table-cell table:style-name="ce154" table:formula="of:=[.K168]&amp;[.H168]" office:value-type="string" office:string-value="FRP1">
            <text:p>FRP1</text:p>
          </table:table-cell>
          <table:table-cell table:style-name="ce151" table:formula="of:=[.L168]&amp;[.I168]" office:value-type="string" office:string-value="FRP1N">
            <text:p>FRP1N</text:p>
          </table:table-cell>
          <table:table-cell table:style-name="ce154" table:formula="of:=[.K168]&amp;[.J168]&amp;[.H168]" office:value-type="string" office:string-value="F2010RP1">
            <text:p>F2010RP1</text:p>
          </table:table-cell>
          <table:table-cell table:style-name="ce151" table:formula="of:=[.K168]&amp;[.J168]&amp;[.I168]" office:value-type="string" office:string-value="F2010N">
            <text:p>F2010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13F242304</text:p>
          </table:table-cell>
          <table:table-cell table:style-name="ce55" office:value-type="date" office:date-value="2014-03-05">
            <text:p>05/03/14</text:p>
          </table:table-cell>
          <table:table-cell table:style-name="ce78" office:value-type="float" office:value="-0.48">
            <text:p>-0,48</text:p>
          </table:table-cell>
          <table:table-cell table:style-name="ce107" office:value-type="float" office:value="-0.6">
            <text:p>-0,60</text:p>
          </table:table-cell>
          <table:table-cell table:style-name="ce78" office:value-type="float" office:value="-23.4">
            <text:p>-23,4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69])" office:value-type="float" office:value="2014">
            <text:p>2014</text:p>
          </table:table-cell>
          <table:table-cell table:style-name="ce151" table:formula="of:=RIGHT(LEFT([.C169];4))" office:value-type="string" office:string-value="F">
            <text:p>F</text:p>
          </table:table-cell>
          <table:table-cell table:style-name="ce154" table:formula="of:=[.K169]&amp;[.H169]" office:value-type="string" office:string-value="FRP1">
            <text:p>FRP1</text:p>
          </table:table-cell>
          <table:table-cell table:style-name="ce151" table:formula="of:=[.L169]&amp;[.I169]" office:value-type="string" office:string-value="FRP1N">
            <text:p>FRP1N</text:p>
          </table:table-cell>
          <table:table-cell table:style-name="ce154" table:formula="of:=[.K169]&amp;[.J169]&amp;[.H169]" office:value-type="string" office:string-value="F2014RP1">
            <text:p>F2014RP1</text:p>
          </table:table-cell>
          <table:table-cell table:style-name="ce151" table:formula="of:=[.K169]&amp;[.J169]&amp;[.I169]" office:value-type="string" office:string-value="F2014N">
            <text:p>F2014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15F124573</text:p>
          </table:table-cell>
          <table:table-cell table:style-name="ce52" office:value-type="date" office:date-value="2015-07-24">
            <text:p>24/07/15</text:p>
          </table:table-cell>
          <table:table-cell table:style-name="ce78" office:value-type="float" office:value="-0.7">
            <text:p>-0,70</text:p>
          </table:table-cell>
          <table:table-cell table:style-name="ce107" office:value-type="float" office:value="-1">
            <text:p>-1,00</text:p>
          </table:table-cell>
          <table:table-cell table:style-name="ce78" office:value-type="float" office:value="-19.4">
            <text:p>-19,4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70])" office:value-type="float" office:value="2015">
            <text:p>2015</text:p>
          </table:table-cell>
          <table:table-cell table:style-name="ce151" table:formula="of:=RIGHT(LEFT([.C170];4))" office:value-type="string" office:string-value="F">
            <text:p>F</text:p>
          </table:table-cell>
          <table:table-cell table:style-name="ce154" table:formula="of:=[.K170]&amp;[.H170]" office:value-type="string" office:string-value="FRP1">
            <text:p>FRP1</text:p>
          </table:table-cell>
          <table:table-cell table:style-name="ce151" table:formula="of:=[.L170]&amp;[.I170]" office:value-type="string" office:string-value="FRP1N">
            <text:p>FRP1N</text:p>
          </table:table-cell>
          <table:table-cell table:style-name="ce154" table:formula="of:=[.K170]&amp;[.J170]&amp;[.H170]" office:value-type="string" office:string-value="F2015RP1">
            <text:p>F2015RP1</text:p>
          </table:table-cell>
          <table:table-cell table:style-name="ce151" table:formula="of:=[.K170]&amp;[.J170]&amp;[.I170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09F005831</text:p>
          </table:table-cell>
          <table:table-cell table:style-name="ce55" office:value-type="date" office:date-value="2009-03-23">
            <text:p>23/03/09</text:p>
          </table:table-cell>
          <table:table-cell table:style-name="ce82" office:value-type="float" office:value="-0.48">
            <text:p>-0,48</text:p>
          </table:table-cell>
          <table:table-cell table:style-name="ce111" office:value-type="float" office:value="-3">
            <text:p>-3,00</text:p>
          </table:table-cell>
          <table:table-cell table:style-name="ce82" office:value-type="float" office:value="-91">
            <text:p>-91,0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71])" office:value-type="float" office:value="2009">
            <text:p>2009</text:p>
          </table:table-cell>
          <table:table-cell table:style-name="ce151" table:formula="of:=RIGHT(LEFT([.C171];4))" office:value-type="string" office:string-value="F">
            <text:p>F</text:p>
          </table:table-cell>
          <table:table-cell table:style-name="ce154" table:formula="of:=[.K171]&amp;[.H171]" office:value-type="string" office:string-value="FRP1">
            <text:p>FRP1</text:p>
          </table:table-cell>
          <table:table-cell table:style-name="ce151" table:formula="of:=[.L171]&amp;[.I171]" office:value-type="string" office:string-value="FRP1N">
            <text:p>FRP1N</text:p>
          </table:table-cell>
          <table:table-cell table:style-name="ce154" table:formula="of:=[.K171]&amp;[.J171]&amp;[.H171]" office:value-type="string" office:string-value="F2009RP1">
            <text:p>F2009RP1</text:p>
          </table:table-cell>
          <table:table-cell table:style-name="ce151" table:formula="of:=[.K171]&amp;[.J171]&amp;[.I171]" office:value-type="string" office:string-value="F2009N">
            <text:p>F2009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06S519271</text:p>
          </table:table-cell>
          <table:table-cell table:style-name="ce55" office:value-type="date" office:date-value="2013-09-21">
            <text:p>21/09/13</text:p>
          </table:table-cell>
          <table:table-cell table:style-name="ce82" office:value-type="float" office:value="-2.04">
            <text:p>-2,04</text:p>
          </table:table-cell>
          <table:table-cell table:style-name="ce111" office:value-type="float" office:value="-0.4">
            <text:p>-0,40</text:p>
          </table:table-cell>
          <table:table-cell table:style-name="ce82" office:value-type="float" office:value="-6.8">
            <text:p>-6,80</text:p>
          </table:table-cell>
          <table:table-cell table:style-name="ce81" office:value-type="string">
            <text:p>AP</text:p>
          </table:table-cell>
          <table:table-cell table:style-name="ce81"/>
          <table:table-cell table:style-name="ce146" table:formula="of:=YEAR([.D172])" office:value-type="float" office:value="2013">
            <text:p>2013</text:p>
          </table:table-cell>
          <table:table-cell table:style-name="ce151" table:formula="of:=RIGHT(LEFT([.C172];4))" office:value-type="string" office:string-value="S">
            <text:p>S</text:p>
          </table:table-cell>
          <table:table-cell table:style-name="ce154" table:formula="of:=[.K172]&amp;[.H172]" office:value-type="string" office:string-value="SAP">
            <text:p>SAP</text:p>
          </table:table-cell>
          <table:table-cell table:style-name="ce151" table:formula="of:=[.L172]&amp;[.I172]" office:value-type="string" office:string-value="SAP">
            <text:p>SAP</text:p>
          </table:table-cell>
          <table:table-cell table:style-name="ce154" table:formula="of:=[.K172]&amp;[.J172]&amp;[.H172]" office:value-type="string" office:string-value="S2013AP">
            <text:p>S2013AP</text:p>
          </table:table-cell>
          <table:table-cell table:style-name="ce151" table:formula="of:=[.K172]&amp;[.J172]&amp;[.I172]" office:value-type="string" office:string-value="S2013">
            <text:p>S2013</text:p>
          </table:table-cell>
          <table:table-cell table:style-name="ce161"/>
          <table:table-cell/>
        </table:table-row>
        <table:table-row table:style-name="ro5">
          <table:table-cell table:style-name="ce7" office:value-type="string">
            <text:p>UN-MTO</text:p>
          </table:table-cell>
          <table:table-cell table:style-name="ce22" office:value-type="date" office:date-value="2018-03-09">
            <text:p>09/03/18</text:p>
          </table:table-cell>
          <table:table-cell table:style-name="ce34" office:value-type="string">
            <text:p>A08F423283</text:p>
          </table:table-cell>
          <table:table-cell table:style-name="ce55" office:value-type="date" office:date-value="2008-09-18">
            <text:p>18/09/08</text:p>
          </table:table-cell>
          <table:table-cell table:style-name="ce81" office:value-type="float" office:value="2.14">
            <text:p>2,14</text:p>
          </table:table-cell>
          <table:table-cell table:style-name="ce109" office:value-type="float" office:value="1">
            <text:p>1,00</text:p>
          </table:table-cell>
          <table:table-cell table:style-name="ce81" office:value-type="float" office:value="-19.6">
            <text:p>-19,6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73])" office:value-type="float" office:value="2008">
            <text:p>2008</text:p>
          </table:table-cell>
          <table:table-cell table:style-name="ce151" table:formula="of:=RIGHT(LEFT([.C173];4))" office:value-type="string" office:string-value="F">
            <text:p>F</text:p>
          </table:table-cell>
          <table:table-cell table:style-name="ce154" table:formula="of:=[.K173]&amp;[.H173]" office:value-type="string" office:string-value="FRP1">
            <text:p>FRP1</text:p>
          </table:table-cell>
          <table:table-cell table:style-name="ce151" table:formula="of:=[.L173]&amp;[.I173]" office:value-type="string" office:string-value="FRP1N">
            <text:p>FRP1N</text:p>
          </table:table-cell>
          <table:table-cell table:style-name="ce154" table:formula="of:=[.K173]&amp;[.J173]&amp;[.H173]" office:value-type="string" office:string-value="F2008RP1">
            <text:p>F2008RP1</text:p>
          </table:table-cell>
          <table:table-cell table:style-name="ce151" table:formula="of:=[.K173]&amp;[.J173]&amp;[.I173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8" office:value-type="string">
            <text:p>UN-MTS </text:p>
          </table:table-cell>
          <table:table-cell table:style-name="ce24" office:value-type="date" office:date-value="2018-03-12">
            <text:p>12/03/18</text:p>
          </table:table-cell>
          <table:table-cell table:style-name="ce42" office:value-type="string">
            <text:p>A15F140661</text:p>
          </table:table-cell>
          <table:table-cell table:style-name="ce56" office:value-type="date" office:date-value="2015-07-10">
            <text:p>10/07/15</text:p>
          </table:table-cell>
          <table:table-cell table:style-name="ce92" office:value-type="float" office:value="-0.92">
            <text:p>-0,92</text:p>
          </table:table-cell>
          <table:table-cell table:style-name="ce94" office:value-type="float" office:value="-3">
            <text:p>-3,00</text:p>
          </table:table-cell>
          <table:table-cell table:style-name="ce92" office:value-type="float" office:value="-100">
            <text:p>-100,00</text:p>
          </table:table-cell>
          <table:table-cell table:style-name="ce92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46" table:formula="of:=YEAR([.D174])" office:value-type="float" office:value="2015">
            <text:p>2015</text:p>
          </table:table-cell>
          <table:table-cell table:style-name="ce151" table:formula="of:=RIGHT(LEFT([.C174];4))" office:value-type="string" office:string-value="F">
            <text:p>F</text:p>
          </table:table-cell>
          <table:table-cell table:style-name="ce154" table:formula="of:=[.K174]&amp;[.H174]" office:value-type="string" office:string-value="FRP1">
            <text:p>FRP1</text:p>
          </table:table-cell>
          <table:table-cell table:style-name="ce151" table:formula="of:=[.L174]&amp;[.I174]" office:value-type="string" office:string-value="FRP1N">
            <text:p>FRP1N</text:p>
          </table:table-cell>
          <table:table-cell table:style-name="ce154" table:formula="of:=[.K174]&amp;[.J174]&amp;[.H174]" office:value-type="string" office:string-value="F2015RP1">
            <text:p>F2015RP1</text:p>
          </table:table-cell>
          <table:table-cell table:style-name="ce151" table:formula="of:=[.K174]&amp;[.J174]&amp;[.I174]" office:value-type="string" office:string-value="F2015N">
            <text:p>F2015N</text:p>
          </table:table-cell>
          <table:table-cell table:style-name="ce165"/>
          <table:table-cell/>
        </table:table-row>
        <table:table-row table:style-name="ro4">
          <table:table-cell table:style-name="ce5" office:value-type="string">
            <text:p>UN-MTS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9F305935</text:p>
          </table:table-cell>
          <table:table-cell table:style-name="ce55" office:value-type="date" office:date-value="2010-03-11">
            <text:p>11/03/10</text:p>
          </table:table-cell>
          <table:table-cell table:style-name="ce78" office:value-type="float" office:value="-0.48">
            <text:p>-0,48</text:p>
          </table:table-cell>
          <table:table-cell table:style-name="ce107" office:value-type="float" office:value="-1.2">
            <text:p>-1,20</text:p>
          </table:table-cell>
          <table:table-cell table:style-name="ce78" office:value-type="float" office:value="-23.2">
            <text:p>-23,2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175])" office:value-type="float" office:value="2010">
            <text:p>2010</text:p>
          </table:table-cell>
          <table:table-cell table:style-name="ce151" table:formula="of:=RIGHT(LEFT([.C175];4))" office:value-type="string" office:string-value="F">
            <text:p>F</text:p>
          </table:table-cell>
          <table:table-cell table:style-name="ce154" table:formula="of:=[.K175]&amp;[.H175]" office:value-type="string" office:string-value="FRP1">
            <text:p>FRP1</text:p>
          </table:table-cell>
          <table:table-cell table:style-name="ce151" table:formula="of:=[.L175]&amp;[.I175]" office:value-type="string" office:string-value="FRP1N">
            <text:p>FRP1N</text:p>
          </table:table-cell>
          <table:table-cell table:style-name="ce154" table:formula="of:=[.K175]&amp;[.J175]&amp;[.H175]" office:value-type="string" office:string-value="F2010RP1">
            <text:p>F2010RP1</text:p>
          </table:table-cell>
          <table:table-cell table:style-name="ce151" table:formula="of:=[.K175]&amp;[.J175]&amp;[.I175]" office:value-type="string" office:string-value="F2010N">
            <text:p>F2010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14F440591</text:p>
          </table:table-cell>
          <table:table-cell table:style-name="ce55" office:value-type="date" office:date-value="2015-01-09">
            <text:p>09/01/15</text:p>
          </table:table-cell>
          <table:table-cell table:style-name="ce82" office:value-type="float" office:value="-1.22">
            <text:p>-1,22</text:p>
          </table:table-cell>
          <table:table-cell table:style-name="ce111" office:value-type="float" office:value="-2.2">
            <text:p>-2,20</text:p>
          </table:table-cell>
          <table:table-cell table:style-name="ce82" office:value-type="float" office:value="-8.6">
            <text:p>-8,6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176])" office:value-type="float" office:value="2015">
            <text:p>2015</text:p>
          </table:table-cell>
          <table:table-cell table:style-name="ce151" table:formula="of:=RIGHT(LEFT([.C176];4))" office:value-type="string" office:string-value="F">
            <text:p>F</text:p>
          </table:table-cell>
          <table:table-cell table:style-name="ce154" table:formula="of:=[.K176]&amp;[.H176]" office:value-type="string" office:string-value="FAP">
            <text:p>FAP</text:p>
          </table:table-cell>
          <table:table-cell table:style-name="ce151" table:formula="of:=[.L176]&amp;[.I176]" office:value-type="string" office:string-value="FAP">
            <text:p>FAP</text:p>
          </table:table-cell>
          <table:table-cell table:style-name="ce154" table:formula="of:=[.K176]&amp;[.J176]&amp;[.H176]" office:value-type="string" office:string-value="F2015AP">
            <text:p>F2015AP</text:p>
          </table:table-cell>
          <table:table-cell table:style-name="ce151" table:formula="of:=[.K176]&amp;[.J176]&amp;[.I176]" office:value-type="string" office:string-value="F2015">
            <text:p>F2015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10F546131</text:p>
          </table:table-cell>
          <table:table-cell table:style-name="ce55" office:value-type="date" office:date-value="2011-04-07">
            <text:p>07/04/11</text:p>
          </table:table-cell>
          <table:table-cell table:style-name="ce82" office:value-type="float" office:value="1.54">
            <text:p>1,54</text:p>
          </table:table-cell>
          <table:table-cell table:style-name="ce111" office:value-type="float" office:value="-0.8">
            <text:p>-0,80</text:p>
          </table:table-cell>
          <table:table-cell table:style-name="ce82" office:value-type="float" office:value="-7">
            <text:p>-7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177])" office:value-type="float" office:value="2011">
            <text:p>2011</text:p>
          </table:table-cell>
          <table:table-cell table:style-name="ce151" table:formula="of:=RIGHT(LEFT([.C177];4))" office:value-type="string" office:string-value="F">
            <text:p>F</text:p>
          </table:table-cell>
          <table:table-cell table:style-name="ce154" table:formula="of:=[.K177]&amp;[.H177]" office:value-type="string" office:string-value="FAP">
            <text:p>FAP</text:p>
          </table:table-cell>
          <table:table-cell table:style-name="ce151" table:formula="of:=[.L177]&amp;[.I177]" office:value-type="string" office:string-value="FAP">
            <text:p>FAP</text:p>
          </table:table-cell>
          <table:table-cell table:style-name="ce154" table:formula="of:=[.K177]&amp;[.J177]&amp;[.H177]" office:value-type="string" office:string-value="F2011AP">
            <text:p>F2011AP</text:p>
          </table:table-cell>
          <table:table-cell table:style-name="ce151" table:formula="of:=[.K177]&amp;[.J177]&amp;[.I177]" office:value-type="string" office:string-value="F2011">
            <text:p>F2011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8F068806</text:p>
          </table:table-cell>
          <table:table-cell table:style-name="ce55" office:value-type="date" office:date-value="2008-04-17">
            <text:p>17/04/08</text:p>
          </table:table-cell>
          <table:table-cell table:style-name="ce81" office:value-type="float" office:value="0.68">
            <text:p>0,68</text:p>
          </table:table-cell>
          <table:table-cell table:style-name="ce109" office:value-type="float" office:value="0.4">
            <text:p>0,40</text:p>
          </table:table-cell>
          <table:table-cell table:style-name="ce81" office:value-type="float" office:value="-1.6">
            <text:p>-1,6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78])" office:value-type="float" office:value="2008">
            <text:p>2008</text:p>
          </table:table-cell>
          <table:table-cell table:style-name="ce151" table:formula="of:=RIGHT(LEFT([.C178];4))" office:value-type="string" office:string-value="F">
            <text:p>F</text:p>
          </table:table-cell>
          <table:table-cell table:style-name="ce154" table:formula="of:=[.K178]&amp;[.H178]" office:value-type="string" office:string-value="FAP">
            <text:p>FAP</text:p>
          </table:table-cell>
          <table:table-cell table:style-name="ce151" table:formula="of:=[.L178]&amp;[.I178]" office:value-type="string" office:string-value="FAP">
            <text:p>FAP</text:p>
          </table:table-cell>
          <table:table-cell table:style-name="ce154" table:formula="of:=[.K178]&amp;[.J178]&amp;[.H178]" office:value-type="string" office:string-value="F2008AP">
            <text:p>F2008AP</text:p>
          </table:table-cell>
          <table:table-cell table:style-name="ce151" table:formula="of:=[.K178]&amp;[.J178]&amp;[.I178]" office:value-type="string" office:string-value="F2008">
            <text:p>F2008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17F112713</text:p>
          </table:table-cell>
          <table:table-cell table:style-name="ce55" office:value-type="date" office:date-value="2017-12-19">
            <text:p>19/12/17</text:p>
          </table:table-cell>
          <table:table-cell table:style-name="ce78" office:value-type="float" office:value="-0.32">
            <text:p>-0,32</text:p>
          </table:table-cell>
          <table:table-cell table:style-name="ce107" office:value-type="float" office:value="0.4">
            <text:p>0,40</text:p>
          </table:table-cell>
          <table:table-cell table:style-name="ce78" office:value-type="float" office:value="-1.2">
            <text:p>-1,20</text:p>
          </table:table-cell>
          <table:table-cell table:style-name="ce78" office:value-type="string">
            <text:p>AP</text:p>
          </table:table-cell>
          <table:table-cell table:style-name="ce128"/>
          <table:table-cell table:style-name="ce146" table:formula="of:=YEAR([.D179])" office:value-type="float" office:value="2017">
            <text:p>2017</text:p>
          </table:table-cell>
          <table:table-cell table:style-name="ce151" table:formula="of:=RIGHT(LEFT([.C179];4))" office:value-type="string" office:string-value="F">
            <text:p>F</text:p>
          </table:table-cell>
          <table:table-cell table:style-name="ce154" table:formula="of:=[.K179]&amp;[.H179]" office:value-type="string" office:string-value="FAP">
            <text:p>FAP</text:p>
          </table:table-cell>
          <table:table-cell table:style-name="ce151" table:formula="of:=[.L179]&amp;[.I179]" office:value-type="string" office:string-value="FAP">
            <text:p>FAP</text:p>
          </table:table-cell>
          <table:table-cell table:style-name="ce154" table:formula="of:=[.K179]&amp;[.J179]&amp;[.H179]" office:value-type="string" office:string-value="F2017AP">
            <text:p>F2017AP</text:p>
          </table:table-cell>
          <table:table-cell table:style-name="ce151" table:formula="of:=[.K179]&amp;[.J179]&amp;[.I179]" office:value-type="string" office:string-value="F2017">
            <text:p>F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15F128045</text:p>
          </table:table-cell>
          <table:table-cell table:style-name="ce55" office:value-type="date" office:date-value="2015-06-16">
            <text:p>16/06/15</text:p>
          </table:table-cell>
          <table:table-cell table:style-name="ce78" office:value-type="float" office:value="-1.56">
            <text:p>-1,56</text:p>
          </table:table-cell>
          <table:table-cell table:style-name="ce107" office:value-type="float" office:value="-5.2">
            <text:p>-5,20</text:p>
          </table:table-cell>
          <table:table-cell table:style-name="ce78" office:value-type="float" office:value="-99.8">
            <text:p>-99,80</text:p>
          </table:table-cell>
          <table:table-cell table:style-name="ce78" office:value-type="string">
            <text:p>RP2</text:p>
          </table:table-cell>
          <table:table-cell table:style-name="ce140" office:value-type="string">
            <text:p>N</text:p>
          </table:table-cell>
          <table:table-cell table:style-name="ce146" table:formula="of:=YEAR([.D180])" office:value-type="float" office:value="2015">
            <text:p>2015</text:p>
          </table:table-cell>
          <table:table-cell table:style-name="ce151" table:formula="of:=RIGHT(LEFT([.C180];4))" office:value-type="string" office:string-value="F">
            <text:p>F</text:p>
          </table:table-cell>
          <table:table-cell table:style-name="ce154" table:formula="of:=[.K180]&amp;[.H180]" office:value-type="string" office:string-value="FRP2">
            <text:p>FRP2</text:p>
          </table:table-cell>
          <table:table-cell table:style-name="ce151" table:formula="of:=[.L180]&amp;[.I180]" office:value-type="string" office:string-value="FRP2N">
            <text:p>FRP2N</text:p>
          </table:table-cell>
          <table:table-cell table:style-name="ce154" table:formula="of:=[.K180]&amp;[.J180]&amp;[.H180]" office:value-type="string" office:string-value="F2015RP2">
            <text:p>F2015RP2</text:p>
          </table:table-cell>
          <table:table-cell table:style-name="ce151" table:formula="of:=[.K180]&amp;[.J180]&amp;[.I180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8F345807</text:p>
          </table:table-cell>
          <table:table-cell table:style-name="ce55" office:value-type="date" office:date-value="2008-07-21">
            <text:p>21/07/08</text:p>
          </table:table-cell>
          <table:table-cell table:style-name="ce81" office:value-type="float" office:value="0.12">
            <text:p>0,12</text:p>
          </table:table-cell>
          <table:table-cell table:style-name="ce109" office:value-type="float" office:value="-0.4">
            <text:p>-0,40</text:p>
          </table:table-cell>
          <table:table-cell table:style-name="ce81" office:value-type="float" office:value="-75.8">
            <text:p>-75,80</text:p>
          </table:table-cell>
          <table:table-cell table:style-name="ce128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46" table:formula="of:=YEAR([.D181])" office:value-type="float" office:value="2008">
            <text:p>2008</text:p>
          </table:table-cell>
          <table:table-cell table:style-name="ce151" table:formula="of:=RIGHT(LEFT([.C181];4))" office:value-type="string" office:string-value="F">
            <text:p>F</text:p>
          </table:table-cell>
          <table:table-cell table:style-name="ce154" table:formula="of:=[.K181]&amp;[.H181]" office:value-type="string" office:string-value="FRP1">
            <text:p>FRP1</text:p>
          </table:table-cell>
          <table:table-cell table:style-name="ce151" table:formula="of:=[.L181]&amp;[.I181]" office:value-type="string" office:string-value="FRP1N">
            <text:p>FRP1N</text:p>
          </table:table-cell>
          <table:table-cell table:style-name="ce154" table:formula="of:=[.K181]&amp;[.J181]&amp;[.H181]" office:value-type="string" office:string-value="F2008RP1">
            <text:p>F2008RP1</text:p>
          </table:table-cell>
          <table:table-cell table:style-name="ce151" table:formula="of:=[.K181]&amp;[.J181]&amp;[.I181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8F412801</text:p>
          </table:table-cell>
          <table:table-cell table:style-name="ce55" office:value-type="date" office:date-value="2008-08-11">
            <text:p>11/08/08</text:p>
          </table:table-cell>
          <table:table-cell table:style-name="ce82" office:value-type="float" office:value="-0.7">
            <text:p>-0,70</text:p>
          </table:table-cell>
          <table:table-cell table:style-name="ce111" office:value-type="float" office:value="-6.2">
            <text:p>-6,20</text:p>
          </table:table-cell>
          <table:table-cell table:style-name="ce82" office:value-type="float" office:value="-100">
            <text:p>-100,00</text:p>
          </table:table-cell>
          <table:table-cell table:style-name="ce78" office:value-type="string">
            <text:p>RP2</text:p>
          </table:table-cell>
          <table:table-cell table:style-name="ce140" office:value-type="string">
            <text:p>N</text:p>
          </table:table-cell>
          <table:table-cell table:style-name="ce146" table:formula="of:=YEAR([.D182])" office:value-type="float" office:value="2008">
            <text:p>2008</text:p>
          </table:table-cell>
          <table:table-cell table:style-name="ce151" table:formula="of:=RIGHT(LEFT([.C182];4))" office:value-type="string" office:string-value="F">
            <text:p>F</text:p>
          </table:table-cell>
          <table:table-cell table:style-name="ce154" table:formula="of:=[.K182]&amp;[.H182]" office:value-type="string" office:string-value="FRP2">
            <text:p>FRP2</text:p>
          </table:table-cell>
          <table:table-cell table:style-name="ce151" table:formula="of:=[.L182]&amp;[.I182]" office:value-type="string" office:string-value="FRP2N">
            <text:p>FRP2N</text:p>
          </table:table-cell>
          <table:table-cell table:style-name="ce154" table:formula="of:=[.K182]&amp;[.J182]&amp;[.H182]" office:value-type="string" office:string-value="F2008RP2">
            <text:p>F2008RP2</text:p>
          </table:table-cell>
          <table:table-cell table:style-name="ce151" table:formula="of:=[.K182]&amp;[.J182]&amp;[.I182]" office:value-type="string" office:string-value="F2008N">
            <text:p>F2008N</text:p>
          </table:table-cell>
          <table:table-cell table:style-name="ce160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2">
            <text:p>12/03/18</text:p>
          </table:table-cell>
          <table:table-cell table:style-name="ce40" office:value-type="string">
            <text:p>A13F140425</text:p>
          </table:table-cell>
          <table:table-cell table:style-name="ce55" office:value-type="date" office:date-value="2013-10-09">
            <text:p>09/10/13</text:p>
          </table:table-cell>
          <table:table-cell table:style-name="ce93" office:value-type="float" office:value="3.54">
            <text:p>3,54</text:p>
          </table:table-cell>
          <table:table-cell table:style-name="ce115" office:value-type="float" office:value="3.8">
            <text:p>3,80</text:p>
          </table:table-cell>
          <table:table-cell table:style-name="ce81" office:value-type="float" office:value="1.8">
            <text:p>1,8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183])" office:value-type="float" office:value="2013">
            <text:p>2013</text:p>
          </table:table-cell>
          <table:table-cell table:style-name="ce151" table:formula="of:=RIGHT(LEFT([.C183];4))" office:value-type="string" office:string-value="F">
            <text:p>F</text:p>
          </table:table-cell>
          <table:table-cell table:style-name="ce154" table:formula="of:=[.K183]&amp;[.H183]" office:value-type="string" office:string-value="FAP">
            <text:p>FAP</text:p>
          </table:table-cell>
          <table:table-cell table:style-name="ce151" table:formula="of:=[.L183]&amp;[.I183]" office:value-type="string" office:string-value="FAP">
            <text:p>FAP</text:p>
          </table:table-cell>
          <table:table-cell table:style-name="ce154" table:formula="of:=[.K183]&amp;[.J183]&amp;[.H183]" office:value-type="string" office:string-value="F2013AP">
            <text:p>F2013AP</text:p>
          </table:table-cell>
          <table:table-cell table:style-name="ce151" table:formula="of:=[.K183]&amp;[.J183]&amp;[.I183]" office:value-type="string" office:string-value="F2013">
            <text:p>F2013</text:p>
          </table:table-cell>
          <table:table-cell table:style-name="ce160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10F134735</text:p>
          </table:table-cell>
          <table:table-cell table:style-name="ce55" office:value-type="date" office:date-value="2010-11-19">
            <text:p>19/11/10</text:p>
          </table:table-cell>
          <table:table-cell table:style-name="ce78" office:value-type="float" office:value="-1.2">
            <text:p>-1,20</text:p>
          </table:table-cell>
          <table:table-cell table:style-name="ce107" office:value-type="float" office:value="-1.4">
            <text:p>-1,40</text:p>
          </table:table-cell>
          <table:table-cell table:style-name="ce78" office:value-type="float" office:value="-33.8">
            <text:p>-33,8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184])" office:value-type="float" office:value="2010">
            <text:p>2010</text:p>
          </table:table-cell>
          <table:table-cell table:style-name="ce151" table:formula="of:=RIGHT(LEFT([.C184];4))" office:value-type="string" office:string-value="F">
            <text:p>F</text:p>
          </table:table-cell>
          <table:table-cell table:style-name="ce154" table:formula="of:=[.K184]&amp;[.H184]" office:value-type="string" office:string-value="FRP1">
            <text:p>FRP1</text:p>
          </table:table-cell>
          <table:table-cell table:style-name="ce151" table:formula="of:=[.L184]&amp;[.I184]" office:value-type="string" office:string-value="FRP1N">
            <text:p>FRP1N</text:p>
          </table:table-cell>
          <table:table-cell table:style-name="ce154" table:formula="of:=[.K184]&amp;[.J184]&amp;[.H184]" office:value-type="string" office:string-value="F2010RP1">
            <text:p>F2010RP1</text:p>
          </table:table-cell>
          <table:table-cell table:style-name="ce151" table:formula="of:=[.K184]&amp;[.J184]&amp;[.I184]" office:value-type="string" office:string-value="F2010N">
            <text:p>F2010N</text:p>
          </table:table-cell>
          <table:table-cell table:style-name="ce160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7S041780</text:p>
          </table:table-cell>
          <table:table-cell table:style-name="ce55" office:value-type="date" office:date-value="2013-07-06">
            <text:p>06/07/13</text:p>
          </table:table-cell>
          <table:table-cell table:style-name="ce78" office:value-type="float" office:value="-5.1">
            <text:p>-5,10</text:p>
          </table:table-cell>
          <table:table-cell table:style-name="ce107" office:value-type="float" office:value="-4.4">
            <text:p>-4,40</text:p>
          </table:table-cell>
          <table:table-cell table:style-name="ce78" office:value-type="float" office:value="-35.6">
            <text:p>-35,60</text:p>
          </table:table-cell>
          <table:table-cell table:style-name="ce78" office:value-type="string">
            <text:p>RP2</text:p>
          </table:table-cell>
          <table:table-cell table:style-name="ce78" office:value-type="string">
            <text:p>N</text:p>
          </table:table-cell>
          <table:table-cell table:style-name="ce146" table:formula="of:=YEAR([.D185])" office:value-type="float" office:value="2013">
            <text:p>2013</text:p>
          </table:table-cell>
          <table:table-cell table:style-name="ce151" table:formula="of:=RIGHT(LEFT([.C185];4))" office:value-type="string" office:string-value="S">
            <text:p>S</text:p>
          </table:table-cell>
          <table:table-cell table:style-name="ce154" table:formula="of:=[.K185]&amp;[.H185]" office:value-type="string" office:string-value="SRP2">
            <text:p>SRP2</text:p>
          </table:table-cell>
          <table:table-cell table:style-name="ce151" table:formula="of:=[.L185]&amp;[.I185]" office:value-type="string" office:string-value="SRP2N">
            <text:p>SRP2N</text:p>
          </table:table-cell>
          <table:table-cell table:style-name="ce154" table:formula="of:=[.K185]&amp;[.J185]&amp;[.H185]" office:value-type="string" office:string-value="S2013RP2">
            <text:p>S2013RP2</text:p>
          </table:table-cell>
          <table:table-cell table:style-name="ce151" table:formula="of:=[.K185]&amp;[.J185]&amp;[.I185]" office:value-type="string" office:string-value="S2013N">
            <text:p>S2013N</text:p>
          </table:table-cell>
          <table:table-cell table:style-name="ce160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9F320714</text:p>
          </table:table-cell>
          <table:table-cell table:style-name="ce55" office:value-type="date" office:date-value="2010-01-18">
            <text:p>18/01/10</text:p>
          </table:table-cell>
          <table:table-cell table:style-name="ce81" office:value-type="float" office:value="1.86">
            <text:p>1,86</text:p>
          </table:table-cell>
          <table:table-cell table:style-name="ce109" office:value-type="float" office:value="0.6">
            <text:p>0,60</text:p>
          </table:table-cell>
          <table:table-cell table:style-name="ce81" office:value-type="float" office:value="-4.2">
            <text:p>-4,2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186])" office:value-type="float" office:value="2010">
            <text:p>2010</text:p>
          </table:table-cell>
          <table:table-cell table:style-name="ce151" table:formula="of:=RIGHT(LEFT([.C186];4))" office:value-type="string" office:string-value="F">
            <text:p>F</text:p>
          </table:table-cell>
          <table:table-cell table:style-name="ce154" table:formula="of:=[.K186]&amp;[.H186]" office:value-type="string" office:string-value="FAP">
            <text:p>FAP</text:p>
          </table:table-cell>
          <table:table-cell table:style-name="ce151" table:formula="of:=[.L186]&amp;[.I186]" office:value-type="string" office:string-value="FAP">
            <text:p>FAP</text:p>
          </table:table-cell>
          <table:table-cell table:style-name="ce154" table:formula="of:=[.K186]&amp;[.J186]&amp;[.H186]" office:value-type="string" office:string-value="F2010AP">
            <text:p>F2010AP</text:p>
          </table:table-cell>
          <table:table-cell table:style-name="ce151" table:formula="of:=[.K186]&amp;[.J186]&amp;[.I186]" office:value-type="string" office:string-value="F2010">
            <text:p>F2010</text:p>
          </table:table-cell>
          <table:table-cell table:style-name="ce160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3-12">
            <text:p>12/03/18</text:p>
          </table:table-cell>
          <table:table-cell table:style-name="ce35" office:value-type="string">
            <text:p>A08F218310</text:p>
          </table:table-cell>
          <table:table-cell table:style-name="ce53" office:value-type="date" office:date-value="2014-02-21">
            <text:p>21/02/14</text:p>
          </table:table-cell>
          <table:table-cell table:style-name="ce82" office:value-type="float" office:value="-3.22">
            <text:p>-3,22</text:p>
          </table:table-cell>
          <table:table-cell table:style-name="ce111" office:value-type="float" office:value="-1.6">
            <text:p>-1,60</text:p>
          </table:table-cell>
          <table:table-cell table:style-name="ce82" office:value-type="float" office:value="-9.6">
            <text:p>-9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187])" office:value-type="float" office:value="2014">
            <text:p>2014</text:p>
          </table:table-cell>
          <table:table-cell table:style-name="ce151" table:formula="of:=RIGHT(LEFT([.C187];4))" office:value-type="string" office:string-value="F">
            <text:p>F</text:p>
          </table:table-cell>
          <table:table-cell table:style-name="ce154" table:formula="of:=[.K187]&amp;[.H187]" office:value-type="string" office:string-value="FAP">
            <text:p>FAP</text:p>
          </table:table-cell>
          <table:table-cell table:style-name="ce151" table:formula="of:=[.L187]&amp;[.I187]" office:value-type="string" office:string-value="FAP">
            <text:p>FAP</text:p>
          </table:table-cell>
          <table:table-cell table:style-name="ce154" table:formula="of:=[.K187]&amp;[.J187]&amp;[.H187]" office:value-type="string" office:string-value="F2014AP">
            <text:p>F2014AP</text:p>
          </table:table-cell>
          <table:table-cell table:style-name="ce151" table:formula="of:=[.K187]&amp;[.J187]&amp;[.I187]" office:value-type="string" office:string-value="F2014">
            <text:p>F2014</text:p>
          </table:table-cell>
          <table:table-cell table:style-name="ce167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4S426098</text:p>
          </table:table-cell>
          <table:table-cell table:style-name="ce55" office:value-type="date" office:date-value="2011-08-05">
            <text:p>05/08/11</text:p>
          </table:table-cell>
          <table:table-cell table:style-name="ce93" office:value-type="float" office:value="-0.3">
            <text:p>-0,30</text:p>
          </table:table-cell>
          <table:table-cell table:style-name="ce115" office:value-type="float" office:value="1.2">
            <text:p>1,20</text:p>
          </table:table-cell>
          <table:table-cell table:style-name="ce81" office:value-type="float" office:value="-3.6">
            <text:p>-3,6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188])" office:value-type="float" office:value="2011">
            <text:p>2011</text:p>
          </table:table-cell>
          <table:table-cell table:style-name="ce151" table:formula="of:=RIGHT(LEFT([.C188];4))" office:value-type="string" office:string-value="S">
            <text:p>S</text:p>
          </table:table-cell>
          <table:table-cell table:style-name="ce154" table:formula="of:=[.K188]&amp;[.H188]" office:value-type="string" office:string-value="SAP">
            <text:p>SAP</text:p>
          </table:table-cell>
          <table:table-cell table:style-name="ce151" table:formula="of:=[.L188]&amp;[.I188]" office:value-type="string" office:string-value="SAP">
            <text:p>SAP</text:p>
          </table:table-cell>
          <table:table-cell table:style-name="ce154" table:formula="of:=[.K188]&amp;[.J188]&amp;[.H188]" office:value-type="string" office:string-value="S2011AP">
            <text:p>S2011AP</text:p>
          </table:table-cell>
          <table:table-cell table:style-name="ce151" table:formula="of:=[.K188]&amp;[.J188]&amp;[.I188]" office:value-type="string" office:string-value="S2011">
            <text:p>S2011</text:p>
          </table:table-cell>
          <table:table-cell table:style-name="ce160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8F412837</text:p>
          </table:table-cell>
          <table:table-cell table:style-name="ce55" office:value-type="date" office:date-value="2008-08-07">
            <text:p>07/08/08</text:p>
          </table:table-cell>
          <table:table-cell table:style-name="ce93" office:value-type="float" office:value="-0.72">
            <text:p>-0,72</text:p>
          </table:table-cell>
          <table:table-cell table:style-name="ce115" office:value-type="float" office:value="-0.6">
            <text:p>-0,60</text:p>
          </table:table-cell>
          <table:table-cell table:style-name="ce81" office:value-type="float" office:value="-19.8">
            <text:p>-19,80</text:p>
          </table:table-cell>
          <table:table-cell table:style-name="ce128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46" table:formula="of:=YEAR([.D189])" office:value-type="float" office:value="2008">
            <text:p>2008</text:p>
          </table:table-cell>
          <table:table-cell table:style-name="ce151" table:formula="of:=RIGHT(LEFT([.C189];4))" office:value-type="string" office:string-value="F">
            <text:p>F</text:p>
          </table:table-cell>
          <table:table-cell table:style-name="ce154" table:formula="of:=[.K189]&amp;[.H189]" office:value-type="string" office:string-value="FRP1">
            <text:p>FRP1</text:p>
          </table:table-cell>
          <table:table-cell table:style-name="ce151" table:formula="of:=[.L189]&amp;[.I189]" office:value-type="string" office:string-value="FRP1N">
            <text:p>FRP1N</text:p>
          </table:table-cell>
          <table:table-cell table:style-name="ce154" table:formula="of:=[.K189]&amp;[.J189]&amp;[.H189]" office:value-type="string" office:string-value="F2008RP1">
            <text:p>F2008RP1</text:p>
          </table:table-cell>
          <table:table-cell table:style-name="ce151" table:formula="of:=[.K189]&amp;[.J189]&amp;[.I189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7" office:value-type="string">
            <text:p>UN-MTO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9F164349</text:p>
          </table:table-cell>
          <table:table-cell table:style-name="ce55" office:value-type="date" office:date-value="2009-07-21">
            <text:p>21/07/09</text:p>
          </table:table-cell>
          <table:table-cell table:style-name="ce78" office:value-type="float" office:value="-2.12">
            <text:p>-2,12</text:p>
          </table:table-cell>
          <table:table-cell table:style-name="ce107" office:value-type="float" office:value="-4">
            <text:p>-4,00</text:p>
          </table:table-cell>
          <table:table-cell table:style-name="ce81" office:value-type="float" office:value="-99.6">
            <text:p>-99,60</text:p>
          </table:table-cell>
          <table:table-cell table:style-name="ce128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46" table:formula="of:=YEAR([.D190])" office:value-type="float" office:value="2009">
            <text:p>2009</text:p>
          </table:table-cell>
          <table:table-cell table:style-name="ce151" table:formula="of:=RIGHT(LEFT([.C190];4))" office:value-type="string" office:string-value="F">
            <text:p>F</text:p>
          </table:table-cell>
          <table:table-cell table:style-name="ce154" table:formula="of:=[.K190]&amp;[.H190]" office:value-type="string" office:string-value="FRP1">
            <text:p>FRP1</text:p>
          </table:table-cell>
          <table:table-cell table:style-name="ce151" table:formula="of:=[.L190]&amp;[.I190]" office:value-type="string" office:string-value="FRP1N">
            <text:p>FRP1N</text:p>
          </table:table-cell>
          <table:table-cell table:style-name="ce154" table:formula="of:=[.K190]&amp;[.J190]&amp;[.H190]" office:value-type="string" office:string-value="F2009RP1">
            <text:p>F2009RP1</text:p>
          </table:table-cell>
          <table:table-cell table:style-name="ce151" table:formula="of:=[.K190]&amp;[.J190]&amp;[.I190]" office:value-type="string" office:string-value="F2009N">
            <text:p>F2009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10F040263</text:p>
          </table:table-cell>
          <table:table-cell table:style-name="ce55" office:value-type="date" office:date-value="2010-04-23">
            <text:p>23/04/10</text:p>
          </table:table-cell>
          <table:table-cell table:style-name="ce78" office:value-type="float" office:value="-1.76">
            <text:p>-1,76</text:p>
          </table:table-cell>
          <table:table-cell table:style-name="ce107" office:value-type="float" office:value="-3.6">
            <text:p>-3,60</text:p>
          </table:table-cell>
          <table:table-cell table:style-name="ce81" office:value-type="float" office:value="-29.6">
            <text:p>-29,6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91])" office:value-type="float" office:value="2010">
            <text:p>2010</text:p>
          </table:table-cell>
          <table:table-cell table:style-name="ce151" table:formula="of:=RIGHT(LEFT([.C191];4))" office:value-type="string" office:string-value="F">
            <text:p>F</text:p>
          </table:table-cell>
          <table:table-cell table:style-name="ce154" table:formula="of:=[.K191]&amp;[.H191]" office:value-type="string" office:string-value="FRP1">
            <text:p>FRP1</text:p>
          </table:table-cell>
          <table:table-cell table:style-name="ce151" table:formula="of:=[.L191]&amp;[.I191]" office:value-type="string" office:string-value="FRP1N">
            <text:p>FRP1N</text:p>
          </table:table-cell>
          <table:table-cell table:style-name="ce154" table:formula="of:=[.K191]&amp;[.J191]&amp;[.H191]" office:value-type="string" office:string-value="F2010RP1">
            <text:p>F2010RP1</text:p>
          </table:table-cell>
          <table:table-cell table:style-name="ce151" table:formula="of:=[.K191]&amp;[.J191]&amp;[.I191]" office:value-type="string" office:string-value="F2010N">
            <text:p>F2010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8F239362</text:p>
          </table:table-cell>
          <table:table-cell table:style-name="ce55" office:value-type="date" office:date-value="2012-10-09">
            <text:p>09/10/12</text:p>
          </table:table-cell>
          <table:table-cell table:style-name="ce78" office:value-type="float" office:value="-2.68">
            <text:p>-2,68</text:p>
          </table:table-cell>
          <table:table-cell table:style-name="ce107" office:value-type="float" office:value="-1.6">
            <text:p>-1,60</text:p>
          </table:table-cell>
          <table:table-cell table:style-name="ce81" office:value-type="float" office:value="-5.8">
            <text:p>-5,8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192])" office:value-type="float" office:value="2012">
            <text:p>2012</text:p>
          </table:table-cell>
          <table:table-cell table:style-name="ce151" table:formula="of:=RIGHT(LEFT([.C192];4))" office:value-type="string" office:string-value="F">
            <text:p>F</text:p>
          </table:table-cell>
          <table:table-cell table:style-name="ce154" table:formula="of:=[.K192]&amp;[.H192]" office:value-type="string" office:string-value="FAP">
            <text:p>FAP</text:p>
          </table:table-cell>
          <table:table-cell table:style-name="ce151" table:formula="of:=[.L192]&amp;[.I192]" office:value-type="string" office:string-value="FAP">
            <text:p>FAP</text:p>
          </table:table-cell>
          <table:table-cell table:style-name="ce154" table:formula="of:=[.K192]&amp;[.J192]&amp;[.H192]" office:value-type="string" office:string-value="F2012AP">
            <text:p>F2012AP</text:p>
          </table:table-cell>
          <table:table-cell table:style-name="ce151" table:formula="of:=[.K192]&amp;[.J192]&amp;[.I192]" office:value-type="string" office:string-value="F2012">
            <text:p>F2012</text:p>
          </table:table-cell>
          <table:table-cell table:style-name="ce165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5F112371</text:p>
          </table:table-cell>
          <table:table-cell table:style-name="ce55" office:value-type="date" office:date-value="2008-07-26">
            <text:p>26/07/08</text:p>
          </table:table-cell>
          <table:table-cell table:style-name="ce85" office:value-type="float" office:value="-1.5">
            <text:p>-1,50</text:p>
          </table:table-cell>
          <table:table-cell table:style-name="ce104" office:value-type="float" office:value="-1.4">
            <text:p>-1,40</text:p>
          </table:table-cell>
          <table:table-cell table:style-name="ce85" office:value-type="float" office:value="-20.4">
            <text:p>-20,4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93])" office:value-type="float" office:value="2008">
            <text:p>2008</text:p>
          </table:table-cell>
          <table:table-cell table:style-name="ce151" table:formula="of:=RIGHT(LEFT([.C193];4))" office:value-type="string" office:string-value="F">
            <text:p>F</text:p>
          </table:table-cell>
          <table:table-cell table:style-name="ce154" table:formula="of:=[.K193]&amp;[.H193]" office:value-type="string" office:string-value="FRP1">
            <text:p>FRP1</text:p>
          </table:table-cell>
          <table:table-cell table:style-name="ce151" table:formula="of:=[.L193]&amp;[.I193]" office:value-type="string" office:string-value="FRP1N">
            <text:p>FRP1N</text:p>
          </table:table-cell>
          <table:table-cell table:style-name="ce154" table:formula="of:=[.K193]&amp;[.J193]&amp;[.H193]" office:value-type="string" office:string-value="F2008RP1">
            <text:p>F2008RP1</text:p>
          </table:table-cell>
          <table:table-cell table:style-name="ce151" table:formula="of:=[.K193]&amp;[.J193]&amp;[.I193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10F554503</text:p>
          </table:table-cell>
          <table:table-cell table:style-name="ce55" office:value-type="date" office:date-value="2011-04-11">
            <text:p>11/04/11</text:p>
          </table:table-cell>
          <table:table-cell table:style-name="ce93" office:value-type="float" office:value="-0.5">
            <text:p>-0,50</text:p>
          </table:table-cell>
          <table:table-cell table:style-name="ce115" office:value-type="float" office:value="-1.2">
            <text:p>-1,20</text:p>
          </table:table-cell>
          <table:table-cell table:style-name="ce81" office:value-type="float" office:value="-6.6">
            <text:p>-6,6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194])" office:value-type="float" office:value="2011">
            <text:p>2011</text:p>
          </table:table-cell>
          <table:table-cell table:style-name="ce151" table:formula="of:=RIGHT(LEFT([.C194];4))" office:value-type="string" office:string-value="F">
            <text:p>F</text:p>
          </table:table-cell>
          <table:table-cell table:style-name="ce154" table:formula="of:=[.K194]&amp;[.H194]" office:value-type="string" office:string-value="FAP">
            <text:p>FAP</text:p>
          </table:table-cell>
          <table:table-cell table:style-name="ce151" table:formula="of:=[.L194]&amp;[.I194]" office:value-type="string" office:string-value="FAP">
            <text:p>FAP</text:p>
          </table:table-cell>
          <table:table-cell table:style-name="ce154" table:formula="of:=[.K194]&amp;[.J194]&amp;[.H194]" office:value-type="string" office:string-value="F2011AP">
            <text:p>F2011AP</text:p>
          </table:table-cell>
          <table:table-cell table:style-name="ce151" table:formula="of:=[.K194]&amp;[.J194]&amp;[.I194]" office:value-type="string" office:string-value="F2011">
            <text:p>F2011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2">
            <text:p>12/03/18</text:p>
          </table:table-cell>
          <table:table-cell table:style-name="ce40" office:value-type="string">
            <text:p>A04S405892</text:p>
          </table:table-cell>
          <table:table-cell table:style-name="ce55" office:value-type="date" office:date-value="2012-10-10">
            <text:p>10/10/12</text:p>
          </table:table-cell>
          <table:table-cell table:style-name="ce78" office:value-type="float" office:value="-0.98">
            <text:p>-0,98</text:p>
          </table:table-cell>
          <table:table-cell table:style-name="ce107" office:value-type="float" office:value="-3">
            <text:p>-3,00</text:p>
          </table:table-cell>
          <table:table-cell table:style-name="ce81" office:value-type="float" office:value="-22.2">
            <text:p>-22,20</text:p>
          </table:table-cell>
          <table:table-cell table:style-name="ce81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95])" office:value-type="float" office:value="2012">
            <text:p>2012</text:p>
          </table:table-cell>
          <table:table-cell table:style-name="ce151" table:formula="of:=RIGHT(LEFT([.C195];4))" office:value-type="string" office:string-value="S">
            <text:p>S</text:p>
          </table:table-cell>
          <table:table-cell table:style-name="ce154" table:formula="of:=[.K195]&amp;[.H195]" office:value-type="string" office:string-value="SRP1">
            <text:p>SRP1</text:p>
          </table:table-cell>
          <table:table-cell table:style-name="ce151" table:formula="of:=[.L195]&amp;[.I195]" office:value-type="string" office:string-value="SRP1N">
            <text:p>SRP1N</text:p>
          </table:table-cell>
          <table:table-cell table:style-name="ce154" table:formula="of:=[.K195]&amp;[.J195]&amp;[.H195]" office:value-type="string" office:string-value="S2012RP1">
            <text:p>S2012RP1</text:p>
          </table:table-cell>
          <table:table-cell table:style-name="ce151" table:formula="of:=[.K195]&amp;[.J195]&amp;[.I195]" office:value-type="string" office:string-value="S2012N">
            <text:p>S2012N</text:p>
          </table:table-cell>
          <table:table-cell table:style-name="ce156"/>
          <table:table-cell/>
        </table:table-row>
        <table:table-row table:style-name="ro4">
          <table:table-cell table:style-name="ce7" office:value-type="string">
            <text:p>UN-BME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4S220254</text:p>
          </table:table-cell>
          <table:table-cell table:style-name="ce55" office:value-type="date" office:date-value="2011-02-16">
            <text:p>16/02/11</text:p>
          </table:table-cell>
          <table:table-cell table:style-name="ce78" office:value-type="float" office:value="-1.78">
            <text:p>-1,78</text:p>
          </table:table-cell>
          <table:table-cell table:style-name="ce107" office:value-type="float" office:value="-1.6">
            <text:p>-1,60</text:p>
          </table:table-cell>
          <table:table-cell table:style-name="ce81" office:value-type="float" office:value="-4">
            <text:p>-4,0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196])" office:value-type="float" office:value="2011">
            <text:p>2011</text:p>
          </table:table-cell>
          <table:table-cell table:style-name="ce151" table:formula="of:=RIGHT(LEFT([.C196];4))" office:value-type="string" office:string-value="S">
            <text:p>S</text:p>
          </table:table-cell>
          <table:table-cell table:style-name="ce154" table:formula="of:=[.K196]&amp;[.H196]" office:value-type="string" office:string-value="SAP">
            <text:p>SAP</text:p>
          </table:table-cell>
          <table:table-cell table:style-name="ce151" table:formula="of:=[.L196]&amp;[.I196]" office:value-type="string" office:string-value="SAP">
            <text:p>SAP</text:p>
          </table:table-cell>
          <table:table-cell table:style-name="ce154" table:formula="of:=[.K196]&amp;[.J196]&amp;[.H196]" office:value-type="string" office:string-value="S2011AP">
            <text:p>S2011AP</text:p>
          </table:table-cell>
          <table:table-cell table:style-name="ce151" table:formula="of:=[.K196]&amp;[.J196]&amp;[.I196]" office:value-type="string" office:string-value="S2011">
            <text:p>S2011</text:p>
          </table:table-cell>
          <table:table-cell table:style-name="ce156"/>
          <table:table-cell/>
        </table:table-row>
        <table:table-row table:style-name="ro4">
          <table:table-cell table:style-name="ce7" office:value-type="string">
            <text:p>UN-BME </text:p>
          </table:table-cell>
          <table:table-cell table:style-name="ce22" office:value-type="date" office:date-value="2018-03-12">
            <text:p>12/03/18</text:p>
          </table:table-cell>
          <table:table-cell table:style-name="ce34" office:value-type="string">
            <text:p>A07F225388</text:p>
          </table:table-cell>
          <table:table-cell table:style-name="ce55" office:value-type="date" office:date-value="2007-09-24">
            <text:p>24/09/07</text:p>
          </table:table-cell>
          <table:table-cell table:style-name="ce78" office:value-type="float" office:value="8.5">
            <text:p>8,50</text:p>
          </table:table-cell>
          <table:table-cell table:style-name="ce107" office:value-type="float" office:value="1">
            <text:p>1,00</text:p>
          </table:table-cell>
          <table:table-cell table:style-name="ce81" office:value-type="float" office:value="-99.6">
            <text:p>-99,60</text:p>
          </table:table-cell>
          <table:table-cell table:style-name="ce78" office:value-type="string">
            <text:p>RP2</text:p>
          </table:table-cell>
          <table:table-cell table:style-name="ce81" office:value-type="string">
            <text:p>P</text:p>
          </table:table-cell>
          <table:table-cell table:style-name="ce146" table:formula="of:=YEAR([.D197])" office:value-type="float" office:value="2007">
            <text:p>2007</text:p>
          </table:table-cell>
          <table:table-cell table:style-name="ce151" table:formula="of:=RIGHT(LEFT([.C197];4))" office:value-type="string" office:string-value="F">
            <text:p>F</text:p>
          </table:table-cell>
          <table:table-cell table:style-name="ce154" table:formula="of:=[.K197]&amp;[.H197]" office:value-type="string" office:string-value="FRP2">
            <text:p>FRP2</text:p>
          </table:table-cell>
          <table:table-cell table:style-name="ce151" table:formula="of:=[.L197]&amp;[.I197]" office:value-type="string" office:string-value="FRP2P">
            <text:p>FRP2P</text:p>
          </table:table-cell>
          <table:table-cell table:style-name="ce154" table:formula="of:=[.K197]&amp;[.J197]&amp;[.H197]" office:value-type="string" office:string-value="F2007RP2">
            <text:p>F2007RP2</text:p>
          </table:table-cell>
          <table:table-cell table:style-name="ce151" table:formula="of:=[.K197]&amp;[.J197]&amp;[.I197]" office:value-type="string" office:string-value="F2007P">
            <text:p>F2007P</text:p>
          </table:table-cell>
          <table:table-cell table:style-name="ce156"/>
          <table:table-cell/>
        </table:table-row>
        <table:table-row table:style-name="ro4">
          <table:table-cell table:style-name="ce10" office:value-type="string">
            <text:p>UN-MTL </text:p>
          </table:table-cell>
          <table:table-cell table:style-name="ce24" office:value-type="date" office:date-value="2018-03-13">
            <text:p>13/03/18</text:p>
          </table:table-cell>
          <table:table-cell table:style-name="ce41" office:value-type="string">
            <text:p>F16S003074</text:p>
          </table:table-cell>
          <table:table-cell table:style-name="ce56" office:value-type="date" office:date-value="2017-12-19">
            <text:p>19/12/17</text:p>
          </table:table-cell>
          <table:table-cell table:style-name="ce92" office:value-type="float" office:value="0.24">
            <text:p>0,24</text:p>
          </table:table-cell>
          <table:table-cell table:style-name="ce94" office:value-type="float" office:value="1.2">
            <text:p>1,20</text:p>
          </table:table-cell>
          <table:table-cell table:style-name="ce86" office:value-type="float" office:value="3">
            <text:p>3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46" table:formula="of:=YEAR([.D198])" office:value-type="float" office:value="2017">
            <text:p>2017</text:p>
          </table:table-cell>
          <table:table-cell table:style-name="ce151" table:formula="of:=RIGHT(LEFT([.C198];4))" office:value-type="string" office:string-value="S">
            <text:p>S</text:p>
          </table:table-cell>
          <table:table-cell table:style-name="ce154" table:formula="of:=[.K198]&amp;[.H198]" office:value-type="string" office:string-value="SAP">
            <text:p>SAP</text:p>
          </table:table-cell>
          <table:table-cell table:style-name="ce151" table:formula="of:=[.L198]&amp;[.I198]" office:value-type="string" office:string-value="SAP">
            <text:p>SAP</text:p>
          </table:table-cell>
          <table:table-cell table:style-name="ce154" table:formula="of:=[.K198]&amp;[.J198]&amp;[.H198]" office:value-type="string" office:string-value="S2017AP">
            <text:p>S2017AP</text:p>
          </table:table-cell>
          <table:table-cell table:style-name="ce151" table:formula="of:=[.K198]&amp;[.J198]&amp;[.I198]" office:value-type="string" office:string-value="S2017">
            <text:p>S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3">
            <text:p>13/03/18</text:p>
          </table:table-cell>
          <table:table-cell table:style-name="ce34" office:value-type="string">
            <text:p>A14F283597</text:p>
          </table:table-cell>
          <table:table-cell table:style-name="ce52" office:value-type="date" office:date-value="2014-08-19">
            <text:p>19/08/14</text:p>
          </table:table-cell>
          <table:table-cell table:style-name="ce78" office:value-type="float" office:value="-2.22">
            <text:p>-2,22</text:p>
          </table:table-cell>
          <table:table-cell table:style-name="ce107" office:value-type="float" office:value="-3">
            <text:p>-3,00</text:p>
          </table:table-cell>
          <table:table-cell table:style-name="ce81" office:value-type="float" office:value="-99">
            <text:p>-99,00</text:p>
          </table:table-cell>
          <table:table-cell table:style-name="ce81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199])" office:value-type="float" office:value="2014">
            <text:p>2014</text:p>
          </table:table-cell>
          <table:table-cell table:style-name="ce151" table:formula="of:=RIGHT(LEFT([.C199];4))" office:value-type="string" office:string-value="F">
            <text:p>F</text:p>
          </table:table-cell>
          <table:table-cell table:style-name="ce154" table:formula="of:=[.K199]&amp;[.H199]" office:value-type="string" office:string-value="FRP1">
            <text:p>FRP1</text:p>
          </table:table-cell>
          <table:table-cell table:style-name="ce151" table:formula="of:=[.L199]&amp;[.I199]" office:value-type="string" office:string-value="FRP1N">
            <text:p>FRP1N</text:p>
          </table:table-cell>
          <table:table-cell table:style-name="ce154" table:formula="of:=[.K199]&amp;[.J199]&amp;[.H199]" office:value-type="string" office:string-value="F2014RP1">
            <text:p>F2014RP1</text:p>
          </table:table-cell>
          <table:table-cell table:style-name="ce151" table:formula="of:=[.K199]&amp;[.J199]&amp;[.I199]" office:value-type="string" office:string-value="F2014N">
            <text:p>F2014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3">
            <text:p>13/03/18</text:p>
          </table:table-cell>
          <table:table-cell table:style-name="ce34" office:value-type="string">
            <text:p>A15F106800</text:p>
          </table:table-cell>
          <table:table-cell table:style-name="ce52" office:value-type="date" office:date-value="2015-04-08">
            <text:p>08/04/15</text:p>
          </table:table-cell>
          <table:table-cell table:style-name="ce78" office:value-type="float" office:value="-0.26">
            <text:p>-0,26</text:p>
          </table:table-cell>
          <table:table-cell table:style-name="ce107" office:value-type="float" office:value="-1.2">
            <text:p>-1,20</text:p>
          </table:table-cell>
          <table:table-cell table:style-name="ce81" office:value-type="float" office:value="-29">
            <text:p>-29,00</text:p>
          </table:table-cell>
          <table:table-cell table:style-name="ce78" office:value-type="string">
            <text:p>RP1</text:p>
          </table:table-cell>
          <table:table-cell table:style-name="ce81" office:value-type="string">
            <text:p>N</text:p>
          </table:table-cell>
          <table:table-cell table:style-name="ce146" table:formula="of:=YEAR([.D200])" office:value-type="float" office:value="2015">
            <text:p>2015</text:p>
          </table:table-cell>
          <table:table-cell table:style-name="ce151" table:formula="of:=RIGHT(LEFT([.C200];4))" office:value-type="string" office:string-value="F">
            <text:p>F</text:p>
          </table:table-cell>
          <table:table-cell table:style-name="ce154" table:formula="of:=[.K200]&amp;[.H200]" office:value-type="string" office:string-value="FRP1">
            <text:p>FRP1</text:p>
          </table:table-cell>
          <table:table-cell table:style-name="ce151" table:formula="of:=[.L200]&amp;[.I200]" office:value-type="string" office:string-value="FRP1N">
            <text:p>FRP1N</text:p>
          </table:table-cell>
          <table:table-cell table:style-name="ce154" table:formula="of:=[.K200]&amp;[.J200]&amp;[.H200]" office:value-type="string" office:string-value="F2015RP1">
            <text:p>F2015RP1</text:p>
          </table:table-cell>
          <table:table-cell table:style-name="ce151" table:formula="of:=[.K200]&amp;[.J200]&amp;[.I200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3">
            <text:p>13/03/18</text:p>
          </table:table-cell>
          <table:table-cell table:style-name="ce34" office:value-type="string">
            <text:p>A09F248743</text:p>
          </table:table-cell>
          <table:table-cell table:style-name="ce55" office:value-type="date" office:date-value="2009-12-14">
            <text:p>14/12/09</text:p>
          </table:table-cell>
          <table:table-cell table:style-name="ce78" office:value-type="float" office:value="-1.08">
            <text:p>-1,08</text:p>
          </table:table-cell>
          <table:table-cell table:style-name="ce107" office:value-type="float" office:value="-1.4">
            <text:p>-1,40</text:p>
          </table:table-cell>
          <table:table-cell table:style-name="ce78" office:value-type="float" office:value="-16.2">
            <text:p>-16,2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01])" office:value-type="float" office:value="2009">
            <text:p>2009</text:p>
          </table:table-cell>
          <table:table-cell table:style-name="ce151" table:formula="of:=RIGHT(LEFT([.C201];4))" office:value-type="string" office:string-value="F">
            <text:p>F</text:p>
          </table:table-cell>
          <table:table-cell table:style-name="ce154" table:formula="of:=[.K201]&amp;[.H201]" office:value-type="string" office:string-value="FRP1">
            <text:p>FRP1</text:p>
          </table:table-cell>
          <table:table-cell table:style-name="ce151" table:formula="of:=[.L201]&amp;[.I201]" office:value-type="string" office:string-value="FRP1N">
            <text:p>FRP1N</text:p>
          </table:table-cell>
          <table:table-cell table:style-name="ce154" table:formula="of:=[.K201]&amp;[.J201]&amp;[.H201]" office:value-type="string" office:string-value="F2009RP1">
            <text:p>F2009RP1</text:p>
          </table:table-cell>
          <table:table-cell table:style-name="ce151" table:formula="of:=[.K201]&amp;[.J201]&amp;[.I201]" office:value-type="string" office:string-value="F2009N">
            <text:p>F2009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3">
            <text:p>13/03/18</text:p>
          </table:table-cell>
          <table:table-cell table:style-name="ce35" office:value-type="string">
            <text:p>A14F406433</text:p>
          </table:table-cell>
          <table:table-cell table:style-name="ce53" office:value-type="date" office:date-value="2014-11-29">
            <text:p>29/11/14</text:p>
          </table:table-cell>
          <table:table-cell table:style-name="ce78" office:value-type="float" office:value="-0.42">
            <text:p>-0,42</text:p>
          </table:table-cell>
          <table:table-cell table:style-name="ce116" office:value-type="float" office:value="-1.4">
            <text:p>-1,40</text:p>
          </table:table-cell>
          <table:table-cell table:style-name="ce128" office:value-type="float" office:value="-9.4">
            <text:p>-9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02])" office:value-type="float" office:value="2014">
            <text:p>2014</text:p>
          </table:table-cell>
          <table:table-cell table:style-name="ce151" table:formula="of:=RIGHT(LEFT([.C202];4))" office:value-type="string" office:string-value="F">
            <text:p>F</text:p>
          </table:table-cell>
          <table:table-cell table:style-name="ce154" table:formula="of:=[.K202]&amp;[.H202]" office:value-type="string" office:string-value="FAP">
            <text:p>FAP</text:p>
          </table:table-cell>
          <table:table-cell table:style-name="ce151" table:formula="of:=[.L202]&amp;[.I202]" office:value-type="string" office:string-value="FAP">
            <text:p>FAP</text:p>
          </table:table-cell>
          <table:table-cell table:style-name="ce154" table:formula="of:=[.K202]&amp;[.J202]&amp;[.H202]" office:value-type="string" office:string-value="F2014AP">
            <text:p>F2014AP</text:p>
          </table:table-cell>
          <table:table-cell table:style-name="ce151" table:formula="of:=[.K202]&amp;[.J202]&amp;[.I202]" office:value-type="string" office:string-value="F2014">
            <text:p>F2014</text:p>
          </table:table-cell>
          <table:table-cell table:style-name="ce168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7N301259</text:p>
          </table:table-cell>
          <table:table-cell table:style-name="ce55" office:value-type="date" office:date-value="2018-01-29">
            <text:p>29/01/18</text:p>
          </table:table-cell>
          <table:table-cell table:style-name="ce78" office:value-type="float" office:value="1.56">
            <text:p>1,56</text:p>
          </table:table-cell>
          <table:table-cell table:style-name="ce116" office:value-type="float" office:value="0.2">
            <text:p>0,20</text:p>
          </table:table-cell>
          <table:table-cell table:style-name="ce128" office:value-type="float" office:value="-8.4">
            <text:p>-8,4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03])" office:value-type="float" office:value="2018">
            <text:p>2018</text:p>
          </table:table-cell>
          <table:table-cell table:style-name="ce151" table:formula="of:=RIGHT(LEFT([.C203];4))" office:value-type="string" office:string-value="N">
            <text:p>N</text:p>
          </table:table-cell>
          <table:table-cell table:style-name="ce154" table:formula="of:=[.K203]&amp;[.H203]" office:value-type="string" office:string-value="NAP">
            <text:p>NAP</text:p>
          </table:table-cell>
          <table:table-cell table:style-name="ce151" table:formula="of:=[.L203]&amp;[.I203]" office:value-type="string" office:string-value="NAP">
            <text:p>NAP</text:p>
          </table:table-cell>
          <table:table-cell table:style-name="ce154" table:formula="of:=[.K203]&amp;[.J203]&amp;[.H203]" office:value-type="string" office:string-value="N2018AP">
            <text:p>N2018AP</text:p>
          </table:table-cell>
          <table:table-cell table:style-name="ce151" table:formula="of:=[.K203]&amp;[.J203]&amp;[.I203]" office:value-type="string" office:string-value="N2018">
            <text:p>N2018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5F108107</text:p>
          </table:table-cell>
          <table:table-cell table:style-name="ce65" office:value-type="date" office:date-value="2015-04-22">
            <text:p>22/04/15</text:p>
          </table:table-cell>
          <table:table-cell table:style-name="ce81" office:value-type="float" office:value="0.78">
            <text:p>0,78</text:p>
          </table:table-cell>
          <table:table-cell table:style-name="ce111" office:value-type="float" office:value="1.4">
            <text:p>1,40</text:p>
          </table:table-cell>
          <table:table-cell table:style-name="ce82" office:value-type="float" office:value="-6.6">
            <text:p>-6,60</text:p>
          </table:table-cell>
          <table:table-cell table:style-name="ce78" office:value-type="string">
            <text:p>AP</text:p>
          </table:table-cell>
          <table:table-cell table:style-name="ce128"/>
          <table:table-cell table:style-name="ce146" office:value-type="float" office:value="2018">
            <text:p>2018</text:p>
          </table:table-cell>
          <table:table-cell table:style-name="ce151" table:formula="of:=RIGHT(LEFT([.C204];4))" office:value-type="string" office:string-value="F">
            <text:p>F</text:p>
          </table:table-cell>
          <table:table-cell table:style-name="ce154" table:formula="of:=[.K204]&amp;[.H204]" office:value-type="string" office:string-value="FAP">
            <text:p>FAP</text:p>
          </table:table-cell>
          <table:table-cell table:style-name="ce151" table:formula="of:=[.L204]&amp;[.I204]" office:value-type="string" office:string-value="FAP">
            <text:p>FAP</text:p>
          </table:table-cell>
          <table:table-cell table:style-name="ce154" table:formula="of:=[.K204]&amp;[.J204]&amp;[.H204]" office:value-type="string" office:string-value="F2018AP">
            <text:p>F2018AP</text:p>
          </table:table-cell>
          <table:table-cell table:style-name="ce151" table:formula="of:=[.K204]&amp;[.J204]&amp;[.I204]" office:value-type="string" office:string-value="F2018">
            <text:p>F2018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09F215608</text:p>
          </table:table-cell>
          <table:table-cell table:style-name="ce55" office:value-type="date" office:date-value="2009-10-15">
            <text:p>15/10/09</text:p>
          </table:table-cell>
          <table:table-cell table:style-name="ce93" office:value-type="float" office:value="-0.2">
            <text:p>-0,20</text:p>
          </table:table-cell>
          <table:table-cell table:style-name="ce111" office:value-type="float" office:value="-3">
            <text:p>-3,00</text:p>
          </table:table-cell>
          <table:table-cell table:style-name="ce82" office:value-type="float" office:value="-35">
            <text:p>-35,00</text:p>
          </table:table-cell>
          <table:table-cell table:style-name="ce78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46" table:formula="of:=YEAR([.D205])" office:value-type="float" office:value="2009">
            <text:p>2009</text:p>
          </table:table-cell>
          <table:table-cell table:style-name="ce151" table:formula="of:=RIGHT(LEFT([.C205];4))" office:value-type="string" office:string-value="F">
            <text:p>F</text:p>
          </table:table-cell>
          <table:table-cell table:style-name="ce154" table:formula="of:=[.K205]&amp;[.H205]" office:value-type="string" office:string-value="FRP1">
            <text:p>FRP1</text:p>
          </table:table-cell>
          <table:table-cell table:style-name="ce151" table:formula="of:=[.L205]&amp;[.I205]" office:value-type="string" office:string-value="FRP1N">
            <text:p>FRP1N</text:p>
          </table:table-cell>
          <table:table-cell table:style-name="ce154" table:formula="of:=[.K205]&amp;[.J205]&amp;[.H205]" office:value-type="string" office:string-value="F2009RP1">
            <text:p>F2009RP1</text:p>
          </table:table-cell>
          <table:table-cell table:style-name="ce151" table:formula="of:=[.K205]&amp;[.J205]&amp;[.I205]" office:value-type="string" office:string-value="F2009N">
            <text:p>F2009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01S548256</text:p>
          </table:table-cell>
          <table:table-cell table:style-name="ce55" office:value-type="date" office:date-value="2009-01-28">
            <text:p>28/01/09</text:p>
          </table:table-cell>
          <table:table-cell table:style-name="ce78" office:value-type="float" office:value="-1.48">
            <text:p>-1,48</text:p>
          </table:table-cell>
          <table:table-cell table:style-name="ce107" office:value-type="float" office:value="-10">
            <text:p>-10,00</text:p>
          </table:table-cell>
          <table:table-cell table:style-name="ce78" office:value-type="float" office:value="-60.8">
            <text:p>-60,80</text:p>
          </table:table-cell>
          <table:table-cell table:style-name="ce78" office:value-type="string">
            <text:p>RP2</text:p>
          </table:table-cell>
          <table:table-cell table:style-name="ce140" office:value-type="string">
            <text:p>N</text:p>
          </table:table-cell>
          <table:table-cell table:style-name="ce146" table:formula="of:=YEAR([.D206])" office:value-type="float" office:value="2009">
            <text:p>2009</text:p>
          </table:table-cell>
          <table:table-cell table:style-name="ce151" table:formula="of:=RIGHT(LEFT([.C206];4))" office:value-type="string" office:string-value="S">
            <text:p>S</text:p>
          </table:table-cell>
          <table:table-cell table:style-name="ce154" table:formula="of:=[.K206]&amp;[.H206]" office:value-type="string" office:string-value="SRP2">
            <text:p>SRP2</text:p>
          </table:table-cell>
          <table:table-cell table:style-name="ce151" table:formula="of:=[.L206]&amp;[.I206]" office:value-type="string" office:string-value="SRP2N">
            <text:p>SRP2N</text:p>
          </table:table-cell>
          <table:table-cell table:style-name="ce154" table:formula="of:=[.K206]&amp;[.J206]&amp;[.H206]" office:value-type="string" office:string-value="S2009RP2">
            <text:p>S2009RP2</text:p>
          </table:table-cell>
          <table:table-cell table:style-name="ce151" table:formula="of:=[.K206]&amp;[.J206]&amp;[.I206]" office:value-type="string" office:string-value="S2009N">
            <text:p>S2009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4F204398</text:p>
          </table:table-cell>
          <table:table-cell table:style-name="ce55" office:value-type="date" office:date-value="2014-09-17">
            <text:p>17/09/14</text:p>
          </table:table-cell>
          <table:table-cell table:style-name="ce78" office:value-type="float" office:value="1.16">
            <text:p>1,16</text:p>
          </table:table-cell>
          <table:table-cell table:style-name="ce107" office:value-type="float" office:value="-0.4">
            <text:p>-0,40</text:p>
          </table:table-cell>
          <table:table-cell table:style-name="ce78" office:value-type="float" office:value="-18">
            <text:p>-18,0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07])" office:value-type="float" office:value="2014">
            <text:p>2014</text:p>
          </table:table-cell>
          <table:table-cell table:style-name="ce151" table:formula="of:=RIGHT(LEFT([.C207];4))" office:value-type="string" office:string-value="F">
            <text:p>F</text:p>
          </table:table-cell>
          <table:table-cell table:style-name="ce154" table:formula="of:=[.K207]&amp;[.H207]" office:value-type="string" office:string-value="FRP1">
            <text:p>FRP1</text:p>
          </table:table-cell>
          <table:table-cell table:style-name="ce151" table:formula="of:=[.L207]&amp;[.I207]" office:value-type="string" office:string-value="FRP1N">
            <text:p>FRP1N</text:p>
          </table:table-cell>
          <table:table-cell table:style-name="ce154" table:formula="of:=[.K207]&amp;[.J207]&amp;[.H207]" office:value-type="string" office:string-value="F2014RP1">
            <text:p>F2014RP1</text:p>
          </table:table-cell>
          <table:table-cell table:style-name="ce151" table:formula="of:=[.K207]&amp;[.J207]&amp;[.I207]" office:value-type="string" office:string-value="F2014N">
            <text:p>F2014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7F067018</text:p>
          </table:table-cell>
          <table:table-cell table:style-name="ce55" office:value-type="date" office:date-value="2017-07-19">
            <text:p>19/07/17</text:p>
          </table:table-cell>
          <table:table-cell table:style-name="ce78" office:value-type="float" office:value="1.56">
            <text:p>1,56</text:p>
          </table:table-cell>
          <table:table-cell table:style-name="ce107" office:value-type="float" office:value="1.2">
            <text:p>1,20</text:p>
          </table:table-cell>
          <table:table-cell table:style-name="ce78" office:value-type="float" office:value="0.6">
            <text:p>0,6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208])" office:value-type="float" office:value="2017">
            <text:p>2017</text:p>
          </table:table-cell>
          <table:table-cell table:style-name="ce151" table:formula="of:=RIGHT(LEFT([.C208];4))" office:value-type="string" office:string-value="F">
            <text:p>F</text:p>
          </table:table-cell>
          <table:table-cell table:style-name="ce154" table:formula="of:=[.K208]&amp;[.H208]" office:value-type="string" office:string-value="FAP">
            <text:p>FAP</text:p>
          </table:table-cell>
          <table:table-cell table:style-name="ce151" table:formula="of:=[.L208]&amp;[.I208]" office:value-type="string" office:string-value="FAP">
            <text:p>FAP</text:p>
          </table:table-cell>
          <table:table-cell table:style-name="ce154" table:formula="of:=[.K208]&amp;[.J208]&amp;[.H208]" office:value-type="string" office:string-value="F2017AP">
            <text:p>F2017AP</text:p>
          </table:table-cell>
          <table:table-cell table:style-name="ce151" table:formula="of:=[.K208]&amp;[.J208]&amp;[.I208]" office:value-type="string" office:string-value="F2017">
            <text:p>F2017</text:p>
          </table:table-cell>
          <table:table-cell table:style-name="ce159"/>
          <table:table-cell/>
        </table:table-row>
        <table:table-row table:style-name="ro4">
          <table:table-cell table:style-name="ce5" office:value-type="string">
            <text:p>UN-MTO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7G772033</text:p>
          </table:table-cell>
          <table:table-cell table:style-name="ce55" office:value-type="date" office:date-value="2017-11-29">
            <text:p>29/11/17</text:p>
          </table:table-cell>
          <table:table-cell table:style-name="ce81" office:value-type="float" office:value="-1.42">
            <text:p>-1,42</text:p>
          </table:table-cell>
          <table:table-cell table:style-name="ce111" office:value-type="float" office:value="-0.2">
            <text:p>-0,20</text:p>
          </table:table-cell>
          <table:table-cell table:style-name="ce82" office:value-type="float" office:value="0.8">
            <text:p>0,80</text:p>
          </table:table-cell>
          <table:table-cell table:style-name="ce128" office:value-type="string">
            <text:p>AP</text:p>
          </table:table-cell>
          <table:table-cell table:style-name="ce128"/>
          <table:table-cell table:style-name="ce146" table:formula="of:=YEAR([.D209])" office:value-type="float" office:value="2017">
            <text:p>2017</text:p>
          </table:table-cell>
          <table:table-cell table:style-name="ce151" table:formula="of:=RIGHT(LEFT([.C209];4))" office:value-type="string" office:string-value="G">
            <text:p>G</text:p>
          </table:table-cell>
          <table:table-cell table:style-name="ce154" table:formula="of:=[.K209]&amp;[.H209]" office:value-type="string" office:string-value="GAP">
            <text:p>GAP</text:p>
          </table:table-cell>
          <table:table-cell table:style-name="ce151" table:formula="of:=[.L209]&amp;[.I209]" office:value-type="string" office:string-value="GAP">
            <text:p>GAP</text:p>
          </table:table-cell>
          <table:table-cell table:style-name="ce154" table:formula="of:=[.K209]&amp;[.J209]&amp;[.H209]" office:value-type="string" office:string-value="G2017AP">
            <text:p>G2017AP</text:p>
          </table:table-cell>
          <table:table-cell table:style-name="ce151" table:formula="of:=[.K209]&amp;[.J209]&amp;[.I209]" office:value-type="string" office:string-value="G2017">
            <text:p>G2017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7N286733</text:p>
          </table:table-cell>
          <table:table-cell table:style-name="ce55" office:value-type="date" office:date-value="2018-01-17">
            <text:p>17/01/18</text:p>
          </table:table-cell>
          <table:table-cell table:style-name="ce93" office:value-type="float" office:value="0.88">
            <text:p>0,88</text:p>
          </table:table-cell>
          <table:table-cell table:style-name="ce111" office:value-type="float" office:value="-0.2">
            <text:p>-0,20</text:p>
          </table:table-cell>
          <table:table-cell table:style-name="ce82" office:value-type="float" office:value="-1">
            <text:p>-1,0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210])" office:value-type="float" office:value="2018">
            <text:p>2018</text:p>
          </table:table-cell>
          <table:table-cell table:style-name="ce151" table:formula="of:=RIGHT(LEFT([.C210];4))" office:value-type="string" office:string-value="N">
            <text:p>N</text:p>
          </table:table-cell>
          <table:table-cell table:style-name="ce154" table:formula="of:=[.K210]&amp;[.H210]" office:value-type="string" office:string-value="NAP">
            <text:p>NAP</text:p>
          </table:table-cell>
          <table:table-cell table:style-name="ce151" table:formula="of:=[.L210]&amp;[.I210]" office:value-type="string" office:string-value="NAP">
            <text:p>NAP</text:p>
          </table:table-cell>
          <table:table-cell table:style-name="ce154" table:formula="of:=[.K210]&amp;[.J210]&amp;[.H210]" office:value-type="string" office:string-value="N2018AP">
            <text:p>N2018AP</text:p>
          </table:table-cell>
          <table:table-cell table:style-name="ce151" table:formula="of:=[.K210]&amp;[.J210]&amp;[.I210]" office:value-type="string" office:string-value="N2018">
            <text:p>N2018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7F089126</text:p>
          </table:table-cell>
          <table:table-cell table:style-name="ce55" office:value-type="date" office:date-value="2017-10-03">
            <text:p>03/10/17</text:p>
          </table:table-cell>
          <table:table-cell table:style-name="ce78" office:value-type="float" office:value="-2.04">
            <text:p>-2,04</text:p>
          </table:table-cell>
          <table:table-cell table:style-name="ce107" office:value-type="float" office:value="-1.2">
            <text:p>-1,20</text:p>
          </table:table-cell>
          <table:table-cell table:style-name="ce78" office:value-type="float" office:value="-0.8">
            <text:p>-0,8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211])" office:value-type="float" office:value="2017">
            <text:p>2017</text:p>
          </table:table-cell>
          <table:table-cell table:style-name="ce151" table:formula="of:=RIGHT(LEFT([.C211];4))" office:value-type="string" office:string-value="F">
            <text:p>F</text:p>
          </table:table-cell>
          <table:table-cell table:style-name="ce154" table:formula="of:=[.K211]&amp;[.H211]" office:value-type="string" office:string-value="FAP">
            <text:p>FAP</text:p>
          </table:table-cell>
          <table:table-cell table:style-name="ce151" table:formula="of:=[.L211]&amp;[.I211]" office:value-type="string" office:string-value="FAP">
            <text:p>FAP</text:p>
          </table:table-cell>
          <table:table-cell table:style-name="ce154" table:formula="of:=[.K211]&amp;[.J211]&amp;[.H211]" office:value-type="string" office:string-value="F2017AP">
            <text:p>F2017AP</text:p>
          </table:table-cell>
          <table:table-cell table:style-name="ce151" table:formula="of:=[.K211]&amp;[.J211]&amp;[.I211]" office:value-type="string" office:string-value="F2017">
            <text:p>F2017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7F065776</text:p>
          </table:table-cell>
          <table:table-cell table:style-name="ce55" office:value-type="date" office:date-value="2017-09-19">
            <text:p>19/09/17</text:p>
          </table:table-cell>
          <table:table-cell table:style-name="ce78" office:value-type="float" office:value="-0.1">
            <text:p>-0,10</text:p>
          </table:table-cell>
          <table:table-cell table:style-name="ce107" office:value-type="float" office:value="-1.4">
            <text:p>-1,40</text:p>
          </table:table-cell>
          <table:table-cell table:style-name="ce78" office:value-type="float" office:value="-8.6">
            <text:p>-8,6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212])" office:value-type="float" office:value="2017">
            <text:p>2017</text:p>
          </table:table-cell>
          <table:table-cell table:style-name="ce151" table:formula="of:=RIGHT(LEFT([.C212];4))" office:value-type="string" office:string-value="F">
            <text:p>F</text:p>
          </table:table-cell>
          <table:table-cell table:style-name="ce154" table:formula="of:=[.K212]&amp;[.H212]" office:value-type="string" office:string-value="FAP">
            <text:p>FAP</text:p>
          </table:table-cell>
          <table:table-cell table:style-name="ce151" table:formula="of:=[.L212]&amp;[.I212]" office:value-type="string" office:string-value="FAP">
            <text:p>FAP</text:p>
          </table:table-cell>
          <table:table-cell table:style-name="ce154" table:formula="of:=[.K212]&amp;[.J212]&amp;[.H212]" office:value-type="string" office:string-value="F2017AP">
            <text:p>F2017AP</text:p>
          </table:table-cell>
          <table:table-cell table:style-name="ce151" table:formula="of:=[.K212]&amp;[.J212]&amp;[.I212]" office:value-type="string" office:string-value="F2017">
            <text:p>F2017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7N284976</text:p>
          </table:table-cell>
          <table:table-cell table:style-name="ce55" office:value-type="date" office:date-value="2018-01-09">
            <text:p>09/01/18</text:p>
          </table:table-cell>
          <table:table-cell table:style-name="ce78" office:value-type="float" office:value="-0.36">
            <text:p>-0,36</text:p>
          </table:table-cell>
          <table:table-cell table:style-name="ce107" office:value-type="float" office:value="-1">
            <text:p>-1,00</text:p>
          </table:table-cell>
          <table:table-cell table:style-name="ce78" office:value-type="float" office:value="-1.4">
            <text:p>-1,4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13])" office:value-type="float" office:value="2018">
            <text:p>2018</text:p>
          </table:table-cell>
          <table:table-cell table:style-name="ce151" table:formula="of:=RIGHT(LEFT([.C213];4))" office:value-type="string" office:string-value="N">
            <text:p>N</text:p>
          </table:table-cell>
          <table:table-cell table:style-name="ce154" table:formula="of:=[.K213]&amp;[.H213]" office:value-type="string" office:string-value="NAP">
            <text:p>NAP</text:p>
          </table:table-cell>
          <table:table-cell table:style-name="ce151" table:formula="of:=[.L213]&amp;[.I213]" office:value-type="string" office:string-value="NAP">
            <text:p>NAP</text:p>
          </table:table-cell>
          <table:table-cell table:style-name="ce154" table:formula="of:=[.K213]&amp;[.J213]&amp;[.H213]" office:value-type="string" office:string-value="N2018AP">
            <text:p>N2018AP</text:p>
          </table:table-cell>
          <table:table-cell table:style-name="ce151" table:formula="of:=[.K213]&amp;[.J213]&amp;[.I213]" office:value-type="string" office:string-value="N2018">
            <text:p>N2018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4F002727</text:p>
          </table:table-cell>
          <table:table-cell table:style-name="ce55" office:value-type="date" office:date-value="2014-07-22">
            <text:p>22/07/14</text:p>
          </table:table-cell>
          <table:table-cell table:style-name="ce78" office:value-type="float" office:value="0.94">
            <text:p>0,94</text:p>
          </table:table-cell>
          <table:table-cell table:style-name="ce107" office:value-type="float" office:value="0">
            <text:p>0,00</text:p>
          </table:table-cell>
          <table:table-cell table:style-name="ce78" office:value-type="float" office:value="-44">
            <text:p>-44,00</text:p>
          </table:table-cell>
          <table:table-cell table:style-name="ce78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46" table:formula="of:=YEAR([.D214])" office:value-type="float" office:value="2014">
            <text:p>2014</text:p>
          </table:table-cell>
          <table:table-cell table:style-name="ce151" table:formula="of:=RIGHT(LEFT([.C214];4))" office:value-type="string" office:string-value="F">
            <text:p>F</text:p>
          </table:table-cell>
          <table:table-cell table:style-name="ce154" table:formula="of:=[.K214]&amp;[.H214]" office:value-type="string" office:string-value="FRP1">
            <text:p>FRP1</text:p>
          </table:table-cell>
          <table:table-cell table:style-name="ce151" table:formula="of:=[.L214]&amp;[.I214]" office:value-type="string" office:string-value="FRP1N">
            <text:p>FRP1N</text:p>
          </table:table-cell>
          <table:table-cell table:style-name="ce154" table:formula="of:=[.K214]&amp;[.J214]&amp;[.H214]" office:value-type="string" office:string-value="F2014RP1">
            <text:p>F2014RP1</text:p>
          </table:table-cell>
          <table:table-cell table:style-name="ce151" table:formula="of:=[.K214]&amp;[.J214]&amp;[.I214]" office:value-type="string" office:string-value="F2014N">
            <text:p>F2014N</text:p>
          </table:table-cell>
          <table:table-cell table:style-name="ce15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6F255834</text:p>
          </table:table-cell>
          <table:table-cell table:style-name="ce55" office:value-type="date" office:date-value="2017-01-30">
            <text:p>30/01/17</text:p>
          </table:table-cell>
          <table:table-cell table:style-name="ce78" office:value-type="float" office:value="1.16">
            <text:p>1,16</text:p>
          </table:table-cell>
          <table:table-cell table:style-name="ce107" office:value-type="float" office:value="-1.2">
            <text:p>-1,20</text:p>
          </table:table-cell>
          <table:table-cell table:style-name="ce78" office:value-type="float" office:value="-32">
            <text:p>-32,0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215])" office:value-type="float" office:value="2017">
            <text:p>2017</text:p>
          </table:table-cell>
          <table:table-cell table:style-name="ce151" table:formula="of:=RIGHT(LEFT([.C215];4))" office:value-type="string" office:string-value="F">
            <text:p>F</text:p>
          </table:table-cell>
          <table:table-cell table:style-name="ce154" table:formula="of:=[.K215]&amp;[.H215]" office:value-type="string" office:string-value="FRP1">
            <text:p>FRP1</text:p>
          </table:table-cell>
          <table:table-cell table:style-name="ce151" table:formula="of:=[.L215]&amp;[.I215]" office:value-type="string" office:string-value="FRP1N">
            <text:p>FRP1N</text:p>
          </table:table-cell>
          <table:table-cell table:style-name="ce154" table:formula="of:=[.K215]&amp;[.J215]&amp;[.H215]" office:value-type="string" office:string-value="F2017RP1">
            <text:p>F2017RP1</text:p>
          </table:table-cell>
          <table:table-cell table:style-name="ce151" table:formula="of:=[.K215]&amp;[.J215]&amp;[.I215]" office:value-type="string" office:string-value="F2017N">
            <text:p>F2017N</text:p>
          </table:table-cell>
          <table:table-cell table:style-name="ce156"/>
          <table:table-cell/>
        </table:table-row>
        <table:table-row table:style-name="ro4">
          <table:table-cell table:style-name="ce5" office:value-type="string">
            <text:p>UN-MTN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4F150204</text:p>
          </table:table-cell>
          <table:table-cell table:style-name="ce55" office:value-type="date" office:date-value="2015-09-03">
            <text:p>03/09/15</text:p>
          </table:table-cell>
          <table:table-cell table:style-name="ce85" office:value-type="float" office:value="1.86">
            <text:p>1,86</text:p>
          </table:table-cell>
          <table:table-cell table:style-name="ce104" office:value-type="float" office:value="3">
            <text:p>3,00</text:p>
          </table:table-cell>
          <table:table-cell table:style-name="ce85" office:value-type="float" office:value="-22.4">
            <text:p>-22,40</text:p>
          </table:table-cell>
          <table:table-cell table:style-name="ce128" office:value-type="string">
            <text:p>RP1</text:p>
          </table:table-cell>
          <table:table-cell table:style-name="ce128" office:value-type="string">
            <text:p>N</text:p>
          </table:table-cell>
          <table:table-cell table:style-name="ce146" table:formula="of:=YEAR([.D216])" office:value-type="float" office:value="2015">
            <text:p>2015</text:p>
          </table:table-cell>
          <table:table-cell table:style-name="ce151" table:formula="of:=RIGHT(LEFT([.C216];4))" office:value-type="string" office:string-value="F">
            <text:p>F</text:p>
          </table:table-cell>
          <table:table-cell table:style-name="ce154" table:formula="of:=[.K216]&amp;[.H216]" office:value-type="string" office:string-value="FRP1">
            <text:p>FRP1</text:p>
          </table:table-cell>
          <table:table-cell table:style-name="ce151" table:formula="of:=[.L216]&amp;[.I216]" office:value-type="string" office:string-value="FRP1N">
            <text:p>FRP1N</text:p>
          </table:table-cell>
          <table:table-cell table:style-name="ce154" table:formula="of:=[.K216]&amp;[.J216]&amp;[.H216]" office:value-type="string" office:string-value="F2015RP1">
            <text:p>F2015RP1</text:p>
          </table:table-cell>
          <table:table-cell table:style-name="ce151" table:formula="of:=[.K216]&amp;[.J216]&amp;[.I216]" office:value-type="string" office:string-value="F2015N">
            <text:p>F2015N</text:p>
          </table:table-cell>
          <table:table-cell table:style-name="ce159"/>
          <table:table-cell/>
        </table:table-row>
        <table:table-row table:style-name="ro4">
          <table:table-cell table:style-name="ce5" office:value-type="string">
            <text:p>UN-MTN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03S066066</text:p>
          </table:table-cell>
          <table:table-cell table:style-name="ce55" office:value-type="date" office:date-value="2008-10-14">
            <text:p>14/10/08</text:p>
          </table:table-cell>
          <table:table-cell table:style-name="ce78" office:value-type="float" office:value="3.45">
            <text:p>3,45</text:p>
          </table:table-cell>
          <table:table-cell table:style-name="ce107" office:value-type="float" office:value="-2">
            <text:p>-2,00</text:p>
          </table:table-cell>
          <table:table-cell table:style-name="ce78" office:value-type="float" office:value="-99.5">
            <text:p>-99,5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217])" office:value-type="float" office:value="2008">
            <text:p>2008</text:p>
          </table:table-cell>
          <table:table-cell table:style-name="ce151" table:formula="of:=RIGHT(LEFT([.C217];4))" office:value-type="string" office:string-value="S">
            <text:p>S</text:p>
          </table:table-cell>
          <table:table-cell table:style-name="ce154" table:formula="of:=[.K217]&amp;[.H217]" office:value-type="string" office:string-value="SRP1">
            <text:p>SRP1</text:p>
          </table:table-cell>
          <table:table-cell table:style-name="ce151" table:formula="of:=[.L217]&amp;[.I217]" office:value-type="string" office:string-value="SRP1N">
            <text:p>SRP1N</text:p>
          </table:table-cell>
          <table:table-cell table:style-name="ce154" table:formula="of:=[.K217]&amp;[.J217]&amp;[.H217]" office:value-type="string" office:string-value="S2008RP1">
            <text:p>S2008RP1</text:p>
          </table:table-cell>
          <table:table-cell table:style-name="ce151" table:formula="of:=[.K217]&amp;[.J217]&amp;[.I217]" office:value-type="string" office:string-value="S2008N">
            <text:p>S2008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3">
            <text:p>13/03/18</text:p>
          </table:table-cell>
          <table:table-cell table:style-name="ce44" office:value-type="string">
            <text:p>A10F052978</text:p>
          </table:table-cell>
          <table:table-cell table:style-name="ce60" office:value-type="date" office:date-value="2010-03-22">
            <text:p>22/03/10</text:p>
          </table:table-cell>
          <table:table-cell table:style-name="ce78" office:value-type="float" office:value="2.18">
            <text:p>2,18</text:p>
          </table:table-cell>
          <table:table-cell table:style-name="ce107" office:value-type="float" office:value="1.8">
            <text:p>1,80</text:p>
          </table:table-cell>
          <table:table-cell table:style-name="ce78" office:value-type="float" office:value="-43.4">
            <text:p>-43,40</text:p>
          </table:table-cell>
          <table:table-cell table:style-name="ce78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46" table:formula="of:=YEAR([.D218])" office:value-type="float" office:value="2010">
            <text:p>2010</text:p>
          </table:table-cell>
          <table:table-cell table:style-name="ce151" table:formula="of:=RIGHT(LEFT([.C218];4))" office:value-type="string" office:string-value="F">
            <text:p>F</text:p>
          </table:table-cell>
          <table:table-cell table:style-name="ce154" table:formula="of:=[.K218]&amp;[.H218]" office:value-type="string" office:string-value="FRP1">
            <text:p>FRP1</text:p>
          </table:table-cell>
          <table:table-cell table:style-name="ce151" table:formula="of:=[.L218]&amp;[.I218]" office:value-type="string" office:string-value="FRP1N">
            <text:p>FRP1N</text:p>
          </table:table-cell>
          <table:table-cell table:style-name="ce154" table:formula="of:=[.K218]&amp;[.J218]&amp;[.H218]" office:value-type="string" office:string-value="F2010RP1">
            <text:p>F2010RP1</text:p>
          </table:table-cell>
          <table:table-cell table:style-name="ce151" table:formula="of:=[.K218]&amp;[.J218]&amp;[.I218]" office:value-type="string" office:string-value="F2010N">
            <text:p>F2010N</text:p>
          </table:table-cell>
          <table:table-cell table:style-name="ce158"/>
          <table:table-cell/>
        </table:table-row>
        <table:table-row table:style-name="ro4">
          <table:table-cell table:style-name="ce4" office:value-type="string">
            <text:p>GCOPE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0F058729</text:p>
          </table:table-cell>
          <table:table-cell table:style-name="ce55" office:value-type="date" office:date-value="2016-07-13">
            <text:p>13/07/16</text:p>
          </table:table-cell>
          <table:table-cell table:style-name="ce78" office:value-type="float" office:value="0.04">
            <text:p>0,04</text:p>
          </table:table-cell>
          <table:table-cell table:style-name="ce107" office:value-type="float" office:value="-1.8">
            <text:p>-1,80</text:p>
          </table:table-cell>
          <table:table-cell table:style-name="ce78" office:value-type="float" office:value="-12.8">
            <text:p>-12,8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219])" office:value-type="float" office:value="2016">
            <text:p>2016</text:p>
          </table:table-cell>
          <table:table-cell table:style-name="ce151" table:formula="of:=RIGHT(LEFT([.C219];4))" office:value-type="string" office:string-value="F">
            <text:p>F</text:p>
          </table:table-cell>
          <table:table-cell table:style-name="ce154" table:formula="of:=[.K219]&amp;[.H219]" office:value-type="string" office:string-value="FRP1">
            <text:p>FRP1</text:p>
          </table:table-cell>
          <table:table-cell table:style-name="ce151" table:formula="of:=[.L219]&amp;[.I219]" office:value-type="string" office:string-value="FRP1N">
            <text:p>FRP1N</text:p>
          </table:table-cell>
          <table:table-cell table:style-name="ce154" table:formula="of:=[.K219]&amp;[.J219]&amp;[.H219]" office:value-type="string" office:string-value="F2016RP1">
            <text:p>F2016RP1</text:p>
          </table:table-cell>
          <table:table-cell table:style-name="ce151" table:formula="of:=[.K219]&amp;[.J219]&amp;[.I219]" office:value-type="string" office:string-value="F2016N">
            <text:p>F2016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1F172006</text:p>
          </table:table-cell>
          <table:table-cell table:style-name="ce55" office:value-type="date" office:date-value="2012-04-12">
            <text:p>12/04/12</text:p>
          </table:table-cell>
          <table:table-cell table:style-name="ce78" office:value-type="float" office:value="-3.46">
            <text:p>-3,46</text:p>
          </table:table-cell>
          <table:table-cell table:style-name="ce107" office:value-type="float" office:value="-1.8">
            <text:p>-1,80</text:p>
          </table:table-cell>
          <table:table-cell table:style-name="ce78" office:value-type="float" office:value="-3.8">
            <text:p>-3,8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20])" office:value-type="float" office:value="2012">
            <text:p>2012</text:p>
          </table:table-cell>
          <table:table-cell table:style-name="ce151" table:formula="of:=RIGHT(LEFT([.C220];4))" office:value-type="string" office:string-value="F">
            <text:p>F</text:p>
          </table:table-cell>
          <table:table-cell table:style-name="ce154" table:formula="of:=[.K220]&amp;[.H220]" office:value-type="string" office:string-value="FAP">
            <text:p>FAP</text:p>
          </table:table-cell>
          <table:table-cell table:style-name="ce151" table:formula="of:=[.L220]&amp;[.I220]" office:value-type="string" office:string-value="FAP">
            <text:p>FAP</text:p>
          </table:table-cell>
          <table:table-cell table:style-name="ce154" table:formula="of:=[.K220]&amp;[.J220]&amp;[.H220]" office:value-type="string" office:string-value="F2012AP">
            <text:p>F2012AP</text:p>
          </table:table-cell>
          <table:table-cell table:style-name="ce151" table:formula="of:=[.K220]&amp;[.J220]&amp;[.I220]" office:value-type="string" office:string-value="F2012">
            <text:p>F2012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3F209447</text:p>
          </table:table-cell>
          <table:table-cell table:style-name="ce55" office:value-type="date" office:date-value="2014-06-30">
            <text:p>30/06/14</text:p>
          </table:table-cell>
          <table:table-cell table:style-name="ce85" office:value-type="float" office:value="-0.46">
            <text:p>-0,46</text:p>
          </table:table-cell>
          <table:table-cell table:style-name="ce104" office:value-type="float" office:value="0.2">
            <text:p>0,20</text:p>
          </table:table-cell>
          <table:table-cell table:style-name="ce85" office:value-type="float" office:value="-1.4">
            <text:p>-1,4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221])" office:value-type="float" office:value="2014">
            <text:p>2014</text:p>
          </table:table-cell>
          <table:table-cell table:style-name="ce151" table:formula="of:=RIGHT(LEFT([.C221];4))" office:value-type="string" office:string-value="F">
            <text:p>F</text:p>
          </table:table-cell>
          <table:table-cell table:style-name="ce154" table:formula="of:=[.K221]&amp;[.H221]" office:value-type="string" office:string-value="FAP">
            <text:p>FAP</text:p>
          </table:table-cell>
          <table:table-cell table:style-name="ce151" table:formula="of:=[.L221]&amp;[.I221]" office:value-type="string" office:string-value="FAP">
            <text:p>FAP</text:p>
          </table:table-cell>
          <table:table-cell table:style-name="ce154" table:formula="of:=[.K221]&amp;[.J221]&amp;[.H221]" office:value-type="string" office:string-value="F2014AP">
            <text:p>F2014AP</text:p>
          </table:table-cell>
          <table:table-cell table:style-name="ce151" table:formula="of:=[.K221]&amp;[.J221]&amp;[.I221]" office:value-type="string" office:string-value="F2014">
            <text:p>F2014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22" office:value-type="date" office:date-value="2018-03-13">
            <text:p>13/03/18</text:p>
          </table:table-cell>
          <table:table-cell table:style-name="ce43" office:value-type="string">
            <text:p>A12F372447</text:p>
          </table:table-cell>
          <table:table-cell table:style-name="ce55" office:value-type="date" office:date-value="2013-12-05">
            <text:p>05/12/13</text:p>
          </table:table-cell>
          <table:table-cell table:style-name="ce78" office:value-type="float" office:value="-0.72">
            <text:p>-0,72</text:p>
          </table:table-cell>
          <table:table-cell table:style-name="ce107" office:value-type="float" office:value="-1.2">
            <text:p>-1,20</text:p>
          </table:table-cell>
          <table:table-cell table:style-name="ce78" office:value-type="float" office:value="-8.2">
            <text:p>-8,2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22])" office:value-type="float" office:value="2013">
            <text:p>2013</text:p>
          </table:table-cell>
          <table:table-cell table:style-name="ce151" table:formula="of:=RIGHT(LEFT([.C222];4))" office:value-type="string" office:string-value="F">
            <text:p>F</text:p>
          </table:table-cell>
          <table:table-cell table:style-name="ce154" table:formula="of:=[.K222]&amp;[.H222]" office:value-type="string" office:string-value="FAP">
            <text:p>FAP</text:p>
          </table:table-cell>
          <table:table-cell table:style-name="ce151" table:formula="of:=[.L222]&amp;[.I222]" office:value-type="string" office:string-value="FAP">
            <text:p>FAP</text:p>
          </table:table-cell>
          <table:table-cell table:style-name="ce154" table:formula="of:=[.K222]&amp;[.J222]&amp;[.H222]" office:value-type="string" office:string-value="F2013AP">
            <text:p>F2013AP</text:p>
          </table:table-cell>
          <table:table-cell table:style-name="ce151" table:formula="of:=[.K222]&amp;[.J222]&amp;[.I222]" office:value-type="string" office:string-value="F2013">
            <text:p>F2013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22" office:value-type="date" office:date-value="2018-03-13">
            <text:p>13/03/18</text:p>
          </table:table-cell>
          <table:table-cell table:style-name="ce35" office:value-type="string">
            <text:p>A06N414797</text:p>
          </table:table-cell>
          <table:table-cell table:style-name="ce53" office:value-type="date" office:date-value="2006-09-25">
            <text:p>25/09/06</text:p>
          </table:table-cell>
          <table:table-cell table:style-name="ce78" office:value-type="float" office:value="0">
            <text:p>0,00</text:p>
          </table:table-cell>
          <table:table-cell table:style-name="ce107" office:value-type="float" office:value="-4.5">
            <text:p>-4,50</text:p>
          </table:table-cell>
          <table:table-cell table:style-name="ce78" office:value-type="float" office:value="-100">
            <text:p>-100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23])" office:value-type="float" office:value="2006">
            <text:p>2006</text:p>
          </table:table-cell>
          <table:table-cell table:style-name="ce151" table:formula="of:=RIGHT(LEFT([.C223];4))" office:value-type="string" office:string-value="N">
            <text:p>N</text:p>
          </table:table-cell>
          <table:table-cell table:style-name="ce154" table:formula="of:=[.K223]&amp;[.H223]" office:value-type="string" office:string-value="NRP1">
            <text:p>NRP1</text:p>
          </table:table-cell>
          <table:table-cell table:style-name="ce151" table:formula="of:=[.L223]&amp;[.I223]" office:value-type="string" office:string-value="NRP1N">
            <text:p>NRP1N</text:p>
          </table:table-cell>
          <table:table-cell table:style-name="ce154" table:formula="of:=[.K223]&amp;[.J223]&amp;[.H223]" office:value-type="string" office:string-value="N2006RP1">
            <text:p>N2006RP1</text:p>
          </table:table-cell>
          <table:table-cell table:style-name="ce151" table:formula="of:=[.K223]&amp;[.J223]&amp;[.I223]" office:value-type="string" office:string-value="N2006N">
            <text:p>N2006N</text:p>
          </table:table-cell>
          <table:table-cell table:style-name="ce156"/>
          <table:table-cell/>
        </table:table-row>
        <table:table-row table:style-name="ro4">
          <table:table-cell table:style-name="ce10" office:value-type="string">
            <text:p>UN-MTL </text:p>
          </table:table-cell>
          <table:table-cell table:style-name="ce24" office:value-type="date" office:date-value="2018-03-14">
            <text:p>14/03/18</text:p>
          </table:table-cell>
          <table:table-cell table:style-name="ce45" office:value-type="string">
            <text:p>C14L005133</text:p>
          </table:table-cell>
          <table:table-cell table:style-name="ce56" office:value-type="date" office:date-value="2017-12-13">
            <text:p>13/12/17</text:p>
          </table:table-cell>
          <table:table-cell table:style-name="ce94" office:value-type="float" office:value="-0.72">
            <text:p>-0,72</text:p>
          </table:table-cell>
          <table:table-cell table:style-name="ce92" office:value-type="float" office:value="0.2">
            <text:p>0,20</text:p>
          </table:table-cell>
          <table:table-cell table:style-name="ce92" office:value-type="float" office:value="-8.2">
            <text:p>-8,20</text:p>
          </table:table-cell>
          <table:table-cell table:style-name="ce92" office:value-type="string">
            <text:p>AP</text:p>
          </table:table-cell>
          <table:table-cell table:style-name="ce92"/>
          <table:table-cell table:style-name="ce146" table:formula="of:=YEAR([.D224])" office:value-type="float" office:value="2017">
            <text:p>2017</text:p>
          </table:table-cell>
          <table:table-cell table:style-name="ce151" table:formula="of:=RIGHT(LEFT([.C224];4))" office:value-type="string" office:string-value="L">
            <text:p>L</text:p>
          </table:table-cell>
          <table:table-cell table:style-name="ce154" table:formula="of:=[.K224]&amp;[.H224]" office:value-type="string" office:string-value="LAP">
            <text:p>LAP</text:p>
          </table:table-cell>
          <table:table-cell table:style-name="ce151" table:formula="of:=[.L224]&amp;[.I224]" office:value-type="string" office:string-value="LAP">
            <text:p>LAP</text:p>
          </table:table-cell>
          <table:table-cell table:style-name="ce154" table:formula="of:=[.K224]&amp;[.J224]&amp;[.H224]" office:value-type="string" office:string-value="L2017AP">
            <text:p>L2017AP</text:p>
          </table:table-cell>
          <table:table-cell table:style-name="ce151" table:formula="of:=[.K224]&amp;[.J224]&amp;[.I224]" office:value-type="string" office:string-value="L2017">
            <text:p>L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C12L004153</text:p>
          </table:table-cell>
          <table:table-cell table:style-name="ce55" office:value-type="date" office:date-value="2013-01-26">
            <text:p>26/01/13</text:p>
          </table:table-cell>
          <table:table-cell table:style-name="ce78" office:value-type="float" office:value="-2.08">
            <text:p>-2,08</text:p>
          </table:table-cell>
          <table:table-cell table:style-name="ce107" office:value-type="float" office:value="2.4">
            <text:p>2,40</text:p>
          </table:table-cell>
          <table:table-cell table:style-name="ce78" office:value-type="float" office:value="-17.4">
            <text:p>-17,4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225])" office:value-type="float" office:value="2013">
            <text:p>2013</text:p>
          </table:table-cell>
          <table:table-cell table:style-name="ce151" table:formula="of:=RIGHT(LEFT([.C225];4))" office:value-type="string" office:string-value="L">
            <text:p>L</text:p>
          </table:table-cell>
          <table:table-cell table:style-name="ce154" table:formula="of:=[.K225]&amp;[.H225]" office:value-type="string" office:string-value="LRP1">
            <text:p>LRP1</text:p>
          </table:table-cell>
          <table:table-cell table:style-name="ce151" table:formula="of:=[.L225]&amp;[.I225]" office:value-type="string" office:string-value="LRP1N">
            <text:p>LRP1N</text:p>
          </table:table-cell>
          <table:table-cell table:style-name="ce154" table:formula="of:=[.K225]&amp;[.J225]&amp;[.H225]" office:value-type="string" office:string-value="L2013RP1">
            <text:p>L2013RP1</text:p>
          </table:table-cell>
          <table:table-cell table:style-name="ce151" table:formula="of:=[.K225]&amp;[.J225]&amp;[.I225]" office:value-type="string" office:string-value="L2013N">
            <text:p>L2013N</text:p>
          </table:table-cell>
          <table:table-cell table:style-name="ce156"/>
          <table:table-cell/>
        </table:table-row>
        <table:table-row table:style-name="ro4">
          <table:table-cell table:style-name="ce11" office:value-type="string">
            <text:p>*GEMED MED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1F168067</text:p>
          </table:table-cell>
          <table:table-cell table:style-name="ce55" office:value-type="date" office:date-value="2015-08-14">
            <text:p>14/08/15</text:p>
          </table:table-cell>
          <table:table-cell table:style-name="ce78" office:value-type="float" office:value="-0.94">
            <text:p>-0,94</text:p>
          </table:table-cell>
          <table:table-cell table:style-name="ce107" office:value-type="float" office:value="-3">
            <text:p>-3,00</text:p>
          </table:table-cell>
          <table:table-cell table:style-name="ce78" office:value-type="float" office:value="-46">
            <text:p>-46,0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26])" office:value-type="float" office:value="2015">
            <text:p>2015</text:p>
          </table:table-cell>
          <table:table-cell table:style-name="ce151" table:formula="of:=RIGHT(LEFT([.C226];4))" office:value-type="string" office:string-value="F">
            <text:p>F</text:p>
          </table:table-cell>
          <table:table-cell table:style-name="ce154" table:formula="of:=[.K226]&amp;[.H226]" office:value-type="string" office:string-value="FRP1">
            <text:p>FRP1</text:p>
          </table:table-cell>
          <table:table-cell table:style-name="ce151" table:formula="of:=[.L226]&amp;[.I226]" office:value-type="string" office:string-value="FRP1N">
            <text:p>FRP1N</text:p>
          </table:table-cell>
          <table:table-cell table:style-name="ce154" table:formula="of:=[.K226]&amp;[.J226]&amp;[.H226]" office:value-type="string" office:string-value="F2015RP1">
            <text:p>F2015RP1</text:p>
          </table:table-cell>
          <table:table-cell table:style-name="ce151" table:formula="of:=[.K226]&amp;[.J226]&amp;[.I226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06F312921</text:p>
          </table:table-cell>
          <table:table-cell table:style-name="ce55" office:value-type="date" office:date-value="2016-06-24">
            <text:p>24/06/16</text:p>
          </table:table-cell>
          <table:table-cell table:style-name="ce78" office:value-type="float" office:value="0.04">
            <text:p>0,04</text:p>
          </table:table-cell>
          <table:table-cell table:style-name="ce107" office:value-type="float" office:value="0.4">
            <text:p>0,40</text:p>
          </table:table-cell>
          <table:table-cell table:style-name="ce78" office:value-type="float" office:value="-4.6">
            <text:p>-4,6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227])" office:value-type="float" office:value="2016">
            <text:p>2016</text:p>
          </table:table-cell>
          <table:table-cell table:style-name="ce151" table:formula="of:=RIGHT(LEFT([.C227];4))" office:value-type="string" office:string-value="F">
            <text:p>F</text:p>
          </table:table-cell>
          <table:table-cell table:style-name="ce154" table:formula="of:=[.K227]&amp;[.H227]" office:value-type="string" office:string-value="FAP">
            <text:p>FAP</text:p>
          </table:table-cell>
          <table:table-cell table:style-name="ce151" table:formula="of:=[.L227]&amp;[.I227]" office:value-type="string" office:string-value="FAP">
            <text:p>FAP</text:p>
          </table:table-cell>
          <table:table-cell table:style-name="ce154" table:formula="of:=[.K227]&amp;[.J227]&amp;[.H227]" office:value-type="string" office:string-value="F2016AP">
            <text:p>F2016AP</text:p>
          </table:table-cell>
          <table:table-cell table:style-name="ce151" table:formula="of:=[.K227]&amp;[.J227]&amp;[.I227]" office:value-type="string" office:string-value="F2016">
            <text:p>F2016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4">
            <text:p>14/03/18</text:p>
          </table:table-cell>
          <table:table-cell table:style-name="ce34" office:value-type="string">
            <text:p>A08F285312</text:p>
          </table:table-cell>
          <table:table-cell table:style-name="ce55" office:value-type="date" office:date-value="2017-12-15">
            <text:p>15/12/17</text:p>
          </table:table-cell>
          <table:table-cell table:style-name="ce78" office:value-type="float" office:value="-0.38">
            <text:p>-0,38</text:p>
          </table:table-cell>
          <table:table-cell table:style-name="ce107" office:value-type="float" office:value="0.8">
            <text:p>0,80</text:p>
          </table:table-cell>
          <table:table-cell table:style-name="ce78" office:value-type="float" office:value="0">
            <text:p>0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28])" office:value-type="float" office:value="2017">
            <text:p>2017</text:p>
          </table:table-cell>
          <table:table-cell table:style-name="ce151" table:formula="of:=RIGHT(LEFT([.C228];4))" office:value-type="string" office:string-value="F">
            <text:p>F</text:p>
          </table:table-cell>
          <table:table-cell table:style-name="ce154" table:formula="of:=[.K228]&amp;[.H228]" office:value-type="string" office:string-value="FAP">
            <text:p>FAP</text:p>
          </table:table-cell>
          <table:table-cell table:style-name="ce151" table:formula="of:=[.L228]&amp;[.I228]" office:value-type="string" office:string-value="FAP">
            <text:p>FAP</text:p>
          </table:table-cell>
          <table:table-cell table:style-name="ce154" table:formula="of:=[.K228]&amp;[.J228]&amp;[.H228]" office:value-type="string" office:string-value="F2017AP">
            <text:p>F2017AP</text:p>
          </table:table-cell>
          <table:table-cell table:style-name="ce151" table:formula="of:=[.K228]&amp;[.J228]&amp;[.I228]" office:value-type="string" office:string-value="F2017">
            <text:p>F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7F005878</text:p>
          </table:table-cell>
          <table:table-cell table:style-name="ce55" office:value-type="date" office:date-value="2017-03-01">
            <text:p>01/03/17</text:p>
          </table:table-cell>
          <table:table-cell table:style-name="ce78" office:value-type="float" office:value="-0.02">
            <text:p>-0,02</text:p>
          </table:table-cell>
          <table:table-cell table:style-name="ce107" office:value-type="float" office:value="0.8">
            <text:p>0,80</text:p>
          </table:table-cell>
          <table:table-cell table:style-name="ce78" office:value-type="float" office:value="1.4">
            <text:p>1,4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229])" office:value-type="float" office:value="2017">
            <text:p>2017</text:p>
          </table:table-cell>
          <table:table-cell table:style-name="ce151" table:formula="of:=RIGHT(LEFT([.C229];4))" office:value-type="string" office:string-value="F">
            <text:p>F</text:p>
          </table:table-cell>
          <table:table-cell table:style-name="ce154" table:formula="of:=[.K229]&amp;[.H229]" office:value-type="string" office:string-value="FAP">
            <text:p>FAP</text:p>
          </table:table-cell>
          <table:table-cell table:style-name="ce151" table:formula="of:=[.L229]&amp;[.I229]" office:value-type="string" office:string-value="FAP">
            <text:p>FAP</text:p>
          </table:table-cell>
          <table:table-cell table:style-name="ce154" table:formula="of:=[.K229]&amp;[.J229]&amp;[.H229]" office:value-type="string" office:string-value="F2017AP">
            <text:p>F2017AP</text:p>
          </table:table-cell>
          <table:table-cell table:style-name="ce151" table:formula="of:=[.K229]&amp;[.J229]&amp;[.I229]" office:value-type="string" office:string-value="F2017">
            <text:p>F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1F312154</text:p>
          </table:table-cell>
          <table:table-cell table:style-name="ce52" office:value-type="date" office:date-value="2012-05-04">
            <text:p>04/05/12</text:p>
          </table:table-cell>
          <table:table-cell table:style-name="ce78" office:value-type="float" office:value="-1.02">
            <text:p>-1,02</text:p>
          </table:table-cell>
          <table:table-cell table:style-name="ce107" office:value-type="float" office:value="-2.2">
            <text:p>-2,20</text:p>
          </table:table-cell>
          <table:table-cell table:style-name="ce78" office:value-type="float" office:value="-25.8">
            <text:p>-25,8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30])" office:value-type="float" office:value="2012">
            <text:p>2012</text:p>
          </table:table-cell>
          <table:table-cell table:style-name="ce151" table:formula="of:=RIGHT(LEFT([.C230];4))" office:value-type="string" office:string-value="F">
            <text:p>F</text:p>
          </table:table-cell>
          <table:table-cell table:style-name="ce154" table:formula="of:=[.K230]&amp;[.H230]" office:value-type="string" office:string-value="FRP1">
            <text:p>FRP1</text:p>
          </table:table-cell>
          <table:table-cell table:style-name="ce151" table:formula="of:=[.L230]&amp;[.I230]" office:value-type="string" office:string-value="FRP1N">
            <text:p>FRP1N</text:p>
          </table:table-cell>
          <table:table-cell table:style-name="ce154" table:formula="of:=[.K230]&amp;[.J230]&amp;[.H230]" office:value-type="string" office:string-value="F2012RP1">
            <text:p>F2012RP1</text:p>
          </table:table-cell>
          <table:table-cell table:style-name="ce151" table:formula="of:=[.K230]&amp;[.J230]&amp;[.I230]" office:value-type="string" office:string-value="F2012N">
            <text:p>F2012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08F516424</text:p>
          </table:table-cell>
          <table:table-cell table:style-name="ce55" office:value-type="date" office:date-value="2009-01-12">
            <text:p>12/01/09</text:p>
          </table:table-cell>
          <table:table-cell table:style-name="ce78" office:value-type="float" office:value="-1.44">
            <text:p>-1,44</text:p>
          </table:table-cell>
          <table:table-cell table:style-name="ce107" office:value-type="float" office:value="-1.8">
            <text:p>-1,80</text:p>
          </table:table-cell>
          <table:table-cell table:style-name="ce78" office:value-type="float" office:value="-25">
            <text:p>-25,0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231])" office:value-type="float" office:value="2009">
            <text:p>2009</text:p>
          </table:table-cell>
          <table:table-cell table:style-name="ce151" table:formula="of:=RIGHT(LEFT([.C231];4))" office:value-type="string" office:string-value="F">
            <text:p>F</text:p>
          </table:table-cell>
          <table:table-cell table:style-name="ce154" table:formula="of:=[.K231]&amp;[.H231]" office:value-type="string" office:string-value="FRP1">
            <text:p>FRP1</text:p>
          </table:table-cell>
          <table:table-cell table:style-name="ce151" table:formula="of:=[.L231]&amp;[.I231]" office:value-type="string" office:string-value="FRP1N">
            <text:p>FRP1N</text:p>
          </table:table-cell>
          <table:table-cell table:style-name="ce154" table:formula="of:=[.K231]&amp;[.J231]&amp;[.H231]" office:value-type="string" office:string-value="F2009RP1">
            <text:p>F2009RP1</text:p>
          </table:table-cell>
          <table:table-cell table:style-name="ce151" table:formula="of:=[.K231]&amp;[.J231]&amp;[.I231]" office:value-type="string" office:string-value="F2009N">
            <text:p>F2009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08F487705</text:p>
          </table:table-cell>
          <table:table-cell table:style-name="ce66" office:value-type="date" office:date-value="2012-10-15">
            <text:p>15/10/12</text:p>
          </table:table-cell>
          <table:table-cell table:style-name="ce78" office:value-type="float" office:value="-1.62">
            <text:p>-1,62</text:p>
          </table:table-cell>
          <table:table-cell table:style-name="ce107" office:value-type="float" office:value="-0.8">
            <text:p>-0,80</text:p>
          </table:table-cell>
          <table:table-cell table:style-name="ce78" office:value-type="float" office:value="-2">
            <text:p>-2,0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232])" office:value-type="float" office:value="2012">
            <text:p>2012</text:p>
          </table:table-cell>
          <table:table-cell table:style-name="ce151" table:formula="of:=RIGHT(LEFT([.C232];4))" office:value-type="string" office:string-value="F">
            <text:p>F</text:p>
          </table:table-cell>
          <table:table-cell table:style-name="ce154" table:formula="of:=[.K232]&amp;[.H232]" office:value-type="string" office:string-value="FAP">
            <text:p>FAP</text:p>
          </table:table-cell>
          <table:table-cell table:style-name="ce151" table:formula="of:=[.L232]&amp;[.I232]" office:value-type="string" office:string-value="FAP">
            <text:p>FAP</text:p>
          </table:table-cell>
          <table:table-cell table:style-name="ce154" table:formula="of:=[.K232]&amp;[.J232]&amp;[.H232]" office:value-type="string" office:string-value="F2012AP">
            <text:p>F2012AP</text:p>
          </table:table-cell>
          <table:table-cell table:style-name="ce151" table:formula="of:=[.K232]&amp;[.J232]&amp;[.I232]" office:value-type="string" office:string-value="F2012">
            <text:p>F2012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7F006049</text:p>
          </table:table-cell>
          <table:table-cell table:style-name="ce55" office:value-type="date" office:date-value="2017-03-24">
            <text:p>24/03/17</text:p>
          </table:table-cell>
          <table:table-cell table:style-name="ce81" office:value-type="float" office:value="1.06">
            <text:p>1,06</text:p>
          </table:table-cell>
          <table:table-cell table:style-name="ce109" office:value-type="float" office:value="1.2">
            <text:p>1,20</text:p>
          </table:table-cell>
          <table:table-cell table:style-name="ce81" office:value-type="float" office:value="-0.6">
            <text:p>-0,6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33])" office:value-type="float" office:value="2017">
            <text:p>2017</text:p>
          </table:table-cell>
          <table:table-cell table:style-name="ce151" table:formula="of:=RIGHT(LEFT([.C233];4))" office:value-type="string" office:string-value="F">
            <text:p>F</text:p>
          </table:table-cell>
          <table:table-cell table:style-name="ce154" table:formula="of:=[.K233]&amp;[.H233]" office:value-type="string" office:string-value="FAP">
            <text:p>FAP</text:p>
          </table:table-cell>
          <table:table-cell table:style-name="ce151" table:formula="of:=[.L233]&amp;[.I233]" office:value-type="string" office:string-value="FAP">
            <text:p>FAP</text:p>
          </table:table-cell>
          <table:table-cell table:style-name="ce154" table:formula="of:=[.K233]&amp;[.J233]&amp;[.H233]" office:value-type="string" office:string-value="F2017AP">
            <text:p>F2017AP</text:p>
          </table:table-cell>
          <table:table-cell table:style-name="ce151" table:formula="of:=[.K233]&amp;[.J233]&amp;[.I233]" office:value-type="string" office:string-value="F2017">
            <text:p>F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7F063986</text:p>
          </table:table-cell>
          <table:table-cell table:style-name="ce55" office:value-type="date" office:date-value="2017-11-04">
            <text:p>04/11/17</text:p>
          </table:table-cell>
          <table:table-cell table:style-name="ce78" office:value-type="float" office:value="-0.64">
            <text:p>-0,64</text:p>
          </table:table-cell>
          <table:table-cell table:style-name="ce107" office:value-type="float" office:value="0.2">
            <text:p>0,20</text:p>
          </table:table-cell>
          <table:table-cell table:style-name="ce78" office:value-type="float" office:value="-1.6">
            <text:p>-1,6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34])" office:value-type="float" office:value="2017">
            <text:p>2017</text:p>
          </table:table-cell>
          <table:table-cell table:style-name="ce151" table:formula="of:=RIGHT(LEFT([.C234];4))" office:value-type="string" office:string-value="F">
            <text:p>F</text:p>
          </table:table-cell>
          <table:table-cell table:style-name="ce154" table:formula="of:=[.K234]&amp;[.H234]" office:value-type="string" office:string-value="FAP">
            <text:p>FAP</text:p>
          </table:table-cell>
          <table:table-cell table:style-name="ce151" table:formula="of:=[.L234]&amp;[.I234]" office:value-type="string" office:string-value="FAP">
            <text:p>FAP</text:p>
          </table:table-cell>
          <table:table-cell table:style-name="ce154" table:formula="of:=[.K234]&amp;[.J234]&amp;[.H234]" office:value-type="string" office:string-value="F2017AP">
            <text:p>F2017AP</text:p>
          </table:table-cell>
          <table:table-cell table:style-name="ce151" table:formula="of:=[.K234]&amp;[.J234]&amp;[.I234]" office:value-type="string" office:string-value="F2017">
            <text:p>F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4F076149</text:p>
          </table:table-cell>
          <table:table-cell table:style-name="ce55" office:value-type="date" office:date-value="2014-05-08">
            <text:p>08/05/14</text:p>
          </table:table-cell>
          <table:table-cell table:style-name="ce78" office:value-type="float" office:value="0.9">
            <text:p>0,90</text:p>
          </table:table-cell>
          <table:table-cell table:style-name="ce107" office:value-type="float" office:value="-1">
            <text:p>-1,00</text:p>
          </table:table-cell>
          <table:table-cell table:style-name="ce78" office:value-type="float" office:value="-66">
            <text:p>-66,00</text:p>
          </table:table-cell>
          <table:table-cell table:style-name="ce78" office:value-type="string">
            <text:p>RP1</text:p>
          </table:table-cell>
          <table:table-cell table:style-name="ce78" office:value-type="string">
            <text:p>N</text:p>
          </table:table-cell>
          <table:table-cell table:style-name="ce146" table:formula="of:=YEAR([.D235])" office:value-type="float" office:value="2014">
            <text:p>2014</text:p>
          </table:table-cell>
          <table:table-cell table:style-name="ce151" table:formula="of:=RIGHT(LEFT([.C235];4))" office:value-type="string" office:string-value="F">
            <text:p>F</text:p>
          </table:table-cell>
          <table:table-cell table:style-name="ce154" table:formula="of:=[.K235]&amp;[.H235]" office:value-type="string" office:string-value="FRP1">
            <text:p>FRP1</text:p>
          </table:table-cell>
          <table:table-cell table:style-name="ce151" table:formula="of:=[.L235]&amp;[.I235]" office:value-type="string" office:string-value="FRP1N">
            <text:p>FRP1N</text:p>
          </table:table-cell>
          <table:table-cell table:style-name="ce154" table:formula="of:=[.K235]&amp;[.J235]&amp;[.H235]" office:value-type="string" office:string-value="F2014RP1">
            <text:p>F2014RP1</text:p>
          </table:table-cell>
          <table:table-cell table:style-name="ce151" table:formula="of:=[.K235]&amp;[.J235]&amp;[.I235]" office:value-type="string" office:string-value="F2014N">
            <text:p>F2014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4F284456</text:p>
          </table:table-cell>
          <table:table-cell table:style-name="ce52" office:value-type="date" office:date-value="2014-08-21">
            <text:p>21/08/14</text:p>
          </table:table-cell>
          <table:table-cell table:style-name="ce78" office:value-type="float" office:value="-0.98">
            <text:p>-0,98</text:p>
          </table:table-cell>
          <table:table-cell table:style-name="ce107" office:value-type="float" office:value="2.2">
            <text:p>2,20</text:p>
          </table:table-cell>
          <table:table-cell table:style-name="ce78" office:value-type="float" office:value="-10">
            <text:p>-10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36])" office:value-type="float" office:value="2014">
            <text:p>2014</text:p>
          </table:table-cell>
          <table:table-cell table:style-name="ce151" table:formula="of:=RIGHT(LEFT([.C236];4))" office:value-type="string" office:string-value="F">
            <text:p>F</text:p>
          </table:table-cell>
          <table:table-cell table:style-name="ce154" table:formula="of:=[.K236]&amp;[.H236]" office:value-type="string" office:string-value="FAP">
            <text:p>FAP</text:p>
          </table:table-cell>
          <table:table-cell table:style-name="ce151" table:formula="of:=[.L236]&amp;[.I236]" office:value-type="string" office:string-value="FAP">
            <text:p>FAP</text:p>
          </table:table-cell>
          <table:table-cell table:style-name="ce154" table:formula="of:=[.K236]&amp;[.J236]&amp;[.H236]" office:value-type="string" office:string-value="F2014AP">
            <text:p>F2014AP</text:p>
          </table:table-cell>
          <table:table-cell table:style-name="ce151" table:formula="of:=[.K236]&amp;[.J236]&amp;[.I236]" office:value-type="string" office:string-value="F2014">
            <text:p>F2014</text:p>
          </table:table-cell>
          <table:table-cell table:style-name="ce156"/>
          <table:table-cell/>
        </table:table-row>
        <table:table-row table:style-name="ro4">
          <table:table-cell table:style-name="ce12" office:value-type="string">
            <text:p>UN-MTL </text:p>
          </table:table-cell>
          <table:table-cell table:style-name="ce22" office:value-type="date" office:date-value="2018-03-14">
            <text:p>14/03/18</text:p>
          </table:table-cell>
          <table:table-cell table:style-name="ce44" office:value-type="string">
            <text:p>A14F303781</text:p>
          </table:table-cell>
          <table:table-cell table:style-name="ce67" office:value-type="date" office:date-value="2014-09-10">
            <text:p>10/09/14</text:p>
          </table:table-cell>
          <table:table-cell table:style-name="ce78" office:value-type="float" office:value="-1.24">
            <text:p>-1,24</text:p>
          </table:table-cell>
          <table:table-cell table:style-name="ce107" office:value-type="float" office:value="-0.4">
            <text:p>-0,40</text:p>
          </table:table-cell>
          <table:table-cell table:style-name="ce78" office:value-type="float" office:value="-18">
            <text:p>-18,00</text:p>
          </table:table-cell>
          <table:table-cell table:style-name="ce132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46" table:formula="of:=YEAR([.D237])" office:value-type="float" office:value="2014">
            <text:p>2014</text:p>
          </table:table-cell>
          <table:table-cell table:style-name="ce151" table:formula="of:=RIGHT(LEFT([.C237];4))" office:value-type="string" office:string-value="F">
            <text:p>F</text:p>
          </table:table-cell>
          <table:table-cell table:style-name="ce154" table:formula="of:=[.K237]&amp;[.H237]" office:value-type="string" office:string-value="FRP1">
            <text:p>FRP1</text:p>
          </table:table-cell>
          <table:table-cell table:style-name="ce151" table:formula="of:=[.L237]&amp;[.I237]" office:value-type="string" office:string-value="FRP1N">
            <text:p>FRP1N</text:p>
          </table:table-cell>
          <table:table-cell table:style-name="ce154" table:formula="of:=[.K237]&amp;[.J237]&amp;[.H237]" office:value-type="string" office:string-value="F2014RP1">
            <text:p>F2014RP1</text:p>
          </table:table-cell>
          <table:table-cell table:style-name="ce151" table:formula="of:=[.K237]&amp;[.J237]&amp;[.I237]" office:value-type="string" office:string-value="F2014N">
            <text:p>F2014N</text:p>
          </table:table-cell>
          <table:table-cell table:style-name="ce158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5F108576</text:p>
          </table:table-cell>
          <table:table-cell table:style-name="ce55" office:value-type="date" office:date-value="2015-04-23">
            <text:p>23/04/15</text:p>
          </table:table-cell>
          <table:table-cell table:style-name="ce81" office:value-type="float" office:value="-0.88">
            <text:p>-0,88</text:p>
          </table:table-cell>
          <table:table-cell table:style-name="ce109" office:value-type="float" office:value="-4.2">
            <text:p>-4,20</text:p>
          </table:table-cell>
          <table:table-cell table:style-name="ce81" office:value-type="float" office:value="-99.8">
            <text:p>-99,8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38])" office:value-type="float" office:value="2015">
            <text:p>2015</text:p>
          </table:table-cell>
          <table:table-cell table:style-name="ce151" table:formula="of:=RIGHT(LEFT([.C238];4))" office:value-type="string" office:string-value="F">
            <text:p>F</text:p>
          </table:table-cell>
          <table:table-cell table:style-name="ce154" table:formula="of:=[.K238]&amp;[.H238]" office:value-type="string" office:string-value="FRP1">
            <text:p>FRP1</text:p>
          </table:table-cell>
          <table:table-cell table:style-name="ce151" table:formula="of:=[.L238]&amp;[.I238]" office:value-type="string" office:string-value="FRP1N">
            <text:p>FRP1N</text:p>
          </table:table-cell>
          <table:table-cell table:style-name="ce154" table:formula="of:=[.K238]&amp;[.J238]&amp;[.H238]" office:value-type="string" office:string-value="F2015RP1">
            <text:p>F2015RP1</text:p>
          </table:table-cell>
          <table:table-cell table:style-name="ce151" table:formula="of:=[.K238]&amp;[.J238]&amp;[.I238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0F047188</text:p>
          </table:table-cell>
          <table:table-cell table:style-name="ce55" office:value-type="date" office:date-value="2016-12-27">
            <text:p>27/12/16</text:p>
          </table:table-cell>
          <table:table-cell table:style-name="ce78" office:value-type="float" office:value="-0.72">
            <text:p>-0,72</text:p>
          </table:table-cell>
          <table:table-cell table:style-name="ce107" office:value-type="float" office:value="-0.4">
            <text:p>-0,40</text:p>
          </table:table-cell>
          <table:table-cell table:style-name="ce78" office:value-type="float" office:value="-0.6">
            <text:p>-0,60</text:p>
          </table:table-cell>
          <table:table-cell table:style-name="ce78" office:value-type="string">
            <text:p>AP</text:p>
          </table:table-cell>
          <table:table-cell table:style-name="ce81"/>
          <table:table-cell table:style-name="ce146" table:formula="of:=YEAR([.D239])" office:value-type="float" office:value="2016">
            <text:p>2016</text:p>
          </table:table-cell>
          <table:table-cell table:style-name="ce151" table:formula="of:=RIGHT(LEFT([.C239];4))" office:value-type="string" office:string-value="F">
            <text:p>F</text:p>
          </table:table-cell>
          <table:table-cell table:style-name="ce154" table:formula="of:=[.K239]&amp;[.H239]" office:value-type="string" office:string-value="FAP">
            <text:p>FAP</text:p>
          </table:table-cell>
          <table:table-cell table:style-name="ce151" table:formula="of:=[.L239]&amp;[.I239]" office:value-type="string" office:string-value="FAP">
            <text:p>FAP</text:p>
          </table:table-cell>
          <table:table-cell table:style-name="ce154" table:formula="of:=[.K239]&amp;[.J239]&amp;[.H239]" office:value-type="string" office:string-value="F2016AP">
            <text:p>F2016AP</text:p>
          </table:table-cell>
          <table:table-cell table:style-name="ce151" table:formula="of:=[.K239]&amp;[.J239]&amp;[.I239]" office:value-type="string" office:string-value="F2016">
            <text:p>F2016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2F283585</text:p>
          </table:table-cell>
          <table:table-cell table:style-name="ce55" office:value-type="date" office:date-value="2013-06-28">
            <text:p>28/06/13</text:p>
          </table:table-cell>
          <table:table-cell table:style-name="ce78" office:value-type="float" office:value="-2.82">
            <text:p>-2,82</text:p>
          </table:table-cell>
          <table:table-cell table:style-name="ce107" office:value-type="float" office:value="-1.4">
            <text:p>-1,40</text:p>
          </table:table-cell>
          <table:table-cell table:style-name="ce78" office:value-type="float" office:value="-15.4">
            <text:p>-15,4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40])" office:value-type="float" office:value="2013">
            <text:p>2013</text:p>
          </table:table-cell>
          <table:table-cell table:style-name="ce151" table:formula="of:=RIGHT(LEFT([.C240];4))" office:value-type="string" office:string-value="F">
            <text:p>F</text:p>
          </table:table-cell>
          <table:table-cell table:style-name="ce154" table:formula="of:=[.K240]&amp;[.H240]" office:value-type="string" office:string-value="FRP1">
            <text:p>FRP1</text:p>
          </table:table-cell>
          <table:table-cell table:style-name="ce151" table:formula="of:=[.L240]&amp;[.I240]" office:value-type="string" office:string-value="FRP1N">
            <text:p>FRP1N</text:p>
          </table:table-cell>
          <table:table-cell table:style-name="ce154" table:formula="of:=[.K240]&amp;[.J240]&amp;[.H240]" office:value-type="string" office:string-value="F2013RP1">
            <text:p>F2013RP1</text:p>
          </table:table-cell>
          <table:table-cell table:style-name="ce151" table:formula="of:=[.K240]&amp;[.J240]&amp;[.I240]" office:value-type="string" office:string-value="F2013N">
            <text:p>F2013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5F071538</text:p>
          </table:table-cell>
          <table:table-cell table:style-name="ce55" office:value-type="date" office:date-value="2015-03-30">
            <text:p>30/03/15</text:p>
          </table:table-cell>
          <table:table-cell table:style-name="ce78" office:value-type="float" office:value="-2.24">
            <text:p>-2,24</text:p>
          </table:table-cell>
          <table:table-cell table:style-name="ce107" office:value-type="float" office:value="-1">
            <text:p>-1,00</text:p>
          </table:table-cell>
          <table:table-cell table:style-name="ce78" office:value-type="float" office:value="-46.2">
            <text:p>-46,2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41])" office:value-type="float" office:value="2015">
            <text:p>2015</text:p>
          </table:table-cell>
          <table:table-cell table:style-name="ce151" table:formula="of:=RIGHT(LEFT([.C241];4))" office:value-type="string" office:string-value="F">
            <text:p>F</text:p>
          </table:table-cell>
          <table:table-cell table:style-name="ce154" table:formula="of:=[.K241]&amp;[.H241]" office:value-type="string" office:string-value="FRP1">
            <text:p>FRP1</text:p>
          </table:table-cell>
          <table:table-cell table:style-name="ce151" table:formula="of:=[.L241]&amp;[.I241]" office:value-type="string" office:string-value="FRP1N">
            <text:p>FRP1N</text:p>
          </table:table-cell>
          <table:table-cell table:style-name="ce154" table:formula="of:=[.K241]&amp;[.J241]&amp;[.H241]" office:value-type="string" office:string-value="F2015RP1">
            <text:p>F2015RP1</text:p>
          </table:table-cell>
          <table:table-cell table:style-name="ce151" table:formula="of:=[.K241]&amp;[.J241]&amp;[.I241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5F109415</text:p>
          </table:table-cell>
          <table:table-cell table:style-name="ce55" office:value-type="date" office:date-value="2015-05-08">
            <text:p>08/05/15</text:p>
          </table:table-cell>
          <table:table-cell table:style-name="ce78" office:value-type="float" office:value="-1.5">
            <text:p>-1,50</text:p>
          </table:table-cell>
          <table:table-cell table:style-name="ce107" office:value-type="float" office:value="-1.4">
            <text:p>-1,40</text:p>
          </table:table-cell>
          <table:table-cell table:style-name="ce78" office:value-type="float" office:value="-62.2">
            <text:p>-62,2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42])" office:value-type="float" office:value="2015">
            <text:p>2015</text:p>
          </table:table-cell>
          <table:table-cell table:style-name="ce151" table:formula="of:=RIGHT(LEFT([.C242];4))" office:value-type="string" office:string-value="F">
            <text:p>F</text:p>
          </table:table-cell>
          <table:table-cell table:style-name="ce154" table:formula="of:=[.K242]&amp;[.H242]" office:value-type="string" office:string-value="FRP1">
            <text:p>FRP1</text:p>
          </table:table-cell>
          <table:table-cell table:style-name="ce151" table:formula="of:=[.L242]&amp;[.I242]" office:value-type="string" office:string-value="FRP1N">
            <text:p>FRP1N</text:p>
          </table:table-cell>
          <table:table-cell table:style-name="ce154" table:formula="of:=[.K242]&amp;[.J242]&amp;[.H242]" office:value-type="string" office:string-value="F2015RP1">
            <text:p>F2015RP1</text:p>
          </table:table-cell>
          <table:table-cell table:style-name="ce151" table:formula="of:=[.K242]&amp;[.J242]&amp;[.I242]" office:value-type="string" office:string-value="F2015N">
            <text:p>F2015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2F268560</text:p>
          </table:table-cell>
          <table:table-cell table:style-name="ce52" office:value-type="date" office:date-value="2013-05-07">
            <text:p>07/05/13</text:p>
          </table:table-cell>
          <table:table-cell table:style-name="ce78" office:value-type="float" office:value="-3.72">
            <text:p>-3,72</text:p>
          </table:table-cell>
          <table:table-cell table:style-name="ce107" office:value-type="float" office:value="-2.4">
            <text:p>-2,40</text:p>
          </table:table-cell>
          <table:table-cell table:style-name="ce78" office:value-type="float" office:value="-44.2">
            <text:p>-44,2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43])" office:value-type="float" office:value="2013">
            <text:p>2013</text:p>
          </table:table-cell>
          <table:table-cell table:style-name="ce151" table:formula="of:=RIGHT(LEFT([.C243];4))" office:value-type="string" office:string-value="F">
            <text:p>F</text:p>
          </table:table-cell>
          <table:table-cell table:style-name="ce154" table:formula="of:=[.K243]&amp;[.H243]" office:value-type="string" office:string-value="FRP1">
            <text:p>FRP1</text:p>
          </table:table-cell>
          <table:table-cell table:style-name="ce151" table:formula="of:=[.L243]&amp;[.I243]" office:value-type="string" office:string-value="FRP1N">
            <text:p>FRP1N</text:p>
          </table:table-cell>
          <table:table-cell table:style-name="ce154" table:formula="of:=[.K243]&amp;[.J243]&amp;[.H243]" office:value-type="string" office:string-value="F2013RP1">
            <text:p>F2013RP1</text:p>
          </table:table-cell>
          <table:table-cell table:style-name="ce151" table:formula="of:=[.K243]&amp;[.J243]&amp;[.I243]" office:value-type="string" office:string-value="F2013N">
            <text:p>F2013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14F114207</text:p>
          </table:table-cell>
          <table:table-cell table:style-name="ce55" office:value-type="date" office:date-value="2014-07-05">
            <text:p>05/07/14</text:p>
          </table:table-cell>
          <table:table-cell table:style-name="ce78" office:value-type="float" office:value="-2.06">
            <text:p>-2,06</text:p>
          </table:table-cell>
          <table:table-cell table:style-name="ce107" office:value-type="float" office:value="-1">
            <text:p>-1,00</text:p>
          </table:table-cell>
          <table:table-cell table:style-name="ce78" office:value-type="float" office:value="-8">
            <text:p>-8,0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244])" office:value-type="float" office:value="2014">
            <text:p>2014</text:p>
          </table:table-cell>
          <table:table-cell table:style-name="ce151" table:formula="of:=RIGHT(LEFT([.C244];4))" office:value-type="string" office:string-value="F">
            <text:p>F</text:p>
          </table:table-cell>
          <table:table-cell table:style-name="ce154" table:formula="of:=[.K244]&amp;[.H244]" office:value-type="string" office:string-value="FAP">
            <text:p>FAP</text:p>
          </table:table-cell>
          <table:table-cell table:style-name="ce151" table:formula="of:=[.L244]&amp;[.I244]" office:value-type="string" office:string-value="FAP">
            <text:p>FAP</text:p>
          </table:table-cell>
          <table:table-cell table:style-name="ce154" table:formula="of:=[.K244]&amp;[.J244]&amp;[.H244]" office:value-type="string" office:string-value="F2014AP">
            <text:p>F2014AP</text:p>
          </table:table-cell>
          <table:table-cell table:style-name="ce151" table:formula="of:=[.K244]&amp;[.J244]&amp;[.I244]" office:value-type="string" office:string-value="F2014">
            <text:p>F2014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07F345918</text:p>
          </table:table-cell>
          <table:table-cell table:style-name="ce55" office:value-type="date" office:date-value="2008-02-22">
            <text:p>22/02/08</text:p>
          </table:table-cell>
          <table:table-cell table:style-name="ce85" office:value-type="float" office:value="0.2">
            <text:p>0,20</text:p>
          </table:table-cell>
          <table:table-cell table:style-name="ce104" office:value-type="float" office:value="-2">
            <text:p>-2,00</text:p>
          </table:table-cell>
          <table:table-cell table:style-name="ce85" office:value-type="float" office:value="-98.8">
            <text:p>-98,8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45])" office:value-type="float" office:value="2008">
            <text:p>2008</text:p>
          </table:table-cell>
          <table:table-cell table:style-name="ce151" table:formula="of:=RIGHT(LEFT([.C245];4))" office:value-type="string" office:string-value="F">
            <text:p>F</text:p>
          </table:table-cell>
          <table:table-cell table:style-name="ce154" table:formula="of:=[.K245]&amp;[.H245]" office:value-type="string" office:string-value="FRP1">
            <text:p>FRP1</text:p>
          </table:table-cell>
          <table:table-cell table:style-name="ce151" table:formula="of:=[.L245]&amp;[.I245]" office:value-type="string" office:string-value="FRP1N">
            <text:p>FRP1N</text:p>
          </table:table-cell>
          <table:table-cell table:style-name="ce154" table:formula="of:=[.K245]&amp;[.J245]&amp;[.H245]" office:value-type="string" office:string-value="F2008RP1">
            <text:p>F2008RP1</text:p>
          </table:table-cell>
          <table:table-cell table:style-name="ce151" table:formula="of:=[.K245]&amp;[.J245]&amp;[.I245]" office:value-type="string" office:string-value="F2008N">
            <text:p>F2008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4">
            <text:p>14/03/18</text:p>
          </table:table-cell>
          <table:table-cell table:style-name="ce43" office:value-type="string">
            <text:p>A06S708436</text:p>
          </table:table-cell>
          <table:table-cell table:style-name="ce55" office:value-type="date" office:date-value="2006-11-30">
            <text:p>30/11/06</text:p>
          </table:table-cell>
          <table:table-cell table:style-name="ce95" office:value-type="float" office:value="-0.52">
            <text:p>-0,52</text:p>
          </table:table-cell>
          <table:table-cell table:style-name="ce117" office:value-type="float" office:value="-4.8">
            <text:p>-4,80</text:p>
          </table:table-cell>
          <table:table-cell table:style-name="ce95" office:value-type="float" office:value="-11.8">
            <text:p>-11,8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46])" office:value-type="float" office:value="2006">
            <text:p>2006</text:p>
          </table:table-cell>
          <table:table-cell table:style-name="ce151" table:formula="of:=RIGHT(LEFT([.C246];4))" office:value-type="string" office:string-value="S">
            <text:p>S</text:p>
          </table:table-cell>
          <table:table-cell table:style-name="ce154" table:formula="of:=[.K246]&amp;[.H246]" office:value-type="string" office:string-value="SRP1">
            <text:p>SRP1</text:p>
          </table:table-cell>
          <table:table-cell table:style-name="ce151" table:formula="of:=[.L246]&amp;[.I246]" office:value-type="string" office:string-value="SRP1N">
            <text:p>SRP1N</text:p>
          </table:table-cell>
          <table:table-cell table:style-name="ce154" table:formula="of:=[.K246]&amp;[.J246]&amp;[.H246]" office:value-type="string" office:string-value="S2006RP1">
            <text:p>S2006RP1</text:p>
          </table:table-cell>
          <table:table-cell table:style-name="ce151" table:formula="of:=[.K246]&amp;[.J246]&amp;[.I246]" office:value-type="string" office:string-value="S2006N">
            <text:p>S2006N</text:p>
          </table:table-cell>
          <table:table-cell table:style-name="ce156"/>
          <table:table-cell/>
        </table:table-row>
        <table:table-row table:style-name="ro4">
          <table:table-cell table:style-name="ce13" office:value-type="string">
            <text:p>UN-MTO</text:p>
          </table:table-cell>
          <table:table-cell table:style-name="ce24" office:value-type="date" office:date-value="2018-03-15">
            <text:p>15/03/18</text:p>
          </table:table-cell>
          <table:table-cell table:style-name="ce45" office:value-type="string">
            <text:p>A09F322457</text:p>
          </table:table-cell>
          <table:table-cell table:style-name="ce56" office:value-type="date" office:date-value="2010-01-18">
            <text:p>18/01/10</text:p>
          </table:table-cell>
          <table:table-cell table:style-name="ce92" office:value-type="float" office:value="0.72">
            <text:p>0,72</text:p>
          </table:table-cell>
          <table:table-cell table:style-name="ce94" office:value-type="float" office:value="-2.6">
            <text:p>-2,60</text:p>
          </table:table-cell>
          <table:table-cell table:style-name="ce92" office:value-type="float" office:value="-96">
            <text:p>-96,00</text:p>
          </table:table-cell>
          <table:table-cell table:style-name="ce92" office:value-type="string">
            <text:p>RP1</text:p>
          </table:table-cell>
          <table:table-cell table:style-name="ce142" office:value-type="string">
            <text:p>N</text:p>
          </table:table-cell>
          <table:table-cell table:style-name="ce146" table:formula="of:=YEAR([.D247])" office:value-type="float" office:value="2010">
            <text:p>2010</text:p>
          </table:table-cell>
          <table:table-cell table:style-name="ce151" table:formula="of:=RIGHT(LEFT([.C247];4))" office:value-type="string" office:string-value="F">
            <text:p>F</text:p>
          </table:table-cell>
          <table:table-cell table:style-name="ce154" table:formula="of:=[.K247]&amp;[.H247]" office:value-type="string" office:string-value="FRP1">
            <text:p>FRP1</text:p>
          </table:table-cell>
          <table:table-cell table:style-name="ce151" table:formula="of:=[.L247]&amp;[.I247]" office:value-type="string" office:string-value="FRP1N">
            <text:p>FRP1N</text:p>
          </table:table-cell>
          <table:table-cell table:style-name="ce154" table:formula="of:=[.K247]&amp;[.J247]&amp;[.H247]" office:value-type="string" office:string-value="F2010RP1">
            <text:p>F2010RP1</text:p>
          </table:table-cell>
          <table:table-cell table:style-name="ce151" table:formula="of:=[.K247]&amp;[.J247]&amp;[.I247]" office:value-type="string" office:string-value="F2010N">
            <text:p>F2010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5">
            <text:p>15/03/18</text:p>
          </table:table-cell>
          <table:table-cell table:style-name="ce43" office:value-type="string">
            <text:p>A06F331059</text:p>
          </table:table-cell>
          <table:table-cell table:style-name="ce55" office:value-type="date" office:date-value="2016-11-11">
            <text:p>11/11/16</text:p>
          </table:table-cell>
          <table:table-cell table:style-name="ce78" office:value-type="float" office:value="-1.06">
            <text:p>-1,06</text:p>
          </table:table-cell>
          <table:table-cell table:style-name="ce107" office:value-type="float" office:value="1">
            <text:p>1,00</text:p>
          </table:table-cell>
          <table:table-cell table:style-name="ce78" office:value-type="float" office:value="1.4">
            <text:p>1,4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48])" office:value-type="float" office:value="2016">
            <text:p>2016</text:p>
          </table:table-cell>
          <table:table-cell table:style-name="ce151" table:formula="of:=RIGHT(LEFT([.C248];4))" office:value-type="string" office:string-value="F">
            <text:p>F</text:p>
          </table:table-cell>
          <table:table-cell table:style-name="ce154" table:formula="of:=[.K248]&amp;[.H248]" office:value-type="string" office:string-value="FAP">
            <text:p>FAP</text:p>
          </table:table-cell>
          <table:table-cell table:style-name="ce151" table:formula="of:=[.L248]&amp;[.I248]" office:value-type="string" office:string-value="FAP">
            <text:p>FAP</text:p>
          </table:table-cell>
          <table:table-cell table:style-name="ce154" table:formula="of:=[.K248]&amp;[.J248]&amp;[.H248]" office:value-type="string" office:string-value="F2016AP">
            <text:p>F2016AP</text:p>
          </table:table-cell>
          <table:table-cell table:style-name="ce151" table:formula="of:=[.K248]&amp;[.J248]&amp;[.I248]" office:value-type="string" office:string-value="F2016">
            <text:p>F2016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5">
            <text:p>15/03/18</text:p>
          </table:table-cell>
          <table:table-cell table:style-name="ce43" office:value-type="string">
            <text:p>A17F004301</text:p>
          </table:table-cell>
          <table:table-cell table:style-name="ce55" office:value-type="date" office:date-value="2017-02-22">
            <text:p>22/02/17</text:p>
          </table:table-cell>
          <table:table-cell table:style-name="ce78" office:value-type="float" office:value="0.16">
            <text:p>0,16</text:p>
          </table:table-cell>
          <table:table-cell table:style-name="ce107" office:value-type="float" office:value="0">
            <text:p>0,00</text:p>
          </table:table-cell>
          <table:table-cell table:style-name="ce78" office:value-type="float" office:value="-11.8">
            <text:p>-11,8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49])" office:value-type="float" office:value="2017">
            <text:p>2017</text:p>
          </table:table-cell>
          <table:table-cell table:style-name="ce151" table:formula="of:=RIGHT(LEFT([.C249];4))" office:value-type="string" office:string-value="F">
            <text:p>F</text:p>
          </table:table-cell>
          <table:table-cell table:style-name="ce154" table:formula="of:=[.K249]&amp;[.H249]" office:value-type="string" office:string-value="FRP1">
            <text:p>FRP1</text:p>
          </table:table-cell>
          <table:table-cell table:style-name="ce151" table:formula="of:=[.L249]&amp;[.I249]" office:value-type="string" office:string-value="FRP1N">
            <text:p>FRP1N</text:p>
          </table:table-cell>
          <table:table-cell table:style-name="ce154" table:formula="of:=[.K249]&amp;[.J249]&amp;[.H249]" office:value-type="string" office:string-value="F2017RP1">
            <text:p>F2017RP1</text:p>
          </table:table-cell>
          <table:table-cell table:style-name="ce151" table:formula="of:=[.K249]&amp;[.J249]&amp;[.I249]" office:value-type="string" office:string-value="F2017N">
            <text:p>F2017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5">
            <text:p>15/03/18</text:p>
          </table:table-cell>
          <table:table-cell table:style-name="ce43" office:value-type="string">
            <text:p>A10F087365</text:p>
          </table:table-cell>
          <table:table-cell table:style-name="ce55" office:value-type="date" office:date-value="2010-06-10">
            <text:p>10/06/10</text:p>
          </table:table-cell>
          <table:table-cell table:style-name="ce85" office:value-type="float" office:value="-2.52">
            <text:p>-2,52</text:p>
          </table:table-cell>
          <table:table-cell table:style-name="ce104" office:value-type="float" office:value="-1.8">
            <text:p>-1,80</text:p>
          </table:table-cell>
          <table:table-cell table:style-name="ce85" office:value-type="float" office:value="-16.8">
            <text:p>-16,80</text:p>
          </table:table-cell>
          <table:table-cell table:style-name="ce78" office:value-type="string">
            <text:p>RP1</text:p>
          </table:table-cell>
          <table:table-cell table:style-name="ce140" office:value-type="string">
            <text:p>N</text:p>
          </table:table-cell>
          <table:table-cell table:style-name="ce146" table:formula="of:=YEAR([.D250])" office:value-type="float" office:value="2010">
            <text:p>2010</text:p>
          </table:table-cell>
          <table:table-cell table:style-name="ce151" table:formula="of:=RIGHT(LEFT([.C250];4))" office:value-type="string" office:string-value="F">
            <text:p>F</text:p>
          </table:table-cell>
          <table:table-cell table:style-name="ce154" table:formula="of:=[.K250]&amp;[.H250]" office:value-type="string" office:string-value="FRP1">
            <text:p>FRP1</text:p>
          </table:table-cell>
          <table:table-cell table:style-name="ce151" table:formula="of:=[.L250]&amp;[.I250]" office:value-type="string" office:string-value="FRP1N">
            <text:p>FRP1N</text:p>
          </table:table-cell>
          <table:table-cell table:style-name="ce154" table:formula="of:=[.K250]&amp;[.J250]&amp;[.H250]" office:value-type="string" office:string-value="F2010RP1">
            <text:p>F2010RP1</text:p>
          </table:table-cell>
          <table:table-cell table:style-name="ce151" table:formula="of:=[.K250]&amp;[.J250]&amp;[.I250]" office:value-type="string" office:string-value="F2010N">
            <text:p>F2010N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5">
            <text:p>15/03/18</text:p>
          </table:table-cell>
          <table:table-cell table:style-name="ce43" office:value-type="string">
            <text:p>A08F241500</text:p>
          </table:table-cell>
          <table:table-cell table:style-name="ce55" office:value-type="date" office:date-value="2017-05-17">
            <text:p>17/05/17</text:p>
          </table:table-cell>
          <table:table-cell table:style-name="ce95" office:value-type="float" office:value="-0.58">
            <text:p>-0,58</text:p>
          </table:table-cell>
          <table:table-cell table:style-name="ce117" office:value-type="float" office:value="0.6">
            <text:p>0,60</text:p>
          </table:table-cell>
          <table:table-cell table:style-name="ce95" office:value-type="float" office:value="1">
            <text:p>1,00</text:p>
          </table:table-cell>
          <table:table-cell table:style-name="ce78" office:value-type="string">
            <text:p>AP</text:p>
          </table:table-cell>
          <table:table-cell table:style-name="ce78"/>
          <table:table-cell table:style-name="ce146" table:formula="of:=YEAR([.D251])" office:value-type="float" office:value="2017">
            <text:p>2017</text:p>
          </table:table-cell>
          <table:table-cell table:style-name="ce151" table:formula="of:=RIGHT(LEFT([.C251];4))" office:value-type="string" office:string-value="F">
            <text:p>F</text:p>
          </table:table-cell>
          <table:table-cell table:style-name="ce154" table:formula="of:=[.K251]&amp;[.H251]" office:value-type="string" office:string-value="FAP">
            <text:p>FAP</text:p>
          </table:table-cell>
          <table:table-cell table:style-name="ce151" table:formula="of:=[.L251]&amp;[.I251]" office:value-type="string" office:string-value="FAP">
            <text:p>FAP</text:p>
          </table:table-cell>
          <table:table-cell table:style-name="ce154" table:formula="of:=[.K251]&amp;[.J251]&amp;[.H251]" office:value-type="string" office:string-value="F2017AP">
            <text:p>F2017AP</text:p>
          </table:table-cell>
          <table:table-cell table:style-name="ce151" table:formula="of:=[.K251]&amp;[.J251]&amp;[.I251]" office:value-type="string" office:string-value="F2017">
            <text:p>F2017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5">
            <text:p>15/03/18</text:p>
          </table:table-cell>
          <table:table-cell table:style-name="ce43" office:value-type="string">
            <text:p>A03S213201</text:p>
          </table:table-cell>
          <table:table-cell table:style-name="ce55" office:value-type="date" office:date-value="2011-03-21">
            <text:p>21/03/11</text:p>
          </table:table-cell>
          <table:table-cell table:style-name="ce95" office:value-type="float" office:value="-0.58">
            <text:p>-0,58</text:p>
          </table:table-cell>
          <table:table-cell table:style-name="ce117" office:value-type="float" office:value="0.6">
            <text:p>0,60</text:p>
          </table:table-cell>
          <table:table-cell table:style-name="ce95" office:value-type="float" office:value="-7">
            <text:p>-7,00</text:p>
          </table:table-cell>
          <table:table-cell table:style-name="ce78" office:value-type="string">
            <text:p>AP</text:p>
          </table:table-cell>
          <table:table-cell table:style-name="ce140"/>
          <table:table-cell table:style-name="ce146" table:formula="of:=YEAR([.D252])" office:value-type="float" office:value="2011">
            <text:p>2011</text:p>
          </table:table-cell>
          <table:table-cell table:style-name="ce151" table:formula="of:=RIGHT(LEFT([.C252];4))" office:value-type="string" office:string-value="S">
            <text:p>S</text:p>
          </table:table-cell>
          <table:table-cell table:style-name="ce154" table:formula="of:=[.K252]&amp;[.H252]" office:value-type="string" office:string-value="SAP">
            <text:p>SAP</text:p>
          </table:table-cell>
          <table:table-cell table:style-name="ce151" table:formula="of:=[.L252]&amp;[.I252]" office:value-type="string" office:string-value="SAP">
            <text:p>SAP</text:p>
          </table:table-cell>
          <table:table-cell table:style-name="ce154" table:formula="of:=[.K252]&amp;[.J252]&amp;[.H252]" office:value-type="string" office:string-value="S2011AP">
            <text:p>S2011AP</text:p>
          </table:table-cell>
          <table:table-cell table:style-name="ce151" table:formula="of:=[.K252]&amp;[.J252]&amp;[.I252]" office:value-type="string" office:string-value="S2011">
            <text:p>S2011</text:p>
          </table:table-cell>
          <table:table-cell table:style-name="ce156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3-15">
            <text:p>15/03/18</text:p>
          </table:table-cell>
          <table:table-cell table:style-name="ce35" office:value-type="string">
            <text:p>A10N394166</text:p>
          </table:table-cell>
          <table:table-cell table:style-name="ce53" office:value-type="date" office:date-value="2010-09-25">
            <text:p>25/09/10</text:p>
          </table:table-cell>
          <table:table-cell table:style-name="ce95" office:value-type="float" office:value="0.7">
            <text:p>0,70</text:p>
          </table:table-cell>
          <table:table-cell table:style-name="ce117" office:value-type="float" office:value="0">
            <text:p>0,00</text:p>
          </table:table-cell>
          <table:table-cell table:style-name="ce95" office:value-type="float" office:value="-5.5">
            <text:p>-5,5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53])" office:value-type="float" office:value="2010">
            <text:p>2010</text:p>
          </table:table-cell>
          <table:table-cell table:style-name="ce151" table:formula="of:=RIGHT(LEFT([.C253];4))" office:value-type="string" office:string-value="N">
            <text:p>N</text:p>
          </table:table-cell>
          <table:table-cell table:style-name="ce154" table:formula="of:=[.K253]&amp;[.H253]" office:value-type="string" office:string-value="NAP">
            <text:p>NAP</text:p>
          </table:table-cell>
          <table:table-cell table:style-name="ce151" table:formula="of:=[.L253]&amp;[.I253]" office:value-type="string" office:string-value="NAP">
            <text:p>NAP</text:p>
          </table:table-cell>
          <table:table-cell table:style-name="ce154" table:formula="of:=[.K253]&amp;[.J253]&amp;[.H253]" office:value-type="string" office:string-value="N2010AP">
            <text:p>N2010AP</text:p>
          </table:table-cell>
          <table:table-cell table:style-name="ce151" table:formula="of:=[.K253]&amp;[.J253]&amp;[.I253]" office:value-type="string" office:string-value="N2010">
            <text:p>N2010</text:p>
          </table:table-cell>
          <table:table-cell table:style-name="ce15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10N394240</text:p>
          </table:table-cell>
          <table:table-cell table:style-name="ce68" office:value-type="date" office:date-value="2011-04-01">
            <text:p>01/04/11</text:p>
          </table:table-cell>
          <table:table-cell table:style-name="ce95" office:value-type="float" office:value="0.8">
            <text:p>0,80</text:p>
          </table:table-cell>
          <table:table-cell table:style-name="ce117" office:value-type="float" office:value="0">
            <text:p>0,00</text:p>
          </table:table-cell>
          <table:table-cell table:style-name="ce95" office:value-type="float" office:value="-8.5">
            <text:p>-8,5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54])" office:value-type="float" office:value="2011">
            <text:p>2011</text:p>
          </table:table-cell>
          <table:table-cell table:style-name="ce151" table:formula="of:=RIGHT(LEFT([.C254];4))" office:value-type="string" office:string-value="N">
            <text:p>N</text:p>
          </table:table-cell>
          <table:table-cell table:style-name="ce154" table:formula="of:=[.K254]&amp;[.H254]" office:value-type="string" office:string-value="NAP">
            <text:p>NAP</text:p>
          </table:table-cell>
          <table:table-cell table:style-name="ce151" table:formula="of:=[.L254]&amp;[.I254]" office:value-type="string" office:string-value="NAP">
            <text:p>NAP</text:p>
          </table:table-cell>
          <table:table-cell table:style-name="ce154" table:formula="of:=[.K254]&amp;[.J254]&amp;[.H254]" office:value-type="string" office:string-value="N2011AP">
            <text:p>N2011AP</text:p>
          </table:table-cell>
          <table:table-cell table:style-name="ce151" table:formula="of:=[.K254]&amp;[.J254]&amp;[.I254]" office:value-type="string" office:string-value="N2011">
            <text:p>N2011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15F137456</text:p>
          </table:table-cell>
          <table:table-cell table:style-name="ce68" office:value-type="date" office:date-value="2015-06-30">
            <text:p>30/06/15</text:p>
          </table:table-cell>
          <table:table-cell table:style-name="ce95" office:value-type="float" office:value="-2.12">
            <text:p>-2,12</text:p>
          </table:table-cell>
          <table:table-cell table:style-name="ce117" office:value-type="float" office:value="-1.4">
            <text:p>-1,40</text:p>
          </table:table-cell>
          <table:table-cell table:style-name="ce95" office:value-type="float" office:value="-5.4">
            <text:p>-5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55])" office:value-type="float" office:value="2015">
            <text:p>2015</text:p>
          </table:table-cell>
          <table:table-cell table:style-name="ce151" table:formula="of:=RIGHT(LEFT([.C255];4))" office:value-type="string" office:string-value="F">
            <text:p>F</text:p>
          </table:table-cell>
          <table:table-cell table:style-name="ce154" table:formula="of:=[.K255]&amp;[.H255]" office:value-type="string" office:string-value="FAP">
            <text:p>FAP</text:p>
          </table:table-cell>
          <table:table-cell table:style-name="ce151" table:formula="of:=[.L255]&amp;[.I255]" office:value-type="string" office:string-value="FAP">
            <text:p>FAP</text:p>
          </table:table-cell>
          <table:table-cell table:style-name="ce154" table:formula="of:=[.K255]&amp;[.J255]&amp;[.H255]" office:value-type="string" office:string-value="F2015AP">
            <text:p>F2015AP</text:p>
          </table:table-cell>
          <table:table-cell table:style-name="ce151" table:formula="of:=[.K255]&amp;[.J255]&amp;[.I255]" office:value-type="string" office:string-value="F2015">
            <text:p>F2015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08F462597</text:p>
          </table:table-cell>
          <table:table-cell table:style-name="ce68" office:value-type="date" office:date-value="2016-05-04">
            <text:p>04/05/16</text:p>
          </table:table-cell>
          <table:table-cell table:style-name="ce96" office:value-type="float" office:value="-0.04">
            <text:p>-0,04</text:p>
          </table:table-cell>
          <table:table-cell table:style-name="ce118" office:value-type="float" office:value="-1">
            <text:p>-1,00</text:p>
          </table:table-cell>
          <table:table-cell table:style-name="ce96" office:value-type="float" office:value="-28">
            <text:p>-28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56])" office:value-type="float" office:value="2016">
            <text:p>2016</text:p>
          </table:table-cell>
          <table:table-cell table:style-name="ce151" table:formula="of:=RIGHT(LEFT([.C256];4))" office:value-type="string" office:string-value="F">
            <text:p>F</text:p>
          </table:table-cell>
          <table:table-cell table:style-name="ce154" table:formula="of:=[.K256]&amp;[.H256]" office:value-type="string" office:string-value="FRP1">
            <text:p>FRP1</text:p>
          </table:table-cell>
          <table:table-cell table:style-name="ce151" table:formula="of:=[.L256]&amp;[.I256]" office:value-type="string" office:string-value="FRP1N">
            <text:p>FRP1N</text:p>
          </table:table-cell>
          <table:table-cell table:style-name="ce154" table:formula="of:=[.K256]&amp;[.J256]&amp;[.H256]" office:value-type="string" office:string-value="F2016RP1">
            <text:p>F2016RP1</text:p>
          </table:table-cell>
          <table:table-cell table:style-name="ce151" table:formula="of:=[.K256]&amp;[.J256]&amp;[.I256]" office:value-type="string" office:string-value="F2016N">
            <text:p>F2016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14F119180</text:p>
          </table:table-cell>
          <table:table-cell table:style-name="ce68" office:value-type="date" office:date-value="2014-07-01">
            <text:p>01/07/14</text:p>
          </table:table-cell>
          <table:table-cell table:style-name="ce95" office:value-type="float" office:value="-1.24">
            <text:p>-1,24</text:p>
          </table:table-cell>
          <table:table-cell table:style-name="ce117" office:value-type="float" office:value="0.4">
            <text:p>0,40</text:p>
          </table:table-cell>
          <table:table-cell table:style-name="ce95" office:value-type="float" office:value="-3.8">
            <text:p>-3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57])" office:value-type="float" office:value="2014">
            <text:p>2014</text:p>
          </table:table-cell>
          <table:table-cell table:style-name="ce151" table:formula="of:=RIGHT(LEFT([.C257];4))" office:value-type="string" office:string-value="F">
            <text:p>F</text:p>
          </table:table-cell>
          <table:table-cell table:style-name="ce154" table:formula="of:=[.K257]&amp;[.H257]" office:value-type="string" office:string-value="FAP">
            <text:p>FAP</text:p>
          </table:table-cell>
          <table:table-cell table:style-name="ce151" table:formula="of:=[.L257]&amp;[.I257]" office:value-type="string" office:string-value="FAP">
            <text:p>FAP</text:p>
          </table:table-cell>
          <table:table-cell table:style-name="ce154" table:formula="of:=[.K257]&amp;[.J257]&amp;[.H257]" office:value-type="string" office:string-value="F2014AP">
            <text:p>F2014AP</text:p>
          </table:table-cell>
          <table:table-cell table:style-name="ce151" table:formula="of:=[.K257]&amp;[.J257]&amp;[.I257]" office:value-type="string" office:string-value="F2014">
            <text:p>F2014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14F441176</text:p>
          </table:table-cell>
          <table:table-cell table:style-name="ce68" office:value-type="date" office:date-value="2015-01-05">
            <text:p>05/01/15</text:p>
          </table:table-cell>
          <table:table-cell table:style-name="ce95" office:value-type="float" office:value="-1.84">
            <text:p>-1,84</text:p>
          </table:table-cell>
          <table:table-cell table:style-name="ce117" office:value-type="float" office:value="0">
            <text:p>0,00</text:p>
          </table:table-cell>
          <table:table-cell table:style-name="ce95" office:value-type="float" office:value="-17">
            <text:p>-17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58])" office:value-type="float" office:value="2015">
            <text:p>2015</text:p>
          </table:table-cell>
          <table:table-cell table:style-name="ce151" table:formula="of:=RIGHT(LEFT([.C258];4))" office:value-type="string" office:string-value="F">
            <text:p>F</text:p>
          </table:table-cell>
          <table:table-cell table:style-name="ce154" table:formula="of:=[.K258]&amp;[.H258]" office:value-type="string" office:string-value="FRP1">
            <text:p>FRP1</text:p>
          </table:table-cell>
          <table:table-cell table:style-name="ce151" table:formula="of:=[.L258]&amp;[.I258]" office:value-type="string" office:string-value="FRP1N">
            <text:p>FRP1N</text:p>
          </table:table-cell>
          <table:table-cell table:style-name="ce154" table:formula="of:=[.K258]&amp;[.J258]&amp;[.H258]" office:value-type="string" office:string-value="F2015RP1">
            <text:p>F2015RP1</text:p>
          </table:table-cell>
          <table:table-cell table:style-name="ce151" table:formula="of:=[.K258]&amp;[.J258]&amp;[.I258]" office:value-type="string" office:string-value="F2015N">
            <text:p>F2015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07S357426</text:p>
          </table:table-cell>
          <table:table-cell table:style-name="ce68" office:value-type="date" office:date-value="2014-02-03">
            <text:p>03/02/14</text:p>
          </table:table-cell>
          <table:table-cell table:style-name="ce95" office:value-type="float" office:value="-1.24">
            <text:p>-1,24</text:p>
          </table:table-cell>
          <table:table-cell table:style-name="ce117" office:value-type="float" office:value="-1">
            <text:p>-1,00</text:p>
          </table:table-cell>
          <table:table-cell table:style-name="ce95" office:value-type="float" office:value="-5">
            <text:p>-5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59])" office:value-type="float" office:value="2014">
            <text:p>2014</text:p>
          </table:table-cell>
          <table:table-cell table:style-name="ce151" table:formula="of:=RIGHT(LEFT([.C259];4))" office:value-type="string" office:string-value="S">
            <text:p>S</text:p>
          </table:table-cell>
          <table:table-cell table:style-name="ce154" table:formula="of:=[.K259]&amp;[.H259]" office:value-type="string" office:string-value="SAP">
            <text:p>SAP</text:p>
          </table:table-cell>
          <table:table-cell table:style-name="ce151" table:formula="of:=[.L259]&amp;[.I259]" office:value-type="string" office:string-value="SAP">
            <text:p>SAP</text:p>
          </table:table-cell>
          <table:table-cell table:style-name="ce154" table:formula="of:=[.K259]&amp;[.J259]&amp;[.H259]" office:value-type="string" office:string-value="S2014AP">
            <text:p>S2014AP</text:p>
          </table:table-cell>
          <table:table-cell table:style-name="ce151" table:formula="of:=[.K259]&amp;[.J259]&amp;[.I259]" office:value-type="string" office:string-value="S2014">
            <text:p>S2014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16F256208</text:p>
          </table:table-cell>
          <table:table-cell table:style-name="ce68" office:value-type="date" office:date-value="2017-02-14">
            <text:p>14/02/17</text:p>
          </table:table-cell>
          <table:table-cell table:style-name="ce95" office:value-type="float" office:value="-1.08">
            <text:p>-1,08</text:p>
          </table:table-cell>
          <table:table-cell table:style-name="ce117" office:value-type="float" office:value="0">
            <text:p>0,00</text:p>
          </table:table-cell>
          <table:table-cell table:style-name="ce95" office:value-type="float" office:value="-9.4">
            <text:p>-9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60])" office:value-type="float" office:value="2017">
            <text:p>2017</text:p>
          </table:table-cell>
          <table:table-cell table:style-name="ce151" table:formula="of:=RIGHT(LEFT([.C260];4))" office:value-type="string" office:string-value="F">
            <text:p>F</text:p>
          </table:table-cell>
          <table:table-cell table:style-name="ce154" table:formula="of:=[.K260]&amp;[.H260]" office:value-type="string" office:string-value="FAP">
            <text:p>FAP</text:p>
          </table:table-cell>
          <table:table-cell table:style-name="ce151" table:formula="of:=[.L260]&amp;[.I260]" office:value-type="string" office:string-value="FAP">
            <text:p>FAP</text:p>
          </table:table-cell>
          <table:table-cell table:style-name="ce154" table:formula="of:=[.K260]&amp;[.J260]&amp;[.H260]" office:value-type="string" office:string-value="F2017AP">
            <text:p>F2017AP</text:p>
          </table:table-cell>
          <table:table-cell table:style-name="ce151" table:formula="of:=[.K260]&amp;[.J260]&amp;[.I260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16F273664</text:p>
          </table:table-cell>
          <table:table-cell table:style-name="ce68" office:value-type="date" office:date-value="2017-03-06">
            <text:p>06/03/17</text:p>
          </table:table-cell>
          <table:table-cell table:style-name="ce96" office:value-type="float" office:value="-0.54">
            <text:p>-0,54</text:p>
          </table:table-cell>
          <table:table-cell table:style-name="ce118" office:value-type="float" office:value="1.4">
            <text:p>1,40</text:p>
          </table:table-cell>
          <table:table-cell table:style-name="ce96" office:value-type="float" office:value="-0.4">
            <text:p>-0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61])" office:value-type="float" office:value="2017">
            <text:p>2017</text:p>
          </table:table-cell>
          <table:table-cell table:style-name="ce151" table:formula="of:=RIGHT(LEFT([.C261];4))" office:value-type="string" office:string-value="F">
            <text:p>F</text:p>
          </table:table-cell>
          <table:table-cell table:style-name="ce154" table:formula="of:=[.K261]&amp;[.H261]" office:value-type="string" office:string-value="FAP">
            <text:p>FAP</text:p>
          </table:table-cell>
          <table:table-cell table:style-name="ce151" table:formula="of:=[.L261]&amp;[.I261]" office:value-type="string" office:string-value="FAP">
            <text:p>FAP</text:p>
          </table:table-cell>
          <table:table-cell table:style-name="ce154" table:formula="of:=[.K261]&amp;[.J261]&amp;[.H261]" office:value-type="string" office:string-value="F2017AP">
            <text:p>F2017AP</text:p>
          </table:table-cell>
          <table:table-cell table:style-name="ce151" table:formula="of:=[.K261]&amp;[.J261]&amp;[.I261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06F439011</text:p>
          </table:table-cell>
          <table:table-cell table:style-name="ce68" office:value-type="date" office:date-value="2016-12-26">
            <text:p>26/12/16</text:p>
          </table:table-cell>
          <table:table-cell table:style-name="ce95" office:value-type="float" office:value="-1.96">
            <text:p>-1,96</text:p>
          </table:table-cell>
          <table:table-cell table:style-name="ce117" office:value-type="float" office:value="0.6">
            <text:p>0,60</text:p>
          </table:table-cell>
          <table:table-cell table:style-name="ce95" office:value-type="float" office:value="-3.6">
            <text:p>-3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62])" office:value-type="float" office:value="2016">
            <text:p>2016</text:p>
          </table:table-cell>
          <table:table-cell table:style-name="ce151" table:formula="of:=RIGHT(LEFT([.C262];4))" office:value-type="string" office:string-value="F">
            <text:p>F</text:p>
          </table:table-cell>
          <table:table-cell table:style-name="ce154" table:formula="of:=[.K262]&amp;[.H262]" office:value-type="string" office:string-value="FAP">
            <text:p>FAP</text:p>
          </table:table-cell>
          <table:table-cell table:style-name="ce151" table:formula="of:=[.L262]&amp;[.I262]" office:value-type="string" office:string-value="FAP">
            <text:p>FAP</text:p>
          </table:table-cell>
          <table:table-cell table:style-name="ce154" table:formula="of:=[.K262]&amp;[.J262]&amp;[.H262]" office:value-type="string" office:string-value="F2016AP">
            <text:p>F2016AP</text:p>
          </table:table-cell>
          <table:table-cell table:style-name="ce151" table:formula="of:=[.K262]&amp;[.J262]&amp;[.I262]" office:value-type="string" office:string-value="F2016">
            <text:p>F2016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17F062971</text:p>
          </table:table-cell>
          <table:table-cell table:style-name="ce68" office:value-type="date" office:date-value="2017-07-17">
            <text:p>17/07/17</text:p>
          </table:table-cell>
          <table:table-cell table:style-name="ce97" office:value-type="float" office:value="-1.04">
            <text:p>-1,04</text:p>
          </table:table-cell>
          <table:table-cell table:style-name="ce117" office:value-type="float" office:value="-0.6">
            <text:p>-0,60</text:p>
          </table:table-cell>
          <table:table-cell table:style-name="ce129" office:value-type="float" office:value="-10.4">
            <text:p>-10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63])" office:value-type="float" office:value="2017">
            <text:p>2017</text:p>
          </table:table-cell>
          <table:table-cell table:style-name="ce151" table:formula="of:=RIGHT(LEFT([.C263];4))" office:value-type="string" office:string-value="F">
            <text:p>F</text:p>
          </table:table-cell>
          <table:table-cell table:style-name="ce154" table:formula="of:=[.K263]&amp;[.H263]" office:value-type="string" office:string-value="FRP1">
            <text:p>FRP1</text:p>
          </table:table-cell>
          <table:table-cell table:style-name="ce151" table:formula="of:=[.L263]&amp;[.I263]" office:value-type="string" office:string-value="FRP1N">
            <text:p>FRP1N</text:p>
          </table:table-cell>
          <table:table-cell table:style-name="ce154" table:formula="of:=[.K263]&amp;[.J263]&amp;[.H263]" office:value-type="string" office:string-value="F2017RP1">
            <text:p>F2017RP1</text:p>
          </table:table-cell>
          <table:table-cell table:style-name="ce151" table:formula="of:=[.K263]&amp;[.J263]&amp;[.I263]" office:value-type="string" office:string-value="F2017N">
            <text:p>F2017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11F223920</text:p>
          </table:table-cell>
          <table:table-cell table:style-name="ce68" office:value-type="date" office:date-value="2012-01-18">
            <text:p>18/01/12</text:p>
          </table:table-cell>
          <table:table-cell table:style-name="ce95" office:value-type="float" office:value="0.62">
            <text:p>0,62</text:p>
          </table:table-cell>
          <table:table-cell table:style-name="ce117" office:value-type="float" office:value="-0.8">
            <text:p>-0,80</text:p>
          </table:table-cell>
          <table:table-cell table:style-name="ce95" office:value-type="float" office:value="-59.2">
            <text:p>-59,2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64])" office:value-type="float" office:value="2012">
            <text:p>2012</text:p>
          </table:table-cell>
          <table:table-cell table:style-name="ce151" table:formula="of:=RIGHT(LEFT([.C264];4))" office:value-type="string" office:string-value="F">
            <text:p>F</text:p>
          </table:table-cell>
          <table:table-cell table:style-name="ce154" table:formula="of:=[.K264]&amp;[.H264]" office:value-type="string" office:string-value="FRP1">
            <text:p>FRP1</text:p>
          </table:table-cell>
          <table:table-cell table:style-name="ce151" table:formula="of:=[.L264]&amp;[.I264]" office:value-type="string" office:string-value="FRP1N">
            <text:p>FRP1N</text:p>
          </table:table-cell>
          <table:table-cell table:style-name="ce154" table:formula="of:=[.K264]&amp;[.J264]&amp;[.H264]" office:value-type="string" office:string-value="F2012RP1">
            <text:p>F2012RP1</text:p>
          </table:table-cell>
          <table:table-cell table:style-name="ce151" table:formula="of:=[.K264]&amp;[.J264]&amp;[.I264]" office:value-type="string" office:string-value="F2012N">
            <text:p>F2012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12F035781</text:p>
          </table:table-cell>
          <table:table-cell table:style-name="ce68" office:value-type="date" office:date-value="2012-05-29">
            <text:p>29/05/12</text:p>
          </table:table-cell>
          <table:table-cell table:style-name="ce95" office:value-type="float" office:value="-1.24">
            <text:p>-1,24</text:p>
          </table:table-cell>
          <table:table-cell table:style-name="ce117" office:value-type="float" office:value="-2.2">
            <text:p>-2,20</text:p>
          </table:table-cell>
          <table:table-cell table:style-name="ce95" office:value-type="float" office:value="-6.6">
            <text:p>-6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65])" office:value-type="float" office:value="2012">
            <text:p>2012</text:p>
          </table:table-cell>
          <table:table-cell table:style-name="ce151" table:formula="of:=RIGHT(LEFT([.C265];4))" office:value-type="string" office:string-value="F">
            <text:p>F</text:p>
          </table:table-cell>
          <table:table-cell table:style-name="ce154" table:formula="of:=[.K265]&amp;[.H265]" office:value-type="string" office:string-value="FAP">
            <text:p>FAP</text:p>
          </table:table-cell>
          <table:table-cell table:style-name="ce151" table:formula="of:=[.L265]&amp;[.I265]" office:value-type="string" office:string-value="FAP">
            <text:p>FAP</text:p>
          </table:table-cell>
          <table:table-cell table:style-name="ce154" table:formula="of:=[.K265]&amp;[.J265]&amp;[.H265]" office:value-type="string" office:string-value="F2012AP">
            <text:p>F2012AP</text:p>
          </table:table-cell>
          <table:table-cell table:style-name="ce151" table:formula="of:=[.K265]&amp;[.J265]&amp;[.I265]" office:value-type="string" office:string-value="F2012">
            <text:p>F2012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3-15">
            <text:p>15/03/18</text:p>
          </table:table-cell>
          <table:table-cell table:style-name="ce35" office:value-type="string">
            <text:p>A06F315941</text:p>
          </table:table-cell>
          <table:table-cell table:style-name="ce53" office:value-type="date" office:date-value="2006-06-21">
            <text:p>21/06/06</text:p>
          </table:table-cell>
          <table:table-cell table:style-name="ce95" office:value-type="float" office:value="-0.45">
            <text:p>-0,45</text:p>
          </table:table-cell>
          <table:table-cell table:style-name="ce117" office:value-type="float" office:value="1">
            <text:p>1,00</text:p>
          </table:table-cell>
          <table:table-cell table:style-name="ce95" office:value-type="float" office:value="-4.5">
            <text:p>-4,5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66])" office:value-type="float" office:value="2006">
            <text:p>2006</text:p>
          </table:table-cell>
          <table:table-cell table:style-name="ce151" table:formula="of:=RIGHT(LEFT([.C266];4))" office:value-type="string" office:string-value="F">
            <text:p>F</text:p>
          </table:table-cell>
          <table:table-cell table:style-name="ce154" table:formula="of:=[.K266]&amp;[.H266]" office:value-type="string" office:string-value="FAP">
            <text:p>FAP</text:p>
          </table:table-cell>
          <table:table-cell table:style-name="ce151" table:formula="of:=[.L266]&amp;[.I266]" office:value-type="string" office:string-value="FAP">
            <text:p>FAP</text:p>
          </table:table-cell>
          <table:table-cell table:style-name="ce154" table:formula="of:=[.K266]&amp;[.J266]&amp;[.H266]" office:value-type="string" office:string-value="F2006AP">
            <text:p>F2006AP</text:p>
          </table:table-cell>
          <table:table-cell table:style-name="ce151" table:formula="of:=[.K266]&amp;[.J266]&amp;[.I266]" office:value-type="string" office:string-value="F2006">
            <text:p>F2006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14L277839</text:p>
          </table:table-cell>
          <table:table-cell table:style-name="ce68" office:value-type="date" office:date-value="2016-07-25">
            <text:p>25/07/16</text:p>
          </table:table-cell>
          <table:table-cell table:style-name="ce95" office:value-type="float" office:value="-0.62">
            <text:p>-0,62</text:p>
          </table:table-cell>
          <table:table-cell table:style-name="ce117" office:value-type="float" office:value="-1">
            <text:p>-1,00</text:p>
          </table:table-cell>
          <table:table-cell table:style-name="ce95" office:value-type="float" office:value="-11.8">
            <text:p>-11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67])" office:value-type="float" office:value="2016">
            <text:p>2016</text:p>
          </table:table-cell>
          <table:table-cell table:style-name="ce151" table:formula="of:=RIGHT(LEFT([.C267];4))" office:value-type="string" office:string-value="L">
            <text:p>L</text:p>
          </table:table-cell>
          <table:table-cell table:style-name="ce154" table:formula="of:=[.K267]&amp;[.H267]" office:value-type="string" office:string-value="LRP1">
            <text:p>LRP1</text:p>
          </table:table-cell>
          <table:table-cell table:style-name="ce151" table:formula="of:=[.L267]&amp;[.I267]" office:value-type="string" office:string-value="LRP1N">
            <text:p>LRP1N</text:p>
          </table:table-cell>
          <table:table-cell table:style-name="ce154" table:formula="of:=[.K267]&amp;[.J267]&amp;[.H267]" office:value-type="string" office:string-value="L2016RP1">
            <text:p>L2016RP1</text:p>
          </table:table-cell>
          <table:table-cell table:style-name="ce151" table:formula="of:=[.K267]&amp;[.J267]&amp;[.I267]" office:value-type="string" office:string-value="L2016N">
            <text:p>L2016N</text:p>
          </table:table-cell>
          <table:table-cell table:style-name="ce169"/>
          <table:table-cell/>
        </table:table-row>
        <table:table-row table:style-name="ro4">
          <table:table-cell table:style-name="ce14" office:value-type="string">
            <text:p>UN-MTS </text:p>
          </table:table-cell>
          <table:table-cell table:style-name="ce22" office:value-type="date" office:date-value="2018-03-15">
            <text:p>15/03/18</text:p>
          </table:table-cell>
          <table:table-cell table:style-name="ce46" office:value-type="string">
            <text:p>A09S013095</text:p>
          </table:table-cell>
          <table:table-cell table:style-name="ce68" office:value-type="date" office:date-value="2010-09-27">
            <text:p>27/09/10</text:p>
          </table:table-cell>
          <table:table-cell table:style-name="ce97" office:value-type="float" office:value="-0.42">
            <text:p>-0,42</text:p>
          </table:table-cell>
          <table:table-cell table:style-name="ce117" office:value-type="float" office:value="0">
            <text:p>0,00</text:p>
          </table:table-cell>
          <table:table-cell table:style-name="ce97" office:value-type="float" office:value="-3.4">
            <text:p>-3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68])" office:value-type="float" office:value="2010">
            <text:p>2010</text:p>
          </table:table-cell>
          <table:table-cell table:style-name="ce151" table:formula="of:=RIGHT(LEFT([.C268];4))" office:value-type="string" office:string-value="S">
            <text:p>S</text:p>
          </table:table-cell>
          <table:table-cell table:style-name="ce154" table:formula="of:=[.K268]&amp;[.H268]" office:value-type="string" office:string-value="SAP">
            <text:p>SAP</text:p>
          </table:table-cell>
          <table:table-cell table:style-name="ce151" table:formula="of:=[.L268]&amp;[.I268]" office:value-type="string" office:string-value="SAP">
            <text:p>SAP</text:p>
          </table:table-cell>
          <table:table-cell table:style-name="ce154" table:formula="of:=[.K268]&amp;[.J268]&amp;[.H268]" office:value-type="string" office:string-value="S2010AP">
            <text:p>S2010AP</text:p>
          </table:table-cell>
          <table:table-cell table:style-name="ce151" table:formula="of:=[.K268]&amp;[.J268]&amp;[.I268]" office:value-type="string" office:string-value="S2010">
            <text:p>S2010</text:p>
          </table:table-cell>
          <table:table-cell table:style-name="ce169"/>
          <table:table-cell/>
        </table:table-row>
        <table:table-row table:style-name="ro4">
          <table:table-cell table:style-name="ce15" office:value-type="string">
            <text:p>GEMED MAC </text:p>
          </table:table-cell>
          <table:table-cell table:style-name="ce24" office:value-type="date" office:date-value="2018-03-16">
            <text:p>16/03/18</text:p>
          </table:table-cell>
          <table:table-cell table:style-name="ce47" office:value-type="string">
            <text:p>A08F234337</text:p>
          </table:table-cell>
          <table:table-cell table:style-name="ce69" office:value-type="date" office:date-value="2015-01-26">
            <text:p>26/01/15</text:p>
          </table:table-cell>
          <table:table-cell table:style-name="ce98" office:value-type="float" office:value="-0.2">
            <text:p>-0,20</text:p>
          </table:table-cell>
          <table:table-cell table:style-name="ce119" office:value-type="float" office:value="0.2">
            <text:p>0,20</text:p>
          </table:table-cell>
          <table:table-cell table:style-name="ce98" office:value-type="float" office:value="-6">
            <text:p>-6,00</text:p>
          </table:table-cell>
          <table:table-cell table:style-name="ce133" office:value-type="string">
            <text:p>AP</text:p>
          </table:table-cell>
          <table:table-cell table:style-name="ce133"/>
          <table:table-cell table:style-name="ce146" table:formula="of:=YEAR([.D269])" office:value-type="float" office:value="2015">
            <text:p>2015</text:p>
          </table:table-cell>
          <table:table-cell table:style-name="ce151" table:formula="of:=RIGHT(LEFT([.C269];4))" office:value-type="string" office:string-value="F">
            <text:p>F</text:p>
          </table:table-cell>
          <table:table-cell table:style-name="ce154" table:formula="of:=[.K269]&amp;[.H269]" office:value-type="string" office:string-value="FAP">
            <text:p>FAP</text:p>
          </table:table-cell>
          <table:table-cell table:style-name="ce151" table:formula="of:=[.L269]&amp;[.I269]" office:value-type="string" office:string-value="FAP">
            <text:p>FAP</text:p>
          </table:table-cell>
          <table:table-cell table:style-name="ce154" table:formula="of:=[.K269]&amp;[.J269]&amp;[.H269]" office:value-type="string" office:string-value="F2015AP">
            <text:p>F2015AP</text:p>
          </table:table-cell>
          <table:table-cell table:style-name="ce151" table:formula="of:=[.K269]&amp;[.J269]&amp;[.I269]" office:value-type="string" office:string-value="F2015">
            <text:p>F2015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09F009866</text:p>
          </table:table-cell>
          <table:table-cell table:style-name="ce68" office:value-type="date" office:date-value="2009-04-03">
            <text:p>03/04/09</text:p>
          </table:table-cell>
          <table:table-cell table:style-name="ce95" office:value-type="float" office:value="0.24">
            <text:p>0,24</text:p>
          </table:table-cell>
          <table:table-cell table:style-name="ce117" office:value-type="float" office:value="-2">
            <text:p>-2,00</text:p>
          </table:table-cell>
          <table:table-cell table:style-name="ce95" office:value-type="float" office:value="-35">
            <text:p>-35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70])" office:value-type="float" office:value="2009">
            <text:p>2009</text:p>
          </table:table-cell>
          <table:table-cell table:style-name="ce151" table:formula="of:=RIGHT(LEFT([.C270];4))" office:value-type="string" office:string-value="F">
            <text:p>F</text:p>
          </table:table-cell>
          <table:table-cell table:style-name="ce154" table:formula="of:=[.K270]&amp;[.H270]" office:value-type="string" office:string-value="FRP1">
            <text:p>FRP1</text:p>
          </table:table-cell>
          <table:table-cell table:style-name="ce151" table:formula="of:=[.L270]&amp;[.I270]" office:value-type="string" office:string-value="FRP1N">
            <text:p>FRP1N</text:p>
          </table:table-cell>
          <table:table-cell table:style-name="ce154" table:formula="of:=[.K270]&amp;[.J270]&amp;[.H270]" office:value-type="string" office:string-value="F2009RP1">
            <text:p>F2009RP1</text:p>
          </table:table-cell>
          <table:table-cell table:style-name="ce151" table:formula="of:=[.K270]&amp;[.J270]&amp;[.I270]" office:value-type="string" office:string-value="F2009N">
            <text:p>F2009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11F328842</text:p>
          </table:table-cell>
          <table:table-cell table:style-name="ce68" office:value-type="date" office:date-value="2012-05-28">
            <text:p>28/05/12</text:p>
          </table:table-cell>
          <table:table-cell table:style-name="ce95" office:value-type="float" office:value="0.9">
            <text:p>0,90</text:p>
          </table:table-cell>
          <table:table-cell table:style-name="ce117" office:value-type="float" office:value="-1">
            <text:p>-1,00</text:p>
          </table:table-cell>
          <table:table-cell table:style-name="ce95" office:value-type="float" office:value="-24.4">
            <text:p>-24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71])" office:value-type="float" office:value="2012">
            <text:p>2012</text:p>
          </table:table-cell>
          <table:table-cell table:style-name="ce151" table:formula="of:=RIGHT(LEFT([.C271];4))" office:value-type="string" office:string-value="F">
            <text:p>F</text:p>
          </table:table-cell>
          <table:table-cell table:style-name="ce154" table:formula="of:=[.K271]&amp;[.H271]" office:value-type="string" office:string-value="FRP1">
            <text:p>FRP1</text:p>
          </table:table-cell>
          <table:table-cell table:style-name="ce151" table:formula="of:=[.L271]&amp;[.I271]" office:value-type="string" office:string-value="FRP1N">
            <text:p>FRP1N</text:p>
          </table:table-cell>
          <table:table-cell table:style-name="ce154" table:formula="of:=[.K271]&amp;[.J271]&amp;[.H271]" office:value-type="string" office:string-value="F2012RP1">
            <text:p>F2012RP1</text:p>
          </table:table-cell>
          <table:table-cell table:style-name="ce151" table:formula="of:=[.K271]&amp;[.J271]&amp;[.I271]" office:value-type="string" office:string-value="F2012N">
            <text:p>F2012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10F253541</text:p>
          </table:table-cell>
          <table:table-cell table:style-name="ce68" office:value-type="date" office:date-value="2012-10-23">
            <text:p>23/10/12</text:p>
          </table:table-cell>
          <table:table-cell table:style-name="ce95" office:value-type="float" office:value="0.86">
            <text:p>0,86</text:p>
          </table:table-cell>
          <table:table-cell table:style-name="ce117" office:value-type="float" office:value="0.6">
            <text:p>0,60</text:p>
          </table:table-cell>
          <table:table-cell table:style-name="ce95" office:value-type="float" office:value="-4.8">
            <text:p>-4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72])" office:value-type="float" office:value="2012">
            <text:p>2012</text:p>
          </table:table-cell>
          <table:table-cell table:style-name="ce151" table:formula="of:=RIGHT(LEFT([.C272];4))" office:value-type="string" office:string-value="F">
            <text:p>F</text:p>
          </table:table-cell>
          <table:table-cell table:style-name="ce154" table:formula="of:=[.K272]&amp;[.H272]" office:value-type="string" office:string-value="FAP">
            <text:p>FAP</text:p>
          </table:table-cell>
          <table:table-cell table:style-name="ce151" table:formula="of:=[.L272]&amp;[.I272]" office:value-type="string" office:string-value="FAP">
            <text:p>FAP</text:p>
          </table:table-cell>
          <table:table-cell table:style-name="ce154" table:formula="of:=[.K272]&amp;[.J272]&amp;[.H272]" office:value-type="string" office:string-value="F2012AP">
            <text:p>F2012AP</text:p>
          </table:table-cell>
          <table:table-cell table:style-name="ce151" table:formula="of:=[.K272]&amp;[.J272]&amp;[.I272]" office:value-type="string" office:string-value="F2012">
            <text:p>F2012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09F057088</text:p>
          </table:table-cell>
          <table:table-cell table:style-name="ce68" office:value-type="date" office:date-value="2009-04-23">
            <text:p>23/04/09</text:p>
          </table:table-cell>
          <table:table-cell table:style-name="ce95" office:value-type="float" office:value="-1.72">
            <text:p>-1,72</text:p>
          </table:table-cell>
          <table:table-cell table:style-name="ce117" office:value-type="float" office:value="-2.2">
            <text:p>-2,20</text:p>
          </table:table-cell>
          <table:table-cell table:style-name="ce95" office:value-type="float" office:value="-15.8">
            <text:p>-15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73])" office:value-type="float" office:value="2009">
            <text:p>2009</text:p>
          </table:table-cell>
          <table:table-cell table:style-name="ce151" table:formula="of:=RIGHT(LEFT([.C273];4))" office:value-type="string" office:string-value="F">
            <text:p>F</text:p>
          </table:table-cell>
          <table:table-cell table:style-name="ce154" table:formula="of:=[.K273]&amp;[.H273]" office:value-type="string" office:string-value="FRP1">
            <text:p>FRP1</text:p>
          </table:table-cell>
          <table:table-cell table:style-name="ce151" table:formula="of:=[.L273]&amp;[.I273]" office:value-type="string" office:string-value="FRP1N">
            <text:p>FRP1N</text:p>
          </table:table-cell>
          <table:table-cell table:style-name="ce154" table:formula="of:=[.K273]&amp;[.J273]&amp;[.H273]" office:value-type="string" office:string-value="F2009RP1">
            <text:p>F2009RP1</text:p>
          </table:table-cell>
          <table:table-cell table:style-name="ce151" table:formula="of:=[.K273]&amp;[.J273]&amp;[.I273]" office:value-type="string" office:string-value="F2009N">
            <text:p>F2009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11F186083</text:p>
          </table:table-cell>
          <table:table-cell table:style-name="ce68" office:value-type="date" office:date-value="2011-12-23">
            <text:p>23/12/11</text:p>
          </table:table-cell>
          <table:table-cell table:style-name="ce96" office:value-type="float" office:value="-100">
            <text:p>-100,00</text:p>
          </table:table-cell>
          <table:table-cell table:style-name="ce118" office:value-type="float" office:value="-100">
            <text:p>-100,00</text:p>
          </table:table-cell>
          <table:table-cell table:style-name="ce96" office:value-type="float" office:value="-100">
            <text:p>-100,0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N</text:p>
          </table:table-cell>
          <table:table-cell table:style-name="ce146" table:formula="of:=YEAR([.D274])" office:value-type="float" office:value="2011">
            <text:p>2011</text:p>
          </table:table-cell>
          <table:table-cell table:style-name="ce151" table:formula="of:=RIGHT(LEFT([.C274];4))" office:value-type="string" office:string-value="F">
            <text:p>F</text:p>
          </table:table-cell>
          <table:table-cell table:style-name="ce154" table:formula="of:=[.K274]&amp;[.H274]" office:value-type="string" office:string-value="FRP3">
            <text:p>FRP3</text:p>
          </table:table-cell>
          <table:table-cell table:style-name="ce151" table:formula="of:=[.L274]&amp;[.I274]" office:value-type="string" office:string-value="FRP3N">
            <text:p>FRP3N</text:p>
          </table:table-cell>
          <table:table-cell table:style-name="ce154" table:formula="of:=[.K274]&amp;[.J274]&amp;[.H274]" office:value-type="string" office:string-value="F2011RP3">
            <text:p>F2011RP3</text:p>
          </table:table-cell>
          <table:table-cell table:style-name="ce151" table:formula="of:=[.K274]&amp;[.J274]&amp;[.I274]" office:value-type="string" office:string-value="F2011N">
            <text:p>F2011N</text:p>
          </table:table-cell>
          <table:table-cell table:style-name="ce169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06F310184</text:p>
          </table:table-cell>
          <table:table-cell table:style-name="ce68" office:value-type="date" office:date-value="2017-03-02">
            <text:p>02/03/17</text:p>
          </table:table-cell>
          <table:table-cell table:style-name="ce96" office:value-type="float" office:value="0.46">
            <text:p>0,46</text:p>
          </table:table-cell>
          <table:table-cell table:style-name="ce118" office:value-type="float" office:value="-2">
            <text:p>-2,00</text:p>
          </table:table-cell>
          <table:table-cell table:style-name="ce96" office:value-type="float" office:value="-24.2">
            <text:p>-24,2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75])" office:value-type="float" office:value="2017">
            <text:p>2017</text:p>
          </table:table-cell>
          <table:table-cell table:style-name="ce151" table:formula="of:=RIGHT(LEFT([.C275];4))" office:value-type="string" office:string-value="F">
            <text:p>F</text:p>
          </table:table-cell>
          <table:table-cell table:style-name="ce154" table:formula="of:=[.K275]&amp;[.H275]" office:value-type="string" office:string-value="FRP1">
            <text:p>FRP1</text:p>
          </table:table-cell>
          <table:table-cell table:style-name="ce151" table:formula="of:=[.L275]&amp;[.I275]" office:value-type="string" office:string-value="FRP1N">
            <text:p>FRP1N</text:p>
          </table:table-cell>
          <table:table-cell table:style-name="ce154" table:formula="of:=[.K275]&amp;[.J275]&amp;[.H275]" office:value-type="string" office:string-value="F2017RP1">
            <text:p>F2017RP1</text:p>
          </table:table-cell>
          <table:table-cell table:style-name="ce151" table:formula="of:=[.K275]&amp;[.J275]&amp;[.I275]" office:value-type="string" office:string-value="F2017N">
            <text:p>F2017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12F285782</text:p>
          </table:table-cell>
          <table:table-cell table:style-name="ce68" office:value-type="date" office:date-value="2013-01-31">
            <text:p>31/01/13</text:p>
          </table:table-cell>
          <table:table-cell table:style-name="ce95" office:value-type="float" office:value="-100">
            <text:p>-100,00</text:p>
          </table:table-cell>
          <table:table-cell table:style-name="ce117" office:value-type="float" office:value="-100">
            <text:p>-100,00</text:p>
          </table:table-cell>
          <table:table-cell table:style-name="ce95" office:value-type="float" office:value="-100">
            <text:p>-100,0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N</text:p>
          </table:table-cell>
          <table:table-cell table:style-name="ce146" table:formula="of:=YEAR([.D276])" office:value-type="float" office:value="2013">
            <text:p>2013</text:p>
          </table:table-cell>
          <table:table-cell table:style-name="ce151" table:formula="of:=RIGHT(LEFT([.C276];4))" office:value-type="string" office:string-value="F">
            <text:p>F</text:p>
          </table:table-cell>
          <table:table-cell table:style-name="ce154" table:formula="of:=[.K276]&amp;[.H276]" office:value-type="string" office:string-value="FRP3">
            <text:p>FRP3</text:p>
          </table:table-cell>
          <table:table-cell table:style-name="ce151" table:formula="of:=[.L276]&amp;[.I276]" office:value-type="string" office:string-value="FRP3N">
            <text:p>FRP3N</text:p>
          </table:table-cell>
          <table:table-cell table:style-name="ce154" table:formula="of:=[.K276]&amp;[.J276]&amp;[.H276]" office:value-type="string" office:string-value="F2013RP3">
            <text:p>F2013RP3</text:p>
          </table:table-cell>
          <table:table-cell table:style-name="ce151" table:formula="of:=[.K276]&amp;[.J276]&amp;[.I276]" office:value-type="string" office:string-value="F2013N">
            <text:p>F2013N</text:p>
          </table:table-cell>
          <table:table-cell table:style-name="ce169" office:value-type="string">
            <text:p>filtro obstruido sem condições de Verificação</text:p>
          </table:table-cell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13F236215</text:p>
          </table:table-cell>
          <table:table-cell table:style-name="ce68" office:value-type="date" office:date-value="2013-12-20">
            <text:p>20/12/13</text:p>
          </table:table-cell>
          <table:table-cell table:style-name="ce85" office:value-type="float" office:value="-1.74">
            <text:p>-1,74</text:p>
          </table:table-cell>
          <table:table-cell table:style-name="ce104" office:value-type="float" office:value="-2.2">
            <text:p>-2,20</text:p>
          </table:table-cell>
          <table:table-cell table:style-name="ce85" office:value-type="float" office:value="-37.4">
            <text:p>-37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77])" office:value-type="float" office:value="2013">
            <text:p>2013</text:p>
          </table:table-cell>
          <table:table-cell table:style-name="ce151" table:formula="of:=RIGHT(LEFT([.C277];4))" office:value-type="string" office:string-value="F">
            <text:p>F</text:p>
          </table:table-cell>
          <table:table-cell table:style-name="ce154" table:formula="of:=[.K277]&amp;[.H277]" office:value-type="string" office:string-value="FRP1">
            <text:p>FRP1</text:p>
          </table:table-cell>
          <table:table-cell table:style-name="ce151" table:formula="of:=[.L277]&amp;[.I277]" office:value-type="string" office:string-value="FRP1N">
            <text:p>FRP1N</text:p>
          </table:table-cell>
          <table:table-cell table:style-name="ce154" table:formula="of:=[.K277]&amp;[.J277]&amp;[.H277]" office:value-type="string" office:string-value="F2013RP1">
            <text:p>F2013RP1</text:p>
          </table:table-cell>
          <table:table-cell table:style-name="ce151" table:formula="of:=[.K277]&amp;[.J277]&amp;[.I277]" office:value-type="string" office:string-value="F2013N">
            <text:p>F2013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11F291223</text:p>
          </table:table-cell>
          <table:table-cell table:style-name="ce68" office:value-type="date" office:date-value="2012-06-21">
            <text:p>21/06/12</text:p>
          </table:table-cell>
          <table:table-cell table:style-name="ce99" office:value-type="float" office:value="1.28">
            <text:p>1,28</text:p>
          </table:table-cell>
          <table:table-cell table:style-name="ce120" office:value-type="float" office:value="0">
            <text:p>0,00</text:p>
          </table:table-cell>
          <table:table-cell table:style-name="ce99" office:value-type="float" office:value="-14.8">
            <text:p>-14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78])" office:value-type="float" office:value="2012">
            <text:p>2012</text:p>
          </table:table-cell>
          <table:table-cell table:style-name="ce151" table:formula="of:=RIGHT(LEFT([.C278];4))" office:value-type="string" office:string-value="F">
            <text:p>F</text:p>
          </table:table-cell>
          <table:table-cell table:style-name="ce154" table:formula="of:=[.K278]&amp;[.H278]" office:value-type="string" office:string-value="FRP1">
            <text:p>FRP1</text:p>
          </table:table-cell>
          <table:table-cell table:style-name="ce151" table:formula="of:=[.L278]&amp;[.I278]" office:value-type="string" office:string-value="FRP1N">
            <text:p>FRP1N</text:p>
          </table:table-cell>
          <table:table-cell table:style-name="ce154" table:formula="of:=[.K278]&amp;[.J278]&amp;[.H278]" office:value-type="string" office:string-value="F2012RP1">
            <text:p>F2012RP1</text:p>
          </table:table-cell>
          <table:table-cell table:style-name="ce151" table:formula="of:=[.K278]&amp;[.J278]&amp;[.I278]" office:value-type="string" office:string-value="F2012N">
            <text:p>F2012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14F077393</text:p>
          </table:table-cell>
          <table:table-cell table:style-name="ce68" office:value-type="date" office:date-value="2014-05-15">
            <text:p>15/05/14</text:p>
          </table:table-cell>
          <table:table-cell table:style-name="ce96" office:value-type="float" office:value="-0.76">
            <text:p>-0,76</text:p>
          </table:table-cell>
          <table:table-cell table:style-name="ce118" office:value-type="float" office:value="-3.4">
            <text:p>-3,40</text:p>
          </table:table-cell>
          <table:table-cell table:style-name="ce96" office:value-type="float" office:value="-100">
            <text:p>-100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79])" office:value-type="float" office:value="2014">
            <text:p>2014</text:p>
          </table:table-cell>
          <table:table-cell table:style-name="ce151" table:formula="of:=RIGHT(LEFT([.C279];4))" office:value-type="string" office:string-value="F">
            <text:p>F</text:p>
          </table:table-cell>
          <table:table-cell table:style-name="ce154" table:formula="of:=[.K279]&amp;[.H279]" office:value-type="string" office:string-value="FRP1">
            <text:p>FRP1</text:p>
          </table:table-cell>
          <table:table-cell table:style-name="ce151" table:formula="of:=[.L279]&amp;[.I279]" office:value-type="string" office:string-value="FRP1N">
            <text:p>FRP1N</text:p>
          </table:table-cell>
          <table:table-cell table:style-name="ce154" table:formula="of:=[.K279]&amp;[.J279]&amp;[.H279]" office:value-type="string" office:string-value="F2014RP1">
            <text:p>F2014RP1</text:p>
          </table:table-cell>
          <table:table-cell table:style-name="ce151" table:formula="of:=[.K279]&amp;[.J279]&amp;[.I279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08F345474</text:p>
          </table:table-cell>
          <table:table-cell table:style-name="ce68" office:value-type="date" office:date-value="2008-07-03">
            <text:p>03/07/08</text:p>
          </table:table-cell>
          <table:table-cell table:style-name="ce96" office:value-type="float" office:value="-0.66">
            <text:p>-0,66</text:p>
          </table:table-cell>
          <table:table-cell table:style-name="ce118" office:value-type="float" office:value="0.4">
            <text:p>0,40</text:p>
          </table:table-cell>
          <table:table-cell table:style-name="ce96" office:value-type="float" office:value="-20.4">
            <text:p>-20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80])" office:value-type="float" office:value="2008">
            <text:p>2008</text:p>
          </table:table-cell>
          <table:table-cell table:style-name="ce151" table:formula="of:=RIGHT(LEFT([.C280];4))" office:value-type="string" office:string-value="F">
            <text:p>F</text:p>
          </table:table-cell>
          <table:table-cell table:style-name="ce154" table:formula="of:=[.K280]&amp;[.H280]" office:value-type="string" office:string-value="FRP1">
            <text:p>FRP1</text:p>
          </table:table-cell>
          <table:table-cell table:style-name="ce151" table:formula="of:=[.L280]&amp;[.I280]" office:value-type="string" office:string-value="FRP1N">
            <text:p>FRP1N</text:p>
          </table:table-cell>
          <table:table-cell table:style-name="ce154" table:formula="of:=[.K280]&amp;[.J280]&amp;[.H280]" office:value-type="string" office:string-value="F2008RP1">
            <text:p>F2008RP1</text:p>
          </table:table-cell>
          <table:table-cell table:style-name="ce151" table:formula="of:=[.K280]&amp;[.J280]&amp;[.I280]" office:value-type="string" office:string-value="F2008N">
            <text:p>F2008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11F182033</text:p>
          </table:table-cell>
          <table:table-cell table:style-name="ce68" office:value-type="date" office:date-value="2012-04-02">
            <text:p>02/04/12</text:p>
          </table:table-cell>
          <table:table-cell table:style-name="ce95" office:value-type="float" office:value="-0.58">
            <text:p>-0,58</text:p>
          </table:table-cell>
          <table:table-cell table:style-name="ce117" office:value-type="float" office:value="-2.4">
            <text:p>-2,40</text:p>
          </table:table-cell>
          <table:table-cell table:style-name="ce95" office:value-type="float" office:value="-100">
            <text:p>-100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81])" office:value-type="float" office:value="2012">
            <text:p>2012</text:p>
          </table:table-cell>
          <table:table-cell table:style-name="ce151" table:formula="of:=RIGHT(LEFT([.C281];4))" office:value-type="string" office:string-value="F">
            <text:p>F</text:p>
          </table:table-cell>
          <table:table-cell table:style-name="ce154" table:formula="of:=[.K281]&amp;[.H281]" office:value-type="string" office:string-value="FRP1">
            <text:p>FRP1</text:p>
          </table:table-cell>
          <table:table-cell table:style-name="ce151" table:formula="of:=[.L281]&amp;[.I281]" office:value-type="string" office:string-value="FRP1N">
            <text:p>FRP1N</text:p>
          </table:table-cell>
          <table:table-cell table:style-name="ce154" table:formula="of:=[.K281]&amp;[.J281]&amp;[.H281]" office:value-type="string" office:string-value="F2012RP1">
            <text:p>F2012RP1</text:p>
          </table:table-cell>
          <table:table-cell table:style-name="ce151" table:formula="of:=[.K281]&amp;[.J281]&amp;[.I281]" office:value-type="string" office:string-value="F2012N">
            <text:p>F2012N</text:p>
          </table:table-cell>
          <table:table-cell table:style-name="ce16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10F518989</text:p>
          </table:table-cell>
          <table:table-cell table:style-name="ce68" office:value-type="date" office:date-value="2011-04-04">
            <text:p>04/04/11</text:p>
          </table:table-cell>
          <table:table-cell table:style-name="ce85" office:value-type="float" office:value="-100">
            <text:p>-100,00</text:p>
          </table:table-cell>
          <table:table-cell table:style-name="ce104" office:value-type="float" office:value="-100">
            <text:p>-100,00</text:p>
          </table:table-cell>
          <table:table-cell table:style-name="ce85" office:value-type="float" office:value="-100">
            <text:p>-100,0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N</text:p>
          </table:table-cell>
          <table:table-cell table:style-name="ce146" table:formula="of:=YEAR([.D282])" office:value-type="float" office:value="2011">
            <text:p>2011</text:p>
          </table:table-cell>
          <table:table-cell table:style-name="ce151" table:formula="of:=RIGHT(LEFT([.C282];4))" office:value-type="string" office:string-value="F">
            <text:p>F</text:p>
          </table:table-cell>
          <table:table-cell table:style-name="ce154" table:formula="of:=[.K282]&amp;[.H282]" office:value-type="string" office:string-value="FRP3">
            <text:p>FRP3</text:p>
          </table:table-cell>
          <table:table-cell table:style-name="ce151" table:formula="of:=[.L282]&amp;[.I282]" office:value-type="string" office:string-value="FRP3N">
            <text:p>FRP3N</text:p>
          </table:table-cell>
          <table:table-cell table:style-name="ce154" table:formula="of:=[.K282]&amp;[.J282]&amp;[.H282]" office:value-type="string" office:string-value="F2011RP3">
            <text:p>F2011RP3</text:p>
          </table:table-cell>
          <table:table-cell table:style-name="ce151" table:formula="of:=[.K282]&amp;[.J282]&amp;[.I282]" office:value-type="string" office:string-value="F2011N">
            <text:p>F2011N</text:p>
          </table:table-cell>
          <table:table-cell table:style-name="ce169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12F235240</text:p>
          </table:table-cell>
          <table:table-cell table:style-name="ce68" office:value-type="date" office:date-value="2012-12-12">
            <text:p>12/12/12</text:p>
          </table:table-cell>
          <table:table-cell table:style-name="ce99" office:value-type="float" office:value="28.64">
            <text:p>28,64</text:p>
          </table:table-cell>
          <table:table-cell table:style-name="ce120" office:value-type="float" office:value="33">
            <text:p>33,00</text:p>
          </table:table-cell>
          <table:table-cell table:style-name="ce99" office:value-type="float" office:value="27">
            <text:p>27,0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P</text:p>
          </table:table-cell>
          <table:table-cell table:style-name="ce146" table:formula="of:=YEAR([.D283])" office:value-type="float" office:value="2012">
            <text:p>2012</text:p>
          </table:table-cell>
          <table:table-cell table:style-name="ce151" table:formula="of:=RIGHT(LEFT([.C283];4))" office:value-type="string" office:string-value="F">
            <text:p>F</text:p>
          </table:table-cell>
          <table:table-cell table:style-name="ce154" table:formula="of:=[.K283]&amp;[.H283]" office:value-type="string" office:string-value="FRP3">
            <text:p>FRP3</text:p>
          </table:table-cell>
          <table:table-cell table:style-name="ce151" table:formula="of:=[.L283]&amp;[.I283]" office:value-type="string" office:string-value="FRP3P">
            <text:p>FRP3P</text:p>
          </table:table-cell>
          <table:table-cell table:style-name="ce154" table:formula="of:=[.K283]&amp;[.J283]&amp;[.H283]" office:value-type="string" office:string-value="F2012RP3">
            <text:p>F2012RP3</text:p>
          </table:table-cell>
          <table:table-cell table:style-name="ce151" table:formula="of:=[.K283]&amp;[.J283]&amp;[.I283]" office:value-type="string" office:string-value="F2012P">
            <text:p>F2012P</text:p>
          </table:table-cell>
          <table:table-cell table:style-name="ce170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3-16">
            <text:p>16/03/18</text:p>
          </table:table-cell>
          <table:table-cell table:style-name="ce46" office:value-type="string">
            <text:p>A10F005851</text:p>
          </table:table-cell>
          <table:table-cell table:style-name="ce68" office:value-type="date" office:date-value="2017-07-13">
            <text:p>13/07/17</text:p>
          </table:table-cell>
          <table:table-cell table:style-name="ce99" office:value-type="float" office:value="11.42">
            <text:p>11,42</text:p>
          </table:table-cell>
          <table:table-cell table:style-name="ce120" office:value-type="float" office:value="13.8">
            <text:p>13,80</text:p>
          </table:table-cell>
          <table:table-cell table:style-name="ce99" office:value-type="float" office:value="13.2">
            <text:p>13,2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P</text:p>
          </table:table-cell>
          <table:table-cell table:style-name="ce146" table:formula="of:=YEAR([.D284])" office:value-type="float" office:value="2017">
            <text:p>2017</text:p>
          </table:table-cell>
          <table:table-cell table:style-name="ce151" table:formula="of:=RIGHT(LEFT([.C284];4))" office:value-type="string" office:string-value="F">
            <text:p>F</text:p>
          </table:table-cell>
          <table:table-cell table:style-name="ce154" table:formula="of:=[.K284]&amp;[.H284]" office:value-type="string" office:string-value="FRP3">
            <text:p>FRP3</text:p>
          </table:table-cell>
          <table:table-cell table:style-name="ce151" table:formula="of:=[.L284]&amp;[.I284]" office:value-type="string" office:string-value="FRP3P">
            <text:p>FRP3P</text:p>
          </table:table-cell>
          <table:table-cell table:style-name="ce154" table:formula="of:=[.K284]&amp;[.J284]&amp;[.H284]" office:value-type="string" office:string-value="F2017RP3">
            <text:p>F2017RP3</text:p>
          </table:table-cell>
          <table:table-cell table:style-name="ce151" table:formula="of:=[.K284]&amp;[.J284]&amp;[.I284]" office:value-type="string" office:string-value="F2017P">
            <text:p>F2017P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3-16">
            <text:p>16/03/18</text:p>
          </table:table-cell>
          <table:table-cell table:style-name="ce35" office:value-type="string">
            <text:p>A11N253436</text:p>
          </table:table-cell>
          <table:table-cell table:style-name="ce70" office:value-type="date" office:date-value="2012-01-03">
            <text:p>03/01/12</text:p>
          </table:table-cell>
          <table:table-cell table:style-name="ce99" office:value-type="float" office:value="-0.9">
            <text:p>-0,90</text:p>
          </table:table-cell>
          <table:table-cell table:style-name="ce120" office:value-type="float" office:value="1.6">
            <text:p>1,60</text:p>
          </table:table-cell>
          <table:table-cell table:style-name="ce99" office:value-type="float" office:value="-2.1">
            <text:p>-2,1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85])" office:value-type="float" office:value="2012">
            <text:p>2012</text:p>
          </table:table-cell>
          <table:table-cell table:style-name="ce151" table:formula="of:=RIGHT(LEFT([.C285];4))" office:value-type="string" office:string-value="N">
            <text:p>N</text:p>
          </table:table-cell>
          <table:table-cell table:style-name="ce154" table:formula="of:=[.K285]&amp;[.H285]" office:value-type="string" office:string-value="NAP">
            <text:p>NAP</text:p>
          </table:table-cell>
          <table:table-cell table:style-name="ce151" table:formula="of:=[.L285]&amp;[.I285]" office:value-type="string" office:string-value="NAP">
            <text:p>NAP</text:p>
          </table:table-cell>
          <table:table-cell table:style-name="ce154" table:formula="of:=[.K285]&amp;[.J285]&amp;[.H285]" office:value-type="string" office:string-value="N2012AP">
            <text:p>N2012AP</text:p>
          </table:table-cell>
          <table:table-cell table:style-name="ce151" table:formula="of:=[.K285]&amp;[.J285]&amp;[.I285]" office:value-type="string" office:string-value="N2012">
            <text:p>N2012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3-16">
            <text:p>16/03/18</text:p>
          </table:table-cell>
          <table:table-cell table:style-name="ce35" office:value-type="string">
            <text:p>A08F230068</text:p>
          </table:table-cell>
          <table:table-cell table:style-name="ce26" office:value-type="date" office:date-value="2014-02-27">
            <text:p>27/02/14</text:p>
          </table:table-cell>
          <table:table-cell table:style-name="ce99" office:value-type="float" office:value="-2.3">
            <text:p>-2,30</text:p>
          </table:table-cell>
          <table:table-cell table:style-name="ce120" office:value-type="float" office:value="-2">
            <text:p>-2,00</text:p>
          </table:table-cell>
          <table:table-cell table:style-name="ce99" office:value-type="float" office:value="-27.8">
            <text:p>-27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86])" office:value-type="float" office:value="2014">
            <text:p>2014</text:p>
          </table:table-cell>
          <table:table-cell table:style-name="ce151" table:formula="of:=RIGHT(LEFT([.C286];4))" office:value-type="string" office:string-value="F">
            <text:p>F</text:p>
          </table:table-cell>
          <table:table-cell table:style-name="ce154" table:formula="of:=[.K286]&amp;[.H286]" office:value-type="string" office:string-value="FRP1">
            <text:p>FRP1</text:p>
          </table:table-cell>
          <table:table-cell table:style-name="ce151" table:formula="of:=[.L286]&amp;[.I286]" office:value-type="string" office:string-value="FRP1N">
            <text:p>FRP1N</text:p>
          </table:table-cell>
          <table:table-cell table:style-name="ce154" table:formula="of:=[.K286]&amp;[.J286]&amp;[.H286]" office:value-type="string" office:string-value="F2014RP1">
            <text:p>F2014RP1</text:p>
          </table:table-cell>
          <table:table-cell table:style-name="ce151" table:formula="of:=[.K286]&amp;[.J286]&amp;[.I286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3-16">
            <text:p>16/03/18</text:p>
          </table:table-cell>
          <table:table-cell table:style-name="ce35" office:value-type="string">
            <text:p>A08F511727</text:p>
          </table:table-cell>
          <table:table-cell table:style-name="ce26" office:value-type="date" office:date-value="2012-10-09">
            <text:p>09/10/12</text:p>
          </table:table-cell>
          <table:table-cell table:style-name="ce99" office:value-type="float" office:value="-1.04">
            <text:p>-1,04</text:p>
          </table:table-cell>
          <table:table-cell table:style-name="ce120" office:value-type="float" office:value="-0.8">
            <text:p>-0,80</text:p>
          </table:table-cell>
          <table:table-cell table:style-name="ce99" office:value-type="float" office:value="-8.4">
            <text:p>-8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87])" office:value-type="float" office:value="2012">
            <text:p>2012</text:p>
          </table:table-cell>
          <table:table-cell table:style-name="ce151" table:formula="of:=RIGHT(LEFT([.C287];4))" office:value-type="string" office:string-value="F">
            <text:p>F</text:p>
          </table:table-cell>
          <table:table-cell table:style-name="ce154" table:formula="of:=[.K287]&amp;[.H287]" office:value-type="string" office:string-value="FAP">
            <text:p>FAP</text:p>
          </table:table-cell>
          <table:table-cell table:style-name="ce151" table:formula="of:=[.L287]&amp;[.I287]" office:value-type="string" office:string-value="FAP">
            <text:p>FAP</text:p>
          </table:table-cell>
          <table:table-cell table:style-name="ce154" table:formula="of:=[.K287]&amp;[.J287]&amp;[.H287]" office:value-type="string" office:string-value="F2012AP">
            <text:p>F2012AP</text:p>
          </table:table-cell>
          <table:table-cell table:style-name="ce151" table:formula="of:=[.K287]&amp;[.J287]&amp;[.I287]" office:value-type="string" office:string-value="F2012">
            <text:p>F2012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3-16">
            <text:p>16/03/18</text:p>
          </table:table-cell>
          <table:table-cell table:style-name="ce35" office:value-type="string">
            <text:p>A09F204467</text:p>
          </table:table-cell>
          <table:table-cell table:style-name="ce26" office:value-type="date" office:date-value="2013-05-18">
            <text:p>18/05/13</text:p>
          </table:table-cell>
          <table:table-cell table:style-name="ce79" office:value-type="float" office:value="0.02">
            <text:p>0,02</text:p>
          </table:table-cell>
          <table:table-cell table:style-name="ce104" office:value-type="float" office:value="-1.8">
            <text:p>-1,80</text:p>
          </table:table-cell>
          <table:table-cell table:style-name="ce79" office:value-type="float" office:value="-34.4">
            <text:p>-34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88])" office:value-type="float" office:value="2013">
            <text:p>2013</text:p>
          </table:table-cell>
          <table:table-cell table:style-name="ce151" table:formula="of:=RIGHT(LEFT([.C288];4))" office:value-type="string" office:string-value="F">
            <text:p>F</text:p>
          </table:table-cell>
          <table:table-cell table:style-name="ce154" table:formula="of:=[.K288]&amp;[.H288]" office:value-type="string" office:string-value="FRP1">
            <text:p>FRP1</text:p>
          </table:table-cell>
          <table:table-cell table:style-name="ce151" table:formula="of:=[.L288]&amp;[.I288]" office:value-type="string" office:string-value="FRP1N">
            <text:p>FRP1N</text:p>
          </table:table-cell>
          <table:table-cell table:style-name="ce154" table:formula="of:=[.K288]&amp;[.J288]&amp;[.H288]" office:value-type="string" office:string-value="F2013RP1">
            <text:p>F2013RP1</text:p>
          </table:table-cell>
          <table:table-cell table:style-name="ce151" table:formula="of:=[.K288]&amp;[.J288]&amp;[.I288]" office:value-type="string" office:string-value="F2013N">
            <text:p>F2013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3-16">
            <text:p>16/03/18</text:p>
          </table:table-cell>
          <table:table-cell table:style-name="ce35" office:value-type="string">
            <text:p>A17F032234</text:p>
          </table:table-cell>
          <table:table-cell table:style-name="ce26" office:value-type="date" office:date-value="2017-05-25">
            <text:p>25/05/17</text:p>
          </table:table-cell>
          <table:table-cell table:style-name="ce99" office:value-type="float" office:value="0.04">
            <text:p>0,04</text:p>
          </table:table-cell>
          <table:table-cell table:style-name="ce120" office:value-type="float" office:value="-0.8">
            <text:p>-0,80</text:p>
          </table:table-cell>
          <table:table-cell table:style-name="ce99" office:value-type="float" office:value="-3.2">
            <text:p>-3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89])" office:value-type="float" office:value="2017">
            <text:p>2017</text:p>
          </table:table-cell>
          <table:table-cell table:style-name="ce151" table:formula="of:=RIGHT(LEFT([.C289];4))" office:value-type="string" office:string-value="F">
            <text:p>F</text:p>
          </table:table-cell>
          <table:table-cell table:style-name="ce154" table:formula="of:=[.K289]&amp;[.H289]" office:value-type="string" office:string-value="FAP">
            <text:p>FAP</text:p>
          </table:table-cell>
          <table:table-cell table:style-name="ce151" table:formula="of:=[.L289]&amp;[.I289]" office:value-type="string" office:string-value="FAP">
            <text:p>FAP</text:p>
          </table:table-cell>
          <table:table-cell table:style-name="ce154" table:formula="of:=[.K289]&amp;[.J289]&amp;[.H289]" office:value-type="string" office:string-value="F2017AP">
            <text:p>F2017AP</text:p>
          </table:table-cell>
          <table:table-cell table:style-name="ce151" table:formula="of:=[.K289]&amp;[.J289]&amp;[.I289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3-16">
            <text:p>16/03/18</text:p>
          </table:table-cell>
          <table:table-cell table:style-name="ce35" office:value-type="string">
            <text:p>A06F293512</text:p>
          </table:table-cell>
          <table:table-cell table:style-name="ce26" office:value-type="date" office:date-value="2016-05-12">
            <text:p>12/05/16</text:p>
          </table:table-cell>
          <table:table-cell table:style-name="ce99" office:value-type="float" office:value="-1.34">
            <text:p>-1,34</text:p>
          </table:table-cell>
          <table:table-cell table:style-name="ce120" office:value-type="float" office:value="-1.8">
            <text:p>-1,80</text:p>
          </table:table-cell>
          <table:table-cell table:style-name="ce99" office:value-type="float" office:value="-17.8">
            <text:p>-17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90])" office:value-type="float" office:value="2016">
            <text:p>2016</text:p>
          </table:table-cell>
          <table:table-cell table:style-name="ce151" table:formula="of:=RIGHT(LEFT([.C290];4))" office:value-type="string" office:string-value="F">
            <text:p>F</text:p>
          </table:table-cell>
          <table:table-cell table:style-name="ce154" table:formula="of:=[.K290]&amp;[.H290]" office:value-type="string" office:string-value="FRP1">
            <text:p>FRP1</text:p>
          </table:table-cell>
          <table:table-cell table:style-name="ce151" table:formula="of:=[.L290]&amp;[.I290]" office:value-type="string" office:string-value="FRP1N">
            <text:p>FRP1N</text:p>
          </table:table-cell>
          <table:table-cell table:style-name="ce154" table:formula="of:=[.K290]&amp;[.J290]&amp;[.H290]" office:value-type="string" office:string-value="F2016RP1">
            <text:p>F2016RP1</text:p>
          </table:table-cell>
          <table:table-cell table:style-name="ce151" table:formula="of:=[.K290]&amp;[.J290]&amp;[.I290]" office:value-type="string" office:string-value="F2016N">
            <text:p>F2016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3-16">
            <text:p>16/03/18</text:p>
          </table:table-cell>
          <table:table-cell table:style-name="ce35" office:value-type="string">
            <text:p>A17F089219</text:p>
          </table:table-cell>
          <table:table-cell table:style-name="ce26" office:value-type="date" office:date-value="2017-10-16">
            <text:p>16/10/17</text:p>
          </table:table-cell>
          <table:table-cell table:style-name="ce99" office:value-type="float" office:value="-1.2">
            <text:p>-1,20</text:p>
          </table:table-cell>
          <table:table-cell table:style-name="ce120" office:value-type="float" office:value="-1.6">
            <text:p>-1,60</text:p>
          </table:table-cell>
          <table:table-cell table:style-name="ce99" office:value-type="float" office:value="-13">
            <text:p>-13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91])" office:value-type="float" office:value="2017">
            <text:p>2017</text:p>
          </table:table-cell>
          <table:table-cell table:style-name="ce151" table:formula="of:=RIGHT(LEFT([.C291];4))" office:value-type="string" office:string-value="F">
            <text:p>F</text:p>
          </table:table-cell>
          <table:table-cell table:style-name="ce154" table:formula="of:=[.K291]&amp;[.H291]" office:value-type="string" office:string-value="FRP1">
            <text:p>FRP1</text:p>
          </table:table-cell>
          <table:table-cell table:style-name="ce151" table:formula="of:=[.L291]&amp;[.I291]" office:value-type="string" office:string-value="FRP1N">
            <text:p>FRP1N</text:p>
          </table:table-cell>
          <table:table-cell table:style-name="ce154" table:formula="of:=[.K291]&amp;[.J291]&amp;[.H291]" office:value-type="string" office:string-value="F2017RP1">
            <text:p>F2017RP1</text:p>
          </table:table-cell>
          <table:table-cell table:style-name="ce151" table:formula="of:=[.K291]&amp;[.J291]&amp;[.I291]" office:value-type="string" office:string-value="F2017N">
            <text:p>F2017N</text:p>
          </table:table-cell>
          <table:table-cell table:style-name="ce169"/>
          <table:table-cell/>
        </table:table-row>
        <table:table-row table:style-name="ro2">
          <table:table-cell table:style-name="ce16" office:value-type="string">
            <text:p>UN-MTN </text:p>
          </table:table-cell>
          <table:table-cell table:style-name="ce22" office:value-type="date" office:date-value="2018-03-16">
            <text:p>16/03/18</text:p>
          </table:table-cell>
          <table:table-cell table:style-name="ce35" office:value-type="string">
            <text:p>A13F233869</text:p>
          </table:table-cell>
          <table:table-cell table:style-name="ce26" office:value-type="date" office:date-value="2014-03-25">
            <text:p>25/03/14</text:p>
          </table:table-cell>
          <table:table-cell table:style-name="ce99" office:value-type="float" office:value="-0.12">
            <text:p>-0,12</text:p>
          </table:table-cell>
          <table:table-cell table:style-name="ce120" office:value-type="float" office:value="-0.4">
            <text:p>-0,40</text:p>
          </table:table-cell>
          <table:table-cell table:style-name="ce99" office:value-type="float" office:value="-11.1">
            <text:p>-11,1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92])" office:value-type="float" office:value="2014">
            <text:p>2014</text:p>
          </table:table-cell>
          <table:table-cell table:style-name="ce151" table:formula="of:=RIGHT(LEFT([.C292];4))" office:value-type="string" office:string-value="F">
            <text:p>F</text:p>
          </table:table-cell>
          <table:table-cell table:style-name="ce154" table:formula="of:=[.K292]&amp;[.H292]" office:value-type="string" office:string-value="FRP1">
            <text:p>FRP1</text:p>
          </table:table-cell>
          <table:table-cell table:style-name="ce151" table:formula="of:=[.L292]&amp;[.I292]" office:value-type="string" office:string-value="FRP1N">
            <text:p>FRP1N</text:p>
          </table:table-cell>
          <table:table-cell table:style-name="ce154" table:formula="of:=[.K292]&amp;[.J292]&amp;[.H292]" office:value-type="string" office:string-value="F2014RP1">
            <text:p>F2014RP1</text:p>
          </table:table-cell>
          <table:table-cell table:style-name="ce151" table:formula="of:=[.K292]&amp;[.J292]&amp;[.I292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27" office:value-type="date" office:date-value="2018-03-20">
            <text:p>20/03/18</text:p>
          </table:table-cell>
          <table:table-cell table:style-name="ce48" office:value-type="string">
            <text:p>D12L002986</text:p>
          </table:table-cell>
          <table:table-cell table:style-name="ce27" office:value-type="date" office:date-value="2013-09-23">
            <text:p>23/09/13</text:p>
          </table:table-cell>
          <table:table-cell table:style-name="ce100" office:value-type="float" office:value="3">
            <text:p>3,00</text:p>
          </table:table-cell>
          <table:table-cell table:style-name="ce121" office:value-type="float" office:value="3.6">
            <text:p>3,60</text:p>
          </table:table-cell>
          <table:table-cell table:style-name="ce100" office:value-type="float" office:value="3">
            <text:p>3,00</text:p>
          </table:table-cell>
          <table:table-cell table:style-name="ce133" office:value-type="string">
            <text:p>AP</text:p>
          </table:table-cell>
          <table:table-cell table:style-name="ce133"/>
          <table:table-cell table:style-name="ce147" table:formula="of:=YEAR([.D293])" office:value-type="float" office:value="2013">
            <text:p>2013</text:p>
          </table:table-cell>
          <table:table-cell table:style-name="ce152" table:formula="of:=RIGHT(LEFT([.C293];4))" office:value-type="string" office:string-value="L">
            <text:p>L</text:p>
          </table:table-cell>
          <table:table-cell table:style-name="ce155" table:formula="of:=[.K293]&amp;[.H293]" office:value-type="string" office:string-value="LAP">
            <text:p>LAP</text:p>
          </table:table-cell>
          <table:table-cell table:style-name="ce152" table:formula="of:=[.L293]&amp;[.I293]" office:value-type="string" office:string-value="LAP">
            <text:p>LAP</text:p>
          </table:table-cell>
          <table:table-cell table:style-name="ce155" table:formula="of:=[.K293]&amp;[.J293]&amp;[.H293]" office:value-type="string" office:string-value="L2013AP">
            <text:p>L2013AP</text:p>
          </table:table-cell>
          <table:table-cell table:style-name="ce152" table:formula="of:=[.K293]&amp;[.J293]&amp;[.I293]" office:value-type="string" office:string-value="L2013">
            <text:p>L2013</text:p>
          </table:table-cell>
          <table:table-cell table:style-name="ce171"/>
          <table:table-cell table:style-name="ce173"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1F309342</text:p>
          </table:table-cell>
          <table:table-cell table:style-name="ce26" office:value-type="date" office:date-value="2012-03-07">
            <text:p>07/03/12</text:p>
          </table:table-cell>
          <table:table-cell table:style-name="ce99" office:value-type="float" office:value="1.66">
            <text:p>1,66</text:p>
          </table:table-cell>
          <table:table-cell table:style-name="ce120" office:value-type="float" office:value="-0.8">
            <text:p>-0,80</text:p>
          </table:table-cell>
          <table:table-cell table:style-name="ce99" office:value-type="float" office:value="-4.2">
            <text:p>-4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94])" office:value-type="float" office:value="2012">
            <text:p>2012</text:p>
          </table:table-cell>
          <table:table-cell table:style-name="ce151" table:formula="of:=RIGHT(LEFT([.C294];4))" office:value-type="string" office:string-value="F">
            <text:p>F</text:p>
          </table:table-cell>
          <table:table-cell table:style-name="ce154" table:formula="of:=[.K294]&amp;[.H294]" office:value-type="string" office:string-value="FAP">
            <text:p>FAP</text:p>
          </table:table-cell>
          <table:table-cell table:style-name="ce151" table:formula="of:=[.L294]&amp;[.I294]" office:value-type="string" office:string-value="FAP">
            <text:p>FAP</text:p>
          </table:table-cell>
          <table:table-cell table:style-name="ce154" table:formula="of:=[.K294]&amp;[.J294]&amp;[.H294]" office:value-type="string" office:string-value="F2012AP">
            <text:p>F2012AP</text:p>
          </table:table-cell>
          <table:table-cell table:style-name="ce151" table:formula="of:=[.K294]&amp;[.J294]&amp;[.I294]" office:value-type="string" office:string-value="F2012">
            <text:p>F2012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04S050853</text:p>
          </table:table-cell>
          <table:table-cell table:style-name="ce26" office:value-type="date" office:date-value="2013-08-22">
            <text:p>22/08/13</text:p>
          </table:table-cell>
          <table:table-cell table:style-name="ce79" office:value-type="float" office:value="-0.66">
            <text:p>-0,66</text:p>
          </table:table-cell>
          <table:table-cell table:style-name="ce104" office:value-type="float" office:value="-2.8">
            <text:p>-2,80</text:p>
          </table:table-cell>
          <table:table-cell table:style-name="ce79" office:value-type="float" office:value="-45.6">
            <text:p>-45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95])" office:value-type="float" office:value="2013">
            <text:p>2013</text:p>
          </table:table-cell>
          <table:table-cell table:style-name="ce151" table:formula="of:=RIGHT(LEFT([.C295];4))" office:value-type="string" office:string-value="S">
            <text:p>S</text:p>
          </table:table-cell>
          <table:table-cell table:style-name="ce154" table:formula="of:=[.K295]&amp;[.H295]" office:value-type="string" office:string-value="SRP1">
            <text:p>SRP1</text:p>
          </table:table-cell>
          <table:table-cell table:style-name="ce151" table:formula="of:=[.L295]&amp;[.I295]" office:value-type="string" office:string-value="SRP1N">
            <text:p>SRP1N</text:p>
          </table:table-cell>
          <table:table-cell table:style-name="ce154" table:formula="of:=[.K295]&amp;[.J295]&amp;[.H295]" office:value-type="string" office:string-value="S2013RP1">
            <text:p>S2013RP1</text:p>
          </table:table-cell>
          <table:table-cell table:style-name="ce151" table:formula="of:=[.K295]&amp;[.J295]&amp;[.I295]" office:value-type="string" office:string-value="S2013N">
            <text:p>S2013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7F071924</text:p>
          </table:table-cell>
          <table:table-cell table:style-name="ce26" office:value-type="date" office:date-value="2017-11-24">
            <text:p>24/11/17</text:p>
          </table:table-cell>
          <table:table-cell table:style-name="ce79" office:value-type="float" office:value="0.14">
            <text:p>0,14</text:p>
          </table:table-cell>
          <table:table-cell table:style-name="ce104" office:value-type="float" office:value="-0.6">
            <text:p>-0,60</text:p>
          </table:table-cell>
          <table:table-cell table:style-name="ce79" office:value-type="float" office:value="0.8">
            <text:p>0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296])" office:value-type="float" office:value="2017">
            <text:p>2017</text:p>
          </table:table-cell>
          <table:table-cell table:style-name="ce151" table:formula="of:=RIGHT(LEFT([.C296];4))" office:value-type="string" office:string-value="F">
            <text:p>F</text:p>
          </table:table-cell>
          <table:table-cell table:style-name="ce154" table:formula="of:=[.K296]&amp;[.H296]" office:value-type="string" office:string-value="FAP">
            <text:p>FAP</text:p>
          </table:table-cell>
          <table:table-cell table:style-name="ce151" table:formula="of:=[.L296]&amp;[.I296]" office:value-type="string" office:string-value="FAP">
            <text:p>FAP</text:p>
          </table:table-cell>
          <table:table-cell table:style-name="ce154" table:formula="of:=[.K296]&amp;[.J296]&amp;[.H296]" office:value-type="string" office:string-value="F2017AP">
            <text:p>F2017AP</text:p>
          </table:table-cell>
          <table:table-cell table:style-name="ce151" table:formula="of:=[.K296]&amp;[.J296]&amp;[.I296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0F224924</text:p>
          </table:table-cell>
          <table:table-cell table:style-name="ce26" office:value-type="date" office:date-value="2011-07-08">
            <text:p>08/07/11</text:p>
          </table:table-cell>
          <table:table-cell table:style-name="ce79" office:value-type="float" office:value="3.36">
            <text:p>3,36</text:p>
          </table:table-cell>
          <table:table-cell table:style-name="ce104" office:value-type="float" office:value="2.6">
            <text:p>2,60</text:p>
          </table:table-cell>
          <table:table-cell table:style-name="ce79" office:value-type="float" office:value="-97.4">
            <text:p>-97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97])" office:value-type="float" office:value="2011">
            <text:p>2011</text:p>
          </table:table-cell>
          <table:table-cell table:style-name="ce151" table:formula="of:=RIGHT(LEFT([.C297];4))" office:value-type="string" office:string-value="F">
            <text:p>F</text:p>
          </table:table-cell>
          <table:table-cell table:style-name="ce154" table:formula="of:=[.K297]&amp;[.H297]" office:value-type="string" office:string-value="FRP1">
            <text:p>FRP1</text:p>
          </table:table-cell>
          <table:table-cell table:style-name="ce151" table:formula="of:=[.L297]&amp;[.I297]" office:value-type="string" office:string-value="FRP1N">
            <text:p>FRP1N</text:p>
          </table:table-cell>
          <table:table-cell table:style-name="ce154" table:formula="of:=[.K297]&amp;[.J297]&amp;[.H297]" office:value-type="string" office:string-value="F2011RP1">
            <text:p>F2011RP1</text:p>
          </table:table-cell>
          <table:table-cell table:style-name="ce151" table:formula="of:=[.K297]&amp;[.J297]&amp;[.I297]" office:value-type="string" office:string-value="F2011N">
            <text:p>F2011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2F140901</text:p>
          </table:table-cell>
          <table:table-cell table:style-name="ce26" office:value-type="date" office:date-value="2013-01-18">
            <text:p>18/01/13</text:p>
          </table:table-cell>
          <table:table-cell table:style-name="ce99" office:value-type="float" office:value="-1.26">
            <text:p>-1,26</text:p>
          </table:table-cell>
          <table:table-cell table:style-name="ce99" office:value-type="float" office:value="-2.8">
            <text:p>-2,80</text:p>
          </table:table-cell>
          <table:table-cell table:style-name="ce99" office:value-type="float" office:value="-16">
            <text:p>-16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98])" office:value-type="float" office:value="2013">
            <text:p>2013</text:p>
          </table:table-cell>
          <table:table-cell table:style-name="ce151" table:formula="of:=RIGHT(LEFT([.C298];4))" office:value-type="string" office:string-value="F">
            <text:p>F</text:p>
          </table:table-cell>
          <table:table-cell table:style-name="ce154" table:formula="of:=[.K298]&amp;[.H298]" office:value-type="string" office:string-value="FRP1">
            <text:p>FRP1</text:p>
          </table:table-cell>
          <table:table-cell table:style-name="ce151" table:formula="of:=[.L298]&amp;[.I298]" office:value-type="string" office:string-value="FRP1N">
            <text:p>FRP1N</text:p>
          </table:table-cell>
          <table:table-cell table:style-name="ce154" table:formula="of:=[.K298]&amp;[.J298]&amp;[.H298]" office:value-type="string" office:string-value="F2013RP1">
            <text:p>F2013RP1</text:p>
          </table:table-cell>
          <table:table-cell table:style-name="ce151" table:formula="of:=[.K298]&amp;[.J298]&amp;[.I298]" office:value-type="string" office:string-value="F2013N">
            <text:p>F2013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06F426054</text:p>
          </table:table-cell>
          <table:table-cell table:style-name="ce26" office:value-type="date" office:date-value="2007-04-24">
            <text:p>24/04/07</text:p>
          </table:table-cell>
          <table:table-cell table:style-name="ce99" office:value-type="float" office:value="0.44">
            <text:p>0,44</text:p>
          </table:table-cell>
          <table:table-cell table:style-name="ce99" office:value-type="float" office:value="-1.2">
            <text:p>-1,20</text:p>
          </table:table-cell>
          <table:table-cell table:style-name="ce99" office:value-type="float" office:value="-79.8">
            <text:p>-79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299])" office:value-type="float" office:value="2007">
            <text:p>2007</text:p>
          </table:table-cell>
          <table:table-cell table:style-name="ce151" table:formula="of:=RIGHT(LEFT([.C299];4))" office:value-type="string" office:string-value="F">
            <text:p>F</text:p>
          </table:table-cell>
          <table:table-cell table:style-name="ce154" table:formula="of:=[.K299]&amp;[.H299]" office:value-type="string" office:string-value="FRP1">
            <text:p>FRP1</text:p>
          </table:table-cell>
          <table:table-cell table:style-name="ce151" table:formula="of:=[.L299]&amp;[.I299]" office:value-type="string" office:string-value="FRP1N">
            <text:p>FRP1N</text:p>
          </table:table-cell>
          <table:table-cell table:style-name="ce154" table:formula="of:=[.K299]&amp;[.J299]&amp;[.H299]" office:value-type="string" office:string-value="F2007RP1">
            <text:p>F2007RP1</text:p>
          </table:table-cell>
          <table:table-cell table:style-name="ce151" table:formula="of:=[.K299]&amp;[.J299]&amp;[.I299]" office:value-type="string" office:string-value="F2007N">
            <text:p>F2007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08F422818</text:p>
          </table:table-cell>
          <table:table-cell table:style-name="ce26" office:value-type="date" office:date-value="2016-08-10">
            <text:p>10/08/16</text:p>
          </table:table-cell>
          <table:table-cell table:style-name="ce99" office:value-type="float" office:value="-0.38">
            <text:p>-0,38</text:p>
          </table:table-cell>
          <table:table-cell table:style-name="ce104" office:value-type="float" office:value="-1.4">
            <text:p>-1,40</text:p>
          </table:table-cell>
          <table:table-cell table:style-name="ce79" office:value-type="float" office:value="-6.2">
            <text:p>-6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00])" office:value-type="float" office:value="2016">
            <text:p>2016</text:p>
          </table:table-cell>
          <table:table-cell table:style-name="ce151" table:formula="of:=RIGHT(LEFT([.C300];4))" office:value-type="string" office:string-value="F">
            <text:p>F</text:p>
          </table:table-cell>
          <table:table-cell table:style-name="ce154" table:formula="of:=[.K300]&amp;[.H300]" office:value-type="string" office:string-value="FAP">
            <text:p>FAP</text:p>
          </table:table-cell>
          <table:table-cell table:style-name="ce151" table:formula="of:=[.L300]&amp;[.I300]" office:value-type="string" office:string-value="FAP">
            <text:p>FAP</text:p>
          </table:table-cell>
          <table:table-cell table:style-name="ce154" table:formula="of:=[.K300]&amp;[.J300]&amp;[.H300]" office:value-type="string" office:string-value="F2016AP">
            <text:p>F2016AP</text:p>
          </table:table-cell>
          <table:table-cell table:style-name="ce151" table:formula="of:=[.K300]&amp;[.J300]&amp;[.I300]" office:value-type="string" office:string-value="F2016">
            <text:p>F2016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5F213557</text:p>
          </table:table-cell>
          <table:table-cell table:style-name="ce26" office:value-type="date" office:date-value="2015-09-03">
            <text:p>03/09/15</text:p>
          </table:table-cell>
          <table:table-cell table:style-name="ce99" office:value-type="float" office:value="0.7">
            <text:p>0,70</text:p>
          </table:table-cell>
          <table:table-cell table:style-name="ce104" office:value-type="float" office:value="1">
            <text:p>1,00</text:p>
          </table:table-cell>
          <table:table-cell table:style-name="ce79" office:value-type="float" office:value="-7.6">
            <text:p>-7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01])" office:value-type="float" office:value="2015">
            <text:p>2015</text:p>
          </table:table-cell>
          <table:table-cell table:style-name="ce151" table:formula="of:=RIGHT(LEFT([.C301];4))" office:value-type="string" office:string-value="F">
            <text:p>F</text:p>
          </table:table-cell>
          <table:table-cell table:style-name="ce154" table:formula="of:=[.K301]&amp;[.H301]" office:value-type="string" office:string-value="FAP">
            <text:p>FAP</text:p>
          </table:table-cell>
          <table:table-cell table:style-name="ce151" table:formula="of:=[.L301]&amp;[.I301]" office:value-type="string" office:string-value="FAP">
            <text:p>FAP</text:p>
          </table:table-cell>
          <table:table-cell table:style-name="ce154" table:formula="of:=[.K301]&amp;[.J301]&amp;[.H301]" office:value-type="string" office:string-value="F2015AP">
            <text:p>F2015AP</text:p>
          </table:table-cell>
          <table:table-cell table:style-name="ce151" table:formula="of:=[.K301]&amp;[.J301]&amp;[.I301]" office:value-type="string" office:string-value="F2015">
            <text:p>F2015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5F165852</text:p>
          </table:table-cell>
          <table:table-cell table:style-name="ce26" office:value-type="date" office:date-value="2015-07-13">
            <text:p>13/07/15</text:p>
          </table:table-cell>
          <table:table-cell table:style-name="ce99" office:value-type="float" office:value="-1.62">
            <text:p>-1,62</text:p>
          </table:table-cell>
          <table:table-cell table:style-name="ce104" office:value-type="float" office:value="-3">
            <text:p>-3,00</text:p>
          </table:table-cell>
          <table:table-cell table:style-name="ce79" office:value-type="float" office:value="-98.2">
            <text:p>-98,2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02])" office:value-type="float" office:value="2015">
            <text:p>2015</text:p>
          </table:table-cell>
          <table:table-cell table:style-name="ce151" table:formula="of:=RIGHT(LEFT([.C302];4))" office:value-type="string" office:string-value="F">
            <text:p>F</text:p>
          </table:table-cell>
          <table:table-cell table:style-name="ce154" table:formula="of:=[.K302]&amp;[.H302]" office:value-type="string" office:string-value="FRP1">
            <text:p>FRP1</text:p>
          </table:table-cell>
          <table:table-cell table:style-name="ce151" table:formula="of:=[.L302]&amp;[.I302]" office:value-type="string" office:string-value="FRP1N">
            <text:p>FRP1N</text:p>
          </table:table-cell>
          <table:table-cell table:style-name="ce154" table:formula="of:=[.K302]&amp;[.J302]&amp;[.H302]" office:value-type="string" office:string-value="F2015RP1">
            <text:p>F2015RP1</text:p>
          </table:table-cell>
          <table:table-cell table:style-name="ce151" table:formula="of:=[.K302]&amp;[.J302]&amp;[.I302]" office:value-type="string" office:string-value="F2015N">
            <text:p>F2015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08F287691</text:p>
          </table:table-cell>
          <table:table-cell table:style-name="ce26" office:value-type="date" office:date-value="2008-06-26">
            <text:p>26/06/08</text:p>
          </table:table-cell>
          <table:table-cell table:style-name="ce99" office:value-type="float" office:value="-1.36">
            <text:p>-1,36</text:p>
          </table:table-cell>
          <table:table-cell table:style-name="ce104" office:value-type="float" office:value="-2.6">
            <text:p>-2,60</text:p>
          </table:table-cell>
          <table:table-cell table:style-name="ce79" office:value-type="float" office:value="-43.6">
            <text:p>-43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03])" office:value-type="float" office:value="2008">
            <text:p>2008</text:p>
          </table:table-cell>
          <table:table-cell table:style-name="ce151" table:formula="of:=RIGHT(LEFT([.C303];4))" office:value-type="string" office:string-value="F">
            <text:p>F</text:p>
          </table:table-cell>
          <table:table-cell table:style-name="ce154" table:formula="of:=[.K303]&amp;[.H303]" office:value-type="string" office:string-value="FRP1">
            <text:p>FRP1</text:p>
          </table:table-cell>
          <table:table-cell table:style-name="ce151" table:formula="of:=[.L303]&amp;[.I303]" office:value-type="string" office:string-value="FRP1N">
            <text:p>FRP1N</text:p>
          </table:table-cell>
          <table:table-cell table:style-name="ce154" table:formula="of:=[.K303]&amp;[.J303]&amp;[.H303]" office:value-type="string" office:string-value="F2008RP1">
            <text:p>F2008RP1</text:p>
          </table:table-cell>
          <table:table-cell table:style-name="ce151" table:formula="of:=[.K303]&amp;[.J303]&amp;[.I303]" office:value-type="string" office:string-value="F2008N">
            <text:p>F2008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09F214613</text:p>
          </table:table-cell>
          <table:table-cell table:style-name="ce26" office:value-type="date" office:date-value="2013-06-28">
            <text:p>28/06/13</text:p>
          </table:table-cell>
          <table:table-cell table:style-name="ce99" office:value-type="float" office:value="-4.82">
            <text:p>-4,82</text:p>
          </table:table-cell>
          <table:table-cell table:style-name="ce99" office:value-type="float" office:value="-3">
            <text:p>-3,00</text:p>
          </table:table-cell>
          <table:table-cell table:style-name="ce99" office:value-type="float" office:value="-34.6">
            <text:p>-34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04])" office:value-type="float" office:value="2013">
            <text:p>2013</text:p>
          </table:table-cell>
          <table:table-cell table:style-name="ce151" table:formula="of:=RIGHT(LEFT([.C304];4))" office:value-type="string" office:string-value="F">
            <text:p>F</text:p>
          </table:table-cell>
          <table:table-cell table:style-name="ce154" table:formula="of:=[.K304]&amp;[.H304]" office:value-type="string" office:string-value="FRP1">
            <text:p>FRP1</text:p>
          </table:table-cell>
          <table:table-cell table:style-name="ce151" table:formula="of:=[.L304]&amp;[.I304]" office:value-type="string" office:string-value="FRP1N">
            <text:p>FRP1N</text:p>
          </table:table-cell>
          <table:table-cell table:style-name="ce154" table:formula="of:=[.K304]&amp;[.J304]&amp;[.H304]" office:value-type="string" office:string-value="F2013RP1">
            <text:p>F2013RP1</text:p>
          </table:table-cell>
          <table:table-cell table:style-name="ce151" table:formula="of:=[.K304]&amp;[.J304]&amp;[.I304]" office:value-type="string" office:string-value="F2013N">
            <text:p>F2013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09F224845</text:p>
          </table:table-cell>
          <table:table-cell table:style-name="ce26" office:value-type="date" office:date-value="2011-12-14">
            <text:p>14/12/11</text:p>
          </table:table-cell>
          <table:table-cell table:style-name="ce99" office:value-type="float" office:value="0.22">
            <text:p>0,22</text:p>
          </table:table-cell>
          <table:table-cell table:style-name="ce104" office:value-type="float" office:value="0.2">
            <text:p>0,20</text:p>
          </table:table-cell>
          <table:table-cell table:style-name="ce79" office:value-type="float" office:value="-1">
            <text:p>-1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05])" office:value-type="float" office:value="2011">
            <text:p>2011</text:p>
          </table:table-cell>
          <table:table-cell table:style-name="ce151" table:formula="of:=RIGHT(LEFT([.C305];4))" office:value-type="string" office:string-value="F">
            <text:p>F</text:p>
          </table:table-cell>
          <table:table-cell table:style-name="ce154" table:formula="of:=[.K305]&amp;[.H305]" office:value-type="string" office:string-value="FAP">
            <text:p>FAP</text:p>
          </table:table-cell>
          <table:table-cell table:style-name="ce151" table:formula="of:=[.L305]&amp;[.I305]" office:value-type="string" office:string-value="FAP">
            <text:p>FAP</text:p>
          </table:table-cell>
          <table:table-cell table:style-name="ce154" table:formula="of:=[.K305]&amp;[.J305]&amp;[.H305]" office:value-type="string" office:string-value="F2011AP">
            <text:p>F2011AP</text:p>
          </table:table-cell>
          <table:table-cell table:style-name="ce151" table:formula="of:=[.K305]&amp;[.J305]&amp;[.I305]" office:value-type="string" office:string-value="F2011">
            <text:p>F2011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08F501397</text:p>
          </table:table-cell>
          <table:table-cell table:style-name="ce26" office:value-type="date" office:date-value="2009-02-05">
            <text:p>05/02/09</text:p>
          </table:table-cell>
          <table:table-cell table:style-name="ce99" office:value-type="float" office:value="-0.8">
            <text:p>-0,80</text:p>
          </table:table-cell>
          <table:table-cell table:style-name="ce104" office:value-type="float" office:value="-1.6">
            <text:p>-1,60</text:p>
          </table:table-cell>
          <table:table-cell table:style-name="ce79" office:value-type="float" office:value="-26">
            <text:p>-26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06])" office:value-type="float" office:value="2009">
            <text:p>2009</text:p>
          </table:table-cell>
          <table:table-cell table:style-name="ce151" table:formula="of:=RIGHT(LEFT([.C306];4))" office:value-type="string" office:string-value="F">
            <text:p>F</text:p>
          </table:table-cell>
          <table:table-cell table:style-name="ce154" table:formula="of:=[.K306]&amp;[.H306]" office:value-type="string" office:string-value="FRP1">
            <text:p>FRP1</text:p>
          </table:table-cell>
          <table:table-cell table:style-name="ce151" table:formula="of:=[.L306]&amp;[.I306]" office:value-type="string" office:string-value="FRP1N">
            <text:p>FRP1N</text:p>
          </table:table-cell>
          <table:table-cell table:style-name="ce154" table:formula="of:=[.K306]&amp;[.J306]&amp;[.H306]" office:value-type="string" office:string-value="F2009RP1">
            <text:p>F2009RP1</text:p>
          </table:table-cell>
          <table:table-cell table:style-name="ce151" table:formula="of:=[.K306]&amp;[.J306]&amp;[.I306]" office:value-type="string" office:string-value="F2009N">
            <text:p>F2009N</text:p>
          </table:table-cell>
          <table:table-cell table:style-name="ce169"/>
          <table:table-cell/>
        </table:table-row>
        <table:table-row table:style-name="ro2">
          <table:table-cell table:style-name="ce5" office:value-type="string">
            <text:p>UN-MTO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4F008586</text:p>
          </table:table-cell>
          <table:table-cell table:style-name="ce26" office:value-type="date" office:date-value="2014-03-10">
            <text:p>10/03/14</text:p>
          </table:table-cell>
          <table:table-cell table:style-name="ce99" office:value-type="float" office:value="-2.52">
            <text:p>-2,52</text:p>
          </table:table-cell>
          <table:table-cell table:style-name="ce104" office:value-type="float" office:value="-3">
            <text:p>-3,00</text:p>
          </table:table-cell>
          <table:table-cell table:style-name="ce79" office:value-type="float" office:value="-41.6">
            <text:p>-41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07])" office:value-type="float" office:value="2014">
            <text:p>2014</text:p>
          </table:table-cell>
          <table:table-cell table:style-name="ce151" table:formula="of:=RIGHT(LEFT([.C307];4))" office:value-type="string" office:string-value="F">
            <text:p>F</text:p>
          </table:table-cell>
          <table:table-cell table:style-name="ce154" table:formula="of:=[.K307]&amp;[.H307]" office:value-type="string" office:string-value="FRP1">
            <text:p>FRP1</text:p>
          </table:table-cell>
          <table:table-cell table:style-name="ce151" table:formula="of:=[.L307]&amp;[.I307]" office:value-type="string" office:string-value="FRP1N">
            <text:p>FRP1N</text:p>
          </table:table-cell>
          <table:table-cell table:style-name="ce154" table:formula="of:=[.K307]&amp;[.J307]&amp;[.H307]" office:value-type="string" office:string-value="F2014RP1">
            <text:p>F2014RP1</text:p>
          </table:table-cell>
          <table:table-cell table:style-name="ce151" table:formula="of:=[.K307]&amp;[.J307]&amp;[.I307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07F323609</text:p>
          </table:table-cell>
          <table:table-cell table:style-name="ce53" office:value-type="date" office:date-value="2016-10-20">
            <text:p>20/10/16</text:p>
          </table:table-cell>
          <table:table-cell table:style-name="ce99" office:value-type="float" office:value="-1.36">
            <text:p>-1,36</text:p>
          </table:table-cell>
          <table:table-cell table:style-name="ce104" office:value-type="float" office:value="-1">
            <text:p>-1,00</text:p>
          </table:table-cell>
          <table:table-cell table:style-name="ce79" office:value-type="float" office:value="-30.8">
            <text:p>-30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08])" office:value-type="float" office:value="2016">
            <text:p>2016</text:p>
          </table:table-cell>
          <table:table-cell table:style-name="ce151" table:formula="of:=RIGHT(LEFT([.C308];4))" office:value-type="string" office:string-value="F">
            <text:p>F</text:p>
          </table:table-cell>
          <table:table-cell table:style-name="ce154" table:formula="of:=[.K308]&amp;[.H308]" office:value-type="string" office:string-value="FRP1">
            <text:p>FRP1</text:p>
          </table:table-cell>
          <table:table-cell table:style-name="ce151" table:formula="of:=[.L308]&amp;[.I308]" office:value-type="string" office:string-value="FRP1N">
            <text:p>FRP1N</text:p>
          </table:table-cell>
          <table:table-cell table:style-name="ce154" table:formula="of:=[.K308]&amp;[.J308]&amp;[.H308]" office:value-type="string" office:string-value="F2016RP1">
            <text:p>F2016RP1</text:p>
          </table:table-cell>
          <table:table-cell table:style-name="ce151" table:formula="of:=[.K308]&amp;[.J308]&amp;[.I308]" office:value-type="string" office:string-value="F2016N">
            <text:p>F2016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7F070269</text:p>
          </table:table-cell>
          <table:table-cell table:style-name="ce52" office:value-type="date" office:date-value="2017-10-09">
            <text:p>09/10/17</text:p>
          </table:table-cell>
          <table:table-cell table:style-name="ce99" office:value-type="float" office:value="-2.02">
            <text:p>-2,02</text:p>
          </table:table-cell>
          <table:table-cell table:style-name="ce99" office:value-type="float" office:value="-1">
            <text:p>-1,00</text:p>
          </table:table-cell>
          <table:table-cell table:style-name="ce99" office:value-type="float" office:value="1.8">
            <text:p>1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09])" office:value-type="float" office:value="2017">
            <text:p>2017</text:p>
          </table:table-cell>
          <table:table-cell table:style-name="ce151" table:formula="of:=RIGHT(LEFT([.C309];4))" office:value-type="string" office:string-value="F">
            <text:p>F</text:p>
          </table:table-cell>
          <table:table-cell table:style-name="ce154" table:formula="of:=[.K309]&amp;[.H309]" office:value-type="string" office:string-value="FAP">
            <text:p>FAP</text:p>
          </table:table-cell>
          <table:table-cell table:style-name="ce151" table:formula="of:=[.L309]&amp;[.I309]" office:value-type="string" office:string-value="FAP">
            <text:p>FAP</text:p>
          </table:table-cell>
          <table:table-cell table:style-name="ce154" table:formula="of:=[.K309]&amp;[.J309]&amp;[.H309]" office:value-type="string" office:string-value="F2017AP">
            <text:p>F2017AP</text:p>
          </table:table-cell>
          <table:table-cell table:style-name="ce151" table:formula="of:=[.K309]&amp;[.J309]&amp;[.I309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1F291066</text:p>
          </table:table-cell>
          <table:table-cell table:style-name="ce26" office:value-type="date" office:date-value="2012-05-24">
            <text:p>24/05/12</text:p>
          </table:table-cell>
          <table:table-cell table:style-name="ce99" office:value-type="float" office:value="0.02">
            <text:p>0,02</text:p>
          </table:table-cell>
          <table:table-cell table:style-name="ce99" office:value-type="float" office:value="-0.2">
            <text:p>-0,20</text:p>
          </table:table-cell>
          <table:table-cell table:style-name="ce99" office:value-type="float" office:value="-15.8">
            <text:p>-15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10])" office:value-type="float" office:value="2012">
            <text:p>2012</text:p>
          </table:table-cell>
          <table:table-cell table:style-name="ce151" table:formula="of:=RIGHT(LEFT([.C310];4))" office:value-type="string" office:string-value="F">
            <text:p>F</text:p>
          </table:table-cell>
          <table:table-cell table:style-name="ce154" table:formula="of:=[.K310]&amp;[.H310]" office:value-type="string" office:string-value="FRP1">
            <text:p>FRP1</text:p>
          </table:table-cell>
          <table:table-cell table:style-name="ce151" table:formula="of:=[.L310]&amp;[.I310]" office:value-type="string" office:string-value="FRP1N">
            <text:p>FRP1N</text:p>
          </table:table-cell>
          <table:table-cell table:style-name="ce154" table:formula="of:=[.K310]&amp;[.J310]&amp;[.H310]" office:value-type="string" office:string-value="F2012RP1">
            <text:p>F2012RP1</text:p>
          </table:table-cell>
          <table:table-cell table:style-name="ce151" table:formula="of:=[.K310]&amp;[.J310]&amp;[.I310]" office:value-type="string" office:string-value="F2012N">
            <text:p>F2012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5F211958</text:p>
          </table:table-cell>
          <table:table-cell table:style-name="ce26" office:value-type="date" office:date-value="2015-11-18">
            <text:p>18/11/15</text:p>
          </table:table-cell>
          <table:table-cell table:style-name="ce99" office:value-type="float" office:value="-1.36">
            <text:p>-1,36</text:p>
          </table:table-cell>
          <table:table-cell table:style-name="ce99" office:value-type="float" office:value="-1.2">
            <text:p>-1,20</text:p>
          </table:table-cell>
          <table:table-cell table:style-name="ce99" office:value-type="float" office:value="-94.6">
            <text:p>-94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11])" office:value-type="float" office:value="2015">
            <text:p>2015</text:p>
          </table:table-cell>
          <table:table-cell table:style-name="ce151" table:formula="of:=RIGHT(LEFT([.C311];4))" office:value-type="string" office:string-value="F">
            <text:p>F</text:p>
          </table:table-cell>
          <table:table-cell table:style-name="ce154" table:formula="of:=[.K311]&amp;[.H311]" office:value-type="string" office:string-value="FRP1">
            <text:p>FRP1</text:p>
          </table:table-cell>
          <table:table-cell table:style-name="ce151" table:formula="of:=[.L311]&amp;[.I311]" office:value-type="string" office:string-value="FRP1N">
            <text:p>FRP1N</text:p>
          </table:table-cell>
          <table:table-cell table:style-name="ce154" table:formula="of:=[.K311]&amp;[.J311]&amp;[.H311]" office:value-type="string" office:string-value="F2015RP1">
            <text:p>F2015RP1</text:p>
          </table:table-cell>
          <table:table-cell table:style-name="ce151" table:formula="of:=[.K311]&amp;[.J311]&amp;[.I311]" office:value-type="string" office:string-value="F2015N">
            <text:p>F2015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4F405202</text:p>
          </table:table-cell>
          <table:table-cell table:style-name="ce26" office:value-type="date" office:date-value="2014-12-19">
            <text:p>19/12/14</text:p>
          </table:table-cell>
          <table:table-cell table:style-name="ce79" office:value-type="float" office:value="-0.08">
            <text:p>-0,08</text:p>
          </table:table-cell>
          <table:table-cell table:style-name="ce104" office:value-type="float" office:value="1.2">
            <text:p>1,20</text:p>
          </table:table-cell>
          <table:table-cell table:style-name="ce79" office:value-type="float" office:value="-8.8">
            <text:p>-8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12])" office:value-type="float" office:value="2014">
            <text:p>2014</text:p>
          </table:table-cell>
          <table:table-cell table:style-name="ce151" table:formula="of:=RIGHT(LEFT([.C312];4))" office:value-type="string" office:string-value="F">
            <text:p>F</text:p>
          </table:table-cell>
          <table:table-cell table:style-name="ce154" table:formula="of:=[.K312]&amp;[.H312]" office:value-type="string" office:string-value="FAP">
            <text:p>FAP</text:p>
          </table:table-cell>
          <table:table-cell table:style-name="ce151" table:formula="of:=[.L312]&amp;[.I312]" office:value-type="string" office:string-value="FAP">
            <text:p>FAP</text:p>
          </table:table-cell>
          <table:table-cell table:style-name="ce154" table:formula="of:=[.K312]&amp;[.J312]&amp;[.H312]" office:value-type="string" office:string-value="F2014AP">
            <text:p>F2014AP</text:p>
          </table:table-cell>
          <table:table-cell table:style-name="ce151" table:formula="of:=[.K312]&amp;[.J312]&amp;[.I312]" office:value-type="string" office:string-value="F2014">
            <text:p>F2014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5F061582</text:p>
          </table:table-cell>
          <table:table-cell table:style-name="ce71" office:value-type="date" office:date-value="2015-07-08">
            <text:p>08/07/15</text:p>
          </table:table-cell>
          <table:table-cell table:style-name="ce79" office:value-type="float" office:value="-0.8">
            <text:p>-0,80</text:p>
          </table:table-cell>
          <table:table-cell table:style-name="ce104" office:value-type="float" office:value="-1">
            <text:p>-1,00</text:p>
          </table:table-cell>
          <table:table-cell table:style-name="ce79" office:value-type="float" office:value="-31.6">
            <text:p>-31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13])" office:value-type="float" office:value="2015">
            <text:p>2015</text:p>
          </table:table-cell>
          <table:table-cell table:style-name="ce151" table:formula="of:=RIGHT(LEFT([.C313];4))" office:value-type="string" office:string-value="F">
            <text:p>F</text:p>
          </table:table-cell>
          <table:table-cell table:style-name="ce154" table:formula="of:=[.K313]&amp;[.H313]" office:value-type="string" office:string-value="FRP1">
            <text:p>FRP1</text:p>
          </table:table-cell>
          <table:table-cell table:style-name="ce151" table:formula="of:=[.L313]&amp;[.I313]" office:value-type="string" office:string-value="FRP1N">
            <text:p>FRP1N</text:p>
          </table:table-cell>
          <table:table-cell table:style-name="ce154" table:formula="of:=[.K313]&amp;[.J313]&amp;[.H313]" office:value-type="string" office:string-value="F2015RP1">
            <text:p>F2015RP1</text:p>
          </table:table-cell>
          <table:table-cell table:style-name="ce151" table:formula="of:=[.K313]&amp;[.J313]&amp;[.I313]" office:value-type="string" office:string-value="F2015N">
            <text:p>F2015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6" office:value-type="date" office:date-value="2018-03-20">
            <text:p>20/03/18</text:p>
          </table:table-cell>
          <table:table-cell table:style-name="ce35" office:value-type="string">
            <text:p>A12F040524</text:p>
          </table:table-cell>
          <table:table-cell table:style-name="ce52" office:value-type="date" office:date-value="2012-05-28">
            <text:p>28/05/12</text:p>
          </table:table-cell>
          <table:table-cell table:style-name="ce99" office:value-type="float" office:value="14.28">
            <text:p>14,28</text:p>
          </table:table-cell>
          <table:table-cell table:style-name="ce99" office:value-type="float" office:value="16.2">
            <text:p>16,20</text:p>
          </table:table-cell>
          <table:table-cell table:style-name="ce99" office:value-type="float" office:value="-0.4">
            <text:p>-0,40</text:p>
          </table:table-cell>
          <table:table-cell table:style-name="ce131" office:value-type="string">
            <text:p>RP2</text:p>
          </table:table-cell>
          <table:table-cell table:style-name="ce131" office:value-type="string">
            <text:p>P</text:p>
          </table:table-cell>
          <table:table-cell table:style-name="ce146" table:formula="of:=YEAR([.D314])" office:value-type="float" office:value="2012">
            <text:p>2012</text:p>
          </table:table-cell>
          <table:table-cell table:style-name="ce151" table:formula="of:=RIGHT(LEFT([.C314];4))" office:value-type="string" office:string-value="F">
            <text:p>F</text:p>
          </table:table-cell>
          <table:table-cell table:style-name="ce154" table:formula="of:=[.K314]&amp;[.H314]" office:value-type="string" office:string-value="FRP2">
            <text:p>FRP2</text:p>
          </table:table-cell>
          <table:table-cell table:style-name="ce151" table:formula="of:=[.L314]&amp;[.I314]" office:value-type="string" office:string-value="FRP2P">
            <text:p>FRP2P</text:p>
          </table:table-cell>
          <table:table-cell table:style-name="ce154" table:formula="of:=[.K314]&amp;[.J314]&amp;[.H314]" office:value-type="string" office:string-value="F2012RP2">
            <text:p>F2012RP2</text:p>
          </table:table-cell>
          <table:table-cell table:style-name="ce151" table:formula="of:=[.K314]&amp;[.J314]&amp;[.I314]" office:value-type="string" office:string-value="F2012P">
            <text:p>F2012P</text:p>
          </table:table-cell>
          <table:table-cell table:style-name="ce169"/>
          <table:table-cell/>
        </table:table-row>
        <table:table-row table:style-name="ro2">
          <table:table-cell table:style-name="ce6" office:value-type="string">
            <text:p>UN-BME </text:p>
          </table:table-cell>
          <table:table-cell table:style-name="ce28" office:value-type="date" office:date-value="2018-03-20">
            <text:p>20/03/18</text:p>
          </table:table-cell>
          <table:table-cell table:style-name="ce49" office:value-type="string">
            <text:p>A04S068190</text:p>
          </table:table-cell>
          <table:table-cell table:style-name="ce28" office:value-type="date" office:date-value="2011-10-18">
            <text:p>18/10/11</text:p>
          </table:table-cell>
          <table:table-cell table:style-name="ce101" office:value-type="float" office:value="-1.34">
            <text:p>-1,34</text:p>
          </table:table-cell>
          <table:table-cell table:style-name="ce101" office:value-type="float" office:value="2.2">
            <text:p>2,20</text:p>
          </table:table-cell>
          <table:table-cell table:style-name="ce101" office:value-type="float" office:value="-4.2">
            <text:p>-4,20</text:p>
          </table:table-cell>
          <table:table-cell table:style-name="ce134" office:value-type="string">
            <text:p>AP</text:p>
          </table:table-cell>
          <table:table-cell table:style-name="ce134"/>
          <table:table-cell table:style-name="ce146" table:formula="of:=YEAR([.D315])" office:value-type="float" office:value="2011">
            <text:p>2011</text:p>
          </table:table-cell>
          <table:table-cell table:style-name="ce151" table:formula="of:=RIGHT(LEFT([.C315];4))" office:value-type="string" office:string-value="S">
            <text:p>S</text:p>
          </table:table-cell>
          <table:table-cell table:style-name="ce154" table:formula="of:=[.K315]&amp;[.H315]" office:value-type="string" office:string-value="SAP">
            <text:p>SAP</text:p>
          </table:table-cell>
          <table:table-cell table:style-name="ce151" table:formula="of:=[.L315]&amp;[.I315]" office:value-type="string" office:string-value="SAP">
            <text:p>SAP</text:p>
          </table:table-cell>
          <table:table-cell table:style-name="ce154" table:formula="of:=[.K315]&amp;[.J315]&amp;[.H315]" office:value-type="string" office:string-value="S2011AP">
            <text:p>S2011AP</text:p>
          </table:table-cell>
          <table:table-cell table:style-name="ce151" table:formula="of:=[.K315]&amp;[.J315]&amp;[.I315]" office:value-type="string" office:string-value="S2011">
            <text:p>S2011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D12L003177</text:p>
          </table:table-cell>
          <table:table-cell table:style-name="ce26" office:value-type="date" office:date-value="2014-02-03">
            <text:p>03/02/14</text:p>
          </table:table-cell>
          <table:table-cell table:style-name="ce99" office:value-type="float" office:value="0.84">
            <text:p>0,84</text:p>
          </table:table-cell>
          <table:table-cell table:style-name="ce99" office:value-type="float" office:value="1.6">
            <text:p>1,60</text:p>
          </table:table-cell>
          <table:table-cell table:style-name="ce99" office:value-type="float" office:value="1.2">
            <text:p>1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16])" office:value-type="float" office:value="2014">
            <text:p>2014</text:p>
          </table:table-cell>
          <table:table-cell table:style-name="ce151" table:formula="of:=RIGHT(LEFT([.C316];4))" office:value-type="string" office:string-value="L">
            <text:p>L</text:p>
          </table:table-cell>
          <table:table-cell table:style-name="ce154" table:formula="of:=[.K316]&amp;[.H316]" office:value-type="string" office:string-value="LAP">
            <text:p>LAP</text:p>
          </table:table-cell>
          <table:table-cell table:style-name="ce151" table:formula="of:=[.L316]&amp;[.I316]" office:value-type="string" office:string-value="LAP">
            <text:p>LAP</text:p>
          </table:table-cell>
          <table:table-cell table:style-name="ce154" table:formula="of:=[.K316]&amp;[.J316]&amp;[.H316]" office:value-type="string" office:string-value="L2014AP">
            <text:p>L2014AP</text:p>
          </table:table-cell>
          <table:table-cell table:style-name="ce151" table:formula="of:=[.K316]&amp;[.J316]&amp;[.I316]" office:value-type="string" office:string-value="L2014">
            <text:p>L2014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D12L002428</text:p>
          </table:table-cell>
          <table:table-cell table:style-name="ce26" office:value-type="date" office:date-value="2015-10-09">
            <text:p>09/10/15</text:p>
          </table:table-cell>
          <table:table-cell table:style-name="ce99" office:value-type="float" office:value="-1.3">
            <text:p>-1,30</text:p>
          </table:table-cell>
          <table:table-cell table:style-name="ce99" office:value-type="float" office:value="4.2">
            <text:p>4,20</text:p>
          </table:table-cell>
          <table:table-cell table:style-name="ce99" office:value-type="float" office:value="1">
            <text:p>1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17])" office:value-type="float" office:value="2015">
            <text:p>2015</text:p>
          </table:table-cell>
          <table:table-cell table:style-name="ce151" table:formula="of:=RIGHT(LEFT([.C317];4))" office:value-type="string" office:string-value="L">
            <text:p>L</text:p>
          </table:table-cell>
          <table:table-cell table:style-name="ce154" table:formula="of:=[.K317]&amp;[.H317]" office:value-type="string" office:string-value="LAP">
            <text:p>LAP</text:p>
          </table:table-cell>
          <table:table-cell table:style-name="ce151" table:formula="of:=[.L317]&amp;[.I317]" office:value-type="string" office:string-value="LAP">
            <text:p>LAP</text:p>
          </table:table-cell>
          <table:table-cell table:style-name="ce154" table:formula="of:=[.K317]&amp;[.J317]&amp;[.H317]" office:value-type="string" office:string-value="L2015AP">
            <text:p>L2015AP</text:p>
          </table:table-cell>
          <table:table-cell table:style-name="ce151" table:formula="of:=[.K317]&amp;[.J317]&amp;[.I317]" office:value-type="string" office:string-value="L2015">
            <text:p>L2015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E12L003466</text:p>
          </table:table-cell>
          <table:table-cell table:style-name="ce26" office:value-type="date" office:date-value="2014-09-16">
            <text:p>16/09/14</text:p>
          </table:table-cell>
          <table:table-cell table:style-name="ce99" office:value-type="float" office:value="2.8">
            <text:p>2,80</text:p>
          </table:table-cell>
          <table:table-cell table:style-name="ce99" office:value-type="float" office:value="4">
            <text:p>4,00</text:p>
          </table:table-cell>
          <table:table-cell table:style-name="ce99" office:value-type="float" office:value="2.5">
            <text:p>2,5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18])" office:value-type="float" office:value="2014">
            <text:p>2014</text:p>
          </table:table-cell>
          <table:table-cell table:style-name="ce151" table:formula="of:=RIGHT(LEFT([.C318];4))" office:value-type="string" office:string-value="L">
            <text:p>L</text:p>
          </table:table-cell>
          <table:table-cell table:style-name="ce154" table:formula="of:=[.K318]&amp;[.H318]" office:value-type="string" office:string-value="LAP">
            <text:p>LAP</text:p>
          </table:table-cell>
          <table:table-cell table:style-name="ce151" table:formula="of:=[.L318]&amp;[.I318]" office:value-type="string" office:string-value="LAP">
            <text:p>LAP</text:p>
          </table:table-cell>
          <table:table-cell table:style-name="ce154" table:formula="of:=[.K318]&amp;[.J318]&amp;[.H318]" office:value-type="string" office:string-value="L2014AP">
            <text:p>L2014AP</text:p>
          </table:table-cell>
          <table:table-cell table:style-name="ce151" table:formula="of:=[.K318]&amp;[.J318]&amp;[.I318]" office:value-type="string" office:string-value="L2014">
            <text:p>L2014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08F512285</text:p>
          </table:table-cell>
          <table:table-cell table:style-name="ce26" office:value-type="date" office:date-value="2018-01-16">
            <text:p>16/01/18</text:p>
          </table:table-cell>
          <table:table-cell table:style-name="ce99" office:value-type="float" office:value="-0.46">
            <text:p>-0,46</text:p>
          </table:table-cell>
          <table:table-cell table:style-name="ce99" office:value-type="float" office:value="-2.4">
            <text:p>-2,40</text:p>
          </table:table-cell>
          <table:table-cell table:style-name="ce99" office:value-type="float" office:value="-100">
            <text:p>-100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19])" office:value-type="float" office:value="2018">
            <text:p>2018</text:p>
          </table:table-cell>
          <table:table-cell table:style-name="ce151" table:formula="of:=RIGHT(LEFT([.C319];4))" office:value-type="string" office:string-value="F">
            <text:p>F</text:p>
          </table:table-cell>
          <table:table-cell table:style-name="ce154" table:formula="of:=[.K319]&amp;[.H319]" office:value-type="string" office:string-value="FRP1">
            <text:p>FRP1</text:p>
          </table:table-cell>
          <table:table-cell table:style-name="ce151" table:formula="of:=[.L319]&amp;[.I319]" office:value-type="string" office:string-value="FRP1N">
            <text:p>FRP1N</text:p>
          </table:table-cell>
          <table:table-cell table:style-name="ce154" table:formula="of:=[.K319]&amp;[.J319]&amp;[.H319]" office:value-type="string" office:string-value="F2018RP1">
            <text:p>F2018RP1</text:p>
          </table:table-cell>
          <table:table-cell table:style-name="ce151" table:formula="of:=[.K319]&amp;[.J319]&amp;[.I319]" office:value-type="string" office:string-value="F2018N">
            <text:p>F2018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0F562514</text:p>
          </table:table-cell>
          <table:table-cell table:style-name="ce26" office:value-type="date" office:date-value="2011-05-28">
            <text:p>28/05/11</text:p>
          </table:table-cell>
          <table:table-cell table:style-name="ce79" office:value-type="float" office:value="-1.26">
            <text:p>-1,26</text:p>
          </table:table-cell>
          <table:table-cell table:style-name="ce104" office:value-type="float" office:value="-3">
            <text:p>-3,00</text:p>
          </table:table-cell>
          <table:table-cell table:style-name="ce79" office:value-type="float" office:value="-41.6">
            <text:p>-41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20])" office:value-type="float" office:value="2011">
            <text:p>2011</text:p>
          </table:table-cell>
          <table:table-cell table:style-name="ce151" table:formula="of:=RIGHT(LEFT([.C320];4))" office:value-type="string" office:string-value="F">
            <text:p>F</text:p>
          </table:table-cell>
          <table:table-cell table:style-name="ce154" table:formula="of:=[.K320]&amp;[.H320]" office:value-type="string" office:string-value="FRP1">
            <text:p>FRP1</text:p>
          </table:table-cell>
          <table:table-cell table:style-name="ce151" table:formula="of:=[.L320]&amp;[.I320]" office:value-type="string" office:string-value="FRP1N">
            <text:p>FRP1N</text:p>
          </table:table-cell>
          <table:table-cell table:style-name="ce154" table:formula="of:=[.K320]&amp;[.J320]&amp;[.H320]" office:value-type="string" office:string-value="F2011RP1">
            <text:p>F2011RP1</text:p>
          </table:table-cell>
          <table:table-cell table:style-name="ce151" table:formula="of:=[.K320]&amp;[.J320]&amp;[.I320]" office:value-type="string" office:string-value="F2011N">
            <text:p>F2011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7F093036</text:p>
          </table:table-cell>
          <table:table-cell table:style-name="ce26" office:value-type="date" office:date-value="2017-10-07">
            <text:p>07/10/17</text:p>
          </table:table-cell>
          <table:table-cell table:style-name="ce79" office:value-type="float" office:value="-0.52">
            <text:p>-0,52</text:p>
          </table:table-cell>
          <table:table-cell table:style-name="ce104" office:value-type="float" office:value="2">
            <text:p>2,00</text:p>
          </table:table-cell>
          <table:table-cell table:style-name="ce79" office:value-type="float" office:value="1.6">
            <text:p>1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21])" office:value-type="float" office:value="2017">
            <text:p>2017</text:p>
          </table:table-cell>
          <table:table-cell table:style-name="ce151" table:formula="of:=RIGHT(LEFT([.C321];4))" office:value-type="string" office:string-value="F">
            <text:p>F</text:p>
          </table:table-cell>
          <table:table-cell table:style-name="ce154" table:formula="of:=[.K321]&amp;[.H321]" office:value-type="string" office:string-value="FAP">
            <text:p>FAP</text:p>
          </table:table-cell>
          <table:table-cell table:style-name="ce151" table:formula="of:=[.L321]&amp;[.I321]" office:value-type="string" office:string-value="FAP">
            <text:p>FAP</text:p>
          </table:table-cell>
          <table:table-cell table:style-name="ce154" table:formula="of:=[.K321]&amp;[.J321]&amp;[.H321]" office:value-type="string" office:string-value="F2017AP">
            <text:p>F2017AP</text:p>
          </table:table-cell>
          <table:table-cell table:style-name="ce151" table:formula="of:=[.K321]&amp;[.J321]&amp;[.I321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1F291990</text:p>
          </table:table-cell>
          <table:table-cell table:style-name="ce26" office:value-type="date" office:date-value="2012-02-15">
            <text:p>15/02/12</text:p>
          </table:table-cell>
          <table:table-cell table:style-name="ce79" office:value-type="float" office:value="-0.22">
            <text:p>-0,22</text:p>
          </table:table-cell>
          <table:table-cell table:style-name="ce104" office:value-type="float" office:value="0.2">
            <text:p>0,20</text:p>
          </table:table-cell>
          <table:table-cell table:style-name="ce79" office:value-type="float" office:value="-57">
            <text:p>-57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22])" office:value-type="float" office:value="2012">
            <text:p>2012</text:p>
          </table:table-cell>
          <table:table-cell table:style-name="ce151" table:formula="of:=RIGHT(LEFT([.C322];4))" office:value-type="string" office:string-value="F">
            <text:p>F</text:p>
          </table:table-cell>
          <table:table-cell table:style-name="ce154" table:formula="of:=[.K322]&amp;[.H322]" office:value-type="string" office:string-value="FRP1">
            <text:p>FRP1</text:p>
          </table:table-cell>
          <table:table-cell table:style-name="ce151" table:formula="of:=[.L322]&amp;[.I322]" office:value-type="string" office:string-value="FRP1N">
            <text:p>FRP1N</text:p>
          </table:table-cell>
          <table:table-cell table:style-name="ce154" table:formula="of:=[.K322]&amp;[.J322]&amp;[.H322]" office:value-type="string" office:string-value="F2012RP1">
            <text:p>F2012RP1</text:p>
          </table:table-cell>
          <table:table-cell table:style-name="ce151" table:formula="of:=[.K322]&amp;[.J322]&amp;[.I322]" office:value-type="string" office:string-value="F2012N">
            <text:p>F2012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6F277432</text:p>
          </table:table-cell>
          <table:table-cell table:style-name="ce26" office:value-type="date" office:date-value="2017-03-17">
            <text:p>17/03/17</text:p>
          </table:table-cell>
          <table:table-cell table:style-name="ce99" office:value-type="float" office:value="-0.18">
            <text:p>-0,18</text:p>
          </table:table-cell>
          <table:table-cell table:style-name="ce99" office:value-type="float" office:value="0">
            <text:p>0,00</text:p>
          </table:table-cell>
          <table:table-cell table:style-name="ce99" office:value-type="float" office:value="-8.2">
            <text:p>-8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23])" office:value-type="float" office:value="2017">
            <text:p>2017</text:p>
          </table:table-cell>
          <table:table-cell table:style-name="ce151" table:formula="of:=RIGHT(LEFT([.C323];4))" office:value-type="string" office:string-value="F">
            <text:p>F</text:p>
          </table:table-cell>
          <table:table-cell table:style-name="ce154" table:formula="of:=[.K323]&amp;[.H323]" office:value-type="string" office:string-value="FAP">
            <text:p>FAP</text:p>
          </table:table-cell>
          <table:table-cell table:style-name="ce151" table:formula="of:=[.L323]&amp;[.I323]" office:value-type="string" office:string-value="FAP">
            <text:p>FAP</text:p>
          </table:table-cell>
          <table:table-cell table:style-name="ce154" table:formula="of:=[.K323]&amp;[.J323]&amp;[.H323]" office:value-type="string" office:string-value="F2017AP">
            <text:p>F2017AP</text:p>
          </table:table-cell>
          <table:table-cell table:style-name="ce151" table:formula="of:=[.K323]&amp;[.J323]&amp;[.I323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6F239944</text:p>
          </table:table-cell>
          <table:table-cell table:style-name="ce26" office:value-type="date" office:date-value="2017-01-28">
            <text:p>28/01/17</text:p>
          </table:table-cell>
          <table:table-cell table:style-name="ce99" office:value-type="float" office:value="0.76">
            <text:p>0,76</text:p>
          </table:table-cell>
          <table:table-cell table:style-name="ce99" office:value-type="float" office:value="1.6">
            <text:p>1,60</text:p>
          </table:table-cell>
          <table:table-cell table:style-name="ce99" office:value-type="float" office:value="-4.2">
            <text:p>-4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24])" office:value-type="float" office:value="2017">
            <text:p>2017</text:p>
          </table:table-cell>
          <table:table-cell table:style-name="ce151" table:formula="of:=RIGHT(LEFT([.C324];4))" office:value-type="string" office:string-value="F">
            <text:p>F</text:p>
          </table:table-cell>
          <table:table-cell table:style-name="ce154" table:formula="of:=[.K324]&amp;[.H324]" office:value-type="string" office:string-value="FAP">
            <text:p>FAP</text:p>
          </table:table-cell>
          <table:table-cell table:style-name="ce151" table:formula="of:=[.L324]&amp;[.I324]" office:value-type="string" office:string-value="FAP">
            <text:p>FAP</text:p>
          </table:table-cell>
          <table:table-cell table:style-name="ce154" table:formula="of:=[.K324]&amp;[.J324]&amp;[.H324]" office:value-type="string" office:string-value="F2017AP">
            <text:p>F2017AP</text:p>
          </table:table-cell>
          <table:table-cell table:style-name="ce151" table:formula="of:=[.K324]&amp;[.J324]&amp;[.I324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GCOPE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0F159829</text:p>
          </table:table-cell>
          <table:table-cell table:style-name="ce26" office:value-type="date" office:date-value="2016-06-24">
            <text:p>24/06/16</text:p>
          </table:table-cell>
          <table:table-cell table:style-name="ce79" office:value-type="float" office:value="0.14">
            <text:p>0,14</text:p>
          </table:table-cell>
          <table:table-cell table:style-name="ce104" office:value-type="float" office:value="-0.8">
            <text:p>-0,80</text:p>
          </table:table-cell>
          <table:table-cell table:style-name="ce79" office:value-type="float" office:value="-13.6">
            <text:p>-13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25])" office:value-type="float" office:value="2016">
            <text:p>2016</text:p>
          </table:table-cell>
          <table:table-cell table:style-name="ce151" table:formula="of:=RIGHT(LEFT([.C325];4))" office:value-type="string" office:string-value="F">
            <text:p>F</text:p>
          </table:table-cell>
          <table:table-cell table:style-name="ce154" table:formula="of:=[.K325]&amp;[.H325]" office:value-type="string" office:string-value="FRP1">
            <text:p>FRP1</text:p>
          </table:table-cell>
          <table:table-cell table:style-name="ce151" table:formula="of:=[.L325]&amp;[.I325]" office:value-type="string" office:string-value="FRP1N">
            <text:p>FRP1N</text:p>
          </table:table-cell>
          <table:table-cell table:style-name="ce154" table:formula="of:=[.K325]&amp;[.J325]&amp;[.H325]" office:value-type="string" office:string-value="F2016RP1">
            <text:p>F2016RP1</text:p>
          </table:table-cell>
          <table:table-cell table:style-name="ce151" table:formula="of:=[.K325]&amp;[.J325]&amp;[.I325]" office:value-type="string" office:string-value="F2016N">
            <text:p>F2016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2F355282</text:p>
          </table:table-cell>
          <table:table-cell table:style-name="ce26" office:value-type="date" office:date-value="2013-03-25">
            <text:p>25/03/13</text:p>
          </table:table-cell>
          <table:table-cell table:style-name="ce79" office:value-type="float" office:value="0.42">
            <text:p>0,42</text:p>
          </table:table-cell>
          <table:table-cell table:style-name="ce104" office:value-type="float" office:value="1.2">
            <text:p>1,20</text:p>
          </table:table-cell>
          <table:table-cell table:style-name="ce79" office:value-type="float" office:value="-1.8">
            <text:p>-1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26])" office:value-type="float" office:value="2013">
            <text:p>2013</text:p>
          </table:table-cell>
          <table:table-cell table:style-name="ce151" table:formula="of:=RIGHT(LEFT([.C326];4))" office:value-type="string" office:string-value="F">
            <text:p>F</text:p>
          </table:table-cell>
          <table:table-cell table:style-name="ce154" table:formula="of:=[.K326]&amp;[.H326]" office:value-type="string" office:string-value="FAP">
            <text:p>FAP</text:p>
          </table:table-cell>
          <table:table-cell table:style-name="ce151" table:formula="of:=[.L326]&amp;[.I326]" office:value-type="string" office:string-value="FAP">
            <text:p>FAP</text:p>
          </table:table-cell>
          <table:table-cell table:style-name="ce154" table:formula="of:=[.K326]&amp;[.J326]&amp;[.H326]" office:value-type="string" office:string-value="F2013AP">
            <text:p>F2013AP</text:p>
          </table:table-cell>
          <table:table-cell table:style-name="ce151" table:formula="of:=[.K326]&amp;[.J326]&amp;[.I326]" office:value-type="string" office:string-value="F2013">
            <text:p>F2013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7F071762</text:p>
          </table:table-cell>
          <table:table-cell table:style-name="ce26" office:value-type="date" office:date-value="2017-12-11">
            <text:p>11/12/17</text:p>
          </table:table-cell>
          <table:table-cell table:style-name="ce79" office:value-type="float" office:value="1.06">
            <text:p>1,06</text:p>
          </table:table-cell>
          <table:table-cell table:style-name="ce104" office:value-type="float" office:value="-0.8">
            <text:p>-0,80</text:p>
          </table:table-cell>
          <table:table-cell table:style-name="ce79" office:value-type="float" office:value="-22.4">
            <text:p>-22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27])" office:value-type="float" office:value="2017">
            <text:p>2017</text:p>
          </table:table-cell>
          <table:table-cell table:style-name="ce151" table:formula="of:=RIGHT(LEFT([.C327];4))" office:value-type="string" office:string-value="F">
            <text:p>F</text:p>
          </table:table-cell>
          <table:table-cell table:style-name="ce154" table:formula="of:=[.K327]&amp;[.H327]" office:value-type="string" office:string-value="FRP1">
            <text:p>FRP1</text:p>
          </table:table-cell>
          <table:table-cell table:style-name="ce151" table:formula="of:=[.L327]&amp;[.I327]" office:value-type="string" office:string-value="FRP1N">
            <text:p>FRP1N</text:p>
          </table:table-cell>
          <table:table-cell table:style-name="ce154" table:formula="of:=[.K327]&amp;[.J327]&amp;[.H327]" office:value-type="string" office:string-value="F2017RP1">
            <text:p>F2017RP1</text:p>
          </table:table-cell>
          <table:table-cell table:style-name="ce151" table:formula="of:=[.K327]&amp;[.J327]&amp;[.I327]" office:value-type="string" office:string-value="F2017N">
            <text:p>F2017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98L621416</text:p>
          </table:table-cell>
          <table:table-cell table:style-name="ce26" office:value-type="date" office:date-value="2009-07-20">
            <text:p>20/07/09</text:p>
          </table:table-cell>
          <table:table-cell table:style-name="ce99" office:value-type="float" office:value="-2.58">
            <text:p>-2,58</text:p>
          </table:table-cell>
          <table:table-cell table:style-name="ce99" office:value-type="float" office:value="-1.8">
            <text:p>-1,80</text:p>
          </table:table-cell>
          <table:table-cell table:style-name="ce99" office:value-type="float" office:value="-20.2">
            <text:p>-20,2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28])" office:value-type="float" office:value="2009">
            <text:p>2009</text:p>
          </table:table-cell>
          <table:table-cell table:style-name="ce151" table:formula="of:=RIGHT(LEFT([.C328];4))" office:value-type="string" office:string-value="L">
            <text:p>L</text:p>
          </table:table-cell>
          <table:table-cell table:style-name="ce154" table:formula="of:=[.K328]&amp;[.H328]" office:value-type="string" office:string-value="LRP1">
            <text:p>LRP1</text:p>
          </table:table-cell>
          <table:table-cell table:style-name="ce151" table:formula="of:=[.L328]&amp;[.I328]" office:value-type="string" office:string-value="LRP1N">
            <text:p>LRP1N</text:p>
          </table:table-cell>
          <table:table-cell table:style-name="ce154" table:formula="of:=[.K328]&amp;[.J328]&amp;[.H328]" office:value-type="string" office:string-value="L2009RP1">
            <text:p>L2009RP1</text:p>
          </table:table-cell>
          <table:table-cell table:style-name="ce151" table:formula="of:=[.K328]&amp;[.J328]&amp;[.I328]" office:value-type="string" office:string-value="L2009N">
            <text:p>L2009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2F268385</text:p>
          </table:table-cell>
          <table:table-cell table:style-name="ce26" office:value-type="date" office:date-value="2013-04-24">
            <text:p>24/04/13</text:p>
          </table:table-cell>
          <table:table-cell table:style-name="ce85" office:value-type="float" office:value="-2.44">
            <text:p>-2,44</text:p>
          </table:table-cell>
          <table:table-cell table:style-name="ce104" office:value-type="float" office:value="-1.2">
            <text:p>-1,20</text:p>
          </table:table-cell>
          <table:table-cell table:style-name="ce85" office:value-type="float" office:value="-7.2">
            <text:p>-7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29])" office:value-type="float" office:value="2013">
            <text:p>2013</text:p>
          </table:table-cell>
          <table:table-cell table:style-name="ce151" table:formula="of:=RIGHT(LEFT([.C329];4))" office:value-type="string" office:string-value="F">
            <text:p>F</text:p>
          </table:table-cell>
          <table:table-cell table:style-name="ce154" table:formula="of:=[.K329]&amp;[.H329]" office:value-type="string" office:string-value="FAP">
            <text:p>FAP</text:p>
          </table:table-cell>
          <table:table-cell table:style-name="ce151" table:formula="of:=[.L329]&amp;[.I329]" office:value-type="string" office:string-value="FAP">
            <text:p>FAP</text:p>
          </table:table-cell>
          <table:table-cell table:style-name="ce154" table:formula="of:=[.K329]&amp;[.J329]&amp;[.H329]" office:value-type="string" office:string-value="F2013AP">
            <text:p>F2013AP</text:p>
          </table:table-cell>
          <table:table-cell table:style-name="ce151" table:formula="of:=[.K329]&amp;[.J329]&amp;[.I329]" office:value-type="string" office:string-value="F2013">
            <text:p>F2013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7F072958</text:p>
          </table:table-cell>
          <table:table-cell table:style-name="ce26" office:value-type="date" office:date-value="2017-12-04">
            <text:p>04/12/17</text:p>
          </table:table-cell>
          <table:table-cell table:style-name="ce79" office:value-type="float" office:value="-0.42">
            <text:p>-0,42</text:p>
          </table:table-cell>
          <table:table-cell table:style-name="ce104" office:value-type="float" office:value="-0.8">
            <text:p>-0,80</text:p>
          </table:table-cell>
          <table:table-cell table:style-name="ce79" office:value-type="float" office:value="-14.4">
            <text:p>-14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30])" office:value-type="float" office:value="2017">
            <text:p>2017</text:p>
          </table:table-cell>
          <table:table-cell table:style-name="ce151" table:formula="of:=RIGHT(LEFT([.C330];4))" office:value-type="string" office:string-value="F">
            <text:p>F</text:p>
          </table:table-cell>
          <table:table-cell table:style-name="ce154" table:formula="of:=[.K330]&amp;[.H330]" office:value-type="string" office:string-value="FRP1">
            <text:p>FRP1</text:p>
          </table:table-cell>
          <table:table-cell table:style-name="ce151" table:formula="of:=[.L330]&amp;[.I330]" office:value-type="string" office:string-value="FRP1N">
            <text:p>FRP1N</text:p>
          </table:table-cell>
          <table:table-cell table:style-name="ce154" table:formula="of:=[.K330]&amp;[.J330]&amp;[.H330]" office:value-type="string" office:string-value="F2017RP1">
            <text:p>F2017RP1</text:p>
          </table:table-cell>
          <table:table-cell table:style-name="ce151" table:formula="of:=[.K330]&amp;[.J330]&amp;[.I330]" office:value-type="string" office:string-value="F2017N">
            <text:p>F2017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5F076714</text:p>
          </table:table-cell>
          <table:table-cell table:style-name="ce26" office:value-type="date" office:date-value="2015-05-20">
            <text:p>20/05/15</text:p>
          </table:table-cell>
          <table:table-cell table:style-name="ce79" office:value-type="float" office:value="-0.46">
            <text:p>-0,46</text:p>
          </table:table-cell>
          <table:table-cell table:style-name="ce104" office:value-type="float" office:value="0">
            <text:p>0,00</text:p>
          </table:table-cell>
          <table:table-cell table:style-name="ce79" office:value-type="float" office:value="-32.6">
            <text:p>-32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31])" office:value-type="float" office:value="2015">
            <text:p>2015</text:p>
          </table:table-cell>
          <table:table-cell table:style-name="ce151" table:formula="of:=RIGHT(LEFT([.C331];4))" office:value-type="string" office:string-value="F">
            <text:p>F</text:p>
          </table:table-cell>
          <table:table-cell table:style-name="ce154" table:formula="of:=[.K331]&amp;[.H331]" office:value-type="string" office:string-value="FRP1">
            <text:p>FRP1</text:p>
          </table:table-cell>
          <table:table-cell table:style-name="ce151" table:formula="of:=[.L331]&amp;[.I331]" office:value-type="string" office:string-value="FRP1N">
            <text:p>FRP1N</text:p>
          </table:table-cell>
          <table:table-cell table:style-name="ce154" table:formula="of:=[.K331]&amp;[.J331]&amp;[.H331]" office:value-type="string" office:string-value="F2015RP1">
            <text:p>F2015RP1</text:p>
          </table:table-cell>
          <table:table-cell table:style-name="ce151" table:formula="of:=[.K331]&amp;[.J331]&amp;[.I331]" office:value-type="string" office:string-value="F2015N">
            <text:p>F2015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4F438240</text:p>
          </table:table-cell>
          <table:table-cell table:style-name="ce26" office:value-type="date" office:date-value="2016-04-27">
            <text:p>27/04/16</text:p>
          </table:table-cell>
          <table:table-cell table:style-name="ce79" office:value-type="float" office:value="-0.94">
            <text:p>-0,94</text:p>
          </table:table-cell>
          <table:table-cell table:style-name="ce104" office:value-type="float" office:value="-0.2">
            <text:p>-0,20</text:p>
          </table:table-cell>
          <table:table-cell table:style-name="ce79" office:value-type="float" office:value="-29.6">
            <text:p>-29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32])" office:value-type="float" office:value="2016">
            <text:p>2016</text:p>
          </table:table-cell>
          <table:table-cell table:style-name="ce151" table:formula="of:=RIGHT(LEFT([.C332];4))" office:value-type="string" office:string-value="F">
            <text:p>F</text:p>
          </table:table-cell>
          <table:table-cell table:style-name="ce154" table:formula="of:=[.K332]&amp;[.H332]" office:value-type="string" office:string-value="FRP1">
            <text:p>FRP1</text:p>
          </table:table-cell>
          <table:table-cell table:style-name="ce151" table:formula="of:=[.L332]&amp;[.I332]" office:value-type="string" office:string-value="FRP1N">
            <text:p>FRP1N</text:p>
          </table:table-cell>
          <table:table-cell table:style-name="ce154" table:formula="of:=[.K332]&amp;[.J332]&amp;[.H332]" office:value-type="string" office:string-value="F2016RP1">
            <text:p>F2016RP1</text:p>
          </table:table-cell>
          <table:table-cell table:style-name="ce151" table:formula="of:=[.K332]&amp;[.J332]&amp;[.I332]" office:value-type="string" office:string-value="F2016N">
            <text:p>F2016N</text:p>
          </table:table-cell>
          <table:table-cell table:style-name="ce161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4F150523</text:p>
          </table:table-cell>
          <table:table-cell table:style-name="ce26" office:value-type="date" office:date-value="2015-09-03">
            <text:p>03/09/15</text:p>
          </table:table-cell>
          <table:table-cell table:style-name="ce99" office:value-type="float" office:value="-0.22">
            <text:p>-0,22</text:p>
          </table:table-cell>
          <table:table-cell table:style-name="ce99" office:value-type="float" office:value="0.8">
            <text:p>0,80</text:p>
          </table:table-cell>
          <table:table-cell table:style-name="ce99" office:value-type="float" office:value="-6.8">
            <text:p>-6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33])" office:value-type="float" office:value="2015">
            <text:p>2015</text:p>
          </table:table-cell>
          <table:table-cell table:style-name="ce151" table:formula="of:=RIGHT(LEFT([.C333];4))" office:value-type="string" office:string-value="F">
            <text:p>F</text:p>
          </table:table-cell>
          <table:table-cell table:style-name="ce154" table:formula="of:=[.K333]&amp;[.H333]" office:value-type="string" office:string-value="FAP">
            <text:p>FAP</text:p>
          </table:table-cell>
          <table:table-cell table:style-name="ce151" table:formula="of:=[.L333]&amp;[.I333]" office:value-type="string" office:string-value="FAP">
            <text:p>FAP</text:p>
          </table:table-cell>
          <table:table-cell table:style-name="ce154" table:formula="of:=[.K333]&amp;[.J333]&amp;[.H333]" office:value-type="string" office:string-value="F2015AP">
            <text:p>F2015AP</text:p>
          </table:table-cell>
          <table:table-cell table:style-name="ce151" table:formula="of:=[.K333]&amp;[.J333]&amp;[.I333]" office:value-type="string" office:string-value="F2015">
            <text:p>F2015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4F150429</text:p>
          </table:table-cell>
          <table:table-cell table:style-name="ce26" office:value-type="date" office:date-value="2015-09-03">
            <text:p>03/09/15</text:p>
          </table:table-cell>
          <table:table-cell table:style-name="ce85" office:value-type="float" office:value="-2.24">
            <text:p>-2,24</text:p>
          </table:table-cell>
          <table:table-cell table:style-name="ce104" office:value-type="float" office:value="-0.6">
            <text:p>-0,60</text:p>
          </table:table-cell>
          <table:table-cell table:style-name="ce85" office:value-type="float" office:value="-12">
            <text:p>-12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34])" office:value-type="float" office:value="2015">
            <text:p>2015</text:p>
          </table:table-cell>
          <table:table-cell table:style-name="ce151" table:formula="of:=RIGHT(LEFT([.C334];4))" office:value-type="string" office:string-value="F">
            <text:p>F</text:p>
          </table:table-cell>
          <table:table-cell table:style-name="ce154" table:formula="of:=[.K334]&amp;[.H334]" office:value-type="string" office:string-value="FRP1">
            <text:p>FRP1</text:p>
          </table:table-cell>
          <table:table-cell table:style-name="ce151" table:formula="of:=[.L334]&amp;[.I334]" office:value-type="string" office:string-value="FRP1N">
            <text:p>FRP1N</text:p>
          </table:table-cell>
          <table:table-cell table:style-name="ce154" table:formula="of:=[.K334]&amp;[.J334]&amp;[.H334]" office:value-type="string" office:string-value="F2015RP1">
            <text:p>F2015RP1</text:p>
          </table:table-cell>
          <table:table-cell table:style-name="ce151" table:formula="of:=[.K334]&amp;[.J334]&amp;[.I334]" office:value-type="string" office:string-value="F2015N">
            <text:p>F2015N</text:p>
          </table:table-cell>
          <table:table-cell table:style-name="ce169"/>
          <table:table-cell/>
        </table:table-row>
        <table:table-row table:style-name="ro2">
          <table:table-cell table:style-name="ce11" office:value-type="string">
            <text:p>*GEMED MED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2F177360</text:p>
          </table:table-cell>
          <table:table-cell table:style-name="ce26" office:value-type="date" office:date-value="2016-01-07">
            <text:p>07/01/16</text:p>
          </table:table-cell>
          <table:table-cell table:style-name="ce99" office:value-type="float" office:value="-100">
            <text:p>-100,00</text:p>
          </table:table-cell>
          <table:table-cell table:style-name="ce120" office:value-type="float" office:value="-100">
            <text:p>-100,00</text:p>
          </table:table-cell>
          <table:table-cell table:style-name="ce99" office:value-type="float" office:value="-100">
            <text:p>-100,0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N</text:p>
          </table:table-cell>
          <table:table-cell table:style-name="ce146" table:formula="of:=YEAR([.D335])" office:value-type="float" office:value="2016">
            <text:p>2016</text:p>
          </table:table-cell>
          <table:table-cell table:style-name="ce151" table:formula="of:=RIGHT(LEFT([.C335];4))" office:value-type="string" office:string-value="F">
            <text:p>F</text:p>
          </table:table-cell>
          <table:table-cell table:style-name="ce154" table:formula="of:=[.K335]&amp;[.H335]" office:value-type="string" office:string-value="FRP3">
            <text:p>FRP3</text:p>
          </table:table-cell>
          <table:table-cell table:style-name="ce151" table:formula="of:=[.L335]&amp;[.I335]" office:value-type="string" office:string-value="FRP3N">
            <text:p>FRP3N</text:p>
          </table:table-cell>
          <table:table-cell table:style-name="ce154" table:formula="of:=[.K335]&amp;[.J335]&amp;[.H335]" office:value-type="string" office:string-value="F2016RP3">
            <text:p>F2016RP3</text:p>
          </table:table-cell>
          <table:table-cell table:style-name="ce151" table:formula="of:=[.K335]&amp;[.J335]&amp;[.I335]" office:value-type="string" office:string-value="F2016N">
            <text:p>F2016N</text:p>
          </table:table-cell>
          <table:table-cell table:style-name="ce169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06F350991</text:p>
          </table:table-cell>
          <table:table-cell table:style-name="ce71" office:value-type="date" office:date-value="2016-11-25">
            <text:p>25/11/16</text:p>
          </table:table-cell>
          <table:table-cell table:style-name="ce99" office:value-type="float" office:value="-1.18">
            <text:p>-1,18</text:p>
          </table:table-cell>
          <table:table-cell table:style-name="ce120" office:value-type="float" office:value="-0.6">
            <text:p>-0,60</text:p>
          </table:table-cell>
          <table:table-cell table:style-name="ce99" office:value-type="float" office:value="-6.6">
            <text:p>-6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36])" office:value-type="float" office:value="2016">
            <text:p>2016</text:p>
          </table:table-cell>
          <table:table-cell table:style-name="ce151" table:formula="of:=RIGHT(LEFT([.C336];4))" office:value-type="string" office:string-value="F">
            <text:p>F</text:p>
          </table:table-cell>
          <table:table-cell table:style-name="ce154" table:formula="of:=[.K336]&amp;[.H336]" office:value-type="string" office:string-value="FAP">
            <text:p>FAP</text:p>
          </table:table-cell>
          <table:table-cell table:style-name="ce151" table:formula="of:=[.L336]&amp;[.I336]" office:value-type="string" office:string-value="FAP">
            <text:p>FAP</text:p>
          </table:table-cell>
          <table:table-cell table:style-name="ce154" table:formula="of:=[.K336]&amp;[.J336]&amp;[.H336]" office:value-type="string" office:string-value="F2016AP">
            <text:p>F2016AP</text:p>
          </table:table-cell>
          <table:table-cell table:style-name="ce151" table:formula="of:=[.K336]&amp;[.J336]&amp;[.I336]" office:value-type="string" office:string-value="F2016">
            <text:p>F2016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05F124647</text:p>
          </table:table-cell>
          <table:table-cell table:style-name="ce26" office:value-type="date" office:date-value="2016-05-31">
            <text:p>31/05/16</text:p>
          </table:table-cell>
          <table:table-cell table:style-name="ce99" office:value-type="float" office:value="-1.7">
            <text:p>-1,70</text:p>
          </table:table-cell>
          <table:table-cell table:style-name="ce120" office:value-type="float" office:value="-1.6">
            <text:p>-1,60</text:p>
          </table:table-cell>
          <table:table-cell table:style-name="ce99" office:value-type="float" office:value="-4">
            <text:p>-4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37])" office:value-type="float" office:value="2016">
            <text:p>2016</text:p>
          </table:table-cell>
          <table:table-cell table:style-name="ce151" table:formula="of:=RIGHT(LEFT([.C337];4))" office:value-type="string" office:string-value="F">
            <text:p>F</text:p>
          </table:table-cell>
          <table:table-cell table:style-name="ce154" table:formula="of:=[.K337]&amp;[.H337]" office:value-type="string" office:string-value="FAP">
            <text:p>FAP</text:p>
          </table:table-cell>
          <table:table-cell table:style-name="ce151" table:formula="of:=[.L337]&amp;[.I337]" office:value-type="string" office:string-value="FAP">
            <text:p>FAP</text:p>
          </table:table-cell>
          <table:table-cell table:style-name="ce154" table:formula="of:=[.K337]&amp;[.J337]&amp;[.H337]" office:value-type="string" office:string-value="F2016AP">
            <text:p>F2016AP</text:p>
          </table:table-cell>
          <table:table-cell table:style-name="ce151" table:formula="of:=[.K337]&amp;[.J337]&amp;[.I337]" office:value-type="string" office:string-value="F2016">
            <text:p>F2016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7N285466</text:p>
          </table:table-cell>
          <table:table-cell table:style-name="ce53" office:value-type="date" office:date-value="2018-01-26">
            <text:p>26/01/18</text:p>
          </table:table-cell>
          <table:table-cell table:style-name="ce99" office:value-type="float" office:value="0.48">
            <text:p>0,48</text:p>
          </table:table-cell>
          <table:table-cell table:style-name="ce120" office:value-type="float" office:value="-0.6">
            <text:p>-0,60</text:p>
          </table:table-cell>
          <table:table-cell table:style-name="ce99" office:value-type="float" office:value="-4.6">
            <text:p>-4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38])" office:value-type="float" office:value="2018">
            <text:p>2018</text:p>
          </table:table-cell>
          <table:table-cell table:style-name="ce151" table:formula="of:=RIGHT(LEFT([.C338];4))" office:value-type="string" office:string-value="N">
            <text:p>N</text:p>
          </table:table-cell>
          <table:table-cell table:style-name="ce154" table:formula="of:=[.K338]&amp;[.H338]" office:value-type="string" office:string-value="NAP">
            <text:p>NAP</text:p>
          </table:table-cell>
          <table:table-cell table:style-name="ce151" table:formula="of:=[.L338]&amp;[.I338]" office:value-type="string" office:string-value="NAP">
            <text:p>NAP</text:p>
          </table:table-cell>
          <table:table-cell table:style-name="ce154" table:formula="of:=[.K338]&amp;[.J338]&amp;[.H338]" office:value-type="string" office:string-value="N2018AP">
            <text:p>N2018AP</text:p>
          </table:table-cell>
          <table:table-cell table:style-name="ce151" table:formula="of:=[.K338]&amp;[.J338]&amp;[.I338]" office:value-type="string" office:string-value="N2018">
            <text:p>N2018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4F006022</text:p>
          </table:table-cell>
          <table:table-cell table:style-name="ce52" office:value-type="date" office:date-value="2014-03-14">
            <text:p>14/03/14</text:p>
          </table:table-cell>
          <table:table-cell table:style-name="ce99" office:value-type="float" office:value="-2.02">
            <text:p>-2,02</text:p>
          </table:table-cell>
          <table:table-cell table:style-name="ce120" office:value-type="float" office:value="-1.8">
            <text:p>-1,80</text:p>
          </table:table-cell>
          <table:table-cell table:style-name="ce99" office:value-type="float" office:value="-5">
            <text:p>-5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39])" office:value-type="float" office:value="2014">
            <text:p>2014</text:p>
          </table:table-cell>
          <table:table-cell table:style-name="ce151" table:formula="of:=RIGHT(LEFT([.C339];4))" office:value-type="string" office:string-value="F">
            <text:p>F</text:p>
          </table:table-cell>
          <table:table-cell table:style-name="ce154" table:formula="of:=[.K339]&amp;[.H339]" office:value-type="string" office:string-value="FAP">
            <text:p>FAP</text:p>
          </table:table-cell>
          <table:table-cell table:style-name="ce151" table:formula="of:=[.L339]&amp;[.I339]" office:value-type="string" office:string-value="FAP">
            <text:p>FAP</text:p>
          </table:table-cell>
          <table:table-cell table:style-name="ce154" table:formula="of:=[.K339]&amp;[.J339]&amp;[.H339]" office:value-type="string" office:string-value="F2014AP">
            <text:p>F2014AP</text:p>
          </table:table-cell>
          <table:table-cell table:style-name="ce151" table:formula="of:=[.K339]&amp;[.J339]&amp;[.I339]" office:value-type="string" office:string-value="F2014">
            <text:p>F2014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08F435500</text:p>
          </table:table-cell>
          <table:table-cell table:style-name="ce52" office:value-type="date" office:date-value="2008-09-22">
            <text:p>22/09/08</text:p>
          </table:table-cell>
          <table:table-cell table:style-name="ce99" office:value-type="float" office:value="-0.34">
            <text:p>-0,34</text:p>
          </table:table-cell>
          <table:table-cell table:style-name="ce120" office:value-type="float" office:value="-2">
            <text:p>-2,00</text:p>
          </table:table-cell>
          <table:table-cell table:style-name="ce99" office:value-type="float" office:value="-53">
            <text:p>-53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40])" office:value-type="float" office:value="2008">
            <text:p>2008</text:p>
          </table:table-cell>
          <table:table-cell table:style-name="ce151" table:formula="of:=RIGHT(LEFT([.C340];4))" office:value-type="string" office:string-value="F">
            <text:p>F</text:p>
          </table:table-cell>
          <table:table-cell table:style-name="ce154" table:formula="of:=[.K340]&amp;[.H340]" office:value-type="string" office:string-value="FRP1">
            <text:p>FRP1</text:p>
          </table:table-cell>
          <table:table-cell table:style-name="ce151" table:formula="of:=[.L340]&amp;[.I340]" office:value-type="string" office:string-value="FRP1N">
            <text:p>FRP1N</text:p>
          </table:table-cell>
          <table:table-cell table:style-name="ce154" table:formula="of:=[.K340]&amp;[.J340]&amp;[.H340]" office:value-type="string" office:string-value="F2008RP1">
            <text:p>F2008RP1</text:p>
          </table:table-cell>
          <table:table-cell table:style-name="ce151" table:formula="of:=[.K340]&amp;[.J340]&amp;[.I340]" office:value-type="string" office:string-value="F2008N">
            <text:p>F2008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BPA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5F010777</text:p>
          </table:table-cell>
          <table:table-cell table:style-name="ce52" office:value-type="date" office:date-value="2016-04-09">
            <text:p>09/04/16</text:p>
          </table:table-cell>
          <table:table-cell table:style-name="ce99" office:value-type="float" office:value="1.04">
            <text:p>1,04</text:p>
          </table:table-cell>
          <table:table-cell table:style-name="ce120" office:value-type="float" office:value="3">
            <text:p>3,00</text:p>
          </table:table-cell>
          <table:table-cell table:style-name="ce99" office:value-type="float" office:value="2">
            <text:p>2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41])" office:value-type="float" office:value="2016">
            <text:p>2016</text:p>
          </table:table-cell>
          <table:table-cell table:style-name="ce151" table:formula="of:=RIGHT(LEFT([.C341];4))" office:value-type="string" office:string-value="F">
            <text:p>F</text:p>
          </table:table-cell>
          <table:table-cell table:style-name="ce154" table:formula="of:=[.K341]&amp;[.H341]" office:value-type="string" office:string-value="FAP">
            <text:p>FAP</text:p>
          </table:table-cell>
          <table:table-cell table:style-name="ce151" table:formula="of:=[.L341]&amp;[.I341]" office:value-type="string" office:string-value="FAP">
            <text:p>FAP</text:p>
          </table:table-cell>
          <table:table-cell table:style-name="ce154" table:formula="of:=[.K341]&amp;[.J341]&amp;[.H341]" office:value-type="string" office:string-value="F2016AP">
            <text:p>F2016AP</text:p>
          </table:table-cell>
          <table:table-cell table:style-name="ce151" table:formula="of:=[.K341]&amp;[.J341]&amp;[.I341]" office:value-type="string" office:string-value="F2016">
            <text:p>F2016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4F383921</text:p>
          </table:table-cell>
          <table:table-cell table:style-name="ce52" office:value-type="date" office:date-value="2014-12-17">
            <text:p>17/12/14</text:p>
          </table:table-cell>
          <table:table-cell table:style-name="ce99" office:value-type="float" office:value="1.66">
            <text:p>1,66</text:p>
          </table:table-cell>
          <table:table-cell table:style-name="ce120" office:value-type="float" office:value="-1.4">
            <text:p>-1,40</text:p>
          </table:table-cell>
          <table:table-cell table:style-name="ce99" office:value-type="float" office:value="-98.6">
            <text:p>-98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42])" office:value-type="float" office:value="2014">
            <text:p>2014</text:p>
          </table:table-cell>
          <table:table-cell table:style-name="ce151" table:formula="of:=RIGHT(LEFT([.C342];4))" office:value-type="string" office:string-value="F">
            <text:p>F</text:p>
          </table:table-cell>
          <table:table-cell table:style-name="ce154" table:formula="of:=[.K342]&amp;[.H342]" office:value-type="string" office:string-value="FRP1">
            <text:p>FRP1</text:p>
          </table:table-cell>
          <table:table-cell table:style-name="ce151" table:formula="of:=[.L342]&amp;[.I342]" office:value-type="string" office:string-value="FRP1N">
            <text:p>FRP1N</text:p>
          </table:table-cell>
          <table:table-cell table:style-name="ce154" table:formula="of:=[.K342]&amp;[.J342]&amp;[.H342]" office:value-type="string" office:string-value="F2014RP1">
            <text:p>F2014RP1</text:p>
          </table:table-cell>
          <table:table-cell table:style-name="ce151" table:formula="of:=[.K342]&amp;[.J342]&amp;[.I342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5F170987</text:p>
          </table:table-cell>
          <table:table-cell table:style-name="ce52" office:value-type="date" office:date-value="2015-12-26">
            <text:p>26/12/15</text:p>
          </table:table-cell>
          <table:table-cell table:style-name="ce99" office:value-type="float" office:value="0.36">
            <text:p>0,36</text:p>
          </table:table-cell>
          <table:table-cell table:style-name="ce120" office:value-type="float" office:value="0">
            <text:p>0,00</text:p>
          </table:table-cell>
          <table:table-cell table:style-name="ce99" office:value-type="float" office:value="-64">
            <text:p>-64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43])" office:value-type="float" office:value="2015">
            <text:p>2015</text:p>
          </table:table-cell>
          <table:table-cell table:style-name="ce151" table:formula="of:=RIGHT(LEFT([.C343];4))" office:value-type="string" office:string-value="F">
            <text:p>F</text:p>
          </table:table-cell>
          <table:table-cell table:style-name="ce154" table:formula="of:=[.K343]&amp;[.H343]" office:value-type="string" office:string-value="FRP1">
            <text:p>FRP1</text:p>
          </table:table-cell>
          <table:table-cell table:style-name="ce151" table:formula="of:=[.L343]&amp;[.I343]" office:value-type="string" office:string-value="FRP1N">
            <text:p>FRP1N</text:p>
          </table:table-cell>
          <table:table-cell table:style-name="ce154" table:formula="of:=[.K343]&amp;[.J343]&amp;[.H343]" office:value-type="string" office:string-value="F2015RP1">
            <text:p>F2015RP1</text:p>
          </table:table-cell>
          <table:table-cell table:style-name="ce151" table:formula="of:=[.K343]&amp;[.J343]&amp;[.I343]" office:value-type="string" office:string-value="F2015N">
            <text:p>F2015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7F034022</text:p>
          </table:table-cell>
          <table:table-cell table:style-name="ce52" office:value-type="date" office:date-value="2017-08-28">
            <text:p>28/08/17</text:p>
          </table:table-cell>
          <table:table-cell table:style-name="ce99" office:value-type="float" office:value="-1.12">
            <text:p>-1,12</text:p>
          </table:table-cell>
          <table:table-cell table:style-name="ce120" office:value-type="float" office:value="-0.4">
            <text:p>-0,40</text:p>
          </table:table-cell>
          <table:table-cell table:style-name="ce99" office:value-type="float" office:value="-16.6">
            <text:p>-16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44])" office:value-type="float" office:value="2017">
            <text:p>2017</text:p>
          </table:table-cell>
          <table:table-cell table:style-name="ce151" table:formula="of:=RIGHT(LEFT([.C344];4))" office:value-type="string" office:string-value="F">
            <text:p>F</text:p>
          </table:table-cell>
          <table:table-cell table:style-name="ce154" table:formula="of:=[.K344]&amp;[.H344]" office:value-type="string" office:string-value="FRP1">
            <text:p>FRP1</text:p>
          </table:table-cell>
          <table:table-cell table:style-name="ce151" table:formula="of:=[.L344]&amp;[.I344]" office:value-type="string" office:string-value="FRP1N">
            <text:p>FRP1N</text:p>
          </table:table-cell>
          <table:table-cell table:style-name="ce154" table:formula="of:=[.K344]&amp;[.J344]&amp;[.H344]" office:value-type="string" office:string-value="F2017RP1">
            <text:p>F2017RP1</text:p>
          </table:table-cell>
          <table:table-cell table:style-name="ce151" table:formula="of:=[.K344]&amp;[.J344]&amp;[.I344]" office:value-type="string" office:string-value="F2017N">
            <text:p>F2017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6" office:value-type="date" office:date-value="2018-03-21">
            <text:p>21/03/18</text:p>
          </table:table-cell>
          <table:table-cell table:style-name="ce35" office:value-type="string">
            <text:p>A11F302143</text:p>
          </table:table-cell>
          <table:table-cell table:style-name="ce52" office:value-type="date" office:date-value="2012-05-17">
            <text:p>17/05/12</text:p>
          </table:table-cell>
          <table:table-cell table:style-name="ce102" office:value-type="float" office:value="0.18">
            <text:p>0,18</text:p>
          </table:table-cell>
          <table:table-cell table:style-name="ce104" office:value-type="float" office:value="-3.8">
            <text:p>-3,80</text:p>
          </table:table-cell>
          <table:table-cell table:style-name="ce79" office:value-type="float" office:value="-99">
            <text:p>-99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45])" office:value-type="float" office:value="2012">
            <text:p>2012</text:p>
          </table:table-cell>
          <table:table-cell table:style-name="ce151" table:formula="of:=RIGHT(LEFT([.C345];4))" office:value-type="string" office:string-value="F">
            <text:p>F</text:p>
          </table:table-cell>
          <table:table-cell table:style-name="ce154" table:formula="of:=[.K345]&amp;[.H345]" office:value-type="string" office:string-value="FRP1">
            <text:p>FRP1</text:p>
          </table:table-cell>
          <table:table-cell table:style-name="ce151" table:formula="of:=[.L345]&amp;[.I345]" office:value-type="string" office:string-value="FRP1N">
            <text:p>FRP1N</text:p>
          </table:table-cell>
          <table:table-cell table:style-name="ce154" table:formula="of:=[.K345]&amp;[.J345]&amp;[.H345]" office:value-type="string" office:string-value="F2012RP1">
            <text:p>F2012RP1</text:p>
          </table:table-cell>
          <table:table-cell table:style-name="ce151" table:formula="of:=[.K345]&amp;[.J345]&amp;[.I345]" office:value-type="string" office:string-value="F2012N">
            <text:p>F2012N</text:p>
          </table:table-cell>
          <table:table-cell table:style-name="ce169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27" office:value-type="date" office:date-value="2018-03-22">
            <text:p>22/03/18</text:p>
          </table:table-cell>
          <table:table-cell table:style-name="ce48" office:value-type="string">
            <text:p>A14F453027</text:p>
          </table:table-cell>
          <table:table-cell table:style-name="ce72" office:value-type="date" office:date-value="2015-01-26">
            <text:p>26/01/15</text:p>
          </table:table-cell>
          <table:table-cell table:style-name="ce100" office:value-type="float" office:value="-1.38">
            <text:p>-1,38</text:p>
          </table:table-cell>
          <table:table-cell table:style-name="ce121" office:value-type="float" office:value="-2">
            <text:p>-2,00</text:p>
          </table:table-cell>
          <table:table-cell table:style-name="ce100" office:value-type="float" office:value="-62.4">
            <text:p>-62,40</text:p>
          </table:table-cell>
          <table:table-cell table:style-name="ce133" office:value-type="string">
            <text:p>RP1</text:p>
          </table:table-cell>
          <table:table-cell table:style-name="ce133" office:value-type="string">
            <text:p>N</text:p>
          </table:table-cell>
          <table:table-cell table:style-name="ce146" table:formula="of:=YEAR([.D346])" office:value-type="float" office:value="2015">
            <text:p>2015</text:p>
          </table:table-cell>
          <table:table-cell table:style-name="ce151" table:formula="of:=RIGHT(LEFT([.C346];4))" office:value-type="string" office:string-value="F">
            <text:p>F</text:p>
          </table:table-cell>
          <table:table-cell table:style-name="ce154" table:formula="of:=[.K346]&amp;[.H346]" office:value-type="string" office:string-value="FRP1">
            <text:p>FRP1</text:p>
          </table:table-cell>
          <table:table-cell table:style-name="ce151" table:formula="of:=[.L346]&amp;[.I346]" office:value-type="string" office:string-value="FRP1N">
            <text:p>FRP1N</text:p>
          </table:table-cell>
          <table:table-cell table:style-name="ce154" table:formula="of:=[.K346]&amp;[.J346]&amp;[.H346]" office:value-type="string" office:string-value="F2015RP1">
            <text:p>F2015RP1</text:p>
          </table:table-cell>
          <table:table-cell table:style-name="ce151" table:formula="of:=[.K346]&amp;[.J346]&amp;[.I346]" office:value-type="string" office:string-value="F2015N">
            <text:p>F2015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18N020317</text:p>
          </table:table-cell>
          <table:table-cell table:style-name="ce52" office:value-type="date" office:date-value="2018-03-03">
            <text:p>03/03/18</text:p>
          </table:table-cell>
          <table:table-cell table:style-name="ce99" office:value-type="float" office:value="1.74">
            <text:p>1,74</text:p>
          </table:table-cell>
          <table:table-cell table:style-name="ce120" office:value-type="float" office:value="-0.6">
            <text:p>-0,60</text:p>
          </table:table-cell>
          <table:table-cell table:style-name="ce99" office:value-type="float" office:value="-1.2">
            <text:p>-1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47])" office:value-type="float" office:value="2018">
            <text:p>2018</text:p>
          </table:table-cell>
          <table:table-cell table:style-name="ce151" table:formula="of:=RIGHT(LEFT([.C347];4))" office:value-type="string" office:string-value="N">
            <text:p>N</text:p>
          </table:table-cell>
          <table:table-cell table:style-name="ce154" table:formula="of:=[.K347]&amp;[.H347]" office:value-type="string" office:string-value="NAP">
            <text:p>NAP</text:p>
          </table:table-cell>
          <table:table-cell table:style-name="ce151" table:formula="of:=[.L347]&amp;[.I347]" office:value-type="string" office:string-value="NAP">
            <text:p>NAP</text:p>
          </table:table-cell>
          <table:table-cell table:style-name="ce154" table:formula="of:=[.K347]&amp;[.J347]&amp;[.H347]" office:value-type="string" office:string-value="N2018AP">
            <text:p>N2018AP</text:p>
          </table:table-cell>
          <table:table-cell table:style-name="ce151" table:formula="of:=[.K347]&amp;[.J347]&amp;[.I347]" office:value-type="string" office:string-value="N2018">
            <text:p>N2018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11F284997</text:p>
          </table:table-cell>
          <table:table-cell table:style-name="ce53" office:value-type="date" office:date-value="2012-02-16">
            <text:p>16/02/12</text:p>
          </table:table-cell>
          <table:table-cell table:style-name="ce79" office:value-type="float" office:value="1.9">
            <text:p>1,90</text:p>
          </table:table-cell>
          <table:table-cell table:style-name="ce104" office:value-type="float" office:value="-1.6">
            <text:p>-1,60</text:p>
          </table:table-cell>
          <table:table-cell table:style-name="ce79" office:value-type="float" office:value="-99.8">
            <text:p>-99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48])" office:value-type="float" office:value="2012">
            <text:p>2012</text:p>
          </table:table-cell>
          <table:table-cell table:style-name="ce151" table:formula="of:=RIGHT(LEFT([.C348];4))" office:value-type="string" office:string-value="F">
            <text:p>F</text:p>
          </table:table-cell>
          <table:table-cell table:style-name="ce154" table:formula="of:=[.K348]&amp;[.H348]" office:value-type="string" office:string-value="FRP1">
            <text:p>FRP1</text:p>
          </table:table-cell>
          <table:table-cell table:style-name="ce151" table:formula="of:=[.L348]&amp;[.I348]" office:value-type="string" office:string-value="FRP1N">
            <text:p>FRP1N</text:p>
          </table:table-cell>
          <table:table-cell table:style-name="ce154" table:formula="of:=[.K348]&amp;[.J348]&amp;[.H348]" office:value-type="string" office:string-value="F2012RP1">
            <text:p>F2012RP1</text:p>
          </table:table-cell>
          <table:table-cell table:style-name="ce151" table:formula="of:=[.K348]&amp;[.J348]&amp;[.I348]" office:value-type="string" office:string-value="F2012N">
            <text:p>F2012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18N018703</text:p>
          </table:table-cell>
          <table:table-cell table:style-name="ce53" office:value-type="date" office:date-value="2018-03-19">
            <text:p>19/03/18</text:p>
          </table:table-cell>
          <table:table-cell table:style-name="ce79" office:value-type="float" office:value="0.44">
            <text:p>0,44</text:p>
          </table:table-cell>
          <table:table-cell table:style-name="ce104" office:value-type="float" office:value="-1">
            <text:p>-1,00</text:p>
          </table:table-cell>
          <table:table-cell table:style-name="ce79" office:value-type="float" office:value="-0.2">
            <text:p>-0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49])" office:value-type="float" office:value="2018">
            <text:p>2018</text:p>
          </table:table-cell>
          <table:table-cell table:style-name="ce151" table:formula="of:=RIGHT(LEFT([.C349];4))" office:value-type="string" office:string-value="N">
            <text:p>N</text:p>
          </table:table-cell>
          <table:table-cell table:style-name="ce154" table:formula="of:=[.K349]&amp;[.H349]" office:value-type="string" office:string-value="NAP">
            <text:p>NAP</text:p>
          </table:table-cell>
          <table:table-cell table:style-name="ce151" table:formula="of:=[.L349]&amp;[.I349]" office:value-type="string" office:string-value="NAP">
            <text:p>NAP</text:p>
          </table:table-cell>
          <table:table-cell table:style-name="ce154" table:formula="of:=[.K349]&amp;[.J349]&amp;[.H349]" office:value-type="string" office:string-value="N2018AP">
            <text:p>N2018AP</text:p>
          </table:table-cell>
          <table:table-cell table:style-name="ce151" table:formula="of:=[.K349]&amp;[.J349]&amp;[.I349]" office:value-type="string" office:string-value="N2018">
            <text:p>N2018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8F073019</text:p>
          </table:table-cell>
          <table:table-cell table:style-name="ce53" office:value-type="date" office:date-value="2014-05-21">
            <text:p>21/05/14</text:p>
          </table:table-cell>
          <table:table-cell table:style-name="ce79" office:value-type="float" office:value="-0.04">
            <text:p>-0,04</text:p>
          </table:table-cell>
          <table:table-cell table:style-name="ce104" office:value-type="float" office:value="-1.6">
            <text:p>-1,60</text:p>
          </table:table-cell>
          <table:table-cell table:style-name="ce79" office:value-type="float" office:value="-24.8">
            <text:p>-24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50])" office:value-type="float" office:value="2014">
            <text:p>2014</text:p>
          </table:table-cell>
          <table:table-cell table:style-name="ce151" table:formula="of:=RIGHT(LEFT([.C350];4))" office:value-type="string" office:string-value="F">
            <text:p>F</text:p>
          </table:table-cell>
          <table:table-cell table:style-name="ce154" table:formula="of:=[.K350]&amp;[.H350]" office:value-type="string" office:string-value="FRP1">
            <text:p>FRP1</text:p>
          </table:table-cell>
          <table:table-cell table:style-name="ce151" table:formula="of:=[.L350]&amp;[.I350]" office:value-type="string" office:string-value="FRP1N">
            <text:p>FRP1N</text:p>
          </table:table-cell>
          <table:table-cell table:style-name="ce154" table:formula="of:=[.K350]&amp;[.J350]&amp;[.H350]" office:value-type="string" office:string-value="F2014RP1">
            <text:p>F2014RP1</text:p>
          </table:table-cell>
          <table:table-cell table:style-name="ce151" table:formula="of:=[.K350]&amp;[.J350]&amp;[.I350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6F356117</text:p>
          </table:table-cell>
          <table:table-cell table:style-name="ce53" office:value-type="date" office:date-value="2017-03-27">
            <text:p>27/03/17</text:p>
          </table:table-cell>
          <table:table-cell table:style-name="ce79" office:value-type="float" office:value="-0.04">
            <text:p>-0,04</text:p>
          </table:table-cell>
          <table:table-cell table:style-name="ce104" office:value-type="float" office:value="-0.8">
            <text:p>-0,80</text:p>
          </table:table-cell>
          <table:table-cell table:style-name="ce79" office:value-type="float" office:value="-2.6">
            <text:p>-2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51])" office:value-type="float" office:value="2017">
            <text:p>2017</text:p>
          </table:table-cell>
          <table:table-cell table:style-name="ce151" table:formula="of:=RIGHT(LEFT([.C351];4))" office:value-type="string" office:string-value="F">
            <text:p>F</text:p>
          </table:table-cell>
          <table:table-cell table:style-name="ce154" table:formula="of:=[.K351]&amp;[.H351]" office:value-type="string" office:string-value="FAP">
            <text:p>FAP</text:p>
          </table:table-cell>
          <table:table-cell table:style-name="ce151" table:formula="of:=[.L351]&amp;[.I351]" office:value-type="string" office:string-value="FAP">
            <text:p>FAP</text:p>
          </table:table-cell>
          <table:table-cell table:style-name="ce154" table:formula="of:=[.K351]&amp;[.J351]&amp;[.H351]" office:value-type="string" office:string-value="F2017AP">
            <text:p>F2017AP</text:p>
          </table:table-cell>
          <table:table-cell table:style-name="ce151" table:formula="of:=[.K351]&amp;[.J351]&amp;[.I351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6F402734</text:p>
          </table:table-cell>
          <table:table-cell table:style-name="ce53" office:value-type="date" office:date-value="2016-08-19">
            <text:p>19/08/16</text:p>
          </table:table-cell>
          <table:table-cell table:style-name="ce79" office:value-type="float" office:value="-0.9">
            <text:p>-0,90</text:p>
          </table:table-cell>
          <table:table-cell table:style-name="ce104" office:value-type="float" office:value="1">
            <text:p>1,00</text:p>
          </table:table-cell>
          <table:table-cell table:style-name="ce79" office:value-type="float" office:value="-5.8">
            <text:p>-5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52])" office:value-type="float" office:value="2016">
            <text:p>2016</text:p>
          </table:table-cell>
          <table:table-cell table:style-name="ce151" table:formula="of:=RIGHT(LEFT([.C352];4))" office:value-type="string" office:string-value="F">
            <text:p>F</text:p>
          </table:table-cell>
          <table:table-cell table:style-name="ce154" table:formula="of:=[.K352]&amp;[.H352]" office:value-type="string" office:string-value="FAP">
            <text:p>FAP</text:p>
          </table:table-cell>
          <table:table-cell table:style-name="ce151" table:formula="of:=[.L352]&amp;[.I352]" office:value-type="string" office:string-value="FAP">
            <text:p>FAP</text:p>
          </table:table-cell>
          <table:table-cell table:style-name="ce154" table:formula="of:=[.K352]&amp;[.J352]&amp;[.H352]" office:value-type="string" office:string-value="F2016AP">
            <text:p>F2016AP</text:p>
          </table:table-cell>
          <table:table-cell table:style-name="ce151" table:formula="of:=[.K352]&amp;[.J352]&amp;[.I352]" office:value-type="string" office:string-value="F2016">
            <text:p>F2016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7S035659</text:p>
          </table:table-cell>
          <table:table-cell table:style-name="ce53" office:value-type="date" office:date-value="2014-06-10">
            <text:p>10/06/14</text:p>
          </table:table-cell>
          <table:table-cell table:style-name="ce99" office:value-type="float" office:value="-0.4">
            <text:p>-0,40</text:p>
          </table:table-cell>
          <table:table-cell table:style-name="ce99" office:value-type="float" office:value="-1.4">
            <text:p>-1,40</text:p>
          </table:table-cell>
          <table:table-cell table:style-name="ce120" office:value-type="float" office:value="-7.6">
            <text:p>-7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53])" office:value-type="float" office:value="2014">
            <text:p>2014</text:p>
          </table:table-cell>
          <table:table-cell table:style-name="ce151" table:formula="of:=RIGHT(LEFT([.C353];4))" office:value-type="string" office:string-value="S">
            <text:p>S</text:p>
          </table:table-cell>
          <table:table-cell table:style-name="ce154" table:formula="of:=[.K353]&amp;[.H353]" office:value-type="string" office:string-value="SAP">
            <text:p>SAP</text:p>
          </table:table-cell>
          <table:table-cell table:style-name="ce151" table:formula="of:=[.L353]&amp;[.I353]" office:value-type="string" office:string-value="SAP">
            <text:p>SAP</text:p>
          </table:table-cell>
          <table:table-cell table:style-name="ce154" table:formula="of:=[.K353]&amp;[.J353]&amp;[.H353]" office:value-type="string" office:string-value="S2014AP">
            <text:p>S2014AP</text:p>
          </table:table-cell>
          <table:table-cell table:style-name="ce151" table:formula="of:=[.K353]&amp;[.J353]&amp;[.I353]" office:value-type="string" office:string-value="S2014">
            <text:p>S2014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10F097942</text:p>
          </table:table-cell>
          <table:table-cell table:style-name="ce53" office:value-type="date" office:date-value="2010-07-09">
            <text:p>09/07/10</text:p>
          </table:table-cell>
          <table:table-cell table:style-name="ce99" office:value-type="float" office:value="0.16">
            <text:p>0,16</text:p>
          </table:table-cell>
          <table:table-cell table:style-name="ce99" office:value-type="float" office:value="0">
            <text:p>0,00</text:p>
          </table:table-cell>
          <table:table-cell table:style-name="ce120" office:value-type="float" office:value="-21.6">
            <text:p>-21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54])" office:value-type="float" office:value="2010">
            <text:p>2010</text:p>
          </table:table-cell>
          <table:table-cell table:style-name="ce151" table:formula="of:=RIGHT(LEFT([.C354];4))" office:value-type="string" office:string-value="F">
            <text:p>F</text:p>
          </table:table-cell>
          <table:table-cell table:style-name="ce154" table:formula="of:=[.K354]&amp;[.H354]" office:value-type="string" office:string-value="FRP1">
            <text:p>FRP1</text:p>
          </table:table-cell>
          <table:table-cell table:style-name="ce151" table:formula="of:=[.L354]&amp;[.I354]" office:value-type="string" office:string-value="FRP1N">
            <text:p>FRP1N</text:p>
          </table:table-cell>
          <table:table-cell table:style-name="ce154" table:formula="of:=[.K354]&amp;[.J354]&amp;[.H354]" office:value-type="string" office:string-value="F2010RP1">
            <text:p>F2010RP1</text:p>
          </table:table-cell>
          <table:table-cell table:style-name="ce151" table:formula="of:=[.K354]&amp;[.J354]&amp;[.I354]" office:value-type="string" office:string-value="F2010N">
            <text:p>F2010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11N249821</text:p>
          </table:table-cell>
          <table:table-cell table:style-name="ce53" office:value-type="date" office:date-value="2011-09-16">
            <text:p>16/09/11</text:p>
          </table:table-cell>
          <table:table-cell table:style-name="ce99" office:value-type="float" office:value="-0.75">
            <text:p>-0,75</text:p>
          </table:table-cell>
          <table:table-cell table:style-name="ce99" office:value-type="float" office:value="-1.5">
            <text:p>-1,50</text:p>
          </table:table-cell>
          <table:table-cell table:style-name="ce120" office:value-type="float" office:value="-21">
            <text:p>-21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55])" office:value-type="float" office:value="2011">
            <text:p>2011</text:p>
          </table:table-cell>
          <table:table-cell table:style-name="ce151" table:formula="of:=RIGHT(LEFT([.C355];4))" office:value-type="string" office:string-value="N">
            <text:p>N</text:p>
          </table:table-cell>
          <table:table-cell table:style-name="ce154" table:formula="of:=[.K355]&amp;[.H355]" office:value-type="string" office:string-value="NRP1">
            <text:p>NRP1</text:p>
          </table:table-cell>
          <table:table-cell table:style-name="ce151" table:formula="of:=[.L355]&amp;[.I355]" office:value-type="string" office:string-value="NRP1N">
            <text:p>NRP1N</text:p>
          </table:table-cell>
          <table:table-cell table:style-name="ce154" table:formula="of:=[.K355]&amp;[.J355]&amp;[.H355]" office:value-type="string" office:string-value="N2011RP1">
            <text:p>N2011RP1</text:p>
          </table:table-cell>
          <table:table-cell table:style-name="ce151" table:formula="of:=[.K355]&amp;[.J355]&amp;[.I355]" office:value-type="string" office:string-value="N2011N">
            <text:p>N2011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6F365374</text:p>
          </table:table-cell>
          <table:table-cell table:style-name="ce53" office:value-type="date" office:date-value="2017-01-05">
            <text:p>05/01/17</text:p>
          </table:table-cell>
          <table:table-cell table:style-name="ce79" office:value-type="float" office:value="-1.2">
            <text:p>-1,20</text:p>
          </table:table-cell>
          <table:table-cell table:style-name="ce104" office:value-type="float" office:value="-0.2">
            <text:p>-0,20</text:p>
          </table:table-cell>
          <table:table-cell table:style-name="ce79" office:value-type="float" office:value="-5">
            <text:p>-5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56])" office:value-type="float" office:value="2017">
            <text:p>2017</text:p>
          </table:table-cell>
          <table:table-cell table:style-name="ce151" table:formula="of:=RIGHT(LEFT([.C356];4))" office:value-type="string" office:string-value="F">
            <text:p>F</text:p>
          </table:table-cell>
          <table:table-cell table:style-name="ce154" table:formula="of:=[.K356]&amp;[.H356]" office:value-type="string" office:string-value="FAP">
            <text:p>FAP</text:p>
          </table:table-cell>
          <table:table-cell table:style-name="ce151" table:formula="of:=[.L356]&amp;[.I356]" office:value-type="string" office:string-value="FAP">
            <text:p>FAP</text:p>
          </table:table-cell>
          <table:table-cell table:style-name="ce154" table:formula="of:=[.K356]&amp;[.J356]&amp;[.H356]" office:value-type="string" office:string-value="F2017AP">
            <text:p>F2017AP</text:p>
          </table:table-cell>
          <table:table-cell table:style-name="ce151" table:formula="of:=[.K356]&amp;[.J356]&amp;[.I356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16F153203</text:p>
          </table:table-cell>
          <table:table-cell table:style-name="ce53" office:value-type="date" office:date-value="2016-12-08">
            <text:p>08/12/16</text:p>
          </table:table-cell>
          <table:table-cell table:style-name="ce79" office:value-type="float" office:value="-2.6">
            <text:p>-2,60</text:p>
          </table:table-cell>
          <table:table-cell table:style-name="ce104" office:value-type="float" office:value="-1.8">
            <text:p>-1,80</text:p>
          </table:table-cell>
          <table:table-cell table:style-name="ce79" office:value-type="float" office:value="-13.4">
            <text:p>-13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57])" office:value-type="float" office:value="2016">
            <text:p>2016</text:p>
          </table:table-cell>
          <table:table-cell table:style-name="ce151" table:formula="of:=RIGHT(LEFT([.C357];4))" office:value-type="string" office:string-value="F">
            <text:p>F</text:p>
          </table:table-cell>
          <table:table-cell table:style-name="ce154" table:formula="of:=[.K357]&amp;[.H357]" office:value-type="string" office:string-value="FRP1">
            <text:p>FRP1</text:p>
          </table:table-cell>
          <table:table-cell table:style-name="ce151" table:formula="of:=[.L357]&amp;[.I357]" office:value-type="string" office:string-value="FRP1N">
            <text:p>FRP1N</text:p>
          </table:table-cell>
          <table:table-cell table:style-name="ce154" table:formula="of:=[.K357]&amp;[.J357]&amp;[.H357]" office:value-type="string" office:string-value="F2016RP1">
            <text:p>F2016RP1</text:p>
          </table:table-cell>
          <table:table-cell table:style-name="ce151" table:formula="of:=[.K357]&amp;[.J357]&amp;[.I357]" office:value-type="string" office:string-value="F2016N">
            <text:p>F2016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17F094572</text:p>
          </table:table-cell>
          <table:table-cell table:style-name="ce53" office:value-type="date" office:date-value="2017-11-06">
            <text:p>06/11/17</text:p>
          </table:table-cell>
          <table:table-cell table:style-name="ce99" office:value-type="float" office:value="0.54">
            <text:p>0,54</text:p>
          </table:table-cell>
          <table:table-cell table:style-name="ce99" office:value-type="float" office:value="0.8">
            <text:p>0,80</text:p>
          </table:table-cell>
          <table:table-cell table:style-name="ce120" office:value-type="float" office:value="2">
            <text:p>2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58])" office:value-type="float" office:value="2017">
            <text:p>2017</text:p>
          </table:table-cell>
          <table:table-cell table:style-name="ce151" table:formula="of:=RIGHT(LEFT([.C358];4))" office:value-type="string" office:string-value="F">
            <text:p>F</text:p>
          </table:table-cell>
          <table:table-cell table:style-name="ce154" table:formula="of:=[.K358]&amp;[.H358]" office:value-type="string" office:string-value="FAP">
            <text:p>FAP</text:p>
          </table:table-cell>
          <table:table-cell table:style-name="ce151" table:formula="of:=[.L358]&amp;[.I358]" office:value-type="string" office:string-value="FAP">
            <text:p>FAP</text:p>
          </table:table-cell>
          <table:table-cell table:style-name="ce154" table:formula="of:=[.K358]&amp;[.J358]&amp;[.H358]" office:value-type="string" office:string-value="F2017AP">
            <text:p>F2017AP</text:p>
          </table:table-cell>
          <table:table-cell table:style-name="ce151" table:formula="of:=[.K358]&amp;[.J358]&amp;[.I358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8F070728</text:p>
          </table:table-cell>
          <table:table-cell table:style-name="ce52" office:value-type="date" office:date-value="2008-05-05">
            <text:p>05/05/08</text:p>
          </table:table-cell>
          <table:table-cell table:style-name="ce99" office:value-type="float" office:value="-0.98">
            <text:p>-0,98</text:p>
          </table:table-cell>
          <table:table-cell table:style-name="ce99" office:value-type="float" office:value="-1">
            <text:p>-1,00</text:p>
          </table:table-cell>
          <table:table-cell table:style-name="ce120" office:value-type="float" office:value="-5.4">
            <text:p>-5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59])" office:value-type="float" office:value="2008">
            <text:p>2008</text:p>
          </table:table-cell>
          <table:table-cell table:style-name="ce151" table:formula="of:=RIGHT(LEFT([.C359];4))" office:value-type="string" office:string-value="F">
            <text:p>F</text:p>
          </table:table-cell>
          <table:table-cell table:style-name="ce154" table:formula="of:=[.K359]&amp;[.H359]" office:value-type="string" office:string-value="FAP">
            <text:p>FAP</text:p>
          </table:table-cell>
          <table:table-cell table:style-name="ce151" table:formula="of:=[.L359]&amp;[.I359]" office:value-type="string" office:string-value="FAP">
            <text:p>FAP</text:p>
          </table:table-cell>
          <table:table-cell table:style-name="ce154" table:formula="of:=[.K359]&amp;[.J359]&amp;[.H359]" office:value-type="string" office:string-value="F2008AP">
            <text:p>F2008AP</text:p>
          </table:table-cell>
          <table:table-cell table:style-name="ce151" table:formula="of:=[.K359]&amp;[.J359]&amp;[.I359]" office:value-type="string" office:string-value="F2008">
            <text:p>F2008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13F239602</text:p>
          </table:table-cell>
          <table:table-cell table:style-name="ce73" office:value-type="date" office:date-value="2014-03-14">
            <text:p>14/03/14</text:p>
          </table:table-cell>
          <table:table-cell table:style-name="ce99" office:value-type="float" office:value="-1.58">
            <text:p>-1,58</text:p>
          </table:table-cell>
          <table:table-cell table:style-name="ce99" office:value-type="float" office:value="-1.6">
            <text:p>-1,60</text:p>
          </table:table-cell>
          <table:table-cell table:style-name="ce120" office:value-type="float" office:value="-62.8">
            <text:p>-62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60])" office:value-type="float" office:value="2014">
            <text:p>2014</text:p>
          </table:table-cell>
          <table:table-cell table:style-name="ce151" table:formula="of:=RIGHT(LEFT([.C360];4))" office:value-type="string" office:string-value="F">
            <text:p>F</text:p>
          </table:table-cell>
          <table:table-cell table:style-name="ce154" table:formula="of:=[.K360]&amp;[.H360]" office:value-type="string" office:string-value="FRP1">
            <text:p>FRP1</text:p>
          </table:table-cell>
          <table:table-cell table:style-name="ce151" table:formula="of:=[.L360]&amp;[.I360]" office:value-type="string" office:string-value="FRP1N">
            <text:p>FRP1N</text:p>
          </table:table-cell>
          <table:table-cell table:style-name="ce154" table:formula="of:=[.K360]&amp;[.J360]&amp;[.H360]" office:value-type="string" office:string-value="F2014RP1">
            <text:p>F2014RP1</text:p>
          </table:table-cell>
          <table:table-cell table:style-name="ce151" table:formula="of:=[.K360]&amp;[.J360]&amp;[.I360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11N320083</text:p>
          </table:table-cell>
          <table:table-cell table:style-name="ce52" office:value-type="date" office:date-value="2011-09-16">
            <text:p>16/09/11</text:p>
          </table:table-cell>
          <table:table-cell table:number-columns-repeated="2" table:style-name="ce99" office:value-type="float" office:value="-100">
            <text:p>-100,00</text:p>
          </table:table-cell>
          <table:table-cell table:style-name="ce120" office:value-type="float" office:value="-100">
            <text:p>-100,0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N</text:p>
          </table:table-cell>
          <table:table-cell table:style-name="ce146" table:formula="of:=YEAR([.D361])" office:value-type="float" office:value="2011">
            <text:p>2011</text:p>
          </table:table-cell>
          <table:table-cell table:style-name="ce151" table:formula="of:=RIGHT(LEFT([.C361];4))" office:value-type="string" office:string-value="N">
            <text:p>N</text:p>
          </table:table-cell>
          <table:table-cell table:style-name="ce154" table:formula="of:=[.K361]&amp;[.H361]" office:value-type="string" office:string-value="NRP3">
            <text:p>NRP3</text:p>
          </table:table-cell>
          <table:table-cell table:style-name="ce151" table:formula="of:=[.L361]&amp;[.I361]" office:value-type="string" office:string-value="NRP3N">
            <text:p>NRP3N</text:p>
          </table:table-cell>
          <table:table-cell table:style-name="ce154" table:formula="of:=[.K361]&amp;[.J361]&amp;[.H361]" office:value-type="string" office:string-value="N2011RP3">
            <text:p>N2011RP3</text:p>
          </table:table-cell>
          <table:table-cell table:style-name="ce151" table:formula="of:=[.K361]&amp;[.J361]&amp;[.I361]" office:value-type="string" office:string-value="N2011N">
            <text:p>N2011N</text:p>
          </table:table-cell>
          <table:table-cell table:style-name="ce169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3S157169</text:p>
          </table:table-cell>
          <table:table-cell table:style-name="ce73" office:value-type="date" office:date-value="2009-06-18">
            <text:p>18/06/09</text:p>
          </table:table-cell>
          <table:table-cell table:style-name="ce99" office:value-type="float" office:value="-0.94">
            <text:p>-0,94</text:p>
          </table:table-cell>
          <table:table-cell table:style-name="ce99" office:value-type="float" office:value="-0.2">
            <text:p>-0,20</text:p>
          </table:table-cell>
          <table:table-cell table:style-name="ce120" office:value-type="float" office:value="-29">
            <text:p>-29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62])" office:value-type="float" office:value="2009">
            <text:p>2009</text:p>
          </table:table-cell>
          <table:table-cell table:style-name="ce151" table:formula="of:=RIGHT(LEFT([.C362];4))" office:value-type="string" office:string-value="S">
            <text:p>S</text:p>
          </table:table-cell>
          <table:table-cell table:style-name="ce154" table:formula="of:=[.K362]&amp;[.H362]" office:value-type="string" office:string-value="SRP1">
            <text:p>SRP1</text:p>
          </table:table-cell>
          <table:table-cell table:style-name="ce151" table:formula="of:=[.L362]&amp;[.I362]" office:value-type="string" office:string-value="SRP1N">
            <text:p>SRP1N</text:p>
          </table:table-cell>
          <table:table-cell table:style-name="ce154" table:formula="of:=[.K362]&amp;[.J362]&amp;[.H362]" office:value-type="string" office:string-value="S2009RP1">
            <text:p>S2009RP1</text:p>
          </table:table-cell>
          <table:table-cell table:style-name="ce151" table:formula="of:=[.K362]&amp;[.J362]&amp;[.I362]" office:value-type="string" office:string-value="S2009N">
            <text:p>S2009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7S131624</text:p>
          </table:table-cell>
          <table:table-cell table:style-name="ce52" office:value-type="date" office:date-value="2007-09-24">
            <text:p>24/09/07</text:p>
          </table:table-cell>
          <table:table-cell table:style-name="ce99" office:value-type="float" office:value="-2.32">
            <text:p>-2,32</text:p>
          </table:table-cell>
          <table:table-cell table:style-name="ce99" office:value-type="float" office:value="-7.2">
            <text:p>-7,20</text:p>
          </table:table-cell>
          <table:table-cell table:style-name="ce99" office:value-type="float" office:value="-99.8">
            <text:p>-99,80</text:p>
          </table:table-cell>
          <table:table-cell table:style-name="ce131" office:value-type="string">
            <text:p>RP2</text:p>
          </table:table-cell>
          <table:table-cell table:style-name="ce131" office:value-type="string">
            <text:p>N</text:p>
          </table:table-cell>
          <table:table-cell table:style-name="ce146" table:formula="of:=YEAR([.D363])" office:value-type="float" office:value="2007">
            <text:p>2007</text:p>
          </table:table-cell>
          <table:table-cell table:style-name="ce151" table:formula="of:=RIGHT(LEFT([.C363];4))" office:value-type="string" office:string-value="S">
            <text:p>S</text:p>
          </table:table-cell>
          <table:table-cell table:style-name="ce154" table:formula="of:=[.K363]&amp;[.H363]" office:value-type="string" office:string-value="SRP2">
            <text:p>SRP2</text:p>
          </table:table-cell>
          <table:table-cell table:style-name="ce151" table:formula="of:=[.L363]&amp;[.I363]" office:value-type="string" office:string-value="SRP2N">
            <text:p>SRP2N</text:p>
          </table:table-cell>
          <table:table-cell table:style-name="ce154" table:formula="of:=[.K363]&amp;[.J363]&amp;[.H363]" office:value-type="string" office:string-value="S2007RP2">
            <text:p>S2007RP2</text:p>
          </table:table-cell>
          <table:table-cell table:style-name="ce151" table:formula="of:=[.K363]&amp;[.J363]&amp;[.I363]" office:value-type="string" office:string-value="S2007N">
            <text:p>S2007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9F163142</text:p>
          </table:table-cell>
          <table:table-cell table:style-name="ce52" office:value-type="date" office:date-value="2009-08-07">
            <text:p>07/08/09</text:p>
          </table:table-cell>
          <table:table-cell table:style-name="ce99" office:value-type="float" office:value="-5.98">
            <text:p>-5,98</text:p>
          </table:table-cell>
          <table:table-cell table:style-name="ce99" office:value-type="float" office:value="-7.8">
            <text:p>-7,80</text:p>
          </table:table-cell>
          <table:table-cell table:style-name="ce99" office:value-type="float" office:value="-100">
            <text:p>-100,0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N</text:p>
          </table:table-cell>
          <table:table-cell table:style-name="ce146" table:formula="of:=YEAR([.D364])" office:value-type="float" office:value="2009">
            <text:p>2009</text:p>
          </table:table-cell>
          <table:table-cell table:style-name="ce151" table:formula="of:=RIGHT(LEFT([.C364];4))" office:value-type="string" office:string-value="F">
            <text:p>F</text:p>
          </table:table-cell>
          <table:table-cell table:style-name="ce154" table:formula="of:=[.K364]&amp;[.H364]" office:value-type="string" office:string-value="FRP3">
            <text:p>FRP3</text:p>
          </table:table-cell>
          <table:table-cell table:style-name="ce151" table:formula="of:=[.L364]&amp;[.I364]" office:value-type="string" office:string-value="FRP3N">
            <text:p>FRP3N</text:p>
          </table:table-cell>
          <table:table-cell table:style-name="ce154" table:formula="of:=[.K364]&amp;[.J364]&amp;[.H364]" office:value-type="string" office:string-value="F2009RP3">
            <text:p>F2009RP3</text:p>
          </table:table-cell>
          <table:table-cell table:style-name="ce151" table:formula="of:=[.K364]&amp;[.J364]&amp;[.I364]" office:value-type="string" office:string-value="F2009N">
            <text:p>F2009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11N321602</text:p>
          </table:table-cell>
          <table:table-cell table:style-name="ce52" office:value-type="date" office:date-value="2011-11-03">
            <text:p>03/11/11</text:p>
          </table:table-cell>
          <table:table-cell table:style-name="ce103" office:value-type="float" office:value="-0.4">
            <text:p>-0,40</text:p>
          </table:table-cell>
          <table:table-cell table:style-name="ce99" office:value-type="float" office:value="0.5">
            <text:p>0,50</text:p>
          </table:table-cell>
          <table:table-cell table:style-name="ce123" office:value-type="float" office:value="0">
            <text:p>0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65])" office:value-type="float" office:value="2011">
            <text:p>2011</text:p>
          </table:table-cell>
          <table:table-cell table:style-name="ce151" table:formula="of:=RIGHT(LEFT([.C365];4))" office:value-type="string" office:string-value="N">
            <text:p>N</text:p>
          </table:table-cell>
          <table:table-cell table:style-name="ce154" table:formula="of:=[.K365]&amp;[.H365]" office:value-type="string" office:string-value="NAP">
            <text:p>NAP</text:p>
          </table:table-cell>
          <table:table-cell table:style-name="ce151" table:formula="of:=[.L365]&amp;[.I365]" office:value-type="string" office:string-value="NAP">
            <text:p>NAP</text:p>
          </table:table-cell>
          <table:table-cell table:style-name="ce154" table:formula="of:=[.K365]&amp;[.J365]&amp;[.H365]" office:value-type="string" office:string-value="N2011AP">
            <text:p>N2011AP</text:p>
          </table:table-cell>
          <table:table-cell table:style-name="ce151" table:formula="of:=[.K365]&amp;[.J365]&amp;[.I365]" office:value-type="string" office:string-value="N2011">
            <text:p>N2011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14F082830</text:p>
          </table:table-cell>
          <table:table-cell table:style-name="ce52" office:value-type="date" office:date-value="2014-04-25">
            <text:p>25/04/14</text:p>
          </table:table-cell>
          <table:table-cell table:style-name="ce99" office:value-type="float" office:value="-2.22">
            <text:p>-2,22</text:p>
          </table:table-cell>
          <table:table-cell table:style-name="ce99" office:value-type="float" office:value="-1.6">
            <text:p>-1,60</text:p>
          </table:table-cell>
          <table:table-cell table:style-name="ce120" office:value-type="float" office:value="-23">
            <text:p>-23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66])" office:value-type="float" office:value="2014">
            <text:p>2014</text:p>
          </table:table-cell>
          <table:table-cell table:style-name="ce151" table:formula="of:=RIGHT(LEFT([.C366];4))" office:value-type="string" office:string-value="F">
            <text:p>F</text:p>
          </table:table-cell>
          <table:table-cell table:style-name="ce154" table:formula="of:=[.K366]&amp;[.H366]" office:value-type="string" office:string-value="FRP1">
            <text:p>FRP1</text:p>
          </table:table-cell>
          <table:table-cell table:style-name="ce151" table:formula="of:=[.L366]&amp;[.I366]" office:value-type="string" office:string-value="FRP1N">
            <text:p>FRP1N</text:p>
          </table:table-cell>
          <table:table-cell table:style-name="ce154" table:formula="of:=[.K366]&amp;[.J366]&amp;[.H366]" office:value-type="string" office:string-value="F2014RP1">
            <text:p>F2014RP1</text:p>
          </table:table-cell>
          <table:table-cell table:style-name="ce151" table:formula="of:=[.K366]&amp;[.J366]&amp;[.I366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14F013095</text:p>
          </table:table-cell>
          <table:table-cell table:style-name="ce52" office:value-type="date" office:date-value="2014-04-22">
            <text:p>22/04/14</text:p>
          </table:table-cell>
          <table:table-cell table:number-columns-repeated="2" table:style-name="ce99" office:value-type="float" office:value="-100">
            <text:p>-100,00</text:p>
          </table:table-cell>
          <table:table-cell table:style-name="ce120" office:value-type="float" office:value="-100">
            <text:p>-100,0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N</text:p>
          </table:table-cell>
          <table:table-cell table:style-name="ce146" table:formula="of:=YEAR([.D367])" office:value-type="float" office:value="2014">
            <text:p>2014</text:p>
          </table:table-cell>
          <table:table-cell table:style-name="ce151" table:formula="of:=RIGHT(LEFT([.C367];4))" office:value-type="string" office:string-value="F">
            <text:p>F</text:p>
          </table:table-cell>
          <table:table-cell table:style-name="ce154" table:formula="of:=[.K367]&amp;[.H367]" office:value-type="string" office:string-value="FRP3">
            <text:p>FRP3</text:p>
          </table:table-cell>
          <table:table-cell table:style-name="ce151" table:formula="of:=[.L367]&amp;[.I367]" office:value-type="string" office:string-value="FRP3N">
            <text:p>FRP3N</text:p>
          </table:table-cell>
          <table:table-cell table:style-name="ce154" table:formula="of:=[.K367]&amp;[.J367]&amp;[.H367]" office:value-type="string" office:string-value="F2014RP3">
            <text:p>F2014RP3</text:p>
          </table:table-cell>
          <table:table-cell table:style-name="ce151" table:formula="of:=[.K367]&amp;[.J367]&amp;[.I367]" office:value-type="string" office:string-value="F2014N">
            <text:p>F2014N</text:p>
          </table:table-cell>
          <table:table-cell table:style-name="ce169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7S041933</text:p>
          </table:table-cell>
          <table:table-cell table:style-name="ce52" office:value-type="date" office:date-value="2007-04-09">
            <text:p>09/04/07</text:p>
          </table:table-cell>
          <table:table-cell table:style-name="ce99" office:value-type="float" office:value="0">
            <text:p>0,00</text:p>
          </table:table-cell>
          <table:table-cell table:style-name="ce99" office:value-type="float" office:value="-1.6">
            <text:p>-1,60</text:p>
          </table:table-cell>
          <table:table-cell table:style-name="ce99" office:value-type="float" office:value="-8.4">
            <text:p>-8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68])" office:value-type="float" office:value="2007">
            <text:p>2007</text:p>
          </table:table-cell>
          <table:table-cell table:style-name="ce151" table:formula="of:=RIGHT(LEFT([.C368];4))" office:value-type="string" office:string-value="S">
            <text:p>S</text:p>
          </table:table-cell>
          <table:table-cell table:style-name="ce154" table:formula="of:=[.K368]&amp;[.H368]" office:value-type="string" office:string-value="SAP">
            <text:p>SAP</text:p>
          </table:table-cell>
          <table:table-cell table:style-name="ce151" table:formula="of:=[.L368]&amp;[.I368]" office:value-type="string" office:string-value="SAP">
            <text:p>SAP</text:p>
          </table:table-cell>
          <table:table-cell table:style-name="ce154" table:formula="of:=[.K368]&amp;[.J368]&amp;[.H368]" office:value-type="string" office:string-value="S2007AP">
            <text:p>S2007AP</text:p>
          </table:table-cell>
          <table:table-cell table:style-name="ce151" table:formula="of:=[.K368]&amp;[.J368]&amp;[.I368]" office:value-type="string" office:string-value="S2007">
            <text:p>S200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8F284485</text:p>
          </table:table-cell>
          <table:table-cell table:style-name="ce52" office:value-type="date" office:date-value="2008-07-01">
            <text:p>01/07/08</text:p>
          </table:table-cell>
          <table:table-cell table:style-name="ce99" office:value-type="float" office:value="-2.42">
            <text:p>-2,42</text:p>
          </table:table-cell>
          <table:table-cell table:style-name="ce99" office:value-type="float" office:value="-2.6">
            <text:p>-2,60</text:p>
          </table:table-cell>
          <table:table-cell table:style-name="ce99" office:value-type="float" office:value="-44.4">
            <text:p>-44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69])" office:value-type="float" office:value="2008">
            <text:p>2008</text:p>
          </table:table-cell>
          <table:table-cell table:style-name="ce151" table:formula="of:=RIGHT(LEFT([.C369];4))" office:value-type="string" office:string-value="F">
            <text:p>F</text:p>
          </table:table-cell>
          <table:table-cell table:style-name="ce154" table:formula="of:=[.K369]&amp;[.H369]" office:value-type="string" office:string-value="FRP1">
            <text:p>FRP1</text:p>
          </table:table-cell>
          <table:table-cell table:style-name="ce151" table:formula="of:=[.L369]&amp;[.I369]" office:value-type="string" office:string-value="FRP1N">
            <text:p>FRP1N</text:p>
          </table:table-cell>
          <table:table-cell table:style-name="ce154" table:formula="of:=[.K369]&amp;[.J369]&amp;[.H369]" office:value-type="string" office:string-value="F2008RP1">
            <text:p>F2008RP1</text:p>
          </table:table-cell>
          <table:table-cell table:style-name="ce151" table:formula="of:=[.K369]&amp;[.J369]&amp;[.I369]" office:value-type="string" office:string-value="F2008N">
            <text:p>F2008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4S039698</text:p>
          </table:table-cell>
          <table:table-cell table:style-name="ce52" office:value-type="date" office:date-value="2011-09-16">
            <text:p>16/09/11</text:p>
          </table:table-cell>
          <table:table-cell table:style-name="ce103" office:value-type="float" office:value="-3.48">
            <text:p>-3,48</text:p>
          </table:table-cell>
          <table:table-cell table:style-name="ce99" office:value-type="float" office:value="-6.8">
            <text:p>-6,80</text:p>
          </table:table-cell>
          <table:table-cell table:style-name="ce123" office:value-type="float" office:value="-48.2">
            <text:p>-48,20</text:p>
          </table:table-cell>
          <table:table-cell table:style-name="ce131" office:value-type="string">
            <text:p>RP2</text:p>
          </table:table-cell>
          <table:table-cell table:style-name="ce131" office:value-type="string">
            <text:p>N</text:p>
          </table:table-cell>
          <table:table-cell table:style-name="ce146" table:formula="of:=YEAR([.D370])" office:value-type="float" office:value="2011">
            <text:p>2011</text:p>
          </table:table-cell>
          <table:table-cell table:style-name="ce151" table:formula="of:=RIGHT(LEFT([.C370];4))" office:value-type="string" office:string-value="S">
            <text:p>S</text:p>
          </table:table-cell>
          <table:table-cell table:style-name="ce154" table:formula="of:=[.K370]&amp;[.H370]" office:value-type="string" office:string-value="SRP2">
            <text:p>SRP2</text:p>
          </table:table-cell>
          <table:table-cell table:style-name="ce151" table:formula="of:=[.L370]&amp;[.I370]" office:value-type="string" office:string-value="SRP2N">
            <text:p>SRP2N</text:p>
          </table:table-cell>
          <table:table-cell table:style-name="ce154" table:formula="of:=[.K370]&amp;[.J370]&amp;[.H370]" office:value-type="string" office:string-value="S2011RP2">
            <text:p>S2011RP2</text:p>
          </table:table-cell>
          <table:table-cell table:style-name="ce151" table:formula="of:=[.K370]&amp;[.J370]&amp;[.I370]" office:value-type="string" office:string-value="S2011N">
            <text:p>S2011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2">
            <text:p>22/03/18</text:p>
          </table:table-cell>
          <table:table-cell table:style-name="ce35" office:value-type="string">
            <text:p>A09F215429</text:p>
          </table:table-cell>
          <table:table-cell table:style-name="ce52" office:value-type="date" office:date-value="2009-10-08">
            <text:p>08/10/09</text:p>
          </table:table-cell>
          <table:table-cell table:style-name="ce99" office:value-type="float" office:value="0.74">
            <text:p>0,74</text:p>
          </table:table-cell>
          <table:table-cell table:style-name="ce120" office:value-type="float" office:value="-2">
            <text:p>-2,00</text:p>
          </table:table-cell>
          <table:table-cell table:style-name="ce99" office:value-type="float" office:value="-34.8">
            <text:p>-34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71])" office:value-type="float" office:value="2009">
            <text:p>2009</text:p>
          </table:table-cell>
          <table:table-cell table:style-name="ce151" table:formula="of:=RIGHT(LEFT([.C371];4))" office:value-type="string" office:string-value="F">
            <text:p>F</text:p>
          </table:table-cell>
          <table:table-cell table:style-name="ce154" table:formula="of:=[.K371]&amp;[.H371]" office:value-type="string" office:string-value="FRP1">
            <text:p>FRP1</text:p>
          </table:table-cell>
          <table:table-cell table:style-name="ce151" table:formula="of:=[.L371]&amp;[.I371]" office:value-type="string" office:string-value="FRP1N">
            <text:p>FRP1N</text:p>
          </table:table-cell>
          <table:table-cell table:style-name="ce154" table:formula="of:=[.K371]&amp;[.J371]&amp;[.H371]" office:value-type="string" office:string-value="F2009RP1">
            <text:p>F2009RP1</text:p>
          </table:table-cell>
          <table:table-cell table:style-name="ce151" table:formula="of:=[.K371]&amp;[.J371]&amp;[.I371]" office:value-type="string" office:string-value="F2009N">
            <text:p>F2009N</text:p>
          </table:table-cell>
          <table:table-cell table:style-name="ce169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27" office:value-type="date" office:date-value="2018-03-23">
            <text:p>23/03/18</text:p>
          </table:table-cell>
          <table:table-cell table:style-name="ce48" office:value-type="string">
            <text:p>A10F183062</text:p>
          </table:table-cell>
          <table:table-cell table:style-name="ce72" office:value-type="date" office:date-value="2010-09-24">
            <text:p>24/09/10</text:p>
          </table:table-cell>
          <table:table-cell table:style-name="ce100" office:value-type="float" office:value="0.44">
            <text:p>0,44</text:p>
          </table:table-cell>
          <table:table-cell table:style-name="ce100" office:value-type="float" office:value="-1">
            <text:p>-1,00</text:p>
          </table:table-cell>
          <table:table-cell table:style-name="ce100" office:value-type="float" office:value="-32.2">
            <text:p>-32,20</text:p>
          </table:table-cell>
          <table:table-cell table:style-name="ce133" office:value-type="string">
            <text:p>RP1</text:p>
          </table:table-cell>
          <table:table-cell table:style-name="ce133" office:value-type="string">
            <text:p>N</text:p>
          </table:table-cell>
          <table:table-cell table:style-name="ce146" table:formula="of:=YEAR([.D372])" office:value-type="float" office:value="2010">
            <text:p>2010</text:p>
          </table:table-cell>
          <table:table-cell table:style-name="ce151" table:formula="of:=RIGHT(LEFT([.C372];4))" office:value-type="string" office:string-value="F">
            <text:p>F</text:p>
          </table:table-cell>
          <table:table-cell table:style-name="ce154" table:formula="of:=[.K372]&amp;[.H372]" office:value-type="string" office:string-value="FRP1">
            <text:p>FRP1</text:p>
          </table:table-cell>
          <table:table-cell table:style-name="ce151" table:formula="of:=[.L372]&amp;[.I372]" office:value-type="string" office:string-value="FRP1N">
            <text:p>FRP1N</text:p>
          </table:table-cell>
          <table:table-cell table:style-name="ce154" table:formula="of:=[.K372]&amp;[.J372]&amp;[.H372]" office:value-type="string" office:string-value="F2010RP1">
            <text:p>F2010RP1</text:p>
          </table:table-cell>
          <table:table-cell table:style-name="ce151" table:formula="of:=[.K372]&amp;[.J372]&amp;[.I372]" office:value-type="string" office:string-value="F2010N">
            <text:p>F2010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10F519213</text:p>
          </table:table-cell>
          <table:table-cell table:style-name="ce52" office:value-type="date" office:date-value="2013-04-12">
            <text:p>12/04/13</text:p>
          </table:table-cell>
          <table:table-cell table:style-name="ce103" office:value-type="float" office:value="-0.3">
            <text:p>-0,30</text:p>
          </table:table-cell>
          <table:table-cell table:style-name="ce99" office:value-type="float" office:value="0.8">
            <text:p>0,80</text:p>
          </table:table-cell>
          <table:table-cell table:style-name="ce123" office:value-type="float" office:value="-17.4">
            <text:p>-17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73])" office:value-type="float" office:value="2013">
            <text:p>2013</text:p>
          </table:table-cell>
          <table:table-cell table:style-name="ce151" table:formula="of:=RIGHT(LEFT([.C373];4))" office:value-type="string" office:string-value="F">
            <text:p>F</text:p>
          </table:table-cell>
          <table:table-cell table:style-name="ce154" table:formula="of:=[.K373]&amp;[.H373]" office:value-type="string" office:string-value="FRP1">
            <text:p>FRP1</text:p>
          </table:table-cell>
          <table:table-cell table:style-name="ce151" table:formula="of:=[.L373]&amp;[.I373]" office:value-type="string" office:string-value="FRP1N">
            <text:p>FRP1N</text:p>
          </table:table-cell>
          <table:table-cell table:style-name="ce154" table:formula="of:=[.K373]&amp;[.J373]&amp;[.H373]" office:value-type="string" office:string-value="F2013RP1">
            <text:p>F2013RP1</text:p>
          </table:table-cell>
          <table:table-cell table:style-name="ce151" table:formula="of:=[.K373]&amp;[.J373]&amp;[.I373]" office:value-type="string" office:string-value="F2013N">
            <text:p>F2013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07F307941</text:p>
          </table:table-cell>
          <table:table-cell table:style-name="ce52" office:value-type="date" office:date-value="2010-02-03">
            <text:p>03/02/10</text:p>
          </table:table-cell>
          <table:table-cell table:style-name="ce99" office:value-type="float" office:value="-4.82">
            <text:p>-4,82</text:p>
          </table:table-cell>
          <table:table-cell table:style-name="ce120" office:value-type="float" office:value="-2.6">
            <text:p>-2,60</text:p>
          </table:table-cell>
          <table:table-cell table:style-name="ce99" office:value-type="float" office:value="-17.2">
            <text:p>-17,2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74])" office:value-type="float" office:value="2010">
            <text:p>2010</text:p>
          </table:table-cell>
          <table:table-cell table:style-name="ce151" table:formula="of:=RIGHT(LEFT([.C374];4))" office:value-type="string" office:string-value="F">
            <text:p>F</text:p>
          </table:table-cell>
          <table:table-cell table:style-name="ce154" table:formula="of:=[.K374]&amp;[.H374]" office:value-type="string" office:string-value="FRP1">
            <text:p>FRP1</text:p>
          </table:table-cell>
          <table:table-cell table:style-name="ce151" table:formula="of:=[.L374]&amp;[.I374]" office:value-type="string" office:string-value="FRP1N">
            <text:p>FRP1N</text:p>
          </table:table-cell>
          <table:table-cell table:style-name="ce154" table:formula="of:=[.K374]&amp;[.J374]&amp;[.H374]" office:value-type="string" office:string-value="F2010RP1">
            <text:p>F2010RP1</text:p>
          </table:table-cell>
          <table:table-cell table:style-name="ce151" table:formula="of:=[.K374]&amp;[.J374]&amp;[.I374]" office:value-type="string" office:string-value="F2010N">
            <text:p>F2010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03S159339</text:p>
          </table:table-cell>
          <table:table-cell table:style-name="ce52" office:value-type="date" office:date-value="2011-04-18">
            <text:p>18/04/11</text:p>
          </table:table-cell>
          <table:table-cell table:style-name="ce99" office:value-type="float" office:value="-7.02">
            <text:p>-7,02</text:p>
          </table:table-cell>
          <table:table-cell table:style-name="ce120" office:value-type="float" office:value="-9.2">
            <text:p>-9,20</text:p>
          </table:table-cell>
          <table:table-cell table:style-name="ce99" office:value-type="float" office:value="-42.6">
            <text:p>-42,6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N</text:p>
          </table:table-cell>
          <table:table-cell table:style-name="ce146" table:formula="of:=YEAR([.D375])" office:value-type="float" office:value="2011">
            <text:p>2011</text:p>
          </table:table-cell>
          <table:table-cell table:style-name="ce151" table:formula="of:=RIGHT(LEFT([.C375];4))" office:value-type="string" office:string-value="S">
            <text:p>S</text:p>
          </table:table-cell>
          <table:table-cell table:style-name="ce154" table:formula="of:=[.K375]&amp;[.H375]" office:value-type="string" office:string-value="SRP3">
            <text:p>SRP3</text:p>
          </table:table-cell>
          <table:table-cell table:style-name="ce151" table:formula="of:=[.L375]&amp;[.I375]" office:value-type="string" office:string-value="SRP3N">
            <text:p>SRP3N</text:p>
          </table:table-cell>
          <table:table-cell table:style-name="ce154" table:formula="of:=[.K375]&amp;[.J375]&amp;[.H375]" office:value-type="string" office:string-value="S2011RP3">
            <text:p>S2011RP3</text:p>
          </table:table-cell>
          <table:table-cell table:style-name="ce151" table:formula="of:=[.K375]&amp;[.J375]&amp;[.I375]" office:value-type="string" office:string-value="S2011N">
            <text:p>S2011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17F110453</text:p>
          </table:table-cell>
          <table:table-cell table:style-name="ce52" office:value-type="date" office:date-value="2017-12-29">
            <text:p>29/12/17</text:p>
          </table:table-cell>
          <table:table-cell table:style-name="ce99" office:value-type="float" office:value="1.2">
            <text:p>1,20</text:p>
          </table:table-cell>
          <table:table-cell table:style-name="ce120" office:value-type="float" office:value="0.2">
            <text:p>0,20</text:p>
          </table:table-cell>
          <table:table-cell table:style-name="ce99" office:value-type="float" office:value="-0.6">
            <text:p>-0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76])" office:value-type="float" office:value="2017">
            <text:p>2017</text:p>
          </table:table-cell>
          <table:table-cell table:style-name="ce151" table:formula="of:=RIGHT(LEFT([.C376];4))" office:value-type="string" office:string-value="F">
            <text:p>F</text:p>
          </table:table-cell>
          <table:table-cell table:style-name="ce154" table:formula="of:=[.K376]&amp;[.H376]" office:value-type="string" office:string-value="FAP">
            <text:p>FAP</text:p>
          </table:table-cell>
          <table:table-cell table:style-name="ce151" table:formula="of:=[.L376]&amp;[.I376]" office:value-type="string" office:string-value="FAP">
            <text:p>FAP</text:p>
          </table:table-cell>
          <table:table-cell table:style-name="ce154" table:formula="of:=[.K376]&amp;[.J376]&amp;[.H376]" office:value-type="string" office:string-value="F2017AP">
            <text:p>F2017AP</text:p>
          </table:table-cell>
          <table:table-cell table:style-name="ce151" table:formula="of:=[.K376]&amp;[.J376]&amp;[.I376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12F239903</text:p>
          </table:table-cell>
          <table:table-cell table:style-name="ce52" office:value-type="date" office:date-value="2018-01-02">
            <text:p>02/01/18</text:p>
          </table:table-cell>
          <table:table-cell table:style-name="ce104" office:value-type="float" office:value="-0.86">
            <text:p>-0,86</text:p>
          </table:table-cell>
          <table:table-cell table:style-name="ce122" office:value-type="float" office:value="-2.6">
            <text:p>-2,60</text:p>
          </table:table-cell>
          <table:table-cell table:style-name="ce99" office:value-type="float" office:value="-10.6">
            <text:p>-10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77])" office:value-type="float" office:value="2018">
            <text:p>2018</text:p>
          </table:table-cell>
          <table:table-cell table:style-name="ce151" table:formula="of:=RIGHT(LEFT([.C377];4))" office:value-type="string" office:string-value="F">
            <text:p>F</text:p>
          </table:table-cell>
          <table:table-cell table:style-name="ce154" table:formula="of:=[.K377]&amp;[.H377]" office:value-type="string" office:string-value="FRP1">
            <text:p>FRP1</text:p>
          </table:table-cell>
          <table:table-cell table:style-name="ce151" table:formula="of:=[.L377]&amp;[.I377]" office:value-type="string" office:string-value="FRP1N">
            <text:p>FRP1N</text:p>
          </table:table-cell>
          <table:table-cell table:style-name="ce154" table:formula="of:=[.K377]&amp;[.J377]&amp;[.H377]" office:value-type="string" office:string-value="F2018RP1">
            <text:p>F2018RP1</text:p>
          </table:table-cell>
          <table:table-cell table:style-name="ce151" table:formula="of:=[.K377]&amp;[.J377]&amp;[.I377]" office:value-type="string" office:string-value="F2018N">
            <text:p>F2018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03S159249</text:p>
          </table:table-cell>
          <table:table-cell table:style-name="ce52" office:value-type="date" office:date-value="2011-01-31">
            <text:p>31/01/11</text:p>
          </table:table-cell>
          <table:table-cell table:style-name="ce104" office:value-type="float" office:value="0">
            <text:p>0,00</text:p>
          </table:table-cell>
          <table:table-cell table:style-name="ce79" office:value-type="float" office:value="0.8">
            <text:p>0,80</text:p>
          </table:table-cell>
          <table:table-cell table:style-name="ce99" office:value-type="float" office:value="-2.2">
            <text:p>-2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78])" office:value-type="float" office:value="2011">
            <text:p>2011</text:p>
          </table:table-cell>
          <table:table-cell table:style-name="ce151" table:formula="of:=RIGHT(LEFT([.C378];4))" office:value-type="string" office:string-value="S">
            <text:p>S</text:p>
          </table:table-cell>
          <table:table-cell table:style-name="ce154" table:formula="of:=[.K378]&amp;[.H378]" office:value-type="string" office:string-value="SAP">
            <text:p>SAP</text:p>
          </table:table-cell>
          <table:table-cell table:style-name="ce151" table:formula="of:=[.L378]&amp;[.I378]" office:value-type="string" office:string-value="SAP">
            <text:p>SAP</text:p>
          </table:table-cell>
          <table:table-cell table:style-name="ce154" table:formula="of:=[.K378]&amp;[.J378]&amp;[.H378]" office:value-type="string" office:string-value="S2011AP">
            <text:p>S2011AP</text:p>
          </table:table-cell>
          <table:table-cell table:style-name="ce151" table:formula="of:=[.K378]&amp;[.J378]&amp;[.I378]" office:value-type="string" office:string-value="S2011">
            <text:p>S2011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17F066102</text:p>
          </table:table-cell>
          <table:table-cell table:style-name="ce53" office:value-type="date" office:date-value="2017-09-19">
            <text:p>19/09/17</text:p>
          </table:table-cell>
          <table:table-cell table:style-name="ce104" office:value-type="float" office:value="1.56">
            <text:p>1,56</text:p>
          </table:table-cell>
          <table:table-cell table:style-name="ce79" office:value-type="float" office:value="0.8">
            <text:p>0,80</text:p>
          </table:table-cell>
          <table:table-cell table:style-name="ce99" office:value-type="float" office:value="-1.8">
            <text:p>-1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79])" office:value-type="float" office:value="2017">
            <text:p>2017</text:p>
          </table:table-cell>
          <table:table-cell table:style-name="ce151" table:formula="of:=RIGHT(LEFT([.C379];4))" office:value-type="string" office:string-value="F">
            <text:p>F</text:p>
          </table:table-cell>
          <table:table-cell table:style-name="ce154" table:formula="of:=[.K379]&amp;[.H379]" office:value-type="string" office:string-value="FAP">
            <text:p>FAP</text:p>
          </table:table-cell>
          <table:table-cell table:style-name="ce151" table:formula="of:=[.L379]&amp;[.I379]" office:value-type="string" office:string-value="FAP">
            <text:p>FAP</text:p>
          </table:table-cell>
          <table:table-cell table:style-name="ce154" table:formula="of:=[.K379]&amp;[.J379]&amp;[.H379]" office:value-type="string" office:string-value="F2017AP">
            <text:p>F2017AP</text:p>
          </table:table-cell>
          <table:table-cell table:style-name="ce151" table:formula="of:=[.K379]&amp;[.J379]&amp;[.I379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17F002691</text:p>
          </table:table-cell>
          <table:table-cell table:style-name="ce52" office:value-type="date" office:date-value="2017-03-23">
            <text:p>23/03/17</text:p>
          </table:table-cell>
          <table:table-cell table:style-name="ce104" office:value-type="float" office:value="-0.1">
            <text:p>-0,10</text:p>
          </table:table-cell>
          <table:table-cell table:style-name="ce79" office:value-type="float" office:value="-2.2">
            <text:p>-2,20</text:p>
          </table:table-cell>
          <table:table-cell table:style-name="ce99" office:value-type="float" office:value="-99.8">
            <text:p>-99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80])" office:value-type="float" office:value="2017">
            <text:p>2017</text:p>
          </table:table-cell>
          <table:table-cell table:style-name="ce151" table:formula="of:=RIGHT(LEFT([.C380];4))" office:value-type="string" office:string-value="F">
            <text:p>F</text:p>
          </table:table-cell>
          <table:table-cell table:style-name="ce154" table:formula="of:=[.K380]&amp;[.H380]" office:value-type="string" office:string-value="FRP1">
            <text:p>FRP1</text:p>
          </table:table-cell>
          <table:table-cell table:style-name="ce151" table:formula="of:=[.L380]&amp;[.I380]" office:value-type="string" office:string-value="FRP1N">
            <text:p>FRP1N</text:p>
          </table:table-cell>
          <table:table-cell table:style-name="ce154" table:formula="of:=[.K380]&amp;[.J380]&amp;[.H380]" office:value-type="string" office:string-value="F2017RP1">
            <text:p>F2017RP1</text:p>
          </table:table-cell>
          <table:table-cell table:style-name="ce151" table:formula="of:=[.K380]&amp;[.J380]&amp;[.I380]" office:value-type="string" office:string-value="F2017N">
            <text:p>F2017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17F002110</text:p>
          </table:table-cell>
          <table:table-cell table:style-name="ce52" office:value-type="date" office:date-value="2017-03-23">
            <text:p>23/03/17</text:p>
          </table:table-cell>
          <table:table-cell table:style-name="ce104" office:value-type="float" office:value="1.72">
            <text:p>1,72</text:p>
          </table:table-cell>
          <table:table-cell table:style-name="ce122" office:value-type="float" office:value="0">
            <text:p>0,00</text:p>
          </table:table-cell>
          <table:table-cell table:style-name="ce79" office:value-type="float" office:value="-99.8">
            <text:p>-99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81])" office:value-type="float" office:value="2017">
            <text:p>2017</text:p>
          </table:table-cell>
          <table:table-cell table:style-name="ce151" table:formula="of:=RIGHT(LEFT([.C381];4))" office:value-type="string" office:string-value="F">
            <text:p>F</text:p>
          </table:table-cell>
          <table:table-cell table:style-name="ce154" table:formula="of:=[.K381]&amp;[.H381]" office:value-type="string" office:string-value="FRP1">
            <text:p>FRP1</text:p>
          </table:table-cell>
          <table:table-cell table:style-name="ce151" table:formula="of:=[.L381]&amp;[.I381]" office:value-type="string" office:string-value="FRP1N">
            <text:p>FRP1N</text:p>
          </table:table-cell>
          <table:table-cell table:style-name="ce154" table:formula="of:=[.K381]&amp;[.J381]&amp;[.H381]" office:value-type="string" office:string-value="F2017RP1">
            <text:p>F2017RP1</text:p>
          </table:table-cell>
          <table:table-cell table:style-name="ce151" table:formula="of:=[.K381]&amp;[.J381]&amp;[.I381]" office:value-type="string" office:string-value="F2017N">
            <text:p>F2017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07S041658</text:p>
          </table:table-cell>
          <table:table-cell table:style-name="ce52" office:value-type="date" office:date-value="2014-04-22">
            <text:p>22/04/14</text:p>
          </table:table-cell>
          <table:table-cell table:style-name="ce104" office:value-type="float" office:value="-1.74">
            <text:p>-1,74</text:p>
          </table:table-cell>
          <table:table-cell table:style-name="ce122" office:value-type="float" office:value="-2">
            <text:p>-2,00</text:p>
          </table:table-cell>
          <table:table-cell table:style-name="ce99" office:value-type="float" office:value="-27.6">
            <text:p>-27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82])" office:value-type="float" office:value="2014">
            <text:p>2014</text:p>
          </table:table-cell>
          <table:table-cell table:style-name="ce151" table:formula="of:=RIGHT(LEFT([.C382];4))" office:value-type="string" office:string-value="S">
            <text:p>S</text:p>
          </table:table-cell>
          <table:table-cell table:style-name="ce154" table:formula="of:=[.K382]&amp;[.H382]" office:value-type="string" office:string-value="SRP1">
            <text:p>SRP1</text:p>
          </table:table-cell>
          <table:table-cell table:style-name="ce151" table:formula="of:=[.L382]&amp;[.I382]" office:value-type="string" office:string-value="SRP1N">
            <text:p>SRP1N</text:p>
          </table:table-cell>
          <table:table-cell table:style-name="ce154" table:formula="of:=[.K382]&amp;[.J382]&amp;[.H382]" office:value-type="string" office:string-value="S2014RP1">
            <text:p>S2014RP1</text:p>
          </table:table-cell>
          <table:table-cell table:style-name="ce151" table:formula="of:=[.K382]&amp;[.J382]&amp;[.I382]" office:value-type="string" office:string-value="S2014N">
            <text:p>S2014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09F235282</text:p>
          </table:table-cell>
          <table:table-cell table:style-name="ce52" office:value-type="date" office:date-value="2009-10-23">
            <text:p>23/10/09</text:p>
          </table:table-cell>
          <table:table-cell table:style-name="ce104" office:value-type="float" office:value="-1">
            <text:p>-1,00</text:p>
          </table:table-cell>
          <table:table-cell table:style-name="ce79" office:value-type="float" office:value="-0.2">
            <text:p>-0,20</text:p>
          </table:table-cell>
          <table:table-cell table:style-name="ce99" office:value-type="float" office:value="-8.6">
            <text:p>-8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83])" office:value-type="float" office:value="2009">
            <text:p>2009</text:p>
          </table:table-cell>
          <table:table-cell table:style-name="ce151" table:formula="of:=RIGHT(LEFT([.C383];4))" office:value-type="string" office:string-value="F">
            <text:p>F</text:p>
          </table:table-cell>
          <table:table-cell table:style-name="ce154" table:formula="of:=[.K383]&amp;[.H383]" office:value-type="string" office:string-value="FAP">
            <text:p>FAP</text:p>
          </table:table-cell>
          <table:table-cell table:style-name="ce151" table:formula="of:=[.L383]&amp;[.I383]" office:value-type="string" office:string-value="FAP">
            <text:p>FAP</text:p>
          </table:table-cell>
          <table:table-cell table:style-name="ce154" table:formula="of:=[.K383]&amp;[.J383]&amp;[.H383]" office:value-type="string" office:string-value="F2009AP">
            <text:p>F2009AP</text:p>
          </table:table-cell>
          <table:table-cell table:style-name="ce151" table:formula="of:=[.K383]&amp;[.J383]&amp;[.I383]" office:value-type="string" office:string-value="F2009">
            <text:p>F2009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15F164112</text:p>
          </table:table-cell>
          <table:table-cell table:style-name="ce52" office:value-type="date" office:date-value="2015-07-18">
            <text:p>18/07/15</text:p>
          </table:table-cell>
          <table:table-cell table:style-name="ce104" office:value-type="float" office:value="0">
            <text:p>0,00</text:p>
          </table:table-cell>
          <table:table-cell table:style-name="ce79" office:value-type="float" office:value="-1.4">
            <text:p>-1,40</text:p>
          </table:table-cell>
          <table:table-cell table:style-name="ce99" office:value-type="float" office:value="-36.4">
            <text:p>-36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84])" office:value-type="float" office:value="2015">
            <text:p>2015</text:p>
          </table:table-cell>
          <table:table-cell table:style-name="ce151" table:formula="of:=RIGHT(LEFT([.C384];4))" office:value-type="string" office:string-value="F">
            <text:p>F</text:p>
          </table:table-cell>
          <table:table-cell table:style-name="ce154" table:formula="of:=[.K384]&amp;[.H384]" office:value-type="string" office:string-value="FRP1">
            <text:p>FRP1</text:p>
          </table:table-cell>
          <table:table-cell table:style-name="ce151" table:formula="of:=[.L384]&amp;[.I384]" office:value-type="string" office:string-value="FRP1N">
            <text:p>FRP1N</text:p>
          </table:table-cell>
          <table:table-cell table:style-name="ce154" table:formula="of:=[.K384]&amp;[.J384]&amp;[.H384]" office:value-type="string" office:string-value="F2015RP1">
            <text:p>F2015RP1</text:p>
          </table:table-cell>
          <table:table-cell table:style-name="ce151" table:formula="of:=[.K384]&amp;[.J384]&amp;[.I384]" office:value-type="string" office:string-value="F2015N">
            <text:p>F2015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06F291559</text:p>
          </table:table-cell>
          <table:table-cell table:style-name="ce52" office:value-type="date" office:date-value="2016-04-27">
            <text:p>27/04/16</text:p>
          </table:table-cell>
          <table:table-cell table:style-name="ce104" office:value-type="float" office:value="-0.92">
            <text:p>-0,92</text:p>
          </table:table-cell>
          <table:table-cell table:style-name="ce79" office:value-type="float" office:value="-1.6">
            <text:p>-1,60</text:p>
          </table:table-cell>
          <table:table-cell table:style-name="ce99" office:value-type="float" office:value="-99.8">
            <text:p>-99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85])" office:value-type="float" office:value="2016">
            <text:p>2016</text:p>
          </table:table-cell>
          <table:table-cell table:style-name="ce151" table:formula="of:=RIGHT(LEFT([.C385];4))" office:value-type="string" office:string-value="F">
            <text:p>F</text:p>
          </table:table-cell>
          <table:table-cell table:style-name="ce154" table:formula="of:=[.K385]&amp;[.H385]" office:value-type="string" office:string-value="FRP1">
            <text:p>FRP1</text:p>
          </table:table-cell>
          <table:table-cell table:style-name="ce151" table:formula="of:=[.L385]&amp;[.I385]" office:value-type="string" office:string-value="FRP1N">
            <text:p>FRP1N</text:p>
          </table:table-cell>
          <table:table-cell table:style-name="ce154" table:formula="of:=[.K385]&amp;[.J385]&amp;[.H385]" office:value-type="string" office:string-value="F2016RP1">
            <text:p>F2016RP1</text:p>
          </table:table-cell>
          <table:table-cell table:style-name="ce151" table:formula="of:=[.K385]&amp;[.J385]&amp;[.I385]" office:value-type="string" office:string-value="F2016N">
            <text:p>F2016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10F054732</text:p>
          </table:table-cell>
          <table:table-cell table:style-name="ce52" office:value-type="date" office:date-value="2010-03-16">
            <text:p>16/03/10</text:p>
          </table:table-cell>
          <table:table-cell table:style-name="ce104" office:value-type="float" office:value="-2.64">
            <text:p>-2,64</text:p>
          </table:table-cell>
          <table:table-cell table:style-name="ce122" office:value-type="float" office:value="-4.4">
            <text:p>-4,40</text:p>
          </table:table-cell>
          <table:table-cell table:style-name="ce79" office:value-type="float" office:value="-33">
            <text:p>-33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86])" office:value-type="float" office:value="2010">
            <text:p>2010</text:p>
          </table:table-cell>
          <table:table-cell table:style-name="ce151" table:formula="of:=RIGHT(LEFT([.C386];4))" office:value-type="string" office:string-value="F">
            <text:p>F</text:p>
          </table:table-cell>
          <table:table-cell table:style-name="ce154" table:formula="of:=[.K386]&amp;[.H386]" office:value-type="string" office:string-value="FRP1">
            <text:p>FRP1</text:p>
          </table:table-cell>
          <table:table-cell table:style-name="ce151" table:formula="of:=[.L386]&amp;[.I386]" office:value-type="string" office:string-value="FRP1N">
            <text:p>FRP1N</text:p>
          </table:table-cell>
          <table:table-cell table:style-name="ce154" table:formula="of:=[.K386]&amp;[.J386]&amp;[.H386]" office:value-type="string" office:string-value="F2010RP1">
            <text:p>F2010RP1</text:p>
          </table:table-cell>
          <table:table-cell table:style-name="ce151" table:formula="of:=[.K386]&amp;[.J386]&amp;[.I386]" office:value-type="string" office:string-value="F2010N">
            <text:p>F2010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13F238485</text:p>
          </table:table-cell>
          <table:table-cell table:style-name="ce52" office:value-type="date" office:date-value="2013-12-19">
            <text:p>19/12/13</text:p>
          </table:table-cell>
          <table:table-cell table:style-name="ce104" office:value-type="float" office:value="-1.46">
            <text:p>-1,46</text:p>
          </table:table-cell>
          <table:table-cell table:style-name="ce122" office:value-type="float" office:value="-1.8">
            <text:p>-1,80</text:p>
          </table:table-cell>
          <table:table-cell table:style-name="ce79" office:value-type="float" office:value="-21.6">
            <text:p>-21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87])" office:value-type="float" office:value="2013">
            <text:p>2013</text:p>
          </table:table-cell>
          <table:table-cell table:style-name="ce151" table:formula="of:=RIGHT(LEFT([.C387];4))" office:value-type="string" office:string-value="F">
            <text:p>F</text:p>
          </table:table-cell>
          <table:table-cell table:style-name="ce154" table:formula="of:=[.K387]&amp;[.H387]" office:value-type="string" office:string-value="FRP1">
            <text:p>FRP1</text:p>
          </table:table-cell>
          <table:table-cell table:style-name="ce151" table:formula="of:=[.L387]&amp;[.I387]" office:value-type="string" office:string-value="FRP1N">
            <text:p>FRP1N</text:p>
          </table:table-cell>
          <table:table-cell table:style-name="ce154" table:formula="of:=[.K387]&amp;[.J387]&amp;[.H387]" office:value-type="string" office:string-value="F2013RP1">
            <text:p>F2013RP1</text:p>
          </table:table-cell>
          <table:table-cell table:style-name="ce151" table:formula="of:=[.K387]&amp;[.J387]&amp;[.I387]" office:value-type="string" office:string-value="F2013N">
            <text:p>F2013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11N318410</text:p>
          </table:table-cell>
          <table:table-cell table:style-name="ce52" office:value-type="date" office:date-value="2011-08-24">
            <text:p>24/08/11</text:p>
          </table:table-cell>
          <table:table-cell table:style-name="ce104" office:value-type="float" office:value="-100">
            <text:p>-100,00</text:p>
          </table:table-cell>
          <table:table-cell table:style-name="ce122" office:value-type="float" office:value="-100">
            <text:p>-100,00</text:p>
          </table:table-cell>
          <table:table-cell table:style-name="ce79" office:value-type="float" office:value="-100">
            <text:p>-100,0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N</text:p>
          </table:table-cell>
          <table:table-cell table:style-name="ce146" table:formula="of:=YEAR([.D388])" office:value-type="float" office:value="2011">
            <text:p>2011</text:p>
          </table:table-cell>
          <table:table-cell table:style-name="ce151" table:formula="of:=RIGHT(LEFT([.C388];4))" office:value-type="string" office:string-value="N">
            <text:p>N</text:p>
          </table:table-cell>
          <table:table-cell table:style-name="ce154" table:formula="of:=[.K388]&amp;[.H388]" office:value-type="string" office:string-value="NRP3">
            <text:p>NRP3</text:p>
          </table:table-cell>
          <table:table-cell table:style-name="ce151" table:formula="of:=[.L388]&amp;[.I388]" office:value-type="string" office:string-value="NRP3N">
            <text:p>NRP3N</text:p>
          </table:table-cell>
          <table:table-cell table:style-name="ce154" table:formula="of:=[.K388]&amp;[.J388]&amp;[.H388]" office:value-type="string" office:string-value="N2011RP3">
            <text:p>N2011RP3</text:p>
          </table:table-cell>
          <table:table-cell table:style-name="ce151" table:formula="of:=[.K388]&amp;[.J388]&amp;[.I388]" office:value-type="string" office:string-value="N2011N">
            <text:p>N2011N</text:p>
          </table:table-cell>
          <table:table-cell table:style-name="ce169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09F120858</text:p>
          </table:table-cell>
          <table:table-cell table:style-name="ce52" office:value-type="date" office:date-value="2009-06-26">
            <text:p>26/06/09</text:p>
          </table:table-cell>
          <table:table-cell table:style-name="ce99" office:value-type="float" office:value="-3">
            <text:p>-3,00</text:p>
          </table:table-cell>
          <table:table-cell table:style-name="ce123" office:value-type="float" office:value="-4.4">
            <text:p>-4,40</text:p>
          </table:table-cell>
          <table:table-cell table:style-name="ce99" office:value-type="float" office:value="-98.8">
            <text:p>-98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89])" office:value-type="float" office:value="2009">
            <text:p>2009</text:p>
          </table:table-cell>
          <table:table-cell table:style-name="ce151" table:formula="of:=RIGHT(LEFT([.C389];4))" office:value-type="string" office:string-value="F">
            <text:p>F</text:p>
          </table:table-cell>
          <table:table-cell table:style-name="ce154" table:formula="of:=[.K389]&amp;[.H389]" office:value-type="string" office:string-value="FRP1">
            <text:p>FRP1</text:p>
          </table:table-cell>
          <table:table-cell table:style-name="ce151" table:formula="of:=[.L389]&amp;[.I389]" office:value-type="string" office:string-value="FRP1N">
            <text:p>FRP1N</text:p>
          </table:table-cell>
          <table:table-cell table:style-name="ce154" table:formula="of:=[.K389]&amp;[.J389]&amp;[.H389]" office:value-type="string" office:string-value="F2009RP1">
            <text:p>F2009RP1</text:p>
          </table:table-cell>
          <table:table-cell table:style-name="ce151" table:formula="of:=[.K389]&amp;[.J389]&amp;[.I389]" office:value-type="string" office:string-value="F2009N">
            <text:p>F2009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06S705637</text:p>
          </table:table-cell>
          <table:table-cell table:style-name="ce52" office:value-type="date" office:date-value="2013-10-03">
            <text:p>03/10/13</text:p>
          </table:table-cell>
          <table:table-cell table:style-name="ce99" office:value-type="float" office:value="-0.86">
            <text:p>-0,86</text:p>
          </table:table-cell>
          <table:table-cell table:style-name="ce123" office:value-type="float" office:value="-2.2">
            <text:p>-2,20</text:p>
          </table:table-cell>
          <table:table-cell table:style-name="ce99" office:value-type="float" office:value="-9.2">
            <text:p>-9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90])" office:value-type="float" office:value="2013">
            <text:p>2013</text:p>
          </table:table-cell>
          <table:table-cell table:style-name="ce151" table:formula="of:=RIGHT(LEFT([.C390];4))" office:value-type="string" office:string-value="S">
            <text:p>S</text:p>
          </table:table-cell>
          <table:table-cell table:style-name="ce154" table:formula="of:=[.K390]&amp;[.H390]" office:value-type="string" office:string-value="SAP">
            <text:p>SAP</text:p>
          </table:table-cell>
          <table:table-cell table:style-name="ce151" table:formula="of:=[.L390]&amp;[.I390]" office:value-type="string" office:string-value="SAP">
            <text:p>SAP</text:p>
          </table:table-cell>
          <table:table-cell table:style-name="ce154" table:formula="of:=[.K390]&amp;[.J390]&amp;[.H390]" office:value-type="string" office:string-value="S2013AP">
            <text:p>S2013AP</text:p>
          </table:table-cell>
          <table:table-cell table:style-name="ce151" table:formula="of:=[.K390]&amp;[.J390]&amp;[.I390]" office:value-type="string" office:string-value="S2013">
            <text:p>S2013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04S042302</text:p>
          </table:table-cell>
          <table:table-cell table:style-name="ce52" office:value-type="date" office:date-value="2012-07-24">
            <text:p>24/07/12</text:p>
          </table:table-cell>
          <table:table-cell table:style-name="ce104" office:value-type="float" office:value="-2.5">
            <text:p>-2,50</text:p>
          </table:table-cell>
          <table:table-cell table:style-name="ce122" office:value-type="float" office:value="-2.4">
            <text:p>-2,40</text:p>
          </table:table-cell>
          <table:table-cell table:style-name="ce79" office:value-type="float" office:value="-7.4">
            <text:p>-7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91])" office:value-type="float" office:value="2012">
            <text:p>2012</text:p>
          </table:table-cell>
          <table:table-cell table:style-name="ce151" table:formula="of:=RIGHT(LEFT([.C391];4))" office:value-type="string" office:string-value="S">
            <text:p>S</text:p>
          </table:table-cell>
          <table:table-cell table:style-name="ce154" table:formula="of:=[.K391]&amp;[.H391]" office:value-type="string" office:string-value="SAP">
            <text:p>SAP</text:p>
          </table:table-cell>
          <table:table-cell table:style-name="ce151" table:formula="of:=[.L391]&amp;[.I391]" office:value-type="string" office:string-value="SAP">
            <text:p>SAP</text:p>
          </table:table-cell>
          <table:table-cell table:style-name="ce154" table:formula="of:=[.K391]&amp;[.J391]&amp;[.H391]" office:value-type="string" office:string-value="S2012AP">
            <text:p>S2012AP</text:p>
          </table:table-cell>
          <table:table-cell table:style-name="ce151" table:formula="of:=[.K391]&amp;[.J391]&amp;[.I391]" office:value-type="string" office:string-value="S2012">
            <text:p>S2012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16F122977</text:p>
          </table:table-cell>
          <table:table-cell table:style-name="ce52" office:value-type="date" office:date-value="2016-08-08">
            <text:p>08/08/16</text:p>
          </table:table-cell>
          <table:table-cell table:style-name="ce104" office:value-type="float" office:value="-1.62">
            <text:p>-1,62</text:p>
          </table:table-cell>
          <table:table-cell table:style-name="ce122" office:value-type="float" office:value="0.2">
            <text:p>0,20</text:p>
          </table:table-cell>
          <table:table-cell table:style-name="ce79" office:value-type="float" office:value="-0.4">
            <text:p>-0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92])" office:value-type="float" office:value="2016">
            <text:p>2016</text:p>
          </table:table-cell>
          <table:table-cell table:style-name="ce151" table:formula="of:=RIGHT(LEFT([.C392];4))" office:value-type="string" office:string-value="F">
            <text:p>F</text:p>
          </table:table-cell>
          <table:table-cell table:style-name="ce154" table:formula="of:=[.K392]&amp;[.H392]" office:value-type="string" office:string-value="FAP">
            <text:p>FAP</text:p>
          </table:table-cell>
          <table:table-cell table:style-name="ce151" table:formula="of:=[.L392]&amp;[.I392]" office:value-type="string" office:string-value="FAP">
            <text:p>FAP</text:p>
          </table:table-cell>
          <table:table-cell table:style-name="ce154" table:formula="of:=[.K392]&amp;[.J392]&amp;[.H392]" office:value-type="string" office:string-value="F2016AP">
            <text:p>F2016AP</text:p>
          </table:table-cell>
          <table:table-cell table:style-name="ce151" table:formula="of:=[.K392]&amp;[.J392]&amp;[.I392]" office:value-type="string" office:string-value="F2016">
            <text:p>F2016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06F442457</text:p>
          </table:table-cell>
          <table:table-cell table:style-name="ce52" office:value-type="date" office:date-value="2013-12-17">
            <text:p>17/12/13</text:p>
          </table:table-cell>
          <table:table-cell table:style-name="ce104" office:value-type="float" office:value="0.52">
            <text:p>0,52</text:p>
          </table:table-cell>
          <table:table-cell table:style-name="ce122" office:value-type="float" office:value="1.6">
            <text:p>1,60</text:p>
          </table:table-cell>
          <table:table-cell table:style-name="ce79" office:value-type="float" office:value="0.2">
            <text:p>0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93])" office:value-type="float" office:value="2013">
            <text:p>2013</text:p>
          </table:table-cell>
          <table:table-cell table:style-name="ce151" table:formula="of:=RIGHT(LEFT([.C393];4))" office:value-type="string" office:string-value="F">
            <text:p>F</text:p>
          </table:table-cell>
          <table:table-cell table:style-name="ce154" table:formula="of:=[.K393]&amp;[.H393]" office:value-type="string" office:string-value="FAP">
            <text:p>FAP</text:p>
          </table:table-cell>
          <table:table-cell table:style-name="ce151" table:formula="of:=[.L393]&amp;[.I393]" office:value-type="string" office:string-value="FAP">
            <text:p>FAP</text:p>
          </table:table-cell>
          <table:table-cell table:style-name="ce154" table:formula="of:=[.K393]&amp;[.J393]&amp;[.H393]" office:value-type="string" office:string-value="F2013AP">
            <text:p>F2013AP</text:p>
          </table:table-cell>
          <table:table-cell table:style-name="ce151" table:formula="of:=[.K393]&amp;[.J393]&amp;[.I393]" office:value-type="string" office:string-value="F2013">
            <text:p>F2013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08F244150</text:p>
          </table:table-cell>
          <table:table-cell table:style-name="ce52" office:value-type="date" office:date-value="2008-05-13">
            <text:p>13/05/08</text:p>
          </table:table-cell>
          <table:table-cell table:style-name="ce99" office:value-type="float" office:value="-0.48">
            <text:p>-0,48</text:p>
          </table:table-cell>
          <table:table-cell table:style-name="ce123" office:value-type="float" office:value="-0.8">
            <text:p>-0,80</text:p>
          </table:table-cell>
          <table:table-cell table:style-name="ce99" office:value-type="float" office:value="-6.8">
            <text:p>-6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394])" office:value-type="float" office:value="2008">
            <text:p>2008</text:p>
          </table:table-cell>
          <table:table-cell table:style-name="ce151" table:formula="of:=RIGHT(LEFT([.C394];4))" office:value-type="string" office:string-value="F">
            <text:p>F</text:p>
          </table:table-cell>
          <table:table-cell table:style-name="ce154" table:formula="of:=[.K394]&amp;[.H394]" office:value-type="string" office:string-value="FAP">
            <text:p>FAP</text:p>
          </table:table-cell>
          <table:table-cell table:style-name="ce151" table:formula="of:=[.L394]&amp;[.I394]" office:value-type="string" office:string-value="FAP">
            <text:p>FAP</text:p>
          </table:table-cell>
          <table:table-cell table:style-name="ce154" table:formula="of:=[.K394]&amp;[.J394]&amp;[.H394]" office:value-type="string" office:string-value="F2008AP">
            <text:p>F2008AP</text:p>
          </table:table-cell>
          <table:table-cell table:style-name="ce151" table:formula="of:=[.K394]&amp;[.J394]&amp;[.I394]" office:value-type="string" office:string-value="F2008">
            <text:p>F2008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3">
            <text:p>23/03/18</text:p>
          </table:table-cell>
          <table:table-cell table:style-name="ce35" office:value-type="string">
            <text:p>A04S064646</text:p>
          </table:table-cell>
          <table:table-cell table:style-name="ce52" office:value-type="date" office:date-value="2010-08-08">
            <text:p>08/08/10</text:p>
          </table:table-cell>
          <table:table-cell table:style-name="ce99" office:value-type="float" office:value="2.06">
            <text:p>2,06</text:p>
          </table:table-cell>
          <table:table-cell table:style-name="ce123" office:value-type="float" office:value="1.2">
            <text:p>1,20</text:p>
          </table:table-cell>
          <table:table-cell table:style-name="ce99" office:value-type="float" office:value="-27.6">
            <text:p>-27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95])" office:value-type="float" office:value="2010">
            <text:p>2010</text:p>
          </table:table-cell>
          <table:table-cell table:style-name="ce151" table:formula="of:=RIGHT(LEFT([.C395];4))" office:value-type="string" office:string-value="S">
            <text:p>S</text:p>
          </table:table-cell>
          <table:table-cell table:style-name="ce154" table:formula="of:=[.K395]&amp;[.H395]" office:value-type="string" office:string-value="SRP1">
            <text:p>SRP1</text:p>
          </table:table-cell>
          <table:table-cell table:style-name="ce151" table:formula="of:=[.L395]&amp;[.I395]" office:value-type="string" office:string-value="SRP1N">
            <text:p>SRP1N</text:p>
          </table:table-cell>
          <table:table-cell table:style-name="ce154" table:formula="of:=[.K395]&amp;[.J395]&amp;[.H395]" office:value-type="string" office:string-value="S2010RP1">
            <text:p>S2010RP1</text:p>
          </table:table-cell>
          <table:table-cell table:style-name="ce151" table:formula="of:=[.K395]&amp;[.J395]&amp;[.I395]" office:value-type="string" office:string-value="S2010N">
            <text:p>S2010N</text:p>
          </table:table-cell>
          <table:table-cell table:style-name="ce169"/>
          <table:table-cell/>
        </table:table-row>
        <table:table-row table:style-name="ro2">
          <table:table-cell table:style-name="ce10" office:value-type="string">
            <text:p>UN-MTO</text:p>
          </table:table-cell>
          <table:table-cell table:style-name="ce27" office:value-type="date" office:date-value="2018-03-24">
            <text:p>24/03/18</text:p>
          </table:table-cell>
          <table:table-cell table:style-name="ce48" office:value-type="string">
            <text:p>A16F059277</text:p>
          </table:table-cell>
          <table:table-cell table:style-name="ce72" office:value-type="date" office:date-value="2016-06-28">
            <text:p>28/06/16</text:p>
          </table:table-cell>
          <table:table-cell table:style-name="ce100" office:value-type="float" office:value="-1.34">
            <text:p>-1,34</text:p>
          </table:table-cell>
          <table:table-cell table:style-name="ce124" office:value-type="float" office:value="-1.8">
            <text:p>-1,80</text:p>
          </table:table-cell>
          <table:table-cell table:style-name="ce100" office:value-type="float" office:value="-3.2">
            <text:p>-3,20</text:p>
          </table:table-cell>
          <table:table-cell table:style-name="ce133" office:value-type="string">
            <text:p>AP</text:p>
          </table:table-cell>
          <table:table-cell table:style-name="ce133"/>
          <table:table-cell table:style-name="ce146" table:formula="of:=YEAR([.D396])" office:value-type="float" office:value="2016">
            <text:p>2016</text:p>
          </table:table-cell>
          <table:table-cell table:style-name="ce151" table:formula="of:=RIGHT(LEFT([.C396];4))" office:value-type="string" office:string-value="F">
            <text:p>F</text:p>
          </table:table-cell>
          <table:table-cell table:style-name="ce154" table:formula="of:=[.K396]&amp;[.H396]" office:value-type="string" office:string-value="FAP">
            <text:p>FAP</text:p>
          </table:table-cell>
          <table:table-cell table:style-name="ce151" table:formula="of:=[.L396]&amp;[.I396]" office:value-type="string" office:string-value="FAP">
            <text:p>FAP</text:p>
          </table:table-cell>
          <table:table-cell table:style-name="ce154" table:formula="of:=[.K396]&amp;[.J396]&amp;[.H396]" office:value-type="string" office:string-value="F2016AP">
            <text:p>F2016AP</text:p>
          </table:table-cell>
          <table:table-cell table:style-name="ce151" table:formula="of:=[.K396]&amp;[.J396]&amp;[.I396]" office:value-type="string" office:string-value="F2016">
            <text:p>F2016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1F230687</text:p>
          </table:table-cell>
          <table:table-cell table:style-name="ce52" office:value-type="date" office:date-value="2012-02-10">
            <text:p>10/02/12</text:p>
          </table:table-cell>
          <table:table-cell table:style-name="ce99" office:value-type="float" office:value="-100">
            <text:p>-100,00</text:p>
          </table:table-cell>
          <table:table-cell table:style-name="ce123" office:value-type="float" office:value="-100">
            <text:p>-100,00</text:p>
          </table:table-cell>
          <table:table-cell table:style-name="ce99" office:value-type="float" office:value="-100">
            <text:p>-100,0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N</text:p>
          </table:table-cell>
          <table:table-cell table:style-name="ce146" table:formula="of:=YEAR([.D397])" office:value-type="float" office:value="2012">
            <text:p>2012</text:p>
          </table:table-cell>
          <table:table-cell table:style-name="ce151" table:formula="of:=RIGHT(LEFT([.C397];4))" office:value-type="string" office:string-value="F">
            <text:p>F</text:p>
          </table:table-cell>
          <table:table-cell table:style-name="ce154" table:formula="of:=[.K397]&amp;[.H397]" office:value-type="string" office:string-value="FRP3">
            <text:p>FRP3</text:p>
          </table:table-cell>
          <table:table-cell table:style-name="ce151" table:formula="of:=[.L397]&amp;[.I397]" office:value-type="string" office:string-value="FRP3N">
            <text:p>FRP3N</text:p>
          </table:table-cell>
          <table:table-cell table:style-name="ce154" table:formula="of:=[.K397]&amp;[.J397]&amp;[.H397]" office:value-type="string" office:string-value="F2012RP3">
            <text:p>F2012RP3</text:p>
          </table:table-cell>
          <table:table-cell table:style-name="ce151" table:formula="of:=[.K397]&amp;[.J397]&amp;[.I397]" office:value-type="string" office:string-value="F2012N">
            <text:p>F2012N</text:p>
          </table:table-cell>
          <table:table-cell table:style-name="ce169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2F362936</text:p>
          </table:table-cell>
          <table:table-cell table:style-name="ce52" office:value-type="date" office:date-value="2013-09-16">
            <text:p>16/09/13</text:p>
          </table:table-cell>
          <table:table-cell table:style-name="ce99" office:value-type="float" office:value="0.52">
            <text:p>0,52</text:p>
          </table:table-cell>
          <table:table-cell table:style-name="ce123" office:value-type="float" office:value="-0.2">
            <text:p>-0,20</text:p>
          </table:table-cell>
          <table:table-cell table:style-name="ce99" office:value-type="float" office:value="-10.8">
            <text:p>-10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98])" office:value-type="float" office:value="2013">
            <text:p>2013</text:p>
          </table:table-cell>
          <table:table-cell table:style-name="ce151" table:formula="of:=RIGHT(LEFT([.C398];4))" office:value-type="string" office:string-value="F">
            <text:p>F</text:p>
          </table:table-cell>
          <table:table-cell table:style-name="ce154" table:formula="of:=[.K398]&amp;[.H398]" office:value-type="string" office:string-value="FRP1">
            <text:p>FRP1</text:p>
          </table:table-cell>
          <table:table-cell table:style-name="ce151" table:formula="of:=[.L398]&amp;[.I398]" office:value-type="string" office:string-value="FRP1N">
            <text:p>FRP1N</text:p>
          </table:table-cell>
          <table:table-cell table:style-name="ce154" table:formula="of:=[.K398]&amp;[.J398]&amp;[.H398]" office:value-type="string" office:string-value="F2013RP1">
            <text:p>F2013RP1</text:p>
          </table:table-cell>
          <table:table-cell table:style-name="ce151" table:formula="of:=[.K398]&amp;[.J398]&amp;[.I398]" office:value-type="string" office:string-value="F2013N">
            <text:p>F2013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7F302495</text:p>
          </table:table-cell>
          <table:table-cell table:style-name="ce52" office:value-type="date" office:date-value="2007-12-29">
            <text:p>29/12/07</text:p>
          </table:table-cell>
          <table:table-cell table:style-name="ce99" office:value-type="float" office:value="-2.2">
            <text:p>-2,20</text:p>
          </table:table-cell>
          <table:table-cell table:style-name="ce123" office:value-type="float" office:value="-3.8">
            <text:p>-3,80</text:p>
          </table:table-cell>
          <table:table-cell table:style-name="ce99" office:value-type="float" office:value="-99">
            <text:p>-99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399])" office:value-type="float" office:value="2007">
            <text:p>2007</text:p>
          </table:table-cell>
          <table:table-cell table:style-name="ce151" table:formula="of:=RIGHT(LEFT([.C399];4))" office:value-type="string" office:string-value="F">
            <text:p>F</text:p>
          </table:table-cell>
          <table:table-cell table:style-name="ce154" table:formula="of:=[.K399]&amp;[.H399]" office:value-type="string" office:string-value="FRP1">
            <text:p>FRP1</text:p>
          </table:table-cell>
          <table:table-cell table:style-name="ce151" table:formula="of:=[.L399]&amp;[.I399]" office:value-type="string" office:string-value="FRP1N">
            <text:p>FRP1N</text:p>
          </table:table-cell>
          <table:table-cell table:style-name="ce154" table:formula="of:=[.K399]&amp;[.J399]&amp;[.H399]" office:value-type="string" office:string-value="F2007RP1">
            <text:p>F2007RP1</text:p>
          </table:table-cell>
          <table:table-cell table:style-name="ce151" table:formula="of:=[.K399]&amp;[.J399]&amp;[.I399]" office:value-type="string" office:string-value="F2007N">
            <text:p>F2007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5F245872</text:p>
          </table:table-cell>
          <table:table-cell table:style-name="ce52" office:value-type="date" office:date-value="2015-09-18">
            <text:p>18/09/15</text:p>
          </table:table-cell>
          <table:table-cell table:style-name="ce104" office:value-type="float" office:value="-0.64">
            <text:p>-0,64</text:p>
          </table:table-cell>
          <table:table-cell table:style-name="ce122" office:value-type="float" office:value="0.6">
            <text:p>0,60</text:p>
          </table:table-cell>
          <table:table-cell table:style-name="ce79" office:value-type="float" office:value="0.6">
            <text:p>0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00])" office:value-type="float" office:value="2015">
            <text:p>2015</text:p>
          </table:table-cell>
          <table:table-cell table:style-name="ce151" table:formula="of:=RIGHT(LEFT([.C400];4))" office:value-type="string" office:string-value="F">
            <text:p>F</text:p>
          </table:table-cell>
          <table:table-cell table:style-name="ce154" table:formula="of:=[.K400]&amp;[.H400]" office:value-type="string" office:string-value="FAP">
            <text:p>FAP</text:p>
          </table:table-cell>
          <table:table-cell table:style-name="ce151" table:formula="of:=[.L400]&amp;[.I400]" office:value-type="string" office:string-value="FAP">
            <text:p>FAP</text:p>
          </table:table-cell>
          <table:table-cell table:style-name="ce154" table:formula="of:=[.K400]&amp;[.J400]&amp;[.H400]" office:value-type="string" office:string-value="F2015AP">
            <text:p>F2015AP</text:p>
          </table:table-cell>
          <table:table-cell table:style-name="ce151" table:formula="of:=[.K400]&amp;[.J400]&amp;[.I400]" office:value-type="string" office:string-value="F2015">
            <text:p>F2015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7S271264</text:p>
          </table:table-cell>
          <table:table-cell table:style-name="ce52" office:value-type="date" office:date-value="2016-11-15">
            <text:p>15/11/16</text:p>
          </table:table-cell>
          <table:table-cell table:style-name="ce104" office:value-type="float" office:value="-0.32">
            <text:p>-0,32</text:p>
          </table:table-cell>
          <table:table-cell table:style-name="ce122" office:value-type="float" office:value="-0.2">
            <text:p>-0,20</text:p>
          </table:table-cell>
          <table:table-cell table:style-name="ce79" office:value-type="float" office:value="-3.4">
            <text:p>-3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01])" office:value-type="float" office:value="2016">
            <text:p>2016</text:p>
          </table:table-cell>
          <table:table-cell table:style-name="ce151" table:formula="of:=RIGHT(LEFT([.C401];4))" office:value-type="string" office:string-value="S">
            <text:p>S</text:p>
          </table:table-cell>
          <table:table-cell table:style-name="ce154" table:formula="of:=[.K401]&amp;[.H401]" office:value-type="string" office:string-value="SAP">
            <text:p>SAP</text:p>
          </table:table-cell>
          <table:table-cell table:style-name="ce151" table:formula="of:=[.L401]&amp;[.I401]" office:value-type="string" office:string-value="SAP">
            <text:p>SAP</text:p>
          </table:table-cell>
          <table:table-cell table:style-name="ce154" table:formula="of:=[.K401]&amp;[.J401]&amp;[.H401]" office:value-type="string" office:string-value="S2016AP">
            <text:p>S2016AP</text:p>
          </table:table-cell>
          <table:table-cell table:style-name="ce151" table:formula="of:=[.K401]&amp;[.J401]&amp;[.I401]" office:value-type="string" office:string-value="S2016">
            <text:p>S2016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6F363755</text:p>
          </table:table-cell>
          <table:table-cell table:style-name="ce52" office:value-type="date" office:date-value="2016-06-06">
            <text:p>06/06/16</text:p>
          </table:table-cell>
          <table:table-cell table:style-name="ce104" office:value-type="float" office:value="-0.68">
            <text:p>-0,68</text:p>
          </table:table-cell>
          <table:table-cell table:style-name="ce122" office:value-type="float" office:value="-3.8">
            <text:p>-3,80</text:p>
          </table:table-cell>
          <table:table-cell table:style-name="ce79" office:value-type="float" office:value="-97.6">
            <text:p>-97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02])" office:value-type="float" office:value="2016">
            <text:p>2016</text:p>
          </table:table-cell>
          <table:table-cell table:style-name="ce151" table:formula="of:=RIGHT(LEFT([.C402];4))" office:value-type="string" office:string-value="F">
            <text:p>F</text:p>
          </table:table-cell>
          <table:table-cell table:style-name="ce154" table:formula="of:=[.K402]&amp;[.H402]" office:value-type="string" office:string-value="FRP1">
            <text:p>FRP1</text:p>
          </table:table-cell>
          <table:table-cell table:style-name="ce151" table:formula="of:=[.L402]&amp;[.I402]" office:value-type="string" office:string-value="FRP1N">
            <text:p>FRP1N</text:p>
          </table:table-cell>
          <table:table-cell table:style-name="ce154" table:formula="of:=[.K402]&amp;[.J402]&amp;[.H402]" office:value-type="string" office:string-value="F2016RP1">
            <text:p>F2016RP1</text:p>
          </table:table-cell>
          <table:table-cell table:style-name="ce151" table:formula="of:=[.K402]&amp;[.J402]&amp;[.I402]" office:value-type="string" office:string-value="F2016N">
            <text:p>F2016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8F494041</text:p>
          </table:table-cell>
          <table:table-cell table:style-name="ce52" office:value-type="date" office:date-value="2009-03-04">
            <text:p>04/03/09</text:p>
          </table:table-cell>
          <table:table-cell table:style-name="ce104" office:value-type="float" office:value="-2.86">
            <text:p>-2,86</text:p>
          </table:table-cell>
          <table:table-cell table:style-name="ce122" office:value-type="float" office:value="-4.4">
            <text:p>-4,40</text:p>
          </table:table-cell>
          <table:table-cell table:style-name="ce79" office:value-type="float" office:value="-92.2">
            <text:p>-92,2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03])" office:value-type="float" office:value="2009">
            <text:p>2009</text:p>
          </table:table-cell>
          <table:table-cell table:style-name="ce151" table:formula="of:=RIGHT(LEFT([.C403];4))" office:value-type="string" office:string-value="F">
            <text:p>F</text:p>
          </table:table-cell>
          <table:table-cell table:style-name="ce154" table:formula="of:=[.K403]&amp;[.H403]" office:value-type="string" office:string-value="FRP1">
            <text:p>FRP1</text:p>
          </table:table-cell>
          <table:table-cell table:style-name="ce151" table:formula="of:=[.L403]&amp;[.I403]" office:value-type="string" office:string-value="FRP1N">
            <text:p>FRP1N</text:p>
          </table:table-cell>
          <table:table-cell table:style-name="ce154" table:formula="of:=[.K403]&amp;[.J403]&amp;[.H403]" office:value-type="string" office:string-value="F2009RP1">
            <text:p>F2009RP1</text:p>
          </table:table-cell>
          <table:table-cell table:style-name="ce151" table:formula="of:=[.K403]&amp;[.J403]&amp;[.I403]" office:value-type="string" office:string-value="F2009N">
            <text:p>F2009N</text:p>
          </table:table-cell>
          <table:table-cell table:style-name="ce169"/>
          <table:table-cell/>
        </table:table-row>
        <table:table-row table:style-name="ro2">
          <table:table-cell table:style-name="ce9" office:value-type="string">
            <text:p>UN-MTO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7F302581</text:p>
          </table:table-cell>
          <table:table-cell table:style-name="ce52" office:value-type="date" office:date-value="2017-06-13">
            <text:p>13/06/17</text:p>
          </table:table-cell>
          <table:table-cell table:style-name="ce104" office:value-type="float" office:value="-1.26">
            <text:p>-1,26</text:p>
          </table:table-cell>
          <table:table-cell table:style-name="ce122" office:value-type="float" office:value="0">
            <text:p>0,00</text:p>
          </table:table-cell>
          <table:table-cell table:style-name="ce79" office:value-type="float" office:value="0.4">
            <text:p>0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04])" office:value-type="float" office:value="2017">
            <text:p>2017</text:p>
          </table:table-cell>
          <table:table-cell table:style-name="ce151" table:formula="of:=RIGHT(LEFT([.C404];4))" office:value-type="string" office:string-value="F">
            <text:p>F</text:p>
          </table:table-cell>
          <table:table-cell table:style-name="ce154" table:formula="of:=[.K404]&amp;[.H404]" office:value-type="string" office:string-value="FAP">
            <text:p>FAP</text:p>
          </table:table-cell>
          <table:table-cell table:style-name="ce151" table:formula="of:=[.L404]&amp;[.I404]" office:value-type="string" office:string-value="FAP">
            <text:p>FAP</text:p>
          </table:table-cell>
          <table:table-cell table:style-name="ce154" table:formula="of:=[.K404]&amp;[.J404]&amp;[.H404]" office:value-type="string" office:string-value="F2017AP">
            <text:p>F2017AP</text:p>
          </table:table-cell>
          <table:table-cell table:style-name="ce151" table:formula="of:=[.K404]&amp;[.J404]&amp;[.I404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6S470998</text:p>
          </table:table-cell>
          <table:table-cell table:style-name="ce53" office:value-type="date" office:date-value="2014-05-24">
            <text:p>24/05/14</text:p>
          </table:table-cell>
          <table:table-cell table:style-name="ce85" office:value-type="float" office:value="-0.76">
            <text:p>-0,76</text:p>
          </table:table-cell>
          <table:table-cell table:style-name="ce104" office:value-type="float" office:value="-1">
            <text:p>-1,00</text:p>
          </table:table-cell>
          <table:table-cell table:style-name="ce85" office:value-type="float" office:value="-99.6">
            <text:p>-99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05])" office:value-type="float" office:value="2014">
            <text:p>2014</text:p>
          </table:table-cell>
          <table:table-cell table:style-name="ce151" table:formula="of:=RIGHT(LEFT([.C405];4))" office:value-type="string" office:string-value="S">
            <text:p>S</text:p>
          </table:table-cell>
          <table:table-cell table:style-name="ce154" table:formula="of:=[.K405]&amp;[.H405]" office:value-type="string" office:string-value="SRP1">
            <text:p>SRP1</text:p>
          </table:table-cell>
          <table:table-cell table:style-name="ce151" table:formula="of:=[.L405]&amp;[.I405]" office:value-type="string" office:string-value="SRP1N">
            <text:p>SRP1N</text:p>
          </table:table-cell>
          <table:table-cell table:style-name="ce154" table:formula="of:=[.K405]&amp;[.J405]&amp;[.H405]" office:value-type="string" office:string-value="S2014RP1">
            <text:p>S2014RP1</text:p>
          </table:table-cell>
          <table:table-cell table:style-name="ce151" table:formula="of:=[.K405]&amp;[.J405]&amp;[.I405]" office:value-type="string" office:string-value="S2014N">
            <text:p>S2014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3S160313</text:p>
          </table:table-cell>
          <table:table-cell table:style-name="ce52" office:value-type="date" office:date-value="2011-09-26">
            <text:p>26/09/11</text:p>
          </table:table-cell>
          <table:table-cell table:style-name="ce99" office:value-type="float" office:value="1.04">
            <text:p>1,04</text:p>
          </table:table-cell>
          <table:table-cell table:style-name="ce120" office:value-type="float" office:value="3">
            <text:p>3,00</text:p>
          </table:table-cell>
          <table:table-cell table:style-name="ce99" office:value-type="float" office:value="2.2">
            <text:p>2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06])" office:value-type="float" office:value="2011">
            <text:p>2011</text:p>
          </table:table-cell>
          <table:table-cell table:style-name="ce151" table:formula="of:=RIGHT(LEFT([.C406];4))" office:value-type="string" office:string-value="S">
            <text:p>S</text:p>
          </table:table-cell>
          <table:table-cell table:style-name="ce154" table:formula="of:=[.K406]&amp;[.H406]" office:value-type="string" office:string-value="SAP">
            <text:p>SAP</text:p>
          </table:table-cell>
          <table:table-cell table:style-name="ce151" table:formula="of:=[.L406]&amp;[.I406]" office:value-type="string" office:string-value="SAP">
            <text:p>SAP</text:p>
          </table:table-cell>
          <table:table-cell table:style-name="ce154" table:formula="of:=[.K406]&amp;[.J406]&amp;[.H406]" office:value-type="string" office:string-value="S2011AP">
            <text:p>S2011AP</text:p>
          </table:table-cell>
          <table:table-cell table:style-name="ce151" table:formula="of:=[.K406]&amp;[.J406]&amp;[.I406]" office:value-type="string" office:string-value="S2011">
            <text:p>S2011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GCOPE MED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7S097265</text:p>
          </table:table-cell>
          <table:table-cell table:style-name="ce52" office:value-type="date" office:date-value="2011-09-26">
            <text:p>26/09/11</text:p>
          </table:table-cell>
          <table:table-cell table:style-name="ce99" office:value-type="float" office:value="-1.24">
            <text:p>-1,24</text:p>
          </table:table-cell>
          <table:table-cell table:style-name="ce120" office:value-type="float" office:value="-0.4">
            <text:p>-0,40</text:p>
          </table:table-cell>
          <table:table-cell table:style-name="ce99" office:value-type="float" office:value="-6">
            <text:p>-6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07])" office:value-type="float" office:value="2011">
            <text:p>2011</text:p>
          </table:table-cell>
          <table:table-cell table:style-name="ce151" table:formula="of:=RIGHT(LEFT([.C407];4))" office:value-type="string" office:string-value="S">
            <text:p>S</text:p>
          </table:table-cell>
          <table:table-cell table:style-name="ce154" table:formula="of:=[.K407]&amp;[.H407]" office:value-type="string" office:string-value="SAP">
            <text:p>SAP</text:p>
          </table:table-cell>
          <table:table-cell table:style-name="ce151" table:formula="of:=[.L407]&amp;[.I407]" office:value-type="string" office:string-value="SAP">
            <text:p>SAP</text:p>
          </table:table-cell>
          <table:table-cell table:style-name="ce154" table:formula="of:=[.K407]&amp;[.J407]&amp;[.H407]" office:value-type="string" office:string-value="S2011AP">
            <text:p>S2011AP</text:p>
          </table:table-cell>
          <table:table-cell table:style-name="ce151" table:formula="of:=[.K407]&amp;[.J407]&amp;[.I407]" office:value-type="string" office:string-value="S2011">
            <text:p>S2011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GCOPE MED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7S305163</text:p>
          </table:table-cell>
          <table:table-cell table:style-name="ce52" office:value-type="date" office:date-value="2014-08-29">
            <text:p>29/08/14</text:p>
          </table:table-cell>
          <table:table-cell table:style-name="ce99" office:value-type="float" office:value="-1.84">
            <text:p>-1,84</text:p>
          </table:table-cell>
          <table:table-cell table:style-name="ce120" office:value-type="float" office:value="-2">
            <text:p>-2,00</text:p>
          </table:table-cell>
          <table:table-cell table:style-name="ce99" office:value-type="float" office:value="-8.2">
            <text:p>-8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08])" office:value-type="float" office:value="2014">
            <text:p>2014</text:p>
          </table:table-cell>
          <table:table-cell table:style-name="ce151" table:formula="of:=RIGHT(LEFT([.C408];4))" office:value-type="string" office:string-value="S">
            <text:p>S</text:p>
          </table:table-cell>
          <table:table-cell table:style-name="ce154" table:formula="of:=[.K408]&amp;[.H408]" office:value-type="string" office:string-value="SAP">
            <text:p>SAP</text:p>
          </table:table-cell>
          <table:table-cell table:style-name="ce151" table:formula="of:=[.L408]&amp;[.I408]" office:value-type="string" office:string-value="SAP">
            <text:p>SAP</text:p>
          </table:table-cell>
          <table:table-cell table:style-name="ce154" table:formula="of:=[.K408]&amp;[.J408]&amp;[.H408]" office:value-type="string" office:string-value="S2014AP">
            <text:p>S2014AP</text:p>
          </table:table-cell>
          <table:table-cell table:style-name="ce151" table:formula="of:=[.K408]&amp;[.J408]&amp;[.I408]" office:value-type="string" office:string-value="S2014">
            <text:p>S2014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5F210542</text:p>
          </table:table-cell>
          <table:table-cell table:style-name="ce52" office:value-type="date" office:date-value="2015-07-28">
            <text:p>28/07/15</text:p>
          </table:table-cell>
          <table:table-cell table:style-name="ce99" office:value-type="float" office:value="-0.78">
            <text:p>-0,78</text:p>
          </table:table-cell>
          <table:table-cell table:style-name="ce120" office:value-type="float" office:value="1.2">
            <text:p>1,20</text:p>
          </table:table-cell>
          <table:table-cell table:style-name="ce99" office:value-type="float" office:value="0">
            <text:p>0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09])" office:value-type="float" office:value="2015">
            <text:p>2015</text:p>
          </table:table-cell>
          <table:table-cell table:style-name="ce151" table:formula="of:=RIGHT(LEFT([.C409];4))" office:value-type="string" office:string-value="F">
            <text:p>F</text:p>
          </table:table-cell>
          <table:table-cell table:style-name="ce154" table:formula="of:=[.K409]&amp;[.H409]" office:value-type="string" office:string-value="FAP">
            <text:p>FAP</text:p>
          </table:table-cell>
          <table:table-cell table:style-name="ce151" table:formula="of:=[.L409]&amp;[.I409]" office:value-type="string" office:string-value="FAP">
            <text:p>FAP</text:p>
          </table:table-cell>
          <table:table-cell table:style-name="ce154" table:formula="of:=[.K409]&amp;[.J409]&amp;[.H409]" office:value-type="string" office:string-value="F2015AP">
            <text:p>F2015AP</text:p>
          </table:table-cell>
          <table:table-cell table:style-name="ce151" table:formula="of:=[.K409]&amp;[.J409]&amp;[.I409]" office:value-type="string" office:string-value="F2015">
            <text:p>F2015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1F289190</text:p>
          </table:table-cell>
          <table:table-cell table:style-name="ce52" office:value-type="date" office:date-value="2012-06-16">
            <text:p>16/06/12</text:p>
          </table:table-cell>
          <table:table-cell table:style-name="ce99" office:value-type="float" office:value="-0.74">
            <text:p>-0,74</text:p>
          </table:table-cell>
          <table:table-cell table:style-name="ce120" office:value-type="float" office:value="-1.4">
            <text:p>-1,40</text:p>
          </table:table-cell>
          <table:table-cell table:style-name="ce99" office:value-type="float" office:value="-33.4">
            <text:p>-33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10])" office:value-type="float" office:value="2012">
            <text:p>2012</text:p>
          </table:table-cell>
          <table:table-cell table:style-name="ce151" table:formula="of:=RIGHT(LEFT([.C410];4))" office:value-type="string" office:string-value="F">
            <text:p>F</text:p>
          </table:table-cell>
          <table:table-cell table:style-name="ce154" table:formula="of:=[.K410]&amp;[.H410]" office:value-type="string" office:string-value="FRP1">
            <text:p>FRP1</text:p>
          </table:table-cell>
          <table:table-cell table:style-name="ce151" table:formula="of:=[.L410]&amp;[.I410]" office:value-type="string" office:string-value="FRP1N">
            <text:p>FRP1N</text:p>
          </table:table-cell>
          <table:table-cell table:style-name="ce154" table:formula="of:=[.K410]&amp;[.J410]&amp;[.H410]" office:value-type="string" office:string-value="F2012RP1">
            <text:p>F2012RP1</text:p>
          </table:table-cell>
          <table:table-cell table:style-name="ce151" table:formula="of:=[.K410]&amp;[.J410]&amp;[.I410]" office:value-type="string" office:string-value="F2012N">
            <text:p>F2012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0F169089</text:p>
          </table:table-cell>
          <table:table-cell table:style-name="ce52" office:value-type="date" office:date-value="2010-08-17">
            <text:p>17/08/10</text:p>
          </table:table-cell>
          <table:table-cell table:style-name="ce99" office:value-type="float" office:value="1.22">
            <text:p>1,22</text:p>
          </table:table-cell>
          <table:table-cell table:style-name="ce120" office:value-type="float" office:value="-0.6">
            <text:p>-0,60</text:p>
          </table:table-cell>
          <table:table-cell table:style-name="ce99" office:value-type="float" office:value="-26.4">
            <text:p>-26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11])" office:value-type="float" office:value="2010">
            <text:p>2010</text:p>
          </table:table-cell>
          <table:table-cell table:style-name="ce151" table:formula="of:=RIGHT(LEFT([.C411];4))" office:value-type="string" office:string-value="F">
            <text:p>F</text:p>
          </table:table-cell>
          <table:table-cell table:style-name="ce154" table:formula="of:=[.K411]&amp;[.H411]" office:value-type="string" office:string-value="FRP1">
            <text:p>FRP1</text:p>
          </table:table-cell>
          <table:table-cell table:style-name="ce151" table:formula="of:=[.L411]&amp;[.I411]" office:value-type="string" office:string-value="FRP1N">
            <text:p>FRP1N</text:p>
          </table:table-cell>
          <table:table-cell table:style-name="ce154" table:formula="of:=[.K411]&amp;[.J411]&amp;[.H411]" office:value-type="string" office:string-value="F2010RP1">
            <text:p>F2010RP1</text:p>
          </table:table-cell>
          <table:table-cell table:style-name="ce151" table:formula="of:=[.K411]&amp;[.J411]&amp;[.I411]" office:value-type="string" office:string-value="F2010N">
            <text:p>F2010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6F286962</text:p>
          </table:table-cell>
          <table:table-cell table:style-name="ce53" office:value-type="date" office:date-value="2011-11-18">
            <text:p>18/11/11</text:p>
          </table:table-cell>
          <table:table-cell table:style-name="ce99" office:value-type="float" office:value="-1.14">
            <text:p>-1,14</text:p>
          </table:table-cell>
          <table:table-cell table:style-name="ce120" office:value-type="float" office:value="-0.2">
            <text:p>-0,20</text:p>
          </table:table-cell>
          <table:table-cell table:style-name="ce99" office:value-type="float" office:value="-19.2">
            <text:p>-19,2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12])" office:value-type="float" office:value="2011">
            <text:p>2011</text:p>
          </table:table-cell>
          <table:table-cell table:style-name="ce151" table:formula="of:=RIGHT(LEFT([.C412];4))" office:value-type="string" office:string-value="F">
            <text:p>F</text:p>
          </table:table-cell>
          <table:table-cell table:style-name="ce154" table:formula="of:=[.K412]&amp;[.H412]" office:value-type="string" office:string-value="FRP1">
            <text:p>FRP1</text:p>
          </table:table-cell>
          <table:table-cell table:style-name="ce151" table:formula="of:=[.L412]&amp;[.I412]" office:value-type="string" office:string-value="FRP1N">
            <text:p>FRP1N</text:p>
          </table:table-cell>
          <table:table-cell table:style-name="ce154" table:formula="of:=[.K412]&amp;[.J412]&amp;[.H412]" office:value-type="string" office:string-value="F2011RP1">
            <text:p>F2011RP1</text:p>
          </table:table-cell>
          <table:table-cell table:style-name="ce151" table:formula="of:=[.K412]&amp;[.J412]&amp;[.I412]" office:value-type="string" office:string-value="F2011N">
            <text:p>F2011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4F008320</text:p>
          </table:table-cell>
          <table:table-cell table:style-name="ce53" office:value-type="date" office:date-value="2014-03-20">
            <text:p>20/03/14</text:p>
          </table:table-cell>
          <table:table-cell table:style-name="ce99" office:value-type="float" office:value="0.74">
            <text:p>0,74</text:p>
          </table:table-cell>
          <table:table-cell table:style-name="ce120" office:value-type="float" office:value="2.2">
            <text:p>2,20</text:p>
          </table:table-cell>
          <table:table-cell table:style-name="ce99" office:value-type="float" office:value="-19">
            <text:p>-19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13])" office:value-type="float" office:value="2014">
            <text:p>2014</text:p>
          </table:table-cell>
          <table:table-cell table:style-name="ce151" table:formula="of:=RIGHT(LEFT([.C413];4))" office:value-type="string" office:string-value="F">
            <text:p>F</text:p>
          </table:table-cell>
          <table:table-cell table:style-name="ce154" table:formula="of:=[.K413]&amp;[.H413]" office:value-type="string" office:string-value="FRP1">
            <text:p>FRP1</text:p>
          </table:table-cell>
          <table:table-cell table:style-name="ce151" table:formula="of:=[.L413]&amp;[.I413]" office:value-type="string" office:string-value="FRP1N">
            <text:p>FRP1N</text:p>
          </table:table-cell>
          <table:table-cell table:style-name="ce154" table:formula="of:=[.K413]&amp;[.J413]&amp;[.H413]" office:value-type="string" office:string-value="F2014RP1">
            <text:p>F2014RP1</text:p>
          </table:table-cell>
          <table:table-cell table:style-name="ce151" table:formula="of:=[.K413]&amp;[.J413]&amp;[.I413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7N280765</text:p>
          </table:table-cell>
          <table:table-cell table:style-name="ce53" office:value-type="date" office:date-value="2018-01-10">
            <text:p>10/01/18</text:p>
          </table:table-cell>
          <table:table-cell table:style-name="ce99" office:value-type="float" office:value="-0.18">
            <text:p>-0,18</text:p>
          </table:table-cell>
          <table:table-cell table:style-name="ce120" office:value-type="float" office:value="-1.6">
            <text:p>-1,60</text:p>
          </table:table-cell>
          <table:table-cell table:style-name="ce99" office:value-type="float" office:value="-1.2">
            <text:p>-1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14])" office:value-type="float" office:value="2018">
            <text:p>2018</text:p>
          </table:table-cell>
          <table:table-cell table:style-name="ce151" table:formula="of:=RIGHT(LEFT([.C414];4))" office:value-type="string" office:string-value="N">
            <text:p>N</text:p>
          </table:table-cell>
          <table:table-cell table:style-name="ce154" table:formula="of:=[.K414]&amp;[.H414]" office:value-type="string" office:string-value="NAP">
            <text:p>NAP</text:p>
          </table:table-cell>
          <table:table-cell table:style-name="ce151" table:formula="of:=[.L414]&amp;[.I414]" office:value-type="string" office:string-value="NAP">
            <text:p>NAP</text:p>
          </table:table-cell>
          <table:table-cell table:style-name="ce154" table:formula="of:=[.K414]&amp;[.J414]&amp;[.H414]" office:value-type="string" office:string-value="N2018AP">
            <text:p>N2018AP</text:p>
          </table:table-cell>
          <table:table-cell table:style-name="ce151" table:formula="of:=[.K414]&amp;[.J414]&amp;[.I414]" office:value-type="string" office:string-value="N2018">
            <text:p>N2018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8F212581</text:p>
          </table:table-cell>
          <table:table-cell table:style-name="ce53" office:value-type="date" office:date-value="2008-06-20">
            <text:p>20/06/08</text:p>
          </table:table-cell>
          <table:table-cell table:style-name="ce99" office:value-type="float" office:value="2.2">
            <text:p>2,20</text:p>
          </table:table-cell>
          <table:table-cell table:style-name="ce120" office:value-type="float" office:value="1.8">
            <text:p>1,80</text:p>
          </table:table-cell>
          <table:table-cell table:style-name="ce99" office:value-type="float" office:value="-37.2">
            <text:p>-37,2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15])" office:value-type="float" office:value="2008">
            <text:p>2008</text:p>
          </table:table-cell>
          <table:table-cell table:style-name="ce151" table:formula="of:=RIGHT(LEFT([.C415];4))" office:value-type="string" office:string-value="F">
            <text:p>F</text:p>
          </table:table-cell>
          <table:table-cell table:style-name="ce154" table:formula="of:=[.K415]&amp;[.H415]" office:value-type="string" office:string-value="FRP1">
            <text:p>FRP1</text:p>
          </table:table-cell>
          <table:table-cell table:style-name="ce151" table:formula="of:=[.L415]&amp;[.I415]" office:value-type="string" office:string-value="FRP1N">
            <text:p>FRP1N</text:p>
          </table:table-cell>
          <table:table-cell table:style-name="ce154" table:formula="of:=[.K415]&amp;[.J415]&amp;[.H415]" office:value-type="string" office:string-value="F2008RP1">
            <text:p>F2008RP1</text:p>
          </table:table-cell>
          <table:table-cell table:style-name="ce151" table:formula="of:=[.K415]&amp;[.J415]&amp;[.I415]" office:value-type="string" office:string-value="F2008N">
            <text:p>F2008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0F036368</text:p>
          </table:table-cell>
          <table:table-cell table:style-name="ce53" office:value-type="date" office:date-value="2010-02-25">
            <text:p>25/02/10</text:p>
          </table:table-cell>
          <table:table-cell table:style-name="ce79" office:value-type="float" office:value="-0.1">
            <text:p>-0,10</text:p>
          </table:table-cell>
          <table:table-cell table:style-name="ce104" office:value-type="float" office:value="-0.4">
            <text:p>-0,40</text:p>
          </table:table-cell>
          <table:table-cell table:style-name="ce79" office:value-type="float" office:value="-12.4">
            <text:p>-12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16])" office:value-type="float" office:value="2010">
            <text:p>2010</text:p>
          </table:table-cell>
          <table:table-cell table:style-name="ce151" table:formula="of:=RIGHT(LEFT([.C416];4))" office:value-type="string" office:string-value="F">
            <text:p>F</text:p>
          </table:table-cell>
          <table:table-cell table:style-name="ce154" table:formula="of:=[.K416]&amp;[.H416]" office:value-type="string" office:string-value="FRP1">
            <text:p>FRP1</text:p>
          </table:table-cell>
          <table:table-cell table:style-name="ce151" table:formula="of:=[.L416]&amp;[.I416]" office:value-type="string" office:string-value="FRP1N">
            <text:p>FRP1N</text:p>
          </table:table-cell>
          <table:table-cell table:style-name="ce154" table:formula="of:=[.K416]&amp;[.J416]&amp;[.H416]" office:value-type="string" office:string-value="F2010RP1">
            <text:p>F2010RP1</text:p>
          </table:table-cell>
          <table:table-cell table:style-name="ce151" table:formula="of:=[.K416]&amp;[.J416]&amp;[.I416]" office:value-type="string" office:string-value="F2010N">
            <text:p>F2010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7F293168</text:p>
          </table:table-cell>
          <table:table-cell table:style-name="ce53" office:value-type="date" office:date-value="2007-12-26">
            <text:p>26/12/07</text:p>
          </table:table-cell>
          <table:table-cell table:style-name="ce79" office:value-type="float" office:value="-3.9">
            <text:p>-3,90</text:p>
          </table:table-cell>
          <table:table-cell table:style-name="ce104" office:value-type="float" office:value="-1.8">
            <text:p>-1,80</text:p>
          </table:table-cell>
          <table:table-cell table:style-name="ce79" office:value-type="float" office:value="-9.2">
            <text:p>-9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17])" office:value-type="float" office:value="2007">
            <text:p>2007</text:p>
          </table:table-cell>
          <table:table-cell table:style-name="ce151" table:formula="of:=RIGHT(LEFT([.C417];4))" office:value-type="string" office:string-value="F">
            <text:p>F</text:p>
          </table:table-cell>
          <table:table-cell table:style-name="ce154" table:formula="of:=[.K417]&amp;[.H417]" office:value-type="string" office:string-value="FAP">
            <text:p>FAP</text:p>
          </table:table-cell>
          <table:table-cell table:style-name="ce151" table:formula="of:=[.L417]&amp;[.I417]" office:value-type="string" office:string-value="FAP">
            <text:p>FAP</text:p>
          </table:table-cell>
          <table:table-cell table:style-name="ce154" table:formula="of:=[.K417]&amp;[.J417]&amp;[.H417]" office:value-type="string" office:string-value="F2007AP">
            <text:p>F2007AP</text:p>
          </table:table-cell>
          <table:table-cell table:style-name="ce151" table:formula="of:=[.K417]&amp;[.J417]&amp;[.I417]" office:value-type="string" office:string-value="F2007">
            <text:p>F200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1F293661</text:p>
          </table:table-cell>
          <table:table-cell table:style-name="ce53" office:value-type="date" office:date-value="2012-03-29">
            <text:p>29/03/12</text:p>
          </table:table-cell>
          <table:table-cell table:style-name="ce79" office:value-type="float" office:value="-0.56">
            <text:p>-0,56</text:p>
          </table:table-cell>
          <table:table-cell table:style-name="ce104" office:value-type="float" office:value="-1">
            <text:p>-1,00</text:p>
          </table:table-cell>
          <table:table-cell table:style-name="ce79" office:value-type="float" office:value="-34.8">
            <text:p>-34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18])" office:value-type="float" office:value="2012">
            <text:p>2012</text:p>
          </table:table-cell>
          <table:table-cell table:style-name="ce151" table:formula="of:=RIGHT(LEFT([.C418];4))" office:value-type="string" office:string-value="F">
            <text:p>F</text:p>
          </table:table-cell>
          <table:table-cell table:style-name="ce154" table:formula="of:=[.K418]&amp;[.H418]" office:value-type="string" office:string-value="FRP1">
            <text:p>FRP1</text:p>
          </table:table-cell>
          <table:table-cell table:style-name="ce151" table:formula="of:=[.L418]&amp;[.I418]" office:value-type="string" office:string-value="FRP1N">
            <text:p>FRP1N</text:p>
          </table:table-cell>
          <table:table-cell table:style-name="ce154" table:formula="of:=[.K418]&amp;[.J418]&amp;[.H418]" office:value-type="string" office:string-value="F2012RP1">
            <text:p>F2012RP1</text:p>
          </table:table-cell>
          <table:table-cell table:style-name="ce151" table:formula="of:=[.K418]&amp;[.J418]&amp;[.I418]" office:value-type="string" office:string-value="F2012N">
            <text:p>F2012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2F272953</text:p>
          </table:table-cell>
          <table:table-cell table:style-name="ce53" office:value-type="date" office:date-value="2013-03-04">
            <text:p>04/03/13</text:p>
          </table:table-cell>
          <table:table-cell table:style-name="ce79" office:value-type="float" office:value="-1.08">
            <text:p>-1,08</text:p>
          </table:table-cell>
          <table:table-cell table:style-name="ce104" office:value-type="float" office:value="-1.6">
            <text:p>-1,60</text:p>
          </table:table-cell>
          <table:table-cell table:style-name="ce79" office:value-type="float" office:value="-24.4">
            <text:p>-24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19])" office:value-type="float" office:value="2013">
            <text:p>2013</text:p>
          </table:table-cell>
          <table:table-cell table:style-name="ce151" table:formula="of:=RIGHT(LEFT([.C419];4))" office:value-type="string" office:string-value="F">
            <text:p>F</text:p>
          </table:table-cell>
          <table:table-cell table:style-name="ce154" table:formula="of:=[.K419]&amp;[.H419]" office:value-type="string" office:string-value="FRP1">
            <text:p>FRP1</text:p>
          </table:table-cell>
          <table:table-cell table:style-name="ce151" table:formula="of:=[.L419]&amp;[.I419]" office:value-type="string" office:string-value="FRP1N">
            <text:p>FRP1N</text:p>
          </table:table-cell>
          <table:table-cell table:style-name="ce154" table:formula="of:=[.K419]&amp;[.J419]&amp;[.H419]" office:value-type="string" office:string-value="F2013RP1">
            <text:p>F2013RP1</text:p>
          </table:table-cell>
          <table:table-cell table:style-name="ce151" table:formula="of:=[.K419]&amp;[.J419]&amp;[.I419]" office:value-type="string" office:string-value="F2013N">
            <text:p>F2013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4L071089</text:p>
          </table:table-cell>
          <table:table-cell table:style-name="ce53" office:value-type="date" office:date-value="2014-12-12">
            <text:p>12/12/14</text:p>
          </table:table-cell>
          <table:table-cell table:style-name="ce79" office:value-type="float" office:value="-0.48">
            <text:p>-0,48</text:p>
          </table:table-cell>
          <table:table-cell table:style-name="ce104" office:value-type="float" office:value="0.8">
            <text:p>0,80</text:p>
          </table:table-cell>
          <table:table-cell table:style-name="ce79" office:value-type="float" office:value="-2.4">
            <text:p>-2,4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20])" office:value-type="float" office:value="2014">
            <text:p>2014</text:p>
          </table:table-cell>
          <table:table-cell table:style-name="ce151" table:formula="of:=RIGHT(LEFT([.C420];4))" office:value-type="string" office:string-value="L">
            <text:p>L</text:p>
          </table:table-cell>
          <table:table-cell table:style-name="ce154" table:formula="of:=[.K420]&amp;[.H420]" office:value-type="string" office:string-value="LAP">
            <text:p>LAP</text:p>
          </table:table-cell>
          <table:table-cell table:style-name="ce151" table:formula="of:=[.L420]&amp;[.I420]" office:value-type="string" office:string-value="LAP">
            <text:p>LAP</text:p>
          </table:table-cell>
          <table:table-cell table:style-name="ce154" table:formula="of:=[.K420]&amp;[.J420]&amp;[.H420]" office:value-type="string" office:string-value="L2014AP">
            <text:p>L2014AP</text:p>
          </table:table-cell>
          <table:table-cell table:style-name="ce151" table:formula="of:=[.K420]&amp;[.J420]&amp;[.I420]" office:value-type="string" office:string-value="L2014">
            <text:p>L2014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4S402920</text:p>
          </table:table-cell>
          <table:table-cell table:style-name="ce53" office:value-type="date" office:date-value="2013-08-22">
            <text:p>22/08/13</text:p>
          </table:table-cell>
          <table:table-cell table:style-name="ce99" office:value-type="float" office:value="-1.66">
            <text:p>-1,66</text:p>
          </table:table-cell>
          <table:table-cell table:style-name="ce99" office:value-type="float" office:value="-1.6">
            <text:p>-1,60</text:p>
          </table:table-cell>
          <table:table-cell table:style-name="ce99" office:value-type="float" office:value="-43.8">
            <text:p>-43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21])" office:value-type="float" office:value="2013">
            <text:p>2013</text:p>
          </table:table-cell>
          <table:table-cell table:style-name="ce151" table:formula="of:=RIGHT(LEFT([.C421];4))" office:value-type="string" office:string-value="S">
            <text:p>S</text:p>
          </table:table-cell>
          <table:table-cell table:style-name="ce154" table:formula="of:=[.K421]&amp;[.H421]" office:value-type="string" office:string-value="SRP1">
            <text:p>SRP1</text:p>
          </table:table-cell>
          <table:table-cell table:style-name="ce151" table:formula="of:=[.L421]&amp;[.I421]" office:value-type="string" office:string-value="SRP1N">
            <text:p>SRP1N</text:p>
          </table:table-cell>
          <table:table-cell table:style-name="ce154" table:formula="of:=[.K421]&amp;[.J421]&amp;[.H421]" office:value-type="string" office:string-value="S2013RP1">
            <text:p>S2013RP1</text:p>
          </table:table-cell>
          <table:table-cell table:style-name="ce151" table:formula="of:=[.K421]&amp;[.J421]&amp;[.I421]" office:value-type="string" office:string-value="S2013N">
            <text:p>S2013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4S407259</text:p>
          </table:table-cell>
          <table:table-cell table:style-name="ce53" office:value-type="date" office:date-value="2012-12-25">
            <text:p>25/12/12</text:p>
          </table:table-cell>
          <table:table-cell table:style-name="ce105" office:value-type="float" office:value="-1.96">
            <text:p>-1,96</text:p>
          </table:table-cell>
          <table:table-cell table:style-name="ce99" office:value-type="float" office:value="-2">
            <text:p>-2,00</text:p>
          </table:table-cell>
          <table:table-cell table:style-name="ce105" office:value-type="float" office:value="-7.6">
            <text:p>-7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22])" office:value-type="float" office:value="2012">
            <text:p>2012</text:p>
          </table:table-cell>
          <table:table-cell table:style-name="ce151" table:formula="of:=RIGHT(LEFT([.C422];4))" office:value-type="string" office:string-value="S">
            <text:p>S</text:p>
          </table:table-cell>
          <table:table-cell table:style-name="ce154" table:formula="of:=[.K422]&amp;[.H422]" office:value-type="string" office:string-value="SAP">
            <text:p>SAP</text:p>
          </table:table-cell>
          <table:table-cell table:style-name="ce151" table:formula="of:=[.L422]&amp;[.I422]" office:value-type="string" office:string-value="SAP">
            <text:p>SAP</text:p>
          </table:table-cell>
          <table:table-cell table:style-name="ce154" table:formula="of:=[.K422]&amp;[.J422]&amp;[.H422]" office:value-type="string" office:string-value="S2012AP">
            <text:p>S2012AP</text:p>
          </table:table-cell>
          <table:table-cell table:style-name="ce151" table:formula="of:=[.K422]&amp;[.J422]&amp;[.I422]" office:value-type="string" office:string-value="S2012">
            <text:p>S2012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02S199022</text:p>
          </table:table-cell>
          <table:table-cell table:style-name="ce53" office:value-type="date" office:date-value="2010-11-05">
            <text:p>05/11/10</text:p>
          </table:table-cell>
          <table:table-cell table:style-name="ce99" office:value-type="float" office:value="-1.68">
            <text:p>-1,68</text:p>
          </table:table-cell>
          <table:table-cell table:style-name="ce99" office:value-type="float" office:value="-1.2">
            <text:p>-1,20</text:p>
          </table:table-cell>
          <table:table-cell table:style-name="ce99" office:value-type="float" office:value="-5.2">
            <text:p>-5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23])" office:value-type="float" office:value="2010">
            <text:p>2010</text:p>
          </table:table-cell>
          <table:table-cell table:style-name="ce151" table:formula="of:=RIGHT(LEFT([.C423];4))" office:value-type="string" office:string-value="S">
            <text:p>S</text:p>
          </table:table-cell>
          <table:table-cell table:style-name="ce154" table:formula="of:=[.K423]&amp;[.H423]" office:value-type="string" office:string-value="SAP">
            <text:p>SAP</text:p>
          </table:table-cell>
          <table:table-cell table:style-name="ce151" table:formula="of:=[.L423]&amp;[.I423]" office:value-type="string" office:string-value="SAP">
            <text:p>SAP</text:p>
          </table:table-cell>
          <table:table-cell table:style-name="ce154" table:formula="of:=[.K423]&amp;[.J423]&amp;[.H423]" office:value-type="string" office:string-value="S2010AP">
            <text:p>S2010AP</text:p>
          </table:table-cell>
          <table:table-cell table:style-name="ce151" table:formula="of:=[.K423]&amp;[.J423]&amp;[.I423]" office:value-type="string" office:string-value="S2010">
            <text:p>S2010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1F285507</text:p>
          </table:table-cell>
          <table:table-cell table:style-name="ce53" office:value-type="date" office:date-value="2012-03-30">
            <text:p>30/03/12</text:p>
          </table:table-cell>
          <table:table-cell table:style-name="ce99" office:value-type="float" office:value="-0.12">
            <text:p>-0,12</text:p>
          </table:table-cell>
          <table:table-cell table:style-name="ce99" office:value-type="float" office:value="-4">
            <text:p>-4,00</text:p>
          </table:table-cell>
          <table:table-cell table:style-name="ce99" office:value-type="float" office:value="3.2">
            <text:p>3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24])" office:value-type="float" office:value="2012">
            <text:p>2012</text:p>
          </table:table-cell>
          <table:table-cell table:style-name="ce151" table:formula="of:=RIGHT(LEFT([.C424];4))" office:value-type="string" office:string-value="F">
            <text:p>F</text:p>
          </table:table-cell>
          <table:table-cell table:style-name="ce154" table:formula="of:=[.K424]&amp;[.H424]" office:value-type="string" office:string-value="FAP">
            <text:p>FAP</text:p>
          </table:table-cell>
          <table:table-cell table:style-name="ce151" table:formula="of:=[.L424]&amp;[.I424]" office:value-type="string" office:string-value="FAP">
            <text:p>FAP</text:p>
          </table:table-cell>
          <table:table-cell table:style-name="ce154" table:formula="of:=[.K424]&amp;[.J424]&amp;[.H424]" office:value-type="string" office:string-value="F2012AP">
            <text:p>F2012AP</text:p>
          </table:table-cell>
          <table:table-cell table:style-name="ce151" table:formula="of:=[.K424]&amp;[.J424]&amp;[.I424]" office:value-type="string" office:string-value="F2012">
            <text:p>F2012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4">
            <text:p>24/03/18</text:p>
          </table:table-cell>
          <table:table-cell table:style-name="ce35" office:value-type="string">
            <text:p>A15F156114</text:p>
          </table:table-cell>
          <table:table-cell table:style-name="ce53" office:value-type="date" office:date-value="2016-09-03">
            <text:p>03/09/16</text:p>
          </table:table-cell>
          <table:table-cell table:style-name="ce99" office:value-type="float" office:value="-0.46">
            <text:p>-0,46</text:p>
          </table:table-cell>
          <table:table-cell table:style-name="ce99" office:value-type="float" office:value="-1">
            <text:p>-1,00</text:p>
          </table:table-cell>
          <table:table-cell table:style-name="ce99" office:value-type="float" office:value="-11.4">
            <text:p>-11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25])" office:value-type="float" office:value="2016">
            <text:p>2016</text:p>
          </table:table-cell>
          <table:table-cell table:style-name="ce151" table:formula="of:=RIGHT(LEFT([.C425];4))" office:value-type="string" office:string-value="F">
            <text:p>F</text:p>
          </table:table-cell>
          <table:table-cell table:style-name="ce154" table:formula="of:=[.K425]&amp;[.H425]" office:value-type="string" office:string-value="FRP1">
            <text:p>FRP1</text:p>
          </table:table-cell>
          <table:table-cell table:style-name="ce151" table:formula="of:=[.L425]&amp;[.I425]" office:value-type="string" office:string-value="FRP1N">
            <text:p>FRP1N</text:p>
          </table:table-cell>
          <table:table-cell table:style-name="ce154" table:formula="of:=[.K425]&amp;[.J425]&amp;[.H425]" office:value-type="string" office:string-value="F2016RP1">
            <text:p>F2016RP1</text:p>
          </table:table-cell>
          <table:table-cell table:style-name="ce151" table:formula="of:=[.K425]&amp;[.J425]&amp;[.I425]" office:value-type="string" office:string-value="F2016N">
            <text:p>F2016N</text:p>
          </table:table-cell>
          <table:table-cell table:style-name="ce169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27" office:value-type="date" office:date-value="2018-03-26">
            <text:p>26/03/18</text:p>
          </table:table-cell>
          <table:table-cell table:style-name="ce48" office:value-type="string">
            <text:p>C09S012665</text:p>
          </table:table-cell>
          <table:table-cell table:style-name="ce74" office:value-type="date" office:date-value="2017-01-25">
            <text:p>25/01/17</text:p>
          </table:table-cell>
          <table:table-cell table:style-name="ce84" office:value-type="float" office:value="1.68">
            <text:p>1,68</text:p>
          </table:table-cell>
          <table:table-cell table:style-name="ce110" office:value-type="float" office:value="4.2">
            <text:p>4,20</text:p>
          </table:table-cell>
          <table:table-cell table:style-name="ce84" office:value-type="float" office:value="0.8">
            <text:p>0,80</text:p>
          </table:table-cell>
          <table:table-cell table:style-name="ce133" office:value-type="string">
            <text:p>AP</text:p>
          </table:table-cell>
          <table:table-cell table:style-name="ce133"/>
          <table:table-cell table:style-name="ce146" table:formula="of:=YEAR([.D426])" office:value-type="float" office:value="2017">
            <text:p>2017</text:p>
          </table:table-cell>
          <table:table-cell table:style-name="ce151" table:formula="of:=RIGHT(LEFT([.C426];4))" office:value-type="string" office:string-value="S">
            <text:p>S</text:p>
          </table:table-cell>
          <table:table-cell table:style-name="ce154" table:formula="of:=[.K426]&amp;[.H426]" office:value-type="string" office:string-value="SAP">
            <text:p>SAP</text:p>
          </table:table-cell>
          <table:table-cell table:style-name="ce151" table:formula="of:=[.L426]&amp;[.I426]" office:value-type="string" office:string-value="SAP">
            <text:p>SAP</text:p>
          </table:table-cell>
          <table:table-cell table:style-name="ce154" table:formula="of:=[.K426]&amp;[.J426]&amp;[.H426]" office:value-type="string" office:string-value="S2017AP">
            <text:p>S2017AP</text:p>
          </table:table-cell>
          <table:table-cell table:style-name="ce151" table:formula="of:=[.K426]&amp;[.J426]&amp;[.I426]" office:value-type="string" office:string-value="S2017">
            <text:p>S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D12L003853</text:p>
          </table:table-cell>
          <table:table-cell table:style-name="ce53" office:value-type="date" office:date-value="2014-07-12">
            <text:p>12/07/14</text:p>
          </table:table-cell>
          <table:table-cell table:style-name="ce85" office:value-type="float" office:value="20.72">
            <text:p>20,72</text:p>
          </table:table-cell>
          <table:table-cell table:style-name="ce104" office:value-type="float" office:value="-100">
            <text:p>-100,00</text:p>
          </table:table-cell>
          <table:table-cell table:style-name="ce85" office:value-type="float" office:value="-100">
            <text:p>-100,00</text:p>
          </table:table-cell>
          <table:table-cell table:style-name="ce131" office:value-type="string">
            <text:p>RP3</text:p>
          </table:table-cell>
          <table:table-cell table:style-name="ce131" office:value-type="string">
            <text:p>P</text:p>
          </table:table-cell>
          <table:table-cell table:style-name="ce146" table:formula="of:=YEAR([.D427])" office:value-type="float" office:value="2014">
            <text:p>2014</text:p>
          </table:table-cell>
          <table:table-cell table:style-name="ce151" table:formula="of:=RIGHT(LEFT([.C427];4))" office:value-type="string" office:string-value="L">
            <text:p>L</text:p>
          </table:table-cell>
          <table:table-cell table:style-name="ce154" table:formula="of:=[.K427]&amp;[.H427]" office:value-type="string" office:string-value="LRP3">
            <text:p>LRP3</text:p>
          </table:table-cell>
          <table:table-cell table:style-name="ce151" table:formula="of:=[.L427]&amp;[.I427]" office:value-type="string" office:string-value="LRP3P">
            <text:p>LRP3P</text:p>
          </table:table-cell>
          <table:table-cell table:style-name="ce154" table:formula="of:=[.K427]&amp;[.J427]&amp;[.H427]" office:value-type="string" office:string-value="L2014RP3">
            <text:p>L2014RP3</text:p>
          </table:table-cell>
          <table:table-cell table:style-name="ce151" table:formula="of:=[.K427]&amp;[.J427]&amp;[.I427]" office:value-type="string" office:string-value="L2014P">
            <text:p>L2014P</text:p>
          </table:table-cell>
          <table:table-cell table:style-name="ce169" office:value-type="string">
            <text:p>Filtro obstruido sem condições de Verificação</text:p>
          </table:table-cell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A17N313770</text:p>
          </table:table-cell>
          <table:table-cell table:style-name="ce52" office:value-type="date" office:date-value="2018-02-27">
            <text:p>27/02/18</text:p>
          </table:table-cell>
          <table:table-cell table:style-name="ce102" office:value-type="float" office:value="1.32">
            <text:p>1,32</text:p>
          </table:table-cell>
          <table:table-cell table:style-name="ce104" office:value-type="float" office:value="0.6">
            <text:p>0,60</text:p>
          </table:table-cell>
          <table:table-cell table:style-name="ce85" office:value-type="float" office:value="1">
            <text:p>1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28])" office:value-type="float" office:value="2018">
            <text:p>2018</text:p>
          </table:table-cell>
          <table:table-cell table:style-name="ce151" table:formula="of:=RIGHT(LEFT([.C428];4))" office:value-type="string" office:string-value="N">
            <text:p>N</text:p>
          </table:table-cell>
          <table:table-cell table:style-name="ce154" table:formula="of:=[.K428]&amp;[.H428]" office:value-type="string" office:string-value="NAP">
            <text:p>NAP</text:p>
          </table:table-cell>
          <table:table-cell table:style-name="ce151" table:formula="of:=[.L428]&amp;[.I428]" office:value-type="string" office:string-value="NAP">
            <text:p>NAP</text:p>
          </table:table-cell>
          <table:table-cell table:style-name="ce154" table:formula="of:=[.K428]&amp;[.J428]&amp;[.H428]" office:value-type="string" office:string-value="N2018AP">
            <text:p>N2018AP</text:p>
          </table:table-cell>
          <table:table-cell table:style-name="ce151" table:formula="of:=[.K428]&amp;[.J428]&amp;[.I428]" office:value-type="string" office:string-value="N2018">
            <text:p>N2018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A08F410389</text:p>
          </table:table-cell>
          <table:table-cell table:style-name="ce26" office:value-type="date" office:date-value="2017-03-28">
            <text:p>28/03/17</text:p>
          </table:table-cell>
          <table:table-cell table:style-name="ce79" office:value-type="float" office:value="2.64">
            <text:p>2,64</text:p>
          </table:table-cell>
          <table:table-cell table:style-name="ce125" office:value-type="float" office:value="1.4">
            <text:p>1,40</text:p>
          </table:table-cell>
          <table:table-cell table:style-name="ce79" office:value-type="float" office:value="-3.2">
            <text:p>-3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29])" office:value-type="float" office:value="2017">
            <text:p>2017</text:p>
          </table:table-cell>
          <table:table-cell table:style-name="ce151" table:formula="of:=RIGHT(LEFT([.C429];4))" office:value-type="string" office:string-value="F">
            <text:p>F</text:p>
          </table:table-cell>
          <table:table-cell table:style-name="ce154" table:formula="of:=[.K429]&amp;[.H429]" office:value-type="string" office:string-value="FAP">
            <text:p>FAP</text:p>
          </table:table-cell>
          <table:table-cell table:style-name="ce151" table:formula="of:=[.L429]&amp;[.I429]" office:value-type="string" office:string-value="FAP">
            <text:p>FAP</text:p>
          </table:table-cell>
          <table:table-cell table:style-name="ce154" table:formula="of:=[.K429]&amp;[.J429]&amp;[.H429]" office:value-type="string" office:string-value="F2017AP">
            <text:p>F2017AP</text:p>
          </table:table-cell>
          <table:table-cell table:style-name="ce151" table:formula="of:=[.K429]&amp;[.J429]&amp;[.I429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A17F001808</text:p>
          </table:table-cell>
          <table:table-cell table:style-name="ce26" office:value-type="date" office:date-value="2017-02-24">
            <text:p>24/02/17</text:p>
          </table:table-cell>
          <table:table-cell table:style-name="ce79" office:value-type="float" office:value="7.04">
            <text:p>7,04</text:p>
          </table:table-cell>
          <table:table-cell table:style-name="ce125" office:value-type="float" office:value="8.2">
            <text:p>8,20</text:p>
          </table:table-cell>
          <table:table-cell table:style-name="ce79" office:value-type="float" office:value="4.6">
            <text:p>4,60</text:p>
          </table:table-cell>
          <table:table-cell table:style-name="ce131" office:value-type="string">
            <text:p>RP2</text:p>
          </table:table-cell>
          <table:table-cell table:style-name="ce131" office:value-type="string">
            <text:p>P</text:p>
          </table:table-cell>
          <table:table-cell table:style-name="ce146" table:formula="of:=YEAR([.D430])" office:value-type="float" office:value="2017">
            <text:p>2017</text:p>
          </table:table-cell>
          <table:table-cell table:style-name="ce151" table:formula="of:=RIGHT(LEFT([.C430];4))" office:value-type="string" office:string-value="F">
            <text:p>F</text:p>
          </table:table-cell>
          <table:table-cell table:style-name="ce154" table:formula="of:=[.K430]&amp;[.H430]" office:value-type="string" office:string-value="FRP2">
            <text:p>FRP2</text:p>
          </table:table-cell>
          <table:table-cell table:style-name="ce151" table:formula="of:=[.L430]&amp;[.I430]" office:value-type="string" office:string-value="FRP2P">
            <text:p>FRP2P</text:p>
          </table:table-cell>
          <table:table-cell table:style-name="ce154" table:formula="of:=[.K430]&amp;[.J430]&amp;[.H430]" office:value-type="string" office:string-value="F2017RP2">
            <text:p>F2017RP2</text:p>
          </table:table-cell>
          <table:table-cell table:style-name="ce151" table:formula="of:=[.K430]&amp;[.J430]&amp;[.I430]" office:value-type="string" office:string-value="F2017P">
            <text:p>F2017P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A14F202494</text:p>
          </table:table-cell>
          <table:table-cell table:style-name="ce26" office:value-type="date" office:date-value="2014-06-16">
            <text:p>16/06/14</text:p>
          </table:table-cell>
          <table:table-cell table:style-name="ce79" office:value-type="float" office:value="0.92">
            <text:p>0,92</text:p>
          </table:table-cell>
          <table:table-cell table:style-name="ce125" office:value-type="float" office:value="0.6">
            <text:p>0,60</text:p>
          </table:table-cell>
          <table:table-cell table:style-name="ce79" office:value-type="float" office:value="-1.2">
            <text:p>-1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31])" office:value-type="float" office:value="2014">
            <text:p>2014</text:p>
          </table:table-cell>
          <table:table-cell table:style-name="ce151" table:formula="of:=RIGHT(LEFT([.C431];4))" office:value-type="string" office:string-value="F">
            <text:p>F</text:p>
          </table:table-cell>
          <table:table-cell table:style-name="ce154" table:formula="of:=[.K431]&amp;[.H431]" office:value-type="string" office:string-value="FAP">
            <text:p>FAP</text:p>
          </table:table-cell>
          <table:table-cell table:style-name="ce151" table:formula="of:=[.L431]&amp;[.I431]" office:value-type="string" office:string-value="FAP">
            <text:p>FAP</text:p>
          </table:table-cell>
          <table:table-cell table:style-name="ce154" table:formula="of:=[.K431]&amp;[.J431]&amp;[.H431]" office:value-type="string" office:string-value="F2014AP">
            <text:p>F2014AP</text:p>
          </table:table-cell>
          <table:table-cell table:style-name="ce151" table:formula="of:=[.K431]&amp;[.J431]&amp;[.I431]" office:value-type="string" office:string-value="F2014">
            <text:p>F2014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A17F068682</text:p>
          </table:table-cell>
          <table:table-cell table:style-name="ce26" office:value-type="date" office:date-value="2017-08-22">
            <text:p>22/08/17</text:p>
          </table:table-cell>
          <table:table-cell table:style-name="ce99" office:value-type="float" office:value="0.6">
            <text:p>0,60</text:p>
          </table:table-cell>
          <table:table-cell table:style-name="ce125" office:value-type="float" office:value="-0.4">
            <text:p>-0,40</text:p>
          </table:table-cell>
          <table:table-cell table:style-name="ce99" office:value-type="float" office:value="-0.8">
            <text:p>-0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32])" office:value-type="float" office:value="2017">
            <text:p>2017</text:p>
          </table:table-cell>
          <table:table-cell table:style-name="ce151" table:formula="of:=RIGHT(LEFT([.C432];4))" office:value-type="string" office:string-value="F">
            <text:p>F</text:p>
          </table:table-cell>
          <table:table-cell table:style-name="ce154" table:formula="of:=[.K432]&amp;[.H432]" office:value-type="string" office:string-value="FAP">
            <text:p>FAP</text:p>
          </table:table-cell>
          <table:table-cell table:style-name="ce151" table:formula="of:=[.L432]&amp;[.I432]" office:value-type="string" office:string-value="FAP">
            <text:p>FAP</text:p>
          </table:table-cell>
          <table:table-cell table:style-name="ce154" table:formula="of:=[.K432]&amp;[.J432]&amp;[.H432]" office:value-type="string" office:string-value="F2017AP">
            <text:p>F2017AP</text:p>
          </table:table-cell>
          <table:table-cell table:style-name="ce151" table:formula="of:=[.K432]&amp;[.J432]&amp;[.I432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A14F076281</text:p>
          </table:table-cell>
          <table:table-cell table:style-name="ce26" office:value-type="date" office:date-value="2014-05-22">
            <text:p>22/05/14</text:p>
          </table:table-cell>
          <table:table-cell table:style-name="ce99" office:value-type="float" office:value="0.28">
            <text:p>0,28</text:p>
          </table:table-cell>
          <table:table-cell table:style-name="ce120" office:value-type="float" office:value="-0.2">
            <text:p>-0,20</text:p>
          </table:table-cell>
          <table:table-cell table:style-name="ce99" office:value-type="float" office:value="-26.2">
            <text:p>-26,2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33])" office:value-type="float" office:value="2014">
            <text:p>2014</text:p>
          </table:table-cell>
          <table:table-cell table:style-name="ce151" table:formula="of:=RIGHT(LEFT([.C433];4))" office:value-type="string" office:string-value="F">
            <text:p>F</text:p>
          </table:table-cell>
          <table:table-cell table:style-name="ce154" table:formula="of:=[.K433]&amp;[.H433]" office:value-type="string" office:string-value="FRP1">
            <text:p>FRP1</text:p>
          </table:table-cell>
          <table:table-cell table:style-name="ce151" table:formula="of:=[.L433]&amp;[.I433]" office:value-type="string" office:string-value="FRP1N">
            <text:p>FRP1N</text:p>
          </table:table-cell>
          <table:table-cell table:style-name="ce154" table:formula="of:=[.K433]&amp;[.J433]&amp;[.H433]" office:value-type="string" office:string-value="F2014RP1">
            <text:p>F2014RP1</text:p>
          </table:table-cell>
          <table:table-cell table:style-name="ce151" table:formula="of:=[.K433]&amp;[.J433]&amp;[.I433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A07F324630</text:p>
          </table:table-cell>
          <table:table-cell table:style-name="ce26" office:value-type="date" office:date-value="2016-09-13">
            <text:p>13/09/16</text:p>
          </table:table-cell>
          <table:table-cell table:style-name="ce99" office:value-type="float" office:value="-0.9">
            <text:p>-0,90</text:p>
          </table:table-cell>
          <table:table-cell table:style-name="ce120" office:value-type="float" office:value="0.8">
            <text:p>0,80</text:p>
          </table:table-cell>
          <table:table-cell table:style-name="ce99" office:value-type="float" office:value="-0.6">
            <text:p>-0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34])" office:value-type="float" office:value="2016">
            <text:p>2016</text:p>
          </table:table-cell>
          <table:table-cell table:style-name="ce151" table:formula="of:=RIGHT(LEFT([.C434];4))" office:value-type="string" office:string-value="F">
            <text:p>F</text:p>
          </table:table-cell>
          <table:table-cell table:style-name="ce154" table:formula="of:=[.K434]&amp;[.H434]" office:value-type="string" office:string-value="FAP">
            <text:p>FAP</text:p>
          </table:table-cell>
          <table:table-cell table:style-name="ce151" table:formula="of:=[.L434]&amp;[.I434]" office:value-type="string" office:string-value="FAP">
            <text:p>FAP</text:p>
          </table:table-cell>
          <table:table-cell table:style-name="ce154" table:formula="of:=[.K434]&amp;[.J434]&amp;[.H434]" office:value-type="string" office:string-value="F2016AP">
            <text:p>F2016AP</text:p>
          </table:table-cell>
          <table:table-cell table:style-name="ce151" table:formula="of:=[.K434]&amp;[.J434]&amp;[.I434]" office:value-type="string" office:string-value="F2016">
            <text:p>F2016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A17F067313</text:p>
          </table:table-cell>
          <table:table-cell table:style-name="ce26" office:value-type="date" office:date-value="2017-10-27">
            <text:p>27/10/17</text:p>
          </table:table-cell>
          <table:table-cell table:style-name="ce99" office:value-type="float" office:value="-0.84">
            <text:p>-0,84</text:p>
          </table:table-cell>
          <table:table-cell table:style-name="ce120" office:value-type="float" office:value="0.2">
            <text:p>0,20</text:p>
          </table:table-cell>
          <table:table-cell table:style-name="ce99" office:value-type="float" office:value="-3.6">
            <text:p>-3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35])" office:value-type="float" office:value="2017">
            <text:p>2017</text:p>
          </table:table-cell>
          <table:table-cell table:style-name="ce151" table:formula="of:=RIGHT(LEFT([.C435];4))" office:value-type="string" office:string-value="F">
            <text:p>F</text:p>
          </table:table-cell>
          <table:table-cell table:style-name="ce154" table:formula="of:=[.K435]&amp;[.H435]" office:value-type="string" office:string-value="FAP">
            <text:p>FAP</text:p>
          </table:table-cell>
          <table:table-cell table:style-name="ce151" table:formula="of:=[.L435]&amp;[.I435]" office:value-type="string" office:string-value="FAP">
            <text:p>FAP</text:p>
          </table:table-cell>
          <table:table-cell table:style-name="ce154" table:formula="of:=[.K435]&amp;[.J435]&amp;[.H435]" office:value-type="string" office:string-value="F2017AP">
            <text:p>F2017AP</text:p>
          </table:table-cell>
          <table:table-cell table:style-name="ce151" table:formula="of:=[.K435]&amp;[.J435]&amp;[.I435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A11F309292</text:p>
          </table:table-cell>
          <table:table-cell table:style-name="ce26" office:value-type="date" office:date-value="2012-03-10">
            <text:p>10/03/12</text:p>
          </table:table-cell>
          <table:table-cell table:style-name="ce99" office:value-type="float" office:value="-0.16">
            <text:p>-0,16</text:p>
          </table:table-cell>
          <table:table-cell table:style-name="ce120" office:value-type="float" office:value="-2.6">
            <text:p>-2,60</text:p>
          </table:table-cell>
          <table:table-cell table:style-name="ce99" office:value-type="float" office:value="-99.8">
            <text:p>-99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36])" office:value-type="float" office:value="2012">
            <text:p>2012</text:p>
          </table:table-cell>
          <table:table-cell table:style-name="ce151" table:formula="of:=RIGHT(LEFT([.C436];4))" office:value-type="string" office:string-value="F">
            <text:p>F</text:p>
          </table:table-cell>
          <table:table-cell table:style-name="ce154" table:formula="of:=[.K436]&amp;[.H436]" office:value-type="string" office:string-value="FRP1">
            <text:p>FRP1</text:p>
          </table:table-cell>
          <table:table-cell table:style-name="ce151" table:formula="of:=[.L436]&amp;[.I436]" office:value-type="string" office:string-value="FRP1N">
            <text:p>FRP1N</text:p>
          </table:table-cell>
          <table:table-cell table:style-name="ce154" table:formula="of:=[.K436]&amp;[.J436]&amp;[.H436]" office:value-type="string" office:string-value="F2012RP1">
            <text:p>F2012RP1</text:p>
          </table:table-cell>
          <table:table-cell table:style-name="ce151" table:formula="of:=[.K436]&amp;[.J436]&amp;[.I436]" office:value-type="string" office:string-value="F2012N">
            <text:p>F2012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A07F319699</text:p>
          </table:table-cell>
          <table:table-cell table:style-name="ce26" office:value-type="date" office:date-value="2016-12-22">
            <text:p>22/12/16</text:p>
          </table:table-cell>
          <table:table-cell table:style-name="ce99" office:value-type="float" office:value="-0.78">
            <text:p>-0,78</text:p>
          </table:table-cell>
          <table:table-cell table:style-name="ce120" office:value-type="float" office:value="0">
            <text:p>0,00</text:p>
          </table:table-cell>
          <table:table-cell table:style-name="ce99" office:value-type="float" office:value="-3.8">
            <text:p>-3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37])" office:value-type="float" office:value="2016">
            <text:p>2016</text:p>
          </table:table-cell>
          <table:table-cell table:style-name="ce151" table:formula="of:=RIGHT(LEFT([.C437];4))" office:value-type="string" office:string-value="F">
            <text:p>F</text:p>
          </table:table-cell>
          <table:table-cell table:style-name="ce154" table:formula="of:=[.K437]&amp;[.H437]" office:value-type="string" office:string-value="FAP">
            <text:p>FAP</text:p>
          </table:table-cell>
          <table:table-cell table:style-name="ce151" table:formula="of:=[.L437]&amp;[.I437]" office:value-type="string" office:string-value="FAP">
            <text:p>FAP</text:p>
          </table:table-cell>
          <table:table-cell table:style-name="ce154" table:formula="of:=[.K437]&amp;[.J437]&amp;[.H437]" office:value-type="string" office:string-value="F2016AP">
            <text:p>F2016AP</text:p>
          </table:table-cell>
          <table:table-cell table:style-name="ce151" table:formula="of:=[.K437]&amp;[.J437]&amp;[.I437]" office:value-type="string" office:string-value="F2016">
            <text:p>F2016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A12F268222</text:p>
          </table:table-cell>
          <table:table-cell table:style-name="ce26" office:value-type="date" office:date-value="2013-05-04">
            <text:p>04/05/13</text:p>
          </table:table-cell>
          <table:table-cell table:style-name="ce99" office:value-type="float" office:value="-1.92">
            <text:p>-1,92</text:p>
          </table:table-cell>
          <table:table-cell table:style-name="ce120" office:value-type="float" office:value="-1">
            <text:p>-1,00</text:p>
          </table:table-cell>
          <table:table-cell table:style-name="ce99" office:value-type="float" office:value="-2.6">
            <text:p>-2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38])" office:value-type="float" office:value="2013">
            <text:p>2013</text:p>
          </table:table-cell>
          <table:table-cell table:style-name="ce151" table:formula="of:=RIGHT(LEFT([.C438];4))" office:value-type="string" office:string-value="F">
            <text:p>F</text:p>
          </table:table-cell>
          <table:table-cell table:style-name="ce154" table:formula="of:=[.K438]&amp;[.H438]" office:value-type="string" office:string-value="FAP">
            <text:p>FAP</text:p>
          </table:table-cell>
          <table:table-cell table:style-name="ce151" table:formula="of:=[.L438]&amp;[.I438]" office:value-type="string" office:string-value="FAP">
            <text:p>FAP</text:p>
          </table:table-cell>
          <table:table-cell table:style-name="ce154" table:formula="of:=[.K438]&amp;[.J438]&amp;[.H438]" office:value-type="string" office:string-value="F2013AP">
            <text:p>F2013AP</text:p>
          </table:table-cell>
          <table:table-cell table:style-name="ce151" table:formula="of:=[.K438]&amp;[.J438]&amp;[.I438]" office:value-type="string" office:string-value="F2013">
            <text:p>F2013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6">
            <text:p>26/03/18</text:p>
          </table:table-cell>
          <table:table-cell table:style-name="ce35" office:value-type="string">
            <text:p>A15F197354</text:p>
          </table:table-cell>
          <table:table-cell table:style-name="ce26" office:value-type="date" office:date-value="2015-07-20">
            <text:p>20/07/15</text:p>
          </table:table-cell>
          <table:table-cell table:style-name="ce99" office:value-type="float" office:value="-0.26">
            <text:p>-0,26</text:p>
          </table:table-cell>
          <table:table-cell table:style-name="ce120" office:value-type="float" office:value="-3.6">
            <text:p>-3,60</text:p>
          </table:table-cell>
          <table:table-cell table:style-name="ce99" office:value-type="float" office:value="-99.2">
            <text:p>-99,2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39])" office:value-type="float" office:value="2015">
            <text:p>2015</text:p>
          </table:table-cell>
          <table:table-cell table:style-name="ce151" table:formula="of:=RIGHT(LEFT([.C439];4))" office:value-type="string" office:string-value="F">
            <text:p>F</text:p>
          </table:table-cell>
          <table:table-cell table:style-name="ce154" table:formula="of:=[.K439]&amp;[.H439]" office:value-type="string" office:string-value="FRP1">
            <text:p>FRP1</text:p>
          </table:table-cell>
          <table:table-cell table:style-name="ce151" table:formula="of:=[.L439]&amp;[.I439]" office:value-type="string" office:string-value="FRP1N">
            <text:p>FRP1N</text:p>
          </table:table-cell>
          <table:table-cell table:style-name="ce154" table:formula="of:=[.K439]&amp;[.J439]&amp;[.H439]" office:value-type="string" office:string-value="F2015RP1">
            <text:p>F2015RP1</text:p>
          </table:table-cell>
          <table:table-cell table:style-name="ce151" table:formula="of:=[.K439]&amp;[.J439]&amp;[.I439]" office:value-type="string" office:string-value="F2015N">
            <text:p>F2015N</text:p>
          </table:table-cell>
          <table:table-cell table:style-name="ce169"/>
          <table:table-cell/>
        </table:table-row>
        <table:table-row table:style-name="ro2">
          <table:table-cell table:style-name="ce6" office:value-type="string">
            <text:p>UN-BME </text:p>
          </table:table-cell>
          <table:table-cell table:style-name="ce28" office:value-type="date" office:date-value="2018-03-26">
            <text:p>26/03/18</text:p>
          </table:table-cell>
          <table:table-cell table:style-name="ce35" office:value-type="string">
            <text:p>A16F128675</text:p>
          </table:table-cell>
          <table:table-cell table:style-name="ce26" office:value-type="date" office:date-value="2017-01-11">
            <text:p>11/01/17</text:p>
          </table:table-cell>
          <table:table-cell table:style-name="ce99" office:value-type="float" office:value="-1.14">
            <text:p>-1,14</text:p>
          </table:table-cell>
          <table:table-cell table:style-name="ce120" office:value-type="float" office:value="-1.2">
            <text:p>-1,20</text:p>
          </table:table-cell>
          <table:table-cell table:style-name="ce99" office:value-type="float" office:value="-15.4">
            <text:p>-15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40])" office:value-type="float" office:value="2017">
            <text:p>2017</text:p>
          </table:table-cell>
          <table:table-cell table:style-name="ce151" table:formula="of:=RIGHT(LEFT([.C440];4))" office:value-type="string" office:string-value="F">
            <text:p>F</text:p>
          </table:table-cell>
          <table:table-cell table:style-name="ce154" table:formula="of:=[.K440]&amp;[.H440]" office:value-type="string" office:string-value="FRP1">
            <text:p>FRP1</text:p>
          </table:table-cell>
          <table:table-cell table:style-name="ce151" table:formula="of:=[.L440]&amp;[.I440]" office:value-type="string" office:string-value="FRP1N">
            <text:p>FRP1N</text:p>
          </table:table-cell>
          <table:table-cell table:style-name="ce154" table:formula="of:=[.K440]&amp;[.J440]&amp;[.H440]" office:value-type="string" office:string-value="F2017RP1">
            <text:p>F2017RP1</text:p>
          </table:table-cell>
          <table:table-cell table:style-name="ce151" table:formula="of:=[.K440]&amp;[.J440]&amp;[.I440]" office:value-type="string" office:string-value="F2017N">
            <text:p>F2017N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MTO </text:p>
          </table:table-cell>
          <table:table-cell table:style-name="ce29" office:value-type="date" office:date-value="2018-03-27">
            <text:p>27/03/18</text:p>
          </table:table-cell>
          <table:table-cell table:style-name="ce48" office:value-type="string">
            <text:p>A17F028190</text:p>
          </table:table-cell>
          <table:table-cell table:style-name="ce74" office:value-type="date" office:date-value="2017-06-01">
            <text:p>01/06/17</text:p>
          </table:table-cell>
          <table:table-cell table:style-name="ce100" office:value-type="float" office:value="-0.22">
            <text:p>-0,22</text:p>
          </table:table-cell>
          <table:table-cell table:style-name="ce121" office:value-type="float" office:value="0.8">
            <text:p>0,80</text:p>
          </table:table-cell>
          <table:table-cell table:style-name="ce100" office:value-type="float" office:value="2">
            <text:p>2,00</text:p>
          </table:table-cell>
          <table:table-cell table:style-name="ce133" office:value-type="string">
            <text:p>AP</text:p>
          </table:table-cell>
          <table:table-cell table:style-name="ce133"/>
          <table:table-cell table:style-name="ce146" table:formula="of:=YEAR([.D441])" office:value-type="float" office:value="2017">
            <text:p>2017</text:p>
          </table:table-cell>
          <table:table-cell table:style-name="ce151" table:formula="of:=RIGHT(LEFT([.C441];4))" office:value-type="string" office:string-value="F">
            <text:p>F</text:p>
          </table:table-cell>
          <table:table-cell table:style-name="ce154" table:formula="of:=[.K441]&amp;[.H441]" office:value-type="string" office:string-value="FAP">
            <text:p>FAP</text:p>
          </table:table-cell>
          <table:table-cell table:style-name="ce151" table:formula="of:=[.L441]&amp;[.I441]" office:value-type="string" office:string-value="FAP">
            <text:p>FAP</text:p>
          </table:table-cell>
          <table:table-cell table:style-name="ce154" table:formula="of:=[.K441]&amp;[.J441]&amp;[.H441]" office:value-type="string" office:string-value="F2017AP">
            <text:p>F2017AP</text:p>
          </table:table-cell>
          <table:table-cell table:style-name="ce151" table:formula="of:=[.K441]&amp;[.J441]&amp;[.I441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MTO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08F498198</text:p>
          </table:table-cell>
          <table:table-cell table:style-name="ce53" office:value-type="date" office:date-value="2009-02-17">
            <text:p>17/02/09</text:p>
          </table:table-cell>
          <table:table-cell table:style-name="ce79" office:value-type="float" office:value="-100">
            <text:p>-100,00</text:p>
          </table:table-cell>
          <table:table-cell table:style-name="ce104" office:value-type="float" office:value="-100">
            <text:p>-100,00</text:p>
          </table:table-cell>
          <table:table-cell table:style-name="ce79" office:value-type="float" office:value="-100">
            <text:p>-100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42])" office:value-type="float" office:value="2009">
            <text:p>2009</text:p>
          </table:table-cell>
          <table:table-cell table:style-name="ce151" table:formula="of:=RIGHT(LEFT([.C442];4))" office:value-type="string" office:string-value="F">
            <text:p>F</text:p>
          </table:table-cell>
          <table:table-cell table:style-name="ce154" table:formula="of:=[.K442]&amp;[.H442]" office:value-type="string" office:string-value="FRP1">
            <text:p>FRP1</text:p>
          </table:table-cell>
          <table:table-cell table:style-name="ce151" table:formula="of:=[.L442]&amp;[.I442]" office:value-type="string" office:string-value="FRP1N">
            <text:p>FRP1N</text:p>
          </table:table-cell>
          <table:table-cell table:style-name="ce154" table:formula="of:=[.K442]&amp;[.J442]&amp;[.H442]" office:value-type="string" office:string-value="F2009RP1">
            <text:p>F2009RP1</text:p>
          </table:table-cell>
          <table:table-cell table:style-name="ce151" table:formula="of:=[.K442]&amp;[.J442]&amp;[.I442]" office:value-type="string" office:string-value="F2009N">
            <text:p>F2009N</text:p>
          </table:table-cell>
          <table:table-cell table:style-name="ce169" office:value-type="string">
            <text:p>Vazamento pela porca superior</text:p>
          </table:table-cell>
          <table:table-cell/>
        </table:table-row>
        <table:table-row table:style-name="ro2">
          <table:table-cell table:style-name="ce18" office:value-type="string">
            <text:p>UN-MTO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13F238780</text:p>
          </table:table-cell>
          <table:table-cell table:style-name="ce53" office:value-type="date" office:date-value="2014-01-13">
            <text:p>13/01/14</text:p>
          </table:table-cell>
          <table:table-cell table:style-name="ce79" office:value-type="float" office:value="0.1">
            <text:p>0,10</text:p>
          </table:table-cell>
          <table:table-cell table:style-name="ce104" office:value-type="float" office:value="0.4">
            <text:p>0,40</text:p>
          </table:table-cell>
          <table:table-cell table:style-name="ce79" office:value-type="float" office:value="-39">
            <text:p>-39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43])" office:value-type="float" office:value="2014">
            <text:p>2014</text:p>
          </table:table-cell>
          <table:table-cell table:style-name="ce151" table:formula="of:=RIGHT(LEFT([.C443];4))" office:value-type="string" office:string-value="F">
            <text:p>F</text:p>
          </table:table-cell>
          <table:table-cell table:style-name="ce154" table:formula="of:=[.K443]&amp;[.H443]" office:value-type="string" office:string-value="FRP1">
            <text:p>FRP1</text:p>
          </table:table-cell>
          <table:table-cell table:style-name="ce151" table:formula="of:=[.L443]&amp;[.I443]" office:value-type="string" office:string-value="FRP1N">
            <text:p>FRP1N</text:p>
          </table:table-cell>
          <table:table-cell table:style-name="ce154" table:formula="of:=[.K443]&amp;[.J443]&amp;[.H443]" office:value-type="string" office:string-value="F2014RP1">
            <text:p>F2014RP1</text:p>
          </table:table-cell>
          <table:table-cell table:style-name="ce151" table:formula="of:=[.K443]&amp;[.J443]&amp;[.I443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18" office:value-type="string">
            <text:p>UN-MTO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14F009148</text:p>
          </table:table-cell>
          <table:table-cell table:style-name="ce53" office:value-type="date" office:date-value="2014-03-24">
            <text:p>24/03/14</text:p>
          </table:table-cell>
          <table:table-cell table:style-name="ce79" office:value-type="float" office:value="2.64">
            <text:p>2,64</text:p>
          </table:table-cell>
          <table:table-cell table:style-name="ce104" office:value-type="float" office:value="4">
            <text:p>4,00</text:p>
          </table:table-cell>
          <table:table-cell table:style-name="ce79" office:value-type="float" office:value="-74.4">
            <text:p>-74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44])" office:value-type="float" office:value="2014">
            <text:p>2014</text:p>
          </table:table-cell>
          <table:table-cell table:style-name="ce151" table:formula="of:=RIGHT(LEFT([.C444];4))" office:value-type="string" office:string-value="F">
            <text:p>F</text:p>
          </table:table-cell>
          <table:table-cell table:style-name="ce154" table:formula="of:=[.K444]&amp;[.H444]" office:value-type="string" office:string-value="FRP1">
            <text:p>FRP1</text:p>
          </table:table-cell>
          <table:table-cell table:style-name="ce151" table:formula="of:=[.L444]&amp;[.I444]" office:value-type="string" office:string-value="FRP1N">
            <text:p>FRP1N</text:p>
          </table:table-cell>
          <table:table-cell table:style-name="ce154" table:formula="of:=[.K444]&amp;[.J444]&amp;[.H444]" office:value-type="string" office:string-value="F2014RP1">
            <text:p>F2014RP1</text:p>
          </table:table-cell>
          <table:table-cell table:style-name="ce151" table:formula="of:=[.K444]&amp;[.J444]&amp;[.I444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18" office:value-type="string">
            <text:p>UN-MTO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17N287228</text:p>
          </table:table-cell>
          <table:table-cell table:style-name="ce53" office:value-type="date" office:date-value="2018-01-24">
            <text:p>24/01/18</text:p>
          </table:table-cell>
          <table:table-cell table:style-name="ce79" office:value-type="float" office:value="1.42">
            <text:p>1,42</text:p>
          </table:table-cell>
          <table:table-cell table:style-name="ce104" office:value-type="float" office:value="-0.2">
            <text:p>-0,20</text:p>
          </table:table-cell>
          <table:table-cell table:style-name="ce79" office:value-type="float" office:value="-0.6">
            <text:p>-0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45])" office:value-type="float" office:value="2018">
            <text:p>2018</text:p>
          </table:table-cell>
          <table:table-cell table:style-name="ce151" table:formula="of:=RIGHT(LEFT([.C445];4))" office:value-type="string" office:string-value="N">
            <text:p>N</text:p>
          </table:table-cell>
          <table:table-cell table:style-name="ce154" table:formula="of:=[.K445]&amp;[.H445]" office:value-type="string" office:string-value="NAP">
            <text:p>NAP</text:p>
          </table:table-cell>
          <table:table-cell table:style-name="ce151" table:formula="of:=[.L445]&amp;[.I445]" office:value-type="string" office:string-value="NAP">
            <text:p>NAP</text:p>
          </table:table-cell>
          <table:table-cell table:style-name="ce154" table:formula="of:=[.K445]&amp;[.J445]&amp;[.H445]" office:value-type="string" office:string-value="N2018AP">
            <text:p>N2018AP</text:p>
          </table:table-cell>
          <table:table-cell table:style-name="ce151" table:formula="of:=[.K445]&amp;[.J445]&amp;[.I445]" office:value-type="string" office:string-value="N2018">
            <text:p>N2018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GCOPE MED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07S037854</text:p>
          </table:table-cell>
          <table:table-cell table:style-name="ce53" office:value-type="date" office:date-value="2014-07-01">
            <text:p>01/07/14</text:p>
          </table:table-cell>
          <table:table-cell table:style-name="ce99" office:value-type="float" office:value="-1.54">
            <text:p>-1,54</text:p>
          </table:table-cell>
          <table:table-cell table:style-name="ce99" office:value-type="float" office:value="-2.8">
            <text:p>-2,80</text:p>
          </table:table-cell>
          <table:table-cell table:style-name="ce99" office:value-type="float" office:value="-10.6">
            <text:p>-10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46])" office:value-type="float" office:value="2014">
            <text:p>2014</text:p>
          </table:table-cell>
          <table:table-cell table:style-name="ce151" table:formula="of:=RIGHT(LEFT([.C446];4))" office:value-type="string" office:string-value="S">
            <text:p>S</text:p>
          </table:table-cell>
          <table:table-cell table:style-name="ce154" table:formula="of:=[.K446]&amp;[.H446]" office:value-type="string" office:string-value="SRP1">
            <text:p>SRP1</text:p>
          </table:table-cell>
          <table:table-cell table:style-name="ce151" table:formula="of:=[.L446]&amp;[.I446]" office:value-type="string" office:string-value="SRP1N">
            <text:p>SRP1N</text:p>
          </table:table-cell>
          <table:table-cell table:style-name="ce154" table:formula="of:=[.K446]&amp;[.J446]&amp;[.H446]" office:value-type="string" office:string-value="S2014RP1">
            <text:p>S2014RP1</text:p>
          </table:table-cell>
          <table:table-cell table:style-name="ce151" table:formula="of:=[.K446]&amp;[.J446]&amp;[.I446]" office:value-type="string" office:string-value="S2014N">
            <text:p>S2014N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MTO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14F399937</text:p>
          </table:table-cell>
          <table:table-cell table:style-name="ce53" office:value-type="date" office:date-value="2014-11-27">
            <text:p>27/11/14</text:p>
          </table:table-cell>
          <table:table-cell table:style-name="ce99" office:value-type="float" office:value="1.4">
            <text:p>1,40</text:p>
          </table:table-cell>
          <table:table-cell table:style-name="ce99" office:value-type="float" office:value="0">
            <text:p>0,00</text:p>
          </table:table-cell>
          <table:table-cell table:style-name="ce99" office:value-type="float" office:value="-36.4">
            <text:p>-36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47])" office:value-type="float" office:value="2014">
            <text:p>2014</text:p>
          </table:table-cell>
          <table:table-cell table:style-name="ce151" table:formula="of:=RIGHT(LEFT([.C447];4))" office:value-type="string" office:string-value="F">
            <text:p>F</text:p>
          </table:table-cell>
          <table:table-cell table:style-name="ce154" table:formula="of:=[.K447]&amp;[.H447]" office:value-type="string" office:string-value="FRP1">
            <text:p>FRP1</text:p>
          </table:table-cell>
          <table:table-cell table:style-name="ce151" table:formula="of:=[.L447]&amp;[.I447]" office:value-type="string" office:string-value="FRP1N">
            <text:p>FRP1N</text:p>
          </table:table-cell>
          <table:table-cell table:style-name="ce154" table:formula="of:=[.K447]&amp;[.J447]&amp;[.H447]" office:value-type="string" office:string-value="F2014RP1">
            <text:p>F2014RP1</text:p>
          </table:table-cell>
          <table:table-cell table:style-name="ce151" table:formula="of:=[.K447]&amp;[.J447]&amp;[.I447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MTO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15F023158</text:p>
          </table:table-cell>
          <table:table-cell table:style-name="ce53" office:value-type="date" office:date-value="2015-08-01">
            <text:p>01/08/15</text:p>
          </table:table-cell>
          <table:table-cell table:style-name="ce99" office:value-type="float" office:value="-1.42">
            <text:p>-1,42</text:p>
          </table:table-cell>
          <table:table-cell table:style-name="ce99" office:value-type="float" office:value="1.8">
            <text:p>1,80</text:p>
          </table:table-cell>
          <table:table-cell table:style-name="ce99" office:value-type="float" office:value="-16.4">
            <text:p>-16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48])" office:value-type="float" office:value="2015">
            <text:p>2015</text:p>
          </table:table-cell>
          <table:table-cell table:style-name="ce151" table:formula="of:=RIGHT(LEFT([.C448];4))" office:value-type="string" office:string-value="F">
            <text:p>F</text:p>
          </table:table-cell>
          <table:table-cell table:style-name="ce154" table:formula="of:=[.K448]&amp;[.H448]" office:value-type="string" office:string-value="FRP1">
            <text:p>FRP1</text:p>
          </table:table-cell>
          <table:table-cell table:style-name="ce151" table:formula="of:=[.L448]&amp;[.I448]" office:value-type="string" office:string-value="FRP1N">
            <text:p>FRP1N</text:p>
          </table:table-cell>
          <table:table-cell table:style-name="ce154" table:formula="of:=[.K448]&amp;[.J448]&amp;[.H448]" office:value-type="string" office:string-value="F2015RP1">
            <text:p>F2015RP1</text:p>
          </table:table-cell>
          <table:table-cell table:style-name="ce151" table:formula="of:=[.K448]&amp;[.J448]&amp;[.I448]" office:value-type="string" office:string-value="F2015N">
            <text:p>F2015N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MTO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17N286279</text:p>
          </table:table-cell>
          <table:table-cell table:style-name="ce53" office:value-type="date" office:date-value="2018-02-01">
            <text:p>01/02/18</text:p>
          </table:table-cell>
          <table:table-cell table:style-name="ce99" office:value-type="float" office:value="0">
            <text:p>0,00</text:p>
          </table:table-cell>
          <table:table-cell table:style-name="ce99" office:value-type="float" office:value="-0.8">
            <text:p>-0,80</text:p>
          </table:table-cell>
          <table:table-cell table:style-name="ce99" office:value-type="float" office:value="0">
            <text:p>0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49])" office:value-type="float" office:value="2018">
            <text:p>2018</text:p>
          </table:table-cell>
          <table:table-cell table:style-name="ce151" table:formula="of:=RIGHT(LEFT([.C449];4))" office:value-type="string" office:string-value="N">
            <text:p>N</text:p>
          </table:table-cell>
          <table:table-cell table:style-name="ce154" table:formula="of:=[.K449]&amp;[.H449]" office:value-type="string" office:string-value="NAP">
            <text:p>NAP</text:p>
          </table:table-cell>
          <table:table-cell table:style-name="ce151" table:formula="of:=[.L449]&amp;[.I449]" office:value-type="string" office:string-value="NAP">
            <text:p>NAP</text:p>
          </table:table-cell>
          <table:table-cell table:style-name="ce154" table:formula="of:=[.K449]&amp;[.J449]&amp;[.H449]" office:value-type="string" office:string-value="N2018AP">
            <text:p>N2018AP</text:p>
          </table:table-cell>
          <table:table-cell table:style-name="ce151" table:formula="of:=[.K449]&amp;[.J449]&amp;[.I449]" office:value-type="string" office:string-value="N2018">
            <text:p>N2018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MTN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07F342848</text:p>
          </table:table-cell>
          <table:table-cell table:style-name="ce53" office:value-type="date" office:date-value="2016-12-02">
            <text:p>02/12/16</text:p>
          </table:table-cell>
          <table:table-cell table:style-name="ce99" office:value-type="float" office:value="-0.44">
            <text:p>-0,44</text:p>
          </table:table-cell>
          <table:table-cell table:style-name="ce99" office:value-type="float" office:value="0.8">
            <text:p>0,80</text:p>
          </table:table-cell>
          <table:table-cell table:style-name="ce99" office:value-type="float" office:value="-39.4">
            <text:p>-39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50])" office:value-type="float" office:value="2016">
            <text:p>2016</text:p>
          </table:table-cell>
          <table:table-cell table:style-name="ce151" table:formula="of:=RIGHT(LEFT([.C450];4))" office:value-type="string" office:string-value="F">
            <text:p>F</text:p>
          </table:table-cell>
          <table:table-cell table:style-name="ce154" table:formula="of:=[.K450]&amp;[.H450]" office:value-type="string" office:string-value="FRP1">
            <text:p>FRP1</text:p>
          </table:table-cell>
          <table:table-cell table:style-name="ce151" table:formula="of:=[.L450]&amp;[.I450]" office:value-type="string" office:string-value="FRP1N">
            <text:p>FRP1N</text:p>
          </table:table-cell>
          <table:table-cell table:style-name="ce154" table:formula="of:=[.K450]&amp;[.J450]&amp;[.H450]" office:value-type="string" office:string-value="F2016RP1">
            <text:p>F2016RP1</text:p>
          </table:table-cell>
          <table:table-cell table:style-name="ce151" table:formula="of:=[.K450]&amp;[.J450]&amp;[.I450]" office:value-type="string" office:string-value="F2016N">
            <text:p>F2016N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MTN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09F261430</text:p>
          </table:table-cell>
          <table:table-cell table:style-name="ce53" office:value-type="date" office:date-value="2011-10-15">
            <text:p>15/10/11</text:p>
          </table:table-cell>
          <table:table-cell table:style-name="ce99" office:value-type="float" office:value="1.16">
            <text:p>1,16</text:p>
          </table:table-cell>
          <table:table-cell table:style-name="ce99" office:value-type="float" office:value="-1.8">
            <text:p>-1,80</text:p>
          </table:table-cell>
          <table:table-cell table:style-name="ce99" office:value-type="float" office:value="-99.8">
            <text:p>-99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51])" office:value-type="float" office:value="2011">
            <text:p>2011</text:p>
          </table:table-cell>
          <table:table-cell table:style-name="ce151" table:formula="of:=RIGHT(LEFT([.C451];4))" office:value-type="string" office:string-value="F">
            <text:p>F</text:p>
          </table:table-cell>
          <table:table-cell table:style-name="ce154" table:formula="of:=[.K451]&amp;[.H451]" office:value-type="string" office:string-value="FRP1">
            <text:p>FRP1</text:p>
          </table:table-cell>
          <table:table-cell table:style-name="ce151" table:formula="of:=[.L451]&amp;[.I451]" office:value-type="string" office:string-value="FRP1N">
            <text:p>FRP1N</text:p>
          </table:table-cell>
          <table:table-cell table:style-name="ce154" table:formula="of:=[.K451]&amp;[.J451]&amp;[.H451]" office:value-type="string" office:string-value="F2011RP1">
            <text:p>F2011RP1</text:p>
          </table:table-cell>
          <table:table-cell table:style-name="ce151" table:formula="of:=[.K451]&amp;[.J451]&amp;[.I451]" office:value-type="string" office:string-value="F2011N">
            <text:p>F2011N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MTN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07F312928</text:p>
          </table:table-cell>
          <table:table-cell table:style-name="ce53" office:value-type="date" office:date-value="2017-06-28">
            <text:p>28/06/17</text:p>
          </table:table-cell>
          <table:table-cell table:style-name="ce79" office:value-type="float" office:value="-1.06">
            <text:p>-1,06</text:p>
          </table:table-cell>
          <table:table-cell table:style-name="ce104" office:value-type="float" office:value="0">
            <text:p>0,00</text:p>
          </table:table-cell>
          <table:table-cell table:style-name="ce79" office:value-type="float" office:value="-2">
            <text:p>-2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52])" office:value-type="float" office:value="2017">
            <text:p>2017</text:p>
          </table:table-cell>
          <table:table-cell table:style-name="ce151" table:formula="of:=RIGHT(LEFT([.C452];4))" office:value-type="string" office:string-value="F">
            <text:p>F</text:p>
          </table:table-cell>
          <table:table-cell table:style-name="ce154" table:formula="of:=[.K452]&amp;[.H452]" office:value-type="string" office:string-value="FAP">
            <text:p>FAP</text:p>
          </table:table-cell>
          <table:table-cell table:style-name="ce151" table:formula="of:=[.L452]&amp;[.I452]" office:value-type="string" office:string-value="FAP">
            <text:p>FAP</text:p>
          </table:table-cell>
          <table:table-cell table:style-name="ce154" table:formula="of:=[.K452]&amp;[.J452]&amp;[.H452]" office:value-type="string" office:string-value="F2017AP">
            <text:p>F2017AP</text:p>
          </table:table-cell>
          <table:table-cell table:style-name="ce151" table:formula="of:=[.K452]&amp;[.J452]&amp;[.I452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MTN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11F220845</text:p>
          </table:table-cell>
          <table:table-cell table:style-name="ce53" office:value-type="date" office:date-value="2012-05-30">
            <text:p>30/05/12</text:p>
          </table:table-cell>
          <table:table-cell table:style-name="ce79" office:value-type="float" office:value="-0.08">
            <text:p>-0,08</text:p>
          </table:table-cell>
          <table:table-cell table:style-name="ce104" office:value-type="float" office:value="-0.6">
            <text:p>-0,60</text:p>
          </table:table-cell>
          <table:table-cell table:style-name="ce79" office:value-type="float" office:value="-1.6">
            <text:p>-1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53])" office:value-type="float" office:value="2012">
            <text:p>2012</text:p>
          </table:table-cell>
          <table:table-cell table:style-name="ce151" table:formula="of:=RIGHT(LEFT([.C453];4))" office:value-type="string" office:string-value="F">
            <text:p>F</text:p>
          </table:table-cell>
          <table:table-cell table:style-name="ce154" table:formula="of:=[.K453]&amp;[.H453]" office:value-type="string" office:string-value="FAP">
            <text:p>FAP</text:p>
          </table:table-cell>
          <table:table-cell table:style-name="ce151" table:formula="of:=[.L453]&amp;[.I453]" office:value-type="string" office:string-value="FAP">
            <text:p>FAP</text:p>
          </table:table-cell>
          <table:table-cell table:style-name="ce154" table:formula="of:=[.K453]&amp;[.J453]&amp;[.H453]" office:value-type="string" office:string-value="F2012AP">
            <text:p>F2012AP</text:p>
          </table:table-cell>
          <table:table-cell table:style-name="ce151" table:formula="of:=[.K453]&amp;[.J453]&amp;[.I453]" office:value-type="string" office:string-value="F2012">
            <text:p>F2012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MTN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05F100993</text:p>
          </table:table-cell>
          <table:table-cell table:style-name="ce53" office:value-type="date" office:date-value="2010-01-28">
            <text:p>28/01/10</text:p>
          </table:table-cell>
          <table:table-cell table:style-name="ce79" office:value-type="float" office:value="-0.58">
            <text:p>-0,58</text:p>
          </table:table-cell>
          <table:table-cell table:style-name="ce104" office:value-type="float" office:value="-0.2">
            <text:p>-0,20</text:p>
          </table:table-cell>
          <table:table-cell table:style-name="ce79" office:value-type="float" office:value="-8.2">
            <text:p>-8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54])" office:value-type="float" office:value="2010">
            <text:p>2010</text:p>
          </table:table-cell>
          <table:table-cell table:style-name="ce151" table:formula="of:=RIGHT(LEFT([.C454];4))" office:value-type="string" office:string-value="F">
            <text:p>F</text:p>
          </table:table-cell>
          <table:table-cell table:style-name="ce154" table:formula="of:=[.K454]&amp;[.H454]" office:value-type="string" office:string-value="FAP">
            <text:p>FAP</text:p>
          </table:table-cell>
          <table:table-cell table:style-name="ce151" table:formula="of:=[.L454]&amp;[.I454]" office:value-type="string" office:string-value="FAP">
            <text:p>FAP</text:p>
          </table:table-cell>
          <table:table-cell table:style-name="ce154" table:formula="of:=[.K454]&amp;[.J454]&amp;[.H454]" office:value-type="string" office:string-value="F2010AP">
            <text:p>F2010AP</text:p>
          </table:table-cell>
          <table:table-cell table:style-name="ce151" table:formula="of:=[.K454]&amp;[.J454]&amp;[.I454]" office:value-type="string" office:string-value="F2010">
            <text:p>F2010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MTN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17F110509</text:p>
          </table:table-cell>
          <table:table-cell table:style-name="ce53" office:value-type="date" office:date-value="2017-11-14">
            <text:p>14/11/17</text:p>
          </table:table-cell>
          <table:table-cell table:style-name="ce79" office:value-type="float" office:value="-0.28">
            <text:p>-0,28</text:p>
          </table:table-cell>
          <table:table-cell table:style-name="ce104" office:value-type="float" office:value="-1.4">
            <text:p>-1,40</text:p>
          </table:table-cell>
          <table:table-cell table:style-name="ce79" office:value-type="float" office:value="-7">
            <text:p>-7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55])" office:value-type="float" office:value="2017">
            <text:p>2017</text:p>
          </table:table-cell>
          <table:table-cell table:style-name="ce151" table:formula="of:=RIGHT(LEFT([.C455];4))" office:value-type="string" office:string-value="F">
            <text:p>F</text:p>
          </table:table-cell>
          <table:table-cell table:style-name="ce154" table:formula="of:=[.K455]&amp;[.H455]" office:value-type="string" office:string-value="FAP">
            <text:p>FAP</text:p>
          </table:table-cell>
          <table:table-cell table:style-name="ce151" table:formula="of:=[.L455]&amp;[.I455]" office:value-type="string" office:string-value="FAP">
            <text:p>FAP</text:p>
          </table:table-cell>
          <table:table-cell table:style-name="ce154" table:formula="of:=[.K455]&amp;[.J455]&amp;[.H455]" office:value-type="string" office:string-value="F2017AP">
            <text:p>F2017AP</text:p>
          </table:table-cell>
          <table:table-cell table:style-name="ce151" table:formula="of:=[.K455]&amp;[.J455]&amp;[.I455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BME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12F242038</text:p>
          </table:table-cell>
          <table:table-cell table:style-name="ce53" office:value-type="date" office:date-value="2013-10-11">
            <text:p>11/10/13</text:p>
          </table:table-cell>
          <table:table-cell table:style-name="ce79" office:value-type="float" office:value="0.2">
            <text:p>0,20</text:p>
          </table:table-cell>
          <table:table-cell table:style-name="ce104" office:value-type="float" office:value="-0.6">
            <text:p>-0,60</text:p>
          </table:table-cell>
          <table:table-cell table:style-name="ce79" office:value-type="float" office:value="-38">
            <text:p>-38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56])" office:value-type="float" office:value="2013">
            <text:p>2013</text:p>
          </table:table-cell>
          <table:table-cell table:style-name="ce151" table:formula="of:=RIGHT(LEFT([.C456];4))" office:value-type="string" office:string-value="F">
            <text:p>F</text:p>
          </table:table-cell>
          <table:table-cell table:style-name="ce154" table:formula="of:=[.K456]&amp;[.H456]" office:value-type="string" office:string-value="FRP1">
            <text:p>FRP1</text:p>
          </table:table-cell>
          <table:table-cell table:style-name="ce151" table:formula="of:=[.L456]&amp;[.I456]" office:value-type="string" office:string-value="FRP1N">
            <text:p>FRP1N</text:p>
          </table:table-cell>
          <table:table-cell table:style-name="ce154" table:formula="of:=[.K456]&amp;[.J456]&amp;[.H456]" office:value-type="string" office:string-value="F2013RP1">
            <text:p>F2013RP1</text:p>
          </table:table-cell>
          <table:table-cell table:style-name="ce151" table:formula="of:=[.K456]&amp;[.J456]&amp;[.I456]" office:value-type="string" office:string-value="F2013N">
            <text:p>F2013N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BME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09F189331</text:p>
          </table:table-cell>
          <table:table-cell table:style-name="ce53" office:value-type="date" office:date-value="2017-02-13">
            <text:p>13/02/17</text:p>
          </table:table-cell>
          <table:table-cell table:style-name="ce99" office:value-type="float" office:value="0.66">
            <text:p>0,66</text:p>
          </table:table-cell>
          <table:table-cell table:style-name="ce99" office:value-type="float" office:value="-0.6">
            <text:p>-0,60</text:p>
          </table:table-cell>
          <table:table-cell table:style-name="ce99" office:value-type="float" office:value="-26.2">
            <text:p>-26,2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57])" office:value-type="float" office:value="2017">
            <text:p>2017</text:p>
          </table:table-cell>
          <table:table-cell table:style-name="ce151" table:formula="of:=RIGHT(LEFT([.C457];4))" office:value-type="string" office:string-value="F">
            <text:p>F</text:p>
          </table:table-cell>
          <table:table-cell table:style-name="ce154" table:formula="of:=[.K457]&amp;[.H457]" office:value-type="string" office:string-value="FRP1">
            <text:p>FRP1</text:p>
          </table:table-cell>
          <table:table-cell table:style-name="ce151" table:formula="of:=[.L457]&amp;[.I457]" office:value-type="string" office:string-value="FRP1N">
            <text:p>FRP1N</text:p>
          </table:table-cell>
          <table:table-cell table:style-name="ce154" table:formula="of:=[.K457]&amp;[.J457]&amp;[.H457]" office:value-type="string" office:string-value="F2017RP1">
            <text:p>F2017RP1</text:p>
          </table:table-cell>
          <table:table-cell table:style-name="ce151" table:formula="of:=[.K457]&amp;[.J457]&amp;[.I457]" office:value-type="string" office:string-value="F2017N">
            <text:p>F2017N</text:p>
          </table:table-cell>
          <table:table-cell table:style-name="ce169"/>
          <table:table-cell/>
        </table:table-row>
        <table:table-row table:style-name="ro2">
          <table:table-cell table:style-name="ce17" office:value-type="string">
            <text:p>UN-BME </text:p>
          </table:table-cell>
          <table:table-cell table:style-name="ce29" office:value-type="date" office:date-value="2018-03-27">
            <text:p>27/03/18</text:p>
          </table:table-cell>
          <table:table-cell table:style-name="ce35" office:value-type="string">
            <text:p>A02S083522</text:p>
          </table:table-cell>
          <table:table-cell table:style-name="ce53" office:value-type="date" office:date-value="2011-10-31">
            <text:p>31/10/11</text:p>
          </table:table-cell>
          <table:table-cell table:style-name="ce99" office:value-type="float" office:value="1.96">
            <text:p>1,96</text:p>
          </table:table-cell>
          <table:table-cell table:style-name="ce99" office:value-type="float" office:value="-1.4">
            <text:p>-1,40</text:p>
          </table:table-cell>
          <table:table-cell table:style-name="ce99" office:value-type="float" office:value="-4.2">
            <text:p>-4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58])" office:value-type="float" office:value="2011">
            <text:p>2011</text:p>
          </table:table-cell>
          <table:table-cell table:style-name="ce151" table:formula="of:=RIGHT(LEFT([.C458];4))" office:value-type="string" office:string-value="S">
            <text:p>S</text:p>
          </table:table-cell>
          <table:table-cell table:style-name="ce154" table:formula="of:=[.K458]&amp;[.H458]" office:value-type="string" office:string-value="SAP">
            <text:p>SAP</text:p>
          </table:table-cell>
          <table:table-cell table:style-name="ce151" table:formula="of:=[.L458]&amp;[.I458]" office:value-type="string" office:string-value="SAP">
            <text:p>SAP</text:p>
          </table:table-cell>
          <table:table-cell table:style-name="ce154" table:formula="of:=[.K458]&amp;[.J458]&amp;[.H458]" office:value-type="string" office:string-value="S2011AP">
            <text:p>S2011AP</text:p>
          </table:table-cell>
          <table:table-cell table:style-name="ce151" table:formula="of:=[.K458]&amp;[.J458]&amp;[.I458]" office:value-type="string" office:string-value="S2011">
            <text:p>S2011</text:p>
          </table:table-cell>
          <table:table-cell table:style-name="ce169"/>
          <table:table-cell/>
        </table:table-row>
        <table:table-row table:style-name="ro2">
          <table:table-cell table:style-name="ce19" office:value-type="string">
            <text:p>UN-BME </text:p>
          </table:table-cell>
          <table:table-cell table:style-name="ce30" office:value-type="date" office:date-value="2018-03-27">
            <text:p>27/03/18</text:p>
          </table:table-cell>
          <table:table-cell table:style-name="ce49" office:value-type="string">
            <text:p>A11F198099</text:p>
          </table:table-cell>
          <table:table-cell table:style-name="ce75" office:value-type="date" office:date-value="2012-03-21">
            <text:p>21/03/12</text:p>
          </table:table-cell>
          <table:table-cell table:number-columns-repeated="3" table:style-name="ce101" office:value-type="float" office:value="-100">
            <text:p>-100,00</text:p>
          </table:table-cell>
          <table:table-cell table:style-name="ce134" office:value-type="string">
            <text:p>RP1</text:p>
          </table:table-cell>
          <table:table-cell table:style-name="ce134" office:value-type="string">
            <text:p>N</text:p>
          </table:table-cell>
          <table:table-cell table:style-name="ce146" table:formula="of:=YEAR([.D459])" office:value-type="float" office:value="2012">
            <text:p>2012</text:p>
          </table:table-cell>
          <table:table-cell table:style-name="ce151" table:formula="of:=RIGHT(LEFT([.C459];4))" office:value-type="string" office:string-value="F">
            <text:p>F</text:p>
          </table:table-cell>
          <table:table-cell table:style-name="ce154" table:formula="of:=[.K459]&amp;[.H459]" office:value-type="string" office:string-value="FRP1">
            <text:p>FRP1</text:p>
          </table:table-cell>
          <table:table-cell table:style-name="ce151" table:formula="of:=[.L459]&amp;[.I459]" office:value-type="string" office:string-value="FRP1N">
            <text:p>FRP1N</text:p>
          </table:table-cell>
          <table:table-cell table:style-name="ce154" table:formula="of:=[.K459]&amp;[.J459]&amp;[.H459]" office:value-type="string" office:string-value="F2012RP1">
            <text:p>F2012RP1</text:p>
          </table:table-cell>
          <table:table-cell table:style-name="ce151" table:formula="of:=[.K459]&amp;[.J459]&amp;[.I459]" office:value-type="string" office:string-value="F2012N">
            <text:p>F2012N</text:p>
          </table:table-cell>
          <table:table-cell table:style-name="ce169" office:value-type="string">
            <text:p>Vazamento pela porca superior</text:p>
          </table:table-cell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05L146764</text:p>
          </table:table-cell>
          <table:table-cell table:style-name="ce53" office:value-type="date" office:date-value="2012-10-19">
            <text:p>19/10/12</text:p>
          </table:table-cell>
          <table:table-cell table:style-name="ce79" office:value-type="float" office:value="-1.54">
            <text:p>-1,54</text:p>
          </table:table-cell>
          <table:table-cell table:style-name="ce104" office:value-type="float" office:value="-0.2">
            <text:p>-0,20</text:p>
          </table:table-cell>
          <table:table-cell table:style-name="ce79" office:value-type="float" office:value="-13">
            <text:p>-13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60])" office:value-type="float" office:value="2012">
            <text:p>2012</text:p>
          </table:table-cell>
          <table:table-cell table:style-name="ce151" table:formula="of:=RIGHT(LEFT([.C460];4))" office:value-type="string" office:string-value="L">
            <text:p>L</text:p>
          </table:table-cell>
          <table:table-cell table:style-name="ce154" table:formula="of:=[.K460]&amp;[.H460]" office:value-type="string" office:string-value="LRP1">
            <text:p>LRP1</text:p>
          </table:table-cell>
          <table:table-cell table:style-name="ce151" table:formula="of:=[.L460]&amp;[.I460]" office:value-type="string" office:string-value="LRP1N">
            <text:p>LRP1N</text:p>
          </table:table-cell>
          <table:table-cell table:style-name="ce154" table:formula="of:=[.K460]&amp;[.J460]&amp;[.H460]" office:value-type="string" office:string-value="L2012RP1">
            <text:p>L2012RP1</text:p>
          </table:table-cell>
          <table:table-cell table:style-name="ce151" table:formula="of:=[.K460]&amp;[.J460]&amp;[.I460]" office:value-type="string" office:string-value="L2012N">
            <text:p>L2012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11N318669</text:p>
          </table:table-cell>
          <table:table-cell table:style-name="ce53" office:value-type="date" office:date-value="2011-11-03">
            <text:p>03/11/11</text:p>
          </table:table-cell>
          <table:table-cell table:style-name="ce79" office:value-type="float" office:value="1.65">
            <text:p>1,65</text:p>
          </table:table-cell>
          <table:table-cell table:style-name="ce104" office:value-type="float" office:value="0.5">
            <text:p>0,50</text:p>
          </table:table-cell>
          <table:table-cell table:style-name="ce79" office:value-type="float" office:value="-9.5">
            <text:p>-9,5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61])" office:value-type="float" office:value="2011">
            <text:p>2011</text:p>
          </table:table-cell>
          <table:table-cell table:style-name="ce151" table:formula="of:=RIGHT(LEFT([.C461];4))" office:value-type="string" office:string-value="N">
            <text:p>N</text:p>
          </table:table-cell>
          <table:table-cell table:style-name="ce154" table:formula="of:=[.K461]&amp;[.H461]" office:value-type="string" office:string-value="NAP">
            <text:p>NAP</text:p>
          </table:table-cell>
          <table:table-cell table:style-name="ce151" table:formula="of:=[.L461]&amp;[.I461]" office:value-type="string" office:string-value="NAP">
            <text:p>NAP</text:p>
          </table:table-cell>
          <table:table-cell table:style-name="ce154" table:formula="of:=[.K461]&amp;[.J461]&amp;[.H461]" office:value-type="string" office:string-value="N2011AP">
            <text:p>N2011AP</text:p>
          </table:table-cell>
          <table:table-cell table:style-name="ce151" table:formula="of:=[.K461]&amp;[.J461]&amp;[.I461]" office:value-type="string" office:string-value="N2011">
            <text:p>N2011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14F001001</text:p>
          </table:table-cell>
          <table:table-cell table:style-name="ce53" office:value-type="date" office:date-value="2014-02-20">
            <text:p>20/02/14</text:p>
          </table:table-cell>
          <table:table-cell table:style-name="ce79" office:value-type="float" office:value="-0.28">
            <text:p>-0,28</text:p>
          </table:table-cell>
          <table:table-cell table:style-name="ce104" office:value-type="float" office:value="1.2">
            <text:p>1,20</text:p>
          </table:table-cell>
          <table:table-cell table:style-name="ce79" office:value-type="float" office:value="-55.6">
            <text:p>-55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62])" office:value-type="float" office:value="2014">
            <text:p>2014</text:p>
          </table:table-cell>
          <table:table-cell table:style-name="ce151" table:formula="of:=RIGHT(LEFT([.C462];4))" office:value-type="string" office:string-value="F">
            <text:p>F</text:p>
          </table:table-cell>
          <table:table-cell table:style-name="ce154" table:formula="of:=[.K462]&amp;[.H462]" office:value-type="string" office:string-value="FRP1">
            <text:p>FRP1</text:p>
          </table:table-cell>
          <table:table-cell table:style-name="ce151" table:formula="of:=[.L462]&amp;[.I462]" office:value-type="string" office:string-value="FRP1N">
            <text:p>FRP1N</text:p>
          </table:table-cell>
          <table:table-cell table:style-name="ce154" table:formula="of:=[.K462]&amp;[.J462]&amp;[.H462]" office:value-type="string" office:string-value="F2014RP1">
            <text:p>F2014RP1</text:p>
          </table:table-cell>
          <table:table-cell table:style-name="ce151" table:formula="of:=[.K462]&amp;[.J462]&amp;[.I462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15F126180</text:p>
          </table:table-cell>
          <table:table-cell table:style-name="ce53" office:value-type="date" office:date-value="2018-01-03">
            <text:p>03/01/18</text:p>
          </table:table-cell>
          <table:table-cell table:style-name="ce79" office:value-type="float" office:value="-1.48">
            <text:p>-1,48</text:p>
          </table:table-cell>
          <table:table-cell table:style-name="ce104" office:value-type="float" office:value="-1">
            <text:p>-1,00</text:p>
          </table:table-cell>
          <table:table-cell table:style-name="ce79" office:value-type="float" office:value="1.6">
            <text:p>1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63])" office:value-type="float" office:value="2018">
            <text:p>2018</text:p>
          </table:table-cell>
          <table:table-cell table:style-name="ce151" table:formula="of:=RIGHT(LEFT([.C463];4))" office:value-type="string" office:string-value="F">
            <text:p>F</text:p>
          </table:table-cell>
          <table:table-cell table:style-name="ce154" table:formula="of:=[.K463]&amp;[.H463]" office:value-type="string" office:string-value="FAP">
            <text:p>FAP</text:p>
          </table:table-cell>
          <table:table-cell table:style-name="ce151" table:formula="of:=[.L463]&amp;[.I463]" office:value-type="string" office:string-value="FAP">
            <text:p>FAP</text:p>
          </table:table-cell>
          <table:table-cell table:style-name="ce154" table:formula="of:=[.K463]&amp;[.J463]&amp;[.H463]" office:value-type="string" office:string-value="F2018AP">
            <text:p>F2018AP</text:p>
          </table:table-cell>
          <table:table-cell table:style-name="ce151" table:formula="of:=[.K463]&amp;[.J463]&amp;[.I463]" office:value-type="string" office:string-value="F2018">
            <text:p>F2018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16F258305</text:p>
          </table:table-cell>
          <table:table-cell table:style-name="ce53" office:value-type="date" office:date-value="2017-01-26">
            <text:p>26/01/17</text:p>
          </table:table-cell>
          <table:table-cell table:style-name="ce99" office:value-type="float" office:value="-1.02">
            <text:p>-1,02</text:p>
          </table:table-cell>
          <table:table-cell table:style-name="ce99" office:value-type="float" office:value="-0.4">
            <text:p>-0,40</text:p>
          </table:table-cell>
          <table:table-cell table:style-name="ce99" office:value-type="float" office:value="1">
            <text:p>1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64])" office:value-type="float" office:value="2017">
            <text:p>2017</text:p>
          </table:table-cell>
          <table:table-cell table:style-name="ce151" table:formula="of:=RIGHT(LEFT([.C464];4))" office:value-type="string" office:string-value="F">
            <text:p>F</text:p>
          </table:table-cell>
          <table:table-cell table:style-name="ce154" table:formula="of:=[.K464]&amp;[.H464]" office:value-type="string" office:string-value="FAP">
            <text:p>FAP</text:p>
          </table:table-cell>
          <table:table-cell table:style-name="ce151" table:formula="of:=[.L464]&amp;[.I464]" office:value-type="string" office:string-value="FAP">
            <text:p>FAP</text:p>
          </table:table-cell>
          <table:table-cell table:style-name="ce154" table:formula="of:=[.K464]&amp;[.J464]&amp;[.H464]" office:value-type="string" office:string-value="F2017AP">
            <text:p>F2017AP</text:p>
          </table:table-cell>
          <table:table-cell table:style-name="ce151" table:formula="of:=[.K464]&amp;[.J464]&amp;[.I464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08F059710</text:p>
          </table:table-cell>
          <table:table-cell table:style-name="ce53" office:value-type="date" office:date-value="2017-05-17">
            <text:p>17/05/17</text:p>
          </table:table-cell>
          <table:table-cell table:style-name="ce99" office:value-type="float" office:value="-1.44">
            <text:p>-1,44</text:p>
          </table:table-cell>
          <table:table-cell table:style-name="ce99" office:value-type="float" office:value="-2.2">
            <text:p>-2,20</text:p>
          </table:table-cell>
          <table:table-cell table:style-name="ce99" office:value-type="float" office:value="-24.8">
            <text:p>-24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65])" office:value-type="float" office:value="2017">
            <text:p>2017</text:p>
          </table:table-cell>
          <table:table-cell table:style-name="ce151" table:formula="of:=RIGHT(LEFT([.C465];4))" office:value-type="string" office:string-value="F">
            <text:p>F</text:p>
          </table:table-cell>
          <table:table-cell table:style-name="ce154" table:formula="of:=[.K465]&amp;[.H465]" office:value-type="string" office:string-value="FRP1">
            <text:p>FRP1</text:p>
          </table:table-cell>
          <table:table-cell table:style-name="ce151" table:formula="of:=[.L465]&amp;[.I465]" office:value-type="string" office:string-value="FRP1N">
            <text:p>FRP1N</text:p>
          </table:table-cell>
          <table:table-cell table:style-name="ce154" table:formula="of:=[.K465]&amp;[.J465]&amp;[.H465]" office:value-type="string" office:string-value="F2017RP1">
            <text:p>F2017RP1</text:p>
          </table:table-cell>
          <table:table-cell table:style-name="ce151" table:formula="of:=[.K465]&amp;[.J465]&amp;[.I465]" office:value-type="string" office:string-value="F2017N">
            <text:p>F2017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02S753555</text:p>
          </table:table-cell>
          <table:table-cell table:style-name="ce53" office:value-type="date" office:date-value="2011-06-27">
            <text:p>27/06/11</text:p>
          </table:table-cell>
          <table:table-cell table:style-name="ce99" office:value-type="float" office:value="0.78">
            <text:p>0,78</text:p>
          </table:table-cell>
          <table:table-cell table:style-name="ce99" office:value-type="float" office:value="0.6">
            <text:p>0,60</text:p>
          </table:table-cell>
          <table:table-cell table:style-name="ce99" office:value-type="float" office:value="-5.6">
            <text:p>-5,6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66])" office:value-type="float" office:value="2011">
            <text:p>2011</text:p>
          </table:table-cell>
          <table:table-cell table:style-name="ce151" table:formula="of:=RIGHT(LEFT([.C466];4))" office:value-type="string" office:string-value="S">
            <text:p>S</text:p>
          </table:table-cell>
          <table:table-cell table:style-name="ce154" table:formula="of:=[.K466]&amp;[.H466]" office:value-type="string" office:string-value="SAP">
            <text:p>SAP</text:p>
          </table:table-cell>
          <table:table-cell table:style-name="ce151" table:formula="of:=[.L466]&amp;[.I466]" office:value-type="string" office:string-value="SAP">
            <text:p>SAP</text:p>
          </table:table-cell>
          <table:table-cell table:style-name="ce154" table:formula="of:=[.K466]&amp;[.J466]&amp;[.H466]" office:value-type="string" office:string-value="S2011AP">
            <text:p>S2011AP</text:p>
          </table:table-cell>
          <table:table-cell table:style-name="ce151" table:formula="of:=[.K466]&amp;[.J466]&amp;[.I466]" office:value-type="string" office:string-value="S2011">
            <text:p>S2011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08F413379</text:p>
          </table:table-cell>
          <table:table-cell table:style-name="ce53" office:value-type="date" office:date-value="2011-06-28">
            <text:p>28/06/11</text:p>
          </table:table-cell>
          <table:table-cell table:style-name="ce99" office:value-type="float" office:value="-3.18">
            <text:p>-3,18</text:p>
          </table:table-cell>
          <table:table-cell table:style-name="ce99" office:value-type="float" office:value="-3.6">
            <text:p>-3,60</text:p>
          </table:table-cell>
          <table:table-cell table:style-name="ce99" office:value-type="float" office:value="-98">
            <text:p>-98,0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67])" office:value-type="float" office:value="2011">
            <text:p>2011</text:p>
          </table:table-cell>
          <table:table-cell table:style-name="ce151" table:formula="of:=RIGHT(LEFT([.C467];4))" office:value-type="string" office:string-value="F">
            <text:p>F</text:p>
          </table:table-cell>
          <table:table-cell table:style-name="ce154" table:formula="of:=[.K467]&amp;[.H467]" office:value-type="string" office:string-value="FRP1">
            <text:p>FRP1</text:p>
          </table:table-cell>
          <table:table-cell table:style-name="ce151" table:formula="of:=[.L467]&amp;[.I467]" office:value-type="string" office:string-value="FRP1N">
            <text:p>FRP1N</text:p>
          </table:table-cell>
          <table:table-cell table:style-name="ce154" table:formula="of:=[.K467]&amp;[.J467]&amp;[.H467]" office:value-type="string" office:string-value="F2011RP1">
            <text:p>F2011RP1</text:p>
          </table:table-cell>
          <table:table-cell table:style-name="ce151" table:formula="of:=[.K467]&amp;[.J467]&amp;[.I467]" office:value-type="string" office:string-value="F2011N">
            <text:p>F2011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08F231966</text:p>
          </table:table-cell>
          <table:table-cell table:style-name="ce53" office:value-type="date" office:date-value="2013-12-24">
            <text:p>24/12/13</text:p>
          </table:table-cell>
          <table:table-cell table:style-name="ce99" office:value-type="float" office:value="-0.34">
            <text:p>-0,34</text:p>
          </table:table-cell>
          <table:table-cell table:style-name="ce99" office:value-type="float" office:value="-0.2">
            <text:p>-0,20</text:p>
          </table:table-cell>
          <table:table-cell table:style-name="ce99" office:value-type="float" office:value="-8.2">
            <text:p>-8,2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68])" office:value-type="float" office:value="2013">
            <text:p>2013</text:p>
          </table:table-cell>
          <table:table-cell table:style-name="ce151" table:formula="of:=RIGHT(LEFT([.C468];4))" office:value-type="string" office:string-value="F">
            <text:p>F</text:p>
          </table:table-cell>
          <table:table-cell table:style-name="ce154" table:formula="of:=[.K468]&amp;[.H468]" office:value-type="string" office:string-value="FAP">
            <text:p>FAP</text:p>
          </table:table-cell>
          <table:table-cell table:style-name="ce151" table:formula="of:=[.L468]&amp;[.I468]" office:value-type="string" office:string-value="FAP">
            <text:p>FAP</text:p>
          </table:table-cell>
          <table:table-cell table:style-name="ce154" table:formula="of:=[.K468]&amp;[.J468]&amp;[.H468]" office:value-type="string" office:string-value="F2013AP">
            <text:p>F2013AP</text:p>
          </table:table-cell>
          <table:table-cell table:style-name="ce151" table:formula="of:=[.K468]&amp;[.J468]&amp;[.I468]" office:value-type="string" office:string-value="F2013">
            <text:p>F2013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10F051228</text:p>
          </table:table-cell>
          <table:table-cell table:style-name="ce53" office:value-type="date" office:date-value="2010-04-24">
            <text:p>24/04/10</text:p>
          </table:table-cell>
          <table:table-cell table:style-name="ce99" office:value-type="float" office:value="-1.7">
            <text:p>-1,70</text:p>
          </table:table-cell>
          <table:table-cell table:style-name="ce99" office:value-type="float" office:value="-2">
            <text:p>-2,00</text:p>
          </table:table-cell>
          <table:table-cell table:style-name="ce99" office:value-type="float" office:value="-27.8">
            <text:p>-27,8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69])" office:value-type="float" office:value="2010">
            <text:p>2010</text:p>
          </table:table-cell>
          <table:table-cell table:style-name="ce151" table:formula="of:=RIGHT(LEFT([.C469];4))" office:value-type="string" office:string-value="F">
            <text:p>F</text:p>
          </table:table-cell>
          <table:table-cell table:style-name="ce154" table:formula="of:=[.K469]&amp;[.H469]" office:value-type="string" office:string-value="FRP1">
            <text:p>FRP1</text:p>
          </table:table-cell>
          <table:table-cell table:style-name="ce151" table:formula="of:=[.L469]&amp;[.I469]" office:value-type="string" office:string-value="FRP1N">
            <text:p>FRP1N</text:p>
          </table:table-cell>
          <table:table-cell table:style-name="ce154" table:formula="of:=[.K469]&amp;[.J469]&amp;[.H469]" office:value-type="string" office:string-value="F2010RP1">
            <text:p>F2010RP1</text:p>
          </table:table-cell>
          <table:table-cell table:style-name="ce151" table:formula="of:=[.K469]&amp;[.J469]&amp;[.I469]" office:value-type="string" office:string-value="F2010N">
            <text:p>F2010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GCOPE MED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07S086890</text:p>
          </table:table-cell>
          <table:table-cell table:style-name="ce53" office:value-type="date" office:date-value="2014-06-30">
            <text:p>30/06/14</text:p>
          </table:table-cell>
          <table:table-cell table:style-name="ce79" office:value-type="float" office:value="-1.72">
            <text:p>-1,72</text:p>
          </table:table-cell>
          <table:table-cell table:style-name="ce104" office:value-type="float" office:value="-1.4">
            <text:p>-1,40</text:p>
          </table:table-cell>
          <table:table-cell table:style-name="ce79" office:value-type="float" office:value="-28.4">
            <text:p>-28,4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70])" office:value-type="float" office:value="2014">
            <text:p>2014</text:p>
          </table:table-cell>
          <table:table-cell table:style-name="ce151" table:formula="of:=RIGHT(LEFT([.C470];4))" office:value-type="string" office:string-value="S">
            <text:p>S</text:p>
          </table:table-cell>
          <table:table-cell table:style-name="ce154" table:formula="of:=[.K470]&amp;[.H470]" office:value-type="string" office:string-value="SRP1">
            <text:p>SRP1</text:p>
          </table:table-cell>
          <table:table-cell table:style-name="ce151" table:formula="of:=[.L470]&amp;[.I470]" office:value-type="string" office:string-value="SRP1N">
            <text:p>SRP1N</text:p>
          </table:table-cell>
          <table:table-cell table:style-name="ce154" table:formula="of:=[.K470]&amp;[.J470]&amp;[.H470]" office:value-type="string" office:string-value="S2014RP1">
            <text:p>S2014RP1</text:p>
          </table:table-cell>
          <table:table-cell table:style-name="ce151" table:formula="of:=[.K470]&amp;[.J470]&amp;[.I470]" office:value-type="string" office:string-value="S2014N">
            <text:p>S2014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14F000143</text:p>
          </table:table-cell>
          <table:table-cell table:style-name="ce53" office:value-type="date" office:date-value="2014-02-15">
            <text:p>15/02/14</text:p>
          </table:table-cell>
          <table:table-cell table:style-name="ce79" office:value-type="float" office:value="-4.92">
            <text:p>-4,92</text:p>
          </table:table-cell>
          <table:table-cell table:style-name="ce104" office:value-type="float" office:value="-1.6">
            <text:p>-1,60</text:p>
          </table:table-cell>
          <table:table-cell table:style-name="ce79" office:value-type="float" office:value="-5.8">
            <text:p>-5,8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71])" office:value-type="float" office:value="2014">
            <text:p>2014</text:p>
          </table:table-cell>
          <table:table-cell table:style-name="ce151" table:formula="of:=RIGHT(LEFT([.C471];4))" office:value-type="string" office:string-value="F">
            <text:p>F</text:p>
          </table:table-cell>
          <table:table-cell table:style-name="ce154" table:formula="of:=[.K471]&amp;[.H471]" office:value-type="string" office:string-value="FAP">
            <text:p>FAP</text:p>
          </table:table-cell>
          <table:table-cell table:style-name="ce151" table:formula="of:=[.L471]&amp;[.I471]" office:value-type="string" office:string-value="FAP">
            <text:p>FAP</text:p>
          </table:table-cell>
          <table:table-cell table:style-name="ce154" table:formula="of:=[.K471]&amp;[.J471]&amp;[.H471]" office:value-type="string" office:string-value="F2014AP">
            <text:p>F2014AP</text:p>
          </table:table-cell>
          <table:table-cell table:style-name="ce151" table:formula="of:=[.K471]&amp;[.J471]&amp;[.I471]" office:value-type="string" office:string-value="F2014">
            <text:p>F2014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16F210260</text:p>
          </table:table-cell>
          <table:table-cell table:style-name="ce53" office:value-type="date" office:date-value="2017-07-26">
            <text:p>26/07/17</text:p>
          </table:table-cell>
          <table:table-cell table:style-name="ce79" office:value-type="float" office:value="-0.28">
            <text:p>-0,28</text:p>
          </table:table-cell>
          <table:table-cell table:style-name="ce104" office:value-type="float" office:value="-1.8">
            <text:p>-1,80</text:p>
          </table:table-cell>
          <table:table-cell table:style-name="ce79" office:value-type="float" office:value="-93.6">
            <text:p>-93,60</text:p>
          </table:table-cell>
          <table:table-cell table:style-name="ce131" office:value-type="string">
            <text:p>RP1</text:p>
          </table:table-cell>
          <table:table-cell table:style-name="ce131" office:value-type="string">
            <text:p>N</text:p>
          </table:table-cell>
          <table:table-cell table:style-name="ce146" table:formula="of:=YEAR([.D472])" office:value-type="float" office:value="2017">
            <text:p>2017</text:p>
          </table:table-cell>
          <table:table-cell table:style-name="ce151" table:formula="of:=RIGHT(LEFT([.C472];4))" office:value-type="string" office:string-value="F">
            <text:p>F</text:p>
          </table:table-cell>
          <table:table-cell table:style-name="ce154" table:formula="of:=[.K472]&amp;[.H472]" office:value-type="string" office:string-value="FRP1">
            <text:p>FRP1</text:p>
          </table:table-cell>
          <table:table-cell table:style-name="ce151" table:formula="of:=[.L472]&amp;[.I472]" office:value-type="string" office:string-value="FRP1N">
            <text:p>FRP1N</text:p>
          </table:table-cell>
          <table:table-cell table:style-name="ce154" table:formula="of:=[.K472]&amp;[.J472]&amp;[.H472]" office:value-type="string" office:string-value="F2017RP1">
            <text:p>F2017RP1</text:p>
          </table:table-cell>
          <table:table-cell table:style-name="ce151" table:formula="of:=[.K472]&amp;[.J472]&amp;[.I472]" office:value-type="string" office:string-value="F2017N">
            <text:p>F2017N</text:p>
          </table:table-cell>
          <table:table-cell table:style-name="ce169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6" office:value-type="date" office:date-value="2018-03-28">
            <text:p>28/03/18</text:p>
          </table:table-cell>
          <table:table-cell table:style-name="ce35" office:value-type="string">
            <text:p>A07F308427</text:p>
          </table:table-cell>
          <table:table-cell table:style-name="ce53" office:value-type="date" office:date-value="2017-10-04">
            <text:p>04/10/17</text:p>
          </table:table-cell>
          <table:table-cell table:style-name="ce79" office:value-type="float" office:value="-1.36">
            <text:p>-1,36</text:p>
          </table:table-cell>
          <table:table-cell table:style-name="ce104" office:value-type="float" office:value="1">
            <text:p>1,00</text:p>
          </table:table-cell>
          <table:table-cell table:style-name="ce79" office:value-type="float" office:value="-3">
            <text:p>-3,00</text:p>
          </table:table-cell>
          <table:table-cell table:style-name="ce131" office:value-type="string">
            <text:p>AP</text:p>
          </table:table-cell>
          <table:table-cell table:style-name="ce131"/>
          <table:table-cell table:style-name="ce146" table:formula="of:=YEAR([.D473])" office:value-type="float" office:value="2017">
            <text:p>2017</text:p>
          </table:table-cell>
          <table:table-cell table:style-name="ce151" table:formula="of:=RIGHT(LEFT([.C473];4))" office:value-type="string" office:string-value="F">
            <text:p>F</text:p>
          </table:table-cell>
          <table:table-cell table:style-name="ce154" table:formula="of:=[.K473]&amp;[.H473]" office:value-type="string" office:string-value="FAP">
            <text:p>FAP</text:p>
          </table:table-cell>
          <table:table-cell table:style-name="ce151" table:formula="of:=[.L473]&amp;[.I473]" office:value-type="string" office:string-value="FAP">
            <text:p>FAP</text:p>
          </table:table-cell>
          <table:table-cell table:style-name="ce154" table:formula="of:=[.K473]&amp;[.J473]&amp;[.H473]" office:value-type="string" office:string-value="F2017AP">
            <text:p>F2017AP</text:p>
          </table:table-cell>
          <table:table-cell table:style-name="ce151" table:formula="of:=[.K473]&amp;[.J473]&amp;[.I473]" office:value-type="string" office:string-value="F2017">
            <text:p>F2017</text:p>
          </table:table-cell>
          <table:table-cell table:style-name="ce169"/>
          <table:table-cell/>
        </table:table-row>
        <table:table-row table:style-name="ro2">
          <table:table-cell table:style-name="ce6" office:value-type="string">
            <text:p>UN-MTS </text:p>
          </table:table-cell>
          <table:table-cell table:style-name="ce28" office:value-type="date" office:date-value="2018-03-28">
            <text:p>28/03/18</text:p>
          </table:table-cell>
          <table:table-cell table:style-name="ce49" office:value-type="string">
            <text:p>A14F012979</text:p>
          </table:table-cell>
          <table:table-cell table:style-name="ce75" office:value-type="date" office:date-value="2014-05-12">
            <text:p>12/05/14</text:p>
          </table:table-cell>
          <table:table-cell table:style-name="ce89" office:value-type="float" office:value="-0.3">
            <text:p>-0,30</text:p>
          </table:table-cell>
          <table:table-cell table:style-name="ce112" office:value-type="float" office:value="0.4">
            <text:p>0,40</text:p>
          </table:table-cell>
          <table:table-cell table:style-name="ce89" office:value-type="float" office:value="-28.4">
            <text:p>-28,40</text:p>
          </table:table-cell>
          <table:table-cell table:style-name="ce134" office:value-type="string">
            <text:p>RP1</text:p>
          </table:table-cell>
          <table:table-cell table:style-name="ce134" office:value-type="string">
            <text:p>N</text:p>
          </table:table-cell>
          <table:table-cell table:style-name="ce146" table:formula="of:=YEAR([.D474])" office:value-type="float" office:value="2014">
            <text:p>2014</text:p>
          </table:table-cell>
          <table:table-cell table:style-name="ce151" table:formula="of:=RIGHT(LEFT([.C474];4))" office:value-type="string" office:string-value="F">
            <text:p>F</text:p>
          </table:table-cell>
          <table:table-cell table:style-name="ce154" table:formula="of:=[.K474]&amp;[.H474]" office:value-type="string" office:string-value="FRP1">
            <text:p>FRP1</text:p>
          </table:table-cell>
          <table:table-cell table:style-name="ce151" table:formula="of:=[.L474]&amp;[.I474]" office:value-type="string" office:string-value="FRP1N">
            <text:p>FRP1N</text:p>
          </table:table-cell>
          <table:table-cell table:style-name="ce154" table:formula="of:=[.K474]&amp;[.J474]&amp;[.H474]" office:value-type="string" office:string-value="F2014RP1">
            <text:p>F2014RP1</text:p>
          </table:table-cell>
          <table:table-cell table:style-name="ce151" table:formula="of:=[.K474]&amp;[.J474]&amp;[.I474]" office:value-type="string" office:string-value="F2014N">
            <text:p>F2014N</text:p>
          </table:table-cell>
          <table:table-cell table:style-name="ce169"/>
          <table:table-cell/>
        </table:table-row>
        <table:table-row table:style-name="ro2">
          <table:table-cell table:style-name="ce20"/>
          <table:table-cell table:style-name="ce26"/>
          <table:table-cell table:style-name="ce50"/>
          <table:table-cell table:style-name="ce20"/>
          <table:table-cell table:style-name="ce99"/>
          <table:table-cell table:style-name="ce120"/>
          <table:table-cell table:style-name="ce99"/>
          <table:table-cell table:style-name="ce131" table:number-columns-repeated="2"/>
          <table:table-cell table:style-name="ce146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69"/>
          <table:table-cell/>
        </table:table-row>
        <table:table-row table:style-name="ro2">
          <table:table-cell table:style-name="ce20"/>
          <table:table-cell table:style-name="ce26"/>
          <table:table-cell table:style-name="ce50"/>
          <table:table-cell table:style-name="ce20"/>
          <table:table-cell table:style-name="Default" table:number-columns-repeated="3"/>
          <table:table-cell table:style-name="ce131" table:number-columns-repeated="2"/>
          <table:table-cell table:style-name="ce146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69"/>
          <table:table-cell/>
        </table:table-row>
        <table:table-row table:style-name="ro2">
          <table:table-cell table:style-name="ce20"/>
          <table:table-cell table:style-name="ce26"/>
          <table:table-cell table:style-name="ce50"/>
          <table:table-cell table:style-name="ce20" table:number-columns-repeated="2"/>
          <table:table-cell table:style-name="ce126"/>
          <table:table-cell table:style-name="ce20"/>
          <table:table-cell table:style-name="ce131" table:number-columns-repeated="2"/>
          <table:table-cell table:style-name="ce146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69"/>
          <table:table-cell/>
        </table:table-row>
        <table:table-row table:style-name="ro2">
          <table:table-cell table:style-name="ce20"/>
          <table:table-cell table:style-name="ce26"/>
          <table:table-cell table:style-name="ce50"/>
          <table:table-cell table:style-name="ce20"/>
          <table:table-cell table:style-name="Default" table:number-columns-repeated="3"/>
          <table:table-cell table:style-name="ce131" table:number-columns-repeated="2"/>
          <table:table-cell table:style-name="ce146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69"/>
          <table:table-cell/>
        </table:table-row>
        <table:table-row table:style-name="ro2" table:number-rows-repeated="4">
          <table:table-cell table:style-name="ce20"/>
          <table:table-cell table:style-name="ce26"/>
          <table:table-cell table:style-name="ce50"/>
          <table:table-cell table:style-name="ce20" table:number-columns-repeated="2"/>
          <table:table-cell table:style-name="ce126"/>
          <table:table-cell table:style-name="ce20"/>
          <table:table-cell table:style-name="ce131" table:number-columns-repeated="2"/>
          <table:table-cell table:style-name="ce146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69"/>
          <table:table-cell/>
        </table:table-row>
        <table:table-row table:style-name="ro2" table:number-rows-repeated="9">
          <table:table-cell table:style-name="ce20" table:number-columns-repeated="2"/>
          <table:table-cell table:style-name="ce50"/>
          <table:table-cell table:style-name="ce20" table:number-columns-repeated="2"/>
          <table:table-cell table:style-name="ce126"/>
          <table:table-cell table:style-name="ce20"/>
          <table:table-cell table:style-name="ce131" table:number-columns-repeated="2"/>
          <table:table-cell table:style-name="ce146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69"/>
          <table:table-cell/>
        </table:table-row>
        <table:table-row table:style-name="ro2">
          <table:table-cell table:number-columns-repeated="10"/>
          <table:table-cell table:style-name="ce151"/>
          <table:table-cell table:number-columns-repeated="3"/>
          <table:table-cell table:style-name="ce151"/>
          <table:table-cell table:style-name="ce169"/>
          <table:table-cell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51" table:formula="of:=RIGHT(LEFT([.C493];4))">
            <text:p/>
          </table:table-cell>
          <table:table-cell table:number-columns-repeated="3"/>
          <table:table-cell table:style-name="ce151" table:formula="of:=[.K493]&amp;[.J493]&amp;[.I493]">
            <text:p/>
          </table:table-cell>
          <table:table-cell table:style-name="ce169"/>
          <table:table-cell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51" table:formula="of:=RIGHT(LEFT([.C494];4))">
            <text:p/>
          </table:table-cell>
          <table:table-cell table:number-columns-repeated="3"/>
          <table:table-cell table:style-name="ce151" table:formula="of:=[.K494]&amp;[.J494]&amp;[.I494]">
            <text:p/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51" table:formula="of:=RIGHT(LEFT([.C495];4))">
            <text:p/>
          </table:table-cell>
          <table:table-cell table:number-columns-repeated="3"/>
          <table:table-cell table:style-name="ce151" table:formula="of:=[.K495]&amp;[.J495]&amp;[.I495]">
            <text:p/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51" table:formula="of:=RIGHT(LEFT([.C496];4))">
            <text:p/>
          </table:table-cell>
          <table:table-cell table:number-columns-repeated="3"/>
          <table:table-cell table:style-name="ce151" table:formula="of:=[.K496]&amp;[.J496]&amp;[.I496]">
            <text:p/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51" table:formula="of:=RIGHT(LEFT([.C497];4))">
            <text:p/>
          </table:table-cell>
          <table:table-cell table:number-columns-repeated="3"/>
          <table:table-cell table:style-name="ce151" table:formula="of:=[.K497]&amp;[.J497]&amp;[.I497]">
            <text:p/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number-columns-repeated="5"/>
          <table:table-cell table:number-columns-repeated="2"/>
          <table:table-cell table:style-name="ce151" table:formula="of:=RIGHT(LEFT([.C498];4))">
            <text:p/>
          </table:table-cell>
          <table:table-cell table:number-columns-repeated="3"/>
          <table:table-cell table:style-name="ce151" table:formula="of:=[.K498]&amp;[.J498]&amp;[.I498]">
            <text:p/>
          </table:table-cell>
          <table:table-cell table:number-columns-repeated="2"/>
        </table:table-row>
        <table:table-row table:style-name="ro2">
          <table:table-cell table:number-columns-repeated="8"/>
          <table:table-cell table:number-columns-repeated="3"/>
          <table:table-cell table:number-columns-repeated="3"/>
          <table:table-cell table:style-name="ce151" table:formula="of:=[.K499]&amp;[.J499]&amp;[.I499]">
            <text:p/>
          </table:table-cell>
          <table:table-cell table:number-columns-repeated="2"/>
        </table:table-row>
        <table:table-row table:style-name="ro2">
          <table:table-cell table:number-columns-repeated="8"/>
          <table:table-cell table:number-columns-repeated="3"/>
          <table:table-cell table:number-columns-repeated="3"/>
          <table:table-cell table:style-name="ce151" table:formula="of:=[.K500]&amp;[.J500]&amp;[.I500]">
            <text:p/>
          </table:table-cell>
          <table:table-cell table:number-columns-repeated="2"/>
        </table:table-row>
        <table:table-row table:style-name="ro2">
          <table:table-cell table:number-columns-repeated="8"/>
          <table:table-cell table:number-columns-repeated="3"/>
          <table:table-cell table:number-columns-repeated="3"/>
          <table:table-cell table:style-name="ce151" table:formula="of:=[.K501]&amp;[.J501]&amp;[.I501]">
            <text:p/>
          </table:table-cell>
          <table:table-cell table:number-columns-repeated="2"/>
        </table:table-row>
        <table:table-row table:style-name="ro2">
          <table:table-cell table:number-columns-repeated="8"/>
          <table:table-cell table:number-columns-repeated="3"/>
          <table:table-cell table:number-columns-repeated="3"/>
          <table:table-cell table:style-name="ce151" table:formula="of:=[.K502]&amp;[.J502]&amp;[.I502]">
            <text:p/>
          </table:table-cell>
          <table:table-cell table:number-columns-repeated="2"/>
        </table:table-row>
        <table:table-row table:style-name="ro6" table:number-rows-repeated="1048073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 Resultado A pedido do Cliente" table:style-name="ta2" table:print="false">
        <office:forms form:automatic-focus="false" form:apply-design-mode="false"/>
        <table:table-column table:style-name="co11" table:default-cell-style-name="ce17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7">
          <table:table-cell/>
          <table:table-cell table:style-name="ce176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MARÇO DE 2018</text:span></text:p>
          </table:table-cell>
          <table:covered-table-cell table:number-columns-repeated="24" table:style-name="ce176"/>
          <table:table-cell table:number-columns-repeated="998"/>
        </table:table-row>
        <table:table-row table:style-name="ro6">
          <table:table-cell/>
          <table:table-cell table:style-name="ce177" table:number-columns-spanned="19" table:number-rows-spanned="1"/>
          <table:covered-table-cell table:number-columns-repeated="18" table:style-name="ce177"/>
          <table:table-cell table:style-name="ce177" table:number-columns-repeated="3"/>
          <table:table-cell table:style-name="ce270"/>
          <table:table-cell table:number-columns-repeated="1000"/>
        </table:table-row>
        <table:table-row table:style-name="ro8">
          <table:table-cell/>
          <table:table-cell table:style-name="ce177" table:number-columns-repeated="2"/>
          <table:table-cell table:style-name="ce205" table:number-columns-repeated="2"/>
          <table:table-cell table:style-name="ce222" office:value-type="string" table:number-columns-spanned="3" table:number-rows-spanned="1">
            <text:p>QUANTIDADE:</text:p>
          </table:table-cell>
          <table:covered-table-cell table:number-columns-repeated="2" table:style-name="ce222"/>
          <table:table-cell table:style-name="ce237" table:formula="of:=[.C16]" office:value-type="float" office:value="471">
            <text:p>471</text:p>
          </table:table-cell>
          <table:table-cell table:style-name="ce205"/>
          <table:table-cell table:style-name="ce243" table:number-columns-spanned="2" table:number-rows-spanned="1"/>
          <table:covered-table-cell table:style-name="ce243"/>
          <table:table-cell table:style-name="ce251" office:value-type="string" table:number-columns-spanned="7" table:number-rows-spanned="1">
            <text:p>ATUALIZADA ATÉ <text:s/>28/03/2018</text:p>
          </table:table-cell>
          <table:covered-table-cell table:number-columns-repeated="5" table:style-name="ce256"/>
          <table:covered-table-cell table:style-name="ce177"/>
          <table:table-cell table:style-name="ce177" table:number-columns-repeated="4"/>
          <table:table-cell table:style-name="ce270"/>
          <table:table-cell table:number-columns-repeated="1000"/>
        </table:table-row>
        <table:table-row table:style-name="ro6">
          <table:table-cell/>
          <table:table-cell table:style-name="ce178" table:number-columns-repeated="25"/>
          <table:table-cell table:number-columns-repeated="998"/>
        </table:table-row>
        <table:table-row table:style-name="ro9">
          <table:table-cell/>
          <table:table-cell table:style-name="ce179" office:value-type="string" table:number-columns-spanned="1" table:number-rows-spanned="4">
            <text:p>FABRICANTE</text:p>
          </table:table-cell>
          <table:table-cell table:style-name="ce179" office:value-type="string" table:number-columns-spanned="10" table:number-rows-spanned="2">
            <text:p>RESULTADOS DOS ENSAIOS</text:p>
          </table:table-cell>
          <table:covered-table-cell table:number-columns-repeated="8" table:style-name="ce197"/>
          <table:covered-table-cell table:style-name="ce246"/>
          <table:table-cell table:style-name="ce252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57"/>
          <table:covered-table-cell table:style-name="ce271"/>
          <table:table-cell table:number-columns-repeated="998"/>
        </table:table-row>
        <table:table-row table:style-name="ro9">
          <table:table-cell/>
          <table:covered-table-cell table:style-name="ce180"/>
          <table:covered-table-cell table:style-name="ce181"/>
          <table:covered-table-cell table:number-columns-repeated="8" table:style-name="ce206"/>
          <table:covered-table-cell table:style-name="ce247"/>
          <table:table-cell table:style-name="ce253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58"/>
          <table:covered-table-cell table:style-name="ce272"/>
          <table:table-cell table:number-columns-repeated="998"/>
        </table:table-row>
        <table:table-row table:style-name="ro9">
          <table:table-cell/>
          <table:covered-table-cell table:style-name="ce180"/>
          <table:table-cell table:style-name="ce189" office:value-type="string" table:number-columns-spanned="2" table:number-rows-spanned="2">
            <text:p>VERIFICADOS</text:p>
          </table:table-cell>
          <table:covered-table-cell table:style-name="ce207"/>
          <table:table-cell table:style-name="ce218" office:value-type="string" table:number-columns-spanned="4" table:number-rows-spanned="1">
            <text:p>APROVADOS</text:p>
          </table:table-cell>
          <table:covered-table-cell table:number-columns-repeated="3" table:style-name="ce218"/>
          <table:table-cell table:style-name="ce238" office:value-type="string" table:number-columns-spanned="4" table:number-rows-spanned="1">
            <text:p>REPROVADOS</text:p>
          </table:table-cell>
          <table:covered-table-cell table:number-columns-repeated="3" table:style-name="ce238"/>
          <table:table-cell table:style-name="ce189" office:value-type="string" table:number-columns-spanned="2" table:number-rows-spanned="2">
            <text:p>QUANTIDADE</text:p>
          </table:table-cell>
          <table:covered-table-cell table:style-name="ce207"/>
          <table:table-cell table:style-name="ce259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59"/>
          <table:table-cell table:style-name="ce268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59"/>
          <table:table-cell table:style-name="ce259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59"/>
          <table:table-cell table:number-columns-repeated="998"/>
        </table:table-row>
        <table:table-row table:style-name="ro9">
          <table:table-cell/>
          <table:covered-table-cell table:style-name="ce181"/>
          <table:covered-table-cell table:style-name="ce190"/>
          <table:covered-table-cell table:style-name="ce208"/>
          <table:table-cell table:style-name="ce219" office:value-type="string" table:number-columns-spanned="2" table:number-rows-spanned="1">
            <text:p>QUANTIDADE</text:p>
          </table:table-cell>
          <table:covered-table-cell table:style-name="ce219"/>
          <table:table-cell table:style-name="ce228" office:value-type="string" table:number-columns-spanned="2" table:number-rows-spanned="1">
            <text:p>%</text:p>
          </table:table-cell>
          <table:covered-table-cell table:style-name="ce228"/>
          <table:table-cell table:style-name="ce219" office:value-type="string" table:number-columns-spanned="2" table:number-rows-spanned="1">
            <text:p>QUANTIDADE</text:p>
          </table:table-cell>
          <table:covered-table-cell table:style-name="ce219"/>
          <table:table-cell table:style-name="ce228" office:value-type="string" table:number-columns-spanned="2" table:number-rows-spanned="1">
            <text:p>%</text:p>
          </table:table-cell>
          <table:covered-table-cell table:style-name="ce228"/>
          <table:covered-table-cell table:style-name="ce190"/>
          <table:covered-table-cell table:style-name="ce208"/>
          <table:table-cell table:style-name="ce219" office:value-type="string" table:number-columns-spanned="2" table:number-rows-spanned="1">
            <text:p>QUANTIDADE</text:p>
          </table:table-cell>
          <table:covered-table-cell table:style-name="ce219"/>
          <table:table-cell table:style-name="ce228" office:value-type="string" table:number-columns-spanned="2" table:number-rows-spanned="1">
            <text:p>%</text:p>
          </table:table-cell>
          <table:covered-table-cell table:style-name="ce228"/>
          <table:table-cell table:style-name="ce219" office:value-type="string" table:number-columns-spanned="2" table:number-rows-spanned="1">
            <text:p>QUANTIDADE</text:p>
          </table:table-cell>
          <table:covered-table-cell table:style-name="ce219"/>
          <table:table-cell table:style-name="ce228" office:value-type="string" table:number-columns-spanned="2" table:number-rows-spanned="1">
            <text:p>%</text:p>
          </table:table-cell>
          <table:covered-table-cell table:style-name="ce228"/>
          <table:table-cell table:style-name="ce219" office:value-type="string" table:number-columns-spanned="2" table:number-rows-spanned="1">
            <text:p>QUANTIDADE</text:p>
          </table:table-cell>
          <table:covered-table-cell table:style-name="ce219"/>
          <table:table-cell table:style-name="ce228" office:value-type="string" table:number-columns-spanned="2" table:number-rows-spanned="1">
            <text:p>%</text:p>
          </table:table-cell>
          <table:covered-table-cell table:style-name="ce228"/>
          <table:table-cell table:number-columns-repeated="998"/>
        </table:table-row>
        <table:table-row table:style-name="ro9">
          <table:table-cell office:value-type="string">
            <text:p>S</text:p>
          </table:table-cell>
          <table:table-cell table:style-name="ce182" office:value-type="string">
            <text:p>ITRON</text:p>
          </table:table-cell>
          <table:table-cell table:style-name="ce191" table:formula="of:=COUNTIF(['Banco de Dados'.$K$1:.$K$1003];[.A9])" office:value-type="float" office:value="66" table:number-columns-spanned="2" table:number-rows-spanned="1">
            <text:p>66</text:p>
          </table:table-cell>
          <table:covered-table-cell table:style-name="ce191"/>
          <table:table-cell table:style-name="ce191" table:formula="of:=COUNTIF(['Banco de Dados'.L1:.L1000];[.A9]&amp;&quot;ap&quot;)" office:value-type="float" office:value="39" table:number-columns-spanned="2" table:number-rows-spanned="1">
            <text:p>39</text:p>
          </table:table-cell>
          <table:covered-table-cell table:style-name="ce191"/>
          <table:table-cell table:style-name="ce229" table:formula="of:=([.E9]/[.C9])*100" office:value-type="float" office:value="59.0909090909091" table:number-columns-spanned="2" table:number-rows-spanned="1">
            <text:p>59,09</text:p>
          </table:table-cell>
          <table:covered-table-cell table:style-name="ce229"/>
          <table:table-cell table:style-name="ce191" table:formula="of:=COUNTIF(['Banco de Dados'.L1:.L1000];[.A9]&amp;&quot;RP1&quot;)+COUNTIF(['Banco de Dados'.L1:.L1000];[.A9]&amp;&quot;Rp2&quot;)+COUNTIF(['Banco de Dados'.L1:.L1000];[.A9]&amp;&quot;RP3&quot;)" office:value-type="float" office:value="27" table:number-columns-spanned="2" table:number-rows-spanned="1">
            <text:p>27</text:p>
          </table:table-cell>
          <table:covered-table-cell table:style-name="ce191"/>
          <table:table-cell table:style-name="ce229" table:formula="of:=([.I9]/[.C9])*100" office:value-type="float" office:value="40.9090909090909" table:number-columns-spanned="2" table:number-rows-spanned="1">
            <text:p>40,91</text:p>
          </table:table-cell>
          <table:covered-table-cell table:style-name="ce229"/>
          <table:table-cell table:style-name="ce254" table:formula="of:=[.I9]" office:value-type="float" office:value="27" table:number-columns-spanned="2" table:number-rows-spanned="1">
            <text:p>27</text:p>
          </table:table-cell>
          <table:covered-table-cell table:style-name="ce254"/>
          <table:table-cell table:style-name="ce191" table:formula="of:=COUNTIF(['Banco de Dados'.M1:.M1000];[.A9]&amp;&quot;RP1&quot;&amp;&quot;N&quot;)" office:value-type="float" office:value="17" table:number-columns-spanned="2" table:number-rows-spanned="1">
            <text:p>17</text:p>
          </table:table-cell>
          <table:covered-table-cell table:style-name="ce191"/>
          <table:table-cell table:style-name="ce260" table:formula="of:=([.O9]/[.M9])*100" office:value-type="float" office:value="62.962962962963" table:number-columns-spanned="2" table:number-rows-spanned="1">
            <text:p>63,0</text:p>
          </table:table-cell>
          <table:covered-table-cell table:style-name="ce260"/>
          <table:table-cell table:style-name="ce191" table:formula="of:=COUNTIF(['Banco de Dados'.M1:.M1000];[.A9]&amp;&quot;RP1&quot;&amp;&quot;P&quot;)+COUNTIF(['Banco de Dados'.M1:.M1000];[.A9]&amp;&quot;RP2&quot;&amp;&quot;P&quot;)+COUNTIF(['Banco de Dados'.M1:.M1000];[.A9]&amp;&quot;RP3&quot;&amp;&quot;P&quot;)" office:value-type="float" office:value="1" table:number-columns-spanned="2" table:number-rows-spanned="1">
            <text:p>1</text:p>
          </table:table-cell>
          <table:covered-table-cell table:style-name="ce191"/>
          <table:table-cell table:style-name="ce260" table:formula="of:=([.S9]/[.M9])*100" office:value-type="float" office:value="3.7037037037037" table:number-columns-spanned="2" table:number-rows-spanned="1">
            <text:p>3,7</text:p>
          </table:table-cell>
          <table:covered-table-cell table:style-name="ce260"/>
          <table:table-cell table:style-name="ce191" table:formula="of:=COUNTIF(['Banco de Dados'.M1:.M1000];[.A9]&amp;&quot;RP2&quot;&amp;&quot;N&quot;)+COUNTIF(['Banco de Dados'.M1:.M1000];[.A9]&amp;&quot;RP3&quot;&amp;&quot;N&quot;)" office:value-type="float" office:value="9" table:number-columns-spanned="2" table:number-rows-spanned="1">
            <text:p>9</text:p>
          </table:table-cell>
          <table:covered-table-cell table:style-name="ce191"/>
          <table:table-cell table:style-name="ce260" table:formula="of:=([.W9]/[.M9])*100" office:value-type="float" office:value="33.3333333333333" table:number-columns-spanned="2" table:number-rows-spanned="1">
            <text:p>33,3</text:p>
          </table:table-cell>
          <table:covered-table-cell table:style-name="ce260"/>
          <table:table-cell table:number-columns-repeated="998"/>
        </table:table-row>
        <table:table-row table:style-name="ro9">
          <table:table-cell office:value-type="string">
            <text:p>F</text:p>
          </table:table-cell>
          <table:table-cell table:style-name="ce182" office:value-type="string">
            <text:p>FAE</text:p>
          </table:table-cell>
          <table:table-cell table:style-name="ce191" table:formula="of:=COUNTIF(['Banco de Dados'.$K$1:.$K$1003];[.A10])" office:value-type="float" office:value="358" table:number-columns-spanned="2" table:number-rows-spanned="1">
            <text:p>358</text:p>
          </table:table-cell>
          <table:covered-table-cell table:style-name="ce209"/>
          <table:table-cell table:style-name="ce191" table:formula="of:=COUNTIF(['Banco de Dados'.L2:.L1001];[.A10]&amp;&quot;ap&quot;)" office:value-type="float" office:value="134" table:number-columns-spanned="2" table:number-rows-spanned="1">
            <text:p>134</text:p>
          </table:table-cell>
          <table:covered-table-cell table:style-name="ce209"/>
          <table:table-cell table:style-name="ce230" table:formula="of:=([.E10]/[.C10])*100" office:value-type="float" office:value="37.4301675977654" table:number-columns-spanned="2" table:number-rows-spanned="1">
            <text:p>37,43</text:p>
          </table:table-cell>
          <table:covered-table-cell table:style-name="ce230"/>
          <table:table-cell table:style-name="ce191" table:formula="of:=COUNTIF(['Banco de Dados'.L2:.L1001];[.A10]&amp;&quot;RP1&quot;)+COUNTIF(['Banco de Dados'.L2:.L1001];[.A10]&amp;&quot;Rp2&quot;)+COUNTIF(['Banco de Dados'.L2:.L1001];[.A10]&amp;&quot;RP3&quot;)" office:value-type="float" office:value="224" table:number-columns-spanned="2" table:number-rows-spanned="1">
            <text:p>224</text:p>
          </table:table-cell>
          <table:covered-table-cell table:style-name="ce209"/>
          <table:table-cell table:style-name="ce230" table:formula="of:=([.I10]/[.C10])*100" office:value-type="float" office:value="62.5698324022346" table:number-columns-spanned="2" table:number-rows-spanned="1">
            <text:p>62,57</text:p>
          </table:table-cell>
          <table:covered-table-cell table:style-name="ce230"/>
          <table:table-cell table:style-name="ce255" table:formula="of:=[.I10]" office:value-type="float" office:value="224" table:number-columns-spanned="2" table:number-rows-spanned="1">
            <text:p>224</text:p>
          </table:table-cell>
          <table:covered-table-cell table:style-name="ce254"/>
          <table:table-cell table:style-name="ce191" table:formula="of:=COUNTIF(['Banco de Dados'.M2:.M1001];[.A10]&amp;&quot;RP1&quot;&amp;&quot;N&quot;)" office:value-type="float" office:value="203" table:number-columns-spanned="2" table:number-rows-spanned="1">
            <text:p>203</text:p>
          </table:table-cell>
          <table:covered-table-cell table:style-name="ce209"/>
          <table:table-cell table:style-name="ce261" table:formula="of:=([.O10]/[.M10])*100" office:value-type="float" office:value="90.625" table:number-columns-spanned="2" table:number-rows-spanned="1">
            <text:p>90,6</text:p>
          </table:table-cell>
          <table:covered-table-cell table:style-name="ce261"/>
          <table:table-cell table:style-name="ce192" table:formula="of:=COUNTIF(['Banco de Dados'.M2:.M1001];[.A10]&amp;&quot;RP1&quot;&amp;&quot;P&quot;)+COUNTIF(['Banco de Dados'.M2:.M1001];[.A10]&amp;&quot;RP2&quot;&amp;&quot;P&quot;)+COUNTIF(['Banco de Dados'.M2:.M1001];[.A10]&amp;&quot;RP3&quot;&amp;&quot;P&quot;)" office:value-type="float" office:value="8" table:number-columns-spanned="2" table:number-rows-spanned="1">
            <text:p>8</text:p>
          </table:table-cell>
          <table:covered-table-cell table:style-name="ce209"/>
          <table:table-cell table:style-name="ce261" table:formula="of:=([.S10]/[.M10])*100" office:value-type="float" office:value="3.57142857142857" table:number-columns-spanned="2" table:number-rows-spanned="1">
            <text:p>3,6</text:p>
          </table:table-cell>
          <table:covered-table-cell table:style-name="ce261"/>
          <table:table-cell table:style-name="ce191" table:formula="of:=COUNTIF(['Banco de Dados'.M2:.M1001];[.A10]&amp;&quot;RP2&quot;&amp;&quot;N&quot;)+COUNTIF(['Banco de Dados'.M2:.M1001];[.A10]&amp;&quot;RP3&quot;&amp;&quot;N&quot;)" office:value-type="float" office:value="13" table:number-columns-spanned="2" table:number-rows-spanned="1">
            <text:p>13</text:p>
          </table:table-cell>
          <table:covered-table-cell table:style-name="ce209"/>
          <table:table-cell table:style-name="ce261" table:formula="of:=([.W10]/[.M10])*100" office:value-type="float" office:value="5.80357142857143" table:number-columns-spanned="2" table:number-rows-spanned="1">
            <text:p>5,8</text:p>
          </table:table-cell>
          <table:covered-table-cell table:style-name="ce261"/>
          <table:table-cell table:number-columns-repeated="998"/>
        </table:table-row>
        <table:table-row table:style-name="ro9">
          <table:table-cell office:value-type="string">
            <text:p>L</text:p>
          </table:table-cell>
          <table:table-cell table:style-name="ce182" office:value-type="string">
            <text:p>LAO</text:p>
          </table:table-cell>
          <table:table-cell table:style-name="ce191" table:formula="of:=COUNTIF(['Banco de Dados'.$K$1:.$K$1003];[.A11])" office:value-type="float" office:value="18" table:number-columns-spanned="2" table:number-rows-spanned="1">
            <text:p>18</text:p>
          </table:table-cell>
          <table:covered-table-cell table:style-name="ce191"/>
          <table:table-cell table:style-name="ce191" table:formula="of:=COUNTIF(['Banco de Dados'.L3:.L1002];[.A11]&amp;&quot;ap&quot;)" office:value-type="float" office:value="10" table:number-columns-spanned="2" table:number-rows-spanned="1">
            <text:p>10</text:p>
          </table:table-cell>
          <table:covered-table-cell table:style-name="ce191"/>
          <table:table-cell table:style-name="ce229" table:formula="of:=([.E11]/[.C11])*100" office:value-type="float" office:value="55.5555555555556" table:number-columns-spanned="2" table:number-rows-spanned="1">
            <text:p>55,56</text:p>
          </table:table-cell>
          <table:covered-table-cell table:style-name="ce229"/>
          <table:table-cell table:style-name="ce191" table:formula="of:=COUNTIF(['Banco de Dados'.L3:.L1002];[.A11]&amp;&quot;RP1&quot;)+COUNTIF(['Banco de Dados'.L3:.L1002];[.A11]&amp;&quot;Rp2&quot;)+COUNTIF(['Banco de Dados'.L3:.L1002];[.A11]&amp;&quot;RP3&quot;)" office:value-type="float" office:value="8" table:number-columns-spanned="2" table:number-rows-spanned="1">
            <text:p>8</text:p>
          </table:table-cell>
          <table:covered-table-cell table:style-name="ce191"/>
          <table:table-cell table:style-name="ce229" table:formula="of:=([.I11]/[.C11])*100" office:value-type="float" office:value="44.4444444444444" table:number-columns-spanned="2" table:number-rows-spanned="1">
            <text:p>44,44</text:p>
          </table:table-cell>
          <table:covered-table-cell table:style-name="ce229"/>
          <table:table-cell table:style-name="ce254" table:formula="of:=[.I11]" office:value-type="float" office:value="8" table:number-columns-spanned="2" table:number-rows-spanned="1">
            <text:p>8</text:p>
          </table:table-cell>
          <table:covered-table-cell table:style-name="ce254"/>
          <table:table-cell table:style-name="ce191" table:formula="of:=COUNTIF(['Banco de Dados'.M3:.M1002];[.A11]&amp;&quot;RP1&quot;&amp;&quot;N&quot;)" office:value-type="float" office:value="5" table:number-columns-spanned="2" table:number-rows-spanned="1">
            <text:p>5</text:p>
          </table:table-cell>
          <table:covered-table-cell table:style-name="ce191"/>
          <table:table-cell table:style-name="ce260" table:formula="of:=([.O11]/[.M11])*100" office:value-type="float" office:value="62.5" table:number-columns-spanned="2" table:number-rows-spanned="1">
            <text:p>62,5</text:p>
          </table:table-cell>
          <table:covered-table-cell table:style-name="ce260"/>
          <table:table-cell table:style-name="ce192" table:formula="of:=COUNTIF(['Banco de Dados'.M3:.M1002];[.A11]&amp;&quot;RP1&quot;&amp;&quot;P&quot;)+COUNTIF(['Banco de Dados'.M3:.M1002];[.A11]&amp;&quot;RP2&quot;&amp;&quot;P&quot;)+COUNTIF(['Banco de Dados'.M3:.M1002];[.A11]&amp;&quot;RP3&quot;&amp;&quot;P&quot;)" office:value-type="float" office:value="2" table:number-columns-spanned="2" table:number-rows-spanned="1">
            <text:p>2</text:p>
          </table:table-cell>
          <table:covered-table-cell table:style-name="ce191"/>
          <table:table-cell table:style-name="ce260" table:formula="of:=([.S11]/[.M11])*100" office:value-type="float" office:value="25" table:number-columns-spanned="2" table:number-rows-spanned="1">
            <text:p>25,0</text:p>
          </table:table-cell>
          <table:covered-table-cell table:style-name="ce260"/>
          <table:table-cell table:style-name="ce191" table:formula="of:=COUNTIF(['Banco de Dados'.M3:.M1002];[.A11]&amp;&quot;RP2&quot;&amp;&quot;N&quot;)+COUNTIF(['Banco de Dados'.M3:.M1002];[.A11]&amp;&quot;RP3&quot;&amp;&quot;N&quot;)" office:value-type="float" office:value="1" table:number-columns-spanned="2" table:number-rows-spanned="1">
            <text:p>1</text:p>
          </table:table-cell>
          <table:covered-table-cell table:style-name="ce191"/>
          <table:table-cell table:style-name="ce260" table:formula="of:=([.W11]/[.M11])*100" office:value-type="float" office:value="12.5" table:number-columns-spanned="2" table:number-rows-spanned="1">
            <text:p>12,5</text:p>
          </table:table-cell>
          <table:covered-table-cell table:style-name="ce260"/>
          <table:table-cell table:number-columns-repeated="998"/>
        </table:table-row>
        <table:table-row table:style-name="ro9">
          <table:table-cell office:value-type="string">
            <text:p>A</text:p>
          </table:table-cell>
          <table:table-cell table:style-name="ce182" office:value-type="string">
            <text:p>ARAD</text:p>
          </table:table-cell>
          <table:table-cell table:style-name="ce191" table:formula="of:=COUNTIF(['Banco de Dados'.$K$1:.$K$1003];[.A12]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191" table:formula="of:=COUNTIF(['Banco de Dados'.L4:.L1003];[.A12]&amp;&quot;ap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31" table:formula="of:=([.E12]/[.C12])*100" office:value-type="float" office:value="0" table:number-columns-spanned="2" table:number-rows-spanned="1">
            <text:p>#DIV/0!</text:p>
          </table:table-cell>
          <table:covered-table-cell table:style-name="ce229"/>
          <table:table-cell table:style-name="ce191" table:formula="of:=COUNTIF(['Banco de Dados'.L4:.L1003];[.A12]&amp;&quot;RP1&quot;)+COUNTIF(['Banco de Dados'.L4:.L1003];[.A12]&amp;&quot;Rp2&quot;)+COUNTIF(['Banco de Dados'.L4:.L1003];[.A12]&amp;&quot;RP3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29" table:formula="of:=([.I12]/[.C12])*100" office:value-type="float" office:value="0" table:number-columns-spanned="2" table:number-rows-spanned="1">
            <text:p>#DIV/0!</text:p>
          </table:table-cell>
          <table:covered-table-cell table:style-name="ce229"/>
          <table:table-cell table:style-name="ce254" table:formula="of:=[.I12]" office:value-type="float" office:value="0" table:number-columns-spanned="2" table:number-rows-spanned="1">
            <text:p>0</text:p>
          </table:table-cell>
          <table:covered-table-cell table:style-name="ce254"/>
          <table:table-cell table:style-name="ce191" table:formula="of:=COUNTIF(['Banco de Dados'.M4:.M1003];[.A12]&amp;&quot;RP1&quot;&amp;&quot;N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60" table:formula="of:=([.O12]/[.M12])*100" office:value-type="float" office:value="0" table:number-columns-spanned="2" table:number-rows-spanned="1">
            <text:p>#DIV/0!</text:p>
          </table:table-cell>
          <table:covered-table-cell table:style-name="ce260"/>
          <table:table-cell table:style-name="ce192" table:formula="of:=COUNTIF(['Banco de Dados'.M4:.M1003];[.A12]&amp;&quot;RP1&quot;&amp;&quot;P&quot;)+COUNTIF(['Banco de Dados'.M4:.M1003];[.A12]&amp;&quot;RP2&quot;&amp;&quot;P&quot;)+COUNTIF(['Banco de Dados'.M4:.M1003];[.A12]&amp;&quot;RP3&quot;&amp;&quot;P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60" table:formula="of:=([.S12]/[.M12])*100" office:value-type="float" office:value="0" table:number-columns-spanned="2" table:number-rows-spanned="1">
            <text:p>#DIV/0!</text:p>
          </table:table-cell>
          <table:covered-table-cell table:style-name="ce260"/>
          <table:table-cell table:style-name="ce191" table:formula="of:=COUNTIF(['Banco de Dados'.M4:.M1003];[.A12]&amp;&quot;RP2&quot;&amp;&quot;N&quot;)+COUNTIF(['Banco de Dados'.M4:.M1003];[.A12]&amp;&quot;RP3&quot;&amp;&quot;N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60" table:formula="of:=([.W12]/[.M12])*100" office:value-type="float" office:value="0" table:number-columns-spanned="2" table:number-rows-spanned="1">
            <text:p>#DIV/0!</text:p>
          </table:table-cell>
          <table:covered-table-cell table:style-name="ce260"/>
          <table:table-cell table:number-columns-repeated="998"/>
        </table:table-row>
        <table:table-row table:style-name="ro9">
          <table:table-cell office:value-type="string">
            <text:p>B</text:p>
          </table:table-cell>
          <table:table-cell table:style-name="ce183" office:value-type="string">
            <text:p>DIEHL</text:p>
          </table:table-cell>
          <table:table-cell table:style-name="ce191" table:formula="of:=COUNTIF(['Banco de Dados'.$K$1:.$K$1003];[.A13]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191" table:formula="of:=COUNTIF(['Banco de Dados'.L5:.L1004];[.A13]&amp;&quot;ap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31" table:formula="of:=([.E13]/[.C13])*100" office:value-type="float" office:value="0" table:number-columns-spanned="2" table:number-rows-spanned="1">
            <text:p>#DIV/0!</text:p>
          </table:table-cell>
          <table:covered-table-cell table:style-name="ce229"/>
          <table:table-cell table:style-name="ce191" table:formula="of:=COUNTIF(['Banco de Dados'.L5:.L1004];[.A13]&amp;&quot;RP1&quot;)+COUNTIF(['Banco de Dados'.L5:.L1004];[.A13]&amp;&quot;Rp2&quot;)+COUNTIF(['Banco de Dados'.L5:.L1004];[.A13]&amp;&quot;RP3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31" table:formula="of:=([.I13]/[.C13])*100" office:value-type="float" office:value="0" table:number-columns-spanned="2" table:number-rows-spanned="1">
            <text:p>#DIV/0!</text:p>
          </table:table-cell>
          <table:covered-table-cell table:style-name="ce229"/>
          <table:table-cell table:style-name="ce255" table:formula="of:=[.I13]" office:value-type="float" office:value="0" table:number-columns-spanned="2" table:number-rows-spanned="1">
            <text:p>0</text:p>
          </table:table-cell>
          <table:covered-table-cell table:style-name="ce254"/>
          <table:table-cell table:style-name="ce191" table:formula="of:=COUNTIF(['Banco de Dados'.M5:.M1004];[.A13]&amp;&quot;RP1&quot;&amp;&quot;N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62" table:formula="of:=([.O13]/[.M13])*100" office:value-type="float" office:value="0" table:number-columns-spanned="2" table:number-rows-spanned="1">
            <text:p>#DIV/0!</text:p>
          </table:table-cell>
          <table:covered-table-cell table:style-name="ce260"/>
          <table:table-cell table:style-name="ce192" table:formula="of:=COUNTIF(['Banco de Dados'.M5:.M1004];[.A13]&amp;&quot;RP1&quot;&amp;&quot;P&quot;)+COUNTIF(['Banco de Dados'.M5:.M1004];[.A13]&amp;&quot;RP2&quot;&amp;&quot;P&quot;)+COUNTIF(['Banco de Dados'.M5:.M1004];[.A13]&amp;&quot;RP3&quot;&amp;&quot;P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62" table:formula="of:=([.S13]/[.M13])*100" office:value-type="float" office:value="0" table:number-columns-spanned="2" table:number-rows-spanned="1">
            <text:p>#DIV/0!</text:p>
          </table:table-cell>
          <table:covered-table-cell table:style-name="ce260"/>
          <table:table-cell table:style-name="ce191" table:formula="of:=COUNTIF(['Banco de Dados'.M5:.M1004];[.A13]&amp;&quot;RP2&quot;&amp;&quot;N&quot;)+COUNTIF(['Banco de Dados'.M5:.M1004];[.A13]&amp;&quot;RP3&quot;&amp;&quot;N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62" table:formula="of:=([.W13]/[.M13])*100" office:value-type="float" office:value="0" table:number-columns-spanned="2" table:number-rows-spanned="1">
            <text:p>#DIV/0!</text:p>
          </table:table-cell>
          <table:covered-table-cell table:style-name="ce260"/>
          <table:table-cell table:number-columns-repeated="998"/>
        </table:table-row>
        <table:table-row table:style-name="ro9">
          <table:table-cell office:value-type="string">
            <text:p>N</text:p>
          </table:table-cell>
          <table:table-cell table:style-name="ce182" office:value-type="string">
            <text:p>ELSTER</text:p>
          </table:table-cell>
          <table:table-cell table:style-name="ce191" table:formula="of:=COUNTIF(['Banco de Dados'.$K$1:.$K$1003];[.A14])" office:value-type="float" office:value="28" table:number-columns-spanned="2" table:number-rows-spanned="1">
            <text:p>28</text:p>
          </table:table-cell>
          <table:covered-table-cell table:style-name="ce191"/>
          <table:table-cell table:style-name="ce191" table:formula="of:=COUNTIF(['Banco de Dados'.L6:.L1005];[.A14]&amp;&quot;ap&quot;)" office:value-type="float" office:value="24" table:number-columns-spanned="2" table:number-rows-spanned="1">
            <text:p>24</text:p>
          </table:table-cell>
          <table:covered-table-cell table:style-name="ce191"/>
          <table:table-cell table:style-name="ce229" table:formula="of:=([.E14]/[.C14])*100" office:value-type="float" office:value="85.7142857142857" table:number-columns-spanned="2" table:number-rows-spanned="1">
            <text:p>85,71</text:p>
          </table:table-cell>
          <table:covered-table-cell table:style-name="ce229"/>
          <table:table-cell table:style-name="ce191" table:formula="of:=COUNTIF(['Banco de Dados'.L6:.L1005];[.A14]&amp;&quot;RP1&quot;)+COUNTIF(['Banco de Dados'.L6:.L1005];[.A14]&amp;&quot;Rp2&quot;)+COUNTIF(['Banco de Dados'.L6:.L1005];[.A14]&amp;&quot;RP3&quot;)" office:value-type="float" office:value="4" table:number-columns-spanned="2" table:number-rows-spanned="1">
            <text:p>4</text:p>
          </table:table-cell>
          <table:covered-table-cell table:style-name="ce191"/>
          <table:table-cell table:style-name="ce229" table:formula="of:=([.I14]/[.C14])*100" office:value-type="float" office:value="14.2857142857143" table:number-columns-spanned="2" table:number-rows-spanned="1">
            <text:p>14,29</text:p>
          </table:table-cell>
          <table:covered-table-cell table:style-name="ce229"/>
          <table:table-cell table:style-name="ce254" table:formula="of:=[.I14]" office:value-type="float" office:value="4" table:number-columns-spanned="2" table:number-rows-spanned="1">
            <text:p>4</text:p>
          </table:table-cell>
          <table:covered-table-cell table:style-name="ce254"/>
          <table:table-cell table:style-name="ce191" table:formula="of:=COUNTIF(['Banco de Dados'.M6:.M1005];[.A14]&amp;&quot;RP1&quot;&amp;&quot;N&quot;)" office:value-type="float" office:value="2" table:number-columns-spanned="2" table:number-rows-spanned="1">
            <text:p>2</text:p>
          </table:table-cell>
          <table:covered-table-cell table:style-name="ce191"/>
          <table:table-cell table:style-name="ce260" table:formula="of:=([.O14]/[.M14])*100" office:value-type="float" office:value="50" table:number-columns-spanned="2" table:number-rows-spanned="1">
            <text:p>50,0</text:p>
          </table:table-cell>
          <table:covered-table-cell table:style-name="ce260"/>
          <table:table-cell table:style-name="ce192" table:formula="of:=COUNTIF(['Banco de Dados'.M6:.M1005];[.A14]&amp;&quot;RP1&quot;&amp;&quot;P&quot;)+COUNTIF(['Banco de Dados'.M6:.M1005];[.A14]&amp;&quot;RP2&quot;&amp;&quot;P&quot;)+COUNTIF(['Banco de Dados'.M6:.M1005];[.A14]&amp;&quot;RP3&quot;&amp;&quot;P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60" table:formula="of:=([.S14]/[.M14])*100" office:value-type="float" office:value="0" table:number-columns-spanned="2" table:number-rows-spanned="1">
            <text:p>0,0</text:p>
          </table:table-cell>
          <table:covered-table-cell table:style-name="ce260"/>
          <table:table-cell table:style-name="ce191" table:formula="of:=COUNTIF(['Banco de Dados'.M6:.M1005];[.A14]&amp;&quot;RP2&quot;&amp;&quot;N&quot;)+COUNTIF(['Banco de Dados'.M6:.M1005];[.A14]&amp;&quot;RP3&quot;&amp;&quot;N&quot;)" office:value-type="float" office:value="2" table:number-columns-spanned="2" table:number-rows-spanned="1">
            <text:p>2</text:p>
          </table:table-cell>
          <table:covered-table-cell table:style-name="ce191"/>
          <table:table-cell table:style-name="ce260" table:formula="of:=([.W14]/[.M14])*100" office:value-type="float" office:value="50" table:number-columns-spanned="2" table:number-rows-spanned="1">
            <text:p>50,0</text:p>
          </table:table-cell>
          <table:covered-table-cell table:style-name="ce260"/>
          <table:table-cell table:number-columns-repeated="998"/>
        </table:table-row>
        <table:table-row table:style-name="ro6">
          <table:table-cell office:value-type="string">
            <text:p>G</text:p>
          </table:table-cell>
          <table:table-cell table:style-name="ce182" office:value-type="string">
            <text:p>SAGA</text:p>
          </table:table-cell>
          <table:table-cell table:style-name="ce192" table:formula="of:=COUNTIF(['Banco de Dados'.$K$1:.$K$1003];[.A15])" office:value-type="float" office:value="1" table:number-columns-spanned="2" table:number-rows-spanned="1">
            <text:p>1</text:p>
          </table:table-cell>
          <table:covered-table-cell table:style-name="ce191"/>
          <table:table-cell table:style-name="ce192" table:formula="of:=COUNTIF(['Banco de Dados'.L7:.L1006];[.A15]&amp;&quot;ap&quot;)" office:value-type="float" office:value="1" table:number-columns-spanned="2" table:number-rows-spanned="1">
            <text:p>1</text:p>
          </table:table-cell>
          <table:covered-table-cell table:style-name="ce191"/>
          <table:table-cell table:style-name="ce231" table:formula="of:=([.E15]/[.C15])*100" office:value-type="float" office:value="100" table:number-columns-spanned="2" table:number-rows-spanned="1">
            <text:p>100,00</text:p>
          </table:table-cell>
          <table:covered-table-cell table:style-name="ce229"/>
          <table:table-cell table:style-name="ce192" table:formula="of:=COUNTIF(['Banco de Dados'.L7:.L1006];[.A15]&amp;&quot;RP1&quot;)+COUNTIF(['Banco de Dados'.L7:.L1006];[.A15]&amp;&quot;Rp2&quot;)+COUNTIF(['Banco de Dados'.L7:.L1006];[.A15]&amp;&quot;RP3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31" table:formula="of:=([.I15]/[.C15])*100" office:value-type="float" office:value="0" table:number-columns-spanned="2" table:number-rows-spanned="1">
            <text:p>0,00</text:p>
          </table:table-cell>
          <table:covered-table-cell table:style-name="ce229"/>
          <table:table-cell table:style-name="ce255" table:formula="of:=[.I15]" office:value-type="float" office:value="0" table:number-columns-spanned="2" table:number-rows-spanned="1">
            <text:p>0</text:p>
          </table:table-cell>
          <table:covered-table-cell table:style-name="ce254"/>
          <table:table-cell table:style-name="ce192" table:formula="of:=COUNTIF(['Banco de Dados'.M7:.M1006];[.A15]&amp;&quot;RP1&quot;&amp;&quot;N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62" table:formula="of:=([.O15]/[.M15])*100" office:value-type="float" office:value="0" table:number-columns-spanned="2" table:number-rows-spanned="1">
            <text:p>#DIV/0!</text:p>
          </table:table-cell>
          <table:covered-table-cell table:style-name="ce260"/>
          <table:table-cell table:style-name="ce192" table:formula="of:=COUNTIF(['Banco de Dados'.M7:.M1006];[.A15]&amp;&quot;RP1&quot;&amp;&quot;P&quot;)+COUNTIF(['Banco de Dados'.M7:.M1006];[.A15]&amp;&quot;RP2&quot;&amp;&quot;P&quot;)+COUNTIF(['Banco de Dados'.M7:.M1006];[.A15]&amp;&quot;RP3&quot;&amp;&quot;P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62" table:formula="of:=([.S15]/[.M15])*100" office:value-type="float" office:value="0" table:number-columns-spanned="2" table:number-rows-spanned="1">
            <text:p>#DIV/0!</text:p>
          </table:table-cell>
          <table:covered-table-cell table:style-name="ce260"/>
          <table:table-cell table:style-name="ce192" table:formula="of:=COUNTIF(['Banco de Dados'.M7:.M1006];[.A15]&amp;&quot;RP2&quot;&amp;&quot;N&quot;)+COUNTIF(['Banco de Dados'.M7:.M1006];[.A15]&amp;&quot;RP3&quot;&amp;&quot;N&quot;)" office:value-type="float" office:value="0" table:number-columns-spanned="2" table:number-rows-spanned="1">
            <text:p>0</text:p>
          </table:table-cell>
          <table:covered-table-cell table:style-name="ce191"/>
          <table:table-cell table:style-name="ce262" table:formula="of:=([.W15]/[.M15])*100" office:value-type="float" office:value="0" table:number-columns-spanned="2" table:number-rows-spanned="1">
            <text:p>#DIV/0!</text:p>
          </table:table-cell>
          <table:covered-table-cell table:style-name="ce260"/>
          <table:table-cell table:number-columns-repeated="998"/>
        </table:table-row>
        <table:table-row table:style-name="ro6">
          <table:table-cell/>
          <table:table-cell table:style-name="ce183" office:value-type="string" table:number-columns-spanned="1" table:number-rows-spanned="2">
            <text:p>TOTAL</text:p>
          </table:table-cell>
          <table:table-cell table:style-name="ce193" table:formula="of:=SUM([.C9:.D15])" office:value-type="float" office:value="471" table:number-columns-spanned="2" table:number-rows-spanned="2">
            <text:p>471</text:p>
          </table:table-cell>
          <table:covered-table-cell table:style-name="ce210"/>
          <table:table-cell table:style-name="ce220" table:formula="of:=SUM([.E9:.F15])" office:value-type="float" office:value="208" table:number-columns-spanned="2" table:number-rows-spanned="2">
            <text:p>208</text:p>
          </table:table-cell>
          <table:covered-table-cell table:style-name="ce223"/>
          <table:table-cell table:style-name="ce232" table:formula="of:=([.E16]/[.C16])*100" office:value-type="float" office:value="44.1613588110404" table:number-columns-spanned="2" table:number-rows-spanned="2">
            <text:p>44,16</text:p>
          </table:table-cell>
          <table:covered-table-cell table:style-name="ce235"/>
          <table:table-cell table:style-name="ce239" table:formula="of:=SUM([.I9:.J15])" office:value-type="float" office:value="263" table:number-columns-spanned="2" table:number-rows-spanned="2">
            <text:p>263</text:p>
          </table:table-cell>
          <table:covered-table-cell table:style-name="ce241"/>
          <table:table-cell table:style-name="ce244" table:formula="of:=([.I16]/[.C16])*100" office:value-type="float" office:value="55.8386411889597" table:number-columns-spanned="2" table:number-rows-spanned="2">
            <text:p>55,84</text:p>
          </table:table-cell>
          <table:covered-table-cell table:style-name="ce248"/>
          <table:table-cell table:style-name="ce193" table:formula="of:=SUM([.M9:.N15])" office:value-type="float" office:value="263" table:number-columns-spanned="2" table:number-rows-spanned="2">
            <text:p>263</text:p>
          </table:table-cell>
          <table:covered-table-cell table:style-name="ce210"/>
          <table:table-cell table:style-name="ce239" table:formula="of:=SUM([.O9:.P15])" office:value-type="float" office:value="227" table:number-columns-spanned="2" table:number-rows-spanned="2">
            <text:p>227</text:p>
          </table:table-cell>
          <table:covered-table-cell table:style-name="ce241"/>
          <table:table-cell table:style-name="ce263" table:formula="of:=([.O16]/[.M16])*100" office:value-type="float" office:value="86.3117870722433" table:number-columns-spanned="2" table:number-rows-spanned="2">
            <text:p>86,31</text:p>
          </table:table-cell>
          <table:covered-table-cell table:style-name="ce265"/>
          <table:table-cell table:style-name="ce239" table:formula="of:=SUM([.S9:.T15])" office:value-type="float" office:value="11" table:number-columns-spanned="2" table:number-rows-spanned="2">
            <text:p>11</text:p>
          </table:table-cell>
          <table:covered-table-cell table:style-name="ce241"/>
          <table:table-cell table:style-name="ce263" table:formula="of:=([.S16]/[.M16])*100" office:value-type="float" office:value="4.18250950570342" table:number-columns-spanned="2" table:number-rows-spanned="2">
            <text:p>4,18</text:p>
          </table:table-cell>
          <table:covered-table-cell table:style-name="ce265"/>
          <table:table-cell table:style-name="ce239" table:formula="of:=SUM([.W9:.X15])" office:value-type="float" office:value="25" table:number-columns-spanned="2" table:number-rows-spanned="2">
            <text:p>25</text:p>
          </table:table-cell>
          <table:covered-table-cell table:style-name="ce241"/>
          <table:table-cell table:style-name="ce263" table:formula="of:=([.W16]/[.M16])*100" office:value-type="float" office:value="9.50570342205323" table:number-columns-spanned="2" table:number-rows-spanned="2">
            <text:p>9,51</text:p>
          </table:table-cell>
          <table:covered-table-cell table:style-name="ce265"/>
          <table:table-cell table:number-columns-repeated="998"/>
        </table:table-row>
        <table:table-row table:style-name="ro6">
          <table:table-cell/>
          <table:covered-table-cell table:style-name="ce184"/>
          <table:covered-table-cell table:style-name="ce194"/>
          <table:covered-table-cell table:style-name="ce211"/>
          <table:covered-table-cell table:style-name="ce221"/>
          <table:covered-table-cell table:style-name="ce224"/>
          <table:covered-table-cell table:style-name="ce233"/>
          <table:covered-table-cell table:style-name="ce236"/>
          <table:covered-table-cell table:style-name="ce240"/>
          <table:covered-table-cell table:style-name="ce242"/>
          <table:covered-table-cell table:style-name="ce245"/>
          <table:covered-table-cell table:style-name="ce249"/>
          <table:covered-table-cell table:style-name="ce194"/>
          <table:covered-table-cell table:style-name="ce211"/>
          <table:covered-table-cell table:style-name="ce240"/>
          <table:covered-table-cell table:style-name="ce242"/>
          <table:covered-table-cell table:style-name="ce264"/>
          <table:covered-table-cell table:style-name="ce266"/>
          <table:covered-table-cell table:style-name="ce240"/>
          <table:covered-table-cell table:style-name="ce242"/>
          <table:covered-table-cell table:style-name="ce264"/>
          <table:covered-table-cell table:style-name="ce266"/>
          <table:covered-table-cell table:style-name="ce240"/>
          <table:covered-table-cell table:style-name="ce242"/>
          <table:covered-table-cell table:style-name="ce264"/>
          <table:covered-table-cell table:style-name="ce266"/>
          <table:table-cell table:number-columns-repeated="998"/>
        </table:table-row>
        <table:table-row table:style-name="ro6">
          <table:table-cell/>
          <table:table-cell table:style-name="ce185"/>
          <table:table-cell table:style-name="ce195" table:number-columns-repeated="22"/>
          <table:table-cell table:number-columns-repeated="1000"/>
        </table:table-row>
        <table:table-row table:style-name="ro6">
          <table:table-cell/>
          <table:table-cell table:style-name="ce186" office:value-type="string">
            <text:p>LEGENDA:</text:p>
          </table:table-cell>
          <table:table-cell table:style-name="ce196" office:value-type="string" table:number-columns-spanned="3" table:number-rows-spanned="1">
            <text:p>Qn = Vazão Nominal</text:p>
          </table:table-cell>
          <table:covered-table-cell table:number-columns-repeated="2" table:style-name="ce196"/>
          <table:table-cell table:style-name="ce225"/>
          <table:table-cell table:style-name="ce196" office:value-type="string" table:number-columns-spanned="5" table:number-rows-spanned="1">
            <text:p>Qt = Vazão de Transição</text:p>
          </table:table-cell>
          <table:covered-table-cell table:number-columns-repeated="4" table:style-name="ce196"/>
          <table:table-cell table:style-name="ce250"/>
          <table:table-cell table:style-name="ce196" office:value-type="string" table:number-columns-spanned="4" table:number-rows-spanned="1">
            <text:p>Qmin = Vazão Mínima</text:p>
          </table:table-cell>
          <table:covered-table-cell table:number-columns-repeated="3" table:style-name="ce196"/>
          <table:table-cell table:style-name="ce195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10">
          <table:table-cell table:number-columns-repeated="17"/>
          <table:table-cell table:style-name="ce267"/>
          <table:table-cell/>
          <table:table-cell table:style-name="ce269"/>
          <table:table-cell table:number-columns-repeated="1004"/>
        </table:table-row>
        <table:table-row table:style-name="ro8">
          <table:table-cell/>
          <table:table-cell table:style-name="ce187" office:value-type="string" table:number-columns-spanned="16" table:number-rows-spanned="1">
            <text:p>Ano de Instalação dos Hidrômetros- Reprovados</text:p>
          </table:table-cell>
          <table:covered-table-cell table:style-name="ce197"/>
          <table:covered-table-cell table:style-name="ce212"/>
          <table:covered-table-cell table:number-columns-repeated="13" table:style-name="ce195"/>
          <table:table-cell table:style-name="ce195" table:number-columns-repeated="8"/>
          <table:table-cell table:number-columns-repeated="999"/>
        </table:table-row>
        <table:table-row table:style-name="ro6">
          <table:table-cell table:style-name="ce175"/>
          <table:table-cell table:style-name="ce183" office:value-type="string" table:number-columns-spanned="1" table:number-rows-spanned="2">
            <text:p>FABRICANTE</text:p>
          </table:table-cell>
          <table:table-cell table:style-name="ce198" office:value-type="string" table:number-columns-spanned="15" table:number-rows-spanned="1">
            <text:p>Erros Negativos</text:p>
          </table:table-cell>
          <table:covered-table-cell table:number-columns-repeated="2" table:style-name="ce213"/>
          <table:covered-table-cell table:number-columns-repeated="7" table:style-name="ce226"/>
          <table:covered-table-cell table:number-columns-repeated="5"/>
          <table:table-cell table:number-columns-repeated="1007"/>
        </table:table-row>
        <table:table-row table:style-name="ro6">
          <table:table-cell table:style-name="ce175"/>
          <table:covered-table-cell table:style-name="ce180"/>
          <table:table-cell table:style-name="ce199" office:value-type="float" office:value="2004">
            <text:p>2004</text:p>
          </table:table-cell>
          <table:table-cell table:style-name="ce214" office:value-type="float" office:value="2005">
            <text:p>2005</text:p>
          </table:table-cell>
          <table:table-cell table:style-name="ce214" office:value-type="float" office:value="2006">
            <text:p>2006</text:p>
          </table:table-cell>
          <table:table-cell table:style-name="ce214" office:value-type="float" office:value="2007">
            <text:p>2007</text:p>
          </table:table-cell>
          <table:table-cell table:style-name="ce214" office:value-type="float" office:value="2008">
            <text:p>2008</text:p>
          </table:table-cell>
          <table:table-cell table:style-name="ce214" office:value-type="float" office:value="2009">
            <text:p>2009</text:p>
          </table:table-cell>
          <table:table-cell table:style-name="ce214" office:value-type="float" office:value="2010">
            <text:p>2010</text:p>
          </table:table-cell>
          <table:table-cell table:style-name="ce214" office:value-type="float" office:value="2011">
            <text:p>2011</text:p>
          </table:table-cell>
          <table:table-cell table:style-name="ce214" office:value-type="float" office:value="2012">
            <text:p>2012</text:p>
          </table:table-cell>
          <table:table-cell table:style-name="ce214" office:value-type="float" office:value="2013">
            <text:p>2013</text:p>
          </table:table-cell>
          <table:table-cell table:style-name="ce214" office:value-type="float" office:value="2014">
            <text:p>2014</text:p>
          </table:table-cell>
          <table:table-cell table:style-name="ce214" office:value-type="float" office:value="2015">
            <text:p>2015</text:p>
          </table:table-cell>
          <table:table-cell table:style-name="ce214" office:value-type="float" office:value="2016">
            <text:p>2016</text:p>
          </table:table-cell>
          <table:table-cell table:style-name="ce214" office:value-type="float" office:value="2017">
            <text:p>2017</text:p>
          </table:table-cell>
          <table:table-cell table:style-name="ce214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82" office:value-type="string">
            <text:p>ITRON</text:p>
          </table:table-cell>
          <table:table-cell table:style-name="ce200" table:formula="of:=COUNTIF(['Banco de Dados'.$O$1:.$O$1000];[.A25]&amp;[.$C$24]&amp;&quot;N&quot;)" office:value-type="float" office:value="0">
            <text:p>0</text:p>
          </table:table-cell>
          <table:table-cell table:style-name="ce215" table:formula="of:=COUNTIF(['Banco de Dados'.$O$1:.$O$1000];[.A25]&amp;[.$D$24]&amp;&quot;N&quot;)" office:value-type="float" office:value="0">
            <text:p>0</text:p>
          </table:table-cell>
          <table:table-cell table:style-name="ce215" table:formula="of:=COUNTIF(['Banco de Dados'.$O$1:.$O$1000];[.A25]&amp;[.$E$24]&amp;&quot;N&quot;)" office:value-type="float" office:value="2">
            <text:p>2</text:p>
          </table:table-cell>
          <table:table-cell table:style-name="ce227" table:formula="of:=COUNTIF(['Banco de Dados'.$O$1:.$O$1000];[.A25]&amp;[.$F$24]&amp;&quot;N&quot;)" office:value-type="float" office:value="1">
            <text:p>1</text:p>
          </table:table-cell>
          <table:table-cell table:style-name="ce234" table:formula="of:=COUNTIF(['Banco de Dados'.$O$1:.$O$1000];[.A25]&amp;[.$G$24]&amp;&quot;N&quot;)" office:value-type="float" office:value="1">
            <text:p>1</text:p>
          </table:table-cell>
          <table:table-cell table:style-name="ce234" table:formula="of:=COUNTIF(['Banco de Dados'.$O$1:.$O$1000];[.A25]&amp;[.$H$24]&amp;&quot;N&quot;)" office:value-type="float" office:value="3">
            <text:p>3</text:p>
          </table:table-cell>
          <table:table-cell table:style-name="ce234" table:formula="of:=COUNTIF(['Banco de Dados'.$O$1:.$O$1000];[.A25]&amp;[.$I$24]&amp;&quot;N&quot;)" office:value-type="float" office:value="2">
            <text:p>2</text:p>
          </table:table-cell>
          <table:table-cell table:style-name="ce234" table:formula="of:=COUNTIF(['Banco de Dados'.$O$1:.$O$1000];[.A25]&amp;[.$J$24]&amp;&quot;N&quot;)" office:value-type="float" office:value="5">
            <text:p>5</text:p>
          </table:table-cell>
          <table:table-cell table:style-name="ce234" table:formula="of:=COUNTIF(['Banco de Dados'.$O$1:.$O$1000];[.A25]&amp;[.$K$24]&amp;&quot;N&quot;)" office:value-type="float" office:value="3">
            <text:p>3</text:p>
          </table:table-cell>
          <table:table-cell table:style-name="ce234" table:formula="of:=COUNTIF(['Banco de Dados'.$O$1:.$O$1000];[.A25]&amp;[.$L$24]&amp;&quot;N&quot;)" office:value-type="float" office:value="5">
            <text:p>5</text:p>
          </table:table-cell>
          <table:table-cell table:style-name="ce234" table:formula="of:=COUNTIF(['Banco de Dados'.$O$1:.$O$1000];[.A25]&amp;[.$M$24]&amp;&quot;N&quot;)" office:value-type="float" office:value="4">
            <text:p>4</text:p>
          </table:table-cell>
          <table:table-cell table:style-name="ce234" table:formula="of:=COUNTIF(['Banco de Dados'.$O$1:.$O$1000];[.A25]&amp;[.$N$24]&amp;&quot;N&quot;)" office:value-type="float" office:value="0">
            <text:p>0</text:p>
          </table:table-cell>
          <table:table-cell table:style-name="ce217" table:formula="of:=COUNTIF(['Banco de Dados'.$O$1:.$O$1000];[.A25]&amp;[.$O$24]&amp;&quot;N&quot;)" office:value-type="float" office:value="0">
            <text:p>0</text:p>
          </table:table-cell>
          <table:table-cell table:style-name="ce217" table:formula="of:=COUNTIF(['Banco de Dados'.$O$1:.$O$1000];[.A25]&amp;[.$P$24]&amp;&quot;N&quot;)" office:value-type="float" office:value="0">
            <text:p>0</text:p>
          </table:table-cell>
          <table:table-cell table:style-name="ce217" table:formula="of:=COUNTIF(['Banco de Dados'.$O$1:.$O$1000];[.A25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82" office:value-type="string">
            <text:p>FAE</text:p>
          </table:table-cell>
          <table:table-cell table:style-name="ce200" table:formula="of:=COUNTIF(['Banco de Dados'.$O$1:.$O$1000];[.A26]&amp;[.$C$24]&amp;&quot;N&quot;)" office:value-type="float" office:value="0">
            <text:p>0</text:p>
          </table:table-cell>
          <table:table-cell table:style-name="ce215" table:formula="of:=COUNTIF(['Banco de Dados'.$O$1:.$O$1000];[.A26]&amp;[.$D$24]&amp;&quot;N&quot;)" office:value-type="float" office:value="0">
            <text:p>0</text:p>
          </table:table-cell>
          <table:table-cell table:style-name="ce215" table:formula="of:=COUNTIF(['Banco de Dados'.$O$1:.$O$1000];[.A26]&amp;[.$E$24]&amp;&quot;N&quot;)" office:value-type="float" office:value="0">
            <text:p>0</text:p>
          </table:table-cell>
          <table:table-cell table:style-name="ce227" table:formula="of:=COUNTIF(['Banco de Dados'.$O$1:.$O$1000];[.A26]&amp;[.$F$24]&amp;&quot;N&quot;)" office:value-type="float" office:value="2">
            <text:p>2</text:p>
          </table:table-cell>
          <table:table-cell table:style-name="ce234" table:formula="of:=COUNTIF(['Banco de Dados'.$O$1:.$O$1000];[.A26]&amp;[.$G$24]&amp;&quot;N&quot;)" office:value-type="float" office:value="24">
            <text:p>24</text:p>
          </table:table-cell>
          <table:table-cell table:style-name="ce234" table:formula="of:=COUNTIF(['Banco de Dados'.$O$1:.$O$1000];[.A26]&amp;[.$H$24]&amp;&quot;N&quot;)" office:value-type="float" office:value="17">
            <text:p>17</text:p>
          </table:table-cell>
          <table:table-cell table:style-name="ce234" table:formula="of:=COUNTIF(['Banco de Dados'.$O$1:.$O$1000];[.A26]&amp;[.$I$24]&amp;&quot;N&quot;)" office:value-type="float" office:value="15">
            <text:p>15</text:p>
          </table:table-cell>
          <table:table-cell table:style-name="ce234" table:formula="of:=COUNTIF(['Banco de Dados'.$O$1:.$O$1000];[.A26]&amp;[.$J$24]&amp;&quot;N&quot;)" office:value-type="float" office:value="11">
            <text:p>11</text:p>
          </table:table-cell>
          <table:table-cell table:style-name="ce234" table:formula="of:=COUNTIF(['Banco de Dados'.$O$1:.$O$1000];[.A26]&amp;[.$K$24]&amp;&quot;N&quot;)" office:value-type="float" office:value="26">
            <text:p>26</text:p>
          </table:table-cell>
          <table:table-cell table:style-name="ce234" table:formula="of:=COUNTIF(['Banco de Dados'.$O$1:.$O$1000];[.A26]&amp;[.$L$24]&amp;&quot;N&quot;)" office:value-type="float" office:value="22">
            <text:p>22</text:p>
          </table:table-cell>
          <table:table-cell table:style-name="ce234" table:formula="of:=COUNTIF(['Banco de Dados'.$O$1:.$O$1000];[.A26]&amp;[.$M$24]&amp;&quot;N&quot;)" office:value-type="float" office:value="31">
            <text:p>31</text:p>
          </table:table-cell>
          <table:table-cell table:style-name="ce234" table:formula="of:=COUNTIF(['Banco de Dados'.$O$1:.$O$1000];[.A26]&amp;[.$N$24]&amp;&quot;N&quot;)" office:value-type="float" office:value="28">
            <text:p>28</text:p>
          </table:table-cell>
          <table:table-cell table:style-name="ce217" table:formula="of:=COUNTIF(['Banco de Dados'.$O$1:.$O$1000];[.A26]&amp;[.$O$24]&amp;&quot;N&quot;)" office:value-type="float" office:value="19">
            <text:p>19</text:p>
          </table:table-cell>
          <table:table-cell table:style-name="ce217" table:formula="of:=COUNTIF(['Banco de Dados'.$O$1:.$O$1000];[.A26]&amp;[.$P$24]&amp;&quot;N&quot;)" office:value-type="float" office:value="19">
            <text:p>19</text:p>
          </table:table-cell>
          <table:table-cell table:style-name="ce217" table:formula="of:=COUNTIF(['Banco de Dados'.$O$1:.$O$1000];[.A26]&amp;[.$Q$24]&amp;&quot;N&quot;)" office:value-type="float" office:value="2">
            <text:p>2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82" office:value-type="string">
            <text:p>LAO</text:p>
          </table:table-cell>
          <table:table-cell table:style-name="ce200" table:formula="of:=COUNTIF(['Banco de Dados'.$O$1:.$O$1000];[.A27]&amp;[.$C$24]&amp;&quot;N&quot;)" office:value-type="float" office:value="0">
            <text:p>0</text:p>
          </table:table-cell>
          <table:table-cell table:style-name="ce215" table:formula="of:=COUNTIF(['Banco de Dados'.$O$1:.$O$1000];[.A27]&amp;[.$D$24]&amp;&quot;N&quot;)" office:value-type="float" office:value="0">
            <text:p>0</text:p>
          </table:table-cell>
          <table:table-cell table:style-name="ce215" table:formula="of:=COUNTIF(['Banco de Dados'.$O$1:.$O$1000];[.A27]&amp;[.$E$24]&amp;&quot;N&quot;)" office:value-type="float" office:value="0">
            <text:p>0</text:p>
          </table:table-cell>
          <table:table-cell table:style-name="ce227" table:formula="of:=COUNTIF(['Banco de Dados'.$O$1:.$O$1000];[.A27]&amp;[.$F$24]&amp;&quot;N&quot;)" office:value-type="float" office:value="0">
            <text:p>0</text:p>
          </table:table-cell>
          <table:table-cell table:style-name="ce234" table:formula="of:=COUNTIF(['Banco de Dados'.$O$1:.$O$1000];[.A27]&amp;[.$G$24]&amp;&quot;N&quot;)" office:value-type="float" office:value="1">
            <text:p>1</text:p>
          </table:table-cell>
          <table:table-cell table:style-name="ce234" table:formula="of:=COUNTIF(['Banco de Dados'.$O$1:.$O$1000];[.A27]&amp;[.$H$24]&amp;&quot;N&quot;)" office:value-type="float" office:value="2">
            <text:p>2</text:p>
          </table:table-cell>
          <table:table-cell table:style-name="ce234" table:formula="of:=COUNTIF(['Banco de Dados'.$O$1:.$O$1000];[.A27]&amp;[.$I$24]&amp;&quot;N&quot;)" office:value-type="float" office:value="0">
            <text:p>0</text:p>
          </table:table-cell>
          <table:table-cell table:style-name="ce234" table:formula="of:=COUNTIF(['Banco de Dados'.$O$1:.$O$1000];[.A27]&amp;[.$J$24]&amp;&quot;N&quot;)" office:value-type="float" office:value="0">
            <text:p>0</text:p>
          </table:table-cell>
          <table:table-cell table:style-name="ce234" table:formula="of:=COUNTIF(['Banco de Dados'.$O$1:.$O$1000];[.A27]&amp;[.$K$24]&amp;&quot;N&quot;)" office:value-type="float" office:value="1">
            <text:p>1</text:p>
          </table:table-cell>
          <table:table-cell table:style-name="ce234" table:formula="of:=COUNTIF(['Banco de Dados'.$O$1:.$O$1000];[.A27]&amp;[.$L$24]&amp;&quot;N&quot;)" office:value-type="float" office:value="1">
            <text:p>1</text:p>
          </table:table-cell>
          <table:table-cell table:style-name="ce234" table:formula="of:=COUNTIF(['Banco de Dados'.$O$1:.$O$1000];[.A27]&amp;[.$M$24]&amp;&quot;N&quot;)" office:value-type="float" office:value="0">
            <text:p>0</text:p>
          </table:table-cell>
          <table:table-cell table:style-name="ce234" table:formula="of:=COUNTIF(['Banco de Dados'.$O$1:.$O$1000];[.A27]&amp;[.$N$24]&amp;&quot;N&quot;)" office:value-type="float" office:value="0">
            <text:p>0</text:p>
          </table:table-cell>
          <table:table-cell table:style-name="ce217" table:formula="of:=COUNTIF(['Banco de Dados'.$O$1:.$O$1000];[.A27]&amp;[.$O$24]&amp;&quot;N&quot;)" office:value-type="float" office:value="1">
            <text:p>1</text:p>
          </table:table-cell>
          <table:table-cell table:style-name="ce217" table:formula="of:=COUNTIF(['Banco de Dados'.$O$1:.$O$1000];[.A27]&amp;[.$P$24]&amp;&quot;N&quot;)" office:value-type="float" office:value="0">
            <text:p>0</text:p>
          </table:table-cell>
          <table:table-cell table:style-name="ce217" table:formula="of:=COUNTIF(['Banco de Dados'.$O$1:.$O$1000];[.A27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82" office:value-type="string">
            <text:p>ARAD</text:p>
          </table:table-cell>
          <table:table-cell table:style-name="ce200" table:formula="of:=COUNTIF(['Banco de Dados'.$O$1:.$O$1000];[.A28]&amp;[.$C$24]&amp;&quot;N&quot;)" office:value-type="float" office:value="0">
            <text:p>0</text:p>
          </table:table-cell>
          <table:table-cell table:style-name="ce215" table:formula="of:=COUNTIF(['Banco de Dados'.$O$1:.$O$1000];[.A28]&amp;[.$D$24]&amp;&quot;N&quot;)" office:value-type="float" office:value="0">
            <text:p>0</text:p>
          </table:table-cell>
          <table:table-cell table:style-name="ce215" table:formula="of:=COUNTIF(['Banco de Dados'.$O$1:.$O$1000];[.A28]&amp;[.$E$24]&amp;&quot;N&quot;)" office:value-type="float" office:value="0">
            <text:p>0</text:p>
          </table:table-cell>
          <table:table-cell table:style-name="ce227" table:formula="of:=COUNTIF(['Banco de Dados'.$O$1:.$O$1000];[.A28]&amp;[.$F$24]&amp;&quot;N&quot;)" office:value-type="float" office:value="0">
            <text:p>0</text:p>
          </table:table-cell>
          <table:table-cell table:style-name="ce234" table:formula="of:=COUNTIF(['Banco de Dados'.$O$1:.$O$1000];[.A28]&amp;[.$G$24]&amp;&quot;N&quot;)" office:value-type="float" office:value="0">
            <text:p>0</text:p>
          </table:table-cell>
          <table:table-cell table:style-name="ce234" table:formula="of:=COUNTIF(['Banco de Dados'.$O$1:.$O$1000];[.A28]&amp;[.$H$24]&amp;&quot;N&quot;)" office:value-type="float" office:value="0">
            <text:p>0</text:p>
          </table:table-cell>
          <table:table-cell table:style-name="ce234" table:formula="of:=COUNTIF(['Banco de Dados'.$O$1:.$O$1000];[.A28]&amp;[.$I$24]&amp;&quot;N&quot;)" office:value-type="float" office:value="0">
            <text:p>0</text:p>
          </table:table-cell>
          <table:table-cell table:style-name="ce234" table:formula="of:=COUNTIF(['Banco de Dados'.$O$1:.$O$1000];[.A28]&amp;[.$J$24]&amp;&quot;N&quot;)" office:value-type="float" office:value="0">
            <text:p>0</text:p>
          </table:table-cell>
          <table:table-cell table:style-name="ce234" table:formula="of:=COUNTIF(['Banco de Dados'.$O$1:.$O$1000];[.A28]&amp;[.$K$24]&amp;&quot;N&quot;)" office:value-type="float" office:value="0">
            <text:p>0</text:p>
          </table:table-cell>
          <table:table-cell table:style-name="ce234" table:formula="of:=COUNTIF(['Banco de Dados'.$O$1:.$O$1000];[.A28]&amp;[.$L$24]&amp;&quot;N&quot;)" office:value-type="float" office:value="0">
            <text:p>0</text:p>
          </table:table-cell>
          <table:table-cell table:style-name="ce234" table:formula="of:=COUNTIF(['Banco de Dados'.$O$1:.$O$1000];[.A28]&amp;[.$M$24]&amp;&quot;N&quot;)" office:value-type="float" office:value="0">
            <text:p>0</text:p>
          </table:table-cell>
          <table:table-cell table:style-name="ce234" table:formula="of:=COUNTIF(['Banco de Dados'.$O$1:.$O$1000];[.A28]&amp;[.$N$24]&amp;&quot;N&quot;)" office:value-type="float" office:value="0">
            <text:p>0</text:p>
          </table:table-cell>
          <table:table-cell table:style-name="ce217" table:formula="of:=COUNTIF(['Banco de Dados'.$O$1:.$O$1000];[.A28]&amp;[.$O$24]&amp;&quot;N&quot;)" office:value-type="float" office:value="0">
            <text:p>0</text:p>
          </table:table-cell>
          <table:table-cell table:style-name="ce217" table:formula="of:=COUNTIF(['Banco de Dados'.$O$1:.$O$1000];[.A28]&amp;[.$P$24]&amp;&quot;N&quot;)" office:value-type="float" office:value="0">
            <text:p>0</text:p>
          </table:table-cell>
          <table:table-cell table:style-name="ce217" table:formula="of:=COUNTIF(['Banco de Dados'.$O$1:.$O$1000];[.A28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 office:value-type="string">
            <text:p>B</text:p>
          </table:table-cell>
          <table:table-cell table:style-name="ce183" office:value-type="string">
            <text:p>DIEHL</text:p>
          </table:table-cell>
          <table:table-cell table:style-name="ce200" table:formula="of:=COUNTIF(['Banco de Dados'.$O$1:.$O$1000];[.A29]&amp;[.$C$24]&amp;&quot;N&quot;)" office:value-type="float" office:value="0">
            <text:p>0</text:p>
          </table:table-cell>
          <table:table-cell table:style-name="ce215" table:formula="of:=COUNTIF(['Banco de Dados'.$O$1:.$O$1000];[.A29]&amp;[.$D$24]&amp;&quot;N&quot;)" office:value-type="float" office:value="0">
            <text:p>0</text:p>
          </table:table-cell>
          <table:table-cell table:style-name="ce215" table:formula="of:=COUNTIF(['Banco de Dados'.$O$1:.$O$1000];[.A29]&amp;[.$E$24]&amp;&quot;N&quot;)" office:value-type="float" office:value="0">
            <text:p>0</text:p>
          </table:table-cell>
          <table:table-cell table:style-name="ce227" table:formula="of:=COUNTIF(['Banco de Dados'.$O$1:.$O$1000];[.A29]&amp;[.$F$24]&amp;&quot;N&quot;)" office:value-type="float" office:value="0">
            <text:p>0</text:p>
          </table:table-cell>
          <table:table-cell table:style-name="ce234" table:formula="of:=COUNTIF(['Banco de Dados'.$O$1:.$O$1000];[.A29]&amp;[.$G$24]&amp;&quot;N&quot;)" office:value-type="float" office:value="0">
            <text:p>0</text:p>
          </table:table-cell>
          <table:table-cell table:style-name="ce234" table:formula="of:=COUNTIF(['Banco de Dados'.$O$1:.$O$1000];[.A29]&amp;[.$H$24]&amp;&quot;N&quot;)" office:value-type="float" office:value="0">
            <text:p>0</text:p>
          </table:table-cell>
          <table:table-cell table:style-name="ce234" table:formula="of:=COUNTIF(['Banco de Dados'.$O$1:.$O$1000];[.A29]&amp;[.$I$24]&amp;&quot;N&quot;)" office:value-type="float" office:value="0">
            <text:p>0</text:p>
          </table:table-cell>
          <table:table-cell table:style-name="ce234" table:formula="of:=COUNTIF(['Banco de Dados'.$O$1:.$O$1000];[.A29]&amp;[.$J$24]&amp;&quot;N&quot;)" office:value-type="float" office:value="0">
            <text:p>0</text:p>
          </table:table-cell>
          <table:table-cell table:style-name="ce234" table:formula="of:=COUNTIF(['Banco de Dados'.$O$1:.$O$1000];[.A29]&amp;[.$K$24]&amp;&quot;N&quot;)" office:value-type="float" office:value="0">
            <text:p>0</text:p>
          </table:table-cell>
          <table:table-cell table:style-name="ce234" table:formula="of:=COUNTIF(['Banco de Dados'.$O$1:.$O$1000];[.A29]&amp;[.$L$24]&amp;&quot;N&quot;)" office:value-type="float" office:value="0">
            <text:p>0</text:p>
          </table:table-cell>
          <table:table-cell table:style-name="ce234" table:formula="of:=COUNTIF(['Banco de Dados'.$O$1:.$O$1000];[.A29]&amp;[.$M$24]&amp;&quot;N&quot;)" office:value-type="float" office:value="0">
            <text:p>0</text:p>
          </table:table-cell>
          <table:table-cell table:style-name="ce234" table:formula="of:=COUNTIF(['Banco de Dados'.$O$1:.$O$1000];[.A29]&amp;[.$N$24]&amp;&quot;N&quot;)" office:value-type="float" office:value="0">
            <text:p>0</text:p>
          </table:table-cell>
          <table:table-cell table:style-name="ce217" table:formula="of:=COUNTIF(['Banco de Dados'.$O$1:.$O$1000];[.A29]&amp;[.$O$24]&amp;&quot;N&quot;)" office:value-type="float" office:value="0">
            <text:p>0</text:p>
          </table:table-cell>
          <table:table-cell table:style-name="ce217" table:formula="of:=COUNTIF(['Banco de Dados'.$O$1:.$O$1000];[.A29]&amp;[.$P$24]&amp;&quot;N&quot;)" office:value-type="float" office:value="0">
            <text:p>0</text:p>
          </table:table-cell>
          <table:table-cell table:style-name="ce217" table:formula="of:=COUNTIF(['Banco de Dados'.$O$1:.$O$1000];[.A29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 office:value-type="string">
            <text:p>N</text:p>
          </table:table-cell>
          <table:table-cell table:style-name="ce182" office:value-type="string">
            <text:p>ELSTER</text:p>
          </table:table-cell>
          <table:table-cell table:style-name="ce200" table:formula="of:=COUNTIF(['Banco de Dados'.$O$1:.$O$1000];[.A30]&amp;[.$C$24]&amp;&quot;N&quot;)" office:value-type="float" office:value="0">
            <text:p>0</text:p>
          </table:table-cell>
          <table:table-cell table:style-name="ce215" table:formula="of:=COUNTIF(['Banco de Dados'.$O$1:.$O$1000];[.A30]&amp;[.$D$24]&amp;&quot;N&quot;)" office:value-type="float" office:value="0">
            <text:p>0</text:p>
          </table:table-cell>
          <table:table-cell table:style-name="ce215" table:formula="of:=COUNTIF(['Banco de Dados'.$O$1:.$O$1000];[.A30]&amp;[.$E$24]&amp;&quot;N&quot;)" office:value-type="float" office:value="1">
            <text:p>1</text:p>
          </table:table-cell>
          <table:table-cell table:style-name="ce227" table:formula="of:=COUNTIF(['Banco de Dados'.$O$1:.$O$1000];[.A30]&amp;[.$F$24]&amp;&quot;N&quot;)" office:value-type="float" office:value="0">
            <text:p>0</text:p>
          </table:table-cell>
          <table:table-cell table:style-name="ce234" table:formula="of:=COUNTIF(['Banco de Dados'.$O$1:.$O$1000];[.A30]&amp;[.$G$24]&amp;&quot;N&quot;)" office:value-type="float" office:value="0">
            <text:p>0</text:p>
          </table:table-cell>
          <table:table-cell table:style-name="ce234" table:formula="of:=COUNTIF(['Banco de Dados'.$O$1:.$O$1000];[.A30]&amp;[.$H$24]&amp;&quot;N&quot;)" office:value-type="float" office:value="0">
            <text:p>0</text:p>
          </table:table-cell>
          <table:table-cell table:style-name="ce234" table:formula="of:=COUNTIF(['Banco de Dados'.$O$1:.$O$1000];[.A30]&amp;[.$I$24]&amp;&quot;N&quot;)" office:value-type="float" office:value="0">
            <text:p>0</text:p>
          </table:table-cell>
          <table:table-cell table:style-name="ce234" table:formula="of:=COUNTIF(['Banco de Dados'.$O$1:.$O$1000];[.A30]&amp;[.$J$24]&amp;&quot;N&quot;)" office:value-type="float" office:value="3">
            <text:p>3</text:p>
          </table:table-cell>
          <table:table-cell table:style-name="ce234" table:formula="of:=COUNTIF(['Banco de Dados'.$O$1:.$O$1000];[.A30]&amp;[.$K$24]&amp;&quot;N&quot;)" office:value-type="float" office:value="0">
            <text:p>0</text:p>
          </table:table-cell>
          <table:table-cell table:style-name="ce234" table:formula="of:=COUNTIF(['Banco de Dados'.$O$1:.$O$1000];[.A30]&amp;[.$L$24]&amp;&quot;N&quot;)" office:value-type="float" office:value="0">
            <text:p>0</text:p>
          </table:table-cell>
          <table:table-cell table:style-name="ce234" table:formula="of:=COUNTIF(['Banco de Dados'.$O$1:.$O$1000];[.A30]&amp;[.$M$24]&amp;&quot;N&quot;)" office:value-type="float" office:value="0">
            <text:p>0</text:p>
          </table:table-cell>
          <table:table-cell table:style-name="ce234" table:formula="of:=COUNTIF(['Banco de Dados'.$O$1:.$O$1000];[.A30]&amp;[.$N$24]&amp;&quot;N&quot;)" office:value-type="float" office:value="0">
            <text:p>0</text:p>
          </table:table-cell>
          <table:table-cell table:style-name="ce217" table:formula="of:=COUNTIF(['Banco de Dados'.$O$1:.$O$1000];[.A30]&amp;[.$O$24]&amp;&quot;N&quot;)" office:value-type="float" office:value="0">
            <text:p>0</text:p>
          </table:table-cell>
          <table:table-cell table:style-name="ce217" table:formula="of:=COUNTIF(['Banco de Dados'.$O$1:.$O$1000];[.A30]&amp;[.$P$24]&amp;&quot;N&quot;)" office:value-type="float" office:value="0">
            <text:p>0</text:p>
          </table:table-cell>
          <table:table-cell table:style-name="ce217" table:formula="of:=COUNTIF(['Banco de Dados'.$O$1:.$O$1000];[.A30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3">
          <table:table-cell office:value-type="string">
            <text:p>G</text:p>
          </table:table-cell>
          <table:table-cell table:style-name="ce182" office:value-type="string">
            <text:p>SAGA</text:p>
          </table:table-cell>
          <table:table-cell table:style-name="ce200" table:formula="of:=COUNTIF(['Banco de Dados'.$O$1:.$O$1000];[.A31]&amp;[.$C$24]&amp;&quot;N&quot;)" office:value-type="float" office:value="0">
            <text:p>0</text:p>
          </table:table-cell>
          <table:table-cell table:style-name="ce215" table:formula="of:=COUNTIF(['Banco de Dados'.$O$1:.$O$1000];[.A31]&amp;[.$D$24]&amp;&quot;N&quot;)" office:value-type="float" office:value="0">
            <text:p>0</text:p>
          </table:table-cell>
          <table:table-cell table:style-name="ce215" table:formula="of:=COUNTIF(['Banco de Dados'.$O$1:.$O$1000];[.A31]&amp;[.$E$24]&amp;&quot;N&quot;)" office:value-type="float" office:value="0">
            <text:p>0</text:p>
          </table:table-cell>
          <table:table-cell table:style-name="ce227" table:formula="of:=COUNTIF(['Banco de Dados'.$O$1:.$O$1000];[.A31]&amp;[.$F$24]&amp;&quot;N&quot;)" office:value-type="float" office:value="0">
            <text:p>0</text:p>
          </table:table-cell>
          <table:table-cell table:style-name="ce234" table:formula="of:=COUNTIF(['Banco de Dados'.$O$1:.$O$1000];[.A31]&amp;[.$G$24]&amp;&quot;N&quot;)" office:value-type="float" office:value="0">
            <text:p>0</text:p>
          </table:table-cell>
          <table:table-cell table:style-name="ce234" table:formula="of:=COUNTIF(['Banco de Dados'.$O$1:.$O$1000];[.A31]&amp;[.$H$24]&amp;&quot;N&quot;)" office:value-type="float" office:value="0">
            <text:p>0</text:p>
          </table:table-cell>
          <table:table-cell table:style-name="ce234" table:formula="of:=COUNTIF(['Banco de Dados'.$O$1:.$O$1000];[.A31]&amp;[.$I$24]&amp;&quot;N&quot;)" office:value-type="float" office:value="0">
            <text:p>0</text:p>
          </table:table-cell>
          <table:table-cell table:style-name="ce234" table:formula="of:=COUNTIF(['Banco de Dados'.$O$1:.$O$1000];[.A31]&amp;[.$J$24]&amp;&quot;N&quot;)" office:value-type="float" office:value="0">
            <text:p>0</text:p>
          </table:table-cell>
          <table:table-cell table:style-name="ce234" table:formula="of:=COUNTIF(['Banco de Dados'.$O$1:.$O$1000];[.A31]&amp;[.$K$24]&amp;&quot;N&quot;)" office:value-type="float" office:value="0">
            <text:p>0</text:p>
          </table:table-cell>
          <table:table-cell table:style-name="ce234" table:formula="of:=COUNTIF(['Banco de Dados'.$O$1:.$O$1000];[.A31]&amp;[.$L$24]&amp;&quot;N&quot;)" office:value-type="float" office:value="0">
            <text:p>0</text:p>
          </table:table-cell>
          <table:table-cell table:style-name="ce234" table:formula="of:=COUNTIF(['Banco de Dados'.$O$1:.$O$1000];[.A31]&amp;[.$M$24]&amp;&quot;N&quot;)" office:value-type="float" office:value="0">
            <text:p>0</text:p>
          </table:table-cell>
          <table:table-cell table:style-name="ce234" table:formula="of:=COUNTIF(['Banco de Dados'.$O$1:.$O$1000];[.A31]&amp;[.$N$24]&amp;&quot;N&quot;)" office:value-type="float" office:value="0">
            <text:p>0</text:p>
          </table:table-cell>
          <table:table-cell table:style-name="ce217" table:formula="of:=COUNTIF(['Banco de Dados'.$O$1:.$O$1000];[.A31]&amp;[.$O$24]&amp;&quot;N&quot;)" office:value-type="float" office:value="0">
            <text:p>0</text:p>
          </table:table-cell>
          <table:table-cell table:style-name="ce217" table:formula="of:=COUNTIF(['Banco de Dados'.$O$1:.$O$1000];[.A31]&amp;[.$P$24]&amp;&quot;N&quot;)" office:value-type="float" office:value="0">
            <text:p>0</text:p>
          </table:table-cell>
          <table:table-cell table:style-name="ce217" table:formula="of:=COUNTIF(['Banco de Dados'.$O$1:.$O$1000];[.A31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4">
          <table:table-cell/>
          <table:table-cell table:style-name="ce183" office:value-type="string">
            <text:p>TOTAL</text:p>
          </table:table-cell>
          <table:table-cell table:style-name="ce201" table:formula="of:=SUM([.C25:.C30])" office:value-type="float" office:value="0">
            <text:p>0</text:p>
          </table:table-cell>
          <table:table-cell table:style-name="ce201" table:formula="of:=SUM([.D25:.D30])" office:value-type="float" office:value="0">
            <text:p>0</text:p>
          </table:table-cell>
          <table:table-cell table:style-name="ce201" table:formula="of:=SUM([.E25:.E30])" office:value-type="float" office:value="3">
            <text:p>3</text:p>
          </table:table-cell>
          <table:table-cell table:style-name="ce201" table:formula="of:=SUM([.F25:.F30])" office:value-type="float" office:value="3">
            <text:p>3</text:p>
          </table:table-cell>
          <table:table-cell table:style-name="ce201" table:formula="of:=SUM([.G25:.G30])" office:value-type="float" office:value="26">
            <text:p>26</text:p>
          </table:table-cell>
          <table:table-cell table:style-name="ce201" table:formula="of:=SUM([.H25:.H30])" office:value-type="float" office:value="22">
            <text:p>22</text:p>
          </table:table-cell>
          <table:table-cell table:style-name="ce201" table:formula="of:=SUM([.I25:.I30])" office:value-type="float" office:value="17">
            <text:p>17</text:p>
          </table:table-cell>
          <table:table-cell table:style-name="ce201" table:formula="of:=SUM([.J25:.J30])" office:value-type="float" office:value="19">
            <text:p>19</text:p>
          </table:table-cell>
          <table:table-cell table:style-name="ce201" table:formula="of:=SUM([.K25:.K30])" office:value-type="float" office:value="30">
            <text:p>30</text:p>
          </table:table-cell>
          <table:table-cell table:style-name="ce201" table:formula="of:=SUM([.L25:.L30])" office:value-type="float" office:value="28">
            <text:p>28</text:p>
          </table:table-cell>
          <table:table-cell table:style-name="ce201" table:formula="of:=SUM([.M25:.M30])" office:value-type="float" office:value="35">
            <text:p>35</text:p>
          </table:table-cell>
          <table:table-cell table:style-name="ce201" table:formula="of:=SUM([.N25:.N30])" office:value-type="float" office:value="28">
            <text:p>28</text:p>
          </table:table-cell>
          <table:table-cell table:style-name="ce201" table:formula="of:=SUM([.O25:.O30])" office:value-type="float" office:value="20">
            <text:p>20</text:p>
          </table:table-cell>
          <table:table-cell table:style-name="ce201" table:formula="of:=SUM([.P25:.P30])" office:value-type="float" office:value="19">
            <text:p>19</text:p>
          </table:table-cell>
          <table:table-cell table:style-name="ce201" table:formula="of:=SUM([.Q25:.Q30])" office:value-type="float" office:value="2">
            <text:p>2</text:p>
          </table:table-cell>
          <table:table-cell table:number-columns-repeated="1007"/>
        </table:table-row>
        <table:table-row table:style-name="ro8">
          <table:table-cell/>
          <table:table-cell table:style-name="ce188" office:value-type="string" table:number-columns-spanned="16" table:number-rows-spanned="1">
            <text:p>Ano de Instalação dos Hidrômetros- Aprovados</text:p>
          </table:table-cell>
          <table:covered-table-cell table:style-name="ce197"/>
          <table:covered-table-cell table:style-name="ce212"/>
          <table:covered-table-cell table:number-columns-repeated="12" table:style-name="ce195"/>
          <table:covered-table-cell/>
          <table:table-cell table:number-columns-repeated="1007"/>
        </table:table-row>
        <table:table-row table:style-name="ro6">
          <table:table-cell/>
          <table:table-cell table:style-name="ce180" office:value-type="string">
            <text:p>FABRICANTE</text:p>
          </table:table-cell>
          <table:table-cell table:style-name="ce199" office:value-type="float" office:value="2004">
            <text:p>2004</text:p>
          </table:table-cell>
          <table:table-cell table:style-name="ce214" office:value-type="float" office:value="2005">
            <text:p>2005</text:p>
          </table:table-cell>
          <table:table-cell table:style-name="ce214" office:value-type="float" office:value="2006">
            <text:p>2006</text:p>
          </table:table-cell>
          <table:table-cell table:style-name="ce214" office:value-type="float" office:value="2007">
            <text:p>2007</text:p>
          </table:table-cell>
          <table:table-cell table:style-name="ce214" office:value-type="float" office:value="2008">
            <text:p>2008</text:p>
          </table:table-cell>
          <table:table-cell table:style-name="ce214" office:value-type="float" office:value="2009">
            <text:p>2009</text:p>
          </table:table-cell>
          <table:table-cell table:style-name="ce214" office:value-type="float" office:value="2010">
            <text:p>2010</text:p>
          </table:table-cell>
          <table:table-cell table:style-name="ce214" office:value-type="float" office:value="2011">
            <text:p>2011</text:p>
          </table:table-cell>
          <table:table-cell table:style-name="ce214" office:value-type="float" office:value="2012">
            <text:p>2012</text:p>
          </table:table-cell>
          <table:table-cell table:style-name="ce214" office:value-type="float" office:value="2013">
            <text:p>2013</text:p>
          </table:table-cell>
          <table:table-cell table:style-name="ce214" office:value-type="float" office:value="2014">
            <text:p>2014</text:p>
          </table:table-cell>
          <table:table-cell table:style-name="ce214" office:value-type="float" office:value="2015">
            <text:p>2015</text:p>
          </table:table-cell>
          <table:table-cell table:style-name="ce214" office:value-type="float" office:value="2016">
            <text:p>2016</text:p>
          </table:table-cell>
          <table:table-cell table:style-name="ce214" office:value-type="float" office:value="2017">
            <text:p>2017</text:p>
          </table:table-cell>
          <table:table-cell table:style-name="ce214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82" office:value-type="string">
            <text:p>ITRON</text:p>
          </table:table-cell>
          <table:table-cell table:style-name="ce200" table:formula="of:=COUNTIF(['Banco de Dados'.$N$1:.$N$1000];[.A35]&amp;[.$C$34]&amp;&quot;AP&quot;)" office:value-type="float" office:value="0">
            <text:p>0</text:p>
          </table:table-cell>
          <table:table-cell table:style-name="ce215" table:formula="of:=COUNTIF(['Banco de Dados'.$N$1:.$N$1000];[.A35]&amp;[.$D$34]&amp;&quot;AP&quot;)" office:value-type="float" office:value="0">
            <text:p>0</text:p>
          </table:table-cell>
          <table:table-cell table:style-name="ce215" table:formula="of:=COUNTIF(['Banco de Dados'.$N$1:.$N$1000];[.A35]&amp;[.$E$34]&amp;&quot;AP&quot;)" office:value-type="float" office:value="0">
            <text:p>0</text:p>
          </table:table-cell>
          <table:table-cell table:style-name="ce227" table:formula="of:=COUNTIF(['Banco de Dados'.$N$1:.$N$1000];[.A35]&amp;[.$F$34]&amp;&quot;AP&quot;)" office:value-type="float" office:value="2">
            <text:p>2</text:p>
          </table:table-cell>
          <table:table-cell table:style-name="ce234" table:formula="of:=COUNTIF(['Banco de Dados'.$N$1:.$N$1000];[.A35]&amp;[.$G$34]&amp;&quot;AP&quot;)" office:value-type="float" office:value="3">
            <text:p>3</text:p>
          </table:table-cell>
          <table:table-cell table:style-name="ce234" table:formula="of:=COUNTIF(['Banco de Dados'.$N$1:.$N$1000];[.A35]&amp;[.$H$34]&amp;&quot;AP&quot;)" office:value-type="float" office:value="0">
            <text:p>0</text:p>
          </table:table-cell>
          <table:table-cell table:style-name="ce234" table:formula="of:=COUNTIF(['Banco de Dados'.$N$1:.$N$1000];[.A35]&amp;[.$I$34]&amp;&quot;AP&quot;)" office:value-type="float" office:value="5">
            <text:p>5</text:p>
          </table:table-cell>
          <table:table-cell table:style-name="ce234" table:formula="of:=COUNTIF(['Banco de Dados'.$N$1:.$N$1000];[.A35]&amp;[.$J$34]&amp;&quot;AP&quot;)" office:value-type="float" office:value="13">
            <text:p>13</text:p>
          </table:table-cell>
          <table:table-cell table:style-name="ce234" table:formula="of:=COUNTIF(['Banco de Dados'.$N$1:.$N$1000];[.A35]&amp;[.$K$34]&amp;&quot;AP&quot;)" office:value-type="float" office:value="3">
            <text:p>3</text:p>
          </table:table-cell>
          <table:table-cell table:style-name="ce234" table:formula="of:=COUNTIF(['Banco de Dados'.$N$1:.$N$1000];[.A35]&amp;[.$L$34]&amp;&quot;AP&quot;)" office:value-type="float" office:value="3">
            <text:p>3</text:p>
          </table:table-cell>
          <table:table-cell table:style-name="ce234" table:formula="of:=COUNTIF(['Banco de Dados'.$N$1:.$N$1000];[.A35]&amp;[.$M$34]&amp;&quot;AP&quot;)" office:value-type="float" office:value="4">
            <text:p>4</text:p>
          </table:table-cell>
          <table:table-cell table:style-name="ce234" table:formula="of:=COUNTIF(['Banco de Dados'.$N$1:.$N$1000];[.A35]&amp;[.$N$34]&amp;&quot;AP&quot;)" office:value-type="float" office:value="2">
            <text:p>2</text:p>
          </table:table-cell>
          <table:table-cell table:style-name="ce234" table:formula="of:=COUNTIF(['Banco de Dados'.$N$1:.$N$1000];[.A35]&amp;[.$O$34]&amp;&quot;AP&quot;)" office:value-type="float" office:value="2">
            <text:p>2</text:p>
          </table:table-cell>
          <table:table-cell table:style-name="ce234" table:formula="of:=COUNTIF(['Banco de Dados'.$N$1:.$N$1000];[.A35]&amp;[.$P$34]&amp;&quot;AP&quot;)" office:value-type="float" office:value="2">
            <text:p>2</text:p>
          </table:table-cell>
          <table:table-cell table:style-name="ce234" table:formula="of:=COUNTIF(['Banco de Dados'.$N$1:.$N$1000];[.A35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82" office:value-type="string">
            <text:p>FAE</text:p>
          </table:table-cell>
          <table:table-cell table:style-name="ce200" table:formula="of:=COUNTIF(['Banco de Dados'.$N$1:.$N$1000];[.A36]&amp;[.$C$34]&amp;&quot;AP&quot;)" office:value-type="float" office:value="0">
            <text:p>0</text:p>
          </table:table-cell>
          <table:table-cell table:style-name="ce215" table:formula="of:=COUNTIF(['Banco de Dados'.$N$1:.$N$1000];[.A36]&amp;[.$D$34]&amp;&quot;AP&quot;)" office:value-type="float" office:value="0">
            <text:p>0</text:p>
          </table:table-cell>
          <table:table-cell table:style-name="ce215" table:formula="of:=COUNTIF(['Banco de Dados'.$N$1:.$N$1000];[.A36]&amp;[.$E$34]&amp;&quot;AP&quot;)" office:value-type="float" office:value="1">
            <text:p>1</text:p>
          </table:table-cell>
          <table:table-cell table:style-name="ce227" table:formula="of:=COUNTIF(['Banco de Dados'.$N$1:.$N$1000];[.A36]&amp;[.$F$34]&amp;&quot;AP&quot;)" office:value-type="float" office:value="1">
            <text:p>1</text:p>
          </table:table-cell>
          <table:table-cell table:style-name="ce234" table:formula="of:=COUNTIF(['Banco de Dados'.$N$1:.$N$1000];[.A36]&amp;[.$G$34]&amp;&quot;AP&quot;)" office:value-type="float" office:value="3">
            <text:p>3</text:p>
          </table:table-cell>
          <table:table-cell table:style-name="ce234" table:formula="of:=COUNTIF(['Banco de Dados'.$N$1:.$N$1000];[.A36]&amp;[.$H$34]&amp;&quot;AP&quot;)" office:value-type="float" office:value="2">
            <text:p>2</text:p>
          </table:table-cell>
          <table:table-cell table:style-name="ce234" table:formula="of:=COUNTIF(['Banco de Dados'.$N$1:.$N$1000];[.A36]&amp;[.$I$34]&amp;&quot;AP&quot;)" office:value-type="float" office:value="3">
            <text:p>3</text:p>
          </table:table-cell>
          <table:table-cell table:style-name="ce234" table:formula="of:=COUNTIF(['Banco de Dados'.$N$1:.$N$1000];[.A36]&amp;[.$J$34]&amp;&quot;AP&quot;)" office:value-type="float" office:value="6">
            <text:p>6</text:p>
          </table:table-cell>
          <table:table-cell table:style-name="ce234" table:formula="of:=COUNTIF(['Banco de Dados'.$N$1:.$N$1000];[.A36]&amp;[.$K$34]&amp;&quot;AP&quot;)" office:value-type="float" office:value="12">
            <text:p>12</text:p>
          </table:table-cell>
          <table:table-cell table:style-name="ce234" table:formula="of:=COUNTIF(['Banco de Dados'.$N$1:.$N$1000];[.A36]&amp;[.$L$34]&amp;&quot;AP&quot;)" office:value-type="float" office:value="12">
            <text:p>12</text:p>
          </table:table-cell>
          <table:table-cell table:style-name="ce234" table:formula="of:=COUNTIF(['Banco de Dados'.$N$1:.$N$1000];[.A36]&amp;[.$M$34]&amp;&quot;AP&quot;)" office:value-type="float" office:value="21">
            <text:p>21</text:p>
          </table:table-cell>
          <table:table-cell table:style-name="ce234" table:formula="of:=COUNTIF(['Banco de Dados'.$N$1:.$N$1000];[.A36]&amp;[.$N$34]&amp;&quot;AP&quot;)" office:value-type="float" office:value="13">
            <text:p>13</text:p>
          </table:table-cell>
          <table:table-cell table:style-name="ce234" table:formula="of:=COUNTIF(['Banco de Dados'.$N$1:.$N$1000];[.A36]&amp;[.$O$34]&amp;&quot;AP&quot;)" office:value-type="float" office:value="19">
            <text:p>19</text:p>
          </table:table-cell>
          <table:table-cell table:style-name="ce234" table:formula="of:=COUNTIF(['Banco de Dados'.$N$1:.$N$1000];[.A36]&amp;[.$P$34]&amp;&quot;AP&quot;)" office:value-type="float" office:value="38">
            <text:p>38</text:p>
          </table:table-cell>
          <table:table-cell table:style-name="ce234" table:formula="of:=COUNTIF(['Banco de Dados'.$N$1:.$N$1000];[.A36]&amp;[.$Q$34]&amp;&quot;AP&quot;)" office:value-type="float" office:value="3">
            <text:p>3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82" office:value-type="string">
            <text:p>LAO</text:p>
          </table:table-cell>
          <table:table-cell table:style-name="ce200" table:formula="of:=COUNTIF(['Banco de Dados'.$N$1:.$N$1000];[.A37]&amp;[.$C$34]&amp;&quot;AP&quot;)" office:value-type="float" office:value="0">
            <text:p>0</text:p>
          </table:table-cell>
          <table:table-cell table:style-name="ce215" table:formula="of:=COUNTIF(['Banco de Dados'.$N$1:.$N$1000];[.A37]&amp;[.$D$34]&amp;&quot;AP&quot;)" office:value-type="float" office:value="0">
            <text:p>0</text:p>
          </table:table-cell>
          <table:table-cell table:style-name="ce215" table:formula="of:=COUNTIF(['Banco de Dados'.$N$1:.$N$1000];[.A37]&amp;[.$E$34]&amp;&quot;AP&quot;)" office:value-type="float" office:value="0">
            <text:p>0</text:p>
          </table:table-cell>
          <table:table-cell table:style-name="ce227" table:formula="of:=COUNTIF(['Banco de Dados'.$N$1:.$N$1000];[.A37]&amp;[.$F$34]&amp;&quot;AP&quot;)" office:value-type="float" office:value="0">
            <text:p>0</text:p>
          </table:table-cell>
          <table:table-cell table:style-name="ce234" table:formula="of:=COUNTIF(['Banco de Dados'.$N$1:.$N$1000];[.A37]&amp;[.$G$34]&amp;&quot;AP&quot;)" office:value-type="float" office:value="0">
            <text:p>0</text:p>
          </table:table-cell>
          <table:table-cell table:style-name="ce234" table:formula="of:=COUNTIF(['Banco de Dados'.$N$1:.$N$1000];[.A37]&amp;[.$H$34]&amp;&quot;AP&quot;)" office:value-type="float" office:value="1">
            <text:p>1</text:p>
          </table:table-cell>
          <table:table-cell table:style-name="ce234" table:formula="of:=COUNTIF(['Banco de Dados'.$N$1:.$N$1000];[.A37]&amp;[.$I$34]&amp;&quot;AP&quot;)" office:value-type="float" office:value="0">
            <text:p>0</text:p>
          </table:table-cell>
          <table:table-cell table:style-name="ce234" table:formula="of:=COUNTIF(['Banco de Dados'.$N$1:.$N$1000];[.A37]&amp;[.$J$34]&amp;&quot;AP&quot;)" office:value-type="float" office:value="0">
            <text:p>0</text:p>
          </table:table-cell>
          <table:table-cell table:style-name="ce234" table:formula="of:=COUNTIF(['Banco de Dados'.$N$1:.$N$1000];[.A37]&amp;[.$K$34]&amp;&quot;AP&quot;)" office:value-type="float" office:value="1">
            <text:p>1</text:p>
          </table:table-cell>
          <table:table-cell table:style-name="ce234" table:formula="of:=COUNTIF(['Banco de Dados'.$N$1:.$N$1000];[.A37]&amp;[.$L$34]&amp;&quot;AP&quot;)" office:value-type="float" office:value="2">
            <text:p>2</text:p>
          </table:table-cell>
          <table:table-cell table:style-name="ce234" table:formula="of:=COUNTIF(['Banco de Dados'.$N$1:.$N$1000];[.A37]&amp;[.$M$34]&amp;&quot;AP&quot;)" office:value-type="float" office:value="3">
            <text:p>3</text:p>
          </table:table-cell>
          <table:table-cell table:style-name="ce234" table:formula="of:=COUNTIF(['Banco de Dados'.$N$1:.$N$1000];[.A37]&amp;[.$N$34]&amp;&quot;AP&quot;)" office:value-type="float" office:value="1">
            <text:p>1</text:p>
          </table:table-cell>
          <table:table-cell table:style-name="ce234" table:formula="of:=COUNTIF(['Banco de Dados'.$N$1:.$N$1000];[.A37]&amp;[.$O$34]&amp;&quot;AP&quot;)" office:value-type="float" office:value="0">
            <text:p>0</text:p>
          </table:table-cell>
          <table:table-cell table:style-name="ce234" table:formula="of:=COUNTIF(['Banco de Dados'.$N$1:.$N$1000];[.A37]&amp;[.$P$34]&amp;&quot;AP&quot;)" office:value-type="float" office:value="2">
            <text:p>2</text:p>
          </table:table-cell>
          <table:table-cell table:style-name="ce234" table:formula="of:=COUNTIF(['Banco de Dados'.$N$1:.$N$1000];[.A37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0">
          <table:table-cell office:value-type="string">
            <text:p>A</text:p>
          </table:table-cell>
          <table:table-cell table:style-name="ce182" office:value-type="string">
            <text:p>ARAD</text:p>
          </table:table-cell>
          <table:table-cell table:style-name="ce200" table:formula="of:=COUNTIF(['Banco de Dados'.$N$1:.$N$1000];[.A38]&amp;[.$C$34]&amp;&quot;AP&quot;)" office:value-type="float" office:value="0">
            <text:p>0</text:p>
          </table:table-cell>
          <table:table-cell table:style-name="ce215" table:formula="of:=COUNTIF(['Banco de Dados'.$N$1:.$N$1000];[.A38]&amp;[.$D$34]&amp;&quot;AP&quot;)" office:value-type="float" office:value="0">
            <text:p>0</text:p>
          </table:table-cell>
          <table:table-cell table:style-name="ce215" table:formula="of:=COUNTIF(['Banco de Dados'.$N$1:.$N$1000];[.A38]&amp;[.$E$34]&amp;&quot;AP&quot;)" office:value-type="float" office:value="0">
            <text:p>0</text:p>
          </table:table-cell>
          <table:table-cell table:style-name="ce227" table:formula="of:=COUNTIF(['Banco de Dados'.$N$1:.$N$1000];[.A38]&amp;[.$F$34]&amp;&quot;AP&quot;)" office:value-type="float" office:value="0">
            <text:p>0</text:p>
          </table:table-cell>
          <table:table-cell table:style-name="ce234" table:formula="of:=COUNTIF(['Banco de Dados'.$N$1:.$N$1000];[.A38]&amp;[.$G$34]&amp;&quot;AP&quot;)" office:value-type="float" office:value="0">
            <text:p>0</text:p>
          </table:table-cell>
          <table:table-cell table:style-name="ce234" table:formula="of:=COUNTIF(['Banco de Dados'.$N$1:.$N$1000];[.A38]&amp;[.$H$34]&amp;&quot;AP&quot;)" office:value-type="float" office:value="0">
            <text:p>0</text:p>
          </table:table-cell>
          <table:table-cell table:style-name="ce234" table:formula="of:=COUNTIF(['Banco de Dados'.$N$1:.$N$1000];[.A38]&amp;[.$I$34]&amp;&quot;AP&quot;)" office:value-type="float" office:value="0">
            <text:p>0</text:p>
          </table:table-cell>
          <table:table-cell table:style-name="ce234" table:formula="of:=COUNTIF(['Banco de Dados'.$N$1:.$N$1000];[.A38]&amp;[.$J$34]&amp;&quot;AP&quot;)" office:value-type="float" office:value="0">
            <text:p>0</text:p>
          </table:table-cell>
          <table:table-cell table:style-name="ce234" table:formula="of:=COUNTIF(['Banco de Dados'.$N$1:.$N$1000];[.A38]&amp;[.$K$34]&amp;&quot;AP&quot;)" office:value-type="float" office:value="0">
            <text:p>0</text:p>
          </table:table-cell>
          <table:table-cell table:style-name="ce234" table:formula="of:=COUNTIF(['Banco de Dados'.$N$1:.$N$1000];[.A38]&amp;[.$L$34]&amp;&quot;AP&quot;)" office:value-type="float" office:value="0">
            <text:p>0</text:p>
          </table:table-cell>
          <table:table-cell table:style-name="ce234" table:formula="of:=COUNTIF(['Banco de Dados'.$N$1:.$N$1000];[.A38]&amp;[.$M$34]&amp;&quot;AP&quot;)" office:value-type="float" office:value="0">
            <text:p>0</text:p>
          </table:table-cell>
          <table:table-cell table:style-name="ce234" table:formula="of:=COUNTIF(['Banco de Dados'.$N$1:.$N$1000];[.A38]&amp;[.$N$34]&amp;&quot;AP&quot;)" office:value-type="float" office:value="0">
            <text:p>0</text:p>
          </table:table-cell>
          <table:table-cell table:style-name="ce234" table:formula="of:=COUNTIF(['Banco de Dados'.$N$1:.$N$1000];[.A38]&amp;[.$O$34]&amp;&quot;AP&quot;)" office:value-type="float" office:value="0">
            <text:p>0</text:p>
          </table:table-cell>
          <table:table-cell table:style-name="ce234" table:formula="of:=COUNTIF(['Banco de Dados'.$N$1:.$N$1000];[.A38]&amp;[.$P$34]&amp;&quot;AP&quot;)" office:value-type="float" office:value="0">
            <text:p>0</text:p>
          </table:table-cell>
          <table:table-cell table:style-name="ce234" table:formula="of:=COUNTIF(['Banco de Dados'.$N$1:.$N$1000];[.A38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83" office:value-type="string">
            <text:p>DIEHL</text:p>
          </table:table-cell>
          <table:table-cell table:style-name="ce200" table:formula="of:=COUNTIF(['Banco de Dados'.$N$1:.$N$1000];[.A39]&amp;[.$C$34]&amp;&quot;AP&quot;)" office:value-type="float" office:value="0">
            <text:p>0</text:p>
          </table:table-cell>
          <table:table-cell table:style-name="ce215" table:formula="of:=COUNTIF(['Banco de Dados'.$N$1:.$N$1000];[.A39]&amp;[.$D$34]&amp;&quot;AP&quot;)" office:value-type="float" office:value="0">
            <text:p>0</text:p>
          </table:table-cell>
          <table:table-cell table:style-name="ce215" table:formula="of:=COUNTIF(['Banco de Dados'.$N$1:.$N$1000];[.A39]&amp;[.$E$34]&amp;&quot;AP&quot;)" office:value-type="float" office:value="0">
            <text:p>0</text:p>
          </table:table-cell>
          <table:table-cell table:style-name="ce227" table:formula="of:=COUNTIF(['Banco de Dados'.$N$1:.$N$1000];[.A39]&amp;[.$F$34]&amp;&quot;AP&quot;)" office:value-type="float" office:value="0">
            <text:p>0</text:p>
          </table:table-cell>
          <table:table-cell table:style-name="ce234" table:formula="of:=COUNTIF(['Banco de Dados'.$N$1:.$N$1000];[.A39]&amp;[.$G$34]&amp;&quot;AP&quot;)" office:value-type="float" office:value="0">
            <text:p>0</text:p>
          </table:table-cell>
          <table:table-cell table:style-name="ce234" table:formula="of:=COUNTIF(['Banco de Dados'.$N$1:.$N$1000];[.A39]&amp;[.$H$34]&amp;&quot;AP&quot;)" office:value-type="float" office:value="0">
            <text:p>0</text:p>
          </table:table-cell>
          <table:table-cell table:style-name="ce234" table:formula="of:=COUNTIF(['Banco de Dados'.$N$1:.$N$1000];[.A39]&amp;[.$I$34]&amp;&quot;AP&quot;)" office:value-type="float" office:value="0">
            <text:p>0</text:p>
          </table:table-cell>
          <table:table-cell table:style-name="ce234" table:formula="of:=COUNTIF(['Banco de Dados'.$N$1:.$N$1000];[.A39]&amp;[.$J$34]&amp;&quot;AP&quot;)" office:value-type="float" office:value="0">
            <text:p>0</text:p>
          </table:table-cell>
          <table:table-cell table:style-name="ce234" table:formula="of:=COUNTIF(['Banco de Dados'.$N$1:.$N$1000];[.A39]&amp;[.$K$34]&amp;&quot;AP&quot;)" office:value-type="float" office:value="0">
            <text:p>0</text:p>
          </table:table-cell>
          <table:table-cell table:style-name="ce234" table:formula="of:=COUNTIF(['Banco de Dados'.$N$1:.$N$1000];[.A39]&amp;[.$L$34]&amp;&quot;AP&quot;)" office:value-type="float" office:value="0">
            <text:p>0</text:p>
          </table:table-cell>
          <table:table-cell table:style-name="ce234" table:formula="of:=COUNTIF(['Banco de Dados'.$N$1:.$N$1000];[.A39]&amp;[.$M$34]&amp;&quot;AP&quot;)" office:value-type="float" office:value="0">
            <text:p>0</text:p>
          </table:table-cell>
          <table:table-cell table:style-name="ce234" table:formula="of:=COUNTIF(['Banco de Dados'.$N$1:.$N$1000];[.A39]&amp;[.$N$34]&amp;&quot;AP&quot;)" office:value-type="float" office:value="0">
            <text:p>0</text:p>
          </table:table-cell>
          <table:table-cell table:style-name="ce234" table:formula="of:=COUNTIF(['Banco de Dados'.$N$1:.$N$1000];[.A39]&amp;[.$O$34]&amp;&quot;AP&quot;)" office:value-type="float" office:value="0">
            <text:p>0</text:p>
          </table:table-cell>
          <table:table-cell table:style-name="ce234" table:formula="of:=COUNTIF(['Banco de Dados'.$N$1:.$N$1000];[.A39]&amp;[.$P$34]&amp;&quot;AP&quot;)" office:value-type="float" office:value="0">
            <text:p>0</text:p>
          </table:table-cell>
          <table:table-cell table:style-name="ce234" table:formula="of:=COUNTIF(['Banco de Dados'.$N$1:.$N$1000];[.A39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82" office:value-type="string">
            <text:p>ELSTER</text:p>
          </table:table-cell>
          <table:table-cell table:style-name="ce200" table:formula="of:=COUNTIF(['Banco de Dados'.$N$1:.$N$1000];[.A40]&amp;[.$C$34]&amp;&quot;AP&quot;)" office:value-type="float" office:value="0">
            <text:p>0</text:p>
          </table:table-cell>
          <table:table-cell table:style-name="ce215" table:formula="of:=COUNTIF(['Banco de Dados'.$N$1:.$N$1000];[.A40]&amp;[.$D$34]&amp;&quot;AP&quot;)" office:value-type="float" office:value="0">
            <text:p>0</text:p>
          </table:table-cell>
          <table:table-cell table:style-name="ce215" table:formula="of:=COUNTIF(['Banco de Dados'.$N$1:.$N$1000];[.A40]&amp;[.$E$34]&amp;&quot;AP&quot;)" office:value-type="float" office:value="0">
            <text:p>0</text:p>
          </table:table-cell>
          <table:table-cell table:style-name="ce227" table:formula="of:=COUNTIF(['Banco de Dados'.$N$1:.$N$1000];[.A40]&amp;[.$F$34]&amp;&quot;AP&quot;)" office:value-type="float" office:value="0">
            <text:p>0</text:p>
          </table:table-cell>
          <table:table-cell table:style-name="ce234" table:formula="of:=COUNTIF(['Banco de Dados'.$N$1:.$N$1000];[.A40]&amp;[.$G$34]&amp;&quot;AP&quot;)" office:value-type="float" office:value="0">
            <text:p>0</text:p>
          </table:table-cell>
          <table:table-cell table:style-name="ce234" table:formula="of:=COUNTIF(['Banco de Dados'.$N$1:.$N$1000];[.A40]&amp;[.$H$34]&amp;&quot;AP&quot;)" office:value-type="float" office:value="0">
            <text:p>0</text:p>
          </table:table-cell>
          <table:table-cell table:style-name="ce234" table:formula="of:=COUNTIF(['Banco de Dados'.$N$1:.$N$1000];[.A40]&amp;[.$I$34]&amp;&quot;AP&quot;)" office:value-type="float" office:value="1">
            <text:p>1</text:p>
          </table:table-cell>
          <table:table-cell table:style-name="ce234" table:formula="of:=COUNTIF(['Banco de Dados'.$N$1:.$N$1000];[.A40]&amp;[.$J$34]&amp;&quot;AP&quot;)" office:value-type="float" office:value="7">
            <text:p>7</text:p>
          </table:table-cell>
          <table:table-cell table:style-name="ce234" table:formula="of:=COUNTIF(['Banco de Dados'.$N$1:.$N$1000];[.A40]&amp;[.$K$34]&amp;&quot;AP&quot;)" office:value-type="float" office:value="1">
            <text:p>1</text:p>
          </table:table-cell>
          <table:table-cell table:style-name="ce234" table:formula="of:=COUNTIF(['Banco de Dados'.$N$1:.$N$1000];[.A40]&amp;[.$L$34]&amp;&quot;AP&quot;)" office:value-type="float" office:value="0">
            <text:p>0</text:p>
          </table:table-cell>
          <table:table-cell table:style-name="ce234" table:formula="of:=COUNTIF(['Banco de Dados'.$N$1:.$N$1000];[.A40]&amp;[.$M$34]&amp;&quot;AP&quot;)" office:value-type="float" office:value="0">
            <text:p>0</text:p>
          </table:table-cell>
          <table:table-cell table:style-name="ce234" table:formula="of:=COUNTIF(['Banco de Dados'.$N$1:.$N$1000];[.A40]&amp;[.$N$34]&amp;&quot;AP&quot;)" office:value-type="float" office:value="0">
            <text:p>0</text:p>
          </table:table-cell>
          <table:table-cell table:style-name="ce234" table:formula="of:=COUNTIF(['Banco de Dados'.$N$1:.$N$1000];[.A40]&amp;[.$O$34]&amp;&quot;AP&quot;)" office:value-type="float" office:value="0">
            <text:p>0</text:p>
          </table:table-cell>
          <table:table-cell table:style-name="ce234" table:formula="of:=COUNTIF(['Banco de Dados'.$N$1:.$N$1000];[.A40]&amp;[.$P$34]&amp;&quot;AP&quot;)" office:value-type="float" office:value="0">
            <text:p>0</text:p>
          </table:table-cell>
          <table:table-cell table:style-name="ce234" table:formula="of:=COUNTIF(['Banco de Dados'.$N$1:.$N$1000];[.A40]&amp;[.$Q$34]&amp;&quot;AP&quot;)" office:value-type="float" office:value="15">
            <text:p>15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table:style-name="ce182" office:value-type="string">
            <text:p>SAGA</text:p>
          </table:table-cell>
          <table:table-cell table:style-name="ce200" table:formula="of:=COUNTIF(['Banco de Dados'.$N$1:.$N$1000];[.A41]&amp;[.$C$34]&amp;&quot;AP&quot;)" office:value-type="float" office:value="0">
            <text:p>0</text:p>
          </table:table-cell>
          <table:table-cell table:style-name="ce215" table:formula="of:=COUNTIF(['Banco de Dados'.$N$1:.$N$1000];[.A41]&amp;[.$D$34]&amp;&quot;AP&quot;)" office:value-type="float" office:value="0">
            <text:p>0</text:p>
          </table:table-cell>
          <table:table-cell table:style-name="ce215" table:formula="of:=COUNTIF(['Banco de Dados'.$N$1:.$N$1000];[.A41]&amp;[.$E$34]&amp;&quot;AP&quot;)" office:value-type="float" office:value="0">
            <text:p>0</text:p>
          </table:table-cell>
          <table:table-cell table:style-name="ce227" table:formula="of:=COUNTIF(['Banco de Dados'.$N$1:.$N$1000];[.A41]&amp;[.$F$34]&amp;&quot;AP&quot;)" office:value-type="float" office:value="0">
            <text:p>0</text:p>
          </table:table-cell>
          <table:table-cell table:style-name="ce234" table:formula="of:=COUNTIF(['Banco de Dados'.$N$1:.$N$1000];[.A41]&amp;[.$G$34]&amp;&quot;AP&quot;)" office:value-type="float" office:value="0">
            <text:p>0</text:p>
          </table:table-cell>
          <table:table-cell table:style-name="ce234" table:formula="of:=COUNTIF(['Banco de Dados'.$N$1:.$N$1000];[.A41]&amp;[.$H$34]&amp;&quot;AP&quot;)" office:value-type="float" office:value="0">
            <text:p>0</text:p>
          </table:table-cell>
          <table:table-cell table:style-name="ce234" table:formula="of:=COUNTIF(['Banco de Dados'.$N$1:.$N$1000];[.A41]&amp;[.$I$34]&amp;&quot;AP&quot;)" office:value-type="float" office:value="0">
            <text:p>0</text:p>
          </table:table-cell>
          <table:table-cell table:style-name="ce234" table:formula="of:=COUNTIF(['Banco de Dados'.$N$1:.$N$1000];[.A41]&amp;[.$J$34]&amp;&quot;AP&quot;)" office:value-type="float" office:value="0">
            <text:p>0</text:p>
          </table:table-cell>
          <table:table-cell table:style-name="ce234" table:formula="of:=COUNTIF(['Banco de Dados'.$N$1:.$N$1000];[.A41]&amp;[.$K$34]&amp;&quot;AP&quot;)" office:value-type="float" office:value="0">
            <text:p>0</text:p>
          </table:table-cell>
          <table:table-cell table:style-name="ce234" table:formula="of:=COUNTIF(['Banco de Dados'.$N$1:.$N$1000];[.A41]&amp;[.$L$34]&amp;&quot;AP&quot;)" office:value-type="float" office:value="0">
            <text:p>0</text:p>
          </table:table-cell>
          <table:table-cell table:style-name="ce234" table:formula="of:=COUNTIF(['Banco de Dados'.$N$1:.$N$1000];[.A41]&amp;[.$M$34]&amp;&quot;AP&quot;)" office:value-type="float" office:value="0">
            <text:p>0</text:p>
          </table:table-cell>
          <table:table-cell table:style-name="ce234" table:formula="of:=COUNTIF(['Banco de Dados'.$N$1:.$N$1000];[.A41]&amp;[.$N$34]&amp;&quot;AP&quot;)" office:value-type="float" office:value="0">
            <text:p>0</text:p>
          </table:table-cell>
          <table:table-cell table:style-name="ce234" table:formula="of:=COUNTIF(['Banco de Dados'.$N$1:.$N$1000];[.A41]&amp;[.$O$34]&amp;&quot;AP&quot;)" office:value-type="float" office:value="0">
            <text:p>0</text:p>
          </table:table-cell>
          <table:table-cell table:style-name="ce234" table:formula="of:=COUNTIF(['Banco de Dados'.$N$1:.$N$1000];[.A41]&amp;[.$P$34]&amp;&quot;AP&quot;)" office:value-type="float" office:value="1">
            <text:p>1</text:p>
          </table:table-cell>
          <table:table-cell table:style-name="ce234" table:formula="of:=COUNTIF(['Banco de Dados'.$N$1:.$N$1000];[.A41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83" office:value-type="string">
            <text:p>TOTAL</text:p>
          </table:table-cell>
          <table:table-cell table:style-name="ce202" table:formula="of:=SUM([.C35:.C40])" office:value-type="float" office:value="0">
            <text:p>0</text:p>
          </table:table-cell>
          <table:table-cell table:style-name="ce202" table:formula="of:=SUM([.D35:.D40])" office:value-type="float" office:value="0">
            <text:p>0</text:p>
          </table:table-cell>
          <table:table-cell table:style-name="ce202" table:formula="of:=SUM([.E35:.E40])" office:value-type="float" office:value="1">
            <text:p>1</text:p>
          </table:table-cell>
          <table:table-cell table:style-name="ce201" table:formula="of:=SUM([.F35:.F40])" office:value-type="float" office:value="3">
            <text:p>3</text:p>
          </table:table-cell>
          <table:table-cell table:style-name="ce201" table:formula="of:=SUM([.G35:.G40])" office:value-type="float" office:value="6">
            <text:p>6</text:p>
          </table:table-cell>
          <table:table-cell table:style-name="ce201" table:formula="of:=SUM([.H35:.H40])" office:value-type="float" office:value="3">
            <text:p>3</text:p>
          </table:table-cell>
          <table:table-cell table:style-name="ce201" table:formula="of:=SUM([.I35:.I40])" office:value-type="float" office:value="9">
            <text:p>9</text:p>
          </table:table-cell>
          <table:table-cell table:style-name="ce201" table:formula="of:=SUM([.J35:.J40])" office:value-type="float" office:value="26">
            <text:p>26</text:p>
          </table:table-cell>
          <table:table-cell table:style-name="ce201" table:formula="of:=SUM([.K35:.K40])" office:value-type="float" office:value="17">
            <text:p>17</text:p>
          </table:table-cell>
          <table:table-cell table:style-name="ce201" table:formula="of:=SUM([.L35:.L40])" office:value-type="float" office:value="17">
            <text:p>17</text:p>
          </table:table-cell>
          <table:table-cell table:style-name="ce201" table:formula="of:=SUM([.M35:.M40])" office:value-type="float" office:value="28">
            <text:p>28</text:p>
          </table:table-cell>
          <table:table-cell table:style-name="ce201" table:formula="of:=SUM([.N35:.N40])" office:value-type="float" office:value="16">
            <text:p>16</text:p>
          </table:table-cell>
          <table:table-cell table:style-name="ce201" table:formula="of:=SUM([.O35:.O40])" office:value-type="float" office:value="21">
            <text:p>21</text:p>
          </table:table-cell>
          <table:table-cell table:style-name="ce201" table:formula="of:=SUM([.P35:.P40])" office:value-type="float" office:value="42">
            <text:p>42</text:p>
          </table:table-cell>
          <table:table-cell table:style-name="ce201" table:formula="of:=SUM([.Q35:.Q40])" office:value-type="float" office:value="18">
            <text:p>18</text:p>
          </table:table-cell>
          <table:table-cell table:number-columns-repeated="1007"/>
        </table:table-row>
        <table:table-row table:style-name="ro8">
          <table:table-cell/>
          <table:table-cell table:style-name="ce188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6">
          <table:table-cell/>
          <table:table-cell table:style-name="ce183" office:value-type="string" table:number-columns-spanned="1" table:number-rows-spanned="2">
            <text:p>FABRICANTE</text:p>
          </table:table-cell>
          <table:table-cell table:style-name="ce198" office:value-type="string" table:number-columns-spanned="15" table:number-rows-spanned="1">
            <text:p>Erros Positivos</text:p>
          </table:table-cell>
          <table:covered-table-cell table:style-name="ce216"/>
          <table:covered-table-cell table:number-columns-repeated="3"/>
          <table:covered-table-cell table:number-columns-repeated="3" table:style-name="ce195"/>
          <table:covered-table-cell table:number-columns-repeated="7"/>
          <table:table-cell table:number-columns-repeated="1007"/>
        </table:table-row>
        <table:table-row table:style-name="ro6">
          <table:table-cell/>
          <table:covered-table-cell table:style-name="ce180"/>
          <table:table-cell table:style-name="ce199" office:value-type="float" office:value="2004">
            <text:p>2004</text:p>
          </table:table-cell>
          <table:table-cell table:style-name="ce214" office:value-type="float" office:value="2005">
            <text:p>2005</text:p>
          </table:table-cell>
          <table:table-cell table:style-name="ce214" office:value-type="float" office:value="2006">
            <text:p>2006</text:p>
          </table:table-cell>
          <table:table-cell table:style-name="ce214" office:value-type="float" office:value="2007">
            <text:p>2007</text:p>
          </table:table-cell>
          <table:table-cell table:style-name="ce214" office:value-type="float" office:value="2008">
            <text:p>2008</text:p>
          </table:table-cell>
          <table:table-cell table:style-name="ce214" office:value-type="float" office:value="2009">
            <text:p>2009</text:p>
          </table:table-cell>
          <table:table-cell table:style-name="ce214" office:value-type="float" office:value="2010">
            <text:p>2010</text:p>
          </table:table-cell>
          <table:table-cell table:style-name="ce214" office:value-type="float" office:value="2011">
            <text:p>2011</text:p>
          </table:table-cell>
          <table:table-cell table:style-name="ce214" office:value-type="float" office:value="2012">
            <text:p>2012</text:p>
          </table:table-cell>
          <table:table-cell table:style-name="ce214" office:value-type="float" office:value="2013">
            <text:p>2013</text:p>
          </table:table-cell>
          <table:table-cell table:style-name="ce214" office:value-type="float" office:value="2014">
            <text:p>2014</text:p>
          </table:table-cell>
          <table:table-cell table:style-name="ce214" office:value-type="float" office:value="2015">
            <text:p>2015</text:p>
          </table:table-cell>
          <table:table-cell table:style-name="ce214" office:value-type="float" office:value="2016">
            <text:p>2016</text:p>
          </table:table-cell>
          <table:table-cell table:style-name="ce214" office:value-type="float" office:value="2017">
            <text:p>2017</text:p>
          </table:table-cell>
          <table:table-cell table:style-name="ce214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83" office:value-type="string">
            <text:p>ITRON</text:p>
          </table:table-cell>
          <table:table-cell table:style-name="ce203" table:formula="of:=COUNTIF(['Banco de Dados'.$O$1:.$O$1000];[.A46]&amp;[.$C$45]&amp;&quot;P&quot;)" office:value-type="float" office:value="0">
            <text:p>0</text:p>
          </table:table-cell>
          <table:table-cell table:style-name="ce217" table:formula="of:=COUNTIF(['Banco de Dados'.$O$1:.$O$1000];[.A46]&amp;[.$D$45]&amp;&quot;P&quot;)" office:value-type="float" office:value="0">
            <text:p>0</text:p>
          </table:table-cell>
          <table:table-cell table:style-name="ce217" table:formula="of:=COUNTIF(['Banco de Dados'.$O$1:.$O$1000];[.A46]&amp;[.$E$45]&amp;&quot;P&quot;)" office:value-type="float" office:value="0">
            <text:p>0</text:p>
          </table:table-cell>
          <table:table-cell table:style-name="ce217" table:formula="of:=COUNTIF(['Banco de Dados'.$O$1:.$O$1000];[.A46]&amp;[.$F$45]&amp;&quot;P&quot;)" office:value-type="float" office:value="0">
            <text:p>0</text:p>
          </table:table-cell>
          <table:table-cell table:style-name="ce217" table:formula="of:=COUNTIF(['Banco de Dados'.$O$1:.$O$1000];[.A46]&amp;[.$G$45]&amp;&quot;P&quot;)" office:value-type="float" office:value="0">
            <text:p>0</text:p>
          </table:table-cell>
          <table:table-cell table:style-name="ce217" table:formula="of:=COUNTIF(['Banco de Dados'.$O$1:.$O$1000];[.A46]&amp;[.$H$45]&amp;&quot;P&quot;)" office:value-type="float" office:value="1">
            <text:p>1</text:p>
          </table:table-cell>
          <table:table-cell table:style-name="ce217" table:formula="of:=COUNTIF(['Banco de Dados'.$O$1:.$O$1000];[.A46]&amp;[.$I$45]&amp;&quot;P&quot;)" office:value-type="float" office:value="0">
            <text:p>0</text:p>
          </table:table-cell>
          <table:table-cell table:style-name="ce217" table:formula="of:=COUNTIF(['Banco de Dados'.$O$1:.$O$1000];[.A46]&amp;[.$J$45]&amp;&quot;P&quot;)" office:value-type="float" office:value="0">
            <text:p>0</text:p>
          </table:table-cell>
          <table:table-cell table:style-name="ce217" table:formula="of:=COUNTIF(['Banco de Dados'.$O$1:.$O$1000];[.A46]&amp;[.$K$45]&amp;&quot;P&quot;)" office:value-type="float" office:value="0">
            <text:p>0</text:p>
          </table:table-cell>
          <table:table-cell table:style-name="ce217" table:formula="of:=COUNTIF(['Banco de Dados'.$O$1:.$O$1000];[.A46]&amp;[.$L$45]&amp;&quot;P&quot;)" office:value-type="float" office:value="0">
            <text:p>0</text:p>
          </table:table-cell>
          <table:table-cell table:style-name="ce217" table:formula="of:=COUNTIF(['Banco de Dados'.$O$1:.$O$1000];[.A46]&amp;[.$M$45]&amp;&quot;P&quot;)" office:value-type="float" office:value="0">
            <text:p>0</text:p>
          </table:table-cell>
          <table:table-cell table:style-name="ce217" table:formula="of:=COUNTIF(['Banco de Dados'.$O$1:.$O$1000];[.A46]&amp;[.$N$45]&amp;&quot;P&quot;)" office:value-type="float" office:value="0">
            <text:p>0</text:p>
          </table:table-cell>
          <table:table-cell table:style-name="ce217" table:formula="of:=COUNTIF(['Banco de Dados'.$O$1:.$O$1000];[.A46]&amp;[.$O$45]&amp;&quot;P&quot;)" office:value-type="float" office:value="0">
            <text:p>0</text:p>
          </table:table-cell>
          <table:table-cell table:style-name="ce217" table:formula="of:=COUNTIF(['Banco de Dados'.$O$1:.$O$1000];[.A46]&amp;[.$P$45]&amp;&quot;P&quot;)" office:value-type="float" office:value="0">
            <text:p>0</text:p>
          </table:table-cell>
          <table:table-cell table:style-name="ce217" table:formula="of:=COUNTIF(['Banco de Dados'.$O$1:.$O$1000];[.A46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83" office:value-type="string">
            <text:p>FAE</text:p>
          </table:table-cell>
          <table:table-cell table:style-name="ce203" table:formula="of:=COUNTIF(['Banco de Dados'.$O$1:.$O$1000];[.A47]&amp;[.$C$45]&amp;&quot;P&quot;)" office:value-type="float" office:value="0">
            <text:p>0</text:p>
          </table:table-cell>
          <table:table-cell table:style-name="ce217" table:formula="of:=COUNTIF(['Banco de Dados'.$O$1:.$O$1000];[.A47]&amp;[.$D$45]&amp;&quot;P&quot;)" office:value-type="float" office:value="0">
            <text:p>0</text:p>
          </table:table-cell>
          <table:table-cell table:style-name="ce217" table:formula="of:=COUNTIF(['Banco de Dados'.$O$1:.$O$1000];[.A47]&amp;[.$E$45]&amp;&quot;P&quot;)" office:value-type="float" office:value="0">
            <text:p>0</text:p>
          </table:table-cell>
          <table:table-cell table:style-name="ce217" table:formula="of:=COUNTIF(['Banco de Dados'.$O$1:.$O$1000];[.A47]&amp;[.$F$45]&amp;&quot;P&quot;)" office:value-type="float" office:value="1">
            <text:p>1</text:p>
          </table:table-cell>
          <table:table-cell table:style-name="ce217" table:formula="of:=COUNTIF(['Banco de Dados'.$O$1:.$O$1000];[.A47]&amp;[.$G$45]&amp;&quot;P&quot;)" office:value-type="float" office:value="0">
            <text:p>0</text:p>
          </table:table-cell>
          <table:table-cell table:style-name="ce217" table:formula="of:=COUNTIF(['Banco de Dados'.$O$1:.$O$1000];[.A47]&amp;[.$H$45]&amp;&quot;P&quot;)" office:value-type="float" office:value="0">
            <text:p>0</text:p>
          </table:table-cell>
          <table:table-cell table:style-name="ce217" table:formula="of:=COUNTIF(['Banco de Dados'.$O$1:.$O$1000];[.A47]&amp;[.$I$45]&amp;&quot;P&quot;)" office:value-type="float" office:value="0">
            <text:p>0</text:p>
          </table:table-cell>
          <table:table-cell table:style-name="ce217" table:formula="of:=COUNTIF(['Banco de Dados'.$O$1:.$O$1000];[.A47]&amp;[.$J$45]&amp;&quot;P&quot;)" office:value-type="float" office:value="1">
            <text:p>1</text:p>
          </table:table-cell>
          <table:table-cell table:style-name="ce217" table:formula="of:=COUNTIF(['Banco de Dados'.$O$1:.$O$1000];[.A47]&amp;[.$K$45]&amp;&quot;P&quot;)" office:value-type="float" office:value="2">
            <text:p>2</text:p>
          </table:table-cell>
          <table:table-cell table:style-name="ce217" table:formula="of:=COUNTIF(['Banco de Dados'.$O$1:.$O$1000];[.A47]&amp;[.$L$45]&amp;&quot;P&quot;)" office:value-type="float" office:value="0">
            <text:p>0</text:p>
          </table:table-cell>
          <table:table-cell table:style-name="ce217" table:formula="of:=COUNTIF(['Banco de Dados'.$O$1:.$O$1000];[.A47]&amp;[.$M$45]&amp;&quot;P&quot;)" office:value-type="float" office:value="0">
            <text:p>0</text:p>
          </table:table-cell>
          <table:table-cell table:style-name="ce217" table:formula="of:=COUNTIF(['Banco de Dados'.$O$1:.$O$1000];[.A47]&amp;[.$N$45]&amp;&quot;P&quot;)" office:value-type="float" office:value="0">
            <text:p>0</text:p>
          </table:table-cell>
          <table:table-cell table:style-name="ce217" table:formula="of:=COUNTIF(['Banco de Dados'.$O$1:.$O$1000];[.A47]&amp;[.$O$45]&amp;&quot;P&quot;)" office:value-type="float" office:value="0">
            <text:p>0</text:p>
          </table:table-cell>
          <table:table-cell table:style-name="ce217" table:formula="of:=COUNTIF(['Banco de Dados'.$O$1:.$O$1000];[.A47]&amp;[.$P$45]&amp;&quot;P&quot;)" office:value-type="float" office:value="3">
            <text:p>3</text:p>
          </table:table-cell>
          <table:table-cell table:style-name="ce217" table:formula="of:=COUNTIF(['Banco de Dados'.$O$1:.$O$1000];[.A47]&amp;[.$Q$45]&amp;&quot;P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83" office:value-type="string">
            <text:p>LAO</text:p>
          </table:table-cell>
          <table:table-cell table:style-name="ce203" table:formula="of:=COUNTIF(['Banco de Dados'.$O$1:.$O$1000];[.A48]&amp;[.$C$45]&amp;&quot;P&quot;)" office:value-type="float" office:value="0">
            <text:p>0</text:p>
          </table:table-cell>
          <table:table-cell table:style-name="ce217" table:formula="of:=COUNTIF(['Banco de Dados'.$O$1:.$O$1000];[.A48]&amp;[.$D$45]&amp;&quot;P&quot;)" office:value-type="float" office:value="0">
            <text:p>0</text:p>
          </table:table-cell>
          <table:table-cell table:style-name="ce217" table:formula="of:=COUNTIF(['Banco de Dados'.$O$1:.$O$1000];[.A48]&amp;[.$E$45]&amp;&quot;P&quot;)" office:value-type="float" office:value="0">
            <text:p>0</text:p>
          </table:table-cell>
          <table:table-cell table:style-name="ce217" table:formula="of:=COUNTIF(['Banco de Dados'.$O$1:.$O$1000];[.A48]&amp;[.$F$45]&amp;&quot;P&quot;)" office:value-type="float" office:value="0">
            <text:p>0</text:p>
          </table:table-cell>
          <table:table-cell table:style-name="ce217" table:formula="of:=COUNTIF(['Banco de Dados'.$O$1:.$O$1000];[.A48]&amp;[.$G$45]&amp;&quot;P&quot;)" office:value-type="float" office:value="0">
            <text:p>0</text:p>
          </table:table-cell>
          <table:table-cell table:style-name="ce217" table:formula="of:=COUNTIF(['Banco de Dados'.$O$1:.$O$1000];[.A48]&amp;[.$H$45]&amp;&quot;P&quot;)" office:value-type="float" office:value="0">
            <text:p>0</text:p>
          </table:table-cell>
          <table:table-cell table:style-name="ce217" table:formula="of:=COUNTIF(['Banco de Dados'.$O$1:.$O$1000];[.A48]&amp;[.$I$45]&amp;&quot;P&quot;)" office:value-type="float" office:value="0">
            <text:p>0</text:p>
          </table:table-cell>
          <table:table-cell table:style-name="ce217" table:formula="of:=COUNTIF(['Banco de Dados'.$O$1:.$O$1000];[.A48]&amp;[.$J$45]&amp;&quot;P&quot;)" office:value-type="float" office:value="0">
            <text:p>0</text:p>
          </table:table-cell>
          <table:table-cell table:style-name="ce217" table:formula="of:=COUNTIF(['Banco de Dados'.$O$1:.$O$1000];[.A48]&amp;[.$K$45]&amp;&quot;P&quot;)" office:value-type="float" office:value="0">
            <text:p>0</text:p>
          </table:table-cell>
          <table:table-cell table:style-name="ce217" table:formula="of:=COUNTIF(['Banco de Dados'.$O$1:.$O$1000];[.A48]&amp;[.$L$45]&amp;&quot;P&quot;)" office:value-type="float" office:value="0">
            <text:p>0</text:p>
          </table:table-cell>
          <table:table-cell table:style-name="ce217" table:formula="of:=COUNTIF(['Banco de Dados'.$O$1:.$O$1000];[.A48]&amp;[.$M$45]&amp;&quot;P&quot;)" office:value-type="float" office:value="1">
            <text:p>1</text:p>
          </table:table-cell>
          <table:table-cell table:style-name="ce217" table:formula="of:=COUNTIF(['Banco de Dados'.$O$1:.$O$1000];[.A48]&amp;[.$N$45]&amp;&quot;P&quot;)" office:value-type="float" office:value="0">
            <text:p>0</text:p>
          </table:table-cell>
          <table:table-cell table:style-name="ce217" table:formula="of:=COUNTIF(['Banco de Dados'.$O$1:.$O$1000];[.A48]&amp;[.$O$45]&amp;&quot;P&quot;)" office:value-type="float" office:value="1">
            <text:p>1</text:p>
          </table:table-cell>
          <table:table-cell table:style-name="ce217" table:formula="of:=COUNTIF(['Banco de Dados'.$O$1:.$O$1000];[.A48]&amp;[.$P$45]&amp;&quot;P&quot;)" office:value-type="float" office:value="0">
            <text:p>0</text:p>
          </table:table-cell>
          <table:table-cell table:style-name="ce217" table:formula="of:=COUNTIF(['Banco de Dados'.$O$1:.$O$1000];[.A48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83" office:value-type="string">
            <text:p>ARAD</text:p>
          </table:table-cell>
          <table:table-cell table:style-name="ce203" table:formula="of:=COUNTIF(['Banco de Dados'.$O$1:.$O$1000];[.A49]&amp;[.$C$45]&amp;&quot;P&quot;)" office:value-type="float" office:value="0">
            <text:p>0</text:p>
          </table:table-cell>
          <table:table-cell table:style-name="ce217" table:formula="of:=COUNTIF(['Banco de Dados'.$O$1:.$O$1000];[.A49]&amp;[.$D$45]&amp;&quot;P&quot;)" office:value-type="float" office:value="0">
            <text:p>0</text:p>
          </table:table-cell>
          <table:table-cell table:style-name="ce217" table:formula="of:=COUNTIF(['Banco de Dados'.$O$1:.$O$1000];[.A49]&amp;[.$E$45]&amp;&quot;P&quot;)" office:value-type="float" office:value="0">
            <text:p>0</text:p>
          </table:table-cell>
          <table:table-cell table:style-name="ce217" table:formula="of:=COUNTIF(['Banco de Dados'.$O$1:.$O$1000];[.A49]&amp;[.$F$45]&amp;&quot;P&quot;)" office:value-type="float" office:value="0">
            <text:p>0</text:p>
          </table:table-cell>
          <table:table-cell table:style-name="ce217" table:formula="of:=COUNTIF(['Banco de Dados'.$O$1:.$O$1000];[.A49]&amp;[.$G$45]&amp;&quot;P&quot;)" office:value-type="float" office:value="0">
            <text:p>0</text:p>
          </table:table-cell>
          <table:table-cell table:style-name="ce217" table:formula="of:=COUNTIF(['Banco de Dados'.$O$1:.$O$1000];[.A49]&amp;[.$H$45]&amp;&quot;P&quot;)" office:value-type="float" office:value="0">
            <text:p>0</text:p>
          </table:table-cell>
          <table:table-cell table:style-name="ce217" table:formula="of:=COUNTIF(['Banco de Dados'.$O$1:.$O$1000];[.A49]&amp;[.$I$45]&amp;&quot;P&quot;)" office:value-type="float" office:value="0">
            <text:p>0</text:p>
          </table:table-cell>
          <table:table-cell table:style-name="ce217" table:formula="of:=COUNTIF(['Banco de Dados'.$O$1:.$O$1000];[.A49]&amp;[.$J$45]&amp;&quot;P&quot;)" office:value-type="float" office:value="0">
            <text:p>0</text:p>
          </table:table-cell>
          <table:table-cell table:style-name="ce217" table:formula="of:=COUNTIF(['Banco de Dados'.$O$1:.$O$1000];[.A49]&amp;[.$K$45]&amp;&quot;P&quot;)" office:value-type="float" office:value="0">
            <text:p>0</text:p>
          </table:table-cell>
          <table:table-cell table:style-name="ce217" table:formula="of:=COUNTIF(['Banco de Dados'.$O$1:.$O$1000];[.A49]&amp;[.$L$45]&amp;&quot;P&quot;)" office:value-type="float" office:value="0">
            <text:p>0</text:p>
          </table:table-cell>
          <table:table-cell table:style-name="ce217" table:formula="of:=COUNTIF(['Banco de Dados'.$O$1:.$O$1000];[.A49]&amp;[.$M$45]&amp;&quot;P&quot;)" office:value-type="float" office:value="0">
            <text:p>0</text:p>
          </table:table-cell>
          <table:table-cell table:style-name="ce217" table:formula="of:=COUNTIF(['Banco de Dados'.$O$1:.$O$1000];[.A49]&amp;[.$N$45]&amp;&quot;P&quot;)" office:value-type="float" office:value="0">
            <text:p>0</text:p>
          </table:table-cell>
          <table:table-cell table:style-name="ce217" table:formula="of:=COUNTIF(['Banco de Dados'.$O$1:.$O$1000];[.A49]&amp;[.$O$45]&amp;&quot;P&quot;)" office:value-type="float" office:value="0">
            <text:p>0</text:p>
          </table:table-cell>
          <table:table-cell table:style-name="ce217" table:formula="of:=COUNTIF(['Banco de Dados'.$O$1:.$O$1000];[.A49]&amp;[.$P$45]&amp;&quot;P&quot;)" office:value-type="float" office:value="0">
            <text:p>0</text:p>
          </table:table-cell>
          <table:table-cell table:style-name="ce217" table:formula="of:=COUNTIF(['Banco de Dados'.$O$1:.$O$1000];[.A49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83" office:value-type="string">
            <text:p>DIEHL</text:p>
          </table:table-cell>
          <table:table-cell table:style-name="ce203" table:formula="of:=COUNTIF(['Banco de Dados'.$O$1:.$O$1000];[.A50]&amp;[.$C$45]&amp;&quot;P&quot;)" office:value-type="float" office:value="0">
            <text:p>0</text:p>
          </table:table-cell>
          <table:table-cell table:style-name="ce217" table:formula="of:=COUNTIF(['Banco de Dados'.$O$1:.$O$1000];[.A50]&amp;[.$D$45]&amp;&quot;P&quot;)" office:value-type="float" office:value="0">
            <text:p>0</text:p>
          </table:table-cell>
          <table:table-cell table:style-name="ce217" table:formula="of:=COUNTIF(['Banco de Dados'.$O$1:.$O$1000];[.A50]&amp;[.$E$45]&amp;&quot;P&quot;)" office:value-type="float" office:value="0">
            <text:p>0</text:p>
          </table:table-cell>
          <table:table-cell table:style-name="ce217" table:formula="of:=COUNTIF(['Banco de Dados'.$O$1:.$O$1000];[.A50]&amp;[.$F$45]&amp;&quot;P&quot;)" office:value-type="float" office:value="0">
            <text:p>0</text:p>
          </table:table-cell>
          <table:table-cell table:style-name="ce217" table:formula="of:=COUNTIF(['Banco de Dados'.$O$1:.$O$1000];[.A50]&amp;[.$G$45]&amp;&quot;P&quot;)" office:value-type="float" office:value="0">
            <text:p>0</text:p>
          </table:table-cell>
          <table:table-cell table:style-name="ce217" table:formula="of:=COUNTIF(['Banco de Dados'.$O$1:.$O$1000];[.A50]&amp;[.$H$45]&amp;&quot;P&quot;)" office:value-type="float" office:value="0">
            <text:p>0</text:p>
          </table:table-cell>
          <table:table-cell table:style-name="ce217" table:formula="of:=COUNTIF(['Banco de Dados'.$O$1:.$O$1000];[.A50]&amp;[.$I$45]&amp;&quot;P&quot;)" office:value-type="float" office:value="0">
            <text:p>0</text:p>
          </table:table-cell>
          <table:table-cell table:style-name="ce217" table:formula="of:=COUNTIF(['Banco de Dados'.$O$1:.$O$1000];[.A50]&amp;[.$J$45]&amp;&quot;P&quot;)" office:value-type="float" office:value="0">
            <text:p>0</text:p>
          </table:table-cell>
          <table:table-cell table:style-name="ce217" table:formula="of:=COUNTIF(['Banco de Dados'.$O$1:.$O$1000];[.A50]&amp;[.$K$45]&amp;&quot;P&quot;)" office:value-type="float" office:value="0">
            <text:p>0</text:p>
          </table:table-cell>
          <table:table-cell table:style-name="ce217" table:formula="of:=COUNTIF(['Banco de Dados'.$O$1:.$O$1000];[.A50]&amp;[.$L$45]&amp;&quot;P&quot;)" office:value-type="float" office:value="0">
            <text:p>0</text:p>
          </table:table-cell>
          <table:table-cell table:style-name="ce217" table:formula="of:=COUNTIF(['Banco de Dados'.$O$1:.$O$1000];[.A50]&amp;[.$M$45]&amp;&quot;P&quot;)" office:value-type="float" office:value="0">
            <text:p>0</text:p>
          </table:table-cell>
          <table:table-cell table:style-name="ce217" table:formula="of:=COUNTIF(['Banco de Dados'.$O$1:.$O$1000];[.A50]&amp;[.$N$45]&amp;&quot;P&quot;)" office:value-type="float" office:value="0">
            <text:p>0</text:p>
          </table:table-cell>
          <table:table-cell table:style-name="ce217" table:formula="of:=COUNTIF(['Banco de Dados'.$O$1:.$O$1000];[.A50]&amp;[.$O$45]&amp;&quot;P&quot;)" office:value-type="float" office:value="0">
            <text:p>0</text:p>
          </table:table-cell>
          <table:table-cell table:style-name="ce217" table:formula="of:=COUNTIF(['Banco de Dados'.$O$1:.$O$1000];[.A50]&amp;[.$P$45]&amp;&quot;P&quot;)" office:value-type="float" office:value="0">
            <text:p>0</text:p>
          </table:table-cell>
          <table:table-cell table:style-name="ce217" table:formula="of:=COUNTIF(['Banco de Dados'.$O$1:.$O$1000];[.A50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83" office:value-type="string">
            <text:p>ELSTER</text:p>
          </table:table-cell>
          <table:table-cell table:style-name="ce203" table:formula="of:=COUNTIF(['Banco de Dados'.$O$1:.$O$1000];[.A51]&amp;[.$C$45]&amp;&quot;P&quot;)" office:value-type="float" office:value="0">
            <text:p>0</text:p>
          </table:table-cell>
          <table:table-cell table:style-name="ce217" table:formula="of:=COUNTIF(['Banco de Dados'.$O$1:.$O$1000];[.A51]&amp;[.$D$45]&amp;&quot;P&quot;)" office:value-type="float" office:value="0">
            <text:p>0</text:p>
          </table:table-cell>
          <table:table-cell table:style-name="ce217" table:formula="of:=COUNTIF(['Banco de Dados'.$O$1:.$O$1000];[.A51]&amp;[.$E$45]&amp;&quot;P&quot;)" office:value-type="float" office:value="0">
            <text:p>0</text:p>
          </table:table-cell>
          <table:table-cell table:style-name="ce217" table:formula="of:=COUNTIF(['Banco de Dados'.$O$1:.$O$1000];[.A51]&amp;[.$F$45]&amp;&quot;P&quot;)" office:value-type="float" office:value="0">
            <text:p>0</text:p>
          </table:table-cell>
          <table:table-cell table:style-name="ce217" table:formula="of:=COUNTIF(['Banco de Dados'.$O$1:.$O$1000];[.A51]&amp;[.$G$45]&amp;&quot;P&quot;)" office:value-type="float" office:value="0">
            <text:p>0</text:p>
          </table:table-cell>
          <table:table-cell table:style-name="ce217" table:formula="of:=COUNTIF(['Banco de Dados'.$O$1:.$O$1000];[.A51]&amp;[.$H$45]&amp;&quot;P&quot;)" office:value-type="float" office:value="0">
            <text:p>0</text:p>
          </table:table-cell>
          <table:table-cell table:style-name="ce217" table:formula="of:=COUNTIF(['Banco de Dados'.$O$1:.$O$1000];[.A51]&amp;[.$I$45]&amp;&quot;P&quot;)" office:value-type="float" office:value="0">
            <text:p>0</text:p>
          </table:table-cell>
          <table:table-cell table:style-name="ce217" table:formula="of:=COUNTIF(['Banco de Dados'.$O$1:.$O$1000];[.A51]&amp;[.$J$45]&amp;&quot;P&quot;)" office:value-type="float" office:value="0">
            <text:p>0</text:p>
          </table:table-cell>
          <table:table-cell table:style-name="ce217" table:formula="of:=COUNTIF(['Banco de Dados'.$O$1:.$O$1000];[.A51]&amp;[.$K$45]&amp;&quot;P&quot;)" office:value-type="float" office:value="0">
            <text:p>0</text:p>
          </table:table-cell>
          <table:table-cell table:style-name="ce217" table:formula="of:=COUNTIF(['Banco de Dados'.$O$1:.$O$1000];[.A51]&amp;[.$L$45]&amp;&quot;P&quot;)" office:value-type="float" office:value="0">
            <text:p>0</text:p>
          </table:table-cell>
          <table:table-cell table:style-name="ce217" table:formula="of:=COUNTIF(['Banco de Dados'.$O$1:.$O$1000];[.A51]&amp;[.$M$45]&amp;&quot;P&quot;)" office:value-type="float" office:value="0">
            <text:p>0</text:p>
          </table:table-cell>
          <table:table-cell table:style-name="ce217" table:formula="of:=COUNTIF(['Banco de Dados'.$O$1:.$O$1000];[.A51]&amp;[.$N$45]&amp;&quot;P&quot;)" office:value-type="float" office:value="0">
            <text:p>0</text:p>
          </table:table-cell>
          <table:table-cell table:style-name="ce217" table:formula="of:=COUNTIF(['Banco de Dados'.$O$1:.$O$1000];[.A51]&amp;[.$O$45]&amp;&quot;P&quot;)" office:value-type="float" office:value="0">
            <text:p>0</text:p>
          </table:table-cell>
          <table:table-cell table:style-name="ce217" table:formula="of:=COUNTIF(['Banco de Dados'.$O$1:.$O$1000];[.A51]&amp;[.$P$45]&amp;&quot;P&quot;)" office:value-type="float" office:value="0">
            <text:p>0</text:p>
          </table:table-cell>
          <table:table-cell table:style-name="ce217" table:formula="of:=COUNTIF(['Banco de Dados'.$O$1:.$O$1000];[.A51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 office:value-type="string">
            <text:p>G</text:p>
          </table:table-cell>
          <table:table-cell table:style-name="ce183" office:value-type="string">
            <text:p>SAGA</text:p>
          </table:table-cell>
          <table:table-cell table:style-name="ce203" table:formula="of:=COUNTIF(['Banco de Dados'.$O$1:.$O$1000];[.A52]&amp;[.$C$45]&amp;&quot;P&quot;)" office:value-type="float" office:value="0">
            <text:p>0</text:p>
          </table:table-cell>
          <table:table-cell table:style-name="ce217" table:formula="of:=COUNTIF(['Banco de Dados'.$O$1:.$O$1000];[.A52]&amp;[.$D$45]&amp;&quot;P&quot;)" office:value-type="float" office:value="0">
            <text:p>0</text:p>
          </table:table-cell>
          <table:table-cell table:style-name="ce217" table:formula="of:=COUNTIF(['Banco de Dados'.$O$1:.$O$1000];[.A52]&amp;[.$E$45]&amp;&quot;P&quot;)" office:value-type="float" office:value="0">
            <text:p>0</text:p>
          </table:table-cell>
          <table:table-cell table:style-name="ce217" table:formula="of:=COUNTIF(['Banco de Dados'.$O$1:.$O$1000];[.A52]&amp;[.$F$45]&amp;&quot;P&quot;)" office:value-type="float" office:value="0">
            <text:p>0</text:p>
          </table:table-cell>
          <table:table-cell table:style-name="ce217" table:formula="of:=COUNTIF(['Banco de Dados'.$O$1:.$O$1000];[.A52]&amp;[.$G$45]&amp;&quot;P&quot;)" office:value-type="float" office:value="0">
            <text:p>0</text:p>
          </table:table-cell>
          <table:table-cell table:style-name="ce217" table:formula="of:=COUNTIF(['Banco de Dados'.$O$1:.$O$1000];[.A52]&amp;[.$H$45]&amp;&quot;P&quot;)" office:value-type="float" office:value="0">
            <text:p>0</text:p>
          </table:table-cell>
          <table:table-cell table:style-name="ce217" table:formula="of:=COUNTIF(['Banco de Dados'.$O$1:.$O$1000];[.A52]&amp;[.$I$45]&amp;&quot;P&quot;)" office:value-type="float" office:value="0">
            <text:p>0</text:p>
          </table:table-cell>
          <table:table-cell table:style-name="ce217" table:formula="of:=COUNTIF(['Banco de Dados'.$O$1:.$O$1000];[.A52]&amp;[.$J$45]&amp;&quot;P&quot;)" office:value-type="float" office:value="0">
            <text:p>0</text:p>
          </table:table-cell>
          <table:table-cell table:style-name="ce217" table:formula="of:=COUNTIF(['Banco de Dados'.$O$1:.$O$1000];[.A52]&amp;[.$K$45]&amp;&quot;P&quot;)" office:value-type="float" office:value="0">
            <text:p>0</text:p>
          </table:table-cell>
          <table:table-cell table:style-name="ce217" table:formula="of:=COUNTIF(['Banco de Dados'.$O$1:.$O$1000];[.A52]&amp;[.$L$45]&amp;&quot;P&quot;)" office:value-type="float" office:value="0">
            <text:p>0</text:p>
          </table:table-cell>
          <table:table-cell table:style-name="ce217" table:formula="of:=COUNTIF(['Banco de Dados'.$O$1:.$O$1000];[.A52]&amp;[.$M$45]&amp;&quot;P&quot;)" office:value-type="float" office:value="0">
            <text:p>0</text:p>
          </table:table-cell>
          <table:table-cell table:style-name="ce217" table:formula="of:=COUNTIF(['Banco de Dados'.$O$1:.$O$1000];[.A52]&amp;[.$N$45]&amp;&quot;P&quot;)" office:value-type="float" office:value="0">
            <text:p>0</text:p>
          </table:table-cell>
          <table:table-cell table:style-name="ce217" table:formula="of:=COUNTIF(['Banco de Dados'.$O$1:.$O$1000];[.A52]&amp;[.$O$45]&amp;&quot;P&quot;)" office:value-type="float" office:value="0">
            <text:p>0</text:p>
          </table:table-cell>
          <table:table-cell table:style-name="ce217" table:formula="of:=COUNTIF(['Banco de Dados'.$O$1:.$O$1000];[.A52]&amp;[.$P$45]&amp;&quot;P&quot;)" office:value-type="float" office:value="0">
            <text:p>0</text:p>
          </table:table-cell>
          <table:table-cell table:style-name="ce217" table:formula="of:=COUNTIF(['Banco de Dados'.$O$1:.$O$1000];[.A52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83" office:value-type="string">
            <text:p>TOTAL</text:p>
          </table:table-cell>
          <table:table-cell table:style-name="ce201" table:formula="of:=SUM([.C46:.C51])" office:value-type="float" office:value="0">
            <text:p>0</text:p>
          </table:table-cell>
          <table:table-cell table:style-name="ce201" table:formula="of:=SUM([.D46:.D51])" office:value-type="float" office:value="0">
            <text:p>0</text:p>
          </table:table-cell>
          <table:table-cell table:style-name="ce201" table:formula="of:=SUM([.E46:.E51])" office:value-type="float" office:value="0">
            <text:p>0</text:p>
          </table:table-cell>
          <table:table-cell table:style-name="ce201" table:formula="of:=SUM([.F46:.F51])" office:value-type="float" office:value="1">
            <text:p>1</text:p>
          </table:table-cell>
          <table:table-cell table:style-name="ce201" table:formula="of:=SUM([.G46:.G51])" office:value-type="float" office:value="0">
            <text:p>0</text:p>
          </table:table-cell>
          <table:table-cell table:style-name="ce201" table:formula="of:=SUM([.H46:.H51])" office:value-type="float" office:value="1">
            <text:p>1</text:p>
          </table:table-cell>
          <table:table-cell table:style-name="ce201" table:formula="of:=SUM([.I46:.I51])" office:value-type="float" office:value="0">
            <text:p>0</text:p>
          </table:table-cell>
          <table:table-cell table:style-name="ce201" table:formula="of:=SUM([.J46:.J51])" office:value-type="float" office:value="1">
            <text:p>1</text:p>
          </table:table-cell>
          <table:table-cell table:style-name="ce201" table:formula="of:=SUM([.K46:.K51])" office:value-type="float" office:value="2">
            <text:p>2</text:p>
          </table:table-cell>
          <table:table-cell table:style-name="ce201" table:formula="of:=SUM([.L46:.L51])" office:value-type="float" office:value="0">
            <text:p>0</text:p>
          </table:table-cell>
          <table:table-cell table:style-name="ce201" table:formula="of:=SUM([.M46:.M51])" office:value-type="float" office:value="1">
            <text:p>1</text:p>
          </table:table-cell>
          <table:table-cell table:style-name="ce201" table:formula="of:=SUM([.N46:.N51])" office:value-type="float" office:value="0">
            <text:p>0</text:p>
          </table:table-cell>
          <table:table-cell table:style-name="ce201" table:formula="of:=SUM([.O46:.O51])" office:value-type="float" office:value="1">
            <text:p>1</text:p>
          </table:table-cell>
          <table:table-cell table:style-name="ce201" table:formula="of:=SUM([.P46:.P51])" office:value-type="float" office:value="3">
            <text:p>3</text:p>
          </table:table-cell>
          <table:table-cell table:style-name="ce201" table:formula="of:=SUM([.Q46:.Q51])" office:value-type="float" office:value="1">
            <text:p>1</text:p>
          </table:table-cell>
          <table:table-cell table:number-columns-repeated="1007"/>
        </table:table-row>
        <table:table-row table:style-name="ro6" table:number-rows-repeated="3">
          <table:table-cell table:number-columns-repeated="1024"/>
        </table:table-row>
        <table:table-row table:style-name="ro15">
          <table:table-cell table:number-columns-repeated="2"/>
          <table:table-cell table:style-name="ce204"/>
          <table:table-cell table:number-columns-repeated="102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0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134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8-06-13T14:29:22.50</dc:date>
    <meta:print-date>2010-07-19T09:18:40</meta:print-date>
    <meta:generator>LibreOffice/3.5$Windows_x86 LibreOffice_project/281b639-6baa1d3-ef66a77-d866f25-f36d45f</meta:generator>
    <meta:editing-duration>P3DT5H6M53S</meta:editing-duration>
    <meta:editing-cycles>1203</meta:editing-cycles>
    <meta:document-statistic meta:table-count="2" meta:cell-count="7740" meta:object-count="0"/>
  </office:meta>
</office:document-meta>
</file>